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entury Schoolbook'" style:font-family-asian="'Century Schoolbook'" style:font-family-complex="'Century Schoolbook'" fo:background-color="transparent" style:use-window-font-color="true"/>
    </style:style>
    <style:style style:name="T2" style:family="text">
      <style:text-properties fo:font-size="16.00pt" fo:font-weight="bold" fo:font-family="'Century Schoolbook'" style:font-family-asian="'Century Schoolbook'" style:font-family-complex="'Century Schoolbook'" fo:background-color="transparent" style:use-window-font-color="true"/>
    </style:style>
    <style:style style:name="T3" style:family="text">
      <style:text-properties fo:font-size="16.00pt" fo:font-weight="bold" fo:font-family="'Century Schoolbook'" style:font-family-asian="'Century Schoolbook'" style:font-family-complex="'Century Schoolbook'" fo:background-color="transparent" style:use-window-font-color="true"/>
    </style:style>
    <style:style style:name="T4" style:family="text">
      <style:text-properties fo:font-size="16.00pt" fo:font-weight="bold" fo:font-family="'Century Schoolbook'" style:font-family-asian="'Century Schoolbook'" style:font-family-complex="'Century Schoolbook'" fo:background-color="transparent" style:use-window-font-color="true"/>
    </style:style>
    <style:style style:name="T5" style:family="text">
      <style:text-properties fo:font-size="20.00pt" fo:font-weight="bold" fo:font-family="'Century Schoolbook'" style:font-family-asian="'Century Schoolbook'" style:font-family-complex="'Century Schoolbook'"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bold" fo:font-family="'Century Schoolbook'" style:font-family-asian="'Century Schoolbook'" style:font-family-complex="'Century Schoolbook'"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Century Schoolbook'" style:font-family-asian="'Century Schoolbook'" style:font-family-complex="'Century Schoolbook'"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Century Schoolbook'" style:font-family-asian="'Century Schoolbook'" style:font-family-complex="'Century Schoolbook'" fo:background-color="#ffffff" style:use-window-font-color="true"/>
    </style:style>
    <style:style style:name="T12" style:family="text">
      <style:text-properties fo:font-size="11.00pt" fo:font-weight="bold" fo:font-family="'Century Schoolbook'" style:font-family-asian="'Century Schoolbook'" style:font-family-complex="'Century Schoolbook'"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entury Schoolbook'" style:font-family-asian="'Century Schoolbook'" style:font-family-complex="'Century Schoolbook'"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entury Schoolbook'" style:font-family-asian="'Century Schoolbook'" style:font-family-complex="'Century Schoolbook'"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entury Schoolbook'" style:font-family-asian="'Century Schoolbook'" style:font-family-complex="'Century Schoolbook'"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entury Schoolbook'" style:font-family-asian="'Century Schoolbook'" style:font-family-complex="'Century Schoolbook'"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entury Schoolbook'" style:font-family-asian="'Century Schoolbook'" style:font-family-complex="'Century Schoolbook'"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entury Schoolbook'" style:font-family-asian="'Century Schoolbook'" style:font-family-complex="'Century Schoolbook'"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entury Schoolbook'" style:font-family-asian="'Century Schoolbook'" style:font-family-complex="'Century Schoolbook'"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entury Schoolbook'" style:font-family-asian="'Century Schoolbook'" style:font-family-complex="'Century Schoolbook'"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entury Schoolbook'" style:font-family-asian="'Century Schoolbook'" style:font-family-complex="'Century Schoolbook'"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entury Schoolbook'" style:font-family-asian="'Century Schoolbook'" style:font-family-complex="'Century Schoolbook'"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entury Schoolbook'" style:font-family-asian="'Century Schoolbook'" style:font-family-complex="'Century Schoolbook'"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entury Schoolbook'" style:font-family-asian="'Century Schoolbook'" style:font-family-complex="'Century Schoolbook'"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entury Schoolbook'" style:font-family-asian="'Century Schoolbook'" style:font-family-complex="'Century Schoolbook'"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entury Schoolbook'" style:font-family-asian="'Century Schoolbook'" style:font-family-complex="'Century Schoolbook'"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entury Schoolbook'" style:font-family-asian="'Century Schoolbook'" style:font-family-complex="'Century Schoolbook'"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entury Schoolbook'" style:font-family-asian="'Century Schoolbook'" style:font-family-complex="'Century Schoolbook'"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entury Schoolbook'" style:font-family-asian="'Century Schoolbook'" style:font-family-complex="'Century Schoolbook'"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entury Schoolbook'" style:font-family-asian="'Century Schoolbook'" style:font-family-complex="'Century Schoolbook'"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entury Schoolbook'" style:font-family-asian="'Century Schoolbook'" style:font-family-complex="'Century Schoolbook'"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entury Schoolbook'" style:font-family-asian="'Century Schoolbook'" style:font-family-complex="'Century Schoolbook'"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entury Schoolbook'" style:font-family-asian="'Century Schoolbook'" style:font-family-complex="'Century Schoolbook'"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entury Schoolbook'" style:font-family-asian="'Century Schoolbook'" style:font-family-complex="'Century Schoolbook'"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entury Schoolbook'" style:font-family-asian="'Century Schoolbook'" style:font-family-complex="'Century Schoolbook'"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entury Schoolbook'" style:font-family-asian="'Century Schoolbook'" style:font-family-complex="'Century Schoolbook'"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entury Schoolbook'" style:font-family-asian="'Century Schoolbook'" style:font-family-complex="'Century Schoolbook'"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entury Schoolbook'" style:font-family-asian="'Century Schoolbook'" style:font-family-complex="'Century Schoolbook'"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entury Schoolbook'" style:font-family-asian="'Century Schoolbook'" style:font-family-complex="'Century Schoolbook'"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entury Schoolbook'" style:font-family-asian="'Century Schoolbook'" style:font-family-complex="'Century Schoolbook'"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entury Schoolbook'" style:font-family-asian="'Century Schoolbook'" style:font-family-complex="'Century Schoolbook'"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entury Schoolbook'" style:font-family-asian="'Century Schoolbook'" style:font-family-complex="'Century Schoolbook'"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entury Schoolbook'" style:font-family-asian="'Century Schoolbook'" style:font-family-complex="'Century Schoolbook'"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entury Schoolbook'" style:font-family-asian="'Century Schoolbook'" style:font-family-complex="'Century Schoolbook'"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entury Schoolbook'" style:font-family-asian="'Century Schoolbook'" style:font-family-complex="'Century Schoolbook'"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entury Schoolbook'" style:font-family-asian="'Century Schoolbook'" style:font-family-complex="'Century Schoolbook'"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entury Schoolbook'" style:font-family-asian="'Century Schoolbook'" style:font-family-complex="'Century Schoolbook'"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entury Schoolbook'" style:font-family-asian="'Century Schoolbook'" style:font-family-complex="'Century Schoolbook'"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entury Schoolbook'" style:font-family-asian="'Century Schoolbook'" style:font-family-complex="'Century Schoolbook'"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entury Schoolbook'" style:font-family-asian="'Century Schoolbook'" style:font-family-complex="'Century Schoolbook'"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entury Schoolbook'" style:font-family-asian="'Century Schoolbook'" style:font-family-complex="'Century Schoolbook'"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entury Schoolbook'" style:font-family-asian="'Century Schoolbook'" style:font-family-complex="'Century Schoolbook'"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entury Schoolbook'" style:font-family-asian="'Century Schoolbook'" style:font-family-complex="'Century Schoolbook'"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entury Schoolbook'" style:font-family-asian="'Century Schoolbook'" style:font-family-complex="'Century Schoolbook'"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entury Schoolbook'" style:font-family-asian="'Century Schoolbook'" style:font-family-complex="'Century Schoolbook'"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entury Schoolbook'" style:font-family-asian="'Century Schoolbook'" style:font-family-complex="'Century Schoolbook'"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entury Schoolbook'" style:font-family-asian="'Century Schoolbook'" style:font-family-complex="'Century Schoolbook'"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entury Schoolbook'" style:font-family-asian="'Century Schoolbook'" style:font-family-complex="'Century Schoolbook'"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entury Schoolbook'" style:font-family-asian="'Century Schoolbook'" style:font-family-complex="'Century Schoolbook'"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entury Schoolbook'" style:font-family-asian="'Century Schoolbook'" style:font-family-complex="'Century Schoolbook'"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entury Schoolbook'" style:font-family-asian="'Century Schoolbook'" style:font-family-complex="'Century Schoolbook'"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entury Schoolbook'" style:font-family-asian="'Century Schoolbook'" style:font-family-complex="'Century Schoolbook'"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entury Schoolbook'" style:font-family-asian="'Century Schoolbook'" style:font-family-complex="'Century Schoolbook'"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entury Schoolbook'" style:font-family-asian="'Century Schoolbook'" style:font-family-complex="'Century Schoolbook'"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entury Schoolbook'" style:font-family-asian="'Century Schoolbook'" style:font-family-complex="'Century Schoolbook'"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entury Schoolbook'" style:font-family-asian="'Century Schoolbook'" style:font-family-complex="'Century Schoolbook'"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entury Schoolbook'" style:font-family-asian="'Century Schoolbook'" style:font-family-complex="'Century Schoolbook'"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entury Schoolbook'" style:font-family-asian="'Century Schoolbook'" style:font-family-complex="'Century Schoolbook'"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entury Schoolbook'" style:font-family-asian="'Century Schoolbook'" style:font-family-complex="'Century Schoolbook'"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entury Schoolbook'" style:font-family-asian="'Century Schoolbook'" style:font-family-complex="'Century Schoolbook'"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entury Schoolbook'" style:font-family-asian="'Century Schoolbook'" style:font-family-complex="'Century Schoolbook'"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entury Schoolbook'" style:font-family-asian="'Century Schoolbook'" style:font-family-complex="'Century Schoolbook'"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entury Schoolbook'" style:font-family-asian="'Century Schoolbook'" style:font-family-complex="'Century Schoolbook'"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entury Schoolbook'" style:font-family-asian="'Century Schoolbook'" style:font-family-complex="'Century Schoolbook'"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entury Schoolbook'" style:font-family-asian="'Century Schoolbook'" style:font-family-complex="'Century Schoolbook'"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entury Schoolbook'" style:font-family-asian="'Century Schoolbook'" style:font-family-complex="'Century Schoolbook'"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entury Schoolbook'" style:font-family-asian="'Century Schoolbook'" style:font-family-complex="'Century Schoolbook'"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entury Schoolbook'" style:font-family-asian="'Century Schoolbook'" style:font-family-complex="'Century Schoolbook'"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entury Schoolbook'" style:font-family-asian="'Century Schoolbook'" style:font-family-complex="'Century Schoolbook'"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entury Schoolbook'" style:font-family-asian="'Century Schoolbook'" style:font-family-complex="'Century Schoolbook'"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entury Schoolbook'" style:font-family-asian="'Century Schoolbook'" style:font-family-complex="'Century Schoolbook'"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entury Schoolbook'" style:font-family-asian="'Century Schoolbook'" style:font-family-complex="'Century Schoolbook'"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entury Schoolbook'" style:font-family-asian="'Century Schoolbook'" style:font-family-complex="'Century Schoolbook'"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entury Schoolbook'" style:font-family-asian="'Century Schoolbook'" style:font-family-complex="'Century Schoolbook'"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entury Schoolbook'" style:font-family-asian="'Century Schoolbook'" style:font-family-complex="'Century Schoolbook'"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entury Schoolbook'" style:font-family-asian="'Century Schoolbook'" style:font-family-complex="'Century Schoolbook'"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entury Schoolbook'" style:font-family-asian="'Century Schoolbook'" style:font-family-complex="'Century Schoolbook'"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entury Schoolbook'" style:font-family-asian="'Century Schoolbook'" style:font-family-complex="'Century Schoolbook'"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entury Schoolbook'" style:font-family-asian="'Century Schoolbook'" style:font-family-complex="'Century Schoolbook'"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entury Schoolbook'" style:font-family-asian="'Century Schoolbook'" style:font-family-complex="'Century Schoolbook'"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entury Schoolbook'" style:font-family-asian="'Century Schoolbook'" style:font-family-complex="'Century Schoolbook'"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entury Schoolbook'" style:font-family-asian="'Century Schoolbook'" style:font-family-complex="'Century Schoolbook'"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entury Schoolbook'" style:font-family-asian="'Century Schoolbook'" style:font-family-complex="'Century Schoolbook'"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entury Schoolbook'" style:font-family-asian="'Century Schoolbook'" style:font-family-complex="'Century Schoolbook'"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entury Schoolbook'" style:font-family-asian="'Century Schoolbook'" style:font-family-complex="'Century Schoolbook'"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entury Schoolbook'" style:font-family-asian="'Century Schoolbook'" style:font-family-complex="'Century Schoolbook'"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entury Schoolbook'" style:font-family-asian="'Century Schoolbook'" style:font-family-complex="'Century Schoolbook'"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entury Schoolbook'" style:font-family-asian="'Century Schoolbook'" style:font-family-complex="'Century Schoolbook'"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entury Schoolbook'" style:font-family-asian="'Century Schoolbook'" style:font-family-complex="'Century Schoolbook'"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entury Schoolbook'" style:font-family-asian="'Century Schoolbook'" style:font-family-complex="'Century Schoolbook'"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entury Schoolbook'" style:font-family-asian="'Century Schoolbook'" style:font-family-complex="'Century Schoolbook'"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entury Schoolbook'" style:font-family-asian="'Century Schoolbook'" style:font-family-complex="'Century Schoolbook'"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entury Schoolbook'" style:font-family-asian="'Century Schoolbook'" style:font-family-complex="'Century Schoolbook'"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entury Schoolbook'" style:font-family-asian="'Century Schoolbook'" style:font-family-complex="'Century Schoolbook'"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entury Schoolbook'" style:font-family-asian="'Century Schoolbook'" style:font-family-complex="'Century Schoolbook'"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entury Schoolbook'" style:font-family-asian="'Century Schoolbook'" style:font-family-complex="'Century Schoolbook'"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entury Schoolbook'" style:font-family-asian="'Century Schoolbook'" style:font-family-complex="'Century Schoolbook'"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entury Schoolbook'" style:font-family-asian="'Century Schoolbook'" style:font-family-complex="'Century Schoolbook'"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entury Schoolbook'" style:font-family-asian="'Century Schoolbook'" style:font-family-complex="'Century Schoolbook'"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entury Schoolbook'" style:font-family-asian="'Century Schoolbook'" style:font-family-complex="'Century Schoolbook'"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entury Schoolbook'" style:font-family-asian="'Century Schoolbook'" style:font-family-complex="'Century Schoolbook'"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entury Schoolbook'" style:font-family-asian="'Century Schoolbook'" style:font-family-complex="'Century Schoolbook'"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entury Schoolbook'" style:font-family-asian="'Century Schoolbook'" style:font-family-complex="'Century Schoolbook'"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entury Schoolbook'" style:font-family-asian="'Century Schoolbook'" style:font-family-complex="'Century Schoolbook'"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bold" fo:font-family="'Century Schoolbook'" style:font-family-asian="'Century Schoolbook'" style:font-family-complex="'Century Schoolbook'"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entury Schoolbook'" style:font-family-asian="'Century Schoolbook'" style:font-family-complex="'Century Schoolbook'"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entury Schoolbook'" style:font-family-asian="'Century Schoolbook'" style:font-family-complex="'Century Schoolbook'"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Century Schoolbook'" style:font-family-asian="'Century Schoolbook'" style:font-family-complex="'Century Schoolbook'"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entury Schoolbook'" style:font-family-asian="'Century Schoolbook'" style:font-family-complex="'Century Schoolbook'"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entury Schoolbook'" style:font-family-asian="'Century Schoolbook'" style:font-family-complex="'Century Schoolbook'"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entury Schoolbook'" style:font-family-asian="'Century Schoolbook'" style:font-family-complex="'Century Schoolbook'"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entury Schoolbook'" style:font-family-asian="'Century Schoolbook'" style:font-family-complex="'Century Schoolbook'"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entury Schoolbook'" style:font-family-asian="'Century Schoolbook'" style:font-family-complex="'Century Schoolbook'"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entury Schoolbook'" style:font-family-asian="'Century Schoolbook'" style:font-family-complex="'Century Schoolbook'"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entury Schoolbook'" style:font-family-asian="'Century Schoolbook'" style:font-family-complex="'Century Schoolbook'"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entury Schoolbook'" style:font-family-asian="'Century Schoolbook'" style:font-family-complex="'Century Schoolbook'"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1.00pt" fo:font-weight="normal" fo:font-family="'Century Schoolbook'" style:font-family-asian="'Century Schoolbook'" style:font-family-complex="'Century Schoolbook'"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entury Schoolbook'" style:font-family-asian="'Century Schoolbook'" style:font-family-complex="'Century Schoolbook'"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entury Schoolbook'" style:font-family-asian="'Century Schoolbook'" style:font-family-complex="'Century Schoolbook'"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normal" fo:font-family="'Century Schoolbook'" style:font-family-asian="'Century Schoolbook'" style:font-family-complex="'Century Schoolbook'"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entury Schoolbook'" style:font-family-asian="'Century Schoolbook'" style:font-family-complex="'Century Schoolbook'"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entury Schoolbook'" style:font-family-asian="'Century Schoolbook'" style:font-family-complex="'Century Schoolbook'"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entury Schoolbook'" style:font-family-asian="'Century Schoolbook'" style:font-family-complex="'Century Schoolbook'"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entury Schoolbook'" style:font-family-asian="'Century Schoolbook'" style:font-family-complex="'Century Schoolbook'"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entury Schoolbook'" style:font-family-asian="'Century Schoolbook'" style:font-family-complex="'Century Schoolbook'"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entury Schoolbook'" style:font-family-asian="'Century Schoolbook'" style:font-family-complex="'Century Schoolbook'"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entury Schoolbook'" style:font-family-asian="'Century Schoolbook'" style:font-family-complex="'Century Schoolbook'"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entury Schoolbook'" style:font-family-asian="'Century Schoolbook'" style:font-family-complex="'Century Schoolbook'"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entury Schoolbook'" style:font-family-asian="'Century Schoolbook'" style:font-family-complex="'Century Schoolbook'"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entury Schoolbook'" style:font-family-asian="'Century Schoolbook'" style:font-family-complex="'Century Schoolbook'"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entury Schoolbook'" style:font-family-asian="'Century Schoolbook'" style:font-family-complex="'Century Schoolbook'"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entury Schoolbook'" style:font-family-asian="'Century Schoolbook'" style:font-family-complex="'Century Schoolbook'"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entury Schoolbook'" style:font-family-asian="'Century Schoolbook'" style:font-family-complex="'Century Schoolbook'"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entury Schoolbook'" style:font-family-asian="'Century Schoolbook'" style:font-family-complex="'Century Schoolbook'"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entury Schoolbook'" style:font-family-asian="'Century Schoolbook'" style:font-family-complex="'Century Schoolbook'"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entury Schoolbook'" style:font-family-asian="'Century Schoolbook'" style:font-family-complex="'Century Schoolbook'"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entury Schoolbook'" style:font-family-asian="'Century Schoolbook'" style:font-family-complex="'Century Schoolbook'"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entury Schoolbook'" style:font-family-asian="'Century Schoolbook'" style:font-family-complex="'Century Schoolbook'"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entury Schoolbook'" style:font-family-asian="'Century Schoolbook'" style:font-family-complex="'Century Schoolbook'"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entury Schoolbook'" style:font-family-asian="'Century Schoolbook'" style:font-family-complex="'Century Schoolbook'"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bold" fo:font-family="'Century Schoolbook'" style:font-family-asian="'Century Schoolbook'" style:font-family-complex="'Century Schoolbook'"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entury Schoolbook'" style:font-family-asian="'Century Schoolbook'" style:font-family-complex="'Century Schoolbook'"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normal" fo:font-family="'Century Schoolbook'" style:font-family-asian="'Century Schoolbook'" style:font-family-complex="'Century Schoolbook'"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Century Schoolbook'" style:font-family-asian="'Century Schoolbook'" style:font-family-complex="'Century Schoolbook'"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entury Schoolbook'" style:font-family-asian="'Century Schoolbook'" style:font-family-complex="'Century Schoolbook'"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Century Schoolbook'" style:font-family-asian="'Century Schoolbook'" style:font-family-complex="'Century Schoolbook'"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entury Schoolbook'" style:font-family-asian="'Century Schoolbook'" style:font-family-complex="'Century Schoolbook'"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entury Schoolbook'" style:font-family-asian="'Century Schoolbook'" style:font-family-complex="'Century Schoolbook'"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normal" fo:font-family="'Century Schoolbook'" style:font-family-asian="'Century Schoolbook'" style:font-family-complex="'Century Schoolbook'"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fo:font-family="'Century Schoolbook'" style:font-family-asian="'Century Schoolbook'" style:font-family-complex="'Century Schoolbook'"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Century Schoolbook'" style:font-family-asian="'Century Schoolbook'" style:font-family-complex="'Century Schoolbook'"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entury Schoolbook'" style:font-family-asian="'Century Schoolbook'" style:font-family-complex="'Century Schoolbook'"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normal" fo:font-family="'Century Schoolbook'" style:font-family-asian="'Century Schoolbook'" style:font-family-complex="'Century Schoolbook'"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Century Schoolbook'" style:font-family-asian="'Century Schoolbook'" style:font-family-complex="'Century Schoolbook'"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entury Schoolbook'" style:font-family-asian="'Century Schoolbook'" style:font-family-complex="'Century Schoolbook'"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fo:font-family="'Century Schoolbook'" style:font-family-asian="'Century Schoolbook'" style:font-family-complex="'Century Schoolbook'"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fo:font-family="'Century Schoolbook'" style:font-family-asian="'Century Schoolbook'" style:font-family-complex="'Century Schoolbook'"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entury Schoolbook'" style:font-family-asian="'Century Schoolbook'" style:font-family-complex="'Century Schoolbook'"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fo:font-family="'Century Schoolbook'" style:font-family-asian="'Century Schoolbook'" style:font-family-complex="'Century Schoolbook'"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normal" fo:font-family="'Century Schoolbook'" style:font-family-asian="'Century Schoolbook'" style:font-family-complex="'Century Schoolbook'"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Century Schoolbook'" style:font-family-asian="'Century Schoolbook'" style:font-family-complex="'Century Schoolbook'"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normal" fo:font-family="'Century Schoolbook'" style:font-family-asian="'Century Schoolbook'" style:font-family-complex="'Century Schoolbook'"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normal" fo:font-family="'Century Schoolbook'" style:font-family-asian="'Century Schoolbook'" style:font-family-complex="'Century Schoolbook'"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normal" fo:font-family="'Century Schoolbook'" style:font-family-asian="'Century Schoolbook'" style:font-family-complex="'Century Schoolbook'"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Century Schoolbook'" style:font-family-asian="'Century Schoolbook'" style:font-family-complex="'Century Schoolbook'"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entury Schoolbook'" style:font-family-asian="'Century Schoolbook'" style:font-family-complex="'Century Schoolbook'"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entury Schoolbook'" style:font-family-asian="'Century Schoolbook'" style:font-family-complex="'Century Schoolbook'"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normal" fo:font-family="'Century Schoolbook'" style:font-family-asian="'Century Schoolbook'" style:font-family-complex="'Century Schoolbook'"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Century Schoolbook'" style:font-family-asian="'Century Schoolbook'" style:font-family-complex="'Century Schoolbook'"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normal" fo:font-family="'Century Schoolbook'" style:font-family-asian="'Century Schoolbook'" style:font-family-complex="'Century Schoolbook'"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Century Schoolbook'" style:font-family-asian="'Century Schoolbook'" style:font-family-complex="'Century Schoolbook'"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Century Schoolbook'" style:font-family-asian="'Century Schoolbook'" style:font-family-complex="'Century Schoolbook'"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normal" fo:font-family="'Century Schoolbook'" style:font-family-asian="'Century Schoolbook'" style:font-family-complex="'Century Schoolbook'"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fo:font-family="'Century Schoolbook'" style:font-family-asian="'Century Schoolbook'" style:font-family-complex="'Century Schoolbook'"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entury Schoolbook'" style:font-family-asian="'Century Schoolbook'" style:font-family-complex="'Century Schoolbook'"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entury Schoolbook'" style:font-family-asian="'Century Schoolbook'" style:font-family-complex="'Century Schoolbook'"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entury Schoolbook'" style:font-family-asian="'Century Schoolbook'" style:font-family-complex="'Century Schoolbook'"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entury Schoolbook'" style:font-family-asian="'Century Schoolbook'" style:font-family-complex="'Century Schoolbook'" fo:background-color="#fafafa"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entury Schoolbook'" style:font-family-asian="'Century Schoolbook'" style:font-family-complex="'Century Schoolbook'" fo:background-color="transparent" style:use-window-font-color="true"/>
    </style:style>
    <style:style style:name="T367" style:family="text">
      <style:text-properties fo:font-size="11.00pt" fo:font-weight="bold" fo:font-family="'Century Schoolbook'" style:font-family-asian="'Century Schoolbook'" style:font-family-complex="'Century Schoolbook'"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8.00pt" fo:font-weight="bold" fo:font-family="'Century Schoolbook'" style:font-family-asian="'Century Schoolbook'" style:font-family-complex="'Century Schoolbook'" fo:background-color="#ffffff"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bold" fo:font-family="'Century Schoolbook'" style:font-family-asian="'Century Schoolbook'" style:font-family-complex="'Century Schoolbook'" fo:background-color="#ffffff"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37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Century Schoolbook'" style:font-family-asian="'Century Schoolbook'" style:font-family-complex="'Century Schoolbook'" fo:background-color="transparent" style:use-window-font-color="true"/>
    </style:style>
    <style:style style:name="T377" style:family="text">
      <style:text-properties fo:font-size="12.00pt" fo:font-weight="normal" fo:font-family="'Century Schoolbook'" style:font-family-asian="'Century Schoolbook'" style:font-family-complex="'Century Schoolbook'" fo:background-color="transparent" style:use-window-font-color="true" fo:font-style="italic"/>
    </style:style>
    <style:style style:name="T378" style:family="text">
      <style:text-properties fo:font-size="12.00pt" fo:font-weight="normal" fo:font-family="'Century Schoolbook'" style:font-family-asian="'Century Schoolbook'" style:font-family-complex="'Century Schoolbook'" fo:background-color="transparent" style:use-window-font-color="true"/>
    </style:style>
    <style:style style:name="T379" style:family="text">
      <style:text-properties fo:font-size="12.00pt" fo:font-weight="normal" fo:font-family="'Century Schoolbook'" style:font-family-asian="'Century Schoolbook'" style:font-family-complex="'Century Schoolbook'" fo:background-color="transparent" style:use-window-font-color="true" fo:font-style="italic"/>
    </style:style>
    <style:style style:name="T380" style:family="text">
      <style:text-properties fo:font-size="12.00pt" fo:font-weight="normal" fo:font-family="'Century Schoolbook'" style:font-family-asian="'Century Schoolbook'" style:font-family-complex="'Century Schoolbook'" fo:background-color="transparent" style:use-window-font-color="true"/>
    </style:style>
    <style:style style:name="T381" style:family="text">
      <style:text-properties fo:font-size="12.00pt" fo:font-weight="bold" fo:font-family="'Century Schoolbook'" style:font-family-asian="'Century Schoolbook'" style:font-family-complex="'Century Schoolbook'"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entury Schoolbook'" style:font-family-asian="'Century Schoolbook'" style:font-family-complex="'Century Schoolbook'"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bold" fo:font-family="'Century Schoolbook'" style:font-family-asian="'Century Schoolbook'" style:font-family-complex="'Century Schoolbook'"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2.00pt" fo:font-weight="normal" fo:font-family="'Century Schoolbook'" style:font-family-asian="'Century Schoolbook'" style:font-family-complex="'Century Schoolbook'"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2.00pt" fo:font-weight="normal" fo:font-family="'Century Schoolbook'" style:font-family-asian="'Century Schoolbook'" style:font-family-complex="'Century Schoolbook'"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4.00pt" fo:font-weight="normal" fo:font-family="'Century Schoolbook'" style:font-family-asian="'Century Schoolbook'" style:font-family-complex="'Century Schoolbook'" fo:background-color="#ffffff"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Century Schoolbook'" style:font-family-asian="'Century Schoolbook'" style:font-family-complex="'Century Schoolbook'"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entury Schoolbook'" style:font-family-asian="'Century Schoolbook'" style:font-family-complex="'Century Schoolbook'" fo:background-color="#ffffff"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39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2.00pt" fo:font-weight="normal" fo:font-family="'Century Schoolbook'" style:font-family-asian="'Century Schoolbook'" style:font-family-complex="'Century Schoolbook'"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2.00pt" fo:font-weight="normal" fo:font-family="'Century Schoolbook'" style:font-family-asian="'Century Schoolbook'" style:font-family-complex="'Century Schoolbook'" fo:background-color="transparent" style:use-window-font-color="true" fo:font-style="italic"/>
    </style:style>
    <style:style style:name="T403" style:family="text">
      <style:text-properties fo:font-size="12.00pt" fo:font-weight="normal" fo:font-family="'Century Schoolbook'" style:font-family-asian="'Century Schoolbook'" style:font-family-complex="'Century Schoolbook'" fo:background-color="transparent" style:use-window-font-color="true"/>
    </style:style>
    <style:style style:name="T404" style:family="text">
      <style:text-properties fo:font-size="12.00pt" fo:font-weight="normal" fo:font-family="'Century Schoolbook'" style:font-family-asian="'Century Schoolbook'" style:font-family-complex="'Century Schoolbook'" fo:background-color="transparent" style:use-window-font-color="true" fo:font-style="italic"/>
    </style:style>
    <style:style style:name="T405" style:family="text">
      <style:text-properties fo:font-size="12.00pt" fo:font-weight="normal" fo:font-family="'Century Schoolbook'" style:font-family-asian="'Century Schoolbook'" style:font-family-complex="'Century Schoolbook'" fo:background-color="transparent" style:use-window-font-color="true"/>
    </style:style>
    <style:style style:name="T406" style:family="text">
      <style:text-properties fo:font-size="12.00pt" fo:font-weight="bold" fo:font-family="'Century Schoolbook'" style:font-family-asian="'Century Schoolbook'" style:font-family-complex="'Century Schoolbook'"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bold" fo:font-family="'Century Schoolbook'" style:font-family-asian="'Century Schoolbook'" style:font-family-complex="'Century Schoolbook'"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bold" fo:font-family="'Century Schoolbook'" style:font-family-asian="'Century Schoolbook'" style:font-family-complex="'Century Schoolbook'"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2.00pt" fo:font-weight="normal" fo:font-family="'Century Schoolbook'" style:font-family-asian="'Century Schoolbook'" style:font-family-complex="'Century Schoolbook'"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entury Schoolbook'" style:font-family-asian="'Century Schoolbook'" style:font-family-complex="'Century Schoolbook'"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4.00pt" fo:font-weight="normal" fo:font-family="'Century Schoolbook'" style:font-family-asian="'Century Schoolbook'" style:font-family-complex="'Century Schoolbook'" fo:background-color="transparent" style:use-window-font-color="true" fo:font-style="italic"/>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entury Schoolbook'" style:font-family-asian="'Century Schoolbook'" style:font-family-complex="'Century Schoolbook'"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bold" fo:font-family="'Century Schoolbook'" style:font-family-asian="'Century Schoolbook'" style:font-family-complex="'Century Schoolbook'" fo:background-color="#ffffff"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423" style:family="text">
      <style:text-properties fo:font-size="12.00pt" fo:font-weight="normal" fo:font-family="'Century Schoolbook'" style:font-family-asian="'Century Schoolbook'" style:font-family-complex="'Century Schoolbook'"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Century Schoolbook'" style:font-family-asian="'Century Schoolbook'" style:font-family-complex="'Century Schoolbook'" fo:background-color="transparent" style:use-window-font-color="true"/>
    </style:style>
    <style:style style:name="T426" style:family="text">
      <style:text-properties fo:font-size="12.00pt" fo:font-weight="bold" fo:font-family="'Century Schoolbook'" style:font-family-asian="'Century Schoolbook'" style:font-family-complex="'Century Schoolbook'"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2.00pt" fo:font-weight="bold" fo:font-family="'Century Schoolbook'" style:font-family-asian="'Century Schoolbook'" style:font-family-complex="'Century Schoolbook'"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2.00pt" fo:font-weight="bold" fo:font-family="'Century Schoolbook'" style:font-family-asian="'Century Schoolbook'" style:font-family-complex="'Century Schoolbook'"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2.00pt" fo:font-weight="normal" fo:font-family="'Century Schoolbook'" style:font-family-asian="'Century Schoolbook'" style:font-family-complex="'Century Schoolbook'"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2.00pt" fo:font-weight="normal" fo:font-family="'Century Schoolbook'" style:font-family-asian="'Century Schoolbook'" style:font-family-complex="'Century Schoolbook'"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4.00pt" fo:font-weight="normal" fo:font-family="'Century Schoolbook'" style:font-family-asian="'Century Schoolbook'" style:font-family-complex="'Century Schoolbook'"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bold" fo:font-family="'Century Schoolbook'" style:font-family-asian="'Century Schoolbook'" style:font-family-complex="'Century Schoolbook'" fo:background-color="#ffffff"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4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normal" fo:font-family="'Century Schoolbook'" style:font-family-asian="'Century Schoolbook'" style:font-family-complex="'Century Schoolbook'" fo:background-color="transparent" style:use-window-font-color="true"/>
    </style:style>
    <style:style style:name="T444" style:family="text">
      <style:text-properties fo:font-size="12.00pt" fo:font-weight="bold" fo:font-family="'Century Schoolbook'" style:font-family-asian="'Century Schoolbook'" style:font-family-complex="'Century Schoolbook'"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entury Schoolbook'" style:font-family-asian="'Century Schoolbook'" style:font-family-complex="'Century Schoolbook'"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2.00pt" fo:font-weight="bold" fo:font-family="'Century Schoolbook'" style:font-family-asian="'Century Schoolbook'" style:font-family-complex="'Century Schoolbook'"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2.00pt" fo:font-weight="normal" fo:font-family="'Century Schoolbook'" style:font-family-asian="'Century Schoolbook'" style:font-family-complex="'Century Schoolbook'"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normal" fo:font-family="'Century Schoolbook'" style:font-family-asian="'Century Schoolbook'" style:font-family-complex="'Century Schoolbook'"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4.00pt" fo:font-weight="normal" fo:font-family="'Century Schoolbook'" style:font-family-asian="'Century Schoolbook'" style:font-family-complex="'Century Schoolbook'"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entury Schoolbook'" style:font-family-asian="'Century Schoolbook'" style:font-family-complex="'Century Schoolbook'" fo:background-color="#ffffff"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5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Century Schoolbook'" style:font-family-asian="'Century Schoolbook'" style:font-family-complex="'Century Schoolbook'" fo:background-color="transparent" style:use-window-font-color="true"/>
    </style:style>
    <style:style style:name="T462" style:family="text">
      <style:text-properties fo:font-size="12.00pt" fo:font-weight="bold" fo:font-family="'Century Schoolbook'" style:font-family-asian="'Century Schoolbook'" style:font-family-complex="'Century Schoolbook'"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2.00pt" fo:font-weight="bold" fo:font-family="'Century Schoolbook'" style:font-family-asian="'Century Schoolbook'" style:font-family-complex="'Century Schoolbook'"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2.00pt" fo:font-weight="bold" fo:font-family="'Century Schoolbook'" style:font-family-asian="'Century Schoolbook'" style:font-family-complex="'Century Schoolbook'"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2.00pt" fo:font-weight="normal" fo:font-family="'Century Schoolbook'" style:font-family-asian="'Century Schoolbook'" style:font-family-complex="'Century Schoolbook'"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2.00pt" fo:font-weight="normal" fo:font-family="'Century Schoolbook'" style:font-family-asian="'Century Schoolbook'" style:font-family-complex="'Century Schoolbook'"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4.00pt" fo:font-weight="normal" fo:font-family="'Century Schoolbook'" style:font-family-asian="'Century Schoolbook'" style:font-family-complex="'Century Schoolbook'"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entury Schoolbook'" style:font-family-asian="'Century Schoolbook'" style:font-family-complex="'Century Schoolbook'" fo:background-color="#ffffff"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7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entury Schoolbook'" style:font-family-asian="'Century Schoolbook'" style:font-family-complex="'Century Schoolbook'" fo:background-color="transparent" style:use-window-font-color="true"/>
    </style:style>
    <style:style style:name="T480" style:family="text">
      <style:text-properties fo:font-size="12.00pt" fo:font-weight="bold" fo:font-family="'Century Schoolbook'" style:font-family-asian="'Century Schoolbook'" style:font-family-complex="'Century Schoolbook'" fo:background-color="transparent" style:use-window-font-color="true"/>
    </style:style>
    <style:style style:name="T481" style:family="text">
      <style:text-properties fo:font-size="12.00pt" fo:font-weight="normal" fo:font-family="'Century Schoolbook'" style:font-family-asian="'Century Schoolbook'" style:font-family-complex="'Century Schoolbook'" fo:background-color="transparent" style:use-window-font-color="true"/>
    </style:style>
    <style:style style:name="T482" style:family="text">
      <style:text-properties fo:font-size="12.00pt" fo:font-weight="bold" fo:font-family="'Century Schoolbook'" style:font-family-asian="'Century Schoolbook'" style:font-family-complex="'Century Schoolbook'" fo:background-color="transparent" style:use-window-font-color="true"/>
    </style:style>
    <style:style style:name="T483" style:family="text">
      <style:text-properties fo:font-size="12.00pt" fo:font-weight="normal" fo:font-family="'Century Schoolbook'" style:font-family-asian="'Century Schoolbook'" style:font-family-complex="'Century Schoolbook'" fo:background-color="transparent" style:use-window-font-color="true"/>
    </style:style>
    <style:style style:name="T484" style:family="text">
      <style:text-properties fo:font-size="12.00pt" fo:font-weight="bold" fo:font-family="'Century Schoolbook'" style:font-family-asian="'Century Schoolbook'" style:font-family-complex="'Century Schoolbook'" fo:background-color="transparent" style:use-window-font-color="true"/>
    </style:style>
    <style:style style:name="T485" style:family="text">
      <style:text-properties fo:font-size="12.00pt" fo:font-weight="normal" fo:font-family="'Century Schoolbook'" style:font-family-asian="'Century Schoolbook'" style:font-family-complex="'Century Schoolbook'" fo:background-color="transparent" style:use-window-font-color="true"/>
    </style:style>
    <style:style style:name="T486" style:family="text">
      <style:text-properties fo:font-size="12.00pt" fo:font-weight="bold" fo:font-family="'Century Schoolbook'" style:font-family-asian="'Century Schoolbook'" style:font-family-complex="'Century Schoolbook'"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entury Schoolbook'" style:font-family-asian="'Century Schoolbook'" style:font-family-complex="'Century Schoolbook'"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bold" fo:font-family="'Century Schoolbook'" style:font-family-asian="'Century Schoolbook'" style:font-family-complex="'Century Schoolbook'"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normal" fo:font-family="'Century Schoolbook'" style:font-family-asian="'Century Schoolbook'" style:font-family-complex="'Century Schoolbook'"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normal" fo:font-family="'Century Schoolbook'" style:font-family-asian="'Century Schoolbook'" style:font-family-complex="'Century Schoolbook'"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1.00pt" fo:font-weight="normal" fo:font-family="'Times New Roman'" style:font-family-asian="'Times New Roman'" style:font-family-complex="'Times New Roman'"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1.00pt" fo:font-weight="normal" fo:font-family="'Times New Roman'" style:font-family-asian="'Times New Roman'" style:font-family-complex="'Times New Roman'"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1.00pt" fo:font-weight="normal" fo:font-family="'Times New Roman'" style:font-family-asian="'Times New Roman'" style:font-family-complex="'Times New Roman'"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0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0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0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0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0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10"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bold" fo:font-family="'Century Schoolbook'" style:font-family-asian="'Century Schoolbook'" style:font-family-complex="'Century Schoolbook'" fo:background-color="#ffffff"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15"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1.50pt" fo:font-weight="normal" fo:font-family="'Century Schoolbook'" style:font-family-asian="'Century Schoolbook'" style:font-family-complex="'Century Schoolbook'" fo:background-color="transparent" style:use-window-font-color="true"/>
    </style:style>
    <style:style style:name="T518" style:family="text">
      <style:text-properties fo:font-size="11.50pt" fo:font-weight="bold" fo:font-family="'Century Schoolbook'" style:font-family-asian="'Century Schoolbook'" style:font-family-complex="'Century Schoolbook'"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bold" fo:font-family="'Century Schoolbook'" style:font-family-asian="'Century Schoolbook'" style:font-family-complex="'Century Schoolbook'"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bold" fo:font-family="'Century Schoolbook'" style:font-family-asian="'Century Schoolbook'" style:font-family-complex="'Century Schoolbook'"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0.00pt" fo:font-weight="normal" fo:font-family="'Century Schoolbook'" style:font-family-asian="'Century Schoolbook'" style:font-family-complex="'Century Schoolbook'"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0.00pt" fo:font-weight="normal" fo:font-family="'Century Schoolbook'" style:font-family-asian="'Century Schoolbook'" style:font-family-complex="'Century Schoolbook'"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1.00pt" fo:font-weight="bold" fo:font-family="'Century Schoolbook'" style:font-family-asian="'Century Schoolbook'" style:font-family-complex="'Century Schoolbook'" fo:background-color="transparent" style:use-window-font-color="true"/>
    </style:style>
    <style:style style:name="T529" style:family="text">
      <style:text-properties fo:font-size="11.00pt" fo:font-weight="bold" fo:font-family="'Times New Roman'" style:font-family-asian="'Times New Roman'" style:font-family-complex="'Times New Roman'" fo:background-color="transparent" style:use-window-font-color="true"/>
    </style:style>
    <style:style style:name="T530" style:family="text">
      <style:text-properties fo:font-size="11.00pt" fo:font-weight="bold" fo:font-family="'Century Schoolbook'" style:font-family-asian="'Century Schoolbook'" style:font-family-complex="'Century Schoolbook'"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1.00pt" fo:font-weight="bold" fo:font-family="'Century Schoolbook'" style:font-family-asian="'Century Schoolbook'" style:font-family-complex="'Century Schoolbook'"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1.00pt" fo:font-weight="bold" fo:font-family="'Century Schoolbook'" style:font-family-asian="'Century Schoolbook'" style:font-family-complex="'Century Schoolbook'" fo:background-color="#ffffff"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1.00pt" fo:font-weight="bold" fo:font-family="'Century Schoolbook'" style:font-family-asian="'Century Schoolbook'" style:font-family-complex="'Century Schoolbook'" fo:background-color="#ffffff" style:use-window-font-color="true"/>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3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1.50pt" fo:font-weight="normal" fo:font-family="'Century Schoolbook'" style:font-family-asian="'Century Schoolbook'" style:font-family-complex="'Century Schoolbook'" fo:background-color="transparent" style:use-window-font-color="true"/>
    </style:style>
    <style:style style:name="T542" style:family="text">
      <style:text-properties fo:font-size="14.00pt" fo:font-weight="normal" fo:font-family="'Century Schoolbook'" style:font-family-asian="'Century Schoolbook'" style:font-family-complex="'Century Schoolbook'"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4.00pt" fo:font-weight="normal" fo:font-family="'Century Schoolbook'" style:font-family-asian="'Century Schoolbook'" style:font-family-complex="'Century Schoolbook'"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50pt" fo:font-weight="normal" fo:font-family="'Century Schoolbook'" style:font-family-asian="'Century Schoolbook'" style:font-family-complex="'Century Schoolbook'" fo:background-color="transparent" style:use-window-font-color="true"/>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1.00pt" fo:font-weight="bold" fo:font-family="'Century Schoolbook'" style:font-family-asian="'Century Schoolbook'" style:font-family-complex="'Century Schoolbook'" fo:background-color="#ffffff"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5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1.50pt" fo:font-weight="normal" fo:font-family="'Century Schoolbook'" style:font-family-asian="'Century Schoolbook'" style:font-family-complex="'Century Schoolbook'"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1.00pt" fo:font-weight="normal" fo:font-family="'Century Schoolbook'" style:font-family-asian="'Century Schoolbook'" style:font-family-complex="'Century Schoolbook'" fo:background-color="transparent" style:use-window-font-color="true"/>
    </style:style>
    <style:style style:name="T556" style:family="text">
      <style:text-properties fo:font-size="11.00pt" fo:font-weight="normal" fo:font-family="'Times New Roman'" style:font-family-asian="'Times New Roman'" style:font-family-complex="'Times New Roman'" fo:background-color="transparent" style:use-window-font-color="true"/>
    </style:style>
    <style:style style:name="T557" style:family="text">
      <style:text-properties fo:font-size="11.00pt" fo:font-weight="normal" fo:font-family="'Century Schoolbook'" style:font-family-asian="'Century Schoolbook'" style:font-family-complex="'Century Schoolbook'" fo:background-color="transparent" style:use-window-font-color="true"/>
    </style:style>
    <style:style style:name="T558" style:family="text">
      <style:text-properties fo:font-size="11.00pt" fo:font-weight="normal" fo:font-family="'Times New Roman'" style:font-family-asian="'Times New Roman'" style:font-family-complex="'Times New Roman'" fo:background-color="transparent" style:use-window-font-color="true"/>
    </style:style>
    <style:style style:name="T559" style:family="text">
      <style:text-properties fo:font-size="11.00pt" fo:font-weight="normal" fo:font-family="'Century Schoolbook'" style:font-family-asian="'Century Schoolbook'" style:font-family-complex="'Century Schoolbook'" fo:background-color="transparent" style:use-window-font-color="true"/>
    </style:style>
    <style:style style:name="T560" style:family="text">
      <style:text-properties fo:font-size="11.00pt" fo:font-weight="normal" fo:font-family="'Times New Roman'" style:font-family-asian="'Times New Roman'" style:font-family-complex="'Times New Roman'" fo:background-color="transparent" style:use-window-font-color="true"/>
    </style:style>
    <style:style style:name="T561" style:family="text">
      <style:text-properties fo:font-size="11.00pt" fo:font-weight="normal" fo:font-family="'Century Schoolbook'" style:font-family-asian="'Century Schoolbook'" style:font-family-complex="'Century Schoolbook'" fo:background-color="transparent" style:use-window-font-color="true"/>
    </style:style>
    <style:style style:name="T562" style:family="text">
      <style:text-properties fo:font-size="11.00pt" fo:font-weight="normal" fo:font-family="'Times New Roman'" style:font-family-asian="'Times New Roman'" style:font-family-complex="'Times New Roman'" fo:background-color="transparent" style:use-window-font-color="true"/>
    </style:style>
    <style:style style:name="T563" style:family="text">
      <style:text-properties fo:font-size="11.00pt" fo:font-weight="normal" fo:font-family="'Century Schoolbook'" style:font-family-asian="'Century Schoolbook'" style:font-family-complex="'Century Schoolbook'"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1.50pt" fo:font-weight="normal" fo:font-family="'Century Schoolbook'" style:font-family-asian="'Century Schoolbook'" style:font-family-complex="'Century Schoolbook'"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1.00pt" fo:font-weight="bold" fo:font-family="'Century Schoolbook'" style:font-family-asian="'Century Schoolbook'" style:font-family-complex="'Century Schoolbook'" fo:background-color="#ffffff"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7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1.50pt" fo:font-weight="normal" fo:font-family="'Century Schoolbook'" style:font-family-asian="'Century Schoolbook'" style:font-family-complex="'Century Schoolbook'"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1.50pt" fo:font-weight="normal" fo:font-family="'Century Schoolbook'" style:font-family-asian="'Century Schoolbook'" style:font-family-complex="'Century Schoolbook'"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4.00pt" fo:font-weight="normal" fo:font-family="'Century Schoolbook'" style:font-family-asian="'Century Schoolbook'" style:font-family-complex="'Century Schoolbook'" fo:background-color="transparent" style:use-window-font-color="true"/>
    </style:style>
    <style:style style:name="T577" style:family="text">
      <style:text-properties fo:font-size="14.00pt" fo:font-weight="normal" fo:font-family="'Times New Roman'" style:font-family-asian="'Times New Roman'" style:font-family-complex="'Times New Roman'" fo:background-color="transparent" style:use-window-font-color="true"/>
    </style:style>
    <style:style style:name="T578" style:family="text">
      <style:text-properties fo:font-size="14.00pt" fo:font-weight="normal" fo:font-family="'Century Schoolbook'" style:font-family-asian="'Century Schoolbook'" style:font-family-complex="'Century Schoolbook'"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1.00pt" fo:font-weight="bold" fo:font-family="'Century Schoolbook'" style:font-family-asian="'Century Schoolbook'" style:font-family-complex="'Century Schoolbook'" fo:background-color="#ffffff"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8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1.50pt" fo:font-weight="normal" fo:font-family="'Century Schoolbook'" style:font-family-asian="'Century Schoolbook'" style:font-family-complex="'Century Schoolbook'" fo:background-color="transparent" style:use-window-font-color="true"/>
    </style:style>
    <style:style style:name="T586" style:family="text">
      <style:text-properties fo:font-size="11.50pt" fo:font-weight="normal" fo:font-family="'Century Schoolbook'" style:font-family-asian="'Century Schoolbook'" style:font-family-complex="'Century Schoolbook'" fo:background-color="#ffffff"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4.00pt" fo:font-weight="normal" fo:font-family="'Century Schoolbook'" style:font-family-asian="'Century Schoolbook'" style:font-family-complex="'Century Schoolbook'" fo:background-color="#ffffff"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1.00pt" fo:font-weight="bold" fo:font-family="'Century Schoolbook'" style:font-family-asian="'Century Schoolbook'" style:font-family-complex="'Century Schoolbook'" fo:background-color="transparent" style:use-window-font-color="true"/>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1.00pt" fo:font-weight="bold" fo:font-family="'Century Schoolbook'" style:font-family-asian="'Century Schoolbook'" style:font-family-complex="'Century Schoolbook'" fo:background-color="#ffffff"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595" style:family="text">
      <style:text-properties fo:font-size="11.50pt" fo:font-weight="normal" fo:font-family="'Century Schoolbook'" style:font-family-asian="'Century Schoolbook'" style:font-family-complex="'Century Schoolbook'"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4.00pt" fo:font-weight="normal" fo:font-family="'Century Schoolbook'" style:font-family-asian="'Century Schoolbook'" style:font-family-complex="'Century Schoolbook'" fo:background-color="#ffffff"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1.00pt" fo:font-weight="bold" fo:font-family="'Century Schoolbook'" style:font-family-asian="'Century Schoolbook'" style:font-family-complex="'Century Schoolbook'" fo:background-color="#ffffff"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604" style:family="text">
      <style:text-properties fo:font-size="11.50pt" fo:font-weight="normal" fo:font-family="'Century Schoolbook'" style:font-family-asian="'Century Schoolbook'" style:font-family-complex="'Century Schoolbook'" fo:background-color="transparent" style:use-window-font-color="true"/>
    </style:style>
    <style:style style:name="T605" style:family="text">
      <style:text-properties fo:font-size="11.50pt" fo:font-weight="bold" fo:font-family="'Century Schoolbook'" style:font-family-asian="'Century Schoolbook'" style:font-family-complex="'Century Schoolbook'" fo:background-color="transparent" style:use-window-font-color="true"/>
    </style:style>
    <style:style style:name="T606" style:family="text">
      <style:text-properties fo:font-size="11.50pt" fo:font-weight="normal" fo:font-family="'Century Schoolbook'" style:font-family-asian="'Century Schoolbook'" style:font-family-complex="'Century Schoolbook'" fo:background-color="transparent" style:use-window-font-color="true"/>
    </style:style>
    <style:style style:name="T607" style:family="text">
      <style:text-properties fo:font-size="11.50pt" fo:font-weight="bold" fo:font-family="'Century Schoolbook'" style:font-family-asian="'Century Schoolbook'" style:font-family-complex="'Century Schoolbook'" fo:background-color="transparent" style:use-window-font-color="true"/>
    </style:style>
    <style:style style:name="T608" style:family="text">
      <style:text-properties fo:font-size="11.50pt" fo:font-weight="normal" fo:font-family="'Century Schoolbook'" style:font-family-asian="'Century Schoolbook'" style:font-family-complex="'Century Schoolbook'" fo:background-color="transparent" style:use-window-font-color="true"/>
    </style:style>
    <style:style style:name="T609" style:family="text">
      <style:text-properties fo:font-size="10.00pt" fo:font-weight="bold" fo:font-family="'Century Schoolbook'" style:font-family-asian="'Century Schoolbook'" style:font-family-complex="'Century Schoolbook'" fo:background-color="transparent" style:use-window-font-color="true"/>
    </style:style>
    <style:style style:name="T610" style:family="text">
      <style:text-properties fo:font-size="10.00pt" fo:font-weight="normal" fo:font-family="'Century Schoolbook'" style:font-family-asian="'Century Schoolbook'" style:font-family-complex="'Century Schoolbook'" fo:background-color="transparent" style:use-window-font-color="true"/>
    </style:style>
    <style:style style:name="T611" style:family="text">
      <style:text-properties fo:font-size="10.00pt" fo:font-weight="bold" fo:font-family="'Century Schoolbook'" style:font-family-asian="'Century Schoolbook'" style:font-family-complex="'Century Schoolbook'" fo:background-color="transparent" style:use-window-font-color="true"/>
    </style:style>
    <style:style style:name="T612" style:family="text">
      <style:text-properties fo:font-size="10.00pt" fo:font-weight="normal" fo:font-family="'Century Schoolbook'" style:font-family-asian="'Century Schoolbook'" style:font-family-complex="'Century Schoolbook'" fo:background-color="transparent" style:use-window-font-color="true"/>
    </style:style>
    <style:style style:name="T613" style:family="text">
      <style:text-properties fo:font-size="11.50pt" fo:font-weight="normal" fo:font-family="'Century Schoolbook'" style:font-family-asian="'Century Schoolbook'" style:font-family-complex="'Century Schoolbook'" fo:background-color="transparent" style:use-window-font-color="true"/>
    </style:style>
    <style:style style:name="T614" style:family="text">
      <style:text-properties fo:font-size="10.00pt" fo:font-weight="bold" fo:font-family="'Century Schoolbook'" style:font-family-asian="'Century Schoolbook'" style:font-family-complex="'Century Schoolbook'" fo:background-color="transparent" style:use-window-font-color="true"/>
    </style:style>
    <style:style style:name="T615" style:family="text">
      <style:text-properties fo:font-size="10.00pt" fo:font-weight="normal" fo:font-family="'Century Schoolbook'" style:font-family-asian="'Century Schoolbook'" style:font-family-complex="'Century Schoolbook'"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0.00pt" fo:font-weight="bold" fo:font-family="'Century Schoolbook'" style:font-family-asian="'Century Schoolbook'" style:font-family-complex="'Century Schoolbook'" fo:background-color="transparent" style:use-window-font-color="true"/>
    </style:style>
    <style:style style:name="T618" style:family="text">
      <style:text-properties fo:font-size="10.00pt" fo:font-weight="normal" fo:font-family="'Century Schoolbook'" style:font-family-asian="'Century Schoolbook'" style:font-family-complex="'Century Schoolbook'"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4.00pt" fo:font-weight="normal" fo:font-family="'Century Schoolbook'" style:font-family-asian="'Century Schoolbook'" style:font-family-complex="'Century Schoolbook'"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1.00pt" fo:font-weight="bold" fo:font-family="'Century Schoolbook'" style:font-family-asian="'Century Schoolbook'" style:font-family-complex="'Century Schoolbook'" fo:background-color="#ffffff" style:use-window-font-color="true"/>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625" style:family="text">
      <style:text-properties fo:font-size="11.50pt" fo:font-weight="normal" fo:font-family="'Century Schoolbook'" style:font-family-asian="'Century Schoolbook'" style:font-family-complex="'Century Schoolbook'" fo:background-color="transparent" style:use-window-font-color="true"/>
    </style:style>
    <style:style style:name="T626" style:family="text">
      <style:text-properties fo:font-size="11.50pt" fo:font-weight="bold" fo:font-family="'Century Schoolbook'" style:font-family-asian="'Century Schoolbook'" style:font-family-complex="'Century Schoolbook'" fo:background-color="transparent" style:use-window-font-color="true"/>
    </style:style>
    <style:style style:name="T627" style:family="text">
      <style:text-properties fo:font-size="11.50pt" fo:font-weight="normal" fo:font-family="'Century Schoolbook'" style:font-family-asian="'Century Schoolbook'" style:font-family-complex="'Century Schoolbook'" fo:background-color="transparent" style:use-window-font-color="true"/>
    </style:style>
    <style:style style:name="T628" style:family="text">
      <style:text-properties fo:font-size="11.50pt" fo:font-weight="bold" fo:font-family="'Century Schoolbook'" style:font-family-asian="'Century Schoolbook'" style:font-family-complex="'Century Schoolbook'" fo:background-color="transparent" style:use-window-font-color="true"/>
    </style:style>
    <style:style style:name="T629" style:family="text">
      <style:text-properties fo:font-size="11.50pt" fo:font-weight="normal" fo:font-family="'Century Schoolbook'" style:font-family-asian="'Century Schoolbook'" style:font-family-complex="'Century Schoolbook'"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4.00pt" fo:font-weight="normal" fo:font-family="'Century Schoolbook'" style:font-family-asian="'Century Schoolbook'" style:font-family-complex="'Century Schoolbook'"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1.00pt" fo:font-weight="bold" fo:font-family="'Century Schoolbook'" style:font-family-asian="'Century Schoolbook'" style:font-family-complex="'Century Schoolbook'"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1.00pt" fo:font-weight="bold" fo:font-family="'Century Schoolbook'" style:font-family-asian="'Century Schoolbook'" style:font-family-complex="'Century Schoolbook'" fo:background-color="#ffffff"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3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50pt" fo:font-weight="normal" fo:font-family="'Century Schoolbook'" style:font-family-asian="'Century Schoolbook'" style:font-family-complex="'Century Schoolbook'"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4.00pt" fo:font-weight="normal" fo:font-family="'Century Schoolbook'" style:font-family-asian="'Century Schoolbook'" style:font-family-complex="'Century Schoolbook'"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1.00pt" fo:font-weight="bold" fo:font-family="'Century Schoolbook'" style:font-family-asian="'Century Schoolbook'" style:font-family-complex="'Century Schoolbook'" fo:background-color="#ffffff" style:use-window-font-color="true"/>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4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1.50pt" fo:font-weight="normal" fo:font-family="'Century Schoolbook'" style:font-family-asian="'Century Schoolbook'" style:font-family-complex="'Century Schoolbook'"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50pt" fo:font-weight="bold" fo:font-family="'Century Schoolbook'" style:font-family-asian="'Century Schoolbook'" style:font-family-complex="'Century Schoolbook'"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Century Schoolbook'" style:font-family-asian="'Century Schoolbook'" style:font-family-complex="'Century Schoolbook'"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bold" fo:font-family="'Century Schoolbook'" style:font-family-asian="'Century Schoolbook'" style:font-family-complex="'Century Schoolbook'"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0.00pt" fo:font-weight="normal" fo:font-family="'Century Schoolbook'" style:font-family-asian="'Century Schoolbook'" style:font-family-complex="'Century Schoolbook'"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0.00pt" fo:font-weight="normal" fo:font-family="'Century Schoolbook'" style:font-family-asian="'Century Schoolbook'" style:font-family-complex="'Century Schoolbook'"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4.00pt" fo:font-weight="normal" fo:font-family="'Century Schoolbook'" style:font-family-asian="'Century Schoolbook'" style:font-family-complex="'Century Schoolbook'"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4"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6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1.00pt" fo:font-weight="bold" fo:font-family="'Century Schoolbook'" style:font-family-asian="'Century Schoolbook'" style:font-family-complex="'Century Schoolbook'" fo:background-color="#ffffff"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7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75" style:family="text">
      <style:text-properties fo:font-size="11.00pt" fo:font-weight="normal" fo:font-family="Calibri" style:font-family-asian="Calibri" style:font-family-complex="Calibri" fo:background-color="transparent" style:use-window-font-color="true"/>
    </style:style>
    <style:style style:name="T676" style:family="text">
      <style:text-properties fo:font-size="11.50pt" fo:font-weight="normal" fo:font-family="'Century Schoolbook'" style:font-family-asian="'Century Schoolbook'" style:font-family-complex="'Century Schoolbook'" fo:background-color="transparent" style:use-window-font-color="true"/>
    </style:style>
    <style:style style:name="T677" style:family="text">
      <style:text-properties fo:font-size="11.50pt" fo:font-weight="bold" fo:font-family="'Century Schoolbook'" style:font-family-asian="'Century Schoolbook'" style:font-family-complex="'Century Schoolbook'"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2.00pt" fo:font-weight="bold" fo:font-family="'Century Schoolbook'" style:font-family-asian="'Century Schoolbook'" style:font-family-complex="'Century Schoolbook'"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entury Schoolbook'" style:font-family-asian="'Century Schoolbook'" style:font-family-complex="'Century Schoolbook'"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0.00pt" fo:font-weight="normal" fo:font-family="'Century Schoolbook'" style:font-family-asian="'Century Schoolbook'" style:font-family-complex="'Century Schoolbook'"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0.00pt" fo:font-weight="normal" fo:font-family="'Century Schoolbook'" style:font-family-asian="'Century Schoolbook'" style:font-family-complex="'Century Schoolbook'"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4.00pt" fo:font-weight="normal" fo:font-family="'Century Schoolbook'" style:font-family-asian="'Century Schoolbook'" style:font-family-complex="'Century Schoolbook'" fo:background-color="#ffffff"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4.00pt" fo:font-weight="normal" fo:font-family="'Century Schoolbook'" style:font-family-asian="'Century Schoolbook'" style:font-family-complex="'Century Schoolbook'" fo:background-color="#ffffff"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1.00pt" fo:font-weight="bold" fo:font-family="'Century Schoolbook'" style:font-family-asian="'Century Schoolbook'" style:font-family-complex="'Century Schoolbook'" fo:background-color="#ffffff"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9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1.50pt" fo:font-weight="normal" fo:font-family="'Century Schoolbook'" style:font-family-asian="'Century Schoolbook'" style:font-family-complex="'Century Schoolbook'" fo:background-color="transparent" style:use-window-font-color="true"/>
    </style:style>
    <style:style style:name="T697" style:family="text">
      <style:text-properties fo:font-size="11.50pt" fo:font-weight="bold" fo:font-family="'Century Schoolbook'" style:font-family-asian="'Century Schoolbook'" style:font-family-complex="'Century Schoolbook'"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bold" fo:font-family="'Century Schoolbook'" style:font-family-asian="'Century Schoolbook'" style:font-family-complex="'Century Schoolbook'"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bold" fo:font-family="'Century Schoolbook'" style:font-family-asian="'Century Schoolbook'" style:font-family-complex="'Century Schoolbook'"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0.00pt" fo:font-weight="normal" fo:font-family="'Century Schoolbook'" style:font-family-asian="'Century Schoolbook'" style:font-family-complex="'Century Schoolbook'"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0.00pt" fo:font-weight="normal" fo:font-family="'Century Schoolbook'" style:font-family-asian="'Century Schoolbook'" style:font-family-complex="'Century Schoolbook'"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4.00pt" fo:font-weight="bold" fo:font-family="'Century Schoolbook'" style:font-family-asian="'Century Schoolbook'" style:font-family-complex="'Century Schoolbook'" fo:background-color="#ffffff"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4.00pt" fo:font-weight="bold" fo:font-family="'Century Schoolbook'" style:font-family-asian="'Century Schoolbook'" style:font-family-complex="'Century Schoolbook'" fo:background-color="#ffffff"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1.00pt" fo:font-weight="bold" fo:font-family="'Century Schoolbook'" style:font-family-asian="'Century Schoolbook'" style:font-family-complex="'Century Schoolbook'" fo:background-color="#ffffff" style:use-window-font-color="tru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1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1.50pt" fo:font-weight="normal" fo:font-family="'Century Schoolbook'" style:font-family-asian="'Century Schoolbook'" style:font-family-complex="'Century Schoolbook'" fo:background-color="transparent" style:use-window-font-color="true"/>
    </style:style>
    <style:style style:name="T717" style:family="text">
      <style:text-properties fo:font-size="11.50pt" fo:font-weight="bold" fo:font-family="'Century Schoolbook'" style:font-family-asian="'Century Schoolbook'" style:font-family-complex="'Century Schoolbook'"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bold" fo:font-family="'Century Schoolbook'" style:font-family-asian="'Century Schoolbook'" style:font-family-complex="'Century Schoolbook'" fo:background-color="transparent" style:use-window-font-color="tru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2.00pt" fo:font-weight="bold" fo:font-family="'Century Schoolbook'" style:font-family-asian="'Century Schoolbook'" style:font-family-complex="'Century Schoolbook'"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0.00pt" fo:font-weight="normal" fo:font-family="'Century Schoolbook'" style:font-family-asian="'Century Schoolbook'" style:font-family-complex="'Century Schoolbook'"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0.00pt" fo:font-weight="normal" fo:font-family="'Century Schoolbook'" style:font-family-asian="'Century Schoolbook'" style:font-family-complex="'Century Schoolbook'"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4.00pt" fo:font-weight="normal" fo:font-family="'Century Schoolbook'" style:font-family-asian="'Century Schoolbook'" style:font-family-complex="'Century Schoolbook'"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1.00pt" fo:font-weight="bold" fo:font-family="'Century Schoolbook'" style:font-family-asian="'Century Schoolbook'" style:font-family-complex="'Century Schoolbook'" fo:background-color="#ffffff" style:use-window-font-color="tru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3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1.50pt" fo:font-weight="normal" fo:font-family="'Century Schoolbook'" style:font-family-asian="'Century Schoolbook'" style:font-family-complex="'Century Schoolbook'" fo:background-color="transparent" style:use-window-font-color="true"/>
    </style:style>
    <style:style style:name="T735" style:family="text">
      <style:text-properties fo:font-size="11.50pt" fo:font-weight="bold" fo:font-family="'Century Schoolbook'" style:font-family-asian="'Century Schoolbook'" style:font-family-complex="'Century Schoolbook'" fo:background-color="transparent" style:use-window-font-color="tru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2.00pt" fo:font-weight="bold" fo:font-family="'Century Schoolbook'" style:font-family-asian="'Century Schoolbook'" style:font-family-complex="'Century Schoolbook'"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2.00pt" fo:font-weight="bold" fo:font-family="'Century Schoolbook'" style:font-family-asian="'Century Schoolbook'" style:font-family-complex="'Century Schoolbook'"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0.00pt" fo:font-weight="normal" fo:font-family="'Century Schoolbook'" style:font-family-asian="'Century Schoolbook'" style:font-family-complex="'Century Schoolbook'"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0.00pt" fo:font-weight="normal" fo:font-family="'Century Schoolbook'" style:font-family-asian="'Century Schoolbook'" style:font-family-complex="'Century Schoolbook'" fo:background-color="transparent" style:use-window-font-color="true"/>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4.00pt" fo:font-weight="normal" fo:font-family="'Century Schoolbook'" style:font-family-asian="'Century Schoolbook'" style:font-family-complex="'Century Schoolbook'" fo:background-color="#ffffff"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4.00pt" fo:font-weight="normal" fo:font-family="'Century Schoolbook'" style:font-family-asian="'Century Schoolbook'" style:font-family-complex="'Century Schoolbook'" fo:background-color="#ffffff"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1.00pt" fo:font-weight="bold" fo:font-family="'Century Schoolbook'" style:font-family-asian="'Century Schoolbook'" style:font-family-complex="'Century Schoolbook'" fo:background-color="#ffffff" style:use-window-font-color="tru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5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1.50pt" fo:font-weight="normal" fo:font-family="'Century Schoolbook'" style:font-family-asian="'Century Schoolbook'" style:font-family-complex="'Century Schoolbook'" fo:background-color="transparent" style:use-window-font-color="true"/>
    </style:style>
    <style:style style:name="T755" style:family="text">
      <style:text-properties fo:font-size="11.50pt" fo:font-weight="bold" fo:font-family="'Century Schoolbook'" style:font-family-asian="'Century Schoolbook'" style:font-family-complex="'Century Schoolbook'" fo:background-color="transparent" style:use-window-font-color="true"/>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12.00pt" fo:font-weight="bold" fo:font-family="'Century Schoolbook'" style:font-family-asian="'Century Schoolbook'" style:font-family-complex="'Century Schoolbook'" fo:background-color="transparent" style:use-window-font-color="tru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2.00pt" fo:font-weight="bold" fo:font-family="'Century Schoolbook'" style:font-family-asian="'Century Schoolbook'" style:font-family-complex="'Century Schoolbook'"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0.00pt" fo:font-weight="normal" fo:font-family="'Century Schoolbook'" style:font-family-asian="'Century Schoolbook'" style:font-family-complex="'Century Schoolbook'" fo:background-color="transparent" style:use-window-font-color="true"/>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0.00pt" fo:font-weight="normal" fo:font-family="'Century Schoolbook'" style:font-family-asian="'Century Schoolbook'" style:font-family-complex="'Century Schoolbook'" fo:background-color="transparent" style:use-window-font-color="tru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0.00pt" fo:font-weight="normal" fo:font-family="'Century Schoolbook'" style:font-family-asian="'Century Schoolbook'" style:font-family-complex="'Century Schoolbook'" fo:background-color="transparent" style:use-window-font-color="true"/>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0.00pt" fo:font-weight="normal" fo:font-family="'Century Schoolbook'" style:font-family-asian="'Century Schoolbook'" style:font-family-complex="'Century Schoolbook'" fo:background-color="transparent" style:use-window-font-color="true"/>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0.00pt" fo:font-weight="normal" fo:font-family="'Century Schoolbook'" style:font-family-asian="'Century Schoolbook'" style:font-family-complex="'Century Schoolbook'" fo:background-color="transparent" style:use-window-font-color="true"/>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0.00pt" fo:font-weight="normal" fo:font-family="'Century Schoolbook'" style:font-family-asian="'Century Schoolbook'" style:font-family-complex="'Century Schoolbook'" fo:background-color="transparent" style:use-window-font-color="true"/>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4.00pt" fo:font-weight="bold" fo:font-family="'Century Schoolbook'" style:font-family-asian="'Century Schoolbook'" style:font-family-complex="'Century Schoolbook'" fo:background-color="#ffffff" style:use-window-font-color="tru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4.00pt" fo:font-weight="bold" fo:font-family="'Century Schoolbook'" style:font-family-asian="'Century Schoolbook'" style:font-family-complex="'Century Schoolbook'" fo:background-color="#ffffff" style:use-window-font-color="true"/>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4.00pt" fo:font-weight="bold" fo:font-family="'Century Schoolbook'" style:font-family-asian="'Century Schoolbook'" style:font-family-complex="'Century Schoolbook'" fo:background-color="#ffffff"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1.00pt" fo:font-weight="normal" fo:font-family="'Century Schoolbook'" style:font-family-asian="'Century Schoolbook'" style:font-family-complex="'Century Schoolbook'" fo:background-color="transparent" style:use-window-font-color="true"/>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1.00pt" fo:font-weight="bold" fo:font-family="'Century Schoolbook'" style:font-family-asian="'Century Schoolbook'" style:font-family-complex="'Century Schoolbook'" fo:background-color="#ffffff" style:use-window-font-color="true"/>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8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785" style:family="text">
      <style:text-properties fo:font-size="11.00pt" fo:font-weight="normal" fo:font-family="Calibri" style:font-family-asian="Calibri" style:font-family-complex="Calibri" fo:background-color="transparent" style:use-window-font-color="true"/>
    </style:style>
    <style:style style:name="T786" style:family="text">
      <style:text-properties fo:font-size="11.50pt" fo:font-weight="normal" fo:font-family="'Century Schoolbook'" style:font-family-asian="'Century Schoolbook'" style:font-family-complex="'Century Schoolbook'" fo:background-color="transparent" style:use-window-font-color="true"/>
    </style:style>
    <style:style style:name="T787"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788"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789" style:family="text">
      <style:text-properties fo:font-size="11.50pt" fo:font-weight="normal" fo:font-family="'Century Schoolbook'" style:font-family-asian="'Century Schoolbook'" style:font-family-complex="'Century Schoolbook'" fo:background-color="transparent" style:use-window-font-color="true"/>
    </style:style>
    <style:style style:name="T790" style:family="text">
      <style:text-properties fo:font-size="11.50pt" fo:font-weight="normal" fo:font-family="'Century Schoolbook'" style:font-family-asian="'Century Schoolbook'" style:font-family-complex="'Century Schoolbook'" fo:background-color="transparent" style:use-window-font-color="true"/>
    </style:style>
    <style:style style:name="T791" style:family="text">
      <style:text-properties fo:font-size="11.50pt" fo:font-weight="normal" fo:font-family="'Century Schoolbook'" style:font-family-asian="'Century Schoolbook'" style:font-family-complex="'Century Schoolbook'" fo:background-color="transparent" style:use-window-font-color="true"/>
    </style:style>
    <style:style style:name="T792" style:family="text">
      <style:text-properties fo:font-size="11.50pt" fo:font-weight="normal" fo:font-family="'Century Schoolbook'" style:font-family-asian="'Century Schoolbook'" style:font-family-complex="'Century Schoolbook'" fo:background-color="transparent" style:use-window-font-color="true"/>
    </style:style>
    <style:style style:name="T793" style:family="text">
      <style:text-properties fo:font-size="11.50pt" fo:font-weight="normal" fo:font-family="'Century Schoolbook'" style:font-family-asian="'Century Schoolbook'" style:font-family-complex="'Century Schoolbook'" fo:background-color="transparent" style:use-window-font-color="true"/>
    </style:style>
    <style:style style:name="T794" style:family="text">
      <style:text-properties fo:font-size="11.50pt" fo:font-weight="normal" fo:font-family="'Century Schoolbook'" style:font-family-asian="'Century Schoolbook'" style:font-family-complex="'Century Schoolbook'" fo:background-color="transparent" style:use-window-font-color="true"/>
    </style:style>
    <style:style style:name="T795" style:family="text">
      <style:text-properties fo:font-size="11.50pt" fo:font-weight="normal" fo:font-family="'Century Schoolbook'" style:font-family-asian="'Century Schoolbook'" style:font-family-complex="'Century Schoolbook'" fo:background-color="transparent" style:use-window-font-color="true"/>
    </style:style>
    <style:style style:name="T796" style:family="text">
      <style:text-properties fo:font-size="11.50pt" fo:font-weight="normal" fo:font-family="'Century Schoolbook'" style:font-family-asian="'Century Schoolbook'" style:font-family-complex="'Century Schoolbook'" fo:background-color="transparent" style:use-window-font-color="true"/>
    </style:style>
    <style:style style:name="T797" style:family="text">
      <style:text-properties fo:font-size="11.50pt" fo:font-weight="normal" fo:font-family="'Century Schoolbook'" style:font-family-asian="'Century Schoolbook'" style:font-family-complex="'Century Schoolbook'" fo:background-color="transparent" style:use-window-font-color="true"/>
    </style:style>
    <style:style style:name="T798" style:family="text">
      <style:text-properties fo:font-size="11.50pt" fo:font-weight="normal" fo:font-family="'Century Schoolbook'" style:font-family-asian="'Century Schoolbook'" style:font-family-complex="'Century Schoolbook'" fo:background-color="transparent" style:use-window-font-color="true"/>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4.00pt" fo:font-weight="normal" fo:font-family="'Century Schoolbook'" style:font-family-asian="'Century Schoolbook'" style:font-family-complex="'Century Schoolbook'" fo:background-color="transparent" style:use-window-font-color="true"/>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1.00pt" fo:font-weight="bold" fo:font-family="'Century Schoolbook'" style:font-family-asian="'Century Schoolbook'" style:font-family-complex="'Century Schoolbook'" fo:background-color="#ffffff" style:use-window-font-color="true"/>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05"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06" style:family="text">
      <style:text-properties fo:font-size="11.00pt" fo:font-weight="normal" fo:font-family="Calibri" style:font-family-asian="Calibri" style:font-family-complex="Calibri" fo:background-color="transparent" style:use-window-font-color="true"/>
    </style:style>
    <style:style style:name="T807" style:family="text">
      <style:text-properties fo:font-size="11.50pt" fo:font-weight="normal" fo:font-family="'Century Schoolbook'" style:font-family-asian="'Century Schoolbook'" style:font-family-complex="'Century Schoolbook'" fo:background-color="transparent" style:use-window-font-color="true"/>
    </style:style>
    <style:style style:name="T808" style:family="text">
      <style:text-properties fo:font-size="11.50pt" fo:font-weight="bold" fo:font-family="'Century Schoolbook'" style:font-family-asian="'Century Schoolbook'" style:font-family-complex="'Century Schoolbook'" fo:background-color="transparent" style:use-window-font-color="true"/>
    </style:style>
    <style:style style:name="T809" style:family="text">
      <style:text-properties fo:font-size="11.00pt" fo:font-weight="normal" fo:font-family="Calibri" style:font-family-asian="Calibri" style:font-family-complex="Calibri" fo:background-color="transparent" style:use-window-font-color="true"/>
    </style:style>
    <style:style style:name="T810" style:family="text">
      <style:text-properties fo:font-size="12.00pt" fo:font-weight="bold" fo:font-family="'Century Schoolbook'" style:font-family-asian="'Century Schoolbook'" style:font-family-complex="'Century Schoolbook'" fo:background-color="transparent" style:use-window-font-color="true"/>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2.00pt" fo:font-weight="bold" fo:font-family="'Century Schoolbook'" style:font-family-asian="'Century Schoolbook'" style:font-family-complex="'Century Schoolbook'" fo:background-color="transparent" style:use-window-font-color="true"/>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0.00pt" fo:font-weight="normal" fo:font-family="'Century Schoolbook'" style:font-family-asian="'Century Schoolbook'" style:font-family-complex="'Century Schoolbook'" fo:background-color="transparent" style:use-window-font-color="true"/>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0.00pt" fo:font-weight="normal" fo:font-family="'Century Schoolbook'" style:font-family-asian="'Century Schoolbook'" style:font-family-complex="'Century Schoolbook'"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0.00pt" fo:font-weight="normal" fo:font-family="'Century Schoolbook'" style:font-family-asian="'Century Schoolbook'" style:font-family-complex="'Century Schoolbook'" fo:background-color="transparent" style:use-window-font-color="true"/>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0.00pt" fo:font-weight="normal" fo:font-family="'Century Schoolbook'" style:font-family-asian="'Century Schoolbook'" style:font-family-complex="'Century Schoolbook'" fo:background-color="transparent" style:use-window-font-color="true"/>
    </style:style>
    <style:style style:name="T821" style:family="text">
      <style:text-properties fo:font-size="11.00pt" fo:font-weight="normal" fo:font-family="Calibri" style:font-family-asian="Calibri" style:font-family-complex="Calibri" fo:background-color="transparent" style:use-window-font-color="true"/>
    </style:style>
    <style:style style:name="T822" style:family="text">
      <style:text-properties fo:font-size="14.00pt" fo:font-weight="normal" fo:font-family="'Century Schoolbook'" style:font-family-asian="'Century Schoolbook'" style:font-family-complex="'Century Schoolbook'" fo:background-color="transparent" style:use-window-font-color="true"/>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4.00pt" fo:font-weight="normal" fo:font-family="'Century Schoolbook'" style:font-family-asian="'Century Schoolbook'" style:font-family-complex="'Century Schoolbook'" fo:background-color="transparent" style:use-window-font-color="true"/>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4.00pt" fo:font-weight="normal" fo:font-family="'Century Schoolbook'" style:font-family-asian="'Century Schoolbook'" style:font-family-complex="'Century Schoolbook'" fo:background-color="transparent" style:use-window-font-color="true"/>
    </style:style>
    <style:style style:name="T827" style:family="text">
      <style:text-properties fo:font-size="11.00pt" fo:font-weight="normal" fo:font-family="Calibri" style:font-family-asian="Calibri" style:font-family-complex="Calibri" fo:background-color="transparent" style:use-window-font-color="true"/>
    </style:style>
    <style:style style:name="T828" style:family="text">
      <style:text-properties fo:font-size="11.50pt" fo:font-weight="normal" fo:font-family="'Century Schoolbook'" style:font-family-asian="'Century Schoolbook'" style:font-family-complex="'Century Schoolbook'" fo:background-color="transparent" style:use-window-font-color="true"/>
    </style:style>
    <style:style style:name="T829" style:family="text">
      <style:text-properties fo:font-size="11.00pt" fo:font-weight="normal" fo:font-family="Calibri" style:font-family-asian="Calibri" style:font-family-complex="Calibri" fo:background-color="transparent" style:use-window-font-color="true"/>
    </style:style>
    <style:style style:name="T830" style:family="text">
      <style:text-properties fo:font-size="11.00pt" fo:font-weight="normal" fo:font-family="'Century Schoolbook'" style:font-family-asian="'Century Schoolbook'" style:font-family-complex="'Century Schoolbook'" fo:background-color="transparent" style:use-window-font-color="true"/>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1.00pt" fo:font-weight="bold" fo:font-family="'Century Schoolbook'" style:font-family-asian="'Century Schoolbook'" style:font-family-complex="'Century Schoolbook'" fo:background-color="#ffffff" style:use-window-font-color="true"/>
    </style:style>
    <style:style style:name="T833" style:family="text">
      <style:text-properties fo:font-size="11.00pt" fo:font-weight="normal" fo:font-family="Calibri" style:font-family-asian="Calibri" style:font-family-complex="Calibri" fo:background-color="transparent" style:use-window-font-color="true"/>
    </style:style>
    <style:style style:name="T83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35"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1.50pt" fo:font-weight="normal" fo:font-family="'Century Schoolbook'" style:font-family-asian="'Century Schoolbook'" style:font-family-complex="'Century Schoolbook'" fo:background-color="transparent" style:use-window-font-color="true"/>
    </style:style>
    <style:style style:name="T838"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839"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840" style:family="text">
      <style:text-properties fo:font-size="11.50pt" fo:font-weight="normal" fo:font-family="'Century Schoolbook'" style:font-family-asian="'Century Schoolbook'" style:font-family-complex="'Century Schoolbook'" fo:background-color="transparent" style:use-window-font-color="true"/>
    </style:style>
    <style:style style:name="T841" style:family="text">
      <style:text-properties fo:font-size="11.50pt" fo:font-weight="bold" fo:font-family="'Century Schoolbook'" style:font-family-asian="'Century Schoolbook'" style:font-family-complex="'Century Schoolbook'" fo:background-color="transparent" style:use-window-font-color="true"/>
    </style:style>
    <style:style style:name="T842" style:family="text">
      <style:text-properties fo:font-size="11.50pt" fo:font-weight="normal" fo:font-family="'Century Schoolbook'" style:font-family-asian="'Century Schoolbook'" style:font-family-complex="'Century Schoolbook'" fo:background-color="transparent" style:use-window-font-color="true"/>
    </style:style>
    <style:style style:name="T843" style:family="text">
      <style:text-properties fo:font-size="11.50pt" fo:font-weight="bold" fo:font-family="'Century Schoolbook'" style:font-family-asian="'Century Schoolbook'" style:font-family-complex="'Century Schoolbook'" fo:background-color="transparent" style:use-window-font-color="true"/>
    </style:style>
    <style:style style:name="T844" style:family="text">
      <style:text-properties fo:font-size="11.50pt" fo:font-weight="normal" fo:font-family="'Century Schoolbook'" style:font-family-asian="'Century Schoolbook'" style:font-family-complex="'Century Schoolbook'" fo:background-color="transparent" style:use-window-font-color="true"/>
    </style:style>
    <style:style style:name="T845" style:family="text">
      <style:text-properties fo:font-size="11.50pt" fo:font-weight="bold" fo:font-family="'Century Schoolbook'" style:font-family-asian="'Century Schoolbook'" style:font-family-complex="'Century Schoolbook'" fo:background-color="transparent" style:use-window-font-color="true"/>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1.00pt" fo:font-weight="bold" fo:font-family="'Century Schoolbook'" style:font-family-asian="'Century Schoolbook'" style:font-family-complex="'Century Schoolbook'" fo:background-color="transparent" style:use-window-font-color="true"/>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1.00pt" fo:font-weight="bold" fo:font-family="'Century Schoolbook'" style:font-family-asian="'Century Schoolbook'" style:font-family-complex="'Century Schoolbook'" fo:background-color="transparent" style:use-window-font-color="tru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0.00pt" fo:font-weight="normal" fo:font-family="'Century Schoolbook'" style:font-family-asian="'Century Schoolbook'" style:font-family-complex="'Century Schoolbook'" fo:background-color="transparent" style:use-window-font-color="true"/>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0.00pt" fo:font-weight="normal" fo:font-family="'Century Schoolbook'" style:font-family-asian="'Century Schoolbook'" style:font-family-complex="'Century Schoolbook'" fo:background-color="transparent" style:use-window-font-color="true"/>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4.00pt" fo:font-weight="normal" fo:font-family="'Century Schoolbook'" style:font-family-asian="'Century Schoolbook'" style:font-family-complex="'Century Schoolbook'" fo:background-color="transparent" style:use-window-font-color="true"/>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1.00pt" fo:font-weight="normal" fo:font-family="'Century Schoolbook'" style:font-family-asian="'Century Schoolbook'" style:font-family-complex="'Century Schoolbook'" fo:background-color="transparent" style:use-window-font-color="true"/>
    </style:style>
    <style:style style:name="T858" style:family="text">
      <style:text-properties fo:font-size="11.00pt" fo:font-weight="normal" fo:font-family="Calibri" style:font-family-asian="Calibri" style:font-family-complex="Calibri" fo:background-color="transparent" style:use-window-font-color="true"/>
    </style:style>
    <style:style style:name="T859" style:family="text">
      <style:text-properties fo:font-size="11.00pt" fo:font-weight="bold" fo:font-family="'Century Schoolbook'" style:font-family-asian="'Century Schoolbook'" style:font-family-complex="'Century Schoolbook'" fo:background-color="#ffffff" style:use-window-font-color="true"/>
    </style:style>
    <style:style style:name="T860" style:family="text">
      <style:text-properties fo:font-size="11.00pt" fo:font-weight="normal" fo:font-family="Calibri" style:font-family-asian="Calibri" style:font-family-complex="Calibri" fo:background-color="transparent" style:use-window-font-color="true"/>
    </style:style>
    <style:style style:name="T86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86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863" style:family="text">
      <style:text-properties fo:font-size="11.00pt" fo:font-weight="normal" fo:font-family="Calibri" style:font-family-asian="Calibri" style:font-family-complex="Calibri" fo:background-color="transparent" style:use-window-font-color="true"/>
    </style:style>
    <style:style style:name="T864" style:family="text">
      <style:text-properties fo:font-size="11.50pt" fo:font-weight="normal" fo:font-family="'Century Schoolbook'" style:font-family-asian="'Century Schoolbook'" style:font-family-complex="'Century Schoolbook'" fo:background-color="transparent" style:use-window-font-color="true"/>
    </style:style>
    <style:style style:name="T865" style:family="text">
      <style:text-properties fo:font-size="11.50pt" fo:font-weight="bold" fo:font-family="'Century Schoolbook'" style:font-family-asian="'Century Schoolbook'" style:font-family-complex="'Century Schoolbook'" fo:background-color="transparent" style:use-window-font-color="true"/>
    </style:style>
    <style:style style:name="T866" style:family="text">
      <style:text-properties fo:font-size="11.00pt" fo:font-weight="normal" fo:font-family="Calibri" style:font-family-asian="Calibri" style:font-family-complex="Calibri" fo:background-color="transparent" style:use-window-font-color="true"/>
    </style:style>
    <style:style style:name="T867" style:family="text">
      <style:text-properties fo:font-size="12.00pt" fo:font-weight="bold" fo:font-family="'Century Schoolbook'" style:font-family-asian="'Century Schoolbook'" style:font-family-complex="'Century Schoolbook'" fo:background-color="transparent" style:use-window-font-color="true"/>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2.00pt" fo:font-weight="bold" fo:font-family="'Century Schoolbook'" style:font-family-asian="'Century Schoolbook'" style:font-family-complex="'Century Schoolbook'" fo:background-color="transparent" style:use-window-font-color="true"/>
    </style:style>
    <style:style style:name="T870" style:family="text">
      <style:text-properties fo:font-size="11.00pt" fo:font-weight="normal" fo:font-family="Calibri" style:font-family-asian="Calibri" style:font-family-complex="Calibri" fo:background-color="transparent" style:use-window-font-color="true"/>
    </style:style>
    <style:style style:name="T871" style:family="text">
      <style:text-properties fo:font-size="10.00pt" fo:font-weight="normal" fo:font-family="'Century Schoolbook'" style:font-family-asian="'Century Schoolbook'" style:font-family-complex="'Century Schoolbook'" fo:background-color="transparent" style:use-window-font-color="true"/>
    </style:style>
    <style:style style:name="T872" style:family="text">
      <style:text-properties fo:font-size="11.00pt" fo:font-weight="normal" fo:font-family="Calibri" style:font-family-asian="Calibri" style:font-family-complex="Calibri" fo:background-color="transparent" style:use-window-font-color="true"/>
    </style:style>
    <style:style style:name="T873" style:family="text">
      <style:text-properties fo:font-size="10.00pt" fo:font-weight="normal" fo:font-family="'Century Schoolbook'" style:font-family-asian="'Century Schoolbook'" style:font-family-complex="'Century Schoolbook'" fo:background-color="transparent" style:use-window-font-color="true"/>
    </style:style>
    <style:style style:name="T874" style:family="text">
      <style:text-properties fo:font-size="11.00pt" fo:font-weight="normal" fo:font-family="Calibri" style:font-family-asian="Calibri" style:font-family-complex="Calibri" fo:background-color="transparent" style:use-window-font-color="true"/>
    </style:style>
    <style:style style:name="T875" style:family="text">
      <style:text-properties fo:font-size="11.50pt" fo:font-weight="normal" fo:font-family="'Century Schoolbook'" style:font-family-asian="'Century Schoolbook'" style:font-family-complex="'Century Schoolbook'" fo:background-color="transparent" style:use-window-font-color="true"/>
    </style:style>
    <style:style style:name="T876" style:family="text">
      <style:text-properties fo:font-size="14.00pt" fo:font-weight="normal" fo:font-family="'Century Schoolbook'" style:font-family-asian="'Century Schoolbook'" style:font-family-complex="'Century Schoolbook'" fo:background-color="transparent" style:use-window-font-color="true"/>
    </style:style>
    <style:style style:name="T877" style:family="text">
      <style:text-properties fo:font-size="11.00pt" fo:font-weight="normal" fo:font-family="Calibri" style:font-family-asian="Calibri" style:font-family-complex="Calibri" fo:background-color="transparent" style:use-window-font-color="true"/>
    </style:style>
    <style:style style:name="T878" style:family="text">
      <style:text-properties fo:font-size="14.00pt" fo:font-weight="normal" fo:font-family="'Century Schoolbook'" style:font-family-asian="'Century Schoolbook'" style:font-family-complex="'Century Schoolbook'" fo:background-color="transparent" style:use-window-font-color="true"/>
    </style:style>
    <style:style style:name="T879" style:family="text">
      <style:text-properties fo:font-size="11.00pt" fo:font-weight="normal" fo:font-family="Calibri" style:font-family-asian="Calibri" style:font-family-complex="Calibri" fo:background-color="transparent" style:use-window-font-color="true"/>
    </style:style>
    <style:style style:name="T88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1.00pt" fo:font-weight="bold" fo:font-family="'Century Schoolbook'" style:font-family-asian="'Century Schoolbook'" style:font-family-complex="'Century Schoolbook'" fo:background-color="#ffffff" style:use-window-font-color="true"/>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885" style:family="text">
      <style:text-properties fo:font-size="11.50pt" fo:font-weight="normal" fo:font-family="'Century Schoolbook'" style:font-family-asian="'Century Schoolbook'" style:font-family-complex="'Century Schoolbook'" fo:background-color="transparent" style:use-window-font-color="true"/>
    </style:style>
    <style:style style:name="T886" style:family="text">
      <style:text-properties fo:font-size="11.00pt" fo:font-weight="normal" fo:font-family="'Century Schoolbook'" style:font-family-asian="'Century Schoolbook'" style:font-family-complex="'Century Schoolbook'" fo:background-color="transparent" style:use-window-font-color="true"/>
    </style:style>
    <style:style style:name="T887" style:family="text">
      <style:text-properties fo:font-size="11.00pt" fo:font-weight="normal" fo:font-family="Calibri" style:font-family-asian="Calibri" style:font-family-complex="Calibri" fo:background-color="transparent" style:use-window-font-color="true"/>
    </style:style>
    <style:style style:name="T888" style:family="text">
      <style:text-properties fo:font-size="14.00pt" fo:font-weight="normal" fo:font-family="'Century Schoolbook'" style:font-family-asian="'Century Schoolbook'" style:font-family-complex="'Century Schoolbook'" fo:background-color="transparent" style:use-window-font-color="true"/>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4.00pt" fo:font-weight="normal" fo:font-family="'Century Schoolbook'" style:font-family-asian="'Century Schoolbook'" style:font-family-complex="'Century Schoolbook'" fo:background-color="transparent" style:use-window-font-color="true"/>
    </style:style>
    <style:style style:name="T891" style:family="text">
      <style:text-properties fo:font-size="11.00pt" fo:font-weight="normal" fo:font-family="'Century Schoolbook'" style:font-family-asian="'Century Schoolbook'" style:font-family-complex="'Century Schoolbook'" fo:background-color="transparent" style:use-window-font-color="true"/>
    </style:style>
    <style:style style:name="T892" style:family="text">
      <style:text-properties fo:font-size="11.00pt" fo:font-weight="normal" fo:font-family="Calibri" style:font-family-asian="Calibri" style:font-family-complex="Calibri" fo:background-color="transparent" style:use-window-font-color="true"/>
    </style:style>
    <style:style style:name="T893" style:family="text">
      <style:text-properties fo:font-size="12.00pt" fo:font-weight="normal" fo:font-family="'Century Schoolbook'" style:font-family-asian="'Century Schoolbook'" style:font-family-complex="'Century Schoolbook'" fo:background-color="transparent" fo:color="#1f4d78"/>
    </style:style>
    <style:style style:name="T894" style:family="text">
      <style:text-properties fo:font-size="11.00pt" fo:font-weight="normal" fo:font-family="Calibri" style:font-family-asian="Calibri" style:font-family-complex="Calibri" fo:background-color="transparent" style:use-window-font-color="true"/>
    </style:style>
    <style:style style:name="T89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9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9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9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89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0"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1"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2"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3"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4"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0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10"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11"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12"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913" style:family="text">
      <style:text-properties fo:font-size="11.00pt" fo:font-weight="normal" fo:font-family="Calibri" style:font-family-asian="Calibri" style:font-family-complex="Calibri" fo:background-color="transparent" style:use-window-font-color="true"/>
    </style:style>
    <style:style style:name="T91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915" style:family="text">
      <style:text-properties fo:font-size="11.00pt" fo:font-weight="normal" fo:font-family="Calibri" style:font-family-asian="Calibri" style:font-family-complex="Calibri" fo:background-color="transparent" style:use-window-font-color="true"/>
    </style:style>
    <style:style style:name="T916" style:family="text">
      <style:text-properties fo:font-size="11.00pt" fo:font-weight="normal" fo:font-family="'Century Schoolbook'" style:font-family-asian="'Century Schoolbook'" style:font-family-complex="'Century Schoolbook'" fo:background-color="transparent" style:use-window-font-color="true"/>
    </style:style>
    <style:style style:name="T917" style:family="text">
      <style:text-properties fo:font-size="11.00pt" fo:font-weight="normal" fo:font-family="Calibri" style:font-family-asian="Calibri" style:font-family-complex="Calibri" fo:background-color="transparent" style:use-window-font-color="true"/>
    </style:style>
    <style:style style:name="T918" style:family="text">
      <style:text-properties fo:font-size="11.00pt" fo:font-weight="bold" fo:font-family="'Century Schoolbook'" style:font-family-asian="'Century Schoolbook'" style:font-family-complex="'Century Schoolbook'" fo:background-color="#ffffff" style:use-window-font-color="true"/>
    </style:style>
    <style:style style:name="T919" style:family="text">
      <style:text-properties fo:font-size="11.00pt" fo:font-weight="normal" fo:font-family="Calibri" style:font-family-asian="Calibri" style:font-family-complex="Calibri" fo:background-color="transparent" style:use-window-font-color="true"/>
    </style:style>
    <style:style style:name="T92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92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922" style:family="text">
      <style:text-properties fo:font-size="11.00pt" fo:font-weight="normal" fo:font-family="Calibri" style:font-family-asian="Calibri" style:font-family-complex="Calibri" fo:background-color="transparent" style:use-window-font-color="true"/>
    </style:style>
    <style:style style:name="T923" style:family="text">
      <style:text-properties fo:font-size="11.50pt" fo:font-weight="normal" fo:font-family="'Century Schoolbook'" style:font-family-asian="'Century Schoolbook'" style:font-family-complex="'Century Schoolbook'" fo:background-color="transparent" style:use-window-font-color="true"/>
    </style:style>
    <style:style style:name="T924" style:family="text">
      <style:text-properties fo:font-size="11.50pt" fo:font-weight="bold" fo:font-family="'Century Schoolbook'" style:font-family-asian="'Century Schoolbook'" style:font-family-complex="'Century Schoolbook'" fo:background-color="transparent" style:use-window-font-color="true"/>
    </style:style>
    <style:style style:name="T925" style:family="text">
      <style:text-properties fo:font-size="11.00pt" fo:font-weight="normal" fo:font-family="Calibri" style:font-family-asian="Calibri" style:font-family-complex="Calibri" fo:background-color="transparent" style:use-window-font-color="true"/>
    </style:style>
    <style:style style:name="T926" style:family="text">
      <style:text-properties fo:font-size="12.00pt" fo:font-weight="bold" fo:font-family="'Century Schoolbook'" style:font-family-asian="'Century Schoolbook'" style:font-family-complex="'Century Schoolbook'" fo:background-color="transparent" style:use-window-font-color="true"/>
    </style:style>
    <style:style style:name="T927" style:family="text">
      <style:text-properties fo:font-size="11.00pt" fo:font-weight="normal" fo:font-family="Calibri" style:font-family-asian="Calibri" style:font-family-complex="Calibri" fo:background-color="transparent" style:use-window-font-color="true"/>
    </style:style>
    <style:style style:name="T928" style:family="text">
      <style:text-properties fo:font-size="12.00pt" fo:font-weight="bold" fo:font-family="'Century Schoolbook'" style:font-family-asian="'Century Schoolbook'" style:font-family-complex="'Century Schoolbook'" fo:background-color="transparent" style:use-window-font-color="true"/>
    </style:style>
    <style:style style:name="T929" style:family="text">
      <style:text-properties fo:font-size="11.00pt" fo:font-weight="normal" fo:font-family="Calibri" style:font-family-asian="Calibri" style:font-family-complex="Calibri" fo:background-color="transparent" style:use-window-font-color="true"/>
    </style:style>
    <style:style style:name="T930" style:family="text">
      <style:text-properties fo:font-size="10.00pt" fo:font-weight="normal" fo:font-family="'Century Schoolbook'" style:font-family-asian="'Century Schoolbook'" style:font-family-complex="'Century Schoolbook'" fo:background-color="transparent" style:use-window-font-color="true"/>
    </style:style>
    <style:style style:name="T931" style:family="text">
      <style:text-properties fo:font-size="11.00pt" fo:font-weight="normal" fo:font-family="Calibri" style:font-family-asian="Calibri" style:font-family-complex="Calibri" fo:background-color="transparent" style:use-window-font-color="true"/>
    </style:style>
    <style:style style:name="T932" style:family="text">
      <style:text-properties fo:font-size="10.00pt" fo:font-weight="normal" fo:font-family="'Century Schoolbook'" style:font-family-asian="'Century Schoolbook'" style:font-family-complex="'Century Schoolbook'" fo:background-color="transparent" style:use-window-font-color="true"/>
    </style:style>
    <style:style style:name="T933" style:family="text">
      <style:text-properties fo:font-size="11.00pt" fo:font-weight="normal" fo:font-family="Calibri" style:font-family-asian="Calibri" style:font-family-complex="Calibri" fo:background-color="transparent" style:use-window-font-color="true"/>
    </style:style>
    <style:style style:name="T934" style:family="text">
      <style:text-properties fo:font-size="11.00pt" fo:font-weight="normal" fo:font-family="'Century Schoolbook'" style:font-family-asian="'Century Schoolbook'" style:font-family-complex="'Century Schoolbook'" fo:background-color="transparent" style:use-window-font-color="true"/>
    </style:style>
    <style:style style:name="T935" style:family="text">
      <style:text-properties fo:font-size="11.00pt" fo:font-weight="normal" fo:font-family="Calibri" style:font-family-asian="Calibri" style:font-family-complex="Calibri" fo:background-color="transparent" style:use-window-font-color="true"/>
    </style:style>
    <style:style style:name="T936" style:family="text">
      <style:text-properties fo:font-size="11.00pt" fo:font-weight="normal" fo:font-family="'Century Schoolbook'" style:font-family-asian="'Century Schoolbook'" style:font-family-complex="'Century Schoolbook'" fo:background-color="transparent" style:use-window-font-color="true"/>
    </style:style>
    <style:style style:name="T937" style:family="text">
      <style:text-properties fo:font-size="11.00pt" fo:font-weight="normal" fo:font-family="'Times New Roman'" style:font-family-asian="'Times New Roman'" style:font-family-complex="'Times New Roman'" fo:background-color="transparent" style:use-window-font-color="true"/>
    </style:style>
    <style:style style:name="T938" style:family="text">
      <style:text-properties fo:font-size="11.00pt" fo:font-weight="normal" fo:font-family="'Century Schoolbook'" style:font-family-asian="'Century Schoolbook'" style:font-family-complex="'Century Schoolbook'" fo:background-color="transparent" style:use-window-font-color="true"/>
    </style:style>
    <style:style style:name="T939" style:family="text">
      <style:text-properties fo:font-size="11.00pt" fo:font-weight="normal" fo:font-family="'Times New Roman'" style:font-family-asian="'Times New Roman'" style:font-family-complex="'Times New Roman'" fo:background-color="transparent" style:use-window-font-color="true"/>
    </style:style>
    <style:style style:name="T940" style:family="text">
      <style:text-properties fo:font-size="11.00pt" fo:font-weight="normal" fo:font-family="'Century Schoolbook'" style:font-family-asian="'Century Schoolbook'" style:font-family-complex="'Century Schoolbook'" fo:background-color="transparent" style:use-window-font-color="true"/>
    </style:style>
    <style:style style:name="T941" style:family="text">
      <style:text-properties fo:font-size="11.00pt" fo:font-weight="normal" fo:font-family="'Times New Roman'" style:font-family-asian="'Times New Roman'" style:font-family-complex="'Times New Roman'" fo:background-color="transparent" style:use-window-font-color="true"/>
    </style:style>
    <style:style style:name="T942" style:family="text">
      <style:text-properties fo:font-size="11.00pt" fo:font-weight="normal" fo:font-family="'Century Schoolbook'" style:font-family-asian="'Century Schoolbook'" style:font-family-complex="'Century Schoolbook'" fo:background-color="transparent" style:use-window-font-color="true"/>
    </style:style>
    <style:style style:name="T943" style:family="text">
      <style:text-properties fo:font-size="11.00pt" fo:font-weight="normal" fo:font-family="'Times New Roman'" style:font-family-asian="'Times New Roman'" style:font-family-complex="'Times New Roman'" fo:background-color="transparent" style:use-window-font-color="true"/>
    </style:style>
    <style:style style:name="T944" style:family="text">
      <style:text-properties fo:font-size="11.00pt" fo:font-weight="normal" fo:font-family="'Century Schoolbook'" style:font-family-asian="'Century Schoolbook'" style:font-family-complex="'Century Schoolbook'" fo:background-color="transparent" style:use-window-font-color="true"/>
    </style:style>
    <style:style style:name="T945" style:family="text">
      <style:text-properties fo:font-size="11.00pt" fo:font-weight="normal" fo:font-family="Calibri" style:font-family-asian="Calibri" style:font-family-complex="Calibri" fo:background-color="transparent" style:use-window-font-color="true"/>
    </style:style>
    <style:style style:name="T946" style:family="text">
      <style:text-properties fo:font-size="11.00pt" fo:font-weight="normal" fo:font-family="'Century Schoolbook'" style:font-family-asian="'Century Schoolbook'" style:font-family-complex="'Century Schoolbook'" fo:background-color="transparent" style:use-window-font-color="true"/>
    </style:style>
    <style:style style:name="T947" style:family="text">
      <style:text-properties fo:font-size="11.00pt" fo:font-weight="normal" fo:font-family="Calibri" style:font-family-asian="Calibri" style:font-family-complex="Calibri" fo:background-color="transparent" style:use-window-font-color="true"/>
    </style:style>
    <style:style style:name="T948" style:family="text">
      <style:text-properties fo:font-size="11.00pt" fo:font-weight="bold" fo:font-family="'Century Schoolbook'" style:font-family-asian="'Century Schoolbook'" style:font-family-complex="'Century Schoolbook'" fo:background-color="#ffffff" style:use-window-font-color="true"/>
    </style:style>
    <style:style style:name="T949" style:family="text">
      <style:text-properties fo:font-size="11.00pt" fo:font-weight="normal" fo:font-family="Calibri" style:font-family-asian="Calibri" style:font-family-complex="Calibri" fo:background-color="transparent" style:use-window-font-color="true"/>
    </style:style>
    <style:style style:name="T95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95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95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953" style:family="text">
      <style:text-properties fo:font-size="11.50pt" fo:font-weight="normal" fo:font-family="'Century Schoolbook'" style:font-family-asian="'Century Schoolbook'" style:font-family-complex="'Century Schoolbook'" fo:background-color="transparent" fo:color="#001a1e"/>
    </style:style>
    <style:style style:name="T954" style:family="text">
      <style:text-properties fo:font-size="11.50pt" fo:font-weight="bold" fo:font-family="'Century Schoolbook'" style:font-family-asian="'Century Schoolbook'" style:font-family-complex="'Century Schoolbook'" fo:background-color="transparent" fo:color="#001a1e"/>
    </style:style>
    <style:style style:name="T955" style:family="text">
      <style:text-properties fo:font-size="11.00pt" fo:font-weight="normal" fo:font-family="Calibri" style:font-family-asian="Calibri" style:font-family-complex="Calibri" fo:background-color="transparent" style:use-window-font-color="true"/>
    </style:style>
    <style:style style:name="T956" style:family="text">
      <style:text-properties fo:font-size="11.50pt" fo:font-weight="bold" fo:font-family="'Century Schoolbook'" style:font-family-asian="'Century Schoolbook'" style:font-family-complex="'Century Schoolbook'" fo:background-color="transparent" style:use-window-font-color="true"/>
    </style:style>
    <style:style style:name="T957" style:family="text">
      <style:text-properties fo:font-size="11.00pt" fo:font-weight="normal" fo:font-family="Calibri" style:font-family-asian="Calibri" style:font-family-complex="Calibri" fo:background-color="transparent" style:use-window-font-color="true"/>
    </style:style>
    <style:style style:name="T958" style:family="text">
      <style:text-properties fo:font-size="11.50pt" fo:font-weight="bold" fo:font-family="'Century Schoolbook'" style:font-family-asian="'Century Schoolbook'" style:font-family-complex="'Century Schoolbook'" fo:background-color="transparent" style:use-window-font-color="true"/>
    </style:style>
    <style:style style:name="T959" style:family="text">
      <style:text-properties fo:font-size="11.00pt" fo:font-weight="normal" fo:font-family="Calibri" style:font-family-asian="Calibri" style:font-family-complex="Calibri" fo:background-color="transparent" style:use-window-font-color="true"/>
    </style:style>
    <style:style style:name="T960" style:family="text">
      <style:text-properties fo:font-size="11.50pt" fo:font-weight="normal" fo:font-family="'Century Schoolbook'" style:font-family-asian="'Century Schoolbook'" style:font-family-complex="'Century Schoolbook'" fo:background-color="transparent" fo:color="#1d2125"/>
    </style:style>
    <style:style style:name="T961" style:family="text">
      <style:text-properties fo:font-size="11.00pt" fo:font-weight="normal" fo:font-family="Calibri" style:font-family-asian="Calibri" style:font-family-complex="Calibri" fo:background-color="transparent" style:use-window-font-color="true"/>
    </style:style>
    <style:style style:name="T962" style:family="text">
      <style:text-properties fo:font-size="11.50pt" fo:font-weight="normal" fo:font-family="'Century Schoolbook'" style:font-family-asian="'Century Schoolbook'" style:font-family-complex="'Century Schoolbook'" fo:background-color="transparent" fo:color="#1d2125"/>
    </style:style>
    <style:style style:name="T963" style:family="text">
      <style:text-properties fo:font-size="11.00pt" fo:font-weight="normal" fo:font-family="Calibri" style:font-family-asian="Calibri" style:font-family-complex="Calibri" fo:background-color="transparent" style:use-window-font-color="true"/>
    </style:style>
    <style:style style:name="T964" style:family="text">
      <style:text-properties fo:font-size="11.50pt" fo:font-weight="normal" fo:font-family="'Century Schoolbook'" style:font-family-asian="'Century Schoolbook'" style:font-family-complex="'Century Schoolbook'" fo:background-color="transparent" fo:color="#1d2125"/>
    </style:style>
    <style:style style:name="T965" style:family="text">
      <style:text-properties fo:font-size="11.00pt" fo:font-weight="normal" fo:font-family="Calibri" style:font-family-asian="Calibri" style:font-family-complex="Calibri" fo:background-color="transparent" style:use-window-font-color="true"/>
    </style:style>
    <style:style style:name="T966" style:family="text">
      <style:text-properties fo:font-size="11.50pt" fo:font-weight="normal" fo:font-family="'Century Schoolbook'" style:font-family-asian="'Century Schoolbook'" style:font-family-complex="'Century Schoolbook'" fo:background-color="transparent" fo:color="#1d2125"/>
    </style:style>
    <style:style style:name="T967" style:family="text">
      <style:text-properties fo:font-size="11.00pt" fo:font-weight="normal" fo:font-family="Calibri" style:font-family-asian="Calibri" style:font-family-complex="Calibri" fo:background-color="transparent" style:use-window-font-color="true"/>
    </style:style>
    <style:style style:name="T968" style:family="text">
      <style:text-properties fo:font-size="11.50pt" fo:font-weight="normal" fo:font-family="'Century Schoolbook'" style:font-family-asian="'Century Schoolbook'" style:font-family-complex="'Century Schoolbook'" fo:background-color="transparent" fo:color="#1d2125"/>
    </style:style>
    <style:style style:name="T969" style:family="text">
      <style:text-properties fo:font-size="11.00pt" fo:font-weight="normal" fo:font-family="Calibri" style:font-family-asian="Calibri" style:font-family-complex="Calibri" fo:background-color="transparent" style:use-window-font-color="true"/>
    </style:style>
    <style:style style:name="T970" style:family="text">
      <style:text-properties fo:font-size="11.50pt" fo:font-weight="normal" fo:font-family="'Century Schoolbook'" style:font-family-asian="'Century Schoolbook'" style:font-family-complex="'Century Schoolbook'" fo:background-color="transparent" fo:color="#1d2125"/>
    </style:style>
    <style:style style:name="T971" style:family="text">
      <style:text-properties fo:font-size="11.00pt" fo:font-weight="normal" fo:font-family="Calibri" style:font-family-asian="Calibri" style:font-family-complex="Calibri" fo:background-color="transparent" style:use-window-font-color="true"/>
    </style:style>
    <style:style style:name="T972" style:family="text">
      <style:text-properties fo:font-size="11.50pt" fo:font-weight="normal" fo:font-family="'Century Schoolbook'" style:font-family-asian="'Century Schoolbook'" style:font-family-complex="'Century Schoolbook'" fo:background-color="transparent" fo:color="#1d2125"/>
    </style:style>
    <style:style style:name="T973" style:family="text">
      <style:text-properties fo:font-size="11.00pt" fo:font-weight="normal" fo:font-family="Calibri" style:font-family-asian="Calibri" style:font-family-complex="Calibri" fo:background-color="transparent" style:use-window-font-color="true"/>
    </style:style>
    <style:style style:name="T974" style:family="text">
      <style:text-properties fo:font-size="11.50pt" fo:font-weight="normal" fo:font-family="'Century Schoolbook'" style:font-family-asian="'Century Schoolbook'" style:font-family-complex="'Century Schoolbook'" fo:background-color="transparent" fo:color="#1d2125"/>
    </style:style>
    <style:style style:name="T975" style:family="text">
      <style:text-properties fo:font-size="11.00pt" fo:font-weight="normal" fo:font-family="Calibri" style:font-family-asian="Calibri" style:font-family-complex="Calibri" fo:background-color="transparent" style:use-window-font-color="true"/>
    </style:style>
    <style:style style:name="T976" style:family="text">
      <style:text-properties fo:font-size="11.50pt" fo:font-weight="normal" fo:font-family="'Century Schoolbook'" style:font-family-asian="'Century Schoolbook'" style:font-family-complex="'Century Schoolbook'" fo:background-color="transparent" style:use-window-font-color="true"/>
    </style:style>
    <style:style style:name="T977" style:family="text">
      <style:text-properties fo:font-size="11.50pt" fo:font-weight="normal" fo:font-family="'Times New Roman'" style:font-family-asian="'Times New Roman'" style:font-family-complex="'Times New Roman'" fo:background-color="transparent" style:use-window-font-color="true"/>
    </style:style>
    <style:style style:name="T978" style:family="text">
      <style:text-properties fo:font-size="11.50pt" fo:font-weight="normal" fo:font-family="'Century Schoolbook'" style:font-family-asian="'Century Schoolbook'" style:font-family-complex="'Century Schoolbook'" fo:background-color="transparent" style:use-window-font-color="true"/>
    </style:style>
    <style:style style:name="T979" style:family="text">
      <style:text-properties fo:font-size="11.50pt" fo:font-weight="normal" fo:font-family="'Times New Roman'" style:font-family-asian="'Times New Roman'" style:font-family-complex="'Times New Roman'" fo:background-color="transparent" style:use-window-font-color="true"/>
    </style:style>
    <style:style style:name="T980" style:family="text">
      <style:text-properties fo:font-size="11.50pt" fo:font-weight="normal" fo:font-family="'Century Schoolbook'" style:font-family-asian="'Century Schoolbook'" style:font-family-complex="'Century Schoolbook'" fo:background-color="transparent" style:use-window-font-color="true"/>
    </style:style>
    <style:style style:name="T981" style:family="text">
      <style:text-properties fo:font-size="11.50pt" fo:font-weight="normal" fo:font-family="'Times New Roman'" style:font-family-asian="'Times New Roman'" style:font-family-complex="'Times New Roman'" fo:background-color="transparent" style:use-window-font-color="true"/>
    </style:style>
    <style:style style:name="T982" style:family="text">
      <style:text-properties fo:font-size="11.50pt" fo:font-weight="normal" fo:font-family="'Century Schoolbook'" style:font-family-asian="'Century Schoolbook'" style:font-family-complex="'Century Schoolbook'" fo:background-color="transparent" style:use-window-font-color="true"/>
    </style:style>
    <style:style style:name="T983" style:family="text">
      <style:text-properties fo:font-size="11.50pt" fo:font-weight="normal" fo:font-family="'Times New Roman'" style:font-family-asian="'Times New Roman'" style:font-family-complex="'Times New Roman'" fo:background-color="transparent" style:use-window-font-color="true"/>
    </style:style>
    <style:style style:name="T984" style:family="text">
      <style:text-properties fo:font-size="11.50pt" fo:font-weight="normal" fo:font-family="'Century Schoolbook'" style:font-family-asian="'Century Schoolbook'" style:font-family-complex="'Century Schoolbook'" fo:background-color="transparent" style:use-window-font-color="true"/>
    </style:style>
    <style:style style:name="T985" style:family="text">
      <style:text-properties fo:font-size="11.50pt" fo:font-weight="normal" fo:font-family="'Times New Roman'" style:font-family-asian="'Times New Roman'" style:font-family-complex="'Times New Roman'" fo:background-color="transparent" style:use-window-font-color="true"/>
    </style:style>
    <style:style style:name="T986" style:family="text">
      <style:text-properties fo:font-size="11.50pt" fo:font-weight="normal" fo:font-family="'Century Schoolbook'" style:font-family-asian="'Century Schoolbook'" style:font-family-complex="'Century Schoolbook'" fo:background-color="transparent" style:use-window-font-color="true"/>
    </style:style>
    <style:style style:name="T987" style:family="text">
      <style:text-properties fo:font-size="11.50pt" fo:font-weight="normal" fo:font-family="'Times New Roman'" style:font-family-asian="'Times New Roman'" style:font-family-complex="'Times New Roman'" fo:background-color="transparent" style:use-window-font-color="true"/>
    </style:style>
    <style:style style:name="T988" style:family="text">
      <style:text-properties fo:font-size="11.50pt" fo:font-weight="normal" fo:font-family="'Century Schoolbook'" style:font-family-asian="'Century Schoolbook'" style:font-family-complex="'Century Schoolbook'" fo:background-color="transparent" style:use-window-font-color="true"/>
    </style:style>
    <style:style style:name="T989" style:family="text">
      <style:text-properties fo:font-size="11.00pt" fo:font-weight="normal" fo:font-family="Calibri" style:font-family-asian="Calibri" style:font-family-complex="Calibri" fo:background-color="transparent" style:use-window-font-color="true"/>
    </style:style>
    <style:style style:name="T99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991" style:family="text">
      <style:text-properties fo:font-size="11.00pt" fo:font-weight="normal" fo:font-family="Calibri" style:font-family-asian="Calibri" style:font-family-complex="Calibri" fo:background-color="transparent" style:use-window-font-color="true"/>
    </style:style>
    <style:style style:name="T99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993" style:family="text">
      <style:text-properties fo:font-size="11.00pt" fo:font-weight="normal" fo:font-family="Calibri" style:font-family-asian="Calibri" style:font-family-complex="Calibri" fo:background-color="transparent" style:use-window-font-color="true"/>
    </style:style>
    <style:style style:name="T994" style:family="text">
      <style:text-properties fo:font-size="11.00pt" fo:font-weight="bold" fo:font-family="'Century Schoolbook'" style:font-family-asian="'Century Schoolbook'" style:font-family-complex="'Century Schoolbook'" fo:background-color="#ffffff" style:use-window-font-color="true"/>
    </style:style>
    <style:style style:name="T995" style:family="text">
      <style:text-properties fo:font-size="11.00pt" fo:font-weight="normal" fo:font-family="Calibri" style:font-family-asian="Calibri" style:font-family-complex="Calibri" fo:background-color="transparent" style:use-window-font-color="true"/>
    </style:style>
    <style:style style:name="T99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997" style:family="text">
      <style:text-properties fo:font-size="11.50pt" fo:font-weight="normal" fo:font-family="'Century Schoolbook'" style:font-family-asian="'Century Schoolbook'" style:font-family-complex="'Century Schoolbook'" fo:background-color="transparent" fo:color="#001a1e"/>
    </style:style>
    <style:style style:name="T998" style:family="text">
      <style:text-properties fo:font-size="11.00pt" fo:font-weight="normal" fo:font-family="Calibri" style:font-family-asian="Calibri" style:font-family-complex="Calibri" fo:background-color="transparent" style:use-window-font-color="true"/>
    </style:style>
    <style:style style:name="T999" style:family="text">
      <style:text-properties fo:font-size="11.50pt" fo:font-weight="bold" fo:font-family="'Century Schoolbook'" style:font-family-asian="'Century Schoolbook'" style:font-family-complex="'Century Schoolbook'" fo:background-color="transparent" fo:color="#001a1e"/>
    </style:style>
    <style:style style:name="T1000" style:family="text">
      <style:text-properties fo:font-size="11.00pt" fo:font-weight="normal" fo:font-family="Calibri" style:font-family-asian="Calibri" style:font-family-complex="Calibri" fo:background-color="transparent" style:use-window-font-color="true"/>
    </style:style>
    <style:style style:name="T1001" style:family="text">
      <style:text-properties fo:font-size="12.00pt" fo:font-weight="bold" fo:font-family="'Century Schoolbook'" style:font-family-asian="'Century Schoolbook'" style:font-family-complex="'Century Schoolbook'" fo:background-color="transparent" style:use-window-font-color="true"/>
    </style:style>
    <style:style style:name="T1002" style:family="text">
      <style:text-properties fo:font-size="11.00pt" fo:font-weight="normal" fo:font-family="Calibri" style:font-family-asian="Calibri" style:font-family-complex="Calibri" fo:background-color="transparent" style:use-window-font-color="true"/>
    </style:style>
    <style:style style:name="T1003" style:family="text">
      <style:text-properties fo:font-size="12.00pt" fo:font-weight="bold" fo:font-family="'Century Schoolbook'" style:font-family-asian="'Century Schoolbook'" style:font-family-complex="'Century Schoolbook'" fo:background-color="transparent" style:use-window-font-color="true"/>
    </style:style>
    <style:style style:name="T1004" style:family="text">
      <style:text-properties fo:font-size="11.00pt" fo:font-weight="normal" fo:font-family="Calibri" style:font-family-asian="Calibri" style:font-family-complex="Calibri" fo:background-color="transparent" style:use-window-font-color="true"/>
    </style:style>
    <style:style style:name="T1005" style:family="text">
      <style:text-properties fo:font-size="10.00pt" fo:font-weight="normal" fo:font-family="'Century Schoolbook'" style:font-family-asian="'Century Schoolbook'" style:font-family-complex="'Century Schoolbook'" fo:background-color="transparent" fo:color="#1d2125"/>
    </style:style>
    <style:style style:name="T1006" style:family="text">
      <style:text-properties fo:font-size="11.00pt" fo:font-weight="normal" fo:font-family="Calibri" style:font-family-asian="Calibri" style:font-family-complex="Calibri" fo:background-color="transparent" style:use-window-font-color="true"/>
    </style:style>
    <style:style style:name="T1007" style:family="text">
      <style:text-properties fo:font-size="10.00pt" fo:font-weight="normal" fo:font-family="'Century Schoolbook'" style:font-family-asian="'Century Schoolbook'" style:font-family-complex="'Century Schoolbook'" fo:background-color="transparent" fo:color="#1d2125"/>
    </style:style>
    <style:style style:name="T1008" style:family="text">
      <style:text-properties fo:font-size="11.00pt" fo:font-weight="normal" fo:font-family="Calibri" style:font-family-asian="Calibri" style:font-family-complex="Calibri" fo:background-color="transparent" style:use-window-font-color="true"/>
    </style:style>
    <style:style style:name="T1009" style:family="text">
      <style:text-properties fo:font-size="10.00pt" fo:font-weight="normal" fo:font-family="'Century Schoolbook'" style:font-family-asian="'Century Schoolbook'" style:font-family-complex="'Century Schoolbook'" fo:background-color="transparent" fo:color="#1d2125"/>
    </style:style>
    <style:style style:name="T1010" style:family="text">
      <style:text-properties fo:font-size="11.00pt" fo:font-weight="normal" fo:font-family="Calibri" style:font-family-asian="Calibri" style:font-family-complex="Calibri" fo:background-color="transparent" style:use-window-font-color="true"/>
    </style:style>
    <style:style style:name="T1011" style:family="text">
      <style:text-properties fo:font-size="10.00pt" fo:font-weight="normal" fo:font-family="'Century Schoolbook'" style:font-family-asian="'Century Schoolbook'" style:font-family-complex="'Century Schoolbook'" fo:background-color="transparent" fo:color="#1d2125"/>
    </style:style>
    <style:style style:name="T1012" style:family="text">
      <style:text-properties fo:font-size="11.00pt" fo:font-weight="normal" fo:font-family="Calibri" style:font-family-asian="Calibri" style:font-family-complex="Calibri" fo:background-color="transparent" style:use-window-font-color="true"/>
    </style:style>
    <style:style style:name="T1013" style:family="text">
      <style:text-properties fo:font-size="14.00pt" fo:font-weight="normal" fo:font-family="'Century Schoolbook'" style:font-family-asian="'Century Schoolbook'" style:font-family-complex="'Century Schoolbook'" fo:background-color="transparent" style:use-window-font-color="true"/>
    </style:style>
    <style:style style:name="T1014" style:family="text">
      <style:text-properties fo:font-size="14.00pt" fo:font-weight="normal" fo:font-family="'Times New Roman'" style:font-family-asian="'Times New Roman'" style:font-family-complex="'Times New Roman'" fo:background-color="transparent" style:use-window-font-color="true"/>
    </style:style>
    <style:style style:name="T1015" style:family="text">
      <style:text-properties fo:font-size="14.00pt" fo:font-weight="normal" fo:font-family="'Century Schoolbook'" style:font-family-asian="'Century Schoolbook'" style:font-family-complex="'Century Schoolbook'" fo:background-color="transparent" style:use-window-font-color="true"/>
    </style:style>
    <style:style style:name="T1016" style:family="text">
      <style:text-properties fo:font-size="14.00pt" fo:font-weight="normal" fo:font-family="'Times New Roman'" style:font-family-asian="'Times New Roman'" style:font-family-complex="'Times New Roman'" fo:background-color="transparent" style:use-window-font-color="true"/>
    </style:style>
    <style:style style:name="T1017" style:family="text">
      <style:text-properties fo:font-size="14.00pt" fo:font-weight="normal" fo:font-family="'Century Schoolbook'" style:font-family-asian="'Century Schoolbook'" style:font-family-complex="'Century Schoolbook'" fo:background-color="transparent" style:use-window-font-color="true"/>
    </style:style>
    <style:style style:name="T1018" style:family="text">
      <style:text-properties fo:font-size="14.00pt" fo:font-weight="normal" fo:font-family="'Times New Roman'" style:font-family-asian="'Times New Roman'" style:font-family-complex="'Times New Roman'" fo:background-color="transparent" style:use-window-font-color="true"/>
    </style:style>
    <style:style style:name="T1019" style:family="text">
      <style:text-properties fo:font-size="14.00pt" fo:font-weight="normal" fo:font-family="'Century Schoolbook'" style:font-family-asian="'Century Schoolbook'" style:font-family-complex="'Century Schoolbook'" fo:background-color="transparent" style:use-window-font-color="true"/>
    </style:style>
    <style:style style:name="T1020" style:family="text">
      <style:text-properties fo:font-size="14.00pt" fo:font-weight="normal" fo:font-family="'Times New Roman'" style:font-family-asian="'Times New Roman'" style:font-family-complex="'Times New Roman'" fo:background-color="transparent" style:use-window-font-color="true"/>
    </style:style>
    <style:style style:name="T1021" style:family="text">
      <style:text-properties fo:font-size="14.00pt" fo:font-weight="normal" fo:font-family="'Century Schoolbook'" style:font-family-asian="'Century Schoolbook'" style:font-family-complex="'Century Schoolbook'" fo:background-color="transparent" style:use-window-font-color="true"/>
    </style:style>
    <style:style style:name="T1022" style:family="text">
      <style:text-properties fo:font-size="14.00pt" fo:font-weight="normal" fo:font-family="'Times New Roman'" style:font-family-asian="'Times New Roman'" style:font-family-complex="'Times New Roman'" fo:background-color="transparent" style:use-window-font-color="true"/>
    </style:style>
    <style:style style:name="T1023" style:family="text">
      <style:text-properties fo:font-size="14.00pt" fo:font-weight="normal" fo:font-family="'Century Schoolbook'" style:font-family-asian="'Century Schoolbook'" style:font-family-complex="'Century Schoolbook'" fo:background-color="transparent" style:use-window-font-color="true"/>
    </style:style>
    <style:style style:name="T1024"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25" style:family="text">
      <style:text-properties fo:font-size="11.00pt" fo:font-weight="normal" fo:font-family="Calibri" style:font-family-asian="Calibri" style:font-family-complex="Calibri" fo:background-color="transparent" style:use-window-font-color="true"/>
    </style:style>
    <style:style style:name="T102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27" style:family="text">
      <style:text-properties fo:font-size="11.00pt" fo:font-weight="normal" fo:font-family="Calibri" style:font-family-asian="Calibri" style:font-family-complex="Calibri" fo:background-color="transparent" style:use-window-font-color="true"/>
    </style:style>
    <style:style style:name="T1028" style:family="text">
      <style:text-properties fo:font-size="11.00pt" fo:font-weight="bold" fo:font-family="'Century Schoolbook'" style:font-family-asian="'Century Schoolbook'" style:font-family-complex="'Century Schoolbook'" fo:background-color="#ffffff" style:use-window-font-color="true"/>
    </style:style>
    <style:style style:name="T1029" style:family="text">
      <style:text-properties fo:font-size="11.00pt" fo:font-weight="normal" fo:font-family="Calibri" style:font-family-asian="Calibri" style:font-family-complex="Calibri" fo:background-color="transparent" style:use-window-font-color="true"/>
    </style:style>
    <style:style style:name="T103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31" style:family="text">
      <style:text-properties fo:font-size="11.50pt" fo:font-weight="normal" fo:font-family="'Century Schoolbook'" style:font-family-asian="'Century Schoolbook'" style:font-family-complex="'Century Schoolbook'" fo:background-color="transparent" fo:color="#001a1e"/>
    </style:style>
    <style:style style:name="T103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33" style:family="text">
      <style:text-properties fo:font-size="11.50pt" fo:font-weight="normal" fo:font-family="'Century Schoolbook'" style:font-family-asian="'Century Schoolbook'" style:font-family-complex="'Century Schoolbook'" fo:background-color="transparent" fo:color="#001a1e"/>
    </style:style>
    <style:style style:name="T1034" style:family="text">
      <style:text-properties fo:font-size="11.50pt" fo:font-weight="normal" fo:font-family="'Times New Roman'" style:font-family-asian="'Times New Roman'" style:font-family-complex="'Times New Roman'" fo:background-color="transparent" fo:color="#001a1e"/>
    </style:style>
    <style:style style:name="T1035" style:family="text">
      <style:text-properties fo:font-size="11.50pt" fo:font-weight="normal" fo:font-family="'Century Schoolbook'" style:font-family-asian="'Century Schoolbook'" style:font-family-complex="'Century Schoolbook'" fo:background-color="transparent" fo:color="#001a1e"/>
    </style:style>
    <style:style style:name="T1036" style:family="text">
      <style:text-properties fo:font-size="11.00pt" fo:font-weight="normal" fo:font-family="Calibri" style:font-family-asian="Calibri" style:font-family-complex="Calibri" fo:background-color="transparent" style:use-window-font-color="true"/>
    </style:style>
    <style:style style:name="T103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38" style:family="text">
      <style:text-properties fo:font-size="11.00pt" fo:font-weight="normal" fo:font-family="Calibri" style:font-family-asian="Calibri" style:font-family-complex="Calibri" fo:background-color="transparent" style:use-window-font-color="true"/>
    </style:style>
    <style:style style:name="T1039" style:family="text">
      <style:text-properties fo:font-size="11.00pt" fo:font-weight="bold" fo:font-family="'Century Schoolbook'" style:font-family-asian="'Century Schoolbook'" style:font-family-complex="'Century Schoolbook'" fo:background-color="#ffffff" style:use-window-font-color="true"/>
    </style:style>
    <style:style style:name="T1040" style:family="text">
      <style:text-properties fo:font-size="11.00pt" fo:font-weight="normal" fo:font-family="Calibri" style:font-family-asian="Calibri" style:font-family-complex="Calibri" fo:background-color="transparent" style:use-window-font-color="true"/>
    </style:style>
    <style:style style:name="T104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42" style:family="text">
      <style:text-properties fo:font-size="11.50pt" fo:font-weight="normal" fo:font-family="'Century Schoolbook'" style:font-family-asian="'Century Schoolbook'" style:font-family-complex="'Century Schoolbook'" fo:background-color="transparent" style:use-window-font-color="true"/>
    </style:style>
    <style:style style:name="T1043"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4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45" style:family="text">
      <style:text-properties fo:font-size="11.50pt" fo:font-weight="normal" fo:font-family="'Century Schoolbook'" style:font-family-asian="'Century Schoolbook'" style:font-family-complex="'Century Schoolbook'" fo:background-color="transparent" style:use-window-font-color="true"/>
    </style:style>
    <style:style style:name="T1046"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47"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48" style:family="text">
      <style:text-properties fo:font-size="11.50pt" fo:font-weight="normal" fo:font-family="'Century Schoolbook'" style:font-family-asian="'Century Schoolbook'" style:font-family-complex="'Century Schoolbook'" fo:background-color="transparent" style:use-window-font-color="true"/>
    </style:style>
    <style:style style:name="T1049" style:family="text">
      <style:text-properties fo:font-size="11.50pt" fo:font-weight="normal" fo:font-family="'Century Schoolbook'" style:font-family-asian="'Century Schoolbook'" style:font-family-complex="'Century Schoolbook'" fo:background-color="transparent" style:use-window-font-color="true"/>
    </style:style>
    <style:style style:name="T1050" style:family="text">
      <style:text-properties fo:font-size="11.50pt" fo:font-weight="normal" fo:font-family="'Century Schoolbook'" style:font-family-asian="'Century Schoolbook'" style:font-family-complex="'Century Schoolbook'" fo:background-color="transparent" style:use-window-font-color="true"/>
    </style:style>
    <style:style style:name="T1051" style:family="text">
      <style:text-properties fo:font-size="11.50pt" fo:font-weight="normal" fo:font-family="'Century Schoolbook'" style:font-family-asian="'Century Schoolbook'" style:font-family-complex="'Century Schoolbook'" fo:background-color="transparent" style:use-window-font-color="true"/>
    </style:style>
    <style:style style:name="T1052" style:family="text">
      <style:text-properties fo:font-size="11.50pt" fo:font-weight="normal" fo:font-family="'Century Schoolbook'" style:font-family-asian="'Century Schoolbook'" style:font-family-complex="'Century Schoolbook'" fo:background-color="transparent" style:use-window-font-color="true"/>
    </style:style>
    <style:style style:name="T1053" style:family="text">
      <style:text-properties fo:font-size="11.50pt" fo:font-weight="normal" fo:font-family="'Century Schoolbook'" style:font-family-asian="'Century Schoolbook'" style:font-family-complex="'Century Schoolbook'" fo:background-color="transparent" style:use-window-font-color="true"/>
    </style:style>
    <style:style style:name="T1054" style:family="text">
      <style:text-properties fo:font-size="11.50pt" fo:font-weight="normal" fo:font-family="'Century Schoolbook'" style:font-family-asian="'Century Schoolbook'" style:font-family-complex="'Century Schoolbook'" fo:background-color="transparent" style:use-window-font-color="true"/>
    </style:style>
    <style:style style:name="T1055" style:family="text">
      <style:text-properties fo:font-size="11.50pt" fo:font-weight="normal" fo:font-family="'Century Schoolbook'" style:font-family-asian="'Century Schoolbook'" style:font-family-complex="'Century Schoolbook'" fo:background-color="transparent" style:use-window-font-color="true"/>
    </style:style>
    <style:style style:name="T1056" style:family="text">
      <style:text-properties fo:font-size="11.50pt" fo:font-weight="normal" fo:font-family="'Century Schoolbook'" style:font-family-asian="'Century Schoolbook'" style:font-family-complex="'Century Schoolbook'" fo:background-color="transparent" style:use-window-font-color="true"/>
    </style:style>
    <style:style style:name="T1057" style:family="text">
      <style:text-properties fo:font-size="11.50pt" fo:font-weight="normal" fo:font-family="'Century Schoolbook'" style:font-family-asian="'Century Schoolbook'" style:font-family-complex="'Century Schoolbook'" fo:background-color="transparent" style:use-window-font-color="true"/>
    </style:style>
    <style:style style:name="T1058" style:family="text">
      <style:text-properties fo:font-size="11.50pt" fo:font-weight="normal" fo:font-family="'Century Schoolbook'" style:font-family-asian="'Century Schoolbook'" style:font-family-complex="'Century Schoolbook'" fo:background-color="transparent" style:use-window-font-color="true"/>
    </style:style>
    <style:style style:name="T1059" style:family="text">
      <style:text-properties fo:font-size="11.50pt" fo:font-weight="normal" fo:font-family="'Century Schoolbook'" style:font-family-asian="'Century Schoolbook'" style:font-family-complex="'Century Schoolbook'" fo:background-color="transparent" style:use-window-font-color="true"/>
    </style:style>
    <style:style style:name="T1060" style:family="text">
      <style:text-properties fo:font-size="11.50pt" fo:font-weight="normal" fo:font-family="'Century Schoolbook'" style:font-family-asian="'Century Schoolbook'" style:font-family-complex="'Century Schoolbook'" fo:background-color="transparent" style:use-window-font-color="true"/>
    </style:style>
    <style:style style:name="T1061" style:family="text">
      <style:text-properties fo:font-size="11.50pt" fo:font-weight="normal" fo:font-family="'Century Schoolbook'" style:font-family-asian="'Century Schoolbook'" style:font-family-complex="'Century Schoolbook'" fo:background-color="transparent" style:use-window-font-color="true"/>
    </style:style>
    <style:style style:name="T1062" style:family="text">
      <style:text-properties fo:font-size="11.50pt" fo:font-weight="normal" fo:font-family="'Century Schoolbook'" style:font-family-asian="'Century Schoolbook'" style:font-family-complex="'Century Schoolbook'" fo:background-color="transparent" style:use-window-font-color="true"/>
    </style:style>
    <style:style style:name="T1063" style:family="text">
      <style:text-properties fo:font-size="11.50pt" fo:font-weight="normal" fo:font-family="'Century Schoolbook'" style:font-family-asian="'Century Schoolbook'" style:font-family-complex="'Century Schoolbook'" fo:background-color="transparent" style:use-window-font-color="true"/>
    </style:style>
    <style:style style:name="T1064" style:family="text">
      <style:text-properties fo:font-size="11.50pt" fo:font-weight="normal" fo:font-family="'Century Schoolbook'" style:font-family-asian="'Century Schoolbook'" style:font-family-complex="'Century Schoolbook'" fo:background-color="transparent" style:use-window-font-color="true"/>
    </style:style>
    <style:style style:name="T1065" style:family="text">
      <style:text-properties fo:font-size="11.00pt" fo:font-weight="normal" fo:font-family="Calibri" style:font-family-asian="Calibri" style:font-family-complex="Calibri" fo:background-color="transparent" style:use-window-font-color="true"/>
    </style:style>
    <style:style style:name="T1066" style:family="text">
      <style:text-properties fo:font-size="11.50pt" fo:font-weight="bold" fo:font-family="'Century Schoolbook'" style:font-family-asian="'Century Schoolbook'" style:font-family-complex="'Century Schoolbook'" fo:background-color="transparent" style:use-window-font-color="true"/>
    </style:style>
    <style:style style:name="T1067" style:family="text">
      <style:text-properties fo:font-size="16.00pt" fo:font-weight="normal" fo:font-family="'Century Schoolbook'" style:font-family-asian="'Century Schoolbook'" style:font-family-complex="'Century Schoolbook'" fo:background-color="transparent" style:use-window-font-color="true"/>
    </style:style>
    <style:style style:name="T1068" style:family="text">
      <style:text-properties fo:font-size="16.00pt" fo:font-weight="normal" fo:font-family="'Times New Roman'" style:font-family-asian="'Times New Roman'" style:font-family-complex="'Times New Roman'" fo:background-color="transparent" style:use-window-font-color="true"/>
    </style:style>
    <style:style style:name="T1069" style:family="text">
      <style:text-properties fo:font-size="16.00pt" fo:font-weight="normal" fo:font-family="'Century Schoolbook'" style:font-family-asian="'Century Schoolbook'" style:font-family-complex="'Century Schoolbook'" fo:background-color="transparent" style:use-window-font-color="true"/>
    </style:style>
    <style:style style:name="T1070" style:family="text">
      <style:text-properties fo:font-size="16.00pt" fo:font-weight="normal" fo:font-family="'Times New Roman'" style:font-family-asian="'Times New Roman'" style:font-family-complex="'Times New Roman'" fo:background-color="transparent" style:use-window-font-color="true"/>
    </style:style>
    <style:style style:name="T1071" style:family="text">
      <style:text-properties fo:font-size="16.00pt" fo:font-weight="normal" fo:font-family="'Century Schoolbook'" style:font-family-asian="'Century Schoolbook'" style:font-family-complex="'Century Schoolbook'" fo:background-color="transparent" style:use-window-font-color="true"/>
    </style:style>
    <style:style style:name="T1072" style:family="text">
      <style:text-properties fo:font-size="16.00pt" fo:font-weight="normal" fo:font-family="'Times New Roman'" style:font-family-asian="'Times New Roman'" style:font-family-complex="'Times New Roman'" fo:background-color="transparent" style:use-window-font-color="true"/>
    </style:style>
    <style:style style:name="T1073" style:family="text">
      <style:text-properties fo:font-size="16.00pt" fo:font-weight="normal" fo:font-family="'Century Schoolbook'" style:font-family-asian="'Century Schoolbook'" style:font-family-complex="'Century Schoolbook'" fo:background-color="transparent" style:use-window-font-color="true"/>
    </style:style>
    <style:style style:name="T1074" style:family="text">
      <style:text-properties fo:font-size="16.00pt" fo:font-weight="normal" fo:font-family="'Times New Roman'" style:font-family-asian="'Times New Roman'" style:font-family-complex="'Times New Roman'" fo:background-color="transparent" style:use-window-font-color="true"/>
    </style:style>
    <style:style style:name="T1075" style:family="text">
      <style:text-properties fo:font-size="16.00pt" fo:font-weight="normal" fo:font-family="'Century Schoolbook'" style:font-family-asian="'Century Schoolbook'" style:font-family-complex="'Century Schoolbook'" fo:background-color="transparent" style:use-window-font-color="true"/>
    </style:style>
    <style:style style:name="T1076" style:family="text">
      <style:text-properties fo:font-size="11.00pt" fo:font-weight="normal" fo:font-family="Calibri" style:font-family-asian="Calibri" style:font-family-complex="Calibri" fo:background-color="transparent" style:use-window-font-color="true"/>
    </style:style>
    <style:style style:name="T107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78" style:family="text">
      <style:text-properties fo:font-size="11.00pt" fo:font-weight="normal" fo:font-family="Calibri" style:font-family-asian="Calibri" style:font-family-complex="Calibri" fo:background-color="transparent" style:use-window-font-color="true"/>
    </style:style>
    <style:style style:name="T107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80" style:family="text">
      <style:text-properties fo:font-size="11.00pt" fo:font-weight="normal" fo:font-family="Calibri" style:font-family-asian="Calibri" style:font-family-complex="Calibri" fo:background-color="transparent" style:use-window-font-color="true"/>
    </style:style>
    <style:style style:name="T1081" style:family="text">
      <style:text-properties fo:font-size="11.00pt" fo:font-weight="bold" fo:font-family="'Century Schoolbook'" style:font-family-asian="'Century Schoolbook'" style:font-family-complex="'Century Schoolbook'" fo:background-color="#ffffff" style:use-window-font-color="true"/>
    </style:style>
    <style:style style:name="T1082" style:family="text">
      <style:text-properties fo:font-size="11.00pt" fo:font-weight="normal" fo:font-family="Calibri" style:font-family-asian="Calibri" style:font-family-complex="Calibri" fo:background-color="transparent" style:use-window-font-color="true"/>
    </style:style>
    <style:style style:name="T108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084" style:family="text">
      <style:text-properties fo:font-size="11.50pt" fo:font-weight="normal" fo:font-family="'Century Schoolbook'" style:font-family-asian="'Century Schoolbook'" style:font-family-complex="'Century Schoolbook'" fo:background-color="transparent" style:use-window-font-color="true"/>
    </style:style>
    <style:style style:name="T108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86"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087" style:family="text">
      <style:text-properties fo:font-size="11.50pt" fo:font-weight="normal" fo:font-family="'Century Schoolbook'" style:font-family-asian="'Century Schoolbook'" style:font-family-complex="'Century Schoolbook'" fo:background-color="transparent" style:use-window-font-color="true"/>
    </style:style>
    <style:style style:name="T1088" style:family="text">
      <style:text-properties fo:font-size="11.50pt" fo:font-weight="bold" fo:font-family="'Century Schoolbook'" style:font-family-asian="'Century Schoolbook'" style:font-family-complex="'Century Schoolbook'" fo:background-color="transparent" style:use-window-font-color="true"/>
    </style:style>
    <style:style style:name="T1089" style:family="text">
      <style:text-properties fo:font-size="11.00pt" fo:font-weight="normal" fo:font-family="Calibri" style:font-family-asian="Calibri" style:font-family-complex="Calibri" fo:background-color="transparent" style:use-window-font-color="true"/>
    </style:style>
    <style:style style:name="T1090" style:family="text">
      <style:text-properties fo:font-size="11.50pt" fo:font-weight="bold" fo:font-family="'Century Schoolbook'" style:font-family-asian="'Century Schoolbook'" style:font-family-complex="'Century Schoolbook'" fo:background-color="transparent" style:use-window-font-color="true"/>
    </style:style>
    <style:style style:name="T1091" style:family="text">
      <style:text-properties fo:font-size="11.00pt" fo:font-weight="normal" fo:font-family="Calibri" style:font-family-asian="Calibri" style:font-family-complex="Calibri" fo:background-color="transparent" style:use-window-font-color="true"/>
    </style:style>
    <style:style style:name="T1092" style:family="text">
      <style:text-properties fo:font-size="11.50pt" fo:font-weight="bold" fo:font-family="'Century Schoolbook'" style:font-family-asian="'Century Schoolbook'" style:font-family-complex="'Century Schoolbook'" fo:background-color="transparent" style:use-window-font-color="true"/>
    </style:style>
    <style:style style:name="T1093" style:family="text">
      <style:text-properties fo:font-size="11.00pt" fo:font-weight="normal" fo:font-family="Calibri" style:font-family-asian="Calibri" style:font-family-complex="Calibri" fo:background-color="transparent" style:use-window-font-color="true"/>
    </style:style>
    <style:style style:name="T1094" style:family="text">
      <style:text-properties fo:font-size="11.50pt" fo:font-weight="normal" fo:font-family="'Century Schoolbook'" style:font-family-asian="'Century Schoolbook'" style:font-family-complex="'Century Schoolbook'" fo:background-color="transparent" style:use-window-font-color="true"/>
    </style:style>
    <style:style style:name="T1095" style:family="text">
      <style:text-properties fo:font-size="11.00pt" fo:font-weight="normal" fo:font-family="Calibri" style:font-family-asian="Calibri" style:font-family-complex="Calibri" fo:background-color="transparent" style:use-window-font-color="true"/>
    </style:style>
    <style:style style:name="T1096" style:family="text">
      <style:text-properties fo:font-size="11.50pt" fo:font-weight="normal" fo:font-family="'Century Schoolbook'" style:font-family-asian="'Century Schoolbook'" style:font-family-complex="'Century Schoolbook'" fo:background-color="transparent" style:use-window-font-color="true"/>
    </style:style>
    <style:style style:name="T1097" style:family="text">
      <style:text-properties fo:font-size="11.00pt" fo:font-weight="normal" fo:font-family="Calibri" style:font-family-asian="Calibri" style:font-family-complex="Calibri" fo:background-color="transparent" style:use-window-font-color="true"/>
    </style:style>
    <style:style style:name="T1098" style:family="text">
      <style:text-properties fo:font-size="11.50pt" fo:font-weight="normal" fo:font-family="'Century Schoolbook'" style:font-family-asian="'Century Schoolbook'" style:font-family-complex="'Century Schoolbook'" fo:background-color="transparent" style:use-window-font-color="true"/>
    </style:style>
    <style:style style:name="T1099" style:family="text">
      <style:text-properties fo:font-size="11.00pt" fo:font-weight="normal" fo:font-family="Calibri" style:font-family-asian="Calibri" style:font-family-complex="Calibri" fo:background-color="transparent" style:use-window-font-color="true"/>
    </style:style>
    <style:style style:name="T1100" style:family="text">
      <style:text-properties fo:font-size="11.50pt" fo:font-weight="normal" fo:font-family="'Century Schoolbook'" style:font-family-asian="'Century Schoolbook'" style:font-family-complex="'Century Schoolbook'" fo:background-color="transparent" style:use-window-font-color="true"/>
    </style:style>
    <style:style style:name="T1101" style:family="text">
      <style:text-properties fo:font-size="11.00pt" fo:font-weight="normal" fo:font-family="Calibri" style:font-family-asian="Calibri" style:font-family-complex="Calibri" fo:background-color="transparent" style:use-window-font-color="true"/>
    </style:style>
    <style:style style:name="T1102" style:family="text">
      <style:text-properties fo:font-size="16.00pt" fo:font-weight="normal" fo:font-family="'Century Schoolbook'" style:font-family-asian="'Century Schoolbook'" style:font-family-complex="'Century Schoolbook'" fo:background-color="transparent" style:use-window-font-color="true"/>
    </style:style>
    <style:style style:name="T1103" style:family="text">
      <style:text-properties fo:font-size="16.00pt" fo:font-weight="normal" fo:font-family="'Times New Roman'" style:font-family-asian="'Times New Roman'" style:font-family-complex="'Times New Roman'" fo:background-color="transparent" style:use-window-font-color="true"/>
    </style:style>
    <style:style style:name="T1104" style:family="text">
      <style:text-properties fo:font-size="16.00pt" fo:font-weight="normal" fo:font-family="'Century Schoolbook'" style:font-family-asian="'Century Schoolbook'" style:font-family-complex="'Century Schoolbook'" fo:background-color="transparent" style:use-window-font-color="true"/>
    </style:style>
    <style:style style:name="T1105" style:family="text">
      <style:text-properties fo:font-size="16.00pt" fo:font-weight="normal" fo:font-family="'Times New Roman'" style:font-family-asian="'Times New Roman'" style:font-family-complex="'Times New Roman'" fo:background-color="transparent" style:use-window-font-color="true"/>
    </style:style>
    <style:style style:name="T1106" style:family="text">
      <style:text-properties fo:font-size="16.00pt" fo:font-weight="normal" fo:font-family="'Century Schoolbook'" style:font-family-asian="'Century Schoolbook'" style:font-family-complex="'Century Schoolbook'" fo:background-color="transparent" style:use-window-font-color="true"/>
    </style:style>
    <style:style style:name="T1107" style:family="text">
      <style:text-properties fo:font-size="16.00pt" fo:font-weight="normal" fo:font-family="'Times New Roman'" style:font-family-asian="'Times New Roman'" style:font-family-complex="'Times New Roman'" fo:background-color="transparent" style:use-window-font-color="true"/>
    </style:style>
    <style:style style:name="T1108" style:family="text">
      <style:text-properties fo:font-size="16.00pt" fo:font-weight="normal" fo:font-family="'Century Schoolbook'" style:font-family-asian="'Century Schoolbook'" style:font-family-complex="'Century Schoolbook'" fo:background-color="transparent" style:use-window-font-color="true"/>
    </style:style>
    <style:style style:name="T1109" style:family="text">
      <style:text-properties fo:font-size="16.00pt" fo:font-weight="normal" fo:font-family="'Times New Roman'" style:font-family-asian="'Times New Roman'" style:font-family-complex="'Times New Roman'" fo:background-color="transparent" style:use-window-font-color="true"/>
    </style:style>
    <style:style style:name="T1110" style:family="text">
      <style:text-properties fo:font-size="16.00pt" fo:font-weight="normal" fo:font-family="'Century Schoolbook'" style:font-family-asian="'Century Schoolbook'" style:font-family-complex="'Century Schoolbook'" fo:background-color="transparent" style:use-window-font-color="true"/>
    </style:style>
    <style:style style:name="T1111" style:family="text">
      <style:text-properties fo:font-size="16.00pt" fo:font-weight="normal" fo:font-family="'Times New Roman'" style:font-family-asian="'Times New Roman'" style:font-family-complex="'Times New Roman'" fo:background-color="transparent" style:use-window-font-color="true"/>
    </style:style>
    <style:style style:name="T1112" style:family="text">
      <style:text-properties fo:font-size="16.00pt" fo:font-weight="normal" fo:font-family="'Century Schoolbook'" style:font-family-asian="'Century Schoolbook'" style:font-family-complex="'Century Schoolbook'" fo:background-color="transparent" style:use-window-font-color="true"/>
    </style:style>
    <style:style style:name="T1113" style:family="text">
      <style:text-properties fo:font-size="11.00pt" fo:font-weight="normal" fo:font-family="Calibri" style:font-family-asian="Calibri" style:font-family-complex="Calibri" fo:background-color="transparent" style:use-window-font-color="true"/>
    </style:style>
    <style:style style:name="T111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1115" style:family="text">
      <style:text-properties fo:font-size="11.50pt" fo:font-weight="normal" fo:font-family="'Century Schoolbook'" style:font-family-asian="'Century Schoolbook'" style:font-family-complex="'Century Schoolbook'" fo:background-color="transparent" style:use-window-font-color="true"/>
    </style:style>
    <style:style style:name="T1116" style:family="text">
      <style:text-properties fo:font-size="11.00pt" fo:font-weight="normal" fo:font-family="Calibri" style:font-family-asian="Calibri" style:font-family-complex="Calibri" fo:background-color="transparent" style:use-window-font-color="true"/>
    </style:style>
    <style:style style:name="T111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18" style:family="text">
      <style:text-properties fo:font-size="11.00pt" fo:font-weight="normal" fo:font-family="Calibri" style:font-family-asian="Calibri" style:font-family-complex="Calibri" fo:background-color="transparent" style:use-window-font-color="true"/>
    </style:style>
    <style:style style:name="T111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20" style:family="text">
      <style:text-properties fo:font-size="11.00pt" fo:font-weight="normal" fo:font-family="Calibri" style:font-family-asian="Calibri" style:font-family-complex="Calibri" fo:background-color="transparent" style:use-window-font-color="true"/>
    </style:style>
    <style:style style:name="T1121" style:family="text">
      <style:text-properties fo:font-size="11.00pt" fo:font-weight="bold" fo:font-family="'Century Schoolbook'" style:font-family-asian="'Century Schoolbook'" style:font-family-complex="'Century Schoolbook'" fo:background-color="#ffffff" style:use-window-font-color="true"/>
    </style:style>
    <style:style style:name="T1122" style:family="text">
      <style:text-properties fo:font-size="11.00pt" fo:font-weight="normal" fo:font-family="Calibri" style:font-family-asian="Calibri" style:font-family-complex="Calibri" fo:background-color="transparent" style:use-window-font-color="true"/>
    </style:style>
    <style:style style:name="T112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24" style:family="text">
      <style:text-properties fo:font-size="11.50pt" fo:font-weight="normal" fo:font-family="'Century Schoolbook'" style:font-family-asian="'Century Schoolbook'" style:font-family-complex="'Century Schoolbook'" fo:background-color="transparent" style:use-window-font-color="true"/>
    </style:style>
    <style:style style:name="T1125" style:family="text">
      <style:text-properties fo:font-size="10.00pt" fo:font-weight="normal" fo:font-family="'Century Schoolbook'" style:font-family-asian="'Century Schoolbook'" style:font-family-complex="'Century Schoolbook'" fo:background-color="transparent" style:use-window-font-color="true"/>
    </style:style>
    <style:style style:name="T1126" style:family="text">
      <style:text-properties fo:font-size="11.50pt" fo:font-weight="normal" fo:font-family="'Century Schoolbook'" style:font-family-asian="'Century Schoolbook'" style:font-family-complex="'Century Schoolbook'" fo:background-color="transparent" style:use-window-font-color="true"/>
    </style:style>
    <style:style style:name="T1127" style:family="text">
      <style:text-properties fo:font-size="11.50pt" fo:font-weight="bold" fo:font-family="'Century Schoolbook'" style:font-family-asian="'Century Schoolbook'" style:font-family-complex="'Century Schoolbook'" fo:background-color="transparent" style:use-window-font-color="true"/>
    </style:style>
    <style:style style:name="T1128" style:family="text">
      <style:text-properties fo:font-size="11.00pt" fo:font-weight="normal" fo:font-family="Calibri" style:font-family-asian="Calibri" style:font-family-complex="Calibri" fo:background-color="transparent" style:use-window-font-color="true"/>
    </style:style>
    <style:style style:name="T1129" style:family="text">
      <style:text-properties fo:font-size="12.00pt" fo:font-weight="bold" fo:font-family="'Century Schoolbook'" style:font-family-asian="'Century Schoolbook'" style:font-family-complex="'Century Schoolbook'" fo:background-color="transparent" style:use-window-font-color="true"/>
    </style:style>
    <style:style style:name="T1130" style:family="text">
      <style:text-properties fo:font-size="11.00pt" fo:font-weight="normal" fo:font-family="Calibri" style:font-family-asian="Calibri" style:font-family-complex="Calibri" fo:background-color="transparent" style:use-window-font-color="true"/>
    </style:style>
    <style:style style:name="T1131" style:family="text">
      <style:text-properties fo:font-size="12.00pt" fo:font-weight="bold" fo:font-family="'Century Schoolbook'" style:font-family-asian="'Century Schoolbook'" style:font-family-complex="'Century Schoolbook'" fo:background-color="transparent" style:use-window-font-color="true"/>
    </style:style>
    <style:style style:name="T1132" style:family="text">
      <style:text-properties fo:font-size="11.00pt" fo:font-weight="normal" fo:font-family="Calibri" style:font-family-asian="Calibri" style:font-family-complex="Calibri" fo:background-color="transparent" style:use-window-font-color="true"/>
    </style:style>
    <style:style style:name="T1133" style:family="text">
      <style:text-properties fo:font-size="10.00pt" fo:font-weight="normal" fo:font-family="'Century Schoolbook'" style:font-family-asian="'Century Schoolbook'" style:font-family-complex="'Century Schoolbook'" fo:background-color="transparent" style:use-window-font-color="true"/>
    </style:style>
    <style:style style:name="T1134" style:family="text">
      <style:text-properties fo:font-size="11.00pt" fo:font-weight="normal" fo:font-family="Calibri" style:font-family-asian="Calibri" style:font-family-complex="Calibri" fo:background-color="transparent" style:use-window-font-color="true"/>
    </style:style>
    <style:style style:name="T1135" style:family="text">
      <style:text-properties fo:font-size="10.00pt" fo:font-weight="normal" fo:font-family="'Century Schoolbook'" style:font-family-asian="'Century Schoolbook'" style:font-family-complex="'Century Schoolbook'" fo:background-color="transparent" style:use-window-font-color="true"/>
    </style:style>
    <style:style style:name="T1136" style:family="text">
      <style:text-properties fo:font-size="11.00pt" fo:font-weight="normal" fo:font-family="Calibri" style:font-family-asian="Calibri" style:font-family-complex="Calibri" fo:background-color="transparent" style:use-window-font-color="true"/>
    </style:style>
    <style:style style:name="T1137" style:family="text">
      <style:text-properties fo:font-size="14.00pt" fo:font-weight="normal" fo:font-family="'Century Schoolbook'" style:font-family-asian="'Century Schoolbook'" style:font-family-complex="'Century Schoolbook'" fo:background-color="transparent" style:use-window-font-color="true"/>
    </style:style>
    <style:style style:name="T1138" style:family="text">
      <style:text-properties fo:font-size="14.00pt" fo:font-weight="normal" fo:font-family="'Times New Roman'" style:font-family-asian="'Times New Roman'" style:font-family-complex="'Times New Roman'" fo:background-color="transparent" style:use-window-font-color="true"/>
    </style:style>
    <style:style style:name="T1139" style:family="text">
      <style:text-properties fo:font-size="14.00pt" fo:font-weight="normal" fo:font-family="'Century Schoolbook'" style:font-family-asian="'Century Schoolbook'" style:font-family-complex="'Century Schoolbook'" fo:background-color="transparent" style:use-window-font-color="true"/>
    </style:style>
    <style:style style:name="T1140" style:family="text">
      <style:text-properties fo:font-size="11.00pt" fo:font-weight="normal" fo:font-family="Calibri" style:font-family-asian="Calibri" style:font-family-complex="Calibri" fo:background-color="transparent" style:use-window-font-color="true"/>
    </style:style>
    <style:style style:name="T114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42" style:family="text">
      <style:text-properties fo:font-size="11.00pt" fo:font-weight="normal" fo:font-family="Calibri" style:font-family-asian="Calibri" style:font-family-complex="Calibri" fo:background-color="transparent" style:use-window-font-color="true"/>
    </style:style>
    <style:style style:name="T114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44" style:family="text">
      <style:text-properties fo:font-size="11.00pt" fo:font-weight="normal" fo:font-family="Calibri" style:font-family-asian="Calibri" style:font-family-complex="Calibri" fo:background-color="transparent" style:use-window-font-color="true"/>
    </style:style>
    <style:style style:name="T1145" style:family="text">
      <style:text-properties fo:font-size="11.00pt" fo:font-weight="bold" fo:font-family="'Century Schoolbook'" style:font-family-asian="'Century Schoolbook'" style:font-family-complex="'Century Schoolbook'" fo:background-color="#ffffff" style:use-window-font-color="true"/>
    </style:style>
    <style:style style:name="T1146" style:family="text">
      <style:text-properties fo:font-size="11.00pt" fo:font-weight="normal" fo:font-family="Calibri" style:font-family-asian="Calibri" style:font-family-complex="Calibri" fo:background-color="transparent" style:use-window-font-color="true"/>
    </style:style>
    <style:style style:name="T114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48" style:family="text">
      <style:text-properties fo:font-size="11.50pt" fo:font-weight="normal" fo:font-family="'Century Schoolbook'" style:font-family-asian="'Century Schoolbook'" style:font-family-complex="'Century Schoolbook'" fo:background-color="transparent" fo:color="#001a1e"/>
    </style:style>
    <style:style style:name="T1149" style:family="text">
      <style:text-properties fo:font-size="11.50pt" fo:font-weight="bold" fo:font-family="'Century Schoolbook'" style:font-family-asian="'Century Schoolbook'" style:font-family-complex="'Century Schoolbook'" fo:background-color="transparent" fo:color="#001a1e"/>
    </style:style>
    <style:style style:name="T1150" style:family="text">
      <style:text-properties fo:font-size="11.00pt" fo:font-weight="normal" fo:font-family="Calibri" style:font-family-asian="Calibri" style:font-family-complex="Calibri" fo:background-color="transparent" style:use-window-font-color="true"/>
    </style:style>
    <style:style style:name="T1151" style:family="text">
      <style:text-properties fo:font-size="12.00pt" fo:font-weight="bold" fo:font-family="'Century Schoolbook'" style:font-family-asian="'Century Schoolbook'" style:font-family-complex="'Century Schoolbook'" fo:background-color="transparent" style:use-window-font-color="true"/>
    </style:style>
    <style:style style:name="T1152" style:family="text">
      <style:text-properties fo:font-size="11.00pt" fo:font-weight="normal" fo:font-family="Calibri" style:font-family-asian="Calibri" style:font-family-complex="Calibri" fo:background-color="transparent" style:use-window-font-color="true"/>
    </style:style>
    <style:style style:name="T1153" style:family="text">
      <style:text-properties fo:font-size="12.00pt" fo:font-weight="bold" fo:font-family="'Century Schoolbook'" style:font-family-asian="'Century Schoolbook'" style:font-family-complex="'Century Schoolbook'" fo:background-color="transparent" style:use-window-font-color="true"/>
    </style:style>
    <style:style style:name="T1154" style:family="text">
      <style:text-properties fo:font-size="11.00pt" fo:font-weight="normal" fo:font-family="Calibri" style:font-family-asian="Calibri" style:font-family-complex="Calibri" fo:background-color="transparent" style:use-window-font-color="true"/>
    </style:style>
    <style:style style:name="T1155" style:family="text">
      <style:text-properties fo:font-size="10.00pt" fo:font-weight="normal" fo:font-family="'Century Schoolbook'" style:font-family-asian="'Century Schoolbook'" style:font-family-complex="'Century Schoolbook'" fo:background-color="transparent" fo:color="#1d2125"/>
    </style:style>
    <style:style style:name="T1156" style:family="text">
      <style:text-properties fo:font-size="11.00pt" fo:font-weight="normal" fo:font-family="Calibri" style:font-family-asian="Calibri" style:font-family-complex="Calibri" fo:background-color="transparent" style:use-window-font-color="true"/>
    </style:style>
    <style:style style:name="T1157" style:family="text">
      <style:text-properties fo:font-size="10.00pt" fo:font-weight="normal" fo:font-family="'Century Schoolbook'" style:font-family-asian="'Century Schoolbook'" style:font-family-complex="'Century Schoolbook'" fo:background-color="transparent" fo:color="#1d2125"/>
    </style:style>
    <style:style style:name="T1158" style:family="text">
      <style:text-properties fo:font-size="11.00pt" fo:font-weight="normal" fo:font-family="Calibri" style:font-family-asian="Calibri" style:font-family-complex="Calibri" fo:background-color="transparent" style:use-window-font-color="true"/>
    </style:style>
    <style:style style:name="T1159" style:family="text">
      <style:text-properties fo:font-size="10.00pt" fo:font-weight="normal" fo:font-family="'Century Schoolbook'" style:font-family-asian="'Century Schoolbook'" style:font-family-complex="'Century Schoolbook'" fo:background-color="transparent" fo:color="#1d2125"/>
    </style:style>
    <style:style style:name="T1160" style:family="text">
      <style:text-properties fo:font-size="11.00pt" fo:font-weight="normal" fo:font-family="Calibri" style:font-family-asian="Calibri" style:font-family-complex="Calibri" fo:background-color="transparent" style:use-window-font-color="true"/>
    </style:style>
    <style:style style:name="T1161" style:family="text">
      <style:text-properties fo:font-size="10.00pt" fo:font-weight="normal" fo:font-family="'Century Schoolbook'" style:font-family-asian="'Century Schoolbook'" style:font-family-complex="'Century Schoolbook'" fo:background-color="transparent" fo:color="#1d2125"/>
    </style:style>
    <style:style style:name="T1162" style:family="text">
      <style:text-properties fo:font-size="11.00pt" fo:font-weight="normal" fo:font-family="Calibri" style:font-family-asian="Calibri" style:font-family-complex="Calibri" fo:background-color="transparent" style:use-window-font-color="true"/>
    </style:style>
    <style:style style:name="T116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64" style:family="text">
      <style:text-properties fo:font-size="14.00pt" fo:font-weight="normal" fo:font-family="'Century Schoolbook'" style:font-family-asian="'Century Schoolbook'" style:font-family-complex="'Century Schoolbook'" fo:background-color="transparent" style:use-window-font-color="true"/>
    </style:style>
    <style:style style:name="T1165" style:family="text">
      <style:text-properties fo:font-size="14.00pt" fo:font-weight="normal" fo:font-family="'Times New Roman'" style:font-family-asian="'Times New Roman'" style:font-family-complex="'Times New Roman'" fo:background-color="transparent" style:use-window-font-color="true"/>
    </style:style>
    <style:style style:name="T1166" style:family="text">
      <style:text-properties fo:font-size="14.00pt" fo:font-weight="normal" fo:font-family="'Century Schoolbook'" style:font-family-asian="'Century Schoolbook'" style:font-family-complex="'Century Schoolbook'" fo:background-color="transparent" style:use-window-font-color="true"/>
    </style:style>
    <style:style style:name="T1167" style:family="text">
      <style:text-properties fo:font-size="14.00pt" fo:font-weight="normal" fo:font-family="'Times New Roman'" style:font-family-asian="'Times New Roman'" style:font-family-complex="'Times New Roman'" fo:background-color="transparent" style:use-window-font-color="true"/>
    </style:style>
    <style:style style:name="T1168" style:family="text">
      <style:text-properties fo:font-size="14.00pt" fo:font-weight="normal" fo:font-family="'Century Schoolbook'" style:font-family-asian="'Century Schoolbook'" style:font-family-complex="'Century Schoolbook'" fo:background-color="transparent" style:use-window-font-color="true"/>
    </style:style>
    <style:style style:name="T1169" style:family="text">
      <style:text-properties fo:font-size="14.00pt" fo:font-weight="normal" fo:font-family="'Times New Roman'" style:font-family-asian="'Times New Roman'" style:font-family-complex="'Times New Roman'" fo:background-color="transparent" style:use-window-font-color="true"/>
    </style:style>
    <style:style style:name="T1170" style:family="text">
      <style:text-properties fo:font-size="14.00pt" fo:font-weight="normal" fo:font-family="'Century Schoolbook'" style:font-family-asian="'Century Schoolbook'" style:font-family-complex="'Century Schoolbook'" fo:background-color="transparent" style:use-window-font-color="true"/>
    </style:style>
    <style:style style:name="T1171" style:family="text">
      <style:text-properties fo:font-size="14.00pt" fo:font-weight="normal" fo:font-family="'Times New Roman'" style:font-family-asian="'Times New Roman'" style:font-family-complex="'Times New Roman'" fo:background-color="transparent" style:use-window-font-color="true"/>
    </style:style>
    <style:style style:name="T1172" style:family="text">
      <style:text-properties fo:font-size="14.00pt" fo:font-weight="normal" fo:font-family="'Century Schoolbook'" style:font-family-asian="'Century Schoolbook'" style:font-family-complex="'Century Schoolbook'" fo:background-color="transparent" style:use-window-font-color="true"/>
    </style:style>
    <style:style style:name="T1173" style:family="text">
      <style:text-properties fo:font-size="14.00pt" fo:font-weight="normal" fo:font-family="'Times New Roman'" style:font-family-asian="'Times New Roman'" style:font-family-complex="'Times New Roman'" fo:background-color="transparent" style:use-window-font-color="true"/>
    </style:style>
    <style:style style:name="T1174" style:family="text">
      <style:text-properties fo:font-size="14.00pt" fo:font-weight="normal" fo:font-family="'Century Schoolbook'" style:font-family-asian="'Century Schoolbook'" style:font-family-complex="'Century Schoolbook'" fo:background-color="transparent" style:use-window-font-color="true"/>
    </style:style>
    <style:style style:name="T1175" style:family="text">
      <style:text-properties fo:font-size="11.00pt" fo:font-weight="normal" fo:font-family="Calibri" style:font-family-asian="Calibri" style:font-family-complex="Calibri" fo:background-color="transparent" style:use-window-font-color="true"/>
    </style:style>
    <style:style style:name="T117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77" style:family="text">
      <style:text-properties fo:font-size="11.00pt" fo:font-weight="normal" fo:font-family="Calibri" style:font-family-asian="Calibri" style:font-family-complex="Calibri" fo:background-color="transparent" style:use-window-font-color="true"/>
    </style:style>
    <style:style style:name="T1178" style:family="text">
      <style:text-properties fo:font-size="11.00pt" fo:font-weight="bold" fo:font-family="'Century Schoolbook'" style:font-family-asian="'Century Schoolbook'" style:font-family-complex="'Century Schoolbook'" fo:background-color="#ffffff" style:use-window-font-color="true"/>
    </style:style>
    <style:style style:name="T1179" style:family="text">
      <style:text-properties fo:font-size="11.00pt" fo:font-weight="normal" fo:font-family="Calibri" style:font-family-asian="Calibri" style:font-family-complex="Calibri" fo:background-color="transparent" style:use-window-font-color="true"/>
    </style:style>
    <style:style style:name="T118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181" style:family="text">
      <style:text-properties fo:font-size="11.50pt" fo:font-weight="normal" fo:font-family="'Century Schoolbook'" style:font-family-asian="'Century Schoolbook'" style:font-family-complex="'Century Schoolbook'" fo:background-color="transparent" fo:color="#001a1e"/>
    </style:style>
    <style:style style:name="T1182" style:family="text">
      <style:text-properties fo:font-size="11.50pt" fo:font-weight="normal" fo:font-family="'Times New Roman'" style:font-family-asian="'Times New Roman'" style:font-family-complex="'Times New Roman'" fo:background-color="transparent" fo:color="#001a1e"/>
    </style:style>
    <style:style style:name="T1183" style:family="text">
      <style:text-properties fo:font-size="11.50pt" fo:font-weight="normal" fo:font-family="'Century Schoolbook'" style:font-family-asian="'Century Schoolbook'" style:font-family-complex="'Century Schoolbook'" fo:background-color="transparent" fo:color="#001a1e"/>
    </style:style>
    <style:style style:name="T1184" style:family="text">
      <style:text-properties fo:font-size="11.50pt" fo:font-weight="normal" fo:font-family="'Times New Roman'" style:font-family-asian="'Times New Roman'" style:font-family-complex="'Times New Roman'" fo:background-color="transparent" fo:color="#001a1e"/>
    </style:style>
    <style:style style:name="T1185" style:family="text">
      <style:text-properties fo:font-size="11.50pt" fo:font-weight="normal" fo:font-family="'Century Schoolbook'" style:font-family-asian="'Century Schoolbook'" style:font-family-complex="'Century Schoolbook'" fo:background-color="transparent" fo:color="#001a1e"/>
    </style:style>
    <style:style style:name="T1186" style:family="text">
      <style:text-properties fo:font-size="11.50pt" fo:font-weight="normal" fo:font-family="'Times New Roman'" style:font-family-asian="'Times New Roman'" style:font-family-complex="'Times New Roman'" fo:background-color="transparent" fo:color="#001a1e"/>
    </style:style>
    <style:style style:name="T1187" style:family="text">
      <style:text-properties fo:font-size="11.50pt" fo:font-weight="normal" fo:font-family="'Century Schoolbook'" style:font-family-asian="'Century Schoolbook'" style:font-family-complex="'Century Schoolbook'" fo:background-color="transparent" fo:color="#001a1e"/>
    </style:style>
    <style:style style:name="T1188" style:family="text">
      <style:text-properties fo:font-size="11.50pt" fo:font-weight="normal" fo:font-family="'Times New Roman'" style:font-family-asian="'Times New Roman'" style:font-family-complex="'Times New Roman'" fo:background-color="transparent" fo:color="#001a1e"/>
    </style:style>
    <style:style style:name="T1189" style:family="text">
      <style:text-properties fo:font-size="11.50pt" fo:font-weight="normal" fo:font-family="'Century Schoolbook'" style:font-family-asian="'Century Schoolbook'" style:font-family-complex="'Century Schoolbook'" fo:background-color="transparent" fo:color="#001a1e"/>
    </style:style>
    <style:style style:name="T1190" style:family="text">
      <style:text-properties fo:font-size="11.00pt" fo:font-weight="normal" fo:font-family="Calibri" style:font-family-asian="Calibri" style:font-family-complex="Calibri" fo:background-color="transparent" style:use-window-font-color="true"/>
    </style:style>
    <style:style style:name="T1191" style:family="text">
      <style:text-properties fo:font-size="11.50pt" fo:font-weight="normal" fo:font-family="'Century Schoolbook'" style:font-family-asian="'Century Schoolbook'" style:font-family-complex="'Century Schoolbook'" fo:background-color="transparent" fo:color="#001a1e"/>
    </style:style>
    <style:style style:name="T1192" style:family="text">
      <style:text-properties fo:font-size="11.50pt" fo:font-weight="normal" fo:font-family="'Times New Roman'" style:font-family-asian="'Times New Roman'" style:font-family-complex="'Times New Roman'" fo:background-color="transparent" fo:color="#001a1e"/>
    </style:style>
    <style:style style:name="T1193" style:family="text">
      <style:text-properties fo:font-size="11.50pt" fo:font-weight="normal" fo:font-family="'Century Schoolbook'" style:font-family-asian="'Century Schoolbook'" style:font-family-complex="'Century Schoolbook'" fo:background-color="transparent" fo:color="#001a1e"/>
    </style:style>
    <style:style style:name="T1194" style:family="text">
      <style:text-properties fo:font-size="11.50pt" fo:font-weight="normal" fo:font-family="'Times New Roman'" style:font-family-asian="'Times New Roman'" style:font-family-complex="'Times New Roman'" fo:background-color="transparent" fo:color="#001a1e"/>
    </style:style>
    <style:style style:name="T1195" style:family="text">
      <style:text-properties fo:font-size="11.50pt" fo:font-weight="normal" fo:font-family="'Century Schoolbook'" style:font-family-asian="'Century Schoolbook'" style:font-family-complex="'Century Schoolbook'" fo:background-color="transparent" fo:color="#001a1e"/>
    </style:style>
    <style:style style:name="T1196" style:family="text">
      <style:text-properties fo:font-size="11.50pt" fo:font-weight="normal" fo:font-family="'Times New Roman'" style:font-family-asian="'Times New Roman'" style:font-family-complex="'Times New Roman'" fo:background-color="transparent" fo:color="#001a1e"/>
    </style:style>
    <style:style style:name="T1197" style:family="text">
      <style:text-properties fo:font-size="11.50pt" fo:font-weight="normal" fo:font-family="'Century Schoolbook'" style:font-family-asian="'Century Schoolbook'" style:font-family-complex="'Century Schoolbook'" fo:background-color="transparent" fo:color="#001a1e"/>
    </style:style>
    <style:style style:name="T1198" style:family="text">
      <style:text-properties fo:font-size="11.50pt" fo:font-weight="normal" fo:font-family="'Times New Roman'" style:font-family-asian="'Times New Roman'" style:font-family-complex="'Times New Roman'" fo:background-color="transparent" fo:color="#001a1e"/>
    </style:style>
    <style:style style:name="T1199" style:family="text">
      <style:text-properties fo:font-size="11.50pt" fo:font-weight="normal" fo:font-family="'Century Schoolbook'" style:font-family-asian="'Century Schoolbook'" style:font-family-complex="'Century Schoolbook'" fo:background-color="transparent" fo:color="#001a1e"/>
    </style:style>
    <style:style style:name="T1200" style:family="text">
      <style:text-properties fo:font-size="11.50pt" fo:font-weight="normal" fo:font-family="'Times New Roman'" style:font-family-asian="'Times New Roman'" style:font-family-complex="'Times New Roman'" fo:background-color="transparent" fo:color="#001a1e"/>
    </style:style>
    <style:style style:name="T1201" style:family="text">
      <style:text-properties fo:font-size="11.50pt" fo:font-weight="normal" fo:font-family="'Century Schoolbook'" style:font-family-asian="'Century Schoolbook'" style:font-family-complex="'Century Schoolbook'" fo:background-color="transparent" fo:color="#001a1e"/>
    </style:style>
    <style:style style:name="T1202" style:family="text">
      <style:text-properties fo:font-size="11.00pt" fo:font-weight="normal" fo:font-family="Calibri" style:font-family-asian="Calibri" style:font-family-complex="Calibri" fo:background-color="transparent" style:use-window-font-color="true"/>
    </style:style>
    <style:style style:name="T120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204" style:family="text">
      <style:text-properties fo:font-size="11.00pt" fo:font-weight="normal" fo:font-family="Calibri" style:font-family-asian="Calibri" style:font-family-complex="Calibri" fo:background-color="transparent" style:use-window-font-color="true"/>
    </style:style>
    <style:style style:name="T1205"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206" style:family="text">
      <style:text-properties fo:font-size="11.00pt" fo:font-weight="normal" fo:font-family="Calibri" style:font-family-asian="Calibri" style:font-family-complex="Calibri" fo:background-color="transparent" style:use-window-font-color="true"/>
    </style:style>
    <style:style style:name="T1207" style:family="text">
      <style:text-properties fo:font-size="11.00pt" fo:font-weight="bold" fo:font-family="'Century Schoolbook'" style:font-family-asian="'Century Schoolbook'" style:font-family-complex="'Century Schoolbook'" fo:background-color="#ffffff" style:use-window-font-color="true"/>
    </style:style>
    <style:style style:name="T1208" style:family="text">
      <style:text-properties fo:font-size="11.00pt" fo:font-weight="normal" fo:font-family="Calibri" style:font-family-asian="Calibri" style:font-family-complex="Calibri" fo:background-color="transparent" style:use-window-font-color="true"/>
    </style:style>
    <style:style style:name="T120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210" style:family="text">
      <style:text-properties fo:font-size="11.50pt" fo:font-weight="normal" fo:font-family="'Century Schoolbook'" style:font-family-asian="'Century Schoolbook'" style:font-family-complex="'Century Schoolbook'" fo:background-color="transparent" fo:color="#001a1e"/>
    </style:style>
    <style:style style:name="T1211" style:family="text">
      <style:text-properties fo:font-size="11.50pt" fo:font-weight="bold" fo:font-family="'Century Schoolbook'" style:font-family-asian="'Century Schoolbook'" style:font-family-complex="'Century Schoolbook'" fo:background-color="transparent" fo:color="#001a1e"/>
    </style:style>
    <style:style style:name="T1212" style:family="text">
      <style:text-properties fo:font-size="11.00pt" fo:font-weight="normal" fo:font-family="Calibri" style:font-family-asian="Calibri" style:font-family-complex="Calibri" fo:background-color="transparent" style:use-window-font-color="true"/>
    </style:style>
    <style:style style:name="T1213" style:family="text">
      <style:text-properties fo:font-size="11.50pt" fo:font-weight="bold" fo:font-family="'Century Schoolbook'" style:font-family-asian="'Century Schoolbook'" style:font-family-complex="'Century Schoolbook'" fo:background-color="transparent" style:use-window-font-color="true"/>
    </style:style>
    <style:style style:name="T1214" style:family="text">
      <style:text-properties fo:font-size="11.00pt" fo:font-weight="normal" fo:font-family="Calibri" style:font-family-asian="Calibri" style:font-family-complex="Calibri" fo:background-color="transparent" style:use-window-font-color="true"/>
    </style:style>
    <style:style style:name="T1215" style:family="text">
      <style:text-properties fo:font-size="11.50pt" fo:font-weight="bold" fo:font-family="'Century Schoolbook'" style:font-family-asian="'Century Schoolbook'" style:font-family-complex="'Century Schoolbook'" fo:background-color="transparent" style:use-window-font-color="true"/>
    </style:style>
    <style:style style:name="T1216" style:family="text">
      <style:text-properties fo:font-size="11.00pt" fo:font-weight="normal" fo:font-family="Calibri" style:font-family-asian="Calibri" style:font-family-complex="Calibri" fo:background-color="transparent" style:use-window-font-color="true"/>
    </style:style>
    <style:style style:name="T1217" style:family="text">
      <style:text-properties fo:font-size="11.50pt" fo:font-weight="normal" fo:font-family="'Century Schoolbook'" style:font-family-asian="'Century Schoolbook'" style:font-family-complex="'Century Schoolbook'" fo:background-color="transparent" fo:color="#1d2125"/>
    </style:style>
    <style:style style:name="T1218" style:family="text">
      <style:text-properties fo:font-size="11.00pt" fo:font-weight="normal" fo:font-family="Calibri" style:font-family-asian="Calibri" style:font-family-complex="Calibri" fo:background-color="transparent" style:use-window-font-color="true"/>
    </style:style>
    <style:style style:name="T1219" style:family="text">
      <style:text-properties fo:font-size="11.50pt" fo:font-weight="normal" fo:font-family="'Century Schoolbook'" style:font-family-asian="'Century Schoolbook'" style:font-family-complex="'Century Schoolbook'" fo:background-color="transparent" fo:color="#1d2125"/>
    </style:style>
    <style:style style:name="T1220" style:family="text">
      <style:text-properties fo:font-size="11.00pt" fo:font-weight="normal" fo:font-family="Calibri" style:font-family-asian="Calibri" style:font-family-complex="Calibri" fo:background-color="transparent" style:use-window-font-color="true"/>
    </style:style>
    <style:style style:name="T1221" style:family="text">
      <style:text-properties fo:font-size="11.00pt" fo:font-weight="normal" fo:font-family="'Century Schoolbook'" style:font-family-asian="'Century Schoolbook'" style:font-family-complex="'Century Schoolbook'" fo:background-color="transparent" style:use-window-font-color="true"/>
    </style:style>
    <style:style style:name="T1222" style:family="text">
      <style:text-properties fo:font-size="11.00pt" fo:font-weight="normal" fo:font-family="Calibri" style:font-family-asian="Calibri" style:font-family-complex="Calibri" fo:background-color="transparent" style:use-window-font-color="true"/>
    </style:style>
    <style:style style:name="T1223" style:family="text">
      <style:text-properties fo:font-size="16.00pt" fo:font-weight="normal" fo:font-family="'Century Schoolbook'" style:font-family-asian="'Century Schoolbook'" style:font-family-complex="'Century Schoolbook'" fo:background-color="transparent" style:use-window-font-color="true"/>
    </style:style>
    <style:style style:name="T1224" style:family="text">
      <style:text-properties fo:font-size="16.00pt" fo:font-weight="normal" fo:font-family="'Times New Roman'" style:font-family-asian="'Times New Roman'" style:font-family-complex="'Times New Roman'" fo:background-color="transparent" style:use-window-font-color="true"/>
    </style:style>
    <style:style style:name="T1225" style:family="text">
      <style:text-properties fo:font-size="16.00pt" fo:font-weight="normal" fo:font-family="'Century Schoolbook'" style:font-family-asian="'Century Schoolbook'" style:font-family-complex="'Century Schoolbook'" fo:background-color="transparent" style:use-window-font-color="true"/>
    </style:style>
    <style:style style:name="T1226" style:family="text">
      <style:text-properties fo:font-size="16.00pt" fo:font-weight="normal" fo:font-family="'Times New Roman'" style:font-family-asian="'Times New Roman'" style:font-family-complex="'Times New Roman'" fo:background-color="transparent" style:use-window-font-color="true"/>
    </style:style>
    <style:style style:name="T1227" style:family="text">
      <style:text-properties fo:font-size="16.00pt" fo:font-weight="normal" fo:font-family="'Century Schoolbook'" style:font-family-asian="'Century Schoolbook'" style:font-family-complex="'Century Schoolbook'" fo:background-color="transparent" style:use-window-font-color="true"/>
    </style:style>
    <style:style style:name="T1228" style:family="text">
      <style:text-properties fo:font-size="16.00pt" fo:font-weight="normal" fo:font-family="'Times New Roman'" style:font-family-asian="'Times New Roman'" style:font-family-complex="'Times New Roman'" fo:background-color="transparent" style:use-window-font-color="true"/>
    </style:style>
    <style:style style:name="T1229" style:family="text">
      <style:text-properties fo:font-size="16.00pt" fo:font-weight="normal" fo:font-family="'Century Schoolbook'" style:font-family-asian="'Century Schoolbook'" style:font-family-complex="'Century Schoolbook'" fo:background-color="transparent" style:use-window-font-color="true"/>
    </style:style>
    <style:style style:name="T1230" style:family="text">
      <style:text-properties fo:font-size="16.00pt" fo:font-weight="normal" fo:font-family="'Times New Roman'" style:font-family-asian="'Times New Roman'" style:font-family-complex="'Times New Roman'" fo:background-color="transparent" style:use-window-font-color="true"/>
    </style:style>
    <style:style style:name="T1231" style:family="text">
      <style:text-properties fo:font-size="16.00pt" fo:font-weight="normal" fo:font-family="'Century Schoolbook'" style:font-family-asian="'Century Schoolbook'" style:font-family-complex="'Century Schoolbook'" fo:background-color="transparent" style:use-window-font-color="true"/>
    </style:style>
    <style:style style:name="T1232" style:family="text">
      <style:text-properties fo:font-size="11.00pt" fo:font-weight="normal" fo:font-family="Calibri" style:font-family-asian="Calibri" style:font-family-complex="Calibri" fo:background-color="transparent" style:use-window-font-color="true"/>
    </style:style>
    <style:style style:name="T1233" style:family="text">
      <style:text-properties fo:font-size="16.00pt" fo:font-weight="normal" fo:font-family="'Century Schoolbook'" style:font-family-asian="'Century Schoolbook'" style:font-family-complex="'Century Schoolbook'" fo:background-color="transparent" style:use-window-font-color="true"/>
    </style:style>
    <style:style style:name="T1234" style:family="text">
      <style:text-properties fo:font-size="16.00pt" fo:font-weight="normal" fo:font-family="'Times New Roman'" style:font-family-asian="'Times New Roman'" style:font-family-complex="'Times New Roman'" fo:background-color="transparent" style:use-window-font-color="true"/>
    </style:style>
    <style:style style:name="T1235" style:family="text">
      <style:text-properties fo:font-size="16.00pt" fo:font-weight="normal" fo:font-family="'Century Schoolbook'" style:font-family-asian="'Century Schoolbook'" style:font-family-complex="'Century Schoolbook'" fo:background-color="transparent" style:use-window-font-color="true"/>
    </style:style>
    <style:style style:name="T1236" style:family="text">
      <style:text-properties fo:font-size="11.00pt" fo:font-weight="normal" fo:font-family="Calibri" style:font-family-asian="Calibri" style:font-family-complex="Calibri" fo:background-color="transparent" style:use-window-font-color="true"/>
    </style:style>
    <style:style style:name="T1237" style:family="text">
      <style:text-properties fo:font-size="11.00pt" fo:font-weight="normal" fo:font-family="'Century Schoolbook'" style:font-family-asian="'Century Schoolbook'" style:font-family-complex="'Century Schoolbook'" fo:background-color="transparent" style:use-window-font-color="true"/>
    </style:style>
    <style:style style:name="T1238" style:family="text">
      <style:text-properties fo:font-size="11.00pt" fo:font-weight="normal" fo:font-family="Calibri" style:font-family-asian="Calibri" style:font-family-complex="Calibri" fo:background-color="transparent" style:use-window-font-color="true"/>
    </style:style>
    <style:style style:name="T123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0"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1"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2"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3"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4"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49"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0"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1"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2"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3"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4"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5"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1257" style:family="text">
      <style:text-properties fo:font-size="11.00pt" fo:font-weight="normal" fo:font-family="Calibri" style:font-family-asian="Calibri" style:font-family-complex="Calibri" fo:background-color="transparent" style:use-window-font-color="true"/>
    </style:style>
    <style:style style:name="T1258"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25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260" style:family="text">
      <style:text-properties fo:font-size="11.00pt" fo:font-weight="normal" fo:font-family="Calibri" style:font-family-asian="Calibri" style:font-family-complex="Calibri" fo:background-color="transparent" style:use-window-font-color="true"/>
    </style:style>
    <style:style style:name="T1261" style:family="text">
      <style:text-properties fo:font-size="11.00pt" fo:font-weight="bold" fo:font-family="'Century Schoolbook'" style:font-family-asian="'Century Schoolbook'" style:font-family-complex="'Century Schoolbook'" fo:background-color="#ffffff" style:use-window-font-color="true"/>
    </style:style>
    <style:style style:name="T1262" style:family="text">
      <style:text-properties fo:font-size="11.00pt" fo:font-weight="normal" fo:font-family="Calibri" style:font-family-asian="Calibri" style:font-family-complex="Calibri" fo:background-color="transparent" style:use-window-font-color="true"/>
    </style:style>
    <style:style style:name="T126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264" style:family="text">
      <style:text-properties fo:font-size="11.50pt" fo:font-weight="normal" fo:font-family="'Century Schoolbook'" style:font-family-asian="'Century Schoolbook'" style:font-family-complex="'Century Schoolbook'" fo:background-color="transparent" fo:color="#001a1e"/>
    </style:style>
    <style:style style:name="T1265" style:family="text">
      <style:text-properties fo:font-size="11.50pt" fo:font-weight="bold" fo:font-family="'Century Schoolbook'" style:font-family-asian="'Century Schoolbook'" style:font-family-complex="'Century Schoolbook'" fo:background-color="transparent" fo:color="#001a1e"/>
    </style:style>
    <style:style style:name="T1266" style:family="text">
      <style:text-properties fo:font-size="11.00pt" fo:font-weight="normal" fo:font-family="Calibri" style:font-family-asian="Calibri" style:font-family-complex="Calibri" fo:background-color="transparent" style:use-window-font-color="true"/>
    </style:style>
    <style:style style:name="T1267" style:family="text">
      <style:text-properties fo:font-size="11.50pt" fo:font-weight="bold" fo:font-family="'Century Schoolbook'" style:font-family-asian="'Century Schoolbook'" style:font-family-complex="'Century Schoolbook'" fo:background-color="transparent" style:use-window-font-color="true"/>
    </style:style>
    <style:style style:name="T1268" style:family="text">
      <style:text-properties fo:font-size="11.00pt" fo:font-weight="normal" fo:font-family="Calibri" style:font-family-asian="Calibri" style:font-family-complex="Calibri" fo:background-color="transparent" style:use-window-font-color="true"/>
    </style:style>
    <style:style style:name="T1269" style:family="text">
      <style:text-properties fo:font-size="11.50pt" fo:font-weight="bold" fo:font-family="'Century Schoolbook'" style:font-family-asian="'Century Schoolbook'" style:font-family-complex="'Century Schoolbook'" fo:background-color="transparent" style:use-window-font-color="true"/>
    </style:style>
    <style:style style:name="T1270" style:family="text">
      <style:text-properties fo:font-size="11.00pt" fo:font-weight="normal" fo:font-family="Calibri" style:font-family-asian="Calibri" style:font-family-complex="Calibri" fo:background-color="transparent" style:use-window-font-color="true"/>
    </style:style>
    <style:style style:name="T1271" style:family="text">
      <style:text-properties fo:font-size="11.50pt" fo:font-weight="normal" fo:font-family="'Century Schoolbook'" style:font-family-asian="'Century Schoolbook'" style:font-family-complex="'Century Schoolbook'" fo:background-color="transparent" fo:color="#1d2125"/>
    </style:style>
    <style:style style:name="T1272" style:family="text">
      <style:text-properties fo:font-size="11.00pt" fo:font-weight="normal" fo:font-family="Calibri" style:font-family-asian="Calibri" style:font-family-complex="Calibri" fo:background-color="transparent" style:use-window-font-color="true"/>
    </style:style>
    <style:style style:name="T1273" style:family="text">
      <style:text-properties fo:font-size="11.50pt" fo:font-weight="normal" fo:font-family="'Century Schoolbook'" style:font-family-asian="'Century Schoolbook'" style:font-family-complex="'Century Schoolbook'" fo:background-color="transparent" fo:color="#1d2125"/>
    </style:style>
    <style:style style:name="T1274" style:family="text">
      <style:text-properties fo:font-size="11.00pt" fo:font-weight="normal" fo:font-family="Calibri" style:font-family-asian="Calibri" style:font-family-complex="Calibri" fo:background-color="transparent" style:use-window-font-color="true"/>
    </style:style>
    <style:style style:name="T1275" style:family="text">
      <style:text-properties fo:font-size="11.50pt" fo:font-weight="normal" fo:font-family="'Century Schoolbook'" style:font-family-asian="'Century Schoolbook'" style:font-family-complex="'Century Schoolbook'" fo:background-color="transparent" fo:color="#1d2125"/>
    </style:style>
    <style:style style:name="T1276" style:family="text">
      <style:text-properties fo:font-size="11.00pt" fo:font-weight="normal" fo:font-family="Calibri" style:font-family-asian="Calibri" style:font-family-complex="Calibri" fo:background-color="transparent" style:use-window-font-color="true"/>
    </style:style>
    <style:style style:name="T1277" style:family="text">
      <style:text-properties fo:font-size="11.50pt" fo:font-weight="normal" fo:font-family="'Century Schoolbook'" style:font-family-asian="'Century Schoolbook'" style:font-family-complex="'Century Schoolbook'" fo:background-color="transparent" fo:color="#1d2125"/>
    </style:style>
    <style:style style:name="T1278" style:family="text">
      <style:text-properties fo:font-size="11.00pt" fo:font-weight="normal" fo:font-family="Calibri" style:font-family-asian="Calibri" style:font-family-complex="Calibri" fo:background-color="transparent" style:use-window-font-color="true"/>
    </style:style>
    <style:style style:name="T1279" style:family="text">
      <style:text-properties fo:font-size="11.00pt" fo:font-weight="bold" fo:font-family="'Century Schoolbook'" style:font-family-asian="'Century Schoolbook'" style:font-family-complex="'Century Schoolbook'" fo:background-color="#ffffff" style:use-window-font-color="true"/>
    </style:style>
    <style:style style:name="T1280" style:family="text">
      <style:text-properties fo:font-size="11.00pt" fo:font-weight="normal" fo:font-family="Calibri" style:font-family-asian="Calibri" style:font-family-complex="Calibri" fo:background-color="transparent" style:use-window-font-color="true"/>
    </style:style>
    <style:style style:name="T128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282" style:family="text">
      <style:text-properties fo:font-size="11.50pt" fo:font-weight="normal" fo:font-family="'Century Schoolbook'" style:font-family-asian="'Century Schoolbook'" style:font-family-complex="'Century Schoolbook'" fo:background-color="transparent" fo:color="#001a1e"/>
    </style:style>
    <style:style style:name="T1283" style:family="text">
      <style:text-properties fo:font-size="11.50pt" fo:font-weight="normal" fo:font-family="'Cambria Math'" style:font-family-asian="'Cambria Math'" style:font-family-complex="'Cambria Math'" fo:background-color="transparent" fo:color="#001a1e"/>
    </style:style>
    <style:style style:name="T1284" style:family="text">
      <style:text-properties fo:font-size="11.50pt" fo:font-weight="normal" fo:font-family="'Century Schoolbook'" style:font-family-asian="'Century Schoolbook'" style:font-family-complex="'Century Schoolbook'" fo:background-color="transparent" fo:color="#001a1e"/>
    </style:style>
    <style:style style:name="T1285" style:family="text">
      <style:text-properties fo:font-size="11.50pt" fo:font-weight="normal" fo:font-family="'Cambria Math'" style:font-family-asian="'Cambria Math'" style:font-family-complex="'Cambria Math'" fo:background-color="transparent" fo:color="#001a1e"/>
    </style:style>
    <style:style style:name="T1286" style:family="text">
      <style:text-properties fo:font-size="11.50pt" fo:font-weight="normal" fo:font-family="'Century Schoolbook'" style:font-family-asian="'Century Schoolbook'" style:font-family-complex="'Century Schoolbook'" fo:background-color="transparent" fo:color="#001a1e"/>
    </style:style>
    <style:style style:name="T1287"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288" style:family="text">
      <style:text-properties fo:font-size="11.50pt" fo:font-weight="normal" fo:font-family="'Century Schoolbook'" style:font-family-asian="'Century Schoolbook'" style:font-family-complex="'Century Schoolbook'" fo:background-color="transparent" fo:color="#001a1e"/>
    </style:style>
    <style:style style:name="T1289" style:family="text">
      <style:text-properties fo:font-size="11.50pt" fo:font-weight="normal" fo:font-family="'Cambria Math'" style:font-family-asian="'Cambria Math'" style:font-family-complex="'Cambria Math'" fo:background-color="transparent" fo:color="#001a1e"/>
    </style:style>
    <style:style style:name="T1290" style:family="text">
      <style:text-properties fo:font-size="11.50pt" fo:font-weight="normal" fo:font-family="'Century Schoolbook'" style:font-family-asian="'Century Schoolbook'" style:font-family-complex="'Century Schoolbook'" fo:background-color="transparent" fo:color="#001a1e"/>
    </style:style>
    <style:style style:name="T1291" style:family="text">
      <style:text-properties fo:font-size="11.50pt" fo:font-weight="normal" fo:font-family="'Cambria Math'" style:font-family-asian="'Cambria Math'" style:font-family-complex="'Cambria Math'" fo:background-color="transparent" fo:color="#001a1e"/>
    </style:style>
    <style:style style:name="T1292" style:family="text">
      <style:text-properties fo:font-size="11.50pt" fo:font-weight="normal" fo:font-family="'Century Schoolbook'" style:font-family-asian="'Century Schoolbook'" style:font-family-complex="'Century Schoolbook'" fo:background-color="transparent" fo:color="#001a1e"/>
    </style:style>
    <style:style style:name="T1293"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294" style:family="text">
      <style:text-properties fo:font-size="11.50pt" fo:font-weight="normal" fo:font-family="'Century Schoolbook'" style:font-family-asian="'Century Schoolbook'" style:font-family-complex="'Century Schoolbook'" fo:background-color="transparent" fo:color="#001a1e"/>
    </style:style>
    <style:style style:name="T1295" style:family="text">
      <style:text-properties fo:font-size="11.50pt" fo:font-weight="normal" fo:font-family="'Cambria Math'" style:font-family-asian="'Cambria Math'" style:font-family-complex="'Cambria Math'" fo:background-color="transparent" fo:color="#001a1e"/>
    </style:style>
    <style:style style:name="T1296" style:family="text">
      <style:text-properties fo:font-size="11.50pt" fo:font-weight="normal" fo:font-family="'Century Schoolbook'" style:font-family-asian="'Century Schoolbook'" style:font-family-complex="'Century Schoolbook'" fo:background-color="transparent" fo:color="#001a1e"/>
    </style:style>
    <style:style style:name="T1297" style:family="text">
      <style:text-properties fo:font-size="11.50pt" fo:font-weight="normal" fo:font-family="'Century Schoolbook'" style:font-family-asian="'Century Schoolbook'" style:font-family-complex="'Century Schoolbook'" fo:background-color="transparent" fo:color="#001a1e"/>
    </style:style>
    <style:style style:name="T1298" style:family="text">
      <style:text-properties fo:font-size="11.50pt" fo:font-weight="normal" fo:font-family="'Cambria Math'" style:font-family-asian="'Cambria Math'" style:font-family-complex="'Cambria Math'" fo:background-color="transparent" fo:color="#001a1e"/>
    </style:style>
    <style:style style:name="T1299" style:family="text">
      <style:text-properties fo:font-size="11.50pt" fo:font-weight="normal" fo:font-family="'Century Schoolbook'" style:font-family-asian="'Century Schoolbook'" style:font-family-complex="'Century Schoolbook'" fo:background-color="transparent" fo:color="#001a1e"/>
    </style:style>
    <style:style style:name="T1300" style:family="text">
      <style:text-properties fo:font-size="11.00pt" fo:font-weight="normal" fo:font-family="Calibri" style:font-family-asian="Calibri" style:font-family-complex="Calibri" fo:background-color="transparent" style:use-window-font-color="true"/>
    </style:style>
    <style:style style:name="T1301" style:family="text">
      <style:text-properties fo:font-size="11.50pt" fo:font-weight="normal" fo:font-family="'Century Schoolbook'" style:font-family-asian="'Century Schoolbook'" style:font-family-complex="'Century Schoolbook'" fo:background-color="transparent" fo:color="#001a1e"/>
    </style:style>
    <style:style style:name="T1302" style:family="text">
      <style:text-properties fo:font-size="11.50pt" fo:font-weight="bold" fo:font-family="'Century Schoolbook'" style:font-family-asian="'Century Schoolbook'" style:font-family-complex="'Century Schoolbook'" fo:background-color="transparent" fo:color="#001a1e"/>
    </style:style>
    <style:style style:name="T1303" style:family="text">
      <style:text-properties fo:font-size="11.00pt" fo:font-weight="normal" fo:font-family="Calibri" style:font-family-asian="Calibri" style:font-family-complex="Calibri" fo:background-color="transparent" style:use-window-font-color="true"/>
    </style:style>
    <style:style style:name="T1304" style:family="text">
      <style:text-properties fo:font-size="11.50pt" fo:font-weight="bold" fo:font-family="'Century Schoolbook'" style:font-family-asian="'Century Schoolbook'" style:font-family-complex="'Century Schoolbook'" fo:background-color="transparent" style:use-window-font-color="true"/>
    </style:style>
    <style:style style:name="T1305" style:family="text">
      <style:text-properties fo:font-size="11.00pt" fo:font-weight="normal" fo:font-family="Calibri" style:font-family-asian="Calibri" style:font-family-complex="Calibri" fo:background-color="transparent" style:use-window-font-color="true"/>
    </style:style>
    <style:style style:name="T1306" style:family="text">
      <style:text-properties fo:font-size="11.50pt" fo:font-weight="bold" fo:font-family="'Century Schoolbook'" style:font-family-asian="'Century Schoolbook'" style:font-family-complex="'Century Schoolbook'" fo:background-color="transparent" style:use-window-font-color="true"/>
    </style:style>
    <style:style style:name="T1307" style:family="text">
      <style:text-properties fo:font-size="11.00pt" fo:font-weight="normal" fo:font-family="Calibri" style:font-family-asian="Calibri" style:font-family-complex="Calibri" fo:background-color="transparent" style:use-window-font-color="true"/>
    </style:style>
    <style:style style:name="T1308" style:family="text">
      <style:text-properties fo:font-size="11.50pt" fo:font-weight="normal" fo:font-family="'Century Schoolbook'" style:font-family-asian="'Century Schoolbook'" style:font-family-complex="'Century Schoolbook'" fo:background-color="transparent" fo:color="#1d2125"/>
    </style:style>
    <style:style style:name="T1309" style:family="text">
      <style:text-properties fo:font-size="11.00pt" fo:font-weight="normal" fo:font-family="Calibri" style:font-family-asian="Calibri" style:font-family-complex="Calibri" fo:background-color="transparent" style:use-window-font-color="true"/>
    </style:style>
    <style:style style:name="T1310" style:family="text">
      <style:text-properties fo:font-size="11.50pt" fo:font-weight="normal" fo:font-family="'Century Schoolbook'" style:font-family-asian="'Century Schoolbook'" style:font-family-complex="'Century Schoolbook'" fo:background-color="transparent" fo:color="#1d2125"/>
    </style:style>
    <style:style style:name="T1311" style:family="text">
      <style:text-properties fo:font-size="11.00pt" fo:font-weight="normal" fo:font-family="Calibri" style:font-family-asian="Calibri" style:font-family-complex="Calibri" fo:background-color="transparent" style:use-window-font-color="true"/>
    </style:style>
    <style:style style:name="T1312" style:family="text">
      <style:text-properties fo:font-size="11.50pt" fo:font-weight="normal" fo:font-family="'Century Schoolbook'" style:font-family-asian="'Century Schoolbook'" style:font-family-complex="'Century Schoolbook'" fo:background-color="transparent" fo:color="#1d2125"/>
    </style:style>
    <style:style style:name="T1313" style:family="text">
      <style:text-properties fo:font-size="11.00pt" fo:font-weight="normal" fo:font-family="Calibri" style:font-family-asian="Calibri" style:font-family-complex="Calibri" fo:background-color="transparent" style:use-window-font-color="true"/>
    </style:style>
    <style:style style:name="T1314" style:family="text">
      <style:text-properties fo:font-size="11.50pt" fo:font-weight="normal" fo:font-family="'Century Schoolbook'" style:font-family-asian="'Century Schoolbook'" style:font-family-complex="'Century Schoolbook'" fo:background-color="transparent" fo:color="#1d2125"/>
    </style:style>
    <style:style style:name="T1315" style:family="text">
      <style:text-properties fo:font-size="11.00pt" fo:font-weight="normal" fo:font-family="Calibri" style:font-family-asian="Calibri" style:font-family-complex="Calibri" fo:background-color="transparent" style:use-window-font-color="true"/>
    </style:style>
    <style:style style:name="T1316" style:family="text">
      <style:text-properties fo:font-size="12.00pt" fo:font-weight="normal" fo:font-family="'Century Schoolbook'" style:font-family-asian="'Century Schoolbook'" style:font-family-complex="'Century Schoolbook'" fo:background-color="transparent" style:use-window-font-color="true"/>
    </style:style>
    <style:style style:name="T1317" style:family="text">
      <style:text-properties fo:font-size="12.00pt" fo:font-weight="normal" fo:font-family="'Times New Roman'" style:font-family-asian="'Times New Roman'" style:font-family-complex="'Times New Roman'" fo:background-color="transparent" style:use-window-font-color="true"/>
    </style:style>
    <style:style style:name="T1318" style:family="text">
      <style:text-properties fo:font-size="12.00pt" fo:font-weight="normal" fo:font-family="'Century Schoolbook'" style:font-family-asian="'Century Schoolbook'" style:font-family-complex="'Century Schoolbook'" fo:background-color="transparent" style:use-window-font-color="true"/>
    </style:style>
    <style:style style:name="T1319" style:family="text">
      <style:text-properties fo:font-size="12.00pt" fo:font-weight="normal" fo:font-family="'Times New Roman'" style:font-family-asian="'Times New Roman'" style:font-family-complex="'Times New Roman'" fo:background-color="transparent" style:use-window-font-color="true"/>
    </style:style>
    <style:style style:name="T1320" style:family="text">
      <style:text-properties fo:font-size="12.00pt" fo:font-weight="normal" fo:font-family="'Century Schoolbook'" style:font-family-asian="'Century Schoolbook'" style:font-family-complex="'Century Schoolbook'" fo:background-color="transparent" style:use-window-font-color="true"/>
    </style:style>
    <style:style style:name="T1321" style:family="text">
      <style:text-properties fo:font-size="12.00pt" fo:font-weight="normal" fo:font-family="'Times New Roman'" style:font-family-asian="'Times New Roman'" style:font-family-complex="'Times New Roman'" fo:background-color="transparent" style:use-window-font-color="true"/>
    </style:style>
    <style:style style:name="T1322" style:family="text">
      <style:text-properties fo:font-size="12.00pt" fo:font-weight="normal" fo:font-family="'Century Schoolbook'" style:font-family-asian="'Century Schoolbook'" style:font-family-complex="'Century Schoolbook'" fo:background-color="transparent" style:use-window-font-color="true"/>
    </style:style>
    <style:style style:name="T1323" style:family="text">
      <style:text-properties fo:font-size="12.00pt" fo:font-weight="normal" fo:font-family="'Times New Roman'" style:font-family-asian="'Times New Roman'" style:font-family-complex="'Times New Roman'" fo:background-color="transparent" style:use-window-font-color="true"/>
    </style:style>
    <style:style style:name="T1324" style:family="text">
      <style:text-properties fo:font-size="12.00pt" fo:font-weight="normal" fo:font-family="'Century Schoolbook'" style:font-family-asian="'Century Schoolbook'" style:font-family-complex="'Century Schoolbook'" fo:background-color="transparent" style:use-window-font-color="true"/>
    </style:style>
    <style:style style:name="T1325" style:family="text">
      <style:text-properties fo:font-size="12.00pt" fo:font-weight="normal" fo:font-family="'Times New Roman'" style:font-family-asian="'Times New Roman'" style:font-family-complex="'Times New Roman'" fo:background-color="transparent" style:use-window-font-color="true"/>
    </style:style>
    <style:style style:name="T1326" style:family="text">
      <style:text-properties fo:font-size="12.00pt" fo:font-weight="normal" fo:font-family="'Century Schoolbook'" style:font-family-asian="'Century Schoolbook'" style:font-family-complex="'Century Schoolbook'" fo:background-color="transparent" style:use-window-font-color="true"/>
    </style:style>
    <style:style style:name="T1327" style:family="text">
      <style:text-properties fo:font-size="12.00pt" fo:font-weight="normal" fo:font-family="'Times New Roman'" style:font-family-asian="'Times New Roman'" style:font-family-complex="'Times New Roman'" fo:background-color="transparent" style:use-window-font-color="true"/>
    </style:style>
    <style:style style:name="T1328" style:family="text">
      <style:text-properties fo:font-size="12.00pt" fo:font-weight="normal" fo:font-family="'Century Schoolbook'" style:font-family-asian="'Century Schoolbook'" style:font-family-complex="'Century Schoolbook'" fo:background-color="transparent" style:use-window-font-color="true"/>
    </style:style>
    <style:style style:name="T1329" style:family="text">
      <style:text-properties fo:font-size="12.00pt" fo:font-weight="normal" fo:font-family="'Times New Roman'" style:font-family-asian="'Times New Roman'" style:font-family-complex="'Times New Roman'" fo:background-color="transparent" style:use-window-font-color="true"/>
    </style:style>
    <style:style style:name="T1330" style:family="text">
      <style:text-properties fo:font-size="12.00pt" fo:font-weight="normal" fo:font-family="'Century Schoolbook'" style:font-family-asian="'Century Schoolbook'" style:font-family-complex="'Century Schoolbook'" fo:background-color="transparent" style:use-window-font-color="true"/>
    </style:style>
    <style:style style:name="T1331" style:family="text">
      <style:text-properties fo:font-size="12.00pt" fo:font-weight="normal" fo:font-family="'Times New Roman'" style:font-family-asian="'Times New Roman'" style:font-family-complex="'Times New Roman'" fo:background-color="transparent" style:use-window-font-color="true"/>
    </style:style>
    <style:style style:name="T1332" style:family="text">
      <style:text-properties fo:font-size="12.00pt" fo:font-weight="normal" fo:font-family="'Century Schoolbook'" style:font-family-asian="'Century Schoolbook'" style:font-family-complex="'Century Schoolbook'" fo:background-color="transparent" style:use-window-font-color="true"/>
    </style:style>
    <style:style style:name="T1333" style:family="text">
      <style:text-properties fo:font-size="11.00pt" fo:font-weight="normal" fo:font-family="Calibri" style:font-family-asian="Calibri" style:font-family-complex="Calibri" fo:background-color="transparent" style:use-window-font-color="true"/>
    </style:style>
    <style:style style:name="T133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335" style:family="text">
      <style:text-properties fo:font-size="11.00pt" fo:font-weight="normal" fo:font-family="Calibri" style:font-family-asian="Calibri" style:font-family-complex="Calibri" fo:background-color="transparent" style:use-window-font-color="true"/>
    </style:style>
    <style:style style:name="T1336" style:family="text">
      <style:text-properties fo:font-size="11.00pt" fo:font-weight="bold" fo:font-family="'Century Schoolbook'" style:font-family-asian="'Century Schoolbook'" style:font-family-complex="'Century Schoolbook'" fo:background-color="#ffffff" style:use-window-font-color="true"/>
    </style:style>
    <style:style style:name="T1337" style:family="text">
      <style:text-properties fo:font-size="11.00pt" fo:font-weight="normal" fo:font-family="Calibri" style:font-family-asian="Calibri" style:font-family-complex="Calibri" fo:background-color="transparent" style:use-window-font-color="true"/>
    </style:style>
    <style:style style:name="T133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339" style:family="text">
      <style:text-properties fo:font-size="12.00pt" fo:font-weight="normal" fo:font-family="'Century Schoolbook'" style:font-family-asian="'Century Schoolbook'" style:font-family-complex="'Century Schoolbook'" fo:background-color="transparent" fo:color="#001a1e"/>
    </style:style>
    <style:style style:name="T1340" style:family="text">
      <style:text-properties fo:font-size="12.00pt" fo:font-weight="normal" fo:font-family="'Century Schoolbook'" style:font-family-asian="'Century Schoolbook'" style:font-family-complex="'Century Schoolbook'" fo:background-color="#ffffff" fo:color="#001a1e"/>
    </style:style>
    <style:style style:name="T134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342" style:family="text">
      <style:text-properties fo:font-size="12.00pt" fo:font-weight="normal" fo:font-family="'Century Schoolbook'" style:font-family-asian="'Century Schoolbook'" style:font-family-complex="'Century Schoolbook'" fo:background-color="transparent" fo:color="#001a1e"/>
    </style:style>
    <style:style style:name="T1343" style:family="text">
      <style:text-properties fo:font-size="12.00pt" fo:font-weight="normal" fo:font-family="'Times New Roman'" style:font-family-asian="'Times New Roman'" style:font-family-complex="'Times New Roman'" fo:background-color="transparent" fo:color="#001a1e"/>
    </style:style>
    <style:style style:name="T1344" style:family="text">
      <style:text-properties fo:font-size="12.00pt" fo:font-weight="normal" fo:font-family="'Century Schoolbook'" style:font-family-asian="'Century Schoolbook'" style:font-family-complex="'Century Schoolbook'" fo:background-color="transparent" fo:color="#001a1e"/>
    </style:style>
    <style:style style:name="T1345" style:family="text">
      <style:text-properties fo:font-size="12.00pt" fo:font-weight="normal" fo:font-family="'Times New Roman'" style:font-family-asian="'Times New Roman'" style:font-family-complex="'Times New Roman'" fo:background-color="transparent" fo:color="#001a1e"/>
    </style:style>
    <style:style style:name="T1346" style:family="text">
      <style:text-properties fo:font-size="12.00pt" fo:font-weight="normal" fo:font-family="'Century Schoolbook'" style:font-family-asian="'Century Schoolbook'" style:font-family-complex="'Century Schoolbook'" fo:background-color="transparent" fo:color="#001a1e"/>
    </style:style>
    <style:style style:name="T1347" style:family="text">
      <style:text-properties fo:font-size="12.00pt" fo:font-weight="normal" fo:font-family="'Times New Roman'" style:font-family-asian="'Times New Roman'" style:font-family-complex="'Times New Roman'" fo:background-color="transparent" fo:color="#001a1e"/>
    </style:style>
    <style:style style:name="T1348" style:family="text">
      <style:text-properties fo:font-size="12.00pt" fo:font-weight="normal" fo:font-family="'Century Schoolbook'" style:font-family-asian="'Century Schoolbook'" style:font-family-complex="'Century Schoolbook'" fo:background-color="transparent" fo:color="#001a1e"/>
    </style:style>
    <style:style style:name="T1349" style:family="text">
      <style:text-properties fo:font-size="12.00pt" fo:font-weight="normal" fo:font-family="'Times New Roman'" style:font-family-asian="'Times New Roman'" style:font-family-complex="'Times New Roman'" fo:background-color="transparent" fo:color="#001a1e"/>
    </style:style>
    <style:style style:name="T1350" style:family="text">
      <style:text-properties fo:font-size="12.00pt" fo:font-weight="normal" fo:font-family="'Century Schoolbook'" style:font-family-asian="'Century Schoolbook'" style:font-family-complex="'Century Schoolbook'" fo:background-color="transparent" fo:color="#001a1e"/>
    </style:style>
    <style:style style:name="T1351" style:family="text">
      <style:text-properties fo:font-size="12.00pt" fo:font-weight="normal" fo:font-family="'Times New Roman'" style:font-family-asian="'Times New Roman'" style:font-family-complex="'Times New Roman'" fo:background-color="transparent" fo:color="#001a1e"/>
    </style:style>
    <style:style style:name="T1352" style:family="text">
      <style:text-properties fo:font-size="12.00pt" fo:font-weight="normal" fo:font-family="'Century Schoolbook'" style:font-family-asian="'Century Schoolbook'" style:font-family-complex="'Century Schoolbook'" fo:background-color="transparent" fo:color="#001a1e"/>
    </style:style>
    <style:style style:name="T1353" style:family="text">
      <style:text-properties fo:font-size="12.00pt" fo:font-weight="normal" fo:font-family="'Times New Roman'" style:font-family-asian="'Times New Roman'" style:font-family-complex="'Times New Roman'" fo:background-color="transparent" fo:color="#001a1e"/>
    </style:style>
    <style:style style:name="T1354" style:family="text">
      <style:text-properties fo:font-size="12.00pt" fo:font-weight="normal" fo:font-family="'Century Schoolbook'" style:font-family-asian="'Century Schoolbook'" style:font-family-complex="'Century Schoolbook'" fo:background-color="transparent" fo:color="#001a1e"/>
    </style:style>
    <style:style style:name="T1355" style:family="text">
      <style:text-properties fo:font-size="11.00pt" fo:font-weight="normal" fo:font-family="Calibri" style:font-family-asian="Calibri" style:font-family-complex="Calibri" fo:background-color="transparent" style:use-window-font-color="true"/>
    </style:style>
    <style:style style:name="T1356" style:family="text">
      <style:text-properties fo:font-size="16.00pt" fo:font-weight="bold" fo:font-family="'Century Schoolbook'" style:font-family-asian="'Century Schoolbook'" style:font-family-complex="'Century Schoolbook'" fo:background-color="transparent" style:use-window-font-color="true"/>
    </style:style>
    <style:style style:name="T1357" style:family="text">
      <style:text-properties fo:font-size="11.00pt" fo:font-weight="normal" fo:font-family="Calibri" style:font-family-asian="Calibri" style:font-family-complex="Calibri" fo:background-color="transparent" style:use-window-font-color="true"/>
    </style:style>
    <style:style style:name="T1358" style:family="text">
      <style:text-properties fo:font-size="11.00pt" fo:font-weight="bold" fo:font-family="'Century Schoolbook'" style:font-family-asian="'Century Schoolbook'" style:font-family-complex="'Century Schoolbook'" fo:background-color="#ffffff" style:use-window-font-color="true"/>
    </style:style>
    <style:style style:name="T1359" style:family="text">
      <style:text-properties fo:font-size="11.00pt" fo:font-weight="normal" fo:font-family="Calibri" style:font-family-asian="Calibri" style:font-family-complex="Calibri" fo:background-color="transparent" style:use-window-font-color="true"/>
    </style:style>
    <style:style style:name="T136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361" style:family="text">
      <style:text-properties fo:font-size="11.50pt" fo:font-weight="normal" fo:font-family="'Century Schoolbook'" style:font-family-asian="'Century Schoolbook'" style:font-family-complex="'Century Schoolbook'" fo:background-color="#ffffff" style:use-window-font-color="true"/>
    </style:style>
    <style:style style:name="T1362" style:family="text">
      <style:text-properties fo:font-size="11.00pt" fo:font-weight="normal" fo:font-family="Calibri" style:font-family-asian="Calibri" style:font-family-complex="Calibri" fo:background-color="transparent" style:use-window-font-color="true"/>
    </style:style>
    <style:style style:name="T1363" style:family="text">
      <style:text-properties fo:font-size="11.50pt" fo:font-weight="normal" fo:font-family="'Century Schoolbook'" style:font-family-asian="'Century Schoolbook'" style:font-family-complex="'Century Schoolbook'" fo:background-color="#ffffff" style:use-window-font-color="true"/>
    </style:style>
    <style:style style:name="T1364" style:family="text">
      <style:text-properties fo:font-size="16.00pt" fo:font-weight="bold" fo:font-family="'Century Schoolbook'" style:font-family-asian="'Century Schoolbook'" style:font-family-complex="'Century Schoolbook'" fo:background-color="transparent" style:use-window-font-color="true"/>
    </style:style>
    <style:style style:name="T1365" style:family="text">
      <style:text-properties fo:font-size="11.00pt" fo:font-weight="normal" fo:font-family="Calibri" style:font-family-asian="Calibri" style:font-family-complex="Calibri" fo:background-color="transparent" style:use-window-font-color="true"/>
    </style:style>
    <style:style style:name="T1366" style:family="text">
      <style:text-properties fo:font-size="16.00pt" fo:font-weight="normal" fo:font-family="'Century Schoolbook'" style:font-family-asian="'Century Schoolbook'" style:font-family-complex="'Century Schoolbook'" fo:background-color="transparent" style:use-window-font-color="true"/>
    </style:style>
    <style:style style:name="T1367" style:family="text">
      <style:text-properties fo:font-size="16.00pt" fo:font-weight="normal" fo:font-family="'Times New Roman'" style:font-family-asian="'Times New Roman'" style:font-family-complex="'Times New Roman'" fo:background-color="transparent" style:use-window-font-color="true"/>
    </style:style>
    <style:style style:name="T1368" style:family="text">
      <style:text-properties fo:font-size="16.00pt" fo:font-weight="normal" fo:font-family="'Century Schoolbook'" style:font-family-asian="'Century Schoolbook'" style:font-family-complex="'Century Schoolbook'" fo:background-color="transparent" style:use-window-font-color="true"/>
    </style:style>
    <style:style style:name="T1369" style:family="text">
      <style:text-properties fo:font-size="16.00pt" fo:font-weight="normal" fo:font-family="'Times New Roman'" style:font-family-asian="'Times New Roman'" style:font-family-complex="'Times New Roman'" fo:background-color="transparent" style:use-window-font-color="true"/>
    </style:style>
    <style:style style:name="T1370" style:family="text">
      <style:text-properties fo:font-size="16.00pt" fo:font-weight="normal" fo:font-family="'Century Schoolbook'" style:font-family-asian="'Century Schoolbook'" style:font-family-complex="'Century Schoolbook'" fo:background-color="transparent" style:use-window-font-color="true"/>
    </style:style>
    <style:style style:name="T1371" style:family="text">
      <style:text-properties fo:font-size="16.00pt" fo:font-weight="normal" fo:font-family="'Times New Roman'" style:font-family-asian="'Times New Roman'" style:font-family-complex="'Times New Roman'" fo:background-color="transparent" style:use-window-font-color="true"/>
    </style:style>
    <style:style style:name="T1372" style:family="text">
      <style:text-properties fo:font-size="16.00pt" fo:font-weight="normal" fo:font-family="'Century Schoolbook'" style:font-family-asian="'Century Schoolbook'" style:font-family-complex="'Century Schoolbook'" fo:background-color="transparent" style:use-window-font-color="true"/>
    </style:style>
    <style:style style:name="T1373" style:family="text">
      <style:text-properties fo:font-size="16.00pt" fo:font-weight="normal" fo:font-family="'Times New Roman'" style:font-family-asian="'Times New Roman'" style:font-family-complex="'Times New Roman'" fo:background-color="transparent" style:use-window-font-color="true"/>
    </style:style>
    <style:style style:name="T1374" style:family="text">
      <style:text-properties fo:font-size="16.00pt" fo:font-weight="normal" fo:font-family="'Century Schoolbook'" style:font-family-asian="'Century Schoolbook'" style:font-family-complex="'Century Schoolbook'" fo:background-color="transparent" style:use-window-font-color="true"/>
    </style:style>
    <style:style style:name="T1375" style:family="text">
      <style:text-properties fo:font-size="11.00pt" fo:font-weight="normal" fo:font-family="Calibri" style:font-family-asian="Calibri" style:font-family-complex="Calibri" fo:background-color="transparent" style:use-window-font-color="true"/>
    </style:style>
    <style:style style:name="T1376" style:family="text">
      <style:text-properties fo:font-size="16.00pt" fo:font-weight="bold" fo:font-family="'Century Schoolbook'" style:font-family-asian="'Century Schoolbook'" style:font-family-complex="'Century Schoolbook'" fo:background-color="transparent" style:use-window-font-color="true"/>
    </style:style>
    <style:style style:name="T1377" style:family="text">
      <style:text-properties fo:font-size="11.00pt" fo:font-weight="normal" fo:font-family="Calibri" style:font-family-asian="Calibri" style:font-family-complex="Calibri" fo:background-color="transparent" style:use-window-font-color="true"/>
    </style:style>
    <style:style style:name="T1378" style:family="text">
      <style:text-properties fo:font-size="16.00pt" fo:font-weight="bold" fo:font-family="'Century Schoolbook'" style:font-family-asian="'Century Schoolbook'" style:font-family-complex="'Century Schoolbook'" fo:background-color="transparent" style:use-window-font-color="true"/>
    </style:style>
    <style:style style:name="T1379" style:family="text">
      <style:text-properties fo:font-size="11.00pt" fo:font-weight="normal" fo:font-family="Calibri" style:font-family-asian="Calibri" style:font-family-complex="Calibri" fo:background-color="transparent" style:use-window-font-color="true"/>
    </style:style>
    <style:style style:name="T1380" style:family="text">
      <style:text-properties fo:font-size="11.00pt" fo:font-weight="bold" fo:font-family="'Century Schoolbook'" style:font-family-asian="'Century Schoolbook'" style:font-family-complex="'Century Schoolbook'" fo:background-color="#ffffff" style:use-window-font-color="true"/>
    </style:style>
    <style:style style:name="T1381" style:family="text">
      <style:text-properties fo:font-size="11.00pt" fo:font-weight="normal" fo:font-family="Calibri" style:font-family-asian="Calibri" style:font-family-complex="Calibri" fo:background-color="transparent" style:use-window-font-color="true"/>
    </style:style>
    <style:style style:name="T138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383" style:family="text">
      <style:text-properties fo:font-size="11.50pt" fo:font-weight="normal" fo:font-family="'Century Schoolbook'" style:font-family-asian="'Century Schoolbook'" style:font-family-complex="'Century Schoolbook'" fo:background-color="#ffffff" style:use-window-font-color="true"/>
    </style:style>
    <style:style style:name="T1384" style:family="text">
      <style:text-properties fo:font-size="11.00pt" fo:font-weight="normal" fo:font-family="Calibri" style:font-family-asian="Calibri" style:font-family-complex="Calibri" fo:background-color="transparent" style:use-window-font-color="true"/>
    </style:style>
    <style:style style:name="T1385" style:family="text">
      <style:text-properties fo:font-size="11.50pt" fo:font-weight="normal" fo:font-family="'Century Schoolbook'" style:font-family-asian="'Century Schoolbook'" style:font-family-complex="'Century Schoolbook'" fo:background-color="#ffffff" style:use-window-font-color="true"/>
    </style:style>
    <style:style style:name="T1386" style:family="text">
      <style:text-properties fo:font-size="11.00pt" fo:font-weight="normal" fo:font-family="Calibri" style:font-family-asian="Calibri" style:font-family-complex="Calibri" fo:background-color="transparent" style:use-window-font-color="true"/>
    </style:style>
    <style:style style:name="T1387" style:family="text">
      <style:text-properties fo:font-size="11.50pt" fo:font-weight="normal" fo:font-family="'Century Schoolbook'" style:font-family-asian="'Century Schoolbook'" style:font-family-complex="'Century Schoolbook'" fo:background-color="#ffffff" style:use-window-font-color="true"/>
    </style:style>
    <style:style style:name="T1388" style:family="text">
      <style:text-properties fo:font-size="11.00pt" fo:font-weight="normal" fo:font-family="Calibri" style:font-family-asian="Calibri" style:font-family-complex="Calibri" fo:background-color="transparent" style:use-window-font-color="true"/>
    </style:style>
    <style:style style:name="T1389" style:family="text">
      <style:text-properties fo:font-size="11.50pt" fo:font-weight="normal" fo:font-family="'Century Schoolbook'" style:font-family-asian="'Century Schoolbook'" style:font-family-complex="'Century Schoolbook'" fo:background-color="#ffffff" style:use-window-font-color="true"/>
    </style:style>
    <style:style style:name="T1390" style:family="text">
      <style:text-properties fo:font-size="11.00pt" fo:font-weight="normal" fo:font-family="Calibri" style:font-family-asian="Calibri" style:font-family-complex="Calibri" fo:background-color="transparent" style:use-window-font-color="true"/>
    </style:style>
    <style:style style:name="T1391" style:family="text">
      <style:text-properties fo:font-size="11.50pt" fo:font-weight="normal" fo:font-family="'Century Schoolbook'" style:font-family-asian="'Century Schoolbook'" style:font-family-complex="'Century Schoolbook'" fo:background-color="transparent" style:use-window-font-color="true"/>
    </style:style>
    <style:style style:name="T1392" style:family="text">
      <style:text-properties fo:font-size="11.50pt" fo:font-weight="normal" fo:font-family="'Times New Roman'" style:font-family-asian="'Times New Roman'" style:font-family-complex="'Times New Roman'" fo:background-color="transparent" style:use-window-font-color="true"/>
    </style:style>
    <style:style style:name="T1393" style:family="text">
      <style:text-properties fo:font-size="11.50pt" fo:font-weight="normal" fo:font-family="'Century Schoolbook'" style:font-family-asian="'Century Schoolbook'" style:font-family-complex="'Century Schoolbook'" fo:background-color="transparent" style:use-window-font-color="true"/>
    </style:style>
    <style:style style:name="T1394" style:family="text">
      <style:text-properties fo:font-size="11.50pt" fo:font-weight="normal" fo:font-family="'Times New Roman'" style:font-family-asian="'Times New Roman'" style:font-family-complex="'Times New Roman'" fo:background-color="transparent" style:use-window-font-color="true"/>
    </style:style>
    <style:style style:name="T1395" style:family="text">
      <style:text-properties fo:font-size="11.50pt" fo:font-weight="normal" fo:font-family="'Century Schoolbook'" style:font-family-asian="'Century Schoolbook'" style:font-family-complex="'Century Schoolbook'" fo:background-color="transparent" style:use-window-font-color="true"/>
    </style:style>
    <style:style style:name="T1396" style:family="text">
      <style:text-properties fo:font-size="11.50pt" fo:font-weight="normal" fo:font-family="'Times New Roman'" style:font-family-asian="'Times New Roman'" style:font-family-complex="'Times New Roman'" fo:background-color="transparent" style:use-window-font-color="true"/>
    </style:style>
    <style:style style:name="T1397" style:family="text">
      <style:text-properties fo:font-size="11.50pt" fo:font-weight="normal" fo:font-family="'Century Schoolbook'" style:font-family-asian="'Century Schoolbook'" style:font-family-complex="'Century Schoolbook'" fo:background-color="transparent" style:use-window-font-color="true"/>
    </style:style>
    <style:style style:name="T1398" style:family="text">
      <style:text-properties fo:font-size="11.50pt" fo:font-weight="normal" fo:font-family="'Times New Roman'" style:font-family-asian="'Times New Roman'" style:font-family-complex="'Times New Roman'" fo:background-color="transparent" style:use-window-font-color="true"/>
    </style:style>
    <style:style style:name="T1399" style:family="text">
      <style:text-properties fo:font-size="11.50pt" fo:font-weight="normal" fo:font-family="'Century Schoolbook'" style:font-family-asian="'Century Schoolbook'" style:font-family-complex="'Century Schoolbook'" fo:background-color="transparent" style:use-window-font-color="true"/>
    </style:style>
    <style:style style:name="T1400" style:family="text">
      <style:text-properties fo:font-size="11.50pt" fo:font-weight="normal" fo:font-family="'Times New Roman'" style:font-family-asian="'Times New Roman'" style:font-family-complex="'Times New Roman'" fo:background-color="transparent" style:use-window-font-color="true"/>
    </style:style>
    <style:style style:name="T1401" style:family="text">
      <style:text-properties fo:font-size="11.50pt" fo:font-weight="normal" fo:font-family="'Century Schoolbook'" style:font-family-asian="'Century Schoolbook'" style:font-family-complex="'Century Schoolbook'" fo:background-color="transparent" style:use-window-font-color="true"/>
    </style:style>
    <style:style style:name="T1402" style:family="text">
      <style:text-properties fo:font-size="16.00pt" fo:font-weight="bold" fo:font-family="'Century Schoolbook'" style:font-family-asian="'Century Schoolbook'" style:font-family-complex="'Century Schoolbook'" fo:background-color="transparent" style:use-window-font-color="true"/>
    </style:style>
    <style:style style:name="T1403" style:family="text">
      <style:text-properties fo:font-size="11.00pt" fo:font-weight="normal" fo:font-family="Calibri" style:font-family-asian="Calibri" style:font-family-complex="Calibri" fo:background-color="transparent" style:use-window-font-color="true"/>
    </style:style>
    <style:style style:name="T1404" style:family="text">
      <style:text-properties fo:font-size="16.00pt" fo:font-weight="bold" fo:font-family="'Century Schoolbook'" style:font-family-asian="'Century Schoolbook'" style:font-family-complex="'Century Schoolbook'" fo:background-color="transparent" style:use-window-font-color="true"/>
    </style:style>
    <style:style style:name="T1405" style:family="text">
      <style:text-properties fo:font-size="11.00pt" fo:font-weight="normal" fo:font-family="Calibri" style:font-family-asian="Calibri" style:font-family-complex="Calibri" fo:background-color="transparent" style:use-window-font-color="true"/>
    </style:style>
    <style:style style:name="T1406" style:family="text">
      <style:text-properties fo:font-size="11.00pt" fo:font-weight="bold" fo:font-family="'Century Schoolbook'" style:font-family-asian="'Century Schoolbook'" style:font-family-complex="'Century Schoolbook'" fo:background-color="#ffffff" style:use-window-font-color="true"/>
    </style:style>
    <style:style style:name="T1407" style:family="text">
      <style:text-properties fo:font-size="11.00pt" fo:font-weight="normal" fo:font-family="Calibri" style:font-family-asian="Calibri" style:font-family-complex="Calibri" fo:background-color="transparent" style:use-window-font-color="true"/>
    </style:style>
    <style:style style:name="T140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409" style:family="text">
      <style:text-properties fo:font-size="11.50pt" fo:font-weight="normal" fo:font-family="'Century Schoolbook'" style:font-family-asian="'Century Schoolbook'" style:font-family-complex="'Century Schoolbook'" fo:background-color="transparent" fo:color="#001a1e"/>
    </style:style>
    <style:style style:name="T1410"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411" style:family="text">
      <style:text-properties fo:font-size="11.50pt" fo:font-weight="normal" fo:font-family="'Century Schoolbook'" style:font-family-asian="'Century Schoolbook'" style:font-family-complex="'Century Schoolbook'" fo:background-color="transparent" fo:color="#001a1e"/>
    </style:style>
    <style:style style:name="T141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1413"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1414" style:family="text">
      <style:text-properties fo:font-size="11.50pt" fo:font-weight="normal" fo:font-family="'Century Schoolbook'" style:font-family-asian="'Century Schoolbook'" style:font-family-complex="'Century Schoolbook'" fo:background-color="transparent" fo:color="#001a1e"/>
    </style:style>
    <style:style style:name="T1415"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416" style:family="text">
      <style:text-properties fo:font-size="11.50pt" fo:font-weight="normal" fo:font-family="'Century Schoolbook'" style:font-family-asian="'Century Schoolbook'" style:font-family-complex="'Century Schoolbook'" fo:background-color="transparent" fo:color="#001a1e"/>
    </style:style>
    <style:style style:name="T1417" style:family="text">
      <style:text-properties fo:font-size="11.50pt" fo:font-weight="bold" fo:font-family="'Century Schoolbook'" style:font-family-asian="'Century Schoolbook'" style:font-family-complex="'Century Schoolbook'" fo:background-color="transparent" fo:color="#001a1e"/>
    </style:style>
    <style:style style:name="T1418" style:family="text">
      <style:text-properties fo:font-size="11.50pt" fo:font-weight="normal" fo:font-family="'Century Schoolbook'" style:font-family-asian="'Century Schoolbook'" style:font-family-complex="'Century Schoolbook'" fo:background-color="transparent" fo:color="#001a1e"/>
    </style:style>
    <style:style style:name="T1419" style:family="text">
      <style:text-properties fo:font-size="11.50pt" fo:font-weight="normal" fo:font-family="'Cambria Math'" style:font-family-asian="'Cambria Math'" style:font-family-complex="'Cambria Math'" fo:background-color="transparent" fo:color="#001a1e"/>
    </style:style>
    <style:style style:name="T1420" style:family="text">
      <style:text-properties fo:font-size="11.50pt" fo:font-weight="normal" fo:font-family="'Century Schoolbook'" style:font-family-asian="'Century Schoolbook'" style:font-family-complex="'Century Schoolbook'" fo:background-color="transparent" fo:color="#001a1e"/>
    </style:style>
    <style:style style:name="T1421" style:family="text">
      <style:text-properties fo:font-size="11.50pt" fo:font-weight="normal" fo:font-family="'Cambria Math'" style:font-family-asian="'Cambria Math'" style:font-family-complex="'Cambria Math'" fo:background-color="transparent" fo:color="#001a1e"/>
    </style:style>
    <style:style style:name="T1422" style:family="text">
      <style:text-properties fo:font-size="11.50pt" fo:font-weight="normal" fo:font-family="'Century Schoolbook'" style:font-family-asian="'Century Schoolbook'" style:font-family-complex="'Century Schoolbook'" fo:background-color="transparent" fo:color="#001a1e"/>
    </style:style>
    <style:style style:name="T1423"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424" style:family="text">
      <style:text-properties fo:font-size="11.50pt" fo:font-weight="normal" fo:font-family="'Century Schoolbook'" style:font-family-asian="'Century Schoolbook'" style:font-family-complex="'Century Schoolbook'" fo:background-color="transparent" fo:color="#001a1e"/>
    </style:style>
    <style:style style:name="T1425" style:family="text">
      <style:text-properties fo:font-size="11.50pt" fo:font-weight="normal" fo:font-family="'Cambria Math'" style:font-family-asian="'Cambria Math'" style:font-family-complex="'Cambria Math'" fo:background-color="transparent" fo:color="#001a1e"/>
    </style:style>
    <style:style style:name="T1426" style:family="text">
      <style:text-properties fo:font-size="11.50pt" fo:font-weight="normal" fo:font-family="'Century Schoolbook'" style:font-family-asian="'Century Schoolbook'" style:font-family-complex="'Century Schoolbook'" fo:background-color="transparent" fo:color="#001a1e"/>
    </style:style>
    <style:style style:name="T1427" style:family="text">
      <style:text-properties fo:font-size="11.50pt" fo:font-weight="normal" fo:font-family="'Cambria Math'" style:font-family-asian="'Cambria Math'" style:font-family-complex="'Cambria Math'" fo:background-color="transparent" fo:color="#001a1e"/>
    </style:style>
    <style:style style:name="T1428" style:family="text">
      <style:text-properties fo:font-size="11.50pt" fo:font-weight="normal" fo:font-family="'Century Schoolbook'" style:font-family-asian="'Century Schoolbook'" style:font-family-complex="'Century Schoolbook'" fo:background-color="transparent" fo:color="#001a1e"/>
    </style:style>
    <style:style style:name="T1429"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430" style:family="text">
      <style:text-properties fo:font-size="11.50pt" fo:font-weight="normal" fo:font-family="'Century Schoolbook'" style:font-family-asian="'Century Schoolbook'" style:font-family-complex="'Century Schoolbook'" fo:background-color="transparent" fo:color="#001a1e"/>
    </style:style>
    <style:style style:name="T1431" style:family="text">
      <style:text-properties fo:font-size="11.50pt" fo:font-weight="bold" fo:font-family="'Century Schoolbook'" style:font-family-asian="'Century Schoolbook'" style:font-family-complex="'Century Schoolbook'" fo:background-color="transparent" fo:color="#001a1e"/>
    </style:style>
    <style:style style:name="T1432" style:family="text">
      <style:text-properties fo:font-size="11.50pt" fo:font-weight="normal" fo:font-family="'Century Schoolbook'" style:font-family-asian="'Century Schoolbook'" style:font-family-complex="'Century Schoolbook'" fo:background-color="transparent" fo:color="#001a1e"/>
    </style:style>
    <style:style style:name="T1433" style:family="text">
      <style:text-properties fo:font-size="11.50pt" fo:font-weight="bold" fo:font-family="'Century Schoolbook'" style:font-family-asian="'Century Schoolbook'" style:font-family-complex="'Century Schoolbook'" fo:background-color="transparent" fo:color="#001a1e"/>
    </style:style>
    <style:style style:name="T1434" style:family="text">
      <style:text-properties fo:font-size="11.50pt" fo:font-weight="normal" fo:font-family="'Century Schoolbook'" style:font-family-asian="'Century Schoolbook'" style:font-family-complex="'Century Schoolbook'" fo:background-color="transparent" fo:color="#001a1e"/>
    </style:style>
    <style:style style:name="T1435" style:family="text">
      <style:text-properties fo:font-size="11.50pt" fo:font-weight="bold" fo:font-family="'Century Schoolbook'" style:font-family-asian="'Century Schoolbook'" style:font-family-complex="'Century Schoolbook'" fo:background-color="transparent" fo:color="#001a1e"/>
    </style:style>
    <style:style style:name="T1436" style:family="text">
      <style:text-properties fo:font-size="11.50pt" fo:font-weight="normal" fo:font-family="'Century Schoolbook'" style:font-family-asian="'Century Schoolbook'" style:font-family-complex="'Century Schoolbook'" fo:background-color="transparent" fo:color="#001a1e"/>
    </style:style>
    <style:style style:name="T1437"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438" style:family="text">
      <style:text-properties fo:font-size="11.50pt" fo:font-weight="normal" fo:font-family="'Century Schoolbook'" style:font-family-asian="'Century Schoolbook'" style:font-family-complex="'Century Schoolbook'" fo:background-color="transparent" fo:color="#001a1e"/>
    </style:style>
    <style:style style:name="T1439" style:family="text">
      <style:text-properties fo:font-size="11.50pt" fo:font-weight="bold" fo:font-family="'Century Schoolbook'" style:font-family-asian="'Century Schoolbook'" style:font-family-complex="'Century Schoolbook'" fo:background-color="transparent" fo:color="#001a1e"/>
    </style:style>
    <style:style style:name="T1440" style:family="text">
      <style:text-properties fo:font-size="11.50pt" fo:font-weight="normal" fo:font-family="'Century Schoolbook'" style:font-family-asian="'Century Schoolbook'" style:font-family-complex="'Century Schoolbook'" fo:background-color="transparent" fo:color="#001a1e"/>
    </style:style>
    <style:style style:name="T1441" style:family="text">
      <style:text-properties fo:font-size="11.50pt" fo:font-weight="bold" fo:font-family="'Century Schoolbook'" style:font-family-asian="'Century Schoolbook'" style:font-family-complex="'Century Schoolbook'" fo:background-color="transparent" fo:color="#001a1e"/>
    </style:style>
    <style:style style:name="T1442" style:family="text">
      <style:text-properties fo:font-size="11.50pt" fo:font-weight="normal" fo:font-family="'Century Schoolbook'" style:font-family-asian="'Century Schoolbook'" style:font-family-complex="'Century Schoolbook'" fo:background-color="transparent" fo:color="#001a1e"/>
    </style:style>
    <style:style style:name="T1443" style:family="text">
      <style:text-properties fo:font-size="11.50pt" fo:font-weight="bold" fo:font-family="'Century Schoolbook'" style:font-family-asian="'Century Schoolbook'" style:font-family-complex="'Century Schoolbook'" fo:background-color="transparent" fo:color="#001a1e"/>
    </style:style>
    <style:style style:name="T1444" style:family="text">
      <style:text-properties fo:font-size="11.50pt" fo:font-weight="normal" fo:font-family="'Century Schoolbook'" style:font-family-asian="'Century Schoolbook'" style:font-family-complex="'Century Schoolbook'" fo:background-color="transparent" fo:color="#001a1e"/>
    </style:style>
    <style:style style:name="T1445" style:family="text">
      <style:text-properties fo:font-size="11.50pt" fo:font-weight="bold" fo:font-family="'Century Schoolbook'" style:font-family-asian="'Century Schoolbook'" style:font-family-complex="'Century Schoolbook'" fo:background-color="transparent" fo:color="#001a1e"/>
    </style:style>
    <style:style style:name="T1446" style:family="text">
      <style:text-properties fo:font-size="11.50pt" fo:font-weight="normal" fo:font-family="'Century Schoolbook'" style:font-family-asian="'Century Schoolbook'" style:font-family-complex="'Century Schoolbook'" fo:background-color="transparent" fo:color="#001a1e"/>
    </style:style>
    <style:style style:name="T1447" style:family="text">
      <style:text-properties fo:font-size="11.50pt" fo:font-weight="bold" fo:font-family="'Century Schoolbook'" style:font-family-asian="'Century Schoolbook'" style:font-family-complex="'Century Schoolbook'" fo:background-color="transparent" fo:color="#001a1e"/>
    </style:style>
    <style:style style:name="T1448" style:family="text">
      <style:text-properties fo:font-size="11.50pt" fo:font-weight="normal" fo:font-family="'Century Schoolbook'" style:font-family-asian="'Century Schoolbook'" style:font-family-complex="'Century Schoolbook'" fo:background-color="transparent" fo:color="#001a1e"/>
    </style:style>
    <style:style style:name="T1449" style:family="text">
      <style:text-properties fo:font-size="11.50pt" fo:font-weight="bold" fo:font-family="'Century Schoolbook'" style:font-family-asian="'Century Schoolbook'" style:font-family-complex="'Century Schoolbook'" fo:background-color="transparent" fo:color="#001a1e"/>
    </style:style>
    <style:style style:name="T1450" style:family="text">
      <style:text-properties fo:font-size="11.50pt" fo:font-weight="normal" fo:font-family="'Century Schoolbook'" style:font-family-asian="'Century Schoolbook'" style:font-family-complex="'Century Schoolbook'" fo:background-color="transparent" fo:color="#001a1e"/>
    </style:style>
    <style:style style:name="T1451" style:family="text">
      <style:text-properties fo:font-size="11.50pt" fo:font-weight="bold" fo:font-family="'Century Schoolbook'" style:font-family-asian="'Century Schoolbook'" style:font-family-complex="'Century Schoolbook'" fo:background-color="transparent" fo:color="#001a1e"/>
    </style:style>
    <style:style style:name="T1452" style:family="text">
      <style:text-properties fo:font-size="11.00pt" fo:font-weight="normal" fo:font-family="Calibri" style:font-family-asian="Calibri" style:font-family-complex="Calibri" fo:background-color="transparent" style:use-window-font-color="true"/>
    </style:style>
    <style:style style:name="T1453" style:family="text">
      <style:text-properties fo:font-size="11.50pt" fo:font-weight="bold" fo:font-family="'Century Schoolbook'" style:font-family-asian="'Century Schoolbook'" style:font-family-complex="'Century Schoolbook'" fo:background-color="transparent" style:use-window-font-color="true"/>
    </style:style>
    <style:style style:name="T1454" style:family="text">
      <style:text-properties fo:font-size="11.00pt" fo:font-weight="normal" fo:font-family="Calibri" style:font-family-asian="Calibri" style:font-family-complex="Calibri" fo:background-color="transparent" style:use-window-font-color="true"/>
    </style:style>
    <style:style style:name="T1455" style:family="text">
      <style:text-properties fo:font-size="11.50pt" fo:font-weight="bold" fo:font-family="'Century Schoolbook'" style:font-family-asian="'Century Schoolbook'" style:font-family-complex="'Century Schoolbook'" fo:background-color="transparent" style:use-window-font-color="true"/>
    </style:style>
    <style:style style:name="T1456" style:family="text">
      <style:text-properties fo:font-size="11.00pt" fo:font-weight="normal" fo:font-family="Calibri" style:font-family-asian="Calibri" style:font-family-complex="Calibri" fo:background-color="transparent" style:use-window-font-color="true"/>
    </style:style>
    <style:style style:name="T1457" style:family="text">
      <style:text-properties fo:font-size="11.50pt" fo:font-weight="normal" fo:font-family="'Century Schoolbook'" style:font-family-asian="'Century Schoolbook'" style:font-family-complex="'Century Schoolbook'" fo:background-color="transparent" fo:color="#1d2125"/>
    </style:style>
    <style:style style:name="T1458" style:family="text">
      <style:text-properties fo:font-size="11.00pt" fo:font-weight="normal" fo:font-family="Calibri" style:font-family-asian="Calibri" style:font-family-complex="Calibri" fo:background-color="transparent" style:use-window-font-color="true"/>
    </style:style>
    <style:style style:name="T1459" style:family="text">
      <style:text-properties fo:font-size="11.50pt" fo:font-weight="normal" fo:font-family="'Century Schoolbook'" style:font-family-asian="'Century Schoolbook'" style:font-family-complex="'Century Schoolbook'" fo:background-color="transparent" fo:color="#1d2125"/>
    </style:style>
    <style:style style:name="T1460" style:family="text">
      <style:text-properties fo:font-size="11.00pt" fo:font-weight="normal" fo:font-family="Calibri" style:font-family-asian="Calibri" style:font-family-complex="Calibri" fo:background-color="transparent" style:use-window-font-color="true"/>
    </style:style>
    <style:style style:name="T1461" style:family="text">
      <style:text-properties fo:font-size="11.50pt" fo:font-weight="normal" fo:font-family="'Century Schoolbook'" style:font-family-asian="'Century Schoolbook'" style:font-family-complex="'Century Schoolbook'" fo:background-color="transparent" fo:color="#1d2125"/>
    </style:style>
    <style:style style:name="T1462" style:family="text">
      <style:text-properties fo:font-size="11.00pt" fo:font-weight="normal" fo:font-family="Calibri" style:font-family-asian="Calibri" style:font-family-complex="Calibri" fo:background-color="transparent" style:use-window-font-color="true"/>
    </style:style>
    <style:style style:name="T1463" style:family="text">
      <style:text-properties fo:font-size="11.50pt" fo:font-weight="normal" fo:font-family="'Century Schoolbook'" style:font-family-asian="'Century Schoolbook'" style:font-family-complex="'Century Schoolbook'" fo:background-color="transparent" fo:color="#1d2125"/>
    </style:style>
    <style:style style:name="T1464" style:family="text">
      <style:text-properties fo:font-size="11.00pt" fo:font-weight="normal" fo:font-family="Calibri" style:font-family-asian="Calibri" style:font-family-complex="Calibri" fo:background-color="transparent" style:use-window-font-color="true"/>
    </style:style>
    <style:style style:name="T1465" style:family="text">
      <style:text-properties fo:font-size="11.50pt" fo:font-weight="normal" fo:font-family="'Century Schoolbook'" style:font-family-asian="'Century Schoolbook'" style:font-family-complex="'Century Schoolbook'" fo:background-color="transparent" fo:color="#1d2125"/>
    </style:style>
    <style:style style:name="T1466" style:family="text">
      <style:text-properties fo:font-size="11.00pt" fo:font-weight="normal" fo:font-family="Calibri" style:font-family-asian="Calibri" style:font-family-complex="Calibri" fo:background-color="transparent" style:use-window-font-color="true"/>
    </style:style>
    <style:style style:name="T1467" style:family="text">
      <style:text-properties fo:font-size="11.50pt" fo:font-weight="normal" fo:font-family="'Century Schoolbook'" style:font-family-asian="'Century Schoolbook'" style:font-family-complex="'Century Schoolbook'" fo:background-color="transparent" fo:color="#1d2125"/>
    </style:style>
    <style:style style:name="T1468" style:family="text">
      <style:text-properties fo:font-size="11.00pt" fo:font-weight="normal" fo:font-family="Calibri" style:font-family-asian="Calibri" style:font-family-complex="Calibri" fo:background-color="transparent" style:use-window-font-color="true"/>
    </style:style>
    <style:style style:name="T1469" style:family="text">
      <style:text-properties fo:font-size="16.00pt" fo:font-weight="bold" fo:font-family="'Century Schoolbook'" style:font-family-asian="'Century Schoolbook'" style:font-family-complex="'Century Schoolbook'" fo:background-color="transparent" style:use-window-font-color="true"/>
    </style:style>
    <style:style style:name="T1470" style:family="text">
      <style:text-properties fo:font-size="11.50pt" fo:font-weight="normal" fo:font-family="'Century Schoolbook'" style:font-family-asian="'Century Schoolbook'" style:font-family-complex="'Century Schoolbook'" fo:background-color="transparent" style:use-window-font-color="true"/>
    </style:style>
    <style:style style:name="T1471" style:family="text">
      <style:text-properties fo:font-size="11.50pt" fo:font-weight="normal" fo:font-family="'Times New Roman'" style:font-family-asian="'Times New Roman'" style:font-family-complex="'Times New Roman'" fo:background-color="transparent" style:use-window-font-color="true"/>
    </style:style>
    <style:style style:name="T1472" style:family="text">
      <style:text-properties fo:font-size="11.50pt" fo:font-weight="normal" fo:font-family="'Century Schoolbook'" style:font-family-asian="'Century Schoolbook'" style:font-family-complex="'Century Schoolbook'" fo:background-color="transparent" style:use-window-font-color="true"/>
    </style:style>
    <style:style style:name="T1473" style:family="text">
      <style:text-properties fo:font-size="11.50pt" fo:font-weight="normal" fo:font-family="'Times New Roman'" style:font-family-asian="'Times New Roman'" style:font-family-complex="'Times New Roman'" fo:background-color="transparent" style:use-window-font-color="true"/>
    </style:style>
    <style:style style:name="T1474" style:family="text">
      <style:text-properties fo:font-size="11.50pt" fo:font-weight="normal" fo:font-family="'Century Schoolbook'" style:font-family-asian="'Century Schoolbook'" style:font-family-complex="'Century Schoolbook'" fo:background-color="transparent" style:use-window-font-color="true"/>
    </style:style>
    <style:style style:name="T1475" style:family="text">
      <style:text-properties fo:font-size="11.50pt" fo:font-weight="normal" fo:font-family="'Times New Roman'" style:font-family-asian="'Times New Roman'" style:font-family-complex="'Times New Roman'" fo:background-color="transparent" style:use-window-font-color="true"/>
    </style:style>
    <style:style style:name="T1476" style:family="text">
      <style:text-properties fo:font-size="11.50pt" fo:font-weight="normal" fo:font-family="'Century Schoolbook'" style:font-family-asian="'Century Schoolbook'" style:font-family-complex="'Century Schoolbook'" fo:background-color="transparent" style:use-window-font-color="true"/>
    </style:style>
    <style:style style:name="T1477" style:family="text">
      <style:text-properties fo:font-size="11.50pt" fo:font-weight="normal" fo:font-family="'Times New Roman'" style:font-family-asian="'Times New Roman'" style:font-family-complex="'Times New Roman'" fo:background-color="transparent" style:use-window-font-color="true"/>
    </style:style>
    <style:style style:name="T1478" style:family="text">
      <style:text-properties fo:font-size="11.50pt" fo:font-weight="normal" fo:font-family="'Century Schoolbook'" style:font-family-asian="'Century Schoolbook'" style:font-family-complex="'Century Schoolbook'" fo:background-color="transparent" style:use-window-font-color="true"/>
    </style:style>
    <style:style style:name="T1479" style:family="text">
      <style:text-properties fo:font-size="11.50pt" fo:font-weight="normal" fo:font-family="'Times New Roman'" style:font-family-asian="'Times New Roman'" style:font-family-complex="'Times New Roman'" fo:background-color="transparent" style:use-window-font-color="true"/>
    </style:style>
    <style:style style:name="T1480" style:family="text">
      <style:text-properties fo:font-size="11.50pt" fo:font-weight="normal" fo:font-family="'Century Schoolbook'" style:font-family-asian="'Century Schoolbook'" style:font-family-complex="'Century Schoolbook'" fo:background-color="transparent" style:use-window-font-color="true"/>
    </style:style>
    <style:style style:name="T1481" style:family="text">
      <style:text-properties fo:font-size="11.00pt" fo:font-weight="normal" fo:font-family="Calibri" style:font-family-asian="Calibri" style:font-family-complex="Calibri" fo:background-color="transparent" style:use-window-font-color="true"/>
    </style:style>
    <style:style style:name="T1482" style:family="text">
      <style:text-properties fo:font-size="16.00pt" fo:font-weight="bold" fo:font-family="'Century Schoolbook'" style:font-family-asian="'Century Schoolbook'" style:font-family-complex="'Century Schoolbook'" fo:background-color="transparent" style:use-window-font-color="true"/>
    </style:style>
    <style:style style:name="T1483" style:family="text">
      <style:text-properties fo:font-size="11.00pt" fo:font-weight="normal" fo:font-family="Calibri" style:font-family-asian="Calibri" style:font-family-complex="Calibri" fo:background-color="transparent" style:use-window-font-color="true"/>
    </style:style>
    <style:style style:name="T1484" style:family="text">
      <style:text-properties fo:font-size="11.00pt" fo:font-weight="bold" fo:font-family="'Century Schoolbook'" style:font-family-asian="'Century Schoolbook'" style:font-family-complex="'Century Schoolbook'" fo:background-color="#ffffff" style:use-window-font-color="true"/>
    </style:style>
    <style:style style:name="T1485" style:family="text">
      <style:text-properties fo:font-size="11.00pt" fo:font-weight="normal" fo:font-family="Calibri" style:font-family-asian="Calibri" style:font-family-complex="Calibri" fo:background-color="transparent" style:use-window-font-color="true"/>
    </style:style>
    <style:style style:name="T148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487" style:family="text">
      <style:text-properties fo:font-size="11.50pt" fo:font-weight="normal" fo:font-family="'Century Schoolbook'" style:font-family-asian="'Century Schoolbook'" style:font-family-complex="'Century Schoolbook'" fo:background-color="#ffffff" style:use-window-font-color="true"/>
    </style:style>
    <style:style style:name="T1488" style:family="text">
      <style:text-properties fo:font-size="11.00pt" fo:font-weight="normal" fo:font-family="Calibri" style:font-family-asian="Calibri" style:font-family-complex="Calibri" fo:background-color="transparent" style:use-window-font-color="true"/>
    </style:style>
    <style:style style:name="T1489" style:family="text">
      <style:text-properties fo:font-size="11.50pt" fo:font-weight="normal" fo:font-family="'Century Schoolbook'" style:font-family-asian="'Century Schoolbook'" style:font-family-complex="'Century Schoolbook'" fo:background-color="#ffffff" style:use-window-font-color="true"/>
    </style:style>
    <style:style style:name="T1490" style:family="text">
      <style:text-properties fo:font-size="11.00pt" fo:font-weight="normal" fo:font-family="Calibri" style:font-family-asian="Calibri" style:font-family-complex="Calibri" fo:background-color="transparent" style:use-window-font-color="true"/>
    </style:style>
    <style:style style:name="T1491" style:family="text">
      <style:text-properties fo:font-size="11.50pt" fo:font-weight="normal" fo:font-family="'Century Schoolbook'" style:font-family-asian="'Century Schoolbook'" style:font-family-complex="'Century Schoolbook'" fo:background-color="#ffffff" style:use-window-font-color="true"/>
    </style:style>
    <style:style style:name="T1492" style:family="text">
      <style:text-properties fo:font-size="11.00pt" fo:font-weight="normal" fo:font-family="Calibri" style:font-family-asian="Calibri" style:font-family-complex="Calibri" fo:background-color="transparent" style:use-window-font-color="true"/>
    </style:style>
    <style:style style:name="T1493" style:family="text">
      <style:text-properties fo:font-size="11.50pt" fo:font-weight="normal" fo:font-family="'Century Schoolbook'" style:font-family-asian="'Century Schoolbook'" style:font-family-complex="'Century Schoolbook'" fo:background-color="#ffffff" style:use-window-font-color="true"/>
    </style:style>
    <style:style style:name="T1494" style:family="text">
      <style:text-properties fo:font-size="11.00pt" fo:font-weight="normal" fo:font-family="Calibri" style:font-family-asian="Calibri" style:font-family-complex="Calibri" fo:background-color="transparent" style:use-window-font-color="true"/>
    </style:style>
    <style:style style:name="T1495" style:family="text">
      <style:text-properties fo:font-size="11.50pt" fo:font-weight="normal" fo:font-family="'Century Schoolbook'" style:font-family-asian="'Century Schoolbook'" style:font-family-complex="'Century Schoolbook'" fo:background-color="#ffffff" style:use-window-font-color="true"/>
    </style:style>
    <style:style style:name="T1496" style:family="text">
      <style:text-properties fo:font-size="11.00pt" fo:font-weight="normal" fo:font-family="Calibri" style:font-family-asian="Calibri" style:font-family-complex="Calibri" fo:background-color="transparent" style:use-window-font-color="true"/>
    </style:style>
    <style:style style:name="T1497" style:family="text">
      <style:text-properties fo:font-size="16.00pt" fo:font-weight="bold" fo:font-family="'Century Schoolbook'" style:font-family-asian="'Century Schoolbook'" style:font-family-complex="'Century Schoolbook'" fo:background-color="transparent" style:use-window-font-color="true"/>
    </style:style>
    <style:style style:name="T1498" style:family="text">
      <style:text-properties fo:font-size="11.00pt" fo:font-weight="normal" fo:font-family="Calibri" style:font-family-asian="Calibri" style:font-family-complex="Calibri" fo:background-color="transparent" style:use-window-font-color="true"/>
    </style:style>
    <style:style style:name="T1499" style:family="text">
      <style:text-properties fo:font-size="16.00pt" fo:font-weight="normal" fo:font-family="'Century Schoolbook'" style:font-family-asian="'Century Schoolbook'" style:font-family-complex="'Century Schoolbook'" fo:background-color="transparent" style:use-window-font-color="true"/>
    </style:style>
    <style:style style:name="T1500" style:family="text">
      <style:text-properties fo:font-size="16.00pt" fo:font-weight="normal" fo:font-family="'Times New Roman'" style:font-family-asian="'Times New Roman'" style:font-family-complex="'Times New Roman'" fo:background-color="transparent" style:use-window-font-color="true"/>
    </style:style>
    <style:style style:name="T1501" style:family="text">
      <style:text-properties fo:font-size="16.00pt" fo:font-weight="normal" fo:font-family="'Century Schoolbook'" style:font-family-asian="'Century Schoolbook'" style:font-family-complex="'Century Schoolbook'" fo:background-color="transparent" style:use-window-font-color="true"/>
    </style:style>
    <style:style style:name="T1502" style:family="text">
      <style:text-properties fo:font-size="10.00pt" fo:font-weight="normal" fo:font-family="'Century Schoolbook'" style:font-family-asian="'Century Schoolbook'" style:font-family-complex="'Century Schoolbook'" fo:background-color="transparent" style:use-window-font-color="true"/>
    </style:style>
    <style:style style:name="T1503" style:family="text">
      <style:text-properties fo:font-size="9.00pt" fo:font-weight="normal" fo:font-family="'Century Schoolbook'" style:font-family-asian="'Century Schoolbook'" style:font-family-complex="'Century Schoolbook'" fo:background-color="transparent" style:use-window-font-color="true"/>
    </style:style>
    <style:style style:name="T1504" style:family="text">
      <style:text-properties fo:font-size="10.00pt" fo:font-weight="bold" fo:font-family="'Century Schoolbook'" style:font-family-asian="'Century Schoolbook'" style:font-family-complex="'Century Schoolbook'" fo:background-color="transparent" style:use-window-font-color="true"/>
    </style:style>
    <style:style style:name="T1505" style:family="text">
      <style:text-properties fo:font-size="10.00pt" fo:font-weight="normal" fo:font-family="'Century Schoolbook'" style:font-family-asian="'Century Schoolbook'" style:font-family-complex="'Century Schoolbook'" fo:background-color="transparent" style:use-window-font-color="true"/>
    </style:style>
    <style:style style:name="T1506" style:family="text">
      <style:text-properties fo:font-size="10.00pt" fo:font-weight="bold" fo:font-family="'Century Schoolbook'" style:font-family-asian="'Century Schoolbook'" style:font-family-complex="'Century Schoolbook'" fo:background-color="transparent" style:use-window-font-color="true"/>
    </style:style>
    <style:style style:name="T1507" style:family="text">
      <style:text-properties fo:font-size="11.00pt" fo:font-weight="normal" fo:font-family="Calibri" style:font-family-asian="Calibri" style:font-family-complex="Calibri" fo:background-color="transparent" style:use-window-font-color="true"/>
    </style:style>
    <style:style style:name="T1508" style:family="text">
      <style:text-properties fo:font-size="16.00pt" fo:font-weight="normal" fo:font-family="'Century Schoolbook'" style:font-family-asian="'Century Schoolbook'" style:font-family-complex="'Century Schoolbook'" fo:background-color="transparent" style:use-window-font-color="true"/>
    </style:style>
    <style:style style:name="T1509" style:family="text">
      <style:text-properties fo:font-size="16.00pt" fo:font-weight="normal" fo:font-family="'Times New Roman'" style:font-family-asian="'Times New Roman'" style:font-family-complex="'Times New Roman'" fo:background-color="transparent" style:use-window-font-color="true"/>
    </style:style>
    <style:style style:name="T1510" style:family="text">
      <style:text-properties fo:font-size="16.00pt" fo:font-weight="normal" fo:font-family="'Century Schoolbook'" style:font-family-asian="'Century Schoolbook'" style:font-family-complex="'Century Schoolbook'" fo:background-color="transparent" style:use-window-font-color="true"/>
    </style:style>
    <style:style style:name="T1511" style:family="text">
      <style:text-properties fo:font-size="16.00pt" fo:font-weight="normal" fo:font-family="'Times New Roman'" style:font-family-asian="'Times New Roman'" style:font-family-complex="'Times New Roman'" fo:background-color="transparent" style:use-window-font-color="true"/>
    </style:style>
    <style:style style:name="T1512" style:family="text">
      <style:text-properties fo:font-size="16.00pt" fo:font-weight="normal" fo:font-family="'Century Schoolbook'" style:font-family-asian="'Century Schoolbook'" style:font-family-complex="'Century Schoolbook'" fo:background-color="transparent" style:use-window-font-color="true"/>
    </style:style>
    <style:style style:name="T1513" style:family="text">
      <style:text-properties fo:font-size="11.00pt" fo:font-weight="normal" fo:font-family="Calibri" style:font-family-asian="Calibri" style:font-family-complex="Calibri" fo:background-color="transparent" style:use-window-font-color="true"/>
    </style:style>
    <style:style style:name="T1514" style:family="text">
      <style:text-properties fo:font-size="16.00pt" fo:font-weight="normal" fo:font-family="'Century Schoolbook'" style:font-family-asian="'Century Schoolbook'" style:font-family-complex="'Century Schoolbook'" fo:background-color="transparent" style:use-window-font-color="true"/>
    </style:style>
    <style:style style:name="T1515" style:family="text">
      <style:text-properties fo:font-size="16.00pt" fo:font-weight="normal" fo:font-family="'Times New Roman'" style:font-family-asian="'Times New Roman'" style:font-family-complex="'Times New Roman'" fo:background-color="transparent" style:use-window-font-color="true"/>
    </style:style>
    <style:style style:name="T1516" style:family="text">
      <style:text-properties fo:font-size="16.00pt" fo:font-weight="normal" fo:font-family="'Century Schoolbook'" style:font-family-asian="'Century Schoolbook'" style:font-family-complex="'Century Schoolbook'" fo:background-color="transparent" style:use-window-font-color="true"/>
    </style:style>
    <style:style style:name="T1517" style:family="text">
      <style:text-properties fo:font-size="16.00pt" fo:font-weight="normal" fo:font-family="'Times New Roman'" style:font-family-asian="'Times New Roman'" style:font-family-complex="'Times New Roman'" fo:background-color="transparent" style:use-window-font-color="true"/>
    </style:style>
    <style:style style:name="T1518" style:family="text">
      <style:text-properties fo:font-size="16.00pt" fo:font-weight="normal" fo:font-family="'Century Schoolbook'" style:font-family-asian="'Century Schoolbook'" style:font-family-complex="'Century Schoolbook'" fo:background-color="transparent" style:use-window-font-color="true"/>
    </style:style>
    <style:style style:name="T1519" style:family="text">
      <style:text-properties fo:font-size="16.00pt" fo:font-weight="normal" fo:font-family="'Times New Roman'" style:font-family-asian="'Times New Roman'" style:font-family-complex="'Times New Roman'" fo:background-color="transparent" style:use-window-font-color="true"/>
    </style:style>
    <style:style style:name="T1520" style:family="text">
      <style:text-properties fo:font-size="16.00pt" fo:font-weight="normal" fo:font-family="'Century Schoolbook'" style:font-family-asian="'Century Schoolbook'" style:font-family-complex="'Century Schoolbook'" fo:background-color="transparent" style:use-window-font-color="true"/>
    </style:style>
    <style:style style:name="T1521" style:family="text">
      <style:text-properties fo:font-size="11.00pt" fo:font-weight="normal" fo:font-family="Calibri" style:font-family-asian="Calibri" style:font-family-complex="Calibri" fo:background-color="transparent" style:use-window-font-color="true"/>
    </style:style>
    <style:style style:name="T1522" style:family="text">
      <style:text-properties fo:font-size="16.00pt" fo:font-weight="normal" fo:font-family="'Century Schoolbook'" style:font-family-asian="'Century Schoolbook'" style:font-family-complex="'Century Schoolbook'" fo:background-color="transparent" style:use-window-font-color="true"/>
    </style:style>
    <style:style style:name="T1523" style:family="text">
      <style:text-properties fo:font-size="16.00pt" fo:font-weight="normal" fo:font-family="'Times New Roman'" style:font-family-asian="'Times New Roman'" style:font-family-complex="'Times New Roman'" fo:background-color="transparent" style:use-window-font-color="true"/>
    </style:style>
    <style:style style:name="T1524" style:family="text">
      <style:text-properties fo:font-size="16.00pt" fo:font-weight="normal" fo:font-family="'Century Schoolbook'" style:font-family-asian="'Century Schoolbook'" style:font-family-complex="'Century Schoolbook'" fo:background-color="transparent" style:use-window-font-color="true"/>
    </style:style>
    <style:style style:name="T1525" style:family="text">
      <style:text-properties fo:font-size="11.00pt" fo:font-weight="normal" fo:font-family="Calibri" style:font-family-asian="Calibri" style:font-family-complex="Calibri" fo:background-color="transparent" style:use-window-font-color="true"/>
    </style:style>
    <style:style style:name="T1526" style:family="text">
      <style:text-properties fo:font-size="16.00pt" fo:font-weight="normal" fo:font-family="'Century Schoolbook'" style:font-family-asian="'Century Schoolbook'" style:font-family-complex="'Century Schoolbook'" fo:background-color="transparent" style:use-window-font-color="true"/>
    </style:style>
    <style:style style:name="T1527" style:family="text">
      <style:text-properties fo:font-size="16.00pt" fo:font-weight="bold" fo:font-family="'Century Schoolbook'" style:font-family-asian="'Century Schoolbook'" style:font-family-complex="'Century Schoolbook'" fo:background-color="transparent" style:use-window-font-color="true"/>
    </style:style>
    <style:style style:name="T1528" style:family="text">
      <style:text-properties fo:font-size="11.00pt" fo:font-weight="normal" fo:font-family="Calibri" style:font-family-asian="Calibri" style:font-family-complex="Calibri" fo:background-color="transparent" style:use-window-font-color="true"/>
    </style:style>
    <style:style style:name="T1529" style:family="text">
      <style:text-properties fo:font-size="11.00pt" fo:font-weight="bold" fo:font-family="'Century Schoolbook'" style:font-family-asian="'Century Schoolbook'" style:font-family-complex="'Century Schoolbook'" fo:background-color="#ffffff" style:use-window-font-color="true"/>
    </style:style>
    <style:style style:name="T1530" style:family="text">
      <style:text-properties fo:font-size="11.00pt" fo:font-weight="normal" fo:font-family="Calibri" style:font-family-asian="Calibri" style:font-family-complex="Calibri" fo:background-color="transparent" style:use-window-font-color="true"/>
    </style:style>
    <style:style style:name="T153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532" style:family="text">
      <style:text-properties fo:font-size="11.50pt" fo:font-weight="normal" fo:font-family="'Century Schoolbook'" style:font-family-asian="'Century Schoolbook'" style:font-family-complex="'Century Schoolbook'" fo:background-color="#ffffff" style:use-window-font-color="true"/>
    </style:style>
    <style:style style:name="T1533" style:family="text">
      <style:text-properties fo:font-size="11.00pt" fo:font-weight="normal" fo:font-family="Calibri" style:font-family-asian="Calibri" style:font-family-complex="Calibri" fo:background-color="transparent" style:use-window-font-color="true"/>
    </style:style>
    <style:style style:name="T1534" style:family="text">
      <style:text-properties fo:font-size="11.50pt" fo:font-weight="normal" fo:font-family="'Century Schoolbook'" style:font-family-asian="'Century Schoolbook'" style:font-family-complex="'Century Schoolbook'" fo:background-color="#ffffff" style:use-window-font-color="true"/>
    </style:style>
    <style:style style:name="T1535" style:family="text">
      <style:text-properties fo:font-size="11.00pt" fo:font-weight="normal" fo:font-family="Calibri" style:font-family-asian="Calibri" style:font-family-complex="Calibri" fo:background-color="transparent" style:use-window-font-color="true"/>
    </style:style>
    <style:style style:name="T1536" style:family="text">
      <style:text-properties fo:font-size="11.50pt" fo:font-weight="normal" fo:font-family="'Century Schoolbook'" style:font-family-asian="'Century Schoolbook'" style:font-family-complex="'Century Schoolbook'" fo:background-color="#ffffff" style:use-window-font-color="true"/>
    </style:style>
    <style:style style:name="T1537" style:family="text">
      <style:text-properties fo:font-size="11.00pt" fo:font-weight="normal" fo:font-family="Calibri" style:font-family-asian="Calibri" style:font-family-complex="Calibri" fo:background-color="transparent" style:use-window-font-color="true"/>
    </style:style>
    <style:style style:name="T1538" style:family="text">
      <style:text-properties fo:font-size="11.50pt" fo:font-weight="normal" fo:font-family="'Century Schoolbook'" style:font-family-asian="'Century Schoolbook'" style:font-family-complex="'Century Schoolbook'" fo:background-color="#ffffff" style:use-window-font-color="true"/>
    </style:style>
    <style:style style:name="T1539" style:family="text">
      <style:text-properties fo:font-size="11.00pt" fo:font-weight="normal" fo:font-family="Calibri" style:font-family-asian="Calibri" style:font-family-complex="Calibri" fo:background-color="transparent" style:use-window-font-color="true"/>
    </style:style>
    <style:style style:name="T1540" style:family="text">
      <style:text-properties fo:font-size="16.00pt" fo:font-weight="bold" fo:font-family="'Century Schoolbook'" style:font-family-asian="'Century Schoolbook'" style:font-family-complex="'Century Schoolbook'" fo:background-color="transparent" style:use-window-font-color="true"/>
    </style:style>
    <style:style style:name="T1541" style:family="text">
      <style:text-properties fo:font-size="11.00pt" fo:font-weight="normal" fo:font-family="Calibri" style:font-family-asian="Calibri" style:font-family-complex="Calibri" fo:background-color="transparent" style:use-window-font-color="true"/>
    </style:style>
    <style:style style:name="T1542" style:family="text">
      <style:text-properties fo:font-size="11.00pt" fo:font-weight="bold" fo:font-family="'Century Schoolbook'" style:font-family-asian="'Century Schoolbook'" style:font-family-complex="'Century Schoolbook'" fo:background-color="#ffffff" style:use-window-font-color="true"/>
    </style:style>
    <style:style style:name="T1543" style:family="text">
      <style:text-properties fo:font-size="11.00pt" fo:font-weight="normal" fo:font-family="Calibri" style:font-family-asian="Calibri" style:font-family-complex="Calibri" fo:background-color="transparent" style:use-window-font-color="true"/>
    </style:style>
    <style:style style:name="T154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545" style:family="text">
      <style:text-properties fo:font-size="12.00pt" fo:font-weight="normal" fo:font-family="'Century Schoolbook'" style:font-family-asian="'Century Schoolbook'" style:font-family-complex="'Century Schoolbook'" fo:background-color="#ffffff" style:use-window-font-color="true"/>
    </style:style>
    <style:style style:name="T1546" style:family="text">
      <style:text-properties fo:font-size="11.00pt" fo:font-weight="normal" fo:font-family="Calibri" style:font-family-asian="Calibri" style:font-family-complex="Calibri" fo:background-color="transparent" style:use-window-font-color="true"/>
    </style:style>
    <style:style style:name="T1547" style:family="text">
      <style:text-properties fo:font-size="12.00pt" fo:font-weight="normal" fo:font-family="'Century Schoolbook'" style:font-family-asian="'Century Schoolbook'" style:font-family-complex="'Century Schoolbook'" fo:background-color="#ffffff" style:use-window-font-color="true"/>
    </style:style>
    <style:style style:name="T1548" style:family="text">
      <style:text-properties fo:font-size="11.00pt" fo:font-weight="normal" fo:font-family="Calibri" style:font-family-asian="Calibri" style:font-family-complex="Calibri" fo:background-color="transparent" style:use-window-font-color="true"/>
    </style:style>
    <style:style style:name="T1549" style:family="text">
      <style:text-properties fo:font-size="12.00pt" fo:font-weight="normal" fo:font-family="'Century Schoolbook'" style:font-family-asian="'Century Schoolbook'" style:font-family-complex="'Century Schoolbook'" fo:background-color="#ffffff" style:use-window-font-color="true"/>
    </style:style>
    <style:style style:name="T1550" style:family="text">
      <style:text-properties fo:font-size="11.00pt" fo:font-weight="normal" fo:font-family="Calibri" style:font-family-asian="Calibri" style:font-family-complex="Calibri" fo:background-color="transparent" style:use-window-font-color="true"/>
    </style:style>
    <style:style style:name="T1551" style:family="text">
      <style:text-properties fo:font-size="12.00pt" fo:font-weight="normal" fo:font-family="'Century Schoolbook'" style:font-family-asian="'Century Schoolbook'" style:font-family-complex="'Century Schoolbook'" fo:background-color="#ffffff" style:use-window-font-color="true"/>
    </style:style>
    <style:style style:name="T1552" style:family="text">
      <style:text-properties fo:font-size="11.00pt" fo:font-weight="normal" fo:font-family="Calibri" style:font-family-asian="Calibri" style:font-family-complex="Calibri" fo:background-color="transparent" style:use-window-font-color="true"/>
    </style:style>
    <style:style style:name="T1553" style:family="text">
      <style:text-properties fo:font-size="12.00pt" fo:font-weight="normal" fo:font-family="'Century Schoolbook'" style:font-family-asian="'Century Schoolbook'" style:font-family-complex="'Century Schoolbook'" fo:background-color="#ffffff" style:use-window-font-color="true"/>
    </style:style>
    <style:style style:name="T1554" style:family="text">
      <style:text-properties fo:font-size="11.00pt" fo:font-weight="normal" fo:font-family="Calibri" style:font-family-asian="Calibri" style:font-family-complex="Calibri" fo:background-color="transparent" style:use-window-font-color="true"/>
    </style:style>
    <style:style style:name="T1555" style:family="text">
      <style:text-properties fo:font-size="12.00pt" fo:font-weight="normal" fo:font-family="'Century Schoolbook'" style:font-family-asian="'Century Schoolbook'" style:font-family-complex="'Century Schoolbook'" fo:background-color="#ffffff" style:use-window-font-color="true"/>
    </style:style>
    <style:style style:name="T1556" style:family="text">
      <style:text-properties fo:font-size="11.00pt" fo:font-weight="normal" fo:font-family="Calibri" style:font-family-asian="Calibri" style:font-family-complex="Calibri" fo:background-color="transparent" style:use-window-font-color="true"/>
    </style:style>
    <style:style style:name="T1557" style:family="text">
      <style:text-properties fo:font-size="12.00pt" fo:font-weight="normal" fo:font-family="'Century Schoolbook'" style:font-family-asian="'Century Schoolbook'" style:font-family-complex="'Century Schoolbook'" fo:background-color="#ffffff" style:use-window-font-color="true"/>
    </style:style>
    <style:style style:name="T1558" style:family="text">
      <style:text-properties fo:font-size="16.00pt" fo:font-weight="bold" fo:font-family="'Century Schoolbook'" style:font-family-asian="'Century Schoolbook'" style:font-family-complex="'Century Schoolbook'" fo:background-color="transparent" style:use-window-font-color="true"/>
    </style:style>
    <style:style style:name="T1559" style:family="text">
      <style:text-properties fo:font-size="11.00pt" fo:font-weight="normal" fo:font-family="Calibri" style:font-family-asian="Calibri" style:font-family-complex="Calibri" fo:background-color="transparent" style:use-window-font-color="true"/>
    </style:style>
    <style:style style:name="T1560" style:family="text">
      <style:text-properties fo:font-size="12.00pt" fo:font-weight="normal" fo:font-family="'Century Schoolbook'" style:font-family-asian="'Century Schoolbook'" style:font-family-complex="'Century Schoolbook'" fo:background-color="#ffffff" style:use-window-font-color="true"/>
    </style:style>
    <style:style style:name="T1561" style:family="text">
      <style:text-properties fo:font-size="16.00pt" fo:font-weight="bold" fo:font-family="'Century Schoolbook'" style:font-family-asian="'Century Schoolbook'" style:font-family-complex="'Century Schoolbook'" fo:background-color="transparent" style:use-window-font-color="true"/>
    </style:style>
    <style:style style:name="T1562" style:family="text">
      <style:text-properties fo:font-size="16.00pt" fo:font-weight="bold" fo:font-family="'Times New Roman'" style:font-family-asian="'Times New Roman'" style:font-family-complex="'Times New Roman'" fo:background-color="transparent" style:use-window-font-color="true"/>
    </style:style>
    <style:style style:name="T1563" style:family="text">
      <style:text-properties fo:font-size="16.00pt" fo:font-weight="bold" fo:font-family="'Century Schoolbook'" style:font-family-asian="'Century Schoolbook'" style:font-family-complex="'Century Schoolbook'" fo:background-color="transparent" style:use-window-font-color="true"/>
    </style:style>
    <style:style style:name="T1564" style:family="text">
      <style:text-properties fo:font-size="16.00pt" fo:font-weight="bold" fo:font-family="'Times New Roman'" style:font-family-asian="'Times New Roman'" style:font-family-complex="'Times New Roman'" fo:background-color="transparent" style:use-window-font-color="true"/>
    </style:style>
    <style:style style:name="T1565" style:family="text">
      <style:text-properties fo:font-size="16.00pt" fo:font-weight="bold" fo:font-family="'Century Schoolbook'" style:font-family-asian="'Century Schoolbook'" style:font-family-complex="'Century Schoolbook'" fo:background-color="transparent" style:use-window-font-color="true"/>
    </style:style>
    <style:style style:name="T1566" style:family="text">
      <style:text-properties fo:font-size="16.00pt" fo:font-weight="bold" fo:font-family="'Times New Roman'" style:font-family-asian="'Times New Roman'" style:font-family-complex="'Times New Roman'" fo:background-color="transparent" style:use-window-font-color="true"/>
    </style:style>
    <style:style style:name="T1567" style:family="text">
      <style:text-properties fo:font-size="16.00pt" fo:font-weight="bold" fo:font-family="'Century Schoolbook'" style:font-family-asian="'Century Schoolbook'" style:font-family-complex="'Century Schoolbook'" fo:background-color="transparent" style:use-window-font-color="true"/>
    </style:style>
    <style:style style:name="T1568" style:family="text">
      <style:text-properties fo:font-size="16.00pt" fo:font-weight="bold" fo:font-family="'Times New Roman'" style:font-family-asian="'Times New Roman'" style:font-family-complex="'Times New Roman'" fo:background-color="transparent" style:use-window-font-color="true"/>
    </style:style>
    <style:style style:name="T1569" style:family="text">
      <style:text-properties fo:font-size="16.00pt" fo:font-weight="bold" fo:font-family="'Century Schoolbook'" style:font-family-asian="'Century Schoolbook'" style:font-family-complex="'Century Schoolbook'" fo:background-color="transparent" style:use-window-font-color="true"/>
    </style:style>
    <style:style style:name="T1570" style:family="text">
      <style:text-properties fo:font-size="16.00pt" fo:font-weight="bold" fo:font-family="'Times New Roman'" style:font-family-asian="'Times New Roman'" style:font-family-complex="'Times New Roman'" fo:background-color="transparent" style:use-window-font-color="true"/>
    </style:style>
    <style:style style:name="T1571" style:family="text">
      <style:text-properties fo:font-size="16.00pt" fo:font-weight="bold" fo:font-family="'Century Schoolbook'" style:font-family-asian="'Century Schoolbook'" style:font-family-complex="'Century Schoolbook'" fo:background-color="transparent" style:use-window-font-color="true"/>
    </style:style>
    <style:style style:name="T1572" style:family="text">
      <style:text-properties fo:font-size="16.00pt" fo:font-weight="bold" fo:font-family="'Times New Roman'" style:font-family-asian="'Times New Roman'" style:font-family-complex="'Times New Roman'" fo:background-color="transparent" style:use-window-font-color="true"/>
    </style:style>
    <style:style style:name="T1573" style:family="text">
      <style:text-properties fo:font-size="16.00pt" fo:font-weight="bold" fo:font-family="'Century Schoolbook'" style:font-family-asian="'Century Schoolbook'" style:font-family-complex="'Century Schoolbook'" fo:background-color="transparent" style:use-window-font-color="true"/>
    </style:style>
    <style:style style:name="T1574" style:family="text">
      <style:text-properties fo:font-size="11.00pt" fo:font-weight="normal" fo:font-family="Calibri" style:font-family-asian="Calibri" style:font-family-complex="Calibri" fo:background-color="transparent" style:use-window-font-color="true"/>
    </style:style>
    <style:style style:name="T1575" style:family="text">
      <style:text-properties fo:font-size="16.00pt" fo:font-weight="bold" fo:font-family="'Century Schoolbook'" style:font-family-asian="'Century Schoolbook'" style:font-family-complex="'Century Schoolbook'" fo:background-color="transparent" style:use-window-font-color="true"/>
    </style:style>
    <style:style style:name="T1576" style:family="text">
      <style:text-properties fo:font-size="11.00pt" fo:font-weight="normal" fo:font-family="Calibri" style:font-family-asian="Calibri" style:font-family-complex="Calibri" fo:background-color="transparent" style:use-window-font-color="true"/>
    </style:style>
    <style:style style:name="T1577" style:family="text">
      <style:text-properties fo:font-size="16.00pt" fo:font-weight="bold" fo:font-family="'Century Schoolbook'" style:font-family-asian="'Century Schoolbook'" style:font-family-complex="'Century Schoolbook'" fo:background-color="transparent" style:use-window-font-color="true"/>
    </style:style>
    <style:style style:name="T1578" style:family="text">
      <style:text-properties fo:font-size="11.00pt" fo:font-weight="normal" fo:font-family="Calibri" style:font-family-asian="Calibri" style:font-family-complex="Calibri" fo:background-color="transparent" style:use-window-font-color="true"/>
    </style:style>
    <style:style style:name="T1579" style:family="text">
      <style:text-properties fo:font-size="11.00pt" fo:font-weight="bold" fo:font-family="'Century Schoolbook'" style:font-family-asian="'Century Schoolbook'" style:font-family-complex="'Century Schoolbook'" fo:background-color="#ffffff" style:use-window-font-color="true"/>
    </style:style>
    <style:style style:name="T1580" style:family="text">
      <style:text-properties fo:font-size="11.00pt" fo:font-weight="normal" fo:font-family="Calibri" style:font-family-asian="Calibri" style:font-family-complex="Calibri" fo:background-color="transparent" style:use-window-font-color="true"/>
    </style:style>
    <style:style style:name="T158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582" style:family="text">
      <style:text-properties fo:font-size="11.50pt" fo:font-weight="normal" fo:font-family="'Century Schoolbook'" style:font-family-asian="'Century Schoolbook'" style:font-family-complex="'Century Schoolbook'" fo:background-color="#ffffff" style:use-window-font-color="true"/>
    </style:style>
    <style:style style:name="T1583" style:family="text">
      <style:text-properties fo:font-size="11.00pt" fo:font-weight="normal" fo:font-family="Calibri" style:font-family-asian="Calibri" style:font-family-complex="Calibri" fo:background-color="transparent" style:use-window-font-color="true"/>
    </style:style>
    <style:style style:name="T1584" style:family="text">
      <style:text-properties fo:font-size="11.50pt" fo:font-weight="normal" fo:font-family="'Century Schoolbook'" style:font-family-asian="'Century Schoolbook'" style:font-family-complex="'Century Schoolbook'" fo:background-color="#ffffff" style:use-window-font-color="true"/>
    </style:style>
    <style:style style:name="T1585" style:family="text">
      <style:text-properties fo:font-size="11.00pt" fo:font-weight="normal" fo:font-family="Calibri" style:font-family-asian="Calibri" style:font-family-complex="Calibri" fo:background-color="transparent" style:use-window-font-color="true"/>
    </style:style>
    <style:style style:name="T1586" style:family="text">
      <style:text-properties fo:font-size="11.50pt" fo:font-weight="normal" fo:font-family="'Century Schoolbook'" style:font-family-asian="'Century Schoolbook'" style:font-family-complex="'Century Schoolbook'" fo:background-color="#ffffff" style:use-window-font-color="true"/>
    </style:style>
    <style:style style:name="T1587" style:family="text">
      <style:text-properties fo:font-size="11.00pt" fo:font-weight="normal" fo:font-family="Calibri" style:font-family-asian="Calibri" style:font-family-complex="Calibri" fo:background-color="transparent" style:use-window-font-color="true"/>
    </style:style>
    <style:style style:name="T1588" style:family="text">
      <style:text-properties fo:font-size="11.50pt" fo:font-weight="normal" fo:font-family="'Century Schoolbook'" style:font-family-asian="'Century Schoolbook'" style:font-family-complex="'Century Schoolbook'" fo:background-color="#ffffff" style:use-window-font-color="true"/>
    </style:style>
    <style:style style:name="T1589" style:family="text">
      <style:text-properties fo:font-size="11.00pt" fo:font-weight="normal" fo:font-family="Calibri" style:font-family-asian="Calibri" style:font-family-complex="Calibri" fo:background-color="transparent" style:use-window-font-color="true"/>
    </style:style>
    <style:style style:name="T1590" style:family="text">
      <style:text-properties fo:font-size="11.50pt" fo:font-weight="normal" fo:font-family="'Century Schoolbook'" style:font-family-asian="'Century Schoolbook'" style:font-family-complex="'Century Schoolbook'" fo:background-color="#ffffff" style:use-window-font-color="true"/>
    </style:style>
    <style:style style:name="T1591" style:family="text">
      <style:text-properties fo:font-size="11.00pt" fo:font-weight="normal" fo:font-family="Calibri" style:font-family-asian="Calibri" style:font-family-complex="Calibri" fo:background-color="transparent" style:use-window-font-color="true"/>
    </style:style>
    <style:style style:name="T1592" style:family="text">
      <style:text-properties fo:font-size="11.50pt" fo:font-weight="normal" fo:font-family="'Century Schoolbook'" style:font-family-asian="'Century Schoolbook'" style:font-family-complex="'Century Schoolbook'" fo:background-color="#ffffff" style:use-window-font-color="true"/>
    </style:style>
    <style:style style:name="T1593" style:family="text">
      <style:text-properties fo:font-size="11.00pt" fo:font-weight="normal" fo:font-family="Calibri" style:font-family-asian="Calibri" style:font-family-complex="Calibri" fo:background-color="transparent" style:use-window-font-color="true"/>
    </style:style>
    <style:style style:name="T1594" style:family="text">
      <style:text-properties fo:font-size="11.50pt" fo:font-weight="normal" fo:font-family="'Century Schoolbook'" style:font-family-asian="'Century Schoolbook'" style:font-family-complex="'Century Schoolbook'" fo:background-color="#ffffff" style:use-window-font-color="true"/>
    </style:style>
    <style:style style:name="T1595" style:family="text">
      <style:text-properties fo:font-size="11.00pt" fo:font-weight="normal" fo:font-family="Calibri" style:font-family-asian="Calibri" style:font-family-complex="Calibri" fo:background-color="transparent" style:use-window-font-color="true"/>
    </style:style>
    <style:style style:name="T1596" style:family="text">
      <style:text-properties fo:font-size="11.50pt" fo:font-weight="normal" fo:font-family="'Century Schoolbook'" style:font-family-asian="'Century Schoolbook'" style:font-family-complex="'Century Schoolbook'" fo:background-color="#ffffff" style:use-window-font-color="true"/>
    </style:style>
    <style:style style:name="T1597" style:family="text">
      <style:text-properties fo:font-size="11.00pt" fo:font-weight="normal" fo:font-family="Calibri" style:font-family-asian="Calibri" style:font-family-complex="Calibri" fo:background-color="transparent" style:use-window-font-color="true"/>
    </style:style>
    <style:style style:name="T1598" style:family="text">
      <style:text-properties fo:font-size="11.50pt" fo:font-weight="normal" fo:font-family="'Century Schoolbook'" style:font-family-asian="'Century Schoolbook'" style:font-family-complex="'Century Schoolbook'" fo:background-color="#ffffff" style:use-window-font-color="true"/>
    </style:style>
    <style:style style:name="T1599" style:family="text">
      <style:text-properties fo:font-size="11.00pt" fo:font-weight="normal" fo:font-family="Calibri" style:font-family-asian="Calibri" style:font-family-complex="Calibri" fo:background-color="transparent" style:use-window-font-color="true"/>
    </style:style>
    <style:style style:name="T1600" style:family="text">
      <style:text-properties fo:font-size="11.50pt" fo:font-weight="normal" fo:font-family="'Century Schoolbook'" style:font-family-asian="'Century Schoolbook'" style:font-family-complex="'Century Schoolbook'" fo:background-color="#ffffff" style:use-window-font-color="true"/>
    </style:style>
    <style:style style:name="T1601" style:family="text">
      <style:text-properties fo:font-size="11.00pt" fo:font-weight="normal" fo:font-family="Calibri" style:font-family-asian="Calibri" style:font-family-complex="Calibri" fo:background-color="transparent" style:use-window-font-color="true"/>
    </style:style>
    <style:style style:name="T1602" style:family="text">
      <style:text-properties fo:font-size="11.50pt" fo:font-weight="normal" fo:font-family="'Century Schoolbook'" style:font-family-asian="'Century Schoolbook'" style:font-family-complex="'Century Schoolbook'" fo:background-color="#ffffff" style:use-window-font-color="true"/>
    </style:style>
    <style:style style:name="T1603" style:family="text">
      <style:text-properties fo:font-size="11.00pt" fo:font-weight="normal" fo:font-family="Calibri" style:font-family-asian="Calibri" style:font-family-complex="Calibri" fo:background-color="transparent" style:use-window-font-color="true"/>
    </style:style>
    <style:style style:name="T1604" style:family="text">
      <style:text-properties fo:font-size="11.50pt" fo:font-weight="normal" fo:font-family="'Century Schoolbook'" style:font-family-asian="'Century Schoolbook'" style:font-family-complex="'Century Schoolbook'" fo:background-color="#ffffff" style:use-window-font-color="true"/>
    </style:style>
    <style:style style:name="T1605" style:family="text">
      <style:text-properties fo:font-size="11.00pt" fo:font-weight="normal" fo:font-family="'Century Schoolbook'" style:font-family-asian="'Century Schoolbook'" style:font-family-complex="'Century Schoolbook'" fo:background-color="transparent" style:use-window-font-color="true"/>
    </style:style>
    <style:style style:name="T1606" style:family="text">
      <style:text-properties fo:font-size="11.00pt" fo:font-weight="normal" fo:font-family="Calibri" style:font-family-asian="Calibri" style:font-family-complex="Calibri" fo:background-color="transparent" style:use-window-font-color="true"/>
    </style:style>
    <style:style style:name="T1607" style:family="text">
      <style:text-properties fo:font-size="11.00pt" fo:font-weight="normal" fo:font-family="'Century Schoolbook'" style:font-family-asian="'Century Schoolbook'" style:font-family-complex="'Century Schoolbook'" fo:background-color="transparent" style:use-window-font-color="true"/>
    </style:style>
    <style:style style:name="T1608" style:family="text">
      <style:text-properties fo:font-size="11.00pt" fo:font-weight="normal" fo:font-family="'Times New Roman'" style:font-family-asian="'Times New Roman'" style:font-family-complex="'Times New Roman'" fo:background-color="transparent" style:use-window-font-color="true"/>
    </style:style>
    <style:style style:name="T1609" style:family="text">
      <style:text-properties fo:font-size="11.00pt" fo:font-weight="normal" fo:font-family="'Century Schoolbook'" style:font-family-asian="'Century Schoolbook'" style:font-family-complex="'Century Schoolbook'" fo:background-color="transparent" style:use-window-font-color="true"/>
    </style:style>
    <style:style style:name="T1610" style:family="text">
      <style:text-properties fo:font-size="11.00pt" fo:font-weight="normal" fo:font-family="'Times New Roman'" style:font-family-asian="'Times New Roman'" style:font-family-complex="'Times New Roman'" fo:background-color="transparent" style:use-window-font-color="true"/>
    </style:style>
    <style:style style:name="T1611" style:family="text">
      <style:text-properties fo:font-size="11.00pt" fo:font-weight="normal" fo:font-family="'Century Schoolbook'" style:font-family-asian="'Century Schoolbook'" style:font-family-complex="'Century Schoolbook'" fo:background-color="transparent" style:use-window-font-color="true"/>
    </style:style>
    <style:style style:name="T1612" style:family="text">
      <style:text-properties fo:font-size="11.00pt" fo:font-weight="normal" fo:font-family="Calibri" style:font-family-asian="Calibri" style:font-family-complex="Calibri" fo:background-color="transparent" style:use-window-font-color="true"/>
    </style:style>
    <style:style style:name="T1613" style:family="text">
      <style:text-properties fo:font-size="11.00pt" fo:font-weight="normal" fo:font-family="'Century Schoolbook'" style:font-family-asian="'Century Schoolbook'" style:font-family-complex="'Century Schoolbook'" fo:background-color="transparent" style:use-window-font-color="true"/>
    </style:style>
    <style:style style:name="T1614" style:family="text">
      <style:text-properties fo:font-size="11.00pt" fo:font-weight="normal" fo:font-family="Calibri" style:font-family-asian="Calibri" style:font-family-complex="Calibri" fo:background-color="transparent" style:use-window-font-color="true"/>
    </style:style>
    <style:style style:name="T1615" style:family="text">
      <style:text-properties fo:font-size="11.00pt" fo:font-weight="normal" fo:font-family="'Century Schoolbook'" style:font-family-asian="'Century Schoolbook'" style:font-family-complex="'Century Schoolbook'" fo:background-color="transparent" style:use-window-font-color="true"/>
    </style:style>
    <style:style style:name="T1616" style:family="text">
      <style:text-properties fo:font-size="11.00pt" fo:font-weight="normal" fo:font-family="'Times New Roman'" style:font-family-asian="'Times New Roman'" style:font-family-complex="'Times New Roman'" fo:background-color="transparent" style:use-window-font-color="true"/>
    </style:style>
    <style:style style:name="T1617" style:family="text">
      <style:text-properties fo:font-size="11.00pt" fo:font-weight="normal" fo:font-family="'Century Schoolbook'" style:font-family-asian="'Century Schoolbook'" style:font-family-complex="'Century Schoolbook'" fo:background-color="transparent" style:use-window-font-color="true"/>
    </style:style>
    <style:style style:name="T1618" style:family="text">
      <style:text-properties fo:font-size="11.00pt" fo:font-weight="normal" fo:font-family="'Times New Roman'" style:font-family-asian="'Times New Roman'" style:font-family-complex="'Times New Roman'" fo:background-color="transparent" style:use-window-font-color="true"/>
    </style:style>
    <style:style style:name="T1619" style:family="text">
      <style:text-properties fo:font-size="11.00pt" fo:font-weight="normal" fo:font-family="'Century Schoolbook'" style:font-family-asian="'Century Schoolbook'" style:font-family-complex="'Century Schoolbook'" fo:background-color="transparent" style:use-window-font-color="true"/>
    </style:style>
    <style:style style:name="T1620" style:family="text">
      <style:text-properties fo:font-size="11.00pt" fo:font-weight="normal" fo:font-family="'Times New Roman'" style:font-family-asian="'Times New Roman'" style:font-family-complex="'Times New Roman'" fo:background-color="transparent" style:use-window-font-color="true"/>
    </style:style>
    <style:style style:name="T1621" style:family="text">
      <style:text-properties fo:font-size="11.00pt" fo:font-weight="normal" fo:font-family="'Century Schoolbook'" style:font-family-asian="'Century Schoolbook'" style:font-family-complex="'Century Schoolbook'" fo:background-color="transparent" style:use-window-font-color="true"/>
    </style:style>
    <style:style style:name="T1622" style:family="text">
      <style:text-properties fo:font-size="11.00pt" fo:font-weight="normal" fo:font-family="Calibri" style:font-family-asian="Calibri" style:font-family-complex="Calibri" fo:background-color="transparent" style:use-window-font-color="true"/>
    </style:style>
    <style:style style:name="T1623" style:family="text">
      <style:text-properties fo:font-size="11.00pt" fo:font-weight="normal" fo:font-family="'Century Schoolbook'" style:font-family-asian="'Century Schoolbook'" style:font-family-complex="'Century Schoolbook'" fo:background-color="transparent" style:use-window-font-color="true"/>
    </style:style>
    <style:style style:name="T1624" style:family="text">
      <style:text-properties fo:font-size="11.00pt" fo:font-weight="normal" fo:font-family="'Times New Roman'" style:font-family-asian="'Times New Roman'" style:font-family-complex="'Times New Roman'" fo:background-color="transparent" style:use-window-font-color="true"/>
    </style:style>
    <style:style style:name="T1625" style:family="text">
      <style:text-properties fo:font-size="11.00pt" fo:font-weight="normal" fo:font-family="'Century Schoolbook'" style:font-family-asian="'Century Schoolbook'" style:font-family-complex="'Century Schoolbook'" fo:background-color="transparent" style:use-window-font-color="true"/>
    </style:style>
    <style:style style:name="T1626" style:family="text">
      <style:text-properties fo:font-size="11.00pt" fo:font-weight="normal" fo:font-family="Calibri" style:font-family-asian="Calibri" style:font-family-complex="Calibri" fo:background-color="transparent" style:use-window-font-color="true"/>
    </style:style>
    <style:style style:name="T1627" style:family="text">
      <style:text-properties fo:font-size="11.00pt" fo:font-weight="normal" fo:font-family="'Century Schoolbook'" style:font-family-asian="'Century Schoolbook'" style:font-family-complex="'Century Schoolbook'" fo:background-color="transparent" style:use-window-font-color="true"/>
    </style:style>
    <style:style style:name="T1628" style:family="text">
      <style:text-properties fo:font-size="11.00pt" fo:font-weight="normal" fo:font-family="'Times New Roman'" style:font-family-asian="'Times New Roman'" style:font-family-complex="'Times New Roman'" fo:background-color="transparent" style:use-window-font-color="true"/>
    </style:style>
    <style:style style:name="T1629" style:family="text">
      <style:text-properties fo:font-size="11.00pt" fo:font-weight="normal" fo:font-family="'Century Schoolbook'" style:font-family-asian="'Century Schoolbook'" style:font-family-complex="'Century Schoolbook'" fo:background-color="transparent" style:use-window-font-color="true"/>
    </style:style>
    <style:style style:name="T1630" style:family="text">
      <style:text-properties fo:font-size="11.00pt" fo:font-weight="normal" fo:font-family="'Times New Roman'" style:font-family-asian="'Times New Roman'" style:font-family-complex="'Times New Roman'" fo:background-color="transparent" style:use-window-font-color="true"/>
    </style:style>
    <style:style style:name="T1631" style:family="text">
      <style:text-properties fo:font-size="11.00pt" fo:font-weight="normal" fo:font-family="'Century Schoolbook'" style:font-family-asian="'Century Schoolbook'" style:font-family-complex="'Century Schoolbook'" fo:background-color="transparent" style:use-window-font-color="true"/>
    </style:style>
    <style:style style:name="T1632" style:family="text">
      <style:text-properties fo:font-size="11.00pt" fo:font-weight="normal" fo:font-family="Calibri" style:font-family-asian="Calibri" style:font-family-complex="Calibri" fo:background-color="transparent" style:use-window-font-color="true"/>
    </style:style>
    <style:style style:name="T1633" style:family="text">
      <style:text-properties fo:font-size="11.00pt" fo:font-weight="normal" fo:font-family="'Century Schoolbook'" style:font-family-asian="'Century Schoolbook'" style:font-family-complex="'Century Schoolbook'" fo:background-color="transparent" style:use-window-font-color="true"/>
    </style:style>
    <style:style style:name="T1634" style:family="text">
      <style:text-properties fo:font-size="11.00pt" fo:font-weight="normal" fo:font-family="Calibri" style:font-family-asian="Calibri" style:font-family-complex="Calibri" fo:background-color="transparent" style:use-window-font-color="true"/>
    </style:style>
    <style:style style:name="T1635" style:family="text">
      <style:text-properties fo:font-size="18.00pt" fo:font-weight="bold" fo:font-family="'Century Schoolbook'" style:font-family-asian="'Century Schoolbook'" style:font-family-complex="'Century Schoolbook'" fo:background-color="#ffffff" style:use-window-font-color="true"/>
    </style:style>
    <style:style style:name="T1636"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637" style:family="text">
      <style:text-properties fo:font-size="11.00pt" fo:font-weight="normal" fo:font-family="Calibri" style:font-family-asian="Calibri" style:font-family-complex="Calibri" fo:background-color="transparent" style:use-window-font-color="true"/>
    </style:style>
    <style:style style:name="T1638" style:family="text">
      <style:text-properties fo:font-size="11.50pt" fo:font-weight="normal" fo:font-family="'Century Schoolbook'" style:font-family-asian="'Century Schoolbook'" style:font-family-complex="'Century Schoolbook'" fo:background-color="transparent" style:use-window-font-color="true"/>
    </style:style>
    <style:style style:name="T1639" style:family="text">
      <style:text-properties fo:font-size="11.00pt" fo:font-weight="normal" fo:font-family="Calibri" style:font-family-asian="Calibri" style:font-family-complex="Calibri" fo:background-color="transparent" style:use-window-font-color="true"/>
    </style:style>
    <style:style style:name="T1640" style:family="text">
      <style:text-properties fo:font-size="11.00pt" fo:font-weight="bold" fo:font-family="'Century Schoolbook'" style:font-family-asian="'Century Schoolbook'" style:font-family-complex="'Century Schoolbook'" fo:background-color="#ffffff" style:use-window-font-color="true"/>
    </style:style>
    <style:style style:name="T1641" style:family="text">
      <style:text-properties fo:font-size="11.00pt" fo:font-weight="normal" fo:font-family="Calibri" style:font-family-asian="Calibri" style:font-family-complex="Calibri" fo:background-color="transparent" style:use-window-font-color="true"/>
    </style:style>
    <style:style style:name="T164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643" style:family="text">
      <style:text-properties fo:font-size="11.50pt" fo:font-weight="normal" fo:font-family="'Century Schoolbook'" style:font-family-asian="'Century Schoolbook'" style:font-family-complex="'Century Schoolbook'" fo:background-color="#ffffff" style:use-window-font-color="true"/>
    </style:style>
    <style:style style:name="T1644" style:family="text">
      <style:text-properties fo:font-size="11.00pt" fo:font-weight="normal" fo:font-family="Calibri" style:font-family-asian="Calibri" style:font-family-complex="Calibri" fo:background-color="transparent" style:use-window-font-color="true"/>
    </style:style>
    <style:style style:name="T1645" style:family="text">
      <style:text-properties fo:font-size="11.50pt" fo:font-weight="normal" fo:font-family="'Century Schoolbook'" style:font-family-asian="'Century Schoolbook'" style:font-family-complex="'Century Schoolbook'" fo:background-color="#ffffff" style:use-window-font-color="true"/>
    </style:style>
    <style:style style:name="T1646" style:family="text">
      <style:text-properties fo:font-size="11.00pt" fo:font-weight="normal" fo:font-family="Calibri" style:font-family-asian="Calibri" style:font-family-complex="Calibri" fo:background-color="transparent" style:use-window-font-color="true"/>
    </style:style>
    <style:style style:name="T1647" style:family="text">
      <style:text-properties fo:font-size="11.50pt" fo:font-weight="normal" fo:font-family="'Century Schoolbook'" style:font-family-asian="'Century Schoolbook'" style:font-family-complex="'Century Schoolbook'" fo:background-color="transparent" style:use-window-font-color="true"/>
    </style:style>
    <style:style style:name="T1648" style:family="text">
      <style:text-properties fo:font-size="11.50pt" fo:font-weight="normal" fo:font-family="'Times New Roman'" style:font-family-asian="'Times New Roman'" style:font-family-complex="'Times New Roman'" fo:background-color="transparent" style:use-window-font-color="true"/>
    </style:style>
    <style:style style:name="T1649" style:family="text">
      <style:text-properties fo:font-size="11.50pt" fo:font-weight="normal" fo:font-family="'Century Schoolbook'" style:font-family-asian="'Century Schoolbook'" style:font-family-complex="'Century Schoolbook'" fo:background-color="transparent" style:use-window-font-color="true"/>
    </style:style>
    <style:style style:name="T1650" style:family="text">
      <style:text-properties fo:font-size="11.50pt" fo:font-weight="normal" fo:font-family="'Times New Roman'" style:font-family-asian="'Times New Roman'" style:font-family-complex="'Times New Roman'" fo:background-color="transparent" style:use-window-font-color="true"/>
    </style:style>
    <style:style style:name="T1651" style:family="text">
      <style:text-properties fo:font-size="11.50pt" fo:font-weight="normal" fo:font-family="'Century Schoolbook'" style:font-family-asian="'Century Schoolbook'" style:font-family-complex="'Century Schoolbook'" fo:background-color="transparent" style:use-window-font-color="true"/>
    </style:style>
    <style:style style:name="T1652" style:family="text">
      <style:text-properties fo:font-size="11.50pt" fo:font-weight="normal" fo:font-family="'Times New Roman'" style:font-family-asian="'Times New Roman'" style:font-family-complex="'Times New Roman'" fo:background-color="transparent" style:use-window-font-color="true"/>
    </style:style>
    <style:style style:name="T1653" style:family="text">
      <style:text-properties fo:font-size="11.50pt" fo:font-weight="normal" fo:font-family="'Century Schoolbook'" style:font-family-asian="'Century Schoolbook'" style:font-family-complex="'Century Schoolbook'" fo:background-color="transparent" style:use-window-font-color="true"/>
    </style:style>
    <style:style style:name="T1654" style:family="text">
      <style:text-properties fo:font-size="11.50pt" fo:font-weight="normal" fo:font-family="'Times New Roman'" style:font-family-asian="'Times New Roman'" style:font-family-complex="'Times New Roman'" fo:background-color="transparent" style:use-window-font-color="true"/>
    </style:style>
    <style:style style:name="T1655" style:family="text">
      <style:text-properties fo:font-size="11.50pt" fo:font-weight="normal" fo:font-family="'Century Schoolbook'" style:font-family-asian="'Century Schoolbook'" style:font-family-complex="'Century Schoolbook'" fo:background-color="transparent" style:use-window-font-color="true"/>
    </style:style>
    <style:style style:name="T1656" style:family="text">
      <style:text-properties fo:font-size="11.50pt" fo:font-weight="normal" fo:font-family="'Times New Roman'" style:font-family-asian="'Times New Roman'" style:font-family-complex="'Times New Roman'" fo:background-color="transparent" style:use-window-font-color="true"/>
    </style:style>
    <style:style style:name="T1657" style:family="text">
      <style:text-properties fo:font-size="11.50pt" fo:font-weight="normal" fo:font-family="'Century Schoolbook'" style:font-family-asian="'Century Schoolbook'" style:font-family-complex="'Century Schoolbook'" fo:background-color="transparent" style:use-window-font-color="true"/>
    </style:style>
    <style:style style:name="T1658" style:family="text">
      <style:text-properties fo:font-size="11.50pt" fo:font-weight="normal" fo:font-family="'Times New Roman'" style:font-family-asian="'Times New Roman'" style:font-family-complex="'Times New Roman'" fo:background-color="transparent" style:use-window-font-color="true"/>
    </style:style>
    <style:style style:name="T1659" style:family="text">
      <style:text-properties fo:font-size="11.50pt" fo:font-weight="normal" fo:font-family="'Century Schoolbook'" style:font-family-asian="'Century Schoolbook'" style:font-family-complex="'Century Schoolbook'" fo:background-color="transparent" style:use-window-font-color="true"/>
    </style:style>
    <style:style style:name="T1660" style:family="text">
      <style:text-properties fo:font-size="11.00pt" fo:font-weight="normal" fo:font-family="Calibri" style:font-family-asian="Calibri" style:font-family-complex="Calibri" fo:background-color="transparent" style:use-window-font-color="true"/>
    </style:style>
    <style:style style:name="T1661" style:family="text">
      <style:text-properties fo:font-size="11.50pt" fo:font-weight="bold" fo:font-family="'Century Schoolbook'" style:font-family-asian="'Century Schoolbook'" style:font-family-complex="'Century Schoolbook'" fo:background-color="transparent" style:use-window-font-color="true"/>
    </style:style>
    <style:style style:name="T1662" style:family="text">
      <style:text-properties fo:font-size="11.00pt" fo:font-weight="normal" fo:font-family="Calibri" style:font-family-asian="Calibri" style:font-family-complex="Calibri" fo:background-color="transparent" style:use-window-font-color="true"/>
    </style:style>
    <style:style style:name="T1663" style:family="text">
      <style:text-properties fo:font-size="11.50pt" fo:font-weight="bold" fo:font-family="'Century Schoolbook'" style:font-family-asian="'Century Schoolbook'" style:font-family-complex="'Century Schoolbook'" fo:background-color="transparent" style:use-window-font-color="true"/>
    </style:style>
    <style:style style:name="T1664" style:family="text">
      <style:text-properties fo:font-size="11.00pt" fo:font-weight="normal" fo:font-family="Calibri" style:font-family-asian="Calibri" style:font-family-complex="Calibri" fo:background-color="transparent" style:use-window-font-color="true"/>
    </style:style>
    <style:style style:name="T1665" style:family="text">
      <style:text-properties fo:font-size="11.00pt" fo:font-weight="bold" fo:font-family="'Century Schoolbook'" style:font-family-asian="'Century Schoolbook'" style:font-family-complex="'Century Schoolbook'" fo:background-color="#ffffff" style:use-window-font-color="true"/>
    </style:style>
    <style:style style:name="T1666" style:family="text">
      <style:text-properties fo:font-size="11.00pt" fo:font-weight="normal" fo:font-family="Calibri" style:font-family-asian="Calibri" style:font-family-complex="Calibri" fo:background-color="transparent" style:use-window-font-color="true"/>
    </style:style>
    <style:style style:name="T166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668" style:family="text">
      <style:text-properties fo:font-size="11.50pt" fo:font-weight="normal" fo:font-family="'Century Schoolbook'" style:font-family-asian="'Century Schoolbook'" style:font-family-complex="'Century Schoolbook'" fo:background-color="#ffffff" style:use-window-font-color="true"/>
    </style:style>
    <style:style style:name="T1669" style:family="text">
      <style:text-properties fo:font-size="11.00pt" fo:font-weight="normal" fo:font-family="Calibri" style:font-family-asian="Calibri" style:font-family-complex="Calibri" fo:background-color="transparent" style:use-window-font-color="true"/>
    </style:style>
    <style:style style:name="T1670" style:family="text">
      <style:text-properties fo:font-size="11.50pt" fo:font-weight="normal" fo:font-family="'Century Schoolbook'" style:font-family-asian="'Century Schoolbook'" style:font-family-complex="'Century Schoolbook'" fo:background-color="#ffffff" style:use-window-font-color="true"/>
    </style:style>
    <style:style style:name="T1671" style:family="text">
      <style:text-properties fo:font-size="11.00pt" fo:font-weight="normal" fo:font-family="Calibri" style:font-family-asian="Calibri" style:font-family-complex="Calibri" fo:background-color="transparent" style:use-window-font-color="true"/>
    </style:style>
    <style:style style:name="T1672" style:family="text">
      <style:text-properties fo:font-size="11.50pt" fo:font-weight="bold" fo:font-family="'Century Schoolbook'" style:font-family-asian="'Century Schoolbook'" style:font-family-complex="'Century Schoolbook'" fo:background-color="transparent" style:use-window-font-color="true"/>
    </style:style>
    <style:style style:name="T1673" style:family="text">
      <style:text-properties fo:font-size="11.00pt" fo:font-weight="normal" fo:font-family="Calibri" style:font-family-asian="Calibri" style:font-family-complex="Calibri" fo:background-color="transparent" style:use-window-font-color="true"/>
    </style:style>
    <style:style style:name="T1674" style:family="text">
      <style:text-properties fo:font-size="11.00pt" fo:font-weight="bold" fo:font-family="'Century Schoolbook'" style:font-family-asian="'Century Schoolbook'" style:font-family-complex="'Century Schoolbook'" fo:background-color="#ffffff" style:use-window-font-color="true"/>
    </style:style>
    <style:style style:name="T1675" style:family="text">
      <style:text-properties fo:font-size="11.00pt" fo:font-weight="normal" fo:font-family="Calibri" style:font-family-asian="Calibri" style:font-family-complex="Calibri" fo:background-color="transparent" style:use-window-font-color="true"/>
    </style:style>
    <style:style style:name="T167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677" style:family="text">
      <style:text-properties fo:font-size="11.50pt" fo:font-weight="normal" fo:font-family="'Century Schoolbook'" style:font-family-asian="'Century Schoolbook'" style:font-family-complex="'Century Schoolbook'" fo:background-color="#ffffff" style:use-window-font-color="true"/>
    </style:style>
    <style:style style:name="T1678" style:family="text">
      <style:text-properties fo:font-size="11.00pt" fo:font-weight="normal" fo:font-family="Calibri" style:font-family-asian="Calibri" style:font-family-complex="Calibri" fo:background-color="transparent" style:use-window-font-color="true"/>
    </style:style>
    <style:style style:name="T1679" style:family="text">
      <style:text-properties fo:font-size="11.50pt" fo:font-weight="normal" fo:font-family="'Century Schoolbook'" style:font-family-asian="'Century Schoolbook'" style:font-family-complex="'Century Schoolbook'" fo:background-color="#ffffff" style:use-window-font-color="true"/>
    </style:style>
    <style:style style:name="T1680" style:family="text">
      <style:text-properties fo:font-size="11.00pt" fo:font-weight="normal" fo:font-family="Calibri" style:font-family-asian="Calibri" style:font-family-complex="Calibri" fo:background-color="transparent" style:use-window-font-color="true"/>
    </style:style>
    <style:style style:name="T1681" style:family="text">
      <style:text-properties fo:font-size="11.50pt" fo:font-weight="normal" fo:font-family="'Century Schoolbook'" style:font-family-asian="'Century Schoolbook'" style:font-family-complex="'Century Schoolbook'" fo:background-color="#ffffff" style:use-window-font-color="true"/>
    </style:style>
    <style:style style:name="T1682" style:family="text">
      <style:text-properties fo:font-size="11.00pt" fo:font-weight="normal" fo:font-family="Calibri" style:font-family-asian="Calibri" style:font-family-complex="Calibri" fo:background-color="transparent" style:use-window-font-color="true"/>
    </style:style>
    <style:style style:name="T1683" style:family="text">
      <style:text-properties fo:font-size="11.50pt" fo:font-weight="normal" fo:font-family="'Century Schoolbook'" style:font-family-asian="'Century Schoolbook'" style:font-family-complex="'Century Schoolbook'" fo:background-color="#ffffff" style:use-window-font-color="true"/>
    </style:style>
    <style:style style:name="T1684" style:family="text">
      <style:text-properties fo:font-size="11.00pt" fo:font-weight="normal" fo:font-family="Calibri" style:font-family-asian="Calibri" style:font-family-complex="Calibri" fo:background-color="transparent" style:use-window-font-color="true"/>
    </style:style>
    <style:style style:name="T1685" style:family="text">
      <style:text-properties fo:font-size="11.50pt" fo:font-weight="normal" fo:font-family="'Century Schoolbook'" style:font-family-asian="'Century Schoolbook'" style:font-family-complex="'Century Schoolbook'" fo:background-color="#ffffff" style:use-window-font-color="true"/>
    </style:style>
    <style:style style:name="T1686" style:family="text">
      <style:text-properties fo:font-size="11.00pt" fo:font-weight="normal" fo:font-family="Calibri" style:font-family-asian="Calibri" style:font-family-complex="Calibri" fo:background-color="transparent" style:use-window-font-color="true"/>
    </style:style>
    <style:style style:name="T1687" style:family="text">
      <style:text-properties fo:font-size="11.50pt" fo:font-weight="normal" fo:font-family="'Century Schoolbook'" style:font-family-asian="'Century Schoolbook'" style:font-family-complex="'Century Schoolbook'" fo:background-color="#ffffff" style:use-window-font-color="true"/>
    </style:style>
    <style:style style:name="T1688" style:family="text">
      <style:text-properties fo:font-size="11.00pt" fo:font-weight="normal" fo:font-family="Calibri" style:font-family-asian="Calibri" style:font-family-complex="Calibri" fo:background-color="transparent" style:use-window-font-color="true"/>
    </style:style>
    <style:style style:name="T1689" style:family="text">
      <style:text-properties fo:font-size="11.50pt" fo:font-weight="normal" fo:font-family="'Century Schoolbook'" style:font-family-asian="'Century Schoolbook'" style:font-family-complex="'Century Schoolbook'" fo:background-color="#ffffff" style:use-window-font-color="true"/>
    </style:style>
    <style:style style:name="T1690" style:family="text">
      <style:text-properties fo:font-size="11.00pt" fo:font-weight="normal" fo:font-family="Calibri" style:font-family-asian="Calibri" style:font-family-complex="Calibri" fo:background-color="transparent" style:use-window-font-color="true"/>
    </style:style>
    <style:style style:name="T1691" style:family="text">
      <style:text-properties fo:font-size="11.50pt" fo:font-weight="normal" fo:font-family="'Century Schoolbook'" style:font-family-asian="'Century Schoolbook'" style:font-family-complex="'Century Schoolbook'" fo:background-color="#ffffff" style:use-window-font-color="true"/>
    </style:style>
    <style:style style:name="T1692" style:family="text">
      <style:text-properties fo:font-size="11.00pt" fo:font-weight="normal" fo:font-family="Calibri" style:font-family-asian="Calibri" style:font-family-complex="Calibri" fo:background-color="transparent" style:use-window-font-color="true"/>
    </style:style>
    <style:style style:name="T1693" style:family="text">
      <style:text-properties fo:font-size="11.50pt" fo:font-weight="normal" fo:font-family="'Century Schoolbook'" style:font-family-asian="'Century Schoolbook'" style:font-family-complex="'Century Schoolbook'" fo:background-color="#ffffff" style:use-window-font-color="true"/>
    </style:style>
    <style:style style:name="T1694" style:family="text">
      <style:text-properties fo:font-size="11.00pt" fo:font-weight="normal" fo:font-family="Calibri" style:font-family-asian="Calibri" style:font-family-complex="Calibri" fo:background-color="transparent" style:use-window-font-color="true"/>
    </style:style>
    <style:style style:name="T1695" style:family="text">
      <style:text-properties fo:font-size="11.50pt" fo:font-weight="normal" fo:font-family="'Century Schoolbook'" style:font-family-asian="'Century Schoolbook'" style:font-family-complex="'Century Schoolbook'" fo:background-color="#ffffff" style:use-window-font-color="true"/>
    </style:style>
    <style:style style:name="T1696" style:family="text">
      <style:text-properties fo:font-size="11.00pt" fo:font-weight="normal" fo:font-family="Calibri" style:font-family-asian="Calibri" style:font-family-complex="Calibri" fo:background-color="transparent" style:use-window-font-color="true"/>
    </style:style>
    <style:style style:name="T1697" style:family="text">
      <style:text-properties fo:font-size="11.50pt" fo:font-weight="normal" fo:font-family="'Century Schoolbook'" style:font-family-asian="'Century Schoolbook'" style:font-family-complex="'Century Schoolbook'" fo:background-color="#ffffff" style:use-window-font-color="true"/>
    </style:style>
    <style:style style:name="T1698" style:family="text">
      <style:text-properties fo:font-size="11.00pt" fo:font-weight="normal" fo:font-family="Calibri" style:font-family-asian="Calibri" style:font-family-complex="Calibri" fo:background-color="transparent" style:use-window-font-color="true"/>
    </style:style>
    <style:style style:name="T1699" style:family="text">
      <style:text-properties fo:font-size="11.50pt" fo:font-weight="normal" fo:font-family="'Century Schoolbook'" style:font-family-asian="'Century Schoolbook'" style:font-family-complex="'Century Schoolbook'" fo:background-color="#ffffff" style:use-window-font-color="true"/>
    </style:style>
    <style:style style:name="T1700" style:family="text">
      <style:text-properties fo:font-size="11.00pt" fo:font-weight="normal" fo:font-family="Calibri" style:font-family-asian="Calibri" style:font-family-complex="Calibri" fo:background-color="transparent" style:use-window-font-color="true"/>
    </style:style>
    <style:style style:name="T1701" style:family="text">
      <style:text-properties fo:font-size="11.50pt" fo:font-weight="normal" fo:font-family="'Century Schoolbook'" style:font-family-asian="'Century Schoolbook'" style:font-family-complex="'Century Schoolbook'" fo:background-color="#ffffff" style:use-window-font-color="true"/>
    </style:style>
    <style:style style:name="T1702" style:family="text">
      <style:text-properties fo:font-size="11.50pt" fo:font-weight="bold" fo:font-family="'Century Schoolbook'" style:font-family-asian="'Century Schoolbook'" style:font-family-complex="'Century Schoolbook'" fo:background-color="transparent" style:use-window-font-color="true"/>
    </style:style>
    <style:style style:name="T1703" style:family="text">
      <style:text-properties fo:font-size="11.00pt" fo:font-weight="normal" fo:font-family="Calibri" style:font-family-asian="Calibri" style:font-family-complex="Calibri" fo:background-color="transparent" style:use-window-font-color="true"/>
    </style:style>
    <style:style style:name="T1704" style:family="text">
      <style:text-properties fo:font-size="11.50pt" fo:font-weight="bold" fo:font-family="'Century Schoolbook'" style:font-family-asian="'Century Schoolbook'" style:font-family-complex="'Century Schoolbook'" fo:background-color="transparent" style:use-window-font-color="true"/>
    </style:style>
    <style:style style:name="T1705" style:family="text">
      <style:text-properties fo:font-size="11.00pt" fo:font-weight="normal" fo:font-family="Calibri" style:font-family-asian="Calibri" style:font-family-complex="Calibri" fo:background-color="transparent" style:use-window-font-color="true"/>
    </style:style>
    <style:style style:name="T1706" style:family="text">
      <style:text-properties fo:font-size="11.00pt" fo:font-weight="bold" fo:font-family="'Century Schoolbook'" style:font-family-asian="'Century Schoolbook'" style:font-family-complex="'Century Schoolbook'" fo:background-color="#ffffff" style:use-window-font-color="true"/>
    </style:style>
    <style:style style:name="T1707" style:family="text">
      <style:text-properties fo:font-size="11.00pt" fo:font-weight="normal" fo:font-family="Calibri" style:font-family-asian="Calibri" style:font-family-complex="Calibri" fo:background-color="transparent" style:use-window-font-color="true"/>
    </style:style>
    <style:style style:name="T170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709" style:family="text">
      <style:text-properties fo:font-size="11.50pt" fo:font-weight="normal" fo:font-family="'Century Schoolbook'" style:font-family-asian="'Century Schoolbook'" style:font-family-complex="'Century Schoolbook'" fo:background-color="#ffffff" style:use-window-font-color="true"/>
    </style:style>
    <style:style style:name="T1710" style:family="text">
      <style:text-properties fo:font-size="11.00pt" fo:font-weight="normal" fo:font-family="Calibri" style:font-family-asian="Calibri" style:font-family-complex="Calibri" fo:background-color="transparent" style:use-window-font-color="true"/>
    </style:style>
    <style:style style:name="T1711" style:family="text">
      <style:text-properties fo:font-size="11.50pt" fo:font-weight="normal" fo:font-family="'Century Schoolbook'" style:font-family-asian="'Century Schoolbook'" style:font-family-complex="'Century Schoolbook'" fo:background-color="#ffffff" style:use-window-font-color="true"/>
    </style:style>
    <style:style style:name="T1712" style:family="text">
      <style:text-properties fo:font-size="11.00pt" fo:font-weight="normal" fo:font-family="Calibri" style:font-family-asian="Calibri" style:font-family-complex="Calibri" fo:background-color="transparent" style:use-window-font-color="true"/>
    </style:style>
    <style:style style:name="T1713" style:family="text">
      <style:text-properties fo:font-size="11.50pt" fo:font-weight="normal" fo:font-family="'Century Schoolbook'" style:font-family-asian="'Century Schoolbook'" style:font-family-complex="'Century Schoolbook'" fo:background-color="#ffffff" style:use-window-font-color="true"/>
    </style:style>
    <style:style style:name="T1714" style:family="text">
      <style:text-properties fo:font-size="11.00pt" fo:font-weight="normal" fo:font-family="Calibri" style:font-family-asian="Calibri" style:font-family-complex="Calibri" fo:background-color="transparent" style:use-window-font-color="true"/>
    </style:style>
    <style:style style:name="T1715" style:family="text">
      <style:text-properties fo:font-size="11.50pt" fo:font-weight="normal" fo:font-family="'Century Schoolbook'" style:font-family-asian="'Century Schoolbook'" style:font-family-complex="'Century Schoolbook'" fo:background-color="#ffffff" style:use-window-font-color="true"/>
    </style:style>
    <style:style style:name="T1716" style:family="text">
      <style:text-properties fo:font-size="11.00pt" fo:font-weight="normal" fo:font-family="Calibri" style:font-family-asian="Calibri" style:font-family-complex="Calibri" fo:background-color="transparent" style:use-window-font-color="true"/>
    </style:style>
    <style:style style:name="T1717" style:family="text">
      <style:text-properties fo:font-size="11.50pt" fo:font-weight="bold" fo:font-family="'Century Schoolbook'" style:font-family-asian="'Century Schoolbook'" style:font-family-complex="'Century Schoolbook'" fo:background-color="transparent" style:use-window-font-color="true"/>
    </style:style>
    <style:style style:name="T1718" style:family="text">
      <style:text-properties fo:font-size="11.00pt" fo:font-weight="normal" fo:font-family="Calibri" style:font-family-asian="Calibri" style:font-family-complex="Calibri" fo:background-color="transparent" style:use-window-font-color="true"/>
    </style:style>
    <style:style style:name="T1719" style:family="text">
      <style:text-properties fo:font-size="11.50pt" fo:font-weight="bold" fo:font-family="'Century Schoolbook'" style:font-family-asian="'Century Schoolbook'" style:font-family-complex="'Century Schoolbook'" fo:background-color="transparent" fo:color="#ff0000"/>
    </style:style>
    <style:style style:name="T1720" style:family="text">
      <style:text-properties fo:font-size="11.00pt" fo:font-weight="normal" fo:font-family="Calibri" style:font-family-asian="Calibri" style:font-family-complex="Calibri" fo:background-color="transparent" style:use-window-font-color="true"/>
    </style:style>
    <style:style style:name="T1721" style:family="text">
      <style:text-properties fo:font-size="11.00pt" fo:font-weight="bold" fo:font-family="'Century Schoolbook'" style:font-family-asian="'Century Schoolbook'" style:font-family-complex="'Century Schoolbook'" fo:background-color="#ffffff" style:use-window-font-color="true"/>
    </style:style>
    <style:style style:name="T1722" style:family="text">
      <style:text-properties fo:font-size="11.00pt" fo:font-weight="normal" fo:font-family="Calibri" style:font-family-asian="Calibri" style:font-family-complex="Calibri" fo:background-color="transparent" style:use-window-font-color="true"/>
    </style:style>
    <style:style style:name="T172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00"/>
    </style:style>
    <style:style style:name="T1724" style:family="text">
      <style:text-properties fo:font-size="11.50pt" fo:font-weight="normal" fo:font-family="'Century Schoolbook'" style:font-family-asian="'Century Schoolbook'" style:font-family-complex="'Century Schoolbook'" fo:background-color="#ffffff" fo:color="#000000"/>
    </style:style>
    <style:style style:name="T1725" style:family="text">
      <style:text-properties fo:font-size="11.00pt" fo:font-weight="normal" fo:font-family="Calibri" style:font-family-asian="Calibri" style:font-family-complex="Calibri" fo:background-color="transparent" style:use-window-font-color="true"/>
    </style:style>
    <style:style style:name="T1726" style:family="text">
      <style:text-properties fo:font-size="11.50pt" fo:font-weight="normal" fo:font-family="'Century Schoolbook'" style:font-family-asian="'Century Schoolbook'" style:font-family-complex="'Century Schoolbook'" fo:background-color="#ffffff" fo:color="#000000"/>
    </style:style>
    <style:style style:name="T1727" style:family="text">
      <style:text-properties fo:font-size="11.00pt" fo:font-weight="normal" fo:font-family="Calibri" style:font-family-asian="Calibri" style:font-family-complex="Calibri" fo:background-color="transparent" style:use-window-font-color="true"/>
    </style:style>
    <style:style style:name="T1728" style:family="text">
      <style:text-properties fo:font-size="11.50pt" fo:font-weight="normal" fo:font-family="'Century Schoolbook'" style:font-family-asian="'Century Schoolbook'" style:font-family-complex="'Century Schoolbook'" fo:background-color="#ffffff" fo:color="#000000"/>
    </style:style>
    <style:style style:name="T1729" style:family="text">
      <style:text-properties fo:font-size="11.00pt" fo:font-weight="normal" fo:font-family="Calibri" style:font-family-asian="Calibri" style:font-family-complex="Calibri" fo:background-color="transparent" style:use-window-font-color="true"/>
    </style:style>
    <style:style style:name="T1730" style:family="text">
      <style:text-properties fo:font-size="14.00pt" fo:font-weight="normal" fo:font-family="'Century Schoolbook'" style:font-family-asian="'Century Schoolbook'" style:font-family-complex="'Century Schoolbook'" fo:background-color="#ffffff" style:use-window-font-color="true"/>
    </style:style>
    <style:style style:name="T1731" style:family="text">
      <style:text-properties fo:font-size="11.00pt" fo:font-weight="normal" fo:font-family="Calibri" style:font-family-asian="Calibri" style:font-family-complex="Calibri" fo:background-color="transparent" style:use-window-font-color="true"/>
    </style:style>
    <style:style style:name="T1732" style:family="text">
      <style:text-properties fo:font-size="14.00pt" fo:font-weight="normal" fo:font-family="'Century Schoolbook'" style:font-family-asian="'Century Schoolbook'" style:font-family-complex="'Century Schoolbook'" fo:background-color="#ffffff" style:use-window-font-color="true"/>
    </style:style>
    <style:style style:name="T1733" style:family="text">
      <style:text-properties fo:font-size="11.50pt" fo:font-weight="bold" fo:font-family="'Century Schoolbook'" style:font-family-asian="'Century Schoolbook'" style:font-family-complex="'Century Schoolbook'" fo:background-color="transparent" style:use-window-font-color="true"/>
    </style:style>
    <style:style style:name="T1734" style:family="text">
      <style:text-properties fo:font-size="11.00pt" fo:font-weight="normal" fo:font-family="Calibri" style:font-family-asian="Calibri" style:font-family-complex="Calibri" fo:background-color="transparent" style:use-window-font-color="true"/>
    </style:style>
    <style:style style:name="T1735" style:family="text">
      <style:text-properties fo:font-size="11.50pt" fo:font-weight="bold" fo:font-family="'Century Schoolbook'" style:font-family-asian="'Century Schoolbook'" style:font-family-complex="'Century Schoolbook'" fo:background-color="transparent" style:use-window-font-color="true"/>
    </style:style>
    <style:style style:name="T1736" style:family="text">
      <style:text-properties fo:font-size="11.00pt" fo:font-weight="normal" fo:font-family="Calibri" style:font-family-asian="Calibri" style:font-family-complex="Calibri" fo:background-color="transparent" style:use-window-font-color="true"/>
    </style:style>
    <style:style style:name="T1737" style:family="text">
      <style:text-properties fo:font-size="11.00pt" fo:font-weight="bold" fo:font-family="'Century Schoolbook'" style:font-family-asian="'Century Schoolbook'" style:font-family-complex="'Century Schoolbook'" fo:background-color="#ffffff" style:use-window-font-color="true"/>
    </style:style>
    <style:style style:name="T1738" style:family="text">
      <style:text-properties fo:font-size="11.00pt" fo:font-weight="normal" fo:font-family="Calibri" style:font-family-asian="Calibri" style:font-family-complex="Calibri" fo:background-color="transparent" style:use-window-font-color="true"/>
    </style:style>
    <style:style style:name="T173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740" style:family="text">
      <style:text-properties fo:font-size="11.00pt" fo:font-weight="normal" fo:font-family="Calibri" style:font-family-asian="Calibri" style:font-family-complex="Calibri" fo:background-color="transparent" style:use-window-font-color="true"/>
    </style:style>
    <style:style style:name="T1741" style:family="text">
      <style:text-properties fo:font-size="11.50pt" fo:font-weight="normal" fo:font-family="'Century Schoolbook'" style:font-family-asian="'Century Schoolbook'" style:font-family-complex="'Century Schoolbook'" fo:background-color="#ffffff" style:use-window-font-color="true"/>
    </style:style>
    <style:style style:name="T1742" style:family="text">
      <style:text-properties fo:font-size="11.00pt" fo:font-weight="normal" fo:font-family="Calibri" style:font-family-asian="Calibri" style:font-family-complex="Calibri" fo:background-color="transparent" style:use-window-font-color="true"/>
    </style:style>
    <style:style style:name="T1743" style:family="text">
      <style:text-properties fo:font-size="11.50pt" fo:font-weight="normal" fo:font-family="'Century Schoolbook'" style:font-family-asian="'Century Schoolbook'" style:font-family-complex="'Century Schoolbook'" fo:background-color="#ffffff" style:use-window-font-color="true"/>
    </style:style>
    <style:style style:name="T1744" style:family="text">
      <style:text-properties fo:font-size="11.00pt" fo:font-weight="normal" fo:font-family="Calibri" style:font-family-asian="Calibri" style:font-family-complex="Calibri" fo:background-color="transparent" style:use-window-font-color="true"/>
    </style:style>
    <style:style style:name="T1745" style:family="text">
      <style:text-properties fo:font-size="11.50pt" fo:font-weight="normal" fo:font-family="'Century Schoolbook'" style:font-family-asian="'Century Schoolbook'" style:font-family-complex="'Century Schoolbook'" fo:background-color="#ffffff" style:use-window-font-color="true"/>
    </style:style>
    <style:style style:name="T1746" style:family="text">
      <style:text-properties fo:font-size="11.00pt" fo:font-weight="normal" fo:font-family="Calibri" style:font-family-asian="Calibri" style:font-family-complex="Calibri" fo:background-color="transparent" style:use-window-font-color="true"/>
    </style:style>
    <style:style style:name="T1747" style:family="text">
      <style:text-properties fo:font-size="11.50pt" fo:font-weight="normal" fo:font-family="'Century Schoolbook'" style:font-family-asian="'Century Schoolbook'" style:font-family-complex="'Century Schoolbook'" fo:background-color="#ffffff" style:use-window-font-color="true"/>
    </style:style>
    <style:style style:name="T1748" style:family="text">
      <style:text-properties fo:font-size="11.00pt" fo:font-weight="normal" fo:font-family="Calibri" style:font-family-asian="Calibri" style:font-family-complex="Calibri" fo:background-color="transparent" style:use-window-font-color="true"/>
    </style:style>
    <style:style style:name="T1749" style:family="text">
      <style:text-properties fo:font-size="11.50pt" fo:font-weight="normal" fo:font-family="'Century Schoolbook'" style:font-family-asian="'Century Schoolbook'" style:font-family-complex="'Century Schoolbook'" fo:background-color="#ffffff" style:use-window-font-color="true"/>
    </style:style>
    <style:style style:name="T1750" style:family="text">
      <style:text-properties fo:font-size="11.00pt" fo:font-weight="normal" fo:font-family="Calibri" style:font-family-asian="Calibri" style:font-family-complex="Calibri" fo:background-color="transparent" style:use-window-font-color="true"/>
    </style:style>
    <style:style style:name="T1751" style:family="text">
      <style:text-properties fo:font-size="14.00pt" fo:font-weight="normal" fo:font-family="'Century Schoolbook'" style:font-family-asian="'Century Schoolbook'" style:font-family-complex="'Century Schoolbook'" fo:background-color="transparent" style:use-window-font-color="true"/>
    </style:style>
    <style:style style:name="T1752" style:family="text">
      <style:text-properties fo:font-size="11.00pt" fo:font-weight="normal" fo:font-family="Calibri" style:font-family-asian="Calibri" style:font-family-complex="Calibri" fo:background-color="transparent" style:use-window-font-color="true"/>
    </style:style>
    <style:style style:name="T1753" style:family="text">
      <style:text-properties fo:font-size="11.50pt" fo:font-weight="bold" fo:font-family="'Century Schoolbook'" style:font-family-asian="'Century Schoolbook'" style:font-family-complex="'Century Schoolbook'" fo:background-color="transparent" style:use-window-font-color="true"/>
    </style:style>
    <style:style style:name="T1754" style:family="text">
      <style:text-properties fo:font-size="11.00pt" fo:font-weight="normal" fo:font-family="Calibri" style:font-family-asian="Calibri" style:font-family-complex="Calibri" fo:background-color="transparent" style:use-window-font-color="true"/>
    </style:style>
    <style:style style:name="T1755" style:family="text">
      <style:text-properties fo:font-size="11.00pt" fo:font-weight="bold" fo:font-family="'Century Schoolbook'" style:font-family-asian="'Century Schoolbook'" style:font-family-complex="'Century Schoolbook'" fo:background-color="#ffffff" style:use-window-font-color="true"/>
    </style:style>
    <style:style style:name="T1756" style:family="text">
      <style:text-properties fo:font-size="11.00pt" fo:font-weight="normal" fo:font-family="Calibri" style:font-family-asian="Calibri" style:font-family-complex="Calibri" fo:background-color="transparent" style:use-window-font-color="true"/>
    </style:style>
    <style:style style:name="T175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758" style:family="text">
      <style:text-properties fo:font-size="11.50pt" fo:font-weight="normal" fo:font-family="'Century Schoolbook'" style:font-family-asian="'Century Schoolbook'" style:font-family-complex="'Century Schoolbook'" fo:background-color="#ffffff" style:use-window-font-color="true"/>
    </style:style>
    <style:style style:name="T1759" style:family="text">
      <style:text-properties fo:font-size="11.50pt" fo:font-weight="bold" fo:font-family="'Century Schoolbook'" style:font-family-asian="'Century Schoolbook'" style:font-family-complex="'Century Schoolbook'" fo:background-color="transparent" style:use-window-font-color="true"/>
    </style:style>
    <style:style style:name="T1760" style:family="text">
      <style:text-properties fo:font-size="11.50pt" fo:font-weight="normal" fo:font-family="'Century Schoolbook'" style:font-family-asian="'Century Schoolbook'" style:font-family-complex="'Century Schoolbook'" fo:background-color="#ffffff" style:use-window-font-color="true"/>
    </style:style>
    <style:style style:name="T1761" style:family="text">
      <style:text-properties fo:font-size="11.00pt" fo:font-weight="normal" fo:font-family="Calibri" style:font-family-asian="Calibri" style:font-family-complex="Calibri" fo:background-color="transparent" style:use-window-font-color="true"/>
    </style:style>
    <style:style style:name="T1762" style:family="text">
      <style:text-properties fo:font-size="11.50pt" fo:font-weight="normal" fo:font-family="'Century Schoolbook'" style:font-family-asian="'Century Schoolbook'" style:font-family-complex="'Century Schoolbook'" fo:background-color="#ffffff" style:use-window-font-color="true"/>
    </style:style>
    <style:style style:name="T1763" style:family="text">
      <style:text-properties fo:font-size="11.00pt" fo:font-weight="normal" fo:font-family="Calibri" style:font-family-asian="Calibri" style:font-family-complex="Calibri" fo:background-color="transparent" style:use-window-font-color="true"/>
    </style:style>
    <style:style style:name="T1764" style:family="text">
      <style:text-properties fo:font-size="11.50pt" fo:font-weight="bold" fo:font-family="'Century Schoolbook'" style:font-family-asian="'Century Schoolbook'" style:font-family-complex="'Century Schoolbook'" fo:background-color="transparent" style:use-window-font-color="true"/>
    </style:style>
    <style:style style:name="T1765" style:family="text">
      <style:text-properties fo:font-size="11.00pt" fo:font-weight="normal" fo:font-family="Calibri" style:font-family-asian="Calibri" style:font-family-complex="Calibri" fo:background-color="transparent" style:use-window-font-color="true"/>
    </style:style>
    <style:style style:name="T1766" style:family="text">
      <style:text-properties fo:font-size="11.00pt" fo:font-weight="bold" fo:font-family="'Century Schoolbook'" style:font-family-asian="'Century Schoolbook'" style:font-family-complex="'Century Schoolbook'" fo:background-color="#ffffff" style:use-window-font-color="true"/>
    </style:style>
    <style:style style:name="T1767" style:family="text">
      <style:text-properties fo:font-size="11.00pt" fo:font-weight="normal" fo:font-family="Calibri" style:font-family-asian="Calibri" style:font-family-complex="Calibri" fo:background-color="transparent" style:use-window-font-color="true"/>
    </style:style>
    <style:style style:name="T176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769" style:family="text">
      <style:text-properties fo:font-size="11.00pt" fo:font-weight="normal" fo:font-family="Calibri" style:font-family-asian="Calibri" style:font-family-complex="Calibri" fo:background-color="transparent" style:use-window-font-color="true"/>
    </style:style>
    <style:style style:name="T1770" style:family="text">
      <style:text-properties fo:font-size="11.50pt" fo:font-weight="normal" fo:font-family="'Century Schoolbook'" style:font-family-asian="'Century Schoolbook'" style:font-family-complex="'Century Schoolbook'" fo:background-color="#ffffff" style:use-window-font-color="true"/>
    </style:style>
    <style:style style:name="T1771" style:family="text">
      <style:text-properties fo:font-size="11.00pt" fo:font-weight="normal" fo:font-family="Calibri" style:font-family-asian="Calibri" style:font-family-complex="Calibri" fo:background-color="transparent" style:use-window-font-color="true"/>
    </style:style>
    <style:style style:name="T1772" style:family="text">
      <style:text-properties fo:font-size="11.50pt" fo:font-weight="normal" fo:font-family="'Century Schoolbook'" style:font-family-asian="'Century Schoolbook'" style:font-family-complex="'Century Schoolbook'" fo:background-color="transparent" style:use-window-font-color="true"/>
    </style:style>
    <style:style style:name="T1773" style:family="text">
      <style:text-properties fo:font-size="11.50pt" fo:font-weight="normal" fo:font-family="'Times New Roman'" style:font-family-asian="'Times New Roman'" style:font-family-complex="'Times New Roman'" fo:background-color="transparent" style:use-window-font-color="true"/>
    </style:style>
    <style:style style:name="T1774" style:family="text">
      <style:text-properties fo:font-size="11.50pt" fo:font-weight="normal" fo:font-family="'Century Schoolbook'" style:font-family-asian="'Century Schoolbook'" style:font-family-complex="'Century Schoolbook'" fo:background-color="transparent" style:use-window-font-color="true"/>
    </style:style>
    <style:style style:name="T1775" style:family="text">
      <style:text-properties fo:font-size="11.50pt" fo:font-weight="normal" fo:font-family="'Times New Roman'" style:font-family-asian="'Times New Roman'" style:font-family-complex="'Times New Roman'" fo:background-color="transparent" style:use-window-font-color="true"/>
    </style:style>
    <style:style style:name="T1776" style:family="text">
      <style:text-properties fo:font-size="11.50pt" fo:font-weight="normal" fo:font-family="'Century Schoolbook'" style:font-family-asian="'Century Schoolbook'" style:font-family-complex="'Century Schoolbook'" fo:background-color="transparent" style:use-window-font-color="true"/>
    </style:style>
    <style:style style:name="T1777" style:family="text">
      <style:text-properties fo:font-size="11.50pt" fo:font-weight="normal" fo:font-family="'Times New Roman'" style:font-family-asian="'Times New Roman'" style:font-family-complex="'Times New Roman'" fo:background-color="transparent" style:use-window-font-color="true"/>
    </style:style>
    <style:style style:name="T1778" style:family="text">
      <style:text-properties fo:font-size="11.50pt" fo:font-weight="normal" fo:font-family="'Century Schoolbook'" style:font-family-asian="'Century Schoolbook'" style:font-family-complex="'Century Schoolbook'" fo:background-color="transparent" style:use-window-font-color="true"/>
    </style:style>
    <style:style style:name="T1779" style:family="text">
      <style:text-properties fo:font-size="11.50pt" fo:font-weight="normal" fo:font-family="'Times New Roman'" style:font-family-asian="'Times New Roman'" style:font-family-complex="'Times New Roman'" fo:background-color="transparent" style:use-window-font-color="true"/>
    </style:style>
    <style:style style:name="T1780" style:family="text">
      <style:text-properties fo:font-size="11.50pt" fo:font-weight="normal" fo:font-family="'Century Schoolbook'" style:font-family-asian="'Century Schoolbook'" style:font-family-complex="'Century Schoolbook'" fo:background-color="transparent" style:use-window-font-color="true"/>
    </style:style>
    <style:style style:name="T1781" style:family="text">
      <style:text-properties fo:font-size="11.00pt" fo:font-weight="normal" fo:font-family="Calibri" style:font-family-asian="Calibri" style:font-family-complex="Calibri" fo:background-color="transparent" style:use-window-font-color="true"/>
    </style:style>
    <style:style style:name="T1782" style:family="text">
      <style:text-properties fo:font-size="11.50pt" fo:font-weight="bold" fo:font-family="'Century Schoolbook'" style:font-family-asian="'Century Schoolbook'" style:font-family-complex="'Century Schoolbook'" fo:background-color="transparent" style:use-window-font-color="true"/>
    </style:style>
    <style:style style:name="T1783" style:family="text">
      <style:text-properties fo:font-size="11.00pt" fo:font-weight="normal" fo:font-family="Calibri" style:font-family-asian="Calibri" style:font-family-complex="Calibri" fo:background-color="transparent" style:use-window-font-color="true"/>
    </style:style>
    <style:style style:name="T1784" style:family="text">
      <style:text-properties fo:font-size="11.00pt" fo:font-weight="bold" fo:font-family="'Century Schoolbook'" style:font-family-asian="'Century Schoolbook'" style:font-family-complex="'Century Schoolbook'" fo:background-color="#ffffff" style:use-window-font-color="true"/>
    </style:style>
    <style:style style:name="T1785" style:family="text">
      <style:text-properties fo:font-size="11.00pt" fo:font-weight="normal" fo:font-family="Calibri" style:font-family-asian="Calibri" style:font-family-complex="Calibri" fo:background-color="transparent" style:use-window-font-color="true"/>
    </style:style>
    <style:style style:name="T178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787" style:family="text">
      <style:text-properties fo:font-size="11.00pt" fo:font-weight="normal" fo:font-family="Calibri" style:font-family-asian="Calibri" style:font-family-complex="Calibri" fo:background-color="transparent" style:use-window-font-color="true"/>
    </style:style>
    <style:style style:name="T1788" style:family="text">
      <style:text-properties fo:font-size="11.50pt" fo:font-weight="normal" fo:font-family="'Century Schoolbook'" style:font-family-asian="'Century Schoolbook'" style:font-family-complex="'Century Schoolbook'" fo:background-color="#ffffff" style:use-window-font-color="true"/>
    </style:style>
    <style:style style:name="T1789" style:family="text">
      <style:text-properties fo:font-size="11.00pt" fo:font-weight="normal" fo:font-family="Calibri" style:font-family-asian="Calibri" style:font-family-complex="Calibri" fo:background-color="transparent" style:use-window-font-color="true"/>
    </style:style>
    <style:style style:name="T1790" style:family="text">
      <style:text-properties fo:font-size="11.50pt" fo:font-weight="bold" fo:font-family="'Century Schoolbook'" style:font-family-asian="'Century Schoolbook'" style:font-family-complex="'Century Schoolbook'" fo:background-color="#ffffff" style:use-window-font-color="true"/>
    </style:style>
    <style:style style:name="T1791" style:family="text">
      <style:text-properties fo:font-size="11.50pt" fo:font-weight="normal" fo:font-family="'Century Schoolbook'" style:font-family-asian="'Century Schoolbook'" style:font-family-complex="'Century Schoolbook'" fo:background-color="#ffffff" style:use-window-font-color="true"/>
    </style:style>
    <style:style style:name="T1792" style:family="text">
      <style:text-properties fo:font-size="11.00pt" fo:font-weight="normal" fo:font-family="Calibri" style:font-family-asian="Calibri" style:font-family-complex="Calibri" fo:background-color="transparent" style:use-window-font-color="true"/>
    </style:style>
    <style:style style:name="T1793" style:family="text">
      <style:text-properties fo:font-size="11.50pt" fo:font-weight="normal" fo:font-family="'Century Schoolbook'" style:font-family-asian="'Century Schoolbook'" style:font-family-complex="'Century Schoolbook'" fo:background-color="#ffffff" style:use-window-font-color="true"/>
    </style:style>
    <style:style style:name="T1794" style:family="text">
      <style:text-properties fo:font-size="11.00pt" fo:font-weight="normal" fo:font-family="Calibri" style:font-family-asian="Calibri" style:font-family-complex="Calibri" fo:background-color="transparent" style:use-window-font-color="true"/>
    </style:style>
    <style:style style:name="T1795" style:family="text">
      <style:text-properties fo:font-size="11.50pt" fo:font-weight="bold" fo:font-family="'Century Schoolbook'" style:font-family-asian="'Century Schoolbook'" style:font-family-complex="'Century Schoolbook'" fo:background-color="#ffffff" style:use-window-font-color="true"/>
    </style:style>
    <style:style style:name="T1796" style:family="text">
      <style:text-properties fo:font-size="11.50pt" fo:font-weight="normal" fo:font-family="'Century Schoolbook'" style:font-family-asian="'Century Schoolbook'" style:font-family-complex="'Century Schoolbook'" fo:background-color="#ffffff" style:use-window-font-color="true"/>
    </style:style>
    <style:style style:name="T1797" style:family="text">
      <style:text-properties fo:font-size="11.00pt" fo:font-weight="normal" fo:font-family="Calibri" style:font-family-asian="Calibri" style:font-family-complex="Calibri" fo:background-color="transparent" style:use-window-font-color="true"/>
    </style:style>
    <style:style style:name="T1798" style:family="text">
      <style:text-properties fo:font-size="11.50pt" fo:font-weight="bold" fo:font-family="'Century Schoolbook'" style:font-family-asian="'Century Schoolbook'" style:font-family-complex="'Century Schoolbook'" fo:background-color="transparent" style:use-window-font-color="true"/>
    </style:style>
    <style:style style:name="T1799" style:family="text">
      <style:text-properties fo:font-size="11.50pt" fo:font-weight="bold" fo:font-family="'Times New Roman'" style:font-family-asian="'Times New Roman'" style:font-family-complex="'Times New Roman'" fo:background-color="transparent" style:use-window-font-color="true"/>
    </style:style>
    <style:style style:name="T1800" style:family="text">
      <style:text-properties fo:font-size="11.50pt" fo:font-weight="bold" fo:font-family="'Century Schoolbook'" style:font-family-asian="'Century Schoolbook'" style:font-family-complex="'Century Schoolbook'" fo:background-color="transparent" style:use-window-font-color="true"/>
    </style:style>
    <style:style style:name="T1801" style:family="text">
      <style:text-properties fo:font-size="11.50pt" fo:font-weight="bold" fo:font-family="'Times New Roman'" style:font-family-asian="'Times New Roman'" style:font-family-complex="'Times New Roman'" fo:background-color="transparent" style:use-window-font-color="true"/>
    </style:style>
    <style:style style:name="T1802" style:family="text">
      <style:text-properties fo:font-size="11.50pt" fo:font-weight="bold" fo:font-family="'Century Schoolbook'" style:font-family-asian="'Century Schoolbook'" style:font-family-complex="'Century Schoolbook'" fo:background-color="transparent" style:use-window-font-color="true"/>
    </style:style>
    <style:style style:name="T1803" style:family="text">
      <style:text-properties fo:font-size="11.00pt" fo:font-weight="normal" fo:font-family="Calibri" style:font-family-asian="Calibri" style:font-family-complex="Calibri" fo:background-color="transparent" style:use-window-font-color="true"/>
    </style:style>
    <style:style style:name="T1804" style:family="text">
      <style:text-properties fo:font-size="11.50pt" fo:font-weight="bold" fo:font-family="'Century Schoolbook'" style:font-family-asian="'Century Schoolbook'" style:font-family-complex="'Century Schoolbook'" fo:background-color="transparent" style:use-window-font-color="true"/>
    </style:style>
    <style:style style:name="T1805" style:family="text">
      <style:text-properties fo:font-size="11.00pt" fo:font-weight="normal" fo:font-family="Calibri" style:font-family-asian="Calibri" style:font-family-complex="Calibri" fo:background-color="transparent" style:use-window-font-color="true"/>
    </style:style>
    <style:style style:name="T1806" style:family="text">
      <style:text-properties fo:font-size="11.50pt" fo:font-weight="bold" fo:font-family="'Century Schoolbook'" style:font-family-asian="'Century Schoolbook'" style:font-family-complex="'Century Schoolbook'" fo:background-color="transparent" style:use-window-font-color="true"/>
    </style:style>
    <style:style style:name="T1807" style:family="text">
      <style:text-properties fo:font-size="11.00pt" fo:font-weight="normal" fo:font-family="Calibri" style:font-family-asian="Calibri" style:font-family-complex="Calibri" fo:background-color="transparent" style:use-window-font-color="true"/>
    </style:style>
    <style:style style:name="T1808" style:family="text">
      <style:text-properties fo:font-size="11.00pt" fo:font-weight="bold" fo:font-family="'Century Schoolbook'" style:font-family-asian="'Century Schoolbook'" style:font-family-complex="'Century Schoolbook'" fo:background-color="#ffffff" style:use-window-font-color="true"/>
    </style:style>
    <style:style style:name="T1809" style:family="text">
      <style:text-properties fo:font-size="11.00pt" fo:font-weight="normal" fo:font-family="Calibri" style:font-family-asian="Calibri" style:font-family-complex="Calibri" fo:background-color="transparent" style:use-window-font-color="true"/>
    </style:style>
    <style:style style:name="T181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811" style:family="text">
      <style:text-properties fo:font-size="11.50pt" fo:font-weight="normal" fo:font-family="'Century Schoolbook'" style:font-family-asian="'Century Schoolbook'" style:font-family-complex="'Century Schoolbook'" fo:background-color="#ffffff" style:use-window-font-color="true"/>
    </style:style>
    <style:style style:name="T1812" style:family="text">
      <style:text-properties fo:font-size="11.00pt" fo:font-weight="normal" fo:font-family="Calibri" style:font-family-asian="Calibri" style:font-family-complex="Calibri" fo:background-color="transparent" style:use-window-font-color="true"/>
    </style:style>
    <style:style style:name="T1813" style:family="text">
      <style:text-properties fo:font-size="11.50pt" fo:font-weight="bold" fo:font-family="'Century Schoolbook'" style:font-family-asian="'Century Schoolbook'" style:font-family-complex="'Century Schoolbook'" fo:background-color="#ffffff" style:use-window-font-color="true"/>
    </style:style>
    <style:style style:name="T1814" style:family="text">
      <style:text-properties fo:font-size="11.50pt" fo:font-weight="normal" fo:font-family="'Century Schoolbook'" style:font-family-asian="'Century Schoolbook'" style:font-family-complex="'Century Schoolbook'" fo:background-color="#ffffff" style:use-window-font-color="true"/>
    </style:style>
    <style:style style:name="T1815" style:family="text">
      <style:text-properties fo:font-size="11.00pt" fo:font-weight="normal" fo:font-family="Calibri" style:font-family-asian="Calibri" style:font-family-complex="Calibri" fo:background-color="transparent" style:use-window-font-color="true"/>
    </style:style>
    <style:style style:name="T1816" style:family="text">
      <style:text-properties fo:font-size="11.50pt" fo:font-weight="bold" fo:font-family="'Century Schoolbook'" style:font-family-asian="'Century Schoolbook'" style:font-family-complex="'Century Schoolbook'" fo:background-color="#ffffff" style:use-window-font-color="true"/>
    </style:style>
    <style:style style:name="T1817" style:family="text">
      <style:text-properties fo:font-size="11.50pt" fo:font-weight="normal" fo:font-family="'Century Schoolbook'" style:font-family-asian="'Century Schoolbook'" style:font-family-complex="'Century Schoolbook'" fo:background-color="#ffffff" style:use-window-font-color="true"/>
    </style:style>
    <style:style style:name="T1818" style:family="text">
      <style:text-properties fo:font-size="11.00pt" fo:font-weight="normal" fo:font-family="Calibri" style:font-family-asian="Calibri" style:font-family-complex="Calibri" fo:background-color="transparent" style:use-window-font-color="true"/>
    </style:style>
    <style:style style:name="T1819" style:family="text">
      <style:text-properties fo:font-size="11.50pt" fo:font-weight="bold" fo:font-family="'Century Schoolbook'" style:font-family-asian="'Century Schoolbook'" style:font-family-complex="'Century Schoolbook'" fo:background-color="#ffffff" style:use-window-font-color="true"/>
    </style:style>
    <style:style style:name="T1820" style:family="text">
      <style:text-properties fo:font-size="11.50pt" fo:font-weight="normal" fo:font-family="'Century Schoolbook'" style:font-family-asian="'Century Schoolbook'" style:font-family-complex="'Century Schoolbook'" fo:background-color="#ffffff" style:use-window-font-color="true"/>
    </style:style>
    <style:style style:name="T1821" style:family="text">
      <style:text-properties fo:font-size="11.00pt" fo:font-weight="normal" fo:font-family="Calibri" style:font-family-asian="Calibri" style:font-family-complex="Calibri" fo:background-color="transparent" style:use-window-font-color="true"/>
    </style:style>
    <style:style style:name="T1822" style:family="text">
      <style:text-properties fo:font-size="11.50pt" fo:font-weight="bold" fo:font-family="'Century Schoolbook'" style:font-family-asian="'Century Schoolbook'" style:font-family-complex="'Century Schoolbook'" fo:background-color="#ffffff" style:use-window-font-color="true"/>
    </style:style>
    <style:style style:name="T1823" style:family="text">
      <style:text-properties fo:font-size="11.50pt" fo:font-weight="normal" fo:font-family="'Century Schoolbook'" style:font-family-asian="'Century Schoolbook'" style:font-family-complex="'Century Schoolbook'" fo:background-color="#ffffff" style:use-window-font-color="true"/>
    </style:style>
    <style:style style:name="T1824" style:family="text">
      <style:text-properties fo:font-size="11.00pt" fo:font-weight="normal" fo:font-family="Calibri" style:font-family-asian="Calibri" style:font-family-complex="Calibri" fo:background-color="transparent" style:use-window-font-color="true"/>
    </style:style>
    <style:style style:name="T1825" style:family="text">
      <style:text-properties fo:font-size="11.50pt" fo:font-weight="normal" fo:font-family="'Century Schoolbook'" style:font-family-asian="'Century Schoolbook'" style:font-family-complex="'Century Schoolbook'" fo:background-color="#ffffff" style:use-window-font-color="true"/>
    </style:style>
    <style:style style:name="T1826" style:family="text">
      <style:text-properties fo:font-size="11.00pt" fo:font-weight="normal" fo:font-family="Calibri" style:font-family-asian="Calibri" style:font-family-complex="Calibri" fo:background-color="transparent" style:use-window-font-color="true"/>
    </style:style>
    <style:style style:name="T1827" style:family="text">
      <style:text-properties fo:font-size="11.50pt" fo:font-weight="bold" fo:font-family="'Century Schoolbook'" style:font-family-asian="'Century Schoolbook'" style:font-family-complex="'Century Schoolbook'" fo:background-color="#ffffff" style:use-window-font-color="true"/>
    </style:style>
    <style:style style:name="T1828" style:family="text">
      <style:text-properties fo:font-size="11.50pt" fo:font-weight="normal" fo:font-family="'Century Schoolbook'" style:font-family-asian="'Century Schoolbook'" style:font-family-complex="'Century Schoolbook'" fo:background-color="#ffffff" style:use-window-font-color="true"/>
    </style:style>
    <style:style style:name="T1829" style:family="text">
      <style:text-properties fo:font-size="11.00pt" fo:font-weight="normal" fo:font-family="Calibri" style:font-family-asian="Calibri" style:font-family-complex="Calibri" fo:background-color="transparent" style:use-window-font-color="true"/>
    </style:style>
    <style:style style:name="T1830" style:family="text">
      <style:text-properties fo:font-size="11.50pt" fo:font-weight="normal" fo:font-family="'Century Schoolbook'" style:font-family-asian="'Century Schoolbook'" style:font-family-complex="'Century Schoolbook'" fo:background-color="#ffffff" style:use-window-font-color="true"/>
    </style:style>
    <style:style style:name="T1831" style:family="text">
      <style:text-properties fo:font-size="11.00pt" fo:font-weight="normal" fo:font-family="Calibri" style:font-family-asian="Calibri" style:font-family-complex="Calibri" fo:background-color="transparent" style:use-window-font-color="true"/>
    </style:style>
    <style:style style:name="T1832" style:family="text">
      <style:text-properties fo:font-size="11.00pt" fo:font-weight="normal" fo:font-family="'Century Schoolbook'" style:font-family-asian="'Century Schoolbook'" style:font-family-complex="'Century Schoolbook'" fo:background-color="transparent" style:use-window-font-color="true"/>
    </style:style>
    <style:style style:name="T1833" style:family="text">
      <style:text-properties fo:font-size="11.00pt" fo:font-weight="normal" fo:font-family="Calibri" style:font-family-asian="Calibri" style:font-family-complex="Calibri" fo:background-color="transparent" style:use-window-font-color="true"/>
    </style:style>
    <style:style style:name="T1834" style:family="text">
      <style:text-properties fo:font-size="11.00pt" fo:font-weight="normal" fo:font-family="'Century Schoolbook'" style:font-family-asian="'Century Schoolbook'" style:font-family-complex="'Century Schoolbook'" fo:background-color="transparent" style:use-window-font-color="true"/>
    </style:style>
    <style:style style:name="T1835" style:family="text">
      <style:text-properties fo:font-size="11.00pt" fo:font-weight="normal" fo:font-family="Calibri" style:font-family-asian="Calibri" style:font-family-complex="Calibri" fo:background-color="transparent" style:use-window-font-color="true"/>
    </style:style>
    <style:style style:name="T1836" style:family="text">
      <style:text-properties fo:font-size="11.00pt" fo:font-weight="normal" fo:font-family="'Century Schoolbook'" style:font-family-asian="'Century Schoolbook'" style:font-family-complex="'Century Schoolbook'" fo:background-color="transparent" style:use-window-font-color="true"/>
    </style:style>
    <style:style style:name="T1837" style:family="text">
      <style:text-properties fo:font-size="11.00pt" fo:font-weight="normal" fo:font-family="Calibri" style:font-family-asian="Calibri" style:font-family-complex="Calibri" fo:background-color="transparent" style:use-window-font-color="true"/>
    </style:style>
    <style:style style:name="T1838" style:family="text">
      <style:text-properties fo:font-size="18.00pt" fo:font-weight="bold" fo:font-family="'Century Schoolbook'" style:font-family-asian="'Century Schoolbook'" style:font-family-complex="'Century Schoolbook'" fo:background-color="transparent" style:use-window-font-color="true"/>
    </style:style>
    <style:style style:name="T1839" style:family="text">
      <style:text-properties fo:font-size="16.00pt" fo:font-weight="bold" fo:font-family="'Century Schoolbook'" style:font-family-asian="'Century Schoolbook'" style:font-family-complex="'Century Schoolbook'" fo:background-color="transparent" style:use-window-font-color="true"/>
    </style:style>
    <style:style style:name="T1840" style:family="text">
      <style:text-properties fo:font-size="11.00pt" fo:font-weight="normal" fo:font-family="Calibri" style:font-family-asian="Calibri" style:font-family-complex="Calibri" fo:background-color="transparent" style:use-window-font-color="true"/>
    </style:style>
    <style:style style:name="T1841" style:family="text">
      <style:text-properties fo:font-size="11.00pt" fo:font-weight="bold" fo:font-family="'Century Schoolbook'" style:font-family-asian="'Century Schoolbook'" style:font-family-complex="'Century Schoolbook'" fo:background-color="#ffffff" style:use-window-font-color="true"/>
    </style:style>
    <style:style style:name="T1842" style:family="text">
      <style:text-properties fo:font-size="11.00pt" fo:font-weight="normal" fo:font-family="Calibri" style:font-family-asian="Calibri" style:font-family-complex="Calibri" fo:background-color="transparent" style:use-window-font-color="true"/>
    </style:style>
    <style:style style:name="T184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844" style:family="text">
      <style:text-properties fo:font-size="11.50pt" fo:font-weight="normal" fo:font-family="'Century Schoolbook'" style:font-family-asian="'Century Schoolbook'" style:font-family-complex="'Century Schoolbook'" fo:background-color="#ffffff" style:use-window-font-color="true"/>
    </style:style>
    <style:style style:name="T1845" style:family="text">
      <style:text-properties fo:font-size="11.00pt" fo:font-weight="normal" fo:font-family="Calibri" style:font-family-asian="Calibri" style:font-family-complex="Calibri" fo:background-color="transparent" style:use-window-font-color="true"/>
    </style:style>
    <style:style style:name="T1846" style:family="text">
      <style:text-properties fo:font-size="11.50pt" fo:font-weight="bold" fo:font-family="'Century Schoolbook'" style:font-family-asian="'Century Schoolbook'" style:font-family-complex="'Century Schoolbook'" fo:background-color="#ffffff" style:use-window-font-color="true"/>
    </style:style>
    <style:style style:name="T1847" style:family="text">
      <style:text-properties fo:font-size="11.50pt" fo:font-weight="normal" fo:font-family="'Century Schoolbook'" style:font-family-asian="'Century Schoolbook'" style:font-family-complex="'Century Schoolbook'" fo:background-color="#ffffff" style:use-window-font-color="true"/>
    </style:style>
    <style:style style:name="T1848" style:family="text">
      <style:text-properties fo:font-size="11.50pt" fo:font-weight="bold" fo:font-family="'Century Schoolbook'" style:font-family-asian="'Century Schoolbook'" style:font-family-complex="'Century Schoolbook'" fo:background-color="#ffffff" style:use-window-font-color="true"/>
    </style:style>
    <style:style style:name="T1849" style:family="text">
      <style:text-properties fo:font-size="11.50pt" fo:font-weight="normal" fo:font-family="'Century Schoolbook'" style:font-family-asian="'Century Schoolbook'" style:font-family-complex="'Century Schoolbook'" fo:background-color="#ffffff" style:use-window-font-color="true"/>
    </style:style>
    <style:style style:name="T1850" style:family="text">
      <style:text-properties fo:font-size="11.00pt" fo:font-weight="normal" fo:font-family="Calibri" style:font-family-asian="Calibri" style:font-family-complex="Calibri" fo:background-color="transparent" style:use-window-font-color="true"/>
    </style:style>
    <style:style style:name="T1851" style:family="text">
      <style:text-properties fo:font-size="11.50pt" fo:font-weight="bold" fo:font-family="'Century Schoolbook'" style:font-family-asian="'Century Schoolbook'" style:font-family-complex="'Century Schoolbook'" fo:background-color="#ffffff" style:use-window-font-color="true"/>
    </style:style>
    <style:style style:name="T1852" style:family="text">
      <style:text-properties fo:font-size="11.50pt" fo:font-weight="normal" fo:font-family="'Century Schoolbook'" style:font-family-asian="'Century Schoolbook'" style:font-family-complex="'Century Schoolbook'" fo:background-color="#ffffff" style:use-window-font-color="true"/>
    </style:style>
    <style:style style:name="T1853" style:family="text">
      <style:text-properties fo:font-size="11.50pt" fo:font-weight="bold" fo:font-family="'Century Schoolbook'" style:font-family-asian="'Century Schoolbook'" style:font-family-complex="'Century Schoolbook'" fo:background-color="#ffffff" style:use-window-font-color="true"/>
    </style:style>
    <style:style style:name="T1854" style:family="text">
      <style:text-properties fo:font-size="11.50pt" fo:font-weight="normal" fo:font-family="'Century Schoolbook'" style:font-family-asian="'Century Schoolbook'" style:font-family-complex="'Century Schoolbook'" fo:background-color="#ffffff" style:use-window-font-color="true"/>
    </style:style>
    <style:style style:name="T1855" style:family="text">
      <style:text-properties fo:font-size="11.50pt" fo:font-weight="bold" fo:font-family="'Century Schoolbook'" style:font-family-asian="'Century Schoolbook'" style:font-family-complex="'Century Schoolbook'" fo:background-color="#ffffff" style:use-window-font-color="true"/>
    </style:style>
    <style:style style:name="T1856" style:family="text">
      <style:text-properties fo:font-size="11.50pt" fo:font-weight="normal" fo:font-family="'Century Schoolbook'" style:font-family-asian="'Century Schoolbook'" style:font-family-complex="'Century Schoolbook'" fo:background-color="#ffffff" style:use-window-font-color="true"/>
    </style:style>
    <style:style style:name="T1857" style:family="text">
      <style:text-properties fo:font-size="11.50pt" fo:font-weight="bold" fo:font-family="'Century Schoolbook'" style:font-family-asian="'Century Schoolbook'" style:font-family-complex="'Century Schoolbook'" fo:background-color="#ffffff" style:use-window-font-color="true"/>
    </style:style>
    <style:style style:name="T1858" style:family="text">
      <style:text-properties fo:font-size="11.50pt" fo:font-weight="normal" fo:font-family="'Century Schoolbook'" style:font-family-asian="'Century Schoolbook'" style:font-family-complex="'Century Schoolbook'" fo:background-color="#ffffff" style:use-window-font-color="true"/>
    </style:style>
    <style:style style:name="T1859" style:family="text">
      <style:text-properties fo:font-size="11.50pt" fo:font-weight="bold" fo:font-family="'Century Schoolbook'" style:font-family-asian="'Century Schoolbook'" style:font-family-complex="'Century Schoolbook'" fo:background-color="#ffffff" style:use-window-font-color="true"/>
    </style:style>
    <style:style style:name="T1860" style:family="text">
      <style:text-properties fo:font-size="11.50pt" fo:font-weight="normal" fo:font-family="'Century Schoolbook'" style:font-family-asian="'Century Schoolbook'" style:font-family-complex="'Century Schoolbook'" fo:background-color="#ffffff" style:use-window-font-color="true"/>
    </style:style>
    <style:style style:name="T1861" style:family="text">
      <style:text-properties fo:font-size="11.00pt" fo:font-weight="normal" fo:font-family="Calibri" style:font-family-asian="Calibri" style:font-family-complex="Calibri" fo:background-color="transparent" style:use-window-font-color="true"/>
    </style:style>
    <style:style style:name="T1862" style:family="text">
      <style:text-properties fo:font-size="11.50pt" fo:font-weight="normal" fo:font-family="'Century Schoolbook'" style:font-family-asian="'Century Schoolbook'" style:font-family-complex="'Century Schoolbook'" fo:background-color="#ffffff" style:use-window-font-color="true"/>
    </style:style>
    <style:style style:name="T1863" style:family="text">
      <style:text-properties fo:font-size="11.00pt" fo:font-weight="normal" fo:font-family="Calibri" style:font-family-asian="Calibri" style:font-family-complex="Calibri" fo:background-color="transparent" style:use-window-font-color="true"/>
    </style:style>
    <style:style style:name="T1864" style:family="text">
      <style:text-properties fo:font-size="11.50pt" fo:font-weight="normal" fo:font-family="'Century Schoolbook'" style:font-family-asian="'Century Schoolbook'" style:font-family-complex="'Century Schoolbook'" fo:background-color="transparent" style:use-window-font-color="true"/>
    </style:style>
    <style:style style:name="T1865" style:family="text">
      <style:text-properties fo:font-size="11.50pt" fo:font-weight="normal" fo:font-family="'Times New Roman'" style:font-family-asian="'Times New Roman'" style:font-family-complex="'Times New Roman'" fo:background-color="transparent" style:use-window-font-color="true"/>
    </style:style>
    <style:style style:name="T1866" style:family="text">
      <style:text-properties fo:font-size="11.50pt" fo:font-weight="normal" fo:font-family="'Century Schoolbook'" style:font-family-asian="'Century Schoolbook'" style:font-family-complex="'Century Schoolbook'" fo:background-color="transparent" style:use-window-font-color="true"/>
    </style:style>
    <style:style style:name="T1867" style:family="text">
      <style:text-properties fo:font-size="11.50pt" fo:font-weight="normal" fo:font-family="'Times New Roman'" style:font-family-asian="'Times New Roman'" style:font-family-complex="'Times New Roman'" fo:background-color="transparent" style:use-window-font-color="true"/>
    </style:style>
    <style:style style:name="T1868" style:family="text">
      <style:text-properties fo:font-size="11.50pt" fo:font-weight="normal" fo:font-family="'Century Schoolbook'" style:font-family-asian="'Century Schoolbook'" style:font-family-complex="'Century Schoolbook'" fo:background-color="transparent" style:use-window-font-color="true"/>
    </style:style>
    <style:style style:name="T1869" style:family="text">
      <style:text-properties fo:font-size="11.00pt" fo:font-weight="normal" fo:font-family="Calibri" style:font-family-asian="Calibri" style:font-family-complex="Calibri" fo:background-color="transparent" style:use-window-font-color="true"/>
    </style:style>
    <style:style style:name="T1870" style:family="text">
      <style:text-properties fo:font-size="16.00pt" fo:font-weight="bold" fo:font-family="'Century Schoolbook'" style:font-family-asian="'Century Schoolbook'" style:font-family-complex="'Century Schoolbook'" fo:background-color="#e7f3f5" style:use-window-font-color="true"/>
    </style:style>
    <style:style style:name="T1871" style:family="text">
      <style:text-properties fo:font-size="11.00pt" fo:font-weight="normal" fo:font-family="Calibri" style:font-family-asian="Calibri" style:font-family-complex="Calibri" fo:background-color="transparent" style:use-window-font-color="true"/>
    </style:style>
    <style:style style:name="T1872" style:family="text">
      <style:text-properties fo:font-size="11.00pt" fo:font-weight="bold" fo:font-family="'Century Schoolbook'" style:font-family-asian="'Century Schoolbook'" style:font-family-complex="'Century Schoolbook'" fo:background-color="#ffffff" style:use-window-font-color="true"/>
    </style:style>
    <style:style style:name="T1873" style:family="text">
      <style:text-properties fo:font-size="11.00pt" fo:font-weight="normal" fo:font-family="Calibri" style:font-family-asian="Calibri" style:font-family-complex="Calibri" fo:background-color="transparent" style:use-window-font-color="true"/>
    </style:style>
    <style:style style:name="T187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875" style:family="text">
      <style:text-properties fo:font-size="11.50pt" fo:font-weight="normal" fo:font-family="'Century Schoolbook'" style:font-family-asian="'Century Schoolbook'" style:font-family-complex="'Century Schoolbook'" fo:background-color="#ffffff" style:use-window-font-color="true"/>
    </style:style>
    <style:style style:name="T1876" style:family="text">
      <style:text-properties fo:font-size="11.00pt" fo:font-weight="normal" fo:font-family="Calibri" style:font-family-asian="Calibri" style:font-family-complex="Calibri" fo:background-color="transparent" style:use-window-font-color="true"/>
    </style:style>
    <style:style style:name="T1877" style:family="text">
      <style:text-properties fo:font-size="11.50pt" fo:font-weight="normal" fo:font-family="'Century Schoolbook'" style:font-family-asian="'Century Schoolbook'" style:font-family-complex="'Century Schoolbook'" fo:background-color="#ffffff" style:use-window-font-color="true"/>
    </style:style>
    <style:style style:name="T1878" style:family="text">
      <style:text-properties fo:font-size="11.50pt" fo:font-weight="normal" fo:font-family="'Century Schoolbook'" style:font-family-asian="'Century Schoolbook'" style:font-family-complex="'Century Schoolbook'" fo:background-color="transparent" style:use-window-font-color="true"/>
    </style:style>
    <style:style style:name="T1879" style:family="text">
      <style:text-properties fo:font-size="11.00pt" fo:font-weight="bold" fo:font-family="'Century Schoolbook'" style:font-family-asian="'Century Schoolbook'" style:font-family-complex="'Century Schoolbook'" fo:background-color="transparent" style:use-window-font-color="true"/>
    </style:style>
    <style:style style:name="T1880" style:family="text">
      <style:text-properties fo:font-size="11.00pt" fo:font-weight="normal" fo:font-family="Calibri" style:font-family-asian="Calibri" style:font-family-complex="Calibri" fo:background-color="transparent" style:use-window-font-color="true"/>
    </style:style>
    <style:style style:name="T1881" style:family="text">
      <style:text-properties fo:font-size="16.00pt" fo:font-weight="bold" fo:font-family="'Century Schoolbook'" style:font-family-asian="'Century Schoolbook'" style:font-family-complex="'Century Schoolbook'" fo:background-color="transparent" style:use-window-font-color="true"/>
    </style:style>
    <style:style style:name="T1882" style:family="text">
      <style:text-properties fo:font-size="16.00pt" fo:font-weight="bold" fo:font-family="'Times New Roman'" style:font-family-asian="'Times New Roman'" style:font-family-complex="'Times New Roman'" fo:background-color="transparent" style:use-window-font-color="true"/>
    </style:style>
    <style:style style:name="T1883" style:family="text">
      <style:text-properties fo:font-size="16.00pt" fo:font-weight="bold" fo:font-family="'Century Schoolbook'" style:font-family-asian="'Century Schoolbook'" style:font-family-complex="'Century Schoolbook'" fo:background-color="transparent" style:use-window-font-color="true"/>
    </style:style>
    <style:style style:name="T1884" style:family="text">
      <style:text-properties fo:font-size="16.00pt" fo:font-weight="bold" fo:font-family="'Times New Roman'" style:font-family-asian="'Times New Roman'" style:font-family-complex="'Times New Roman'" fo:background-color="transparent" style:use-window-font-color="true"/>
    </style:style>
    <style:style style:name="T1885" style:family="text">
      <style:text-properties fo:font-size="16.00pt" fo:font-weight="bold" fo:font-family="'Century Schoolbook'" style:font-family-asian="'Century Schoolbook'" style:font-family-complex="'Century Schoolbook'" fo:background-color="transparent" style:use-window-font-color="true"/>
    </style:style>
    <style:style style:name="T1886" style:family="text">
      <style:text-properties fo:font-size="16.00pt" fo:font-weight="bold" fo:font-family="'Times New Roman'" style:font-family-asian="'Times New Roman'" style:font-family-complex="'Times New Roman'" fo:background-color="transparent" style:use-window-font-color="true"/>
    </style:style>
    <style:style style:name="T1887" style:family="text">
      <style:text-properties fo:font-size="16.00pt" fo:font-weight="bold" fo:font-family="'Century Schoolbook'" style:font-family-asian="'Century Schoolbook'" style:font-family-complex="'Century Schoolbook'" fo:background-color="transparent" style:use-window-font-color="true"/>
    </style:style>
    <style:style style:name="T1888" style:family="text">
      <style:text-properties fo:font-size="11.00pt" fo:font-weight="normal" fo:font-family="Calibri" style:font-family-asian="Calibri" style:font-family-complex="Calibri" fo:background-color="transparent" style:use-window-font-color="true"/>
    </style:style>
    <style:style style:name="T1889" style:family="text">
      <style:text-properties fo:font-size="16.00pt" fo:font-weight="bold" fo:font-family="'Century Schoolbook'" style:font-family-asian="'Century Schoolbook'" style:font-family-complex="'Century Schoolbook'" fo:background-color="transparent" style:use-window-font-color="true"/>
    </style:style>
    <style:style style:name="T1890" style:family="text">
      <style:text-properties fo:font-size="11.00pt" fo:font-weight="normal" fo:font-family="Calibri" style:font-family-asian="Calibri" style:font-family-complex="Calibri" fo:background-color="transparent" style:use-window-font-color="true"/>
    </style:style>
    <style:style style:name="T1891" style:family="text">
      <style:text-properties fo:font-size="11.00pt" fo:font-weight="normal" fo:font-family="Calibri" style:font-family-asian="Calibri" style:font-family-complex="Calibri" fo:background-color="transparent" style:use-window-font-color="true"/>
    </style:style>
    <style:style style:name="T1892" style:family="text">
      <style:text-properties fo:font-size="16.00pt" fo:font-weight="bold" fo:font-family="'Century Schoolbook'" style:font-family-asian="'Century Schoolbook'" style:font-family-complex="'Century Schoolbook'" fo:background-color="transparent" style:use-window-font-color="true"/>
    </style:style>
    <style:style style:name="T1893" style:family="text">
      <style:text-properties fo:font-size="11.00pt" fo:font-weight="normal" fo:font-family="Calibri" style:font-family-asian="Calibri" style:font-family-complex="Calibri" fo:background-color="transparent" style:use-window-font-color="true"/>
    </style:style>
    <style:style style:name="T1894" style:family="text">
      <style:text-properties fo:font-size="11.00pt" fo:font-weight="bold" fo:font-family="'Century Schoolbook'" style:font-family-asian="'Century Schoolbook'" style:font-family-complex="'Century Schoolbook'" fo:background-color="transparent" style:use-window-font-color="true"/>
    </style:style>
    <style:style style:name="T1895" style:family="text">
      <style:text-properties fo:font-size="11.00pt" fo:font-weight="normal" fo:font-family="Calibri" style:font-family-asian="Calibri" style:font-family-complex="Calibri" fo:background-color="transparent" style:use-window-font-color="true"/>
    </style:style>
    <style:style style:name="T1896" style:family="text">
      <style:text-properties fo:font-size="11.00pt" fo:font-weight="bold" fo:font-family="'Century Schoolbook'" style:font-family-asian="'Century Schoolbook'" style:font-family-complex="'Century Schoolbook'" fo:background-color="#ffffff" style:use-window-font-color="true"/>
    </style:style>
    <style:style style:name="T1897" style:family="text">
      <style:text-properties fo:font-size="11.00pt" fo:font-weight="normal" fo:font-family="Calibri" style:font-family-asian="Calibri" style:font-family-complex="Calibri" fo:background-color="transparent" style:use-window-font-color="true"/>
    </style:style>
    <style:style style:name="T189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899" style:family="text">
      <style:text-properties fo:font-size="12.00pt" fo:font-weight="normal" fo:font-family="'Century Schoolbook'" style:font-family-asian="'Century Schoolbook'" style:font-family-complex="'Century Schoolbook'" fo:background-color="transparent" style:use-window-font-color="true"/>
    </style:style>
    <style:style style:name="T1900" style:family="text">
      <style:text-properties fo:font-size="11.00pt" fo:font-weight="normal" fo:font-family="Calibri" style:font-family-asian="Calibri" style:font-family-complex="Calibri" fo:background-color="transparent" style:use-window-font-color="true"/>
    </style:style>
    <style:style style:name="T1901" style:family="text">
      <style:text-properties fo:font-size="12.00pt" fo:font-weight="normal" fo:font-family="'Century Schoolbook'" style:font-family-asian="'Century Schoolbook'" style:font-family-complex="'Century Schoolbook'" fo:background-color="transparent" style:use-window-font-color="true"/>
    </style:style>
    <style:style style:name="T1902" style:family="text">
      <style:text-properties fo:font-size="11.00pt" fo:font-weight="normal" fo:font-family="Calibri" style:font-family-asian="Calibri" style:font-family-complex="Calibri" fo:background-color="transparent" style:use-window-font-color="true"/>
    </style:style>
    <style:style style:name="T1903" style:family="text">
      <style:text-properties fo:font-size="12.00pt" fo:font-weight="normal" fo:font-family="'Century Schoolbook'" style:font-family-asian="'Century Schoolbook'" style:font-family-complex="'Century Schoolbook'" fo:background-color="transparent" style:use-window-font-color="true"/>
    </style:style>
    <style:style style:name="T1904" style:family="text">
      <style:text-properties fo:font-size="11.00pt" fo:font-weight="normal" fo:font-family="Calibri" style:font-family-asian="Calibri" style:font-family-complex="Calibri" fo:background-color="transparent" style:use-window-font-color="true"/>
    </style:style>
    <style:style style:name="T1905" style:family="text">
      <style:text-properties fo:font-size="12.00pt" fo:font-weight="normal" fo:font-family="'Century Schoolbook'" style:font-family-asian="'Century Schoolbook'" style:font-family-complex="'Century Schoolbook'" fo:background-color="transparent" style:use-window-font-color="true"/>
    </style:style>
    <style:style style:name="T1906" style:family="text">
      <style:text-properties fo:font-size="11.00pt" fo:font-weight="normal" fo:font-family="Calibri" style:font-family-asian="Calibri" style:font-family-complex="Calibri" fo:background-color="transparent" style:use-window-font-color="true"/>
    </style:style>
    <style:style style:name="T1907" style:family="text">
      <style:text-properties fo:font-size="12.00pt" fo:font-weight="normal" fo:font-family="'Century Schoolbook'" style:font-family-asian="'Century Schoolbook'" style:font-family-complex="'Century Schoolbook'" fo:background-color="transparent" style:use-window-font-color="true"/>
    </style:style>
    <style:style style:name="T1908" style:family="text">
      <style:text-properties fo:font-size="11.00pt" fo:font-weight="normal" fo:font-family="Calibri" style:font-family-asian="Calibri" style:font-family-complex="Calibri" fo:background-color="transparent" style:use-window-font-color="true"/>
    </style:style>
    <style:style style:name="T1909" style:family="text">
      <style:text-properties fo:font-size="12.00pt" fo:font-weight="normal" fo:font-family="'Century Schoolbook'" style:font-family-asian="'Century Schoolbook'" style:font-family-complex="'Century Schoolbook'" fo:background-color="transparent" style:use-window-font-color="true"/>
    </style:style>
    <style:style style:name="T1910" style:family="text">
      <style:text-properties fo:font-size="11.00pt" fo:font-weight="normal" fo:font-family="Calibri" style:font-family-asian="Calibri" style:font-family-complex="Calibri" fo:background-color="transparent" style:use-window-font-color="true"/>
    </style:style>
    <style:style style:name="T1911" style:family="text">
      <style:text-properties fo:font-size="12.00pt" fo:font-weight="normal" fo:font-family="'Century Schoolbook'" style:font-family-asian="'Century Schoolbook'" style:font-family-complex="'Century Schoolbook'" fo:background-color="transparent" style:use-window-font-color="true"/>
    </style:style>
    <style:style style:name="T1912" style:family="text">
      <style:text-properties fo:font-size="11.00pt" fo:font-weight="normal" fo:font-family="Calibri" style:font-family-asian="Calibri" style:font-family-complex="Calibri" fo:background-color="transparent" style:use-window-font-color="true"/>
    </style:style>
    <style:style style:name="T1913" style:family="text">
      <style:text-properties fo:font-size="12.00pt" fo:font-weight="normal" fo:font-family="'Century Schoolbook'" style:font-family-asian="'Century Schoolbook'" style:font-family-complex="'Century Schoolbook'" fo:background-color="transparent" style:use-window-font-color="true"/>
    </style:style>
    <style:style style:name="T1914" style:family="text">
      <style:text-properties fo:font-size="11.00pt" fo:font-weight="normal" fo:font-family="Calibri" style:font-family-asian="Calibri" style:font-family-complex="Calibri" fo:background-color="transparent" style:use-window-font-color="true"/>
    </style:style>
    <style:style style:name="T1915" style:family="text">
      <style:text-properties fo:font-size="12.00pt" fo:font-weight="normal" fo:font-family="'Century Schoolbook'" style:font-family-asian="'Century Schoolbook'" style:font-family-complex="'Century Schoolbook'" fo:background-color="transparent" style:use-window-font-color="true"/>
    </style:style>
    <style:style style:name="T1916" style:family="text">
      <style:text-properties fo:font-size="11.00pt" fo:font-weight="normal" fo:font-family="Calibri" style:font-family-asian="Calibri" style:font-family-complex="Calibri" fo:background-color="transparent" style:use-window-font-color="true"/>
    </style:style>
    <style:style style:name="T1917" style:family="text">
      <style:text-properties fo:font-size="12.00pt" fo:font-weight="normal" fo:font-family="'Century Schoolbook'" style:font-family-asian="'Century Schoolbook'" style:font-family-complex="'Century Schoolbook'" fo:background-color="transparent" style:use-window-font-color="true"/>
    </style:style>
    <style:style style:name="T1918" style:family="text">
      <style:text-properties fo:font-size="11.00pt" fo:font-weight="normal" fo:font-family="Calibri" style:font-family-asian="Calibri" style:font-family-complex="Calibri" fo:background-color="transparent" style:use-window-font-color="true"/>
    </style:style>
    <style:style style:name="T1919" style:family="text">
      <style:text-properties fo:font-size="12.00pt" fo:font-weight="normal" fo:font-family="'Century Schoolbook'" style:font-family-asian="'Century Schoolbook'" style:font-family-complex="'Century Schoolbook'" fo:background-color="transparent" style:use-window-font-color="true"/>
    </style:style>
    <style:style style:name="T1920" style:family="text">
      <style:text-properties fo:font-size="11.00pt" fo:font-weight="normal" fo:font-family="Calibri" style:font-family-asian="Calibri" style:font-family-complex="Calibri" fo:background-color="transparent" style:use-window-font-color="true"/>
    </style:style>
    <style:style style:name="T1921" style:family="text">
      <style:text-properties fo:font-size="12.00pt" fo:font-weight="normal" fo:font-family="'Century Schoolbook'" style:font-family-asian="'Century Schoolbook'" style:font-family-complex="'Century Schoolbook'" fo:background-color="transparent" style:use-window-font-color="true"/>
    </style:style>
    <style:style style:name="T1922" style:family="text">
      <style:text-properties fo:font-size="11.00pt" fo:font-weight="normal" fo:font-family="Calibri" style:font-family-asian="Calibri" style:font-family-complex="Calibri" fo:background-color="transparent" style:use-window-font-color="true"/>
    </style:style>
    <style:style style:name="T1923" style:family="text">
      <style:text-properties fo:font-size="12.00pt" fo:font-weight="normal" fo:font-family="'Century Schoolbook'" style:font-family-asian="'Century Schoolbook'" style:font-family-complex="'Century Schoolbook'" fo:background-color="transparent" style:use-window-font-color="true"/>
    </style:style>
    <style:style style:name="T1924" style:family="text">
      <style:text-properties fo:font-size="11.00pt" fo:font-weight="normal" fo:font-family="Calibri" style:font-family-asian="Calibri" style:font-family-complex="Calibri" fo:background-color="transparent" style:use-window-font-color="true"/>
    </style:style>
    <style:style style:name="T1925" style:family="text">
      <style:text-properties fo:font-size="11.50pt" fo:font-weight="bold" fo:font-family="'Century Schoolbook'" style:font-family-asian="'Century Schoolbook'" style:font-family-complex="'Century Schoolbook'" fo:background-color="transparent" fo:color="#001a1e"/>
    </style:style>
    <style:style style:name="T1926" style:family="text">
      <style:text-properties fo:font-size="11.00pt" fo:font-weight="normal" fo:font-family="Calibri" style:font-family-asian="Calibri" style:font-family-complex="Calibri" fo:background-color="transparent" style:use-window-font-color="true"/>
    </style:style>
    <style:style style:name="T1927" style:family="text">
      <style:text-properties fo:font-size="11.50pt" fo:font-weight="bold" fo:font-family="'Century Schoolbook'" style:font-family-asian="'Century Schoolbook'" style:font-family-complex="'Century Schoolbook'" fo:background-color="transparent" fo:color="#001a1e"/>
    </style:style>
    <style:style style:name="T1928" style:family="text">
      <style:text-properties fo:font-size="11.00pt" fo:font-weight="normal" fo:font-family="Calibri" style:font-family-asian="Calibri" style:font-family-complex="Calibri" fo:background-color="transparent" style:use-window-font-color="true"/>
    </style:style>
    <style:style style:name="T1929" style:family="text">
      <style:text-properties fo:font-size="10.00pt" fo:font-weight="normal" fo:font-family="'Century Schoolbook'" style:font-family-asian="'Century Schoolbook'" style:font-family-complex="'Century Schoolbook'" fo:background-color="transparent" fo:color="#1d2125"/>
    </style:style>
    <style:style style:name="T1930" style:family="text">
      <style:text-properties fo:font-size="11.00pt" fo:font-weight="normal" fo:font-family="Calibri" style:font-family-asian="Calibri" style:font-family-complex="Calibri" fo:background-color="transparent" style:use-window-font-color="true"/>
    </style:style>
    <style:style style:name="T1931" style:family="text">
      <style:text-properties fo:font-size="10.00pt" fo:font-weight="normal" fo:font-family="'Century Schoolbook'" style:font-family-asian="'Century Schoolbook'" style:font-family-complex="'Century Schoolbook'" fo:background-color="transparent" fo:color="#1d2125"/>
    </style:style>
    <style:style style:name="T1932" style:family="text">
      <style:text-properties fo:font-size="11.00pt" fo:font-weight="normal" fo:font-family="Calibri" style:font-family-asian="Calibri" style:font-family-complex="Calibri" fo:background-color="transparent" style:use-window-font-color="true"/>
    </style:style>
    <style:style style:name="T1933" style:family="text">
      <style:text-properties fo:font-size="10.00pt" fo:font-weight="normal" fo:font-family="'Century Schoolbook'" style:font-family-asian="'Century Schoolbook'" style:font-family-complex="'Century Schoolbook'" fo:background-color="transparent" fo:color="#1d2125"/>
    </style:style>
    <style:style style:name="T1934" style:family="text">
      <style:text-properties fo:font-size="11.00pt" fo:font-weight="normal" fo:font-family="Calibri" style:font-family-asian="Calibri" style:font-family-complex="Calibri" fo:background-color="transparent" style:use-window-font-color="true"/>
    </style:style>
    <style:style style:name="T1935" style:family="text">
      <style:text-properties fo:font-size="10.00pt" fo:font-weight="normal" fo:font-family="'Century Schoolbook'" style:font-family-asian="'Century Schoolbook'" style:font-family-complex="'Century Schoolbook'" fo:background-color="transparent" fo:color="#1d2125"/>
    </style:style>
    <style:style style:name="T1936" style:family="text">
      <style:text-properties fo:font-size="11.00pt" fo:font-weight="normal" fo:font-family="Calibri" style:font-family-asian="Calibri" style:font-family-complex="Calibri" fo:background-color="transparent" style:use-window-font-color="true"/>
    </style:style>
    <style:style style:name="T1937" style:family="text">
      <style:text-properties fo:font-size="16.00pt" fo:font-weight="bold" fo:font-family="'Century Schoolbook'" style:font-family-asian="'Century Schoolbook'" style:font-family-complex="'Century Schoolbook'" fo:background-color="transparent" style:use-window-font-color="true"/>
    </style:style>
    <style:style style:name="T1938" style:family="text">
      <style:text-properties fo:font-size="16.00pt" fo:font-weight="bold" fo:font-family="'Times New Roman'" style:font-family-asian="'Times New Roman'" style:font-family-complex="'Times New Roman'" fo:background-color="transparent" style:use-window-font-color="true"/>
    </style:style>
    <style:style style:name="T1939" style:family="text">
      <style:text-properties fo:font-size="16.00pt" fo:font-weight="bold" fo:font-family="'Century Schoolbook'" style:font-family-asian="'Century Schoolbook'" style:font-family-complex="'Century Schoolbook'" fo:background-color="transparent" style:use-window-font-color="true"/>
    </style:style>
    <style:style style:name="T1940" style:family="text">
      <style:text-properties fo:font-size="16.00pt" fo:font-weight="bold" fo:font-family="'Times New Roman'" style:font-family-asian="'Times New Roman'" style:font-family-complex="'Times New Roman'" fo:background-color="transparent" style:use-window-font-color="true"/>
    </style:style>
    <style:style style:name="T1941" style:family="text">
      <style:text-properties fo:font-size="16.00pt" fo:font-weight="bold" fo:font-family="'Century Schoolbook'" style:font-family-asian="'Century Schoolbook'" style:font-family-complex="'Century Schoolbook'" fo:background-color="transparent" style:use-window-font-color="true"/>
    </style:style>
    <style:style style:name="T1942" style:family="text">
      <style:text-properties fo:font-size="16.00pt" fo:font-weight="bold" fo:font-family="'Times New Roman'" style:font-family-asian="'Times New Roman'" style:font-family-complex="'Times New Roman'" fo:background-color="transparent" style:use-window-font-color="true"/>
    </style:style>
    <style:style style:name="T1943" style:family="text">
      <style:text-properties fo:font-size="16.00pt" fo:font-weight="bold" fo:font-family="'Century Schoolbook'" style:font-family-asian="'Century Schoolbook'" style:font-family-complex="'Century Schoolbook'" fo:background-color="transparent" style:use-window-font-color="true"/>
    </style:style>
    <style:style style:name="T1944" style:family="text">
      <style:text-properties fo:font-size="16.00pt" fo:font-weight="bold" fo:font-family="'Times New Roman'" style:font-family-asian="'Times New Roman'" style:font-family-complex="'Times New Roman'" fo:background-color="transparent" style:use-window-font-color="true"/>
    </style:style>
    <style:style style:name="T1945" style:family="text">
      <style:text-properties fo:font-size="16.00pt" fo:font-weight="bold" fo:font-family="'Century Schoolbook'" style:font-family-asian="'Century Schoolbook'" style:font-family-complex="'Century Schoolbook'" fo:background-color="transparent" style:use-window-font-color="true"/>
    </style:style>
    <style:style style:name="T1946" style:family="text">
      <style:text-properties fo:font-size="16.00pt" fo:font-weight="bold" fo:font-family="'Times New Roman'" style:font-family-asian="'Times New Roman'" style:font-family-complex="'Times New Roman'" fo:background-color="transparent" style:use-window-font-color="true"/>
    </style:style>
    <style:style style:name="T1947" style:family="text">
      <style:text-properties fo:font-size="16.00pt" fo:font-weight="bold" fo:font-family="'Century Schoolbook'" style:font-family-asian="'Century Schoolbook'" style:font-family-complex="'Century Schoolbook'" fo:background-color="transparent" style:use-window-font-color="true"/>
    </style:style>
    <style:style style:name="T1948" style:family="text">
      <style:text-properties fo:font-size="16.00pt" fo:font-weight="bold" fo:font-family="'Times New Roman'" style:font-family-asian="'Times New Roman'" style:font-family-complex="'Times New Roman'" fo:background-color="transparent" style:use-window-font-color="true"/>
    </style:style>
    <style:style style:name="T1949" style:family="text">
      <style:text-properties fo:font-size="16.00pt" fo:font-weight="bold" fo:font-family="'Century Schoolbook'" style:font-family-asian="'Century Schoolbook'" style:font-family-complex="'Century Schoolbook'" fo:background-color="transparent" style:use-window-font-color="true"/>
    </style:style>
    <style:style style:name="T1950" style:family="text">
      <style:text-properties fo:font-size="11.00pt" fo:font-weight="normal" fo:font-family="Calibri" style:font-family-asian="Calibri" style:font-family-complex="Calibri" fo:background-color="transparent" style:use-window-font-color="true"/>
    </style:style>
    <style:style style:name="T1951" style:family="text">
      <style:text-properties fo:font-size="16.00pt" fo:font-weight="bold" fo:font-family="'Century Schoolbook'" style:font-family-asian="'Century Schoolbook'" style:font-family-complex="'Century Schoolbook'" fo:background-color="transparent" style:use-window-font-color="true"/>
    </style:style>
    <style:style style:name="T1952" style:family="text">
      <style:text-properties fo:font-size="11.00pt" fo:font-weight="bold" fo:font-family="'Century Schoolbook'" style:font-family-asian="'Century Schoolbook'" style:font-family-complex="'Century Schoolbook'" fo:background-color="transparent" style:use-window-font-color="true"/>
    </style:style>
    <style:style style:name="T1953" style:family="text">
      <style:text-properties fo:font-size="11.00pt" fo:font-weight="normal" fo:font-family="Calibri" style:font-family-asian="Calibri" style:font-family-complex="Calibri" fo:background-color="transparent" style:use-window-font-color="true"/>
    </style:style>
    <style:style style:name="T1954" style:family="text">
      <style:text-properties fo:font-size="11.00pt" fo:font-weight="bold" fo:font-family="'Century Schoolbook'" style:font-family-asian="'Century Schoolbook'" style:font-family-complex="'Century Schoolbook'" fo:background-color="#ffffff" style:use-window-font-color="true"/>
    </style:style>
    <style:style style:name="T1955" style:family="text">
      <style:text-properties fo:font-size="11.00pt" fo:font-weight="normal" fo:font-family="Calibri" style:font-family-asian="Calibri" style:font-family-complex="Calibri" fo:background-color="transparent" style:use-window-font-color="true"/>
    </style:style>
    <style:style style:name="T195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1957" style:family="text">
      <style:text-properties fo:font-size="11.50pt" fo:font-weight="normal" fo:font-family="'Century Schoolbook'" style:font-family-asian="'Century Schoolbook'" style:font-family-complex="'Century Schoolbook'" fo:background-color="transparent" fo:color="#001a1e"/>
    </style:style>
    <style:style style:name="T1958" style:family="text">
      <style:text-properties fo:font-size="11.50pt" fo:font-weight="bold" fo:font-family="'Century Schoolbook'" style:font-family-asian="'Century Schoolbook'" style:font-family-complex="'Century Schoolbook'" fo:background-color="transparent" fo:color="#001a1e"/>
    </style:style>
    <style:style style:name="T1959" style:family="text">
      <style:text-properties fo:font-size="11.50pt" fo:font-weight="normal" fo:font-family="'Century Schoolbook'" style:font-family-asian="'Century Schoolbook'" style:font-family-complex="'Century Schoolbook'" fo:background-color="transparent" fo:color="#001a1e"/>
    </style:style>
    <style:style style:name="T1960" style:family="text">
      <style:text-properties fo:font-size="11.50pt" style:text-position="super" fo:font-weight="normal" fo:font-family="'Century Schoolbook'" style:font-family-asian="'Century Schoolbook'" style:font-family-complex="'Century Schoolbook'" fo:background-color="transparent" fo:color="#001a1e"/>
    </style:style>
    <style:style style:name="T1961" style:family="text">
      <style:text-properties fo:font-size="11.50pt" fo:font-weight="normal" fo:font-family="'Century Schoolbook'" style:font-family-asian="'Century Schoolbook'" style:font-family-complex="'Century Schoolbook'" fo:background-color="transparent" fo:color="#001a1e"/>
    </style:style>
    <style:style style:name="T1962" style:family="text">
      <style:text-properties fo:font-size="11.50pt" fo:font-weight="bold" fo:font-family="'Century Schoolbook'" style:font-family-asian="'Century Schoolbook'" style:font-family-complex="'Century Schoolbook'" fo:background-color="transparent" fo:color="#001a1e"/>
    </style:style>
    <style:style style:name="T1963" style:family="text">
      <style:text-properties fo:font-size="11.00pt" fo:font-weight="normal" fo:font-family="Calibri" style:font-family-asian="Calibri" style:font-family-complex="Calibri" fo:background-color="transparent" style:use-window-font-color="true"/>
    </style:style>
    <style:style style:name="T1964" style:family="text">
      <style:text-properties fo:font-size="12.00pt" fo:font-weight="bold" fo:font-family="'Century Schoolbook'" style:font-family-asian="'Century Schoolbook'" style:font-family-complex="'Century Schoolbook'" fo:background-color="transparent" style:use-window-font-color="true"/>
    </style:style>
    <style:style style:name="T1965" style:family="text">
      <style:text-properties fo:font-size="11.00pt" fo:font-weight="normal" fo:font-family="Calibri" style:font-family-asian="Calibri" style:font-family-complex="Calibri" fo:background-color="transparent" style:use-window-font-color="true"/>
    </style:style>
    <style:style style:name="T1966" style:family="text">
      <style:text-properties fo:font-size="12.00pt" fo:font-weight="bold" fo:font-family="'Century Schoolbook'" style:font-family-asian="'Century Schoolbook'" style:font-family-complex="'Century Schoolbook'" fo:background-color="transparent" style:use-window-font-color="true"/>
    </style:style>
    <style:style style:name="T1967" style:family="text">
      <style:text-properties fo:font-size="11.00pt" fo:font-weight="normal" fo:font-family="Calibri" style:font-family-asian="Calibri" style:font-family-complex="Calibri" fo:background-color="transparent" style:use-window-font-color="true"/>
    </style:style>
    <style:style style:name="T1968" style:family="text">
      <style:text-properties fo:font-size="10.00pt" fo:font-weight="normal" fo:font-family="'Century Schoolbook'" style:font-family-asian="'Century Schoolbook'" style:font-family-complex="'Century Schoolbook'" fo:background-color="transparent" fo:color="#1d2125"/>
    </style:style>
    <style:style style:name="T1969" style:family="text">
      <style:text-properties fo:font-size="11.00pt" fo:font-weight="normal" fo:font-family="Calibri" style:font-family-asian="Calibri" style:font-family-complex="Calibri" fo:background-color="transparent" style:use-window-font-color="true"/>
    </style:style>
    <style:style style:name="T1970" style:family="text">
      <style:text-properties fo:font-size="10.00pt" fo:font-weight="normal" fo:font-family="'Century Schoolbook'" style:font-family-asian="'Century Schoolbook'" style:font-family-complex="'Century Schoolbook'" fo:background-color="transparent" fo:color="#1d2125"/>
    </style:style>
    <style:style style:name="T1971" style:family="text">
      <style:text-properties fo:font-size="11.00pt" fo:font-weight="normal" fo:font-family="Calibri" style:font-family-asian="Calibri" style:font-family-complex="Calibri" fo:background-color="transparent" style:use-window-font-color="true"/>
    </style:style>
    <style:style style:name="T1972" style:family="text">
      <style:text-properties fo:font-size="16.00pt" fo:font-weight="bold" fo:font-family="'Century Schoolbook'" style:font-family-asian="'Century Schoolbook'" style:font-family-complex="'Century Schoolbook'" fo:background-color="transparent" style:use-window-font-color="true"/>
    </style:style>
    <style:style style:name="T1973" style:family="text">
      <style:text-properties fo:font-size="11.00pt" fo:font-weight="normal" fo:font-family="Calibri" style:font-family-asian="Calibri" style:font-family-complex="Calibri" fo:background-color="transparent" style:use-window-font-color="true"/>
    </style:style>
    <style:style style:name="T1974" style:family="text">
      <style:text-properties fo:font-size="11.00pt" fo:font-weight="bold" fo:font-family="'Century Schoolbook'" style:font-family-asian="'Century Schoolbook'" style:font-family-complex="'Century Schoolbook'" fo:background-color="#ffffff" style:use-window-font-color="true"/>
    </style:style>
    <style:style style:name="T1975" style:family="text">
      <style:text-properties fo:font-size="11.00pt" fo:font-weight="normal" fo:font-family="Calibri" style:font-family-asian="Calibri" style:font-family-complex="Calibri" fo:background-color="transparent" style:use-window-font-color="true"/>
    </style:style>
    <style:style style:name="T197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977" style:family="text">
      <style:text-properties fo:font-size="11.50pt" fo:font-weight="normal" fo:font-family="'Century Schoolbook'" style:font-family-asian="'Century Schoolbook'" style:font-family-complex="'Century Schoolbook'" fo:background-color="transparent" fo:color="#001a1e"/>
    </style:style>
    <style:style style:name="T1978" style:family="text">
      <style:text-properties fo:font-size="11.00pt" fo:font-weight="normal" fo:font-family="Calibri" style:font-family-asian="Calibri" style:font-family-complex="Calibri" fo:background-color="transparent" style:use-window-font-color="true"/>
    </style:style>
    <style:style style:name="T1979" style:family="text">
      <style:text-properties fo:font-size="11.50pt" fo:font-weight="normal" fo:font-family="'Century Schoolbook'" style:font-family-asian="'Century Schoolbook'" style:font-family-complex="'Century Schoolbook'" fo:background-color="transparent" fo:color="#001a1e"/>
    </style:style>
    <style:style style:name="T1980" style:family="text">
      <style:text-properties fo:font-size="11.00pt" fo:font-weight="bold" fo:font-family="'Century Schoolbook'" style:font-family-asian="'Century Schoolbook'" style:font-family-complex="'Century Schoolbook'" fo:background-color="transparent" style:use-window-font-color="true"/>
    </style:style>
    <style:style style:name="T1981" style:family="text">
      <style:text-properties fo:font-size="14.00pt" fo:font-weight="normal" fo:font-family="'Century Schoolbook'" style:font-family-asian="'Century Schoolbook'" style:font-family-complex="'Century Schoolbook'" fo:background-color="transparent" style:use-window-font-color="true"/>
    </style:style>
    <style:style style:name="T1982" style:family="text">
      <style:text-properties fo:font-size="11.00pt" fo:font-weight="normal" fo:font-family="Calibri" style:font-family-asian="Calibri" style:font-family-complex="Calibri" fo:background-color="transparent" style:use-window-font-color="true"/>
    </style:style>
    <style:style style:name="T1983" style:family="text">
      <style:text-properties fo:font-size="14.00pt" fo:font-weight="bold" fo:font-family="'Century Schoolbook'" style:font-family-asian="'Century Schoolbook'" style:font-family-complex="'Century Schoolbook'" fo:background-color="transparent" style:use-window-font-color="true"/>
    </style:style>
    <style:style style:name="T1984" style:family="text">
      <style:text-properties fo:font-size="11.00pt" fo:font-weight="normal" fo:font-family="Calibri" style:font-family-asian="Calibri" style:font-family-complex="Calibri" fo:background-color="transparent" style:use-window-font-color="true"/>
    </style:style>
    <style:style style:name="T1985" style:family="text">
      <style:text-properties fo:font-size="11.00pt" fo:font-weight="bold" fo:font-family="'Century Schoolbook'" style:font-family-asian="'Century Schoolbook'" style:font-family-complex="'Century Schoolbook'" fo:background-color="#ffffff" style:use-window-font-color="true"/>
    </style:style>
    <style:style style:name="T1986" style:family="text">
      <style:text-properties fo:font-size="11.00pt" fo:font-weight="normal" fo:font-family="Calibri" style:font-family-asian="Calibri" style:font-family-complex="Calibri" fo:background-color="transparent" style:use-window-font-color="true"/>
    </style:style>
    <style:style style:name="T198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1988" style:family="text">
      <style:text-properties fo:font-size="11.50pt" fo:font-weight="normal" fo:font-family="'Century Schoolbook'" style:font-family-asian="'Century Schoolbook'" style:font-family-complex="'Century Schoolbook'" fo:background-color="transparent" fo:color="#001a1e"/>
    </style:style>
    <style:style style:name="T1989" style:family="text">
      <style:text-properties fo:font-size="11.00pt" fo:font-weight="normal" fo:font-family="Calibri" style:font-family-asian="Calibri" style:font-family-complex="Calibri" fo:background-color="transparent" style:use-window-font-color="true"/>
    </style:style>
    <style:style style:name="T1990" style:family="text">
      <style:text-properties fo:font-size="11.50pt" fo:font-weight="normal" fo:font-family="'Century Schoolbook'" style:font-family-asian="'Century Schoolbook'" style:font-family-complex="'Century Schoolbook'" fo:background-color="transparent" fo:color="#001a1e"/>
    </style:style>
    <style:style style:name="T1991" style:family="text">
      <style:text-properties fo:font-size="11.00pt" fo:font-weight="bold" fo:font-family="'Century Schoolbook'" style:font-family-asian="'Century Schoolbook'" style:font-family-complex="'Century Schoolbook'" fo:background-color="transparent" style:use-window-font-color="true"/>
    </style:style>
    <style:style style:name="T1992" style:family="text">
      <style:text-properties fo:font-size="11.00pt" fo:font-weight="normal" fo:font-family="Calibri" style:font-family-asian="Calibri" style:font-family-complex="Calibri" fo:background-color="transparent" style:use-window-font-color="true"/>
    </style:style>
    <style:style style:name="T1993" style:family="text">
      <style:text-properties fo:font-size="14.00pt" fo:font-weight="normal" fo:font-family="'Century Schoolbook'" style:font-family-asian="'Century Schoolbook'" style:font-family-complex="'Century Schoolbook'" fo:background-color="transparent" style:use-window-font-color="true"/>
    </style:style>
    <style:style style:name="T1994" style:family="text">
      <style:text-properties fo:font-size="11.00pt" fo:font-weight="normal" fo:font-family="Calibri" style:font-family-asian="Calibri" style:font-family-complex="Calibri" fo:background-color="transparent" style:use-window-font-color="true"/>
    </style:style>
    <style:style style:name="T1995" style:family="text">
      <style:text-properties fo:font-size="16.00pt" fo:font-weight="bold" fo:font-family="'Century Schoolbook'" style:font-family-asian="'Century Schoolbook'" style:font-family-complex="'Century Schoolbook'" fo:background-color="transparent" style:use-window-font-color="true"/>
    </style:style>
    <style:style style:name="T1996" style:family="text">
      <style:text-properties fo:font-size="11.00pt" fo:font-weight="bold" fo:font-family="'Century Schoolbook'" style:font-family-asian="'Century Schoolbook'" style:font-family-complex="'Century Schoolbook'" fo:background-color="transparent" style:use-window-font-color="true"/>
    </style:style>
    <style:style style:name="T1997" style:family="text">
      <style:text-properties fo:font-size="11.00pt" fo:font-weight="normal" fo:font-family="Calibri" style:font-family-asian="Calibri" style:font-family-complex="Calibri" fo:background-color="transparent" style:use-window-font-color="true"/>
    </style:style>
    <style:style style:name="T1998" style:family="text">
      <style:text-properties fo:font-size="11.00pt" fo:font-weight="bold" fo:font-family="'Century Schoolbook'" style:font-family-asian="'Century Schoolbook'" style:font-family-complex="'Century Schoolbook'" fo:background-color="#ffffff" style:use-window-font-color="true"/>
    </style:style>
    <style:style style:name="T1999" style:family="text">
      <style:text-properties fo:font-size="11.00pt" fo:font-weight="normal" fo:font-family="Calibri" style:font-family-asian="Calibri" style:font-family-complex="Calibri" fo:background-color="transparent" style:use-window-font-color="true"/>
    </style:style>
    <style:style style:name="T200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01" style:family="text">
      <style:text-properties fo:font-size="11.00pt" fo:font-weight="normal" fo:font-family="Calibri" style:font-family-asian="Calibri" style:font-family-complex="Calibri" fo:background-color="transparent" style:use-window-font-color="true"/>
    </style:style>
    <style:style style:name="T2002" style:family="text">
      <style:text-properties fo:font-size="11.50pt" fo:font-weight="normal" fo:font-family="'Century Schoolbook'" style:font-family-asian="'Century Schoolbook'" style:font-family-complex="'Century Schoolbook'" fo:background-color="transparent" fo:color="#001a1e"/>
    </style:style>
    <style:style style:name="T2003" style:family="text">
      <style:text-properties fo:font-size="11.00pt" fo:font-weight="normal" fo:font-family="Calibri" style:font-family-asian="Calibri" style:font-family-complex="Calibri" fo:background-color="transparent" style:use-window-font-color="true"/>
    </style:style>
    <style:style style:name="T2004" style:family="text">
      <style:text-properties fo:font-size="11.50pt" fo:font-weight="bold" fo:font-family="'Century Schoolbook'" style:font-family-asian="'Century Schoolbook'" style:font-family-complex="'Century Schoolbook'" fo:background-color="transparent" fo:color="#001a1e"/>
    </style:style>
    <style:style style:name="T2005" style:family="text">
      <style:text-properties fo:font-size="12.00pt" fo:font-weight="bold" fo:font-family="'Century Schoolbook'" style:font-family-asian="'Century Schoolbook'" style:font-family-complex="'Century Schoolbook'" fo:background-color="transparent" style:use-window-font-color="true"/>
    </style:style>
    <style:style style:name="T2006" style:family="text">
      <style:text-properties fo:font-size="11.00pt" fo:font-weight="normal" fo:font-family="Calibri" style:font-family-asian="Calibri" style:font-family-complex="Calibri" fo:background-color="transparent" style:use-window-font-color="true"/>
    </style:style>
    <style:style style:name="T2007" style:family="text">
      <style:text-properties fo:font-size="12.00pt" fo:font-weight="bold" fo:font-family="'Century Schoolbook'" style:font-family-asian="'Century Schoolbook'" style:font-family-complex="'Century Schoolbook'" fo:background-color="transparent" style:use-window-font-color="true"/>
    </style:style>
    <style:style style:name="T2008" style:family="text">
      <style:text-properties fo:font-size="11.00pt" fo:font-weight="normal" fo:font-family="Calibri" style:font-family-asian="Calibri" style:font-family-complex="Calibri" fo:background-color="transparent" style:use-window-font-color="true"/>
    </style:style>
    <style:style style:name="T2009" style:family="text">
      <style:text-properties fo:font-size="10.00pt" fo:font-weight="normal" fo:font-family="'Century Schoolbook'" style:font-family-asian="'Century Schoolbook'" style:font-family-complex="'Century Schoolbook'" fo:background-color="transparent" fo:color="#1d2125"/>
    </style:style>
    <style:style style:name="T2010" style:family="text">
      <style:text-properties fo:font-size="11.00pt" fo:font-weight="normal" fo:font-family="Calibri" style:font-family-asian="Calibri" style:font-family-complex="Calibri" fo:background-color="transparent" style:use-window-font-color="true"/>
    </style:style>
    <style:style style:name="T2011" style:family="text">
      <style:text-properties fo:font-size="10.00pt" fo:font-weight="normal" fo:font-family="'Century Schoolbook'" style:font-family-asian="'Century Schoolbook'" style:font-family-complex="'Century Schoolbook'" fo:background-color="transparent" fo:color="#1d2125"/>
    </style:style>
    <style:style style:name="T2012" style:family="text">
      <style:text-properties fo:font-size="11.00pt" fo:font-weight="normal" fo:font-family="Calibri" style:font-family-asian="Calibri" style:font-family-complex="Calibri" fo:background-color="transparent" style:use-window-font-color="true"/>
    </style:style>
    <style:style style:name="T2013" style:family="text">
      <style:text-properties fo:font-size="10.00pt" fo:font-weight="normal" fo:font-family="'Century Schoolbook'" style:font-family-asian="'Century Schoolbook'" style:font-family-complex="'Century Schoolbook'" fo:background-color="transparent" fo:color="#1d2125"/>
    </style:style>
    <style:style style:name="T2014" style:family="text">
      <style:text-properties fo:font-size="11.00pt" fo:font-weight="normal" fo:font-family="Calibri" style:font-family-asian="Calibri" style:font-family-complex="Calibri" fo:background-color="transparent" style:use-window-font-color="true"/>
    </style:style>
    <style:style style:name="T2015" style:family="text">
      <style:text-properties fo:font-size="10.00pt" fo:font-weight="normal" fo:font-family="'Century Schoolbook'" style:font-family-asian="'Century Schoolbook'" style:font-family-complex="'Century Schoolbook'" fo:background-color="transparent" fo:color="#1d2125"/>
    </style:style>
    <style:style style:name="T2016" style:family="text">
      <style:text-properties fo:font-size="11.00pt" fo:font-weight="normal" fo:font-family="Calibri" style:font-family-asian="Calibri" style:font-family-complex="Calibri" fo:background-color="transparent" style:use-window-font-color="true"/>
    </style:style>
    <style:style style:name="T2017" style:family="text">
      <style:text-properties fo:font-size="11.00pt" fo:font-weight="normal" fo:font-family="'Century Schoolbook'" style:font-family-asian="'Century Schoolbook'" style:font-family-complex="'Century Schoolbook'" fo:background-color="transparent" style:use-window-font-color="true"/>
    </style:style>
    <style:style style:name="T2018" style:family="text">
      <style:text-properties fo:font-size="11.00pt" fo:font-weight="normal" fo:font-family="Calibri" style:font-family-asian="Calibri" style:font-family-complex="Calibri" fo:background-color="transparent" style:use-window-font-color="true"/>
    </style:style>
    <style:style style:name="T201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020" style:family="text">
      <style:text-properties fo:font-size="11.00pt" fo:font-weight="normal" fo:font-family="Calibri" style:font-family-asian="Calibri" style:font-family-complex="Calibri" fo:background-color="transparent" style:use-window-font-color="true"/>
    </style:style>
    <style:style style:name="T2021"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22"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23"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2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025" style:family="text">
      <style:text-properties fo:font-size="11.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026" style:family="text">
      <style:text-properties fo:font-size="11.00pt" fo:font-weight="normal" fo:font-family="Calibri" style:font-family-asian="Calibri" style:font-family-complex="Calibri" fo:background-color="transparent" style:use-window-font-color="true"/>
    </style:style>
    <style:style style:name="T2027" style:family="text">
      <style:text-properties fo:font-size="11.00pt" fo:font-weight="bold" fo:font-family="'Century Schoolbook'" style:font-family-asian="'Century Schoolbook'" style:font-family-complex="'Century Schoolbook'" fo:background-color="#ffffff" style:use-window-font-color="true"/>
    </style:style>
    <style:style style:name="T2028" style:family="text">
      <style:text-properties fo:font-size="11.00pt" fo:font-weight="normal" fo:font-family="Calibri" style:font-family-asian="Calibri" style:font-family-complex="Calibri" fo:background-color="transparent" style:use-window-font-color="true"/>
    </style:style>
    <style:style style:name="T202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30" style:family="text">
      <style:text-properties fo:font-size="11.50pt" fo:font-weight="normal" fo:font-family="'Century Schoolbook'" style:font-family-asian="'Century Schoolbook'" style:font-family-complex="'Century Schoolbook'" fo:background-color="transparent" fo:color="#001a1e"/>
    </style:style>
    <style:style style:name="T2031" style:family="text">
      <style:text-properties fo:font-size="11.50pt" fo:font-weight="normal" fo:font-family="'Century Schoolbook'" style:font-family-asian="'Century Schoolbook'" style:font-family-complex="'Century Schoolbook'" fo:background-color="transparent" style:use-window-font-color="true"/>
    </style:style>
    <style:style style:name="T2032" style:family="text">
      <style:text-properties fo:font-size="11.50pt" fo:font-weight="normal" fo:font-family="'Century Schoolbook'" style:font-family-asian="'Century Schoolbook'" style:font-family-complex="'Century Schoolbook'" fo:background-color="transparent" fo:color="#001a1e"/>
    </style:style>
    <style:style style:name="T2033"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034" style:family="text">
      <style:text-properties fo:font-size="10.00pt" fo:font-weight="normal" fo:font-family="'Century Schoolbook'" style:font-family-asian="'Century Schoolbook'" style:font-family-complex="'Century Schoolbook'" fo:background-color="transparent" style:use-window-font-color="true"/>
    </style:style>
    <style:style style:name="T2035" style:family="text">
      <style:text-properties fo:font-size="11.00pt" fo:font-weight="normal" fo:font-family="Calibri" style:font-family-asian="Calibri" style:font-family-complex="Calibri" fo:background-color="transparent" style:use-window-font-color="true"/>
    </style:style>
    <style:style style:name="T2036" style:family="text">
      <style:text-properties fo:font-size="10.00pt" fo:font-weight="normal" fo:font-family="'Century Schoolbook'" style:font-family-asian="'Century Schoolbook'" style:font-family-complex="'Century Schoolbook'" fo:background-color="transparent" style:use-window-font-color="true"/>
    </style:style>
    <style:style style:name="T2037" style:family="text">
      <style:text-properties fo:font-size="10.00pt" fo:font-weight="bold" fo:font-family="'Century Schoolbook'" style:font-family-asian="'Century Schoolbook'" style:font-family-complex="'Century Schoolbook'" fo:background-color="transparent" style:use-window-font-color="true"/>
    </style:style>
    <style:style style:name="T2038" style:family="text">
      <style:text-properties fo:font-size="11.00pt" fo:font-weight="normal" fo:font-family="Calibri" style:font-family-asian="Calibri" style:font-family-complex="Calibri" fo:background-color="transparent" style:use-window-font-color="true"/>
    </style:style>
    <style:style style:name="T2039" style:family="text">
      <style:text-properties fo:font-size="10.00pt" fo:font-weight="bold" fo:font-family="'Century Schoolbook'" style:font-family-asian="'Century Schoolbook'" style:font-family-complex="'Century Schoolbook'" fo:background-color="transparent" style:use-window-font-color="true"/>
    </style:style>
    <style:style style:name="T2040" style:family="text">
      <style:text-properties fo:font-size="11.00pt" fo:font-weight="normal" fo:font-family="Calibri" style:font-family-asian="Calibri" style:font-family-complex="Calibri" fo:background-color="transparent" style:use-window-font-color="true"/>
    </style:style>
    <style:style style:name="T2041" style:family="text">
      <style:text-properties fo:font-size="10.00pt" fo:font-weight="normal" fo:font-family="'Century Schoolbook'" style:font-family-asian="'Century Schoolbook'" style:font-family-complex="'Century Schoolbook'" fo:background-color="transparent" fo:color="#1d2125"/>
    </style:style>
    <style:style style:name="T2042" style:family="text">
      <style:text-properties fo:font-size="11.00pt" fo:font-weight="normal" fo:font-family="Calibri" style:font-family-asian="Calibri" style:font-family-complex="Calibri" fo:background-color="transparent" style:use-window-font-color="true"/>
    </style:style>
    <style:style style:name="T2043" style:family="text">
      <style:text-properties fo:font-size="10.00pt" fo:font-weight="normal" fo:font-family="'Century Schoolbook'" style:font-family-asian="'Century Schoolbook'" style:font-family-complex="'Century Schoolbook'" fo:background-color="transparent" fo:color="#1d2125"/>
    </style:style>
    <style:style style:name="T2044" style:family="text">
      <style:text-properties fo:font-size="11.00pt" fo:font-weight="normal" fo:font-family="Calibri" style:font-family-asian="Calibri" style:font-family-complex="Calibri" fo:background-color="transparent" style:use-window-font-color="true"/>
    </style:style>
    <style:style style:name="T2045" style:family="text">
      <style:text-properties fo:font-size="10.00pt" fo:font-weight="normal" fo:font-family="'Century Schoolbook'" style:font-family-asian="'Century Schoolbook'" style:font-family-complex="'Century Schoolbook'" fo:background-color="transparent" fo:color="#1d2125"/>
    </style:style>
    <style:style style:name="T2046" style:family="text">
      <style:text-properties fo:font-size="11.00pt" fo:font-weight="normal" fo:font-family="Calibri" style:font-family-asian="Calibri" style:font-family-complex="Calibri" fo:background-color="transparent" style:use-window-font-color="true"/>
    </style:style>
    <style:style style:name="T2047" style:family="text">
      <style:text-properties fo:font-size="10.00pt" fo:font-weight="normal" fo:font-family="'Century Schoolbook'" style:font-family-asian="'Century Schoolbook'" style:font-family-complex="'Century Schoolbook'" fo:background-color="transparent" fo:color="#1d2125"/>
    </style:style>
    <style:style style:name="T2048" style:family="text">
      <style:text-properties fo:font-size="11.00pt" fo:font-weight="normal" fo:font-family="Calibri" style:font-family-asian="Calibri" style:font-family-complex="Calibri" fo:background-color="transparent" style:use-window-font-color="true"/>
    </style:style>
    <style:style style:name="T2049" style:family="text">
      <style:text-properties fo:font-size="11.50pt" fo:font-weight="normal" fo:font-family="'Century Schoolbook'" style:font-family-asian="'Century Schoolbook'" style:font-family-complex="'Century Schoolbook'" fo:background-color="transparent" fo:color="#001a1e"/>
    </style:style>
    <style:style style:name="T2050" style:family="text">
      <style:text-properties fo:font-size="14.00pt" fo:font-weight="normal" fo:font-family="'Century Schoolbook'" style:font-family-asian="'Century Schoolbook'" style:font-family-complex="'Century Schoolbook'" fo:background-color="transparent" style:use-window-font-color="true"/>
    </style:style>
    <style:style style:name="T2051"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052" style:family="text">
      <style:text-properties fo:font-size="11.00pt" fo:font-weight="normal" fo:font-family="Calibri" style:font-family-asian="Calibri" style:font-family-complex="Calibri" fo:background-color="transparent" style:use-window-font-color="true"/>
    </style:style>
    <style:style style:name="T2053" style:family="text">
      <style:text-properties fo:font-size="11.00pt" fo:font-weight="normal" fo:font-family="'Century Schoolbook'" style:font-family-asian="'Century Schoolbook'" style:font-family-complex="'Century Schoolbook'" fo:background-color="transparent" style:use-window-font-color="true"/>
    </style:style>
    <style:style style:name="T2054" style:family="text">
      <style:text-properties fo:font-size="11.00pt" fo:font-weight="normal" fo:font-family="Calibri" style:font-family-asian="Calibri" style:font-family-complex="Calibri" fo:background-color="transparent" style:use-window-font-color="true"/>
    </style:style>
    <style:style style:name="T2055" style:family="text">
      <style:text-properties fo:font-size="11.00pt" fo:font-weight="bold" fo:font-family="'Century Schoolbook'" style:font-family-asian="'Century Schoolbook'" style:font-family-complex="'Century Schoolbook'" fo:background-color="#ffffff" style:use-window-font-color="true"/>
    </style:style>
    <style:style style:name="T2056" style:family="text">
      <style:text-properties fo:font-size="11.00pt" fo:font-weight="normal" fo:font-family="Calibri" style:font-family-asian="Calibri" style:font-family-complex="Calibri" fo:background-color="transparent" style:use-window-font-color="true"/>
    </style:style>
    <style:style style:name="T2057" style:family="text">
      <style:text-properties fo:font-size="18.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58" style:family="text">
      <style:text-properties fo:font-size="11.50pt" fo:font-weight="normal" fo:font-family="'Century Schoolbook'" style:font-family-asian="'Century Schoolbook'" style:font-family-complex="'Century Schoolbook'" fo:background-color="transparent" fo:color="#001a1e"/>
    </style:style>
    <style:style style:name="T2059" style:family="text">
      <style:text-properties fo:font-size="11.50pt" fo:font-weight="bold" fo:font-family="'Century Schoolbook'" style:font-family-asian="'Century Schoolbook'" style:font-family-complex="'Century Schoolbook'" fo:background-color="transparent" fo:color="#001a1e"/>
    </style:style>
    <style:style style:name="T2060" style:family="text">
      <style:text-properties fo:font-size="11.50pt" fo:font-weight="normal" fo:font-family="'Century Schoolbook'" style:font-family-asian="'Century Schoolbook'" style:font-family-complex="'Century Schoolbook'" fo:background-color="transparent" fo:color="#001a1e"/>
    </style:style>
    <style:style style:name="T2061" style:family="text">
      <style:text-properties fo:font-size="11.50pt" fo:font-weight="bold" fo:font-family="'Century Schoolbook'" style:font-family-asian="'Century Schoolbook'" style:font-family-complex="'Century Schoolbook'" fo:background-color="transparent" fo:color="#001a1e"/>
    </style:style>
    <style:style style:name="T2062" style:family="text">
      <style:text-properties fo:font-size="11.00pt" fo:font-weight="bold" fo:font-family="'Century Schoolbook'" style:font-family-asian="'Century Schoolbook'" style:font-family-complex="'Century Schoolbook'" fo:background-color="transparent" style:use-window-font-color="true"/>
    </style:style>
    <style:style style:name="T2063" style:family="text">
      <style:text-properties fo:font-size="11.00pt" fo:font-weight="normal" fo:font-family="'Century Schoolbook'" style:font-family-asian="'Century Schoolbook'" style:font-family-complex="'Century Schoolbook'" fo:background-color="transparent" style:use-window-font-color="true"/>
    </style:style>
    <style:style style:name="T2064" style:family="text">
      <style:text-properties fo:font-size="11.00pt" fo:font-weight="bold" fo:font-family="'Century Schoolbook'" style:font-family-asian="'Century Schoolbook'" style:font-family-complex="'Century Schoolbook'" fo:background-color="transparent" style:use-window-font-color="true"/>
    </style:style>
    <style:style style:name="T2065" style:family="text">
      <style:text-properties fo:font-size="11.00pt" fo:font-weight="normal" fo:font-family="'Century Schoolbook'" style:font-family-asian="'Century Schoolbook'" style:font-family-complex="'Century Schoolbook'" fo:background-color="transparent" style:use-window-font-color="true"/>
    </style:style>
    <style:style style:name="T2066" style:family="text">
      <style:text-properties fo:font-size="11.00pt" fo:font-weight="normal" fo:font-family="Calibri" style:font-family-asian="Calibri" style:font-family-complex="Calibri" fo:background-color="transparent" style:use-window-font-color="true"/>
    </style:style>
    <style:style style:name="T2067" style:family="text">
      <style:text-properties fo:font-size="11.00pt" fo:font-weight="normal" fo:font-family="'Century Schoolbook'" style:font-family-asian="'Century Schoolbook'" style:font-family-complex="'Century Schoolbook'" fo:background-color="transparent" style:use-window-font-color="true"/>
    </style:style>
    <style:style style:name="T2068" style:family="text">
      <style:text-properties fo:font-size="11.00pt" fo:font-weight="normal" fo:font-family="Calibri" style:font-family-asian="Calibri" style:font-family-complex="Calibri" fo:background-color="transparent" style:use-window-font-color="true"/>
    </style:style>
    <style:style style:name="T2069" style:family="text">
      <style:text-properties fo:font-size="11.00pt" fo:font-weight="normal" fo:font-family="'Century Schoolbook'" style:font-family-asian="'Century Schoolbook'" style:font-family-complex="'Century Schoolbook'" fo:background-color="transparent" style:use-window-font-color="true"/>
    </style:style>
    <style:style style:name="T2070" style:family="text">
      <style:text-properties fo:font-size="11.00pt" fo:font-weight="normal" fo:font-family="Calibri" style:font-family-asian="Calibri" style:font-family-complex="Calibri" fo:background-color="transparent" style:use-window-font-color="true"/>
    </style:style>
    <style:style style:name="T2071" style:family="text">
      <style:text-properties fo:font-size="11.00pt" fo:font-weight="normal" fo:font-family="'Century Schoolbook'" style:font-family-asian="'Century Schoolbook'" style:font-family-complex="'Century Schoolbook'" fo:background-color="transparent" style:use-window-font-color="true"/>
    </style:style>
    <style:style style:name="T2072" style:family="text">
      <style:text-properties fo:font-size="11.00pt" fo:font-weight="normal" fo:font-family="Calibri" style:font-family-asian="Calibri" style:font-family-complex="Calibri" fo:background-color="transparent" style:use-window-font-color="true"/>
    </style:style>
    <style:style style:name="T2073" style:family="text">
      <style:text-properties fo:font-size="11.00pt" fo:font-weight="normal" fo:font-family="'Century Schoolbook'" style:font-family-asian="'Century Schoolbook'" style:font-family-complex="'Century Schoolbook'" fo:background-color="transparent" style:use-window-font-color="true"/>
    </style:style>
    <style:style style:name="T2074" style:family="text">
      <style:text-properties fo:font-size="11.00pt" fo:font-weight="normal" fo:font-family="Calibri" style:font-family-asian="Calibri" style:font-family-complex="Calibri" fo:background-color="transparent" style:use-window-font-color="true"/>
    </style:style>
    <style:style style:name="T2075" style:family="text">
      <style:text-properties fo:font-size="11.00pt" fo:font-weight="normal" fo:font-family="'Century Schoolbook'" style:font-family-asian="'Century Schoolbook'" style:font-family-complex="'Century Schoolbook'" fo:background-color="transparent" style:use-window-font-color="true"/>
    </style:style>
    <style:style style:name="T2076" style:family="text">
      <style:text-properties fo:font-size="11.00pt" fo:font-weight="normal" fo:font-family="Calibri" style:font-family-asian="Calibri" style:font-family-complex="Calibri" fo:background-color="transparent" style:use-window-font-color="true"/>
    </style:style>
    <style:style style:name="T2077" style:family="text">
      <style:text-properties fo:font-size="11.50pt" fo:font-weight="normal" fo:font-family="'Century Schoolbook'" style:font-family-asian="'Century Schoolbook'" style:font-family-complex="'Century Schoolbook'" fo:background-color="transparent" fo:color="#001a1e"/>
    </style:style>
    <style:style style:name="T2078" style:family="text">
      <style:text-properties fo:font-size="14.00pt" fo:font-weight="normal" fo:font-family="'Century Schoolbook'" style:font-family-asian="'Century Schoolbook'" style:font-family-complex="'Century Schoolbook'" fo:background-color="transparent" style:use-window-font-color="true"/>
    </style:style>
    <style:style style:name="T2079" style:family="text">
      <style:text-properties fo:font-size="11.00pt" fo:font-weight="normal" fo:font-family="Calibri" style:font-family-asian="Calibri" style:font-family-complex="Calibri" fo:background-color="transparent" style:use-window-font-color="true"/>
    </style:style>
    <style:style style:name="T2080" style:family="text">
      <style:text-properties fo:font-size="11.00pt" fo:font-weight="bold" fo:font-family="'Century Schoolbook'" style:font-family-asian="'Century Schoolbook'" style:font-family-complex="'Century Schoolbook'" fo:background-color="transparent" style:use-window-font-color="true"/>
    </style:style>
    <style:style style:name="T2081" style:family="text">
      <style:text-properties fo:font-size="11.00pt" fo:font-weight="normal" fo:font-family="Calibri" style:font-family-asian="Calibri" style:font-family-complex="Calibri" fo:background-color="transparent" style:use-window-font-color="true"/>
    </style:style>
    <style:style style:name="T2082" style:family="text">
      <style:text-properties fo:font-size="11.00pt" fo:font-weight="bold" fo:font-family="'Century Schoolbook'" style:font-family-asian="'Century Schoolbook'" style:font-family-complex="'Century Schoolbook'" fo:background-color="#ffffff" style:use-window-font-color="true"/>
    </style:style>
    <style:style style:name="T2083" style:family="text">
      <style:text-properties fo:font-size="11.00pt" fo:font-weight="normal" fo:font-family="Calibri" style:font-family-asian="Calibri" style:font-family-complex="Calibri" fo:background-color="transparent" style:use-window-font-color="true"/>
    </style:style>
    <style:style style:name="T2084"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085" style:family="text">
      <style:text-properties fo:font-size="11.50pt" fo:font-weight="normal" fo:font-family="'Century Schoolbook'" style:font-family-asian="'Century Schoolbook'" style:font-family-complex="'Century Schoolbook'" fo:background-color="transparent" fo:color="#001a1e"/>
    </style:style>
    <style:style style:name="T2086" style:family="text">
      <style:text-properties fo:font-size="11.50pt" fo:font-weight="bold" fo:font-family="'Century Schoolbook'" style:font-family-asian="'Century Schoolbook'" style:font-family-complex="'Century Schoolbook'" fo:background-color="transparent" fo:color="#001a1e"/>
    </style:style>
    <style:style style:name="T2087" style:family="text">
      <style:text-properties fo:font-size="11.50pt" fo:font-weight="normal" fo:font-family="'Century Schoolbook'" style:font-family-asian="'Century Schoolbook'" style:font-family-complex="'Century Schoolbook'" fo:background-color="transparent" fo:color="#001a1e"/>
    </style:style>
    <style:style style:name="T2088" style:family="text">
      <style:text-properties fo:font-size="10.00pt" fo:font-weight="normal" fo:font-family="'Century Schoolbook'" style:font-family-asian="'Century Schoolbook'" style:font-family-complex="'Century Schoolbook'" fo:background-color="transparent" fo:color="#e83e8c"/>
    </style:style>
    <style:style style:name="T2089" style:family="text">
      <style:text-properties fo:font-size="11.50pt" fo:font-weight="normal" fo:font-family="'Century Schoolbook'" style:font-family-asian="'Century Schoolbook'" style:font-family-complex="'Century Schoolbook'" fo:background-color="transparent" fo:color="#001a1e"/>
    </style:style>
    <style:style style:name="T2090" style:family="text">
      <style:text-properties fo:font-size="10.00pt" fo:font-weight="normal" fo:font-family="'Century Schoolbook'" style:font-family-asian="'Century Schoolbook'" style:font-family-complex="'Century Schoolbook'" fo:background-color="transparent" fo:color="#e83e8c"/>
    </style:style>
    <style:style style:name="T2091" style:family="text">
      <style:text-properties fo:font-size="11.50pt" fo:font-weight="normal" fo:font-family="'Century Schoolbook'" style:font-family-asian="'Century Schoolbook'" style:font-family-complex="'Century Schoolbook'" fo:background-color="transparent" fo:color="#001a1e"/>
    </style:style>
    <style:style style:name="T2092" style:family="text">
      <style:text-properties fo:font-size="10.00pt" fo:font-weight="normal" fo:font-family="'Century Schoolbook'" style:font-family-asian="'Century Schoolbook'" style:font-family-complex="'Century Schoolbook'" fo:background-color="transparent" fo:color="#e83e8c"/>
    </style:style>
    <style:style style:name="T2093" style:family="text">
      <style:text-properties fo:font-size="11.50pt" fo:font-weight="normal" fo:font-family="'Century Schoolbook'" style:font-family-asian="'Century Schoolbook'" style:font-family-complex="'Century Schoolbook'" fo:background-color="transparent" fo:color="#001a1e"/>
    </style:style>
    <style:style style:name="T2094" style:family="text">
      <style:text-properties fo:font-size="10.00pt" fo:font-weight="normal" fo:font-family="'Century Schoolbook'" style:font-family-asian="'Century Schoolbook'" style:font-family-complex="'Century Schoolbook'" fo:background-color="transparent" fo:color="#e83e8c"/>
    </style:style>
    <style:style style:name="T2095" style:family="text">
      <style:text-properties fo:font-size="11.50pt" fo:font-weight="normal" fo:font-family="'Century Schoolbook'" style:font-family-asian="'Century Schoolbook'" style:font-family-complex="'Century Schoolbook'" fo:background-color="transparent" fo:color="#001a1e"/>
    </style:style>
    <style:style style:name="T2096" style:family="text">
      <style:text-properties fo:font-size="10.00pt" fo:font-weight="normal" fo:font-family="'Century Schoolbook'" style:font-family-asian="'Century Schoolbook'" style:font-family-complex="'Century Schoolbook'" fo:background-color="transparent" fo:color="#e83e8c"/>
    </style:style>
    <style:style style:name="T2097" style:family="text">
      <style:text-properties fo:font-size="11.50pt" fo:font-weight="normal" fo:font-family="'Century Schoolbook'" style:font-family-asian="'Century Schoolbook'" style:font-family-complex="'Century Schoolbook'" fo:background-color="transparent" fo:color="#001a1e"/>
    </style:style>
    <style:style style:name="T2098" style:family="text">
      <style:text-properties fo:font-size="11.50pt" fo:font-weight="bold" fo:font-family="'Century Schoolbook'" style:font-family-asian="'Century Schoolbook'" style:font-family-complex="'Century Schoolbook'" fo:background-color="transparent" fo:color="#001a1e"/>
    </style:style>
    <style:style style:name="T2099" style:family="text">
      <style:text-properties fo:font-size="11.50pt" fo:font-weight="normal" fo:font-family="'Century Schoolbook'" style:font-family-asian="'Century Schoolbook'" style:font-family-complex="'Century Schoolbook'" fo:background-color="transparent" fo:color="#001a1e"/>
    </style:style>
    <style:style style:name="T2100" style:family="text">
      <style:text-properties fo:font-size="11.50pt" fo:font-weight="bold" fo:font-family="'Century Schoolbook'" style:font-family-asian="'Century Schoolbook'" style:font-family-complex="'Century Schoolbook'" fo:background-color="transparent" fo:color="#001a1e"/>
    </style:style>
    <style:style style:name="T2101" style:family="text">
      <style:text-properties fo:font-size="11.50pt" fo:font-weight="normal" fo:font-family="'Century Schoolbook'" style:font-family-asian="'Century Schoolbook'" style:font-family-complex="'Century Schoolbook'" fo:background-color="transparent" fo:color="#001a1e"/>
    </style:style>
    <style:style style:name="T2102" style:family="text">
      <style:text-properties fo:font-size="10.00pt" fo:font-weight="normal" fo:font-family="'Century Schoolbook'" style:font-family-asian="'Century Schoolbook'" style:font-family-complex="'Century Schoolbook'" fo:background-color="transparent" fo:color="#e83e8c"/>
    </style:style>
    <style:style style:name="T2103" style:family="text">
      <style:text-properties fo:font-size="11.50pt" fo:font-weight="normal" fo:font-family="'Century Schoolbook'" style:font-family-asian="'Century Schoolbook'" style:font-family-complex="'Century Schoolbook'" fo:background-color="transparent" fo:color="#001a1e"/>
    </style:style>
    <style:style style:name="T2104" style:family="text">
      <style:text-properties fo:font-size="11.50pt" fo:font-weight="bold" fo:font-family="'Century Schoolbook'" style:font-family-asian="'Century Schoolbook'" style:font-family-complex="'Century Schoolbook'" fo:background-color="transparent" fo:color="#001a1e"/>
    </style:style>
    <style:style style:name="T2105" style:family="text">
      <style:text-properties fo:font-size="11.50pt" fo:font-weight="normal" fo:font-family="'Century Schoolbook'" style:font-family-asian="'Century Schoolbook'" style:font-family-complex="'Century Schoolbook'" fo:background-color="transparent" fo:color="#001a1e"/>
    </style:style>
    <style:style style:name="T2106" style:family="text">
      <style:text-properties fo:font-size="10.00pt" fo:font-weight="bold" fo:font-family="'Century Schoolbook'" style:font-family-asian="'Century Schoolbook'" style:font-family-complex="'Century Schoolbook'" fo:background-color="transparent" fo:color="#e83e8c"/>
    </style:style>
    <style:style style:name="T2107" style:family="text">
      <style:text-properties fo:font-size="11.50pt" fo:font-weight="bold" fo:font-family="'Century Schoolbook'" style:font-family-asian="'Century Schoolbook'" style:font-family-complex="'Century Schoolbook'" fo:background-color="transparent" fo:color="#001a1e"/>
    </style:style>
    <style:style style:name="T2108" style:family="text">
      <style:text-properties fo:font-size="11.50pt" fo:font-weight="normal" fo:font-family="'Century Schoolbook'" style:font-family-asian="'Century Schoolbook'" style:font-family-complex="'Century Schoolbook'" fo:background-color="transparent" fo:color="#001a1e"/>
    </style:style>
    <style:style style:name="T2109" style:family="text">
      <style:text-properties fo:font-size="11.50pt" fo:font-weight="bold" fo:font-family="'Century Schoolbook'" style:font-family-asian="'Century Schoolbook'" style:font-family-complex="'Century Schoolbook'" fo:background-color="transparent" fo:color="#001a1e"/>
    </style:style>
    <style:style style:name="T2110" style:family="text">
      <style:text-properties fo:font-size="11.50pt" fo:font-weight="normal" fo:font-family="'Century Schoolbook'" style:font-family-asian="'Century Schoolbook'" style:font-family-complex="'Century Schoolbook'" fo:background-color="transparent" fo:color="#001a1e"/>
    </style:style>
    <style:style style:name="T2111" style:family="text">
      <style:text-properties fo:font-size="11.50pt" fo:font-weight="bold" fo:font-family="'Century Schoolbook'" style:font-family-asian="'Century Schoolbook'" style:font-family-complex="'Century Schoolbook'" fo:background-color="transparent" fo:color="#001a1e"/>
    </style:style>
    <style:style style:name="T2112" style:family="text">
      <style:text-properties fo:font-size="10.00pt" fo:font-weight="bold" fo:font-family="'Century Schoolbook'" style:font-family-asian="'Century Schoolbook'" style:font-family-complex="'Century Schoolbook'" fo:background-color="transparent" fo:color="#1d2125"/>
    </style:style>
    <style:style style:name="T2113" style:family="text">
      <style:text-properties fo:font-size="10.00pt" fo:font-weight="normal" fo:font-family="'Century Schoolbook'" style:font-family-asian="'Century Schoolbook'" style:font-family-complex="'Century Schoolbook'" fo:background-color="transparent" fo:color="#1d2125"/>
    </style:style>
    <style:style style:name="T2114" style:family="text">
      <style:text-properties fo:font-size="10.00pt" fo:font-weight="bold" fo:font-family="'Century Schoolbook'" style:font-family-asian="'Century Schoolbook'" style:font-family-complex="'Century Schoolbook'" fo:background-color="transparent" fo:color="#1d2125"/>
    </style:style>
    <style:style style:name="T2115" style:family="text">
      <style:text-properties fo:font-size="10.00pt" fo:font-weight="normal" fo:font-family="'Century Schoolbook'" style:font-family-asian="'Century Schoolbook'" style:font-family-complex="'Century Schoolbook'" fo:background-color="transparent" fo:color="#1d2125"/>
    </style:style>
    <style:style style:name="T2116" style:family="text">
      <style:text-properties fo:font-size="11.50pt" fo:font-weight="bold" fo:font-family="'Century Schoolbook'" style:font-family-asian="'Century Schoolbook'" style:font-family-complex="'Century Schoolbook'" fo:background-color="transparent" fo:color="#001a1e"/>
    </style:style>
    <style:style style:name="T2117" style:family="text">
      <style:text-properties fo:font-size="10.00pt" fo:font-weight="bold" fo:font-family="'Century Schoolbook'" style:font-family-asian="'Century Schoolbook'" style:font-family-complex="'Century Schoolbook'" fo:background-color="transparent" fo:color="#1d2125"/>
    </style:style>
    <style:style style:name="T2118" style:family="text">
      <style:text-properties fo:font-size="10.00pt" fo:font-weight="normal" fo:font-family="'Century Schoolbook'" style:font-family-asian="'Century Schoolbook'" style:font-family-complex="'Century Schoolbook'" fo:background-color="transparent" fo:color="#1d2125"/>
    </style:style>
    <style:style style:name="T2119" style:family="text">
      <style:text-properties fo:font-size="10.00pt" fo:font-weight="bold" fo:font-family="'Century Schoolbook'" style:font-family-asian="'Century Schoolbook'" style:font-family-complex="'Century Schoolbook'" fo:background-color="transparent" fo:color="#1d2125"/>
    </style:style>
    <style:style style:name="T2120" style:family="text">
      <style:text-properties fo:font-size="10.00pt" fo:font-weight="normal" fo:font-family="'Century Schoolbook'" style:font-family-asian="'Century Schoolbook'" style:font-family-complex="'Century Schoolbook'" fo:background-color="transparent" fo:color="#1d2125"/>
    </style:style>
    <style:style style:name="T2121" style:family="text">
      <style:text-properties fo:font-size="11.50pt" fo:font-weight="normal" fo:font-family="'Century Schoolbook'" style:font-family-asian="'Century Schoolbook'" style:font-family-complex="'Century Schoolbook'" fo:background-color="transparent" fo:color="#001a1e"/>
    </style:style>
    <style:style style:name="T2122" style:family="text">
      <style:text-properties fo:font-size="11.50pt" fo:font-weight="bold" fo:font-family="'Century Schoolbook'" style:font-family-asian="'Century Schoolbook'" style:font-family-complex="'Century Schoolbook'" fo:background-color="transparent" fo:color="#001a1e"/>
    </style:style>
    <style:style style:name="T2123" style:family="text">
      <style:text-properties fo:font-size="12.00pt" fo:font-weight="bold" fo:font-family="'Century Schoolbook'" style:font-family-asian="'Century Schoolbook'" style:font-family-complex="'Century Schoolbook'" fo:background-color="transparent" style:use-window-font-color="true"/>
    </style:style>
    <style:style style:name="T2124" style:family="text">
      <style:text-properties fo:font-size="11.00pt" fo:font-weight="normal" fo:font-family="Calibri" style:font-family-asian="Calibri" style:font-family-complex="Calibri" fo:background-color="transparent" style:use-window-font-color="true"/>
    </style:style>
    <style:style style:name="T2125" style:family="text">
      <style:text-properties fo:font-size="12.00pt" fo:font-weight="bold" fo:font-family="'Century Schoolbook'" style:font-family-asian="'Century Schoolbook'" style:font-family-complex="'Century Schoolbook'" fo:background-color="transparent" style:use-window-font-color="true"/>
    </style:style>
    <style:style style:name="T2126" style:family="text">
      <style:text-properties fo:font-size="11.00pt" fo:font-weight="normal" fo:font-family="Calibri" style:font-family-asian="Calibri" style:font-family-complex="Calibri" fo:background-color="transparent" style:use-window-font-color="true"/>
    </style:style>
    <style:style style:name="T2127" style:family="text">
      <style:text-properties fo:font-size="10.00pt" fo:font-weight="normal" fo:font-family="'Century Schoolbook'" style:font-family-asian="'Century Schoolbook'" style:font-family-complex="'Century Schoolbook'" fo:background-color="transparent" fo:color="#1d2125"/>
    </style:style>
    <style:style style:name="T2128" style:family="text">
      <style:text-properties fo:font-size="11.00pt" fo:font-weight="normal" fo:font-family="Calibri" style:font-family-asian="Calibri" style:font-family-complex="Calibri" fo:background-color="transparent" style:use-window-font-color="true"/>
    </style:style>
    <style:style style:name="T2129" style:family="text">
      <style:text-properties fo:font-size="10.00pt" fo:font-weight="normal" fo:font-family="'Century Schoolbook'" style:font-family-asian="'Century Schoolbook'" style:font-family-complex="'Century Schoolbook'" fo:background-color="transparent" fo:color="#1d2125"/>
    </style:style>
    <style:style style:name="T2130" style:family="text">
      <style:text-properties fo:font-size="11.00pt" fo:font-weight="normal" fo:font-family="Calibri" style:font-family-asian="Calibri" style:font-family-complex="Calibri" fo:background-color="transparent" style:use-window-font-color="true"/>
    </style:style>
    <style:style style:name="T2131" style:family="text">
      <style:text-properties fo:font-size="14.00pt" fo:font-weight="normal" fo:font-family="'Century Schoolbook'" style:font-family-asian="'Century Schoolbook'" style:font-family-complex="'Century Schoolbook'" fo:background-color="transparent" fo:color="#001a1e"/>
    </style:style>
    <style:style style:name="T2132" style:family="text">
      <style:text-properties fo:font-size="11.50pt" fo:font-weight="normal" fo:font-family="'Century Schoolbook'" style:font-family-asian="'Century Schoolbook'" style:font-family-complex="'Century Schoolbook'" fo:background-color="transparent" fo:color="#001a1e"/>
    </style:style>
    <style:style style:name="T2133" style:family="text">
      <style:text-properties fo:font-size="11.00pt" fo:font-weight="normal" fo:font-family="Calibri" style:font-family-asian="Calibri" style:font-family-complex="Calibri" fo:background-color="transparent" style:use-window-font-color="true"/>
    </style:style>
    <style:style style:name="T2134" style:family="text">
      <style:text-properties fo:font-size="11.50pt" fo:font-weight="normal" fo:font-family="'Century Schoolbook'" style:font-family-asian="'Century Schoolbook'" style:font-family-complex="'Century Schoolbook'" fo:background-color="transparent" fo:color="#001a1e"/>
    </style:style>
    <style:style style:name="T2135" style:family="text">
      <style:text-properties fo:font-size="11.00pt" fo:font-weight="normal" fo:font-family="Calibri" style:font-family-asian="Calibri" style:font-family-complex="Calibri" fo:background-color="transparent" style:use-window-font-color="true"/>
    </style:style>
    <style:style style:name="T213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137" style:family="text">
      <style:text-properties fo:font-size="11.00pt" fo:font-weight="normal" fo:font-family="Calibri" style:font-family-asian="Calibri" style:font-family-complex="Calibri" fo:background-color="transparent" style:use-window-font-color="true"/>
    </style:style>
    <style:style style:name="T2138" style:family="text">
      <style:text-properties fo:font-size="11.00pt" fo:font-weight="bold" fo:font-family="'Century Schoolbook'" style:font-family-asian="'Century Schoolbook'" style:font-family-complex="'Century Schoolbook'" fo:background-color="#ffffff" style:use-window-font-color="true"/>
    </style:style>
    <style:style style:name="T2139" style:family="text">
      <style:text-properties fo:font-size="11.00pt" fo:font-weight="normal" fo:font-family="Calibri" style:font-family-asian="Calibri" style:font-family-complex="Calibri" fo:background-color="transparent" style:use-window-font-color="true"/>
    </style:style>
    <style:style style:name="T214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141" style:family="text">
      <style:text-properties fo:font-size="11.50pt" fo:font-weight="normal" fo:font-family="'Century Schoolbook'" style:font-family-asian="'Century Schoolbook'" style:font-family-complex="'Century Schoolbook'" fo:background-color="transparent" fo:color="#001a1e"/>
    </style:style>
    <style:style style:name="T2142" style:family="text">
      <style:text-properties fo:font-size="10.00pt" fo:font-weight="normal" fo:font-family="'Century Schoolbook'" style:font-family-asian="'Century Schoolbook'" style:font-family-complex="'Century Schoolbook'" fo:background-color="transparent" fo:color="#e83e8c"/>
    </style:style>
    <style:style style:name="T2143" style:family="text">
      <style:text-properties fo:font-size="11.50pt" fo:font-weight="normal" fo:font-family="'Century Schoolbook'" style:font-family-asian="'Century Schoolbook'" style:font-family-complex="'Century Schoolbook'" fo:background-color="transparent" fo:color="#001a1e"/>
    </style:style>
    <style:style style:name="T2144" style:family="text">
      <style:text-properties fo:font-size="10.00pt" fo:font-weight="normal" fo:font-family="'Century Schoolbook'" style:font-family-asian="'Century Schoolbook'" style:font-family-complex="'Century Schoolbook'" fo:background-color="transparent" fo:color="#e83e8c"/>
    </style:style>
    <style:style style:name="T2145" style:family="text">
      <style:text-properties fo:font-size="11.50pt" fo:font-weight="normal" fo:font-family="'Century Schoolbook'" style:font-family-asian="'Century Schoolbook'" style:font-family-complex="'Century Schoolbook'" fo:background-color="transparent" fo:color="#001a1e"/>
    </style:style>
    <style:style style:name="T2146" style:family="text">
      <style:text-properties fo:font-size="10.00pt" fo:font-weight="normal" fo:font-family="'Century Schoolbook'" style:font-family-asian="'Century Schoolbook'" style:font-family-complex="'Century Schoolbook'" fo:background-color="transparent" fo:color="#e83e8c"/>
    </style:style>
    <style:style style:name="T2147" style:family="text">
      <style:text-properties fo:font-size="11.50pt" fo:font-weight="normal" fo:font-family="'Century Schoolbook'" style:font-family-asian="'Century Schoolbook'" style:font-family-complex="'Century Schoolbook'" fo:background-color="transparent" fo:color="#001a1e"/>
    </style:style>
    <style:style style:name="T2148" style:family="text">
      <style:text-properties fo:font-size="11.50pt" fo:font-weight="bold" fo:font-family="'Century Schoolbook'" style:font-family-asian="'Century Schoolbook'" style:font-family-complex="'Century Schoolbook'" fo:background-color="transparent" fo:color="#001a1e"/>
    </style:style>
    <style:style style:name="T2149" style:family="text">
      <style:text-properties fo:font-size="11.50pt" fo:font-weight="normal" fo:font-family="'Century Schoolbook'" style:font-family-asian="'Century Schoolbook'" style:font-family-complex="'Century Schoolbook'" fo:background-color="transparent" fo:color="#001a1e"/>
    </style:style>
    <style:style style:name="T2150" style:family="text">
      <style:text-properties fo:font-size="10.00pt" fo:font-weight="normal" fo:font-family="'Century Schoolbook'" style:font-family-asian="'Century Schoolbook'" style:font-family-complex="'Century Schoolbook'" fo:background-color="transparent" fo:color="#e83e8c"/>
    </style:style>
    <style:style style:name="T2151" style:family="text">
      <style:text-properties fo:font-size="11.50pt" fo:font-weight="normal" fo:font-family="'Century Schoolbook'" style:font-family-asian="'Century Schoolbook'" style:font-family-complex="'Century Schoolbook'" fo:background-color="transparent" fo:color="#001a1e"/>
    </style:style>
    <style:style style:name="T2152" style:family="text">
      <style:text-properties fo:font-size="11.50pt" fo:font-weight="normal" fo:font-family="'Century Schoolbook'" style:font-family-asian="'Century Schoolbook'" style:font-family-complex="'Century Schoolbook'" fo:background-color="transparent" fo:color="#001a1e" fo:font-style="italic"/>
    </style:style>
    <style:style style:name="T2153" style:family="text">
      <style:text-properties fo:font-size="11.50pt" fo:font-weight="normal" fo:font-family="'Century Schoolbook'" style:font-family-asian="'Century Schoolbook'" style:font-family-complex="'Century Schoolbook'" fo:background-color="transparent" fo:color="#001a1e"/>
    </style:style>
    <style:style style:name="T215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5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56" style:family="text">
      <style:text-properties fo:font-size="11.50pt" fo:font-weight="normal" fo:font-family="'Century Schoolbook'" style:font-family-asian="'Century Schoolbook'" style:font-family-complex="'Century Schoolbook'" fo:background-color="transparent" fo:color="#001a1e"/>
    </style:style>
    <style:style style:name="T215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158" style:family="text">
      <style:text-properties fo:font-size="11.50pt" fo:font-weight="bold" fo:font-family="'Century Schoolbook'" style:font-family-asian="'Century Schoolbook'" style:font-family-complex="'Century Schoolbook'" fo:background-color="transparent" fo:color="#001a1e"/>
    </style:style>
    <style:style style:name="T2159" style:family="text">
      <style:text-properties fo:font-size="10.00pt" fo:font-weight="bold" fo:font-family="'Century Schoolbook'" style:font-family-asian="'Century Schoolbook'" style:font-family-complex="'Century Schoolbook'" fo:background-color="transparent" fo:color="#1d2125"/>
    </style:style>
    <style:style style:name="T2160" style:family="text">
      <style:text-properties fo:font-size="10.00pt" fo:font-weight="normal" fo:font-family="'Century Schoolbook'" style:font-family-asian="'Century Schoolbook'" style:font-family-complex="'Century Schoolbook'" fo:background-color="transparent" fo:color="#1d2125"/>
    </style:style>
    <style:style style:name="T2161" style:family="text">
      <style:text-properties fo:font-size="10.00pt" fo:font-weight="bold" fo:font-family="'Century Schoolbook'" style:font-family-asian="'Century Schoolbook'" style:font-family-complex="'Century Schoolbook'" fo:background-color="transparent" fo:color="#1d2125"/>
    </style:style>
    <style:style style:name="T2162" style:family="text">
      <style:text-properties fo:font-size="10.00pt" fo:font-weight="normal" fo:font-family="'Century Schoolbook'" style:font-family-asian="'Century Schoolbook'" style:font-family-complex="'Century Schoolbook'" fo:background-color="transparent" fo:color="#1d2125"/>
    </style:style>
    <style:style style:name="T2163" style:family="text">
      <style:text-properties fo:font-size="11.00pt" fo:font-weight="normal" fo:font-family="Calibri" style:font-family-asian="Calibri" style:font-family-complex="Calibri" fo:background-color="transparent" style:use-window-font-color="true"/>
    </style:style>
    <style:style style:name="T2164" style:family="text">
      <style:text-properties fo:font-size="11.50pt" fo:font-weight="bold" fo:font-family="'Century Schoolbook'" style:font-family-asian="'Century Schoolbook'" style:font-family-complex="'Century Schoolbook'" fo:background-color="transparent" fo:color="#001a1e"/>
    </style:style>
    <style:style style:name="T2165" style:family="text">
      <style:text-properties fo:font-size="10.00pt" fo:font-weight="bold" fo:font-family="'Century Schoolbook'" style:font-family-asian="'Century Schoolbook'" style:font-family-complex="'Century Schoolbook'" fo:background-color="transparent" fo:color="#1d2125"/>
    </style:style>
    <style:style style:name="T2166" style:family="text">
      <style:text-properties fo:font-size="10.00pt" fo:font-weight="normal" fo:font-family="'Century Schoolbook'" style:font-family-asian="'Century Schoolbook'" style:font-family-complex="'Century Schoolbook'" fo:background-color="transparent" fo:color="#1d2125"/>
    </style:style>
    <style:style style:name="T2167" style:family="text">
      <style:text-properties fo:font-size="10.00pt" fo:font-weight="bold" fo:font-family="'Century Schoolbook'" style:font-family-asian="'Century Schoolbook'" style:font-family-complex="'Century Schoolbook'" fo:background-color="transparent" fo:color="#1d2125"/>
    </style:style>
    <style:style style:name="T2168" style:family="text">
      <style:text-properties fo:font-size="10.00pt" fo:font-weight="normal" fo:font-family="'Century Schoolbook'" style:font-family-asian="'Century Schoolbook'" style:font-family-complex="'Century Schoolbook'" fo:background-color="transparent" fo:color="#1d2125"/>
    </style:style>
    <style:style style:name="T2169" style:family="text">
      <style:text-properties fo:font-size="11.50pt" fo:font-weight="bold" fo:font-family="'Century Schoolbook'" style:font-family-asian="'Century Schoolbook'" style:font-family-complex="'Century Schoolbook'" fo:background-color="transparent" fo:color="#001a1e"/>
    </style:style>
    <style:style style:name="T2170" style:family="text">
      <style:text-properties fo:font-size="11.00pt" fo:font-weight="bold" fo:font-family="'Century Schoolbook'" style:font-family-asian="'Century Schoolbook'" style:font-family-complex="'Century Schoolbook'" fo:background-color="transparent" style:use-window-font-color="true"/>
    </style:style>
    <style:style style:name="T2171" style:family="text">
      <style:text-properties fo:font-size="11.00pt" fo:font-weight="normal" fo:font-family="Calibri" style:font-family-asian="Calibri" style:font-family-complex="Calibri" fo:background-color="transparent" style:use-window-font-color="true"/>
    </style:style>
    <style:style style:name="T2172" style:family="text">
      <style:text-properties fo:font-size="11.00pt" fo:font-weight="bold" fo:font-family="'Century Schoolbook'" style:font-family-asian="'Century Schoolbook'" style:font-family-complex="'Century Schoolbook'" fo:background-color="transparent" style:use-window-font-color="true"/>
    </style:style>
    <style:style style:name="T2173" style:family="text">
      <style:text-properties fo:font-size="11.00pt" fo:font-weight="normal" fo:font-family="Calibri" style:font-family-asian="Calibri" style:font-family-complex="Calibri" fo:background-color="transparent" style:use-window-font-color="true"/>
    </style:style>
    <style:style style:name="T2174" style:family="text">
      <style:text-properties fo:font-size="10.00pt" fo:font-weight="normal" fo:font-family="'Century Schoolbook'" style:font-family-asian="'Century Schoolbook'" style:font-family-complex="'Century Schoolbook'" fo:background-color="transparent" fo:color="#1d2125"/>
    </style:style>
    <style:style style:name="T2175" style:family="text">
      <style:text-properties fo:font-size="11.00pt" fo:font-weight="normal" fo:font-family="Calibri" style:font-family-asian="Calibri" style:font-family-complex="Calibri" fo:background-color="transparent" style:use-window-font-color="true"/>
    </style:style>
    <style:style style:name="T2176" style:family="text">
      <style:text-properties fo:font-size="10.00pt" fo:font-weight="normal" fo:font-family="'Century Schoolbook'" style:font-family-asian="'Century Schoolbook'" style:font-family-complex="'Century Schoolbook'" fo:background-color="transparent" fo:color="#1d2125"/>
    </style:style>
    <style:style style:name="T2177" style:family="text">
      <style:text-properties fo:font-size="11.00pt" fo:font-weight="normal" fo:font-family="Calibri" style:font-family-asian="Calibri" style:font-family-complex="Calibri" fo:background-color="transparent" style:use-window-font-color="true"/>
    </style:style>
    <style:style style:name="T217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179" style:family="text">
      <style:text-properties fo:font-size="11.00pt" fo:font-weight="normal" fo:font-family="Calibri" style:font-family-asian="Calibri" style:font-family-complex="Calibri" fo:background-color="transparent" style:use-window-font-color="true"/>
    </style:style>
    <style:style style:name="T2180" style:family="text">
      <style:text-properties fo:font-size="11.00pt" fo:font-weight="bold" fo:font-family="'Century Schoolbook'" style:font-family-asian="'Century Schoolbook'" style:font-family-complex="'Century Schoolbook'" fo:background-color="#ffffff" style:use-window-font-color="true"/>
    </style:style>
    <style:style style:name="T2181" style:family="text">
      <style:text-properties fo:font-size="11.00pt" fo:font-weight="normal" fo:font-family="Calibri" style:font-family-asian="Calibri" style:font-family-complex="Calibri" fo:background-color="transparent" style:use-window-font-color="true"/>
    </style:style>
    <style:style style:name="T218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183" style:family="text">
      <style:text-properties fo:font-size="11.50pt" fo:font-weight="normal" fo:font-family="'Century Schoolbook'" style:font-family-asian="'Century Schoolbook'" style:font-family-complex="'Century Schoolbook'" fo:background-color="transparent" fo:color="#001a1e"/>
    </style:style>
    <style:style style:name="T2184" style:family="text">
      <style:text-properties fo:font-size="11.00pt" fo:font-weight="normal" fo:font-family="Calibri" style:font-family-asian="Calibri" style:font-family-complex="Calibri" fo:background-color="transparent" style:use-window-font-color="true"/>
    </style:style>
    <style:style style:name="T218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86"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87" style:family="text">
      <style:text-properties fo:font-size="11.50pt" fo:font-weight="normal" fo:font-family="'Century Schoolbook'" style:font-family-asian="'Century Schoolbook'" style:font-family-complex="'Century Schoolbook'" fo:background-color="transparent" fo:color="#001a1e"/>
    </style:style>
    <style:style style:name="T2188"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89"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90" style:family="text">
      <style:text-properties fo:font-size="11.50pt" fo:font-weight="normal" fo:font-family="'Century Schoolbook'" style:font-family-asian="'Century Schoolbook'" style:font-family-complex="'Century Schoolbook'" fo:background-color="transparent" fo:color="#001a1e"/>
    </style:style>
    <style:style style:name="T2191"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9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93" style:family="text">
      <style:text-properties fo:font-size="11.50pt" fo:font-weight="normal" fo:font-family="'Century Schoolbook'" style:font-family-asian="'Century Schoolbook'" style:font-family-complex="'Century Schoolbook'" fo:background-color="transparent" fo:color="#001a1e"/>
    </style:style>
    <style:style style:name="T219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9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196" style:family="text">
      <style:text-properties fo:font-size="11.50pt" fo:font-weight="normal" fo:font-family="'Century Schoolbook'" style:font-family-asian="'Century Schoolbook'" style:font-family-complex="'Century Schoolbook'" fo:background-color="transparent" fo:color="#001a1e"/>
    </style:style>
    <style:style style:name="T2197" style:family="text">
      <style:text-properties fo:font-size="11.50pt" fo:font-weight="bold" fo:font-family="'Century Schoolbook'" style:font-family-asian="'Century Schoolbook'" style:font-family-complex="'Century Schoolbook'" fo:background-color="transparent" fo:color="#001a1e"/>
    </style:style>
    <style:style style:name="T2198" style:family="text">
      <style:text-properties fo:font-size="11.00pt" fo:font-weight="bold" fo:font-family="'Century Schoolbook'" style:font-family-asian="'Century Schoolbook'" style:font-family-complex="'Century Schoolbook'" fo:background-color="transparent" style:use-window-font-color="true"/>
    </style:style>
    <style:style style:name="T2199" style:family="text">
      <style:text-properties fo:font-size="11.00pt" fo:font-weight="normal" fo:font-family="Calibri" style:font-family-asian="Calibri" style:font-family-complex="Calibri" fo:background-color="transparent" style:use-window-font-color="true"/>
    </style:style>
    <style:style style:name="T2200" style:family="text">
      <style:text-properties fo:font-size="11.00pt" fo:font-weight="bold" fo:font-family="'Century Schoolbook'" style:font-family-asian="'Century Schoolbook'" style:font-family-complex="'Century Schoolbook'" fo:background-color="transparent" style:use-window-font-color="true"/>
    </style:style>
    <style:style style:name="T2201" style:family="text">
      <style:text-properties fo:font-size="11.00pt" fo:font-weight="normal" fo:font-family="Calibri" style:font-family-asian="Calibri" style:font-family-complex="Calibri" fo:background-color="transparent" style:use-window-font-color="true"/>
    </style:style>
    <style:style style:name="T2202" style:family="text">
      <style:text-properties fo:font-size="10.00pt" fo:font-weight="normal" fo:font-family="'Century Schoolbook'" style:font-family-asian="'Century Schoolbook'" style:font-family-complex="'Century Schoolbook'" fo:background-color="transparent" fo:color="#1d2125"/>
    </style:style>
    <style:style style:name="T2203" style:family="text">
      <style:text-properties fo:font-size="11.00pt" fo:font-weight="normal" fo:font-family="Calibri" style:font-family-asian="Calibri" style:font-family-complex="Calibri" fo:background-color="transparent" style:use-window-font-color="true"/>
    </style:style>
    <style:style style:name="T2204" style:family="text">
      <style:text-properties fo:font-size="10.00pt" fo:font-weight="normal" fo:font-family="'Century Schoolbook'" style:font-family-asian="'Century Schoolbook'" style:font-family-complex="'Century Schoolbook'" fo:background-color="transparent" fo:color="#1d2125"/>
    </style:style>
    <style:style style:name="T2205" style:family="text">
      <style:text-properties fo:font-size="11.00pt" fo:font-weight="normal" fo:font-family="Calibri" style:font-family-asian="Calibri" style:font-family-complex="Calibri" fo:background-color="transparent" style:use-window-font-color="true"/>
    </style:style>
    <style:style style:name="T220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207" style:family="text">
      <style:text-properties fo:font-size="14.00pt" fo:font-weight="normal" fo:font-family="'Century Schoolbook'" style:font-family-asian="'Century Schoolbook'" style:font-family-complex="'Century Schoolbook'" fo:background-color="transparent" style:use-window-font-color="true"/>
    </style:style>
    <style:style style:name="T220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209" style:family="text">
      <style:text-properties fo:font-size="11.00pt" fo:font-weight="normal" fo:font-family="'Century Schoolbook'" style:font-family-asian="'Century Schoolbook'" style:font-family-complex="'Century Schoolbook'" fo:background-color="transparent" style:use-window-font-color="true"/>
    </style:style>
    <style:style style:name="T2210" style:family="text">
      <style:text-properties fo:font-size="11.00pt" fo:font-weight="normal" fo:font-family="Calibri" style:font-family-asian="Calibri" style:font-family-complex="Calibri" fo:background-color="transparent" style:use-window-font-color="true"/>
    </style:style>
    <style:style style:name="T2211" style:family="text">
      <style:text-properties fo:font-size="11.50pt" fo:font-weight="normal" fo:font-family="'Century Schoolbook'" style:font-family-asian="'Century Schoolbook'" style:font-family-complex="'Century Schoolbook'" fo:background-color="transparent" style:use-window-font-color="true"/>
    </style:style>
    <style:style style:name="T2212" style:family="text">
      <style:text-properties fo:font-size="11.00pt" fo:font-weight="normal" fo:font-family="Calibri" style:font-family-asian="Calibri" style:font-family-complex="Calibri" fo:background-color="transparent" style:use-window-font-color="true"/>
    </style:style>
    <style:style style:name="T2213" style:family="text">
      <style:text-properties fo:font-size="11.50pt" fo:font-weight="bold" fo:font-family="'Century Schoolbook'" style:font-family-asian="'Century Schoolbook'" style:font-family-complex="'Century Schoolbook'" fo:background-color="transparent" style:use-window-font-color="true"/>
    </style:style>
    <style:style style:name="T2214" style:family="text">
      <style:text-properties fo:font-size="11.00pt" fo:font-weight="normal" fo:font-family="Calibri" style:font-family-asian="Calibri" style:font-family-complex="Calibri" fo:background-color="transparent" style:use-window-font-color="true"/>
    </style:style>
    <style:style style:name="T2215" style:family="text">
      <style:text-properties fo:font-size="12.00pt" fo:font-weight="bold" fo:font-family="'Century Schoolbook'" style:font-family-asian="'Century Schoolbook'" style:font-family-complex="'Century Schoolbook'" fo:background-color="transparent" style:use-window-font-color="true"/>
    </style:style>
    <style:style style:name="T2216" style:family="text">
      <style:text-properties fo:font-size="11.00pt" fo:font-weight="normal" fo:font-family="Calibri" style:font-family-asian="Calibri" style:font-family-complex="Calibri" fo:background-color="transparent" style:use-window-font-color="true"/>
    </style:style>
    <style:style style:name="T2217" style:family="text">
      <style:text-properties fo:font-size="12.00pt" fo:font-weight="bold" fo:font-family="'Century Schoolbook'" style:font-family-asian="'Century Schoolbook'" style:font-family-complex="'Century Schoolbook'" fo:background-color="transparent" style:use-window-font-color="true"/>
    </style:style>
    <style:style style:name="T2218" style:family="text">
      <style:text-properties fo:font-size="11.00pt" fo:font-weight="normal" fo:font-family="Calibri" style:font-family-asian="Calibri" style:font-family-complex="Calibri" fo:background-color="transparent" style:use-window-font-color="true"/>
    </style:style>
    <style:style style:name="T2219" style:family="text">
      <style:text-properties fo:font-size="10.00pt" fo:font-weight="normal" fo:font-family="'Century Schoolbook'" style:font-family-asian="'Century Schoolbook'" style:font-family-complex="'Century Schoolbook'" fo:background-color="transparent" style:use-window-font-color="true"/>
    </style:style>
    <style:style style:name="T2220" style:family="text">
      <style:text-properties fo:font-size="11.00pt" fo:font-weight="normal" fo:font-family="Calibri" style:font-family-asian="Calibri" style:font-family-complex="Calibri" fo:background-color="transparent" style:use-window-font-color="true"/>
    </style:style>
    <style:style style:name="T2221" style:family="text">
      <style:text-properties fo:font-size="10.00pt" fo:font-weight="normal" fo:font-family="'Century Schoolbook'" style:font-family-asian="'Century Schoolbook'" style:font-family-complex="'Century Schoolbook'" fo:background-color="transparent" style:use-window-font-color="true"/>
    </style:style>
    <style:style style:name="T2222" style:family="text">
      <style:text-properties fo:font-size="11.00pt" fo:font-weight="normal" fo:font-family="Calibri" style:font-family-asian="Calibri" style:font-family-complex="Calibri" fo:background-color="transparent" style:use-window-font-color="true"/>
    </style:style>
    <style:style style:name="T2223" style:family="text">
      <style:text-properties fo:font-size="11.00pt" fo:font-weight="bold" fo:font-family="'Century Schoolbook'" style:font-family-asian="'Century Schoolbook'" style:font-family-complex="'Century Schoolbook'" fo:background-color="transparent" style:use-window-font-color="true"/>
    </style:style>
    <style:style style:name="T2224" style:family="text">
      <style:text-properties fo:font-size="11.00pt" fo:font-weight="normal" fo:font-family="Calibri" style:font-family-asian="Calibri" style:font-family-complex="Calibri" fo:background-color="transparent" style:use-window-font-color="true"/>
    </style:style>
    <style:style style:name="T2225" style:family="text">
      <style:text-properties fo:font-size="11.00pt" fo:font-weight="bold" fo:font-family="'Century Schoolbook'" style:font-family-asian="'Century Schoolbook'" style:font-family-complex="'Century Schoolbook'" fo:background-color="#ffffff" style:use-window-font-color="true"/>
    </style:style>
    <style:style style:name="T2226" style:family="text">
      <style:text-properties fo:font-size="11.00pt" fo:font-weight="normal" fo:font-family="Calibri" style:font-family-asian="Calibri" style:font-family-complex="Calibri" fo:background-color="transparent" style:use-window-font-color="true"/>
    </style:style>
    <style:style style:name="T2227"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228" style:family="text">
      <style:text-properties fo:font-size="11.50pt" fo:font-weight="normal" fo:font-family="'Century Schoolbook'" style:font-family-asian="'Century Schoolbook'" style:font-family-complex="'Century Schoolbook'" fo:background-color="transparent" style:use-window-font-color="true"/>
    </style:style>
    <style:style style:name="T2229" style:family="text">
      <style:text-properties fo:font-size="11.00pt" fo:font-weight="normal" fo:font-family="Calibri" style:font-family-asian="Calibri" style:font-family-complex="Calibri" fo:background-color="transparent" style:use-window-font-color="true"/>
    </style:style>
    <style:style style:name="T2230" style:family="text">
      <style:text-properties fo:font-size="11.50pt" fo:font-weight="normal" fo:font-family="'Century Schoolbook'" style:font-family-asian="'Century Schoolbook'" style:font-family-complex="'Century Schoolbook'" fo:background-color="transparent" style:use-window-font-color="true"/>
    </style:style>
    <style:style style:name="T2231" style:family="text">
      <style:text-properties fo:font-size="11.50pt" fo:font-weight="normal" fo:font-family="'Times New Roman'" style:font-family-asian="'Times New Roman'" style:font-family-complex="'Times New Roman'" fo:background-color="transparent" style:use-window-font-color="true"/>
    </style:style>
    <style:style style:name="T2232" style:family="text">
      <style:text-properties fo:font-size="11.50pt" fo:font-weight="normal" fo:font-family="'Century Schoolbook'" style:font-family-asian="'Century Schoolbook'" style:font-family-complex="'Century Schoolbook'" fo:background-color="transparent" style:use-window-font-color="true"/>
    </style:style>
    <style:style style:name="T2233" style:family="text">
      <style:text-properties fo:font-size="11.50pt" fo:font-weight="normal" fo:font-family="'Century Schoolbook'" style:font-family-asian="'Century Schoolbook'" style:font-family-complex="'Century Schoolbook'" fo:background-color="transparent" style:use-window-font-color="true"/>
    </style:style>
    <style:style style:name="T2234" style:family="text">
      <style:text-properties fo:font-size="11.50pt" fo:font-weight="normal" fo:font-family="'Century Schoolbook'" style:font-family-asian="'Century Schoolbook'" style:font-family-complex="'Century Schoolbook'" fo:background-color="transparent" style:use-window-font-color="true"/>
    </style:style>
    <style:style style:name="T2235" style:family="text">
      <style:text-properties fo:font-size="11.50pt" fo:font-weight="normal" fo:font-family="'Century Schoolbook'" style:font-family-asian="'Century Schoolbook'" style:font-family-complex="'Century Schoolbook'" fo:background-color="transparent" style:use-window-font-color="true"/>
    </style:style>
    <style:style style:name="T2236" style:family="text">
      <style:text-properties fo:font-size="11.50pt" fo:font-weight="normal" fo:font-family="'Century Schoolbook'" style:font-family-asian="'Century Schoolbook'" style:font-family-complex="'Century Schoolbook'" fo:background-color="transparent" style:use-window-font-color="true"/>
    </style:style>
    <style:style style:name="T2237" style:family="text">
      <style:text-properties fo:font-size="11.50pt" fo:font-weight="normal" fo:font-family="'Century Schoolbook'" style:font-family-asian="'Century Schoolbook'" style:font-family-complex="'Century Schoolbook'" fo:background-color="transparent" style:use-window-font-color="true"/>
    </style:style>
    <style:style style:name="T2238" style:family="text">
      <style:text-properties fo:font-size="11.50pt" fo:font-weight="normal" fo:font-family="'Century Schoolbook'" style:font-family-asian="'Century Schoolbook'" style:font-family-complex="'Century Schoolbook'" fo:background-color="transparent" style:use-window-font-color="true"/>
    </style:style>
    <style:style style:name="T2239" style:family="text">
      <style:text-properties fo:font-size="11.50pt" fo:font-weight="normal" fo:font-family="'Century Schoolbook'" style:font-family-asian="'Century Schoolbook'" style:font-family-complex="'Century Schoolbook'" fo:background-color="transparent" style:use-window-font-color="true"/>
    </style:style>
    <style:style style:name="T2240" style:family="text">
      <style:text-properties fo:font-size="11.50pt" fo:font-weight="normal" fo:font-family="'Century Schoolbook'" style:font-family-asian="'Century Schoolbook'" style:font-family-complex="'Century Schoolbook'" fo:background-color="transparent" style:use-window-font-color="true"/>
    </style:style>
    <style:style style:name="T2241" style:family="text">
      <style:text-properties fo:font-size="11.50pt" fo:font-weight="normal" fo:font-family="'Century Schoolbook'" style:font-family-asian="'Century Schoolbook'" style:font-family-complex="'Century Schoolbook'" fo:background-color="transparent" style:use-window-font-color="true"/>
    </style:style>
    <style:style style:name="T2242" style:family="text">
      <style:text-properties fo:font-size="11.50pt" fo:font-weight="normal" fo:font-family="'Times New Roman'" style:font-family-asian="'Times New Roman'" style:font-family-complex="'Times New Roman'" fo:background-color="transparent" style:use-window-font-color="true"/>
    </style:style>
    <style:style style:name="T2243" style:family="text">
      <style:text-properties fo:font-size="11.50pt" fo:font-weight="normal" fo:font-family="'Century Schoolbook'" style:font-family-asian="'Century Schoolbook'" style:font-family-complex="'Century Schoolbook'" fo:background-color="transparent" style:use-window-font-color="true"/>
    </style:style>
    <style:style style:name="T2244" style:family="text">
      <style:text-properties fo:font-size="11.50pt" fo:font-weight="normal" fo:font-family="'Century Schoolbook'" style:font-family-asian="'Century Schoolbook'" style:font-family-complex="'Century Schoolbook'" fo:background-color="transparent" style:use-window-font-color="true"/>
    </style:style>
    <style:style style:name="T2245" style:family="text">
      <style:text-properties fo:font-size="11.50pt" fo:font-weight="normal" fo:font-family="'Century Schoolbook'" style:font-family-asian="'Century Schoolbook'" style:font-family-complex="'Century Schoolbook'" fo:background-color="transparent" style:use-window-font-color="true"/>
    </style:style>
    <style:style style:name="T2246" style:family="text">
      <style:text-properties fo:font-size="11.50pt" fo:font-weight="normal" fo:font-family="'Century Schoolbook'" style:font-family-asian="'Century Schoolbook'" style:font-family-complex="'Century Schoolbook'" fo:background-color="transparent" style:use-window-font-color="true"/>
    </style:style>
    <style:style style:name="T2247" style:family="text">
      <style:text-properties fo:font-size="11.50pt" fo:font-weight="normal" fo:font-family="'Century Schoolbook'" style:font-family-asian="'Century Schoolbook'" style:font-family-complex="'Century Schoolbook'" fo:background-color="transparent" style:use-window-font-color="true"/>
    </style:style>
    <style:style style:name="T2248" style:family="text">
      <style:text-properties fo:font-size="11.50pt" fo:font-weight="normal" fo:font-family="'Century Schoolbook'" style:font-family-asian="'Century Schoolbook'" style:font-family-complex="'Century Schoolbook'" fo:background-color="transparent" style:use-window-font-color="true"/>
    </style:style>
    <style:style style:name="T2249" style:family="text">
      <style:text-properties fo:font-size="11.50pt" fo:font-weight="normal" fo:font-family="'Century Schoolbook'" style:font-family-asian="'Century Schoolbook'" style:font-family-complex="'Century Schoolbook'" fo:background-color="transparent" style:use-window-font-color="true"/>
    </style:style>
    <style:style style:name="T2250" style:family="text">
      <style:text-properties fo:font-size="11.50pt" fo:font-weight="normal" fo:font-family="'Century Schoolbook'" style:font-family-asian="'Century Schoolbook'" style:font-family-complex="'Century Schoolbook'" fo:background-color="transparent" style:use-window-font-color="true"/>
    </style:style>
    <style:style style:name="T2251" style:family="text">
      <style:text-properties fo:font-size="11.50pt" fo:font-weight="normal" fo:font-family="'Century Schoolbook'" style:font-family-asian="'Century Schoolbook'" style:font-family-complex="'Century Schoolbook'" fo:background-color="transparent" style:use-window-font-color="true"/>
    </style:style>
    <style:style style:name="T2252" style:family="text">
      <style:text-properties fo:font-size="11.50pt" fo:font-weight="normal" fo:font-family="'Century Schoolbook'" style:font-family-asian="'Century Schoolbook'" style:font-family-complex="'Century Schoolbook'" fo:background-color="transparent" style:use-window-font-color="true"/>
    </style:style>
    <style:style style:name="T2253" style:family="text">
      <style:text-properties fo:font-size="11.50pt" fo:font-weight="normal" fo:font-family="'Times New Roman'" style:font-family-asian="'Times New Roman'" style:font-family-complex="'Times New Roman'" fo:background-color="transparent" style:use-window-font-color="true"/>
    </style:style>
    <style:style style:name="T2254" style:family="text">
      <style:text-properties fo:font-size="11.50pt" fo:font-weight="normal" fo:font-family="'Century Schoolbook'" style:font-family-asian="'Century Schoolbook'" style:font-family-complex="'Century Schoolbook'" fo:background-color="transparent" style:use-window-font-color="true"/>
    </style:style>
    <style:style style:name="T2255" style:family="text">
      <style:text-properties fo:font-size="11.50pt" fo:font-weight="normal" fo:font-family="'Century Schoolbook'" style:font-family-asian="'Century Schoolbook'" style:font-family-complex="'Century Schoolbook'" fo:background-color="transparent" style:use-window-font-color="true"/>
    </style:style>
    <style:style style:name="T2256" style:family="text">
      <style:text-properties fo:font-size="11.50pt" fo:font-weight="normal" fo:font-family="'Century Schoolbook'" style:font-family-asian="'Century Schoolbook'" style:font-family-complex="'Century Schoolbook'" fo:background-color="transparent" style:use-window-font-color="true"/>
    </style:style>
    <style:style style:name="T2257" style:family="text">
      <style:text-properties fo:font-size="11.50pt" fo:font-weight="normal" fo:font-family="'Century Schoolbook'" style:font-family-asian="'Century Schoolbook'" style:font-family-complex="'Century Schoolbook'" fo:background-color="transparent" style:use-window-font-color="true"/>
    </style:style>
    <style:style style:name="T2258" style:family="text">
      <style:text-properties fo:font-size="11.50pt" fo:font-weight="normal" fo:font-family="'Century Schoolbook'" style:font-family-asian="'Century Schoolbook'" style:font-family-complex="'Century Schoolbook'" fo:background-color="transparent" style:use-window-font-color="true"/>
    </style:style>
    <style:style style:name="T2259" style:family="text">
      <style:text-properties fo:font-size="11.50pt" fo:font-weight="normal" fo:font-family="'Times New Roman'" style:font-family-asian="'Times New Roman'" style:font-family-complex="'Times New Roman'" fo:background-color="transparent" style:use-window-font-color="true"/>
    </style:style>
    <style:style style:name="T2260" style:family="text">
      <style:text-properties fo:font-size="11.50pt" fo:font-weight="normal" fo:font-family="'Century Schoolbook'" style:font-family-asian="'Century Schoolbook'" style:font-family-complex="'Century Schoolbook'" fo:background-color="transparent" style:use-window-font-color="true"/>
    </style:style>
    <style:style style:name="T2261" style:family="text">
      <style:text-properties fo:font-size="11.50pt" fo:font-weight="normal" fo:font-family="'Century Schoolbook'" style:font-family-asian="'Century Schoolbook'" style:font-family-complex="'Century Schoolbook'" fo:background-color="transparent" style:use-window-font-color="true"/>
    </style:style>
    <style:style style:name="T2262" style:family="text">
      <style:text-properties fo:font-size="11.50pt" fo:font-weight="normal" fo:font-family="'Century Schoolbook'" style:font-family-asian="'Century Schoolbook'" style:font-family-complex="'Century Schoolbook'" fo:background-color="transparent" style:use-window-font-color="true"/>
    </style:style>
    <style:style style:name="T2263" style:family="text">
      <style:text-properties fo:font-size="11.50pt" fo:font-weight="normal" fo:font-family="'Century Schoolbook'" style:font-family-asian="'Century Schoolbook'" style:font-family-complex="'Century Schoolbook'" fo:background-color="transparent" style:use-window-font-color="true"/>
    </style:style>
    <style:style style:name="T2264" style:family="text">
      <style:text-properties fo:font-size="11.50pt" fo:font-weight="normal" fo:font-family="'Century Schoolbook'" style:font-family-asian="'Century Schoolbook'" style:font-family-complex="'Century Schoolbook'" fo:background-color="transparent" style:use-window-font-color="true"/>
    </style:style>
    <style:style style:name="T2265" style:family="text">
      <style:text-properties fo:font-size="11.50pt" fo:font-weight="normal" fo:font-family="'Century Schoolbook'" style:font-family-asian="'Century Schoolbook'" style:font-family-complex="'Century Schoolbook'" fo:background-color="transparent" style:use-window-font-color="true"/>
    </style:style>
    <style:style style:name="T2266" style:family="text">
      <style:text-properties fo:font-size="10.00pt" fo:font-weight="normal" fo:font-family="'Century Schoolbook'" style:font-family-asian="'Century Schoolbook'" style:font-family-complex="'Century Schoolbook'" fo:background-color="transparent" style:use-window-font-color="true"/>
    </style:style>
    <style:style style:name="T2267" style:family="text">
      <style:text-properties fo:font-size="11.00pt" fo:font-weight="normal" fo:font-family="Calibri" style:font-family-asian="Calibri" style:font-family-complex="Calibri" fo:background-color="transparent" style:use-window-font-color="true"/>
    </style:style>
    <style:style style:name="T2268" style:family="text">
      <style:text-properties fo:font-size="16.00pt" fo:font-weight="bold" fo:font-family="'Century Schoolbook'" style:font-family-asian="'Century Schoolbook'" style:font-family-complex="'Century Schoolbook'" fo:background-color="transparent" style:use-window-font-color="true"/>
    </style:style>
    <style:style style:name="T2269" style:family="text">
      <style:text-properties fo:font-size="11.00pt" fo:font-weight="normal" fo:font-family="Calibri" style:font-family-asian="Calibri" style:font-family-complex="Calibri" fo:background-color="transparent" style:use-window-font-color="true"/>
    </style:style>
    <style:style style:name="T2270" style:family="text">
      <style:text-properties fo:font-size="11.50pt" fo:font-weight="normal" fo:font-family="'Century Schoolbook'" style:font-family-asian="'Century Schoolbook'" style:font-family-complex="'Century Schoolbook'" fo:background-color="transparent" style:use-window-font-color="true"/>
    </style:style>
    <style:style style:name="T2271" style:family="text">
      <style:text-properties fo:font-size="11.50pt" fo:font-weight="bold" fo:font-family="'Century Schoolbook'" style:font-family-asian="'Century Schoolbook'" style:font-family-complex="'Century Schoolbook'" fo:background-color="transparent" style:use-window-font-color="true"/>
    </style:style>
    <style:style style:name="T2272" style:family="text">
      <style:text-properties fo:font-size="10.00pt" fo:font-weight="bold" fo:font-family="'Century Schoolbook'" style:font-family-asian="'Century Schoolbook'" style:font-family-complex="'Century Schoolbook'" fo:background-color="transparent" style:use-window-font-color="true"/>
    </style:style>
    <style:style style:name="T2273" style:family="text">
      <style:text-properties fo:font-size="10.00pt" fo:font-weight="normal" fo:font-family="'Century Schoolbook'" style:font-family-asian="'Century Schoolbook'" style:font-family-complex="'Century Schoolbook'" fo:background-color="transparent" style:use-window-font-color="true"/>
    </style:style>
    <style:style style:name="T2274" style:family="text">
      <style:text-properties fo:font-size="10.00pt" fo:font-weight="bold" fo:font-family="'Century Schoolbook'" style:font-family-asian="'Century Schoolbook'" style:font-family-complex="'Century Schoolbook'" fo:background-color="transparent" style:use-window-font-color="true"/>
    </style:style>
    <style:style style:name="T2275" style:family="text">
      <style:text-properties fo:font-size="10.00pt" fo:font-weight="normal" fo:font-family="'Century Schoolbook'" style:font-family-asian="'Century Schoolbook'" style:font-family-complex="'Century Schoolbook'" fo:background-color="transparent" style:use-window-font-color="true"/>
    </style:style>
    <style:style style:name="T2276" style:family="text">
      <style:text-properties fo:font-size="11.50pt" fo:font-weight="bold" fo:font-family="'Century Schoolbook'" style:font-family-asian="'Century Schoolbook'" style:font-family-complex="'Century Schoolbook'" fo:background-color="transparent" style:use-window-font-color="true"/>
    </style:style>
    <style:style style:name="T2277" style:family="text">
      <style:text-properties fo:font-size="10.00pt" fo:font-weight="bold" fo:font-family="'Century Schoolbook'" style:font-family-asian="'Century Schoolbook'" style:font-family-complex="'Century Schoolbook'" fo:background-color="transparent" style:use-window-font-color="true"/>
    </style:style>
    <style:style style:name="T2278" style:family="text">
      <style:text-properties fo:font-size="10.00pt" fo:font-weight="normal" fo:font-family="'Century Schoolbook'" style:font-family-asian="'Century Schoolbook'" style:font-family-complex="'Century Schoolbook'" fo:background-color="transparent" style:use-window-font-color="true"/>
    </style:style>
    <style:style style:name="T2279" style:family="text">
      <style:text-properties fo:font-size="10.00pt" fo:font-weight="bold" fo:font-family="'Century Schoolbook'" style:font-family-asian="'Century Schoolbook'" style:font-family-complex="'Century Schoolbook'" fo:background-color="transparent" style:use-window-font-color="true"/>
    </style:style>
    <style:style style:name="T2280" style:family="text">
      <style:text-properties fo:font-size="10.00pt" fo:font-weight="normal" fo:font-family="'Century Schoolbook'" style:font-family-asian="'Century Schoolbook'" style:font-family-complex="'Century Schoolbook'" fo:background-color="transparent" style:use-window-font-color="true"/>
    </style:style>
    <style:style style:name="T2281" style:family="text">
      <style:text-properties fo:font-size="11.50pt" fo:font-weight="bold" fo:font-family="'Century Schoolbook'" style:font-family-asian="'Century Schoolbook'" style:font-family-complex="'Century Schoolbook'" fo:background-color="transparent" style:use-window-font-color="true"/>
    </style:style>
    <style:style style:name="T2282" style:family="text">
      <style:text-properties fo:font-size="10.00pt" fo:font-weight="bold" fo:font-family="'Century Schoolbook'" style:font-family-asian="'Century Schoolbook'" style:font-family-complex="'Century Schoolbook'" fo:background-color="transparent" style:use-window-font-color="true"/>
    </style:style>
    <style:style style:name="T2283" style:family="text">
      <style:text-properties fo:font-size="10.00pt" fo:font-weight="normal" fo:font-family="'Century Schoolbook'" style:font-family-asian="'Century Schoolbook'" style:font-family-complex="'Century Schoolbook'" fo:background-color="transparent" style:use-window-font-color="true"/>
    </style:style>
    <style:style style:name="T2284" style:family="text">
      <style:text-properties fo:font-size="10.00pt" fo:font-weight="bold" fo:font-family="'Century Schoolbook'" style:font-family-asian="'Century Schoolbook'" style:font-family-complex="'Century Schoolbook'" fo:background-color="transparent" style:use-window-font-color="true"/>
    </style:style>
    <style:style style:name="T2285" style:family="text">
      <style:text-properties fo:font-size="10.00pt" fo:font-weight="normal" fo:font-family="'Century Schoolbook'" style:font-family-asian="'Century Schoolbook'" style:font-family-complex="'Century Schoolbook'" fo:background-color="transparent" style:use-window-font-color="true"/>
    </style:style>
    <style:style style:name="T2286" style:family="text">
      <style:text-properties fo:font-size="11.50pt" fo:font-weight="normal" fo:font-family="'Century Schoolbook'" style:font-family-asian="'Century Schoolbook'" style:font-family-complex="'Century Schoolbook'" fo:background-color="transparent" style:use-window-font-color="true"/>
    </style:style>
    <style:style style:name="T2287" style:family="text">
      <style:text-properties fo:font-size="11.50pt" fo:font-weight="bold" fo:font-family="'Century Schoolbook'" style:font-family-asian="'Century Schoolbook'" style:font-family-complex="'Century Schoolbook'" fo:background-color="transparent" style:use-window-font-color="true"/>
    </style:style>
    <style:style style:name="T2288" style:family="text">
      <style:text-properties fo:font-size="11.00pt" fo:font-weight="normal" fo:font-family="Calibri" style:font-family-asian="Calibri" style:font-family-complex="Calibri" fo:background-color="transparent" style:use-window-font-color="true"/>
    </style:style>
    <style:style style:name="T2289" style:family="text">
      <style:text-properties fo:font-size="12.00pt" fo:font-weight="bold" fo:font-family="'Century Schoolbook'" style:font-family-asian="'Century Schoolbook'" style:font-family-complex="'Century Schoolbook'" fo:background-color="transparent" style:use-window-font-color="true"/>
    </style:style>
    <style:style style:name="T2290" style:family="text">
      <style:text-properties fo:font-size="11.00pt" fo:font-weight="normal" fo:font-family="Calibri" style:font-family-asian="Calibri" style:font-family-complex="Calibri" fo:background-color="transparent" style:use-window-font-color="true"/>
    </style:style>
    <style:style style:name="T2291" style:family="text">
      <style:text-properties fo:font-size="12.00pt" fo:font-weight="bold" fo:font-family="'Century Schoolbook'" style:font-family-asian="'Century Schoolbook'" style:font-family-complex="'Century Schoolbook'" fo:background-color="transparent" style:use-window-font-color="true"/>
    </style:style>
    <style:style style:name="T2292" style:family="text">
      <style:text-properties fo:font-size="11.00pt" fo:font-weight="normal" fo:font-family="Calibri" style:font-family-asian="Calibri" style:font-family-complex="Calibri" fo:background-color="transparent" style:use-window-font-color="true"/>
    </style:style>
    <style:style style:name="T2293" style:family="text">
      <style:text-properties fo:font-size="10.00pt" fo:font-weight="normal" fo:font-family="'Century Schoolbook'" style:font-family-asian="'Century Schoolbook'" style:font-family-complex="'Century Schoolbook'" fo:background-color="transparent" style:use-window-font-color="true"/>
    </style:style>
    <style:style style:name="T2294" style:family="text">
      <style:text-properties fo:font-size="11.00pt" fo:font-weight="normal" fo:font-family="Calibri" style:font-family-asian="Calibri" style:font-family-complex="Calibri" fo:background-color="transparent" style:use-window-font-color="true"/>
    </style:style>
    <style:style style:name="T2295" style:family="text">
      <style:text-properties fo:font-size="10.00pt" fo:font-weight="normal" fo:font-family="'Century Schoolbook'" style:font-family-asian="'Century Schoolbook'" style:font-family-complex="'Century Schoolbook'" fo:background-color="transparent" style:use-window-font-color="true"/>
    </style:style>
    <style:style style:name="T2296" style:family="text">
      <style:text-properties fo:font-size="11.00pt" fo:font-weight="normal" fo:font-family="Calibri" style:font-family-asian="Calibri" style:font-family-complex="Calibri" fo:background-color="transparent" style:use-window-font-color="true"/>
    </style:style>
    <style:style style:name="T2297" style:family="text">
      <style:text-properties fo:font-size="16.00pt" fo:font-weight="bold" fo:font-family="'Century Schoolbook'" style:font-family-asian="'Century Schoolbook'" style:font-family-complex="'Century Schoolbook'" fo:background-color="transparent" style:use-window-font-color="true"/>
    </style:style>
    <style:style style:name="T2298" style:family="text">
      <style:text-properties fo:font-size="14.00pt" fo:font-weight="normal" fo:font-family="'Century Schoolbook'" style:font-family-asian="'Century Schoolbook'" style:font-family-complex="'Century Schoolbook'" fo:background-color="transparent" style:use-window-font-color="true"/>
    </style:style>
    <style:style style:name="T2299" style:family="text">
      <style:text-properties fo:font-size="16.00pt" fo:font-weight="bold" fo:font-family="'Century Schoolbook'" style:font-family-asian="'Century Schoolbook'" style:font-family-complex="'Century Schoolbook'" fo:background-color="#ffffff" style:use-window-font-color="true"/>
    </style:style>
    <style:style style:name="T2300" style:family="text">
      <style:text-properties fo:font-size="11.00pt" fo:font-weight="bold" fo:font-family="'Century Schoolbook'" style:font-family-asian="'Century Schoolbook'" style:font-family-complex="'Century Schoolbook'" fo:background-color="#ffffff" style:use-window-font-color="true"/>
    </style:style>
    <style:style style:name="T2301" style:family="text">
      <style:text-properties fo:font-size="11.00pt" fo:font-weight="normal" fo:font-family="Calibri" style:font-family-asian="Calibri" style:font-family-complex="Calibri" fo:background-color="transparent" style:use-window-font-color="true"/>
    </style:style>
    <style:style style:name="T2302"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303" style:family="text">
      <style:text-properties fo:font-size="11.50pt" fo:font-weight="normal" fo:font-family="'Century Schoolbook'" style:font-family-asian="'Century Schoolbook'" style:font-family-complex="'Century Schoolbook'" fo:background-color="transparent" style:use-window-font-color="true"/>
    </style:style>
    <style:style style:name="T2304" style:family="text">
      <style:text-properties fo:font-size="10.00pt" fo:font-weight="normal" fo:font-family="'Century Schoolbook'" style:font-family-asian="'Century Schoolbook'" style:font-family-complex="'Century Schoolbook'" fo:background-color="transparent" style:use-window-font-color="true"/>
    </style:style>
    <style:style style:name="T2305" style:family="text">
      <style:text-properties fo:font-size="11.50pt" fo:font-weight="normal" fo:font-family="'Century Schoolbook'" style:font-family-asian="'Century Schoolbook'" style:font-family-complex="'Century Schoolbook'" fo:background-color="transparent" style:use-window-font-color="true"/>
    </style:style>
    <style:style style:name="T2306" style:family="text">
      <style:text-properties fo:font-size="11.50pt" fo:font-weight="normal" fo:font-family="'Century Schoolbook'" style:font-family-asian="'Century Schoolbook'" style:font-family-complex="'Century Schoolbook'" fo:background-color="transparent" style:use-window-font-color="true" fo:font-style="italic"/>
    </style:style>
    <style:style style:name="T2307" style:family="text">
      <style:text-properties fo:font-size="11.50pt" fo:font-weight="normal" fo:font-family="'Century Schoolbook'" style:font-family-asian="'Century Schoolbook'" style:font-family-complex="'Century Schoolbook'" fo:background-color="transparent" style:use-window-font-color="true"/>
    </style:style>
    <style:style style:name="T2308" style:family="text">
      <style:text-properties fo:font-size="11.50pt" fo:font-weight="bold" fo:font-family="'Century Schoolbook'" style:font-family-asian="'Century Schoolbook'" style:font-family-complex="'Century Schoolbook'" fo:background-color="transparent" style:use-window-font-color="true"/>
    </style:style>
    <style:style style:name="T2309" style:family="text">
      <style:text-properties fo:font-size="11.50pt" fo:font-weight="normal" fo:font-family="'Century Schoolbook'" style:font-family-asian="'Century Schoolbook'" style:font-family-complex="'Century Schoolbook'" fo:background-color="transparent" style:use-window-font-color="true"/>
    </style:style>
    <style:style style:name="T2310" style:family="text">
      <style:text-properties fo:font-size="10.00pt" fo:font-weight="normal" fo:font-family="'Century Schoolbook'" style:font-family-asian="'Century Schoolbook'" style:font-family-complex="'Century Schoolbook'" fo:background-color="transparent" style:use-window-font-color="true"/>
    </style:style>
    <style:style style:name="T2311" style:family="text">
      <style:text-properties fo:font-size="11.50pt" fo:font-weight="normal" fo:font-family="'Century Schoolbook'" style:font-family-asian="'Century Schoolbook'" style:font-family-complex="'Century Schoolbook'" fo:background-color="transparent" style:use-window-font-color="true"/>
    </style:style>
    <style:style style:name="T2312" style:family="text">
      <style:text-properties fo:font-size="10.00pt" fo:font-weight="normal" fo:font-family="'Century Schoolbook'" style:font-family-asian="'Century Schoolbook'" style:font-family-complex="'Century Schoolbook'" fo:background-color="transparent" style:use-window-font-color="true"/>
    </style:style>
    <style:style style:name="T2313" style:family="text">
      <style:text-properties fo:font-size="11.50pt" fo:font-weight="normal" fo:font-family="'Century Schoolbook'" style:font-family-asian="'Century Schoolbook'" style:font-family-complex="'Century Schoolbook'" fo:background-color="transparent" style:use-window-font-color="true"/>
    </style:style>
    <style:style style:name="T2314" style:family="text">
      <style:text-properties fo:font-size="10.00pt" fo:font-weight="normal" fo:font-family="'Century Schoolbook'" style:font-family-asian="'Century Schoolbook'" style:font-family-complex="'Century Schoolbook'" fo:background-color="transparent" style:use-window-font-color="true"/>
    </style:style>
    <style:style style:name="T2315" style:family="text">
      <style:text-properties fo:font-size="11.50pt" fo:font-weight="normal" fo:font-family="'Century Schoolbook'" style:font-family-asian="'Century Schoolbook'" style:font-family-complex="'Century Schoolbook'" fo:background-color="transparent" style:use-window-font-color="true"/>
    </style:style>
    <style:style style:name="T2316" style:family="text">
      <style:text-properties fo:font-size="11.00pt" fo:font-weight="normal" fo:font-family="Calibri" style:font-family-asian="Calibri" style:font-family-complex="Calibri" fo:background-color="transparent" style:use-window-font-color="true"/>
    </style:style>
    <style:style style:name="T2317" style:family="text">
      <style:text-properties fo:font-size="11.00pt" fo:font-weight="normal" fo:font-family="Calibri" style:font-family-asian="Calibri" style:font-family-complex="Calibri" fo:background-color="transparent" style:use-window-font-color="true"/>
    </style:style>
    <style:style style:name="T2318" style:family="text">
      <style:text-properties fo:font-size="16.00pt" fo:font-weight="bold" fo:font-family="'Century Schoolbook'" style:font-family-asian="'Century Schoolbook'" style:font-family-complex="'Century Schoolbook'" fo:background-color="transparent" style:use-window-font-color="true"/>
    </style:style>
    <style:style style:name="T2319" style:family="text">
      <style:text-properties fo:font-size="14.00pt" fo:font-weight="normal" fo:font-family="'Century Schoolbook'" style:font-family-asian="'Century Schoolbook'" style:font-family-complex="'Century Schoolbook'" fo:background-color="transparent" style:use-window-font-color="true"/>
    </style:style>
    <style:style style:name="T2320" style:family="text">
      <style:text-properties fo:font-size="11.00pt" fo:font-weight="normal" fo:font-family="Calibri" style:font-family-asian="Calibri" style:font-family-complex="Calibri" fo:background-color="transparent" style:use-window-font-color="true"/>
    </style:style>
    <style:style style:name="T2321" style:family="text">
      <style:text-properties fo:font-size="11.00pt" fo:font-weight="normal" fo:font-family="Calibri" style:font-family-asian="Calibri" style:font-family-complex="Calibri" fo:background-color="transparent" style:use-window-font-color="true"/>
    </style:style>
    <style:style style:name="T2322" style:family="text">
      <style:text-properties fo:font-size="18.00pt" fo:font-weight="normal" fo:font-family="'Century Schoolbook'" style:font-family-asian="'Century Schoolbook'" style:font-family-complex="'Century Schoolbook'" fo:background-color="transparent" style:use-window-font-color="true"/>
    </style:style>
    <style:style style:name="T2323" style:family="text">
      <style:text-properties fo:font-size="11.00pt" fo:font-weight="normal" fo:font-family="Calibri" style:font-family-asian="Calibri" style:font-family-complex="Calibri" fo:background-color="transparent" style:use-window-font-color="true"/>
    </style:style>
    <style:style style:name="T2324" style:family="text">
      <style:text-properties fo:font-size="18.00pt" fo:font-weight="bold" fo:font-family="'Century Schoolbook'" style:font-family-asian="'Century Schoolbook'" style:font-family-complex="'Century Schoolbook'" fo:background-color="transparent" style:use-window-font-color="true"/>
    </style:style>
    <style:style style:name="T2325" style:family="text">
      <style:text-properties fo:font-size="18.00pt" fo:font-weight="bold" fo:font-family="'Century Schoolbook'" style:font-family-asian="'Century Schoolbook'" style:font-family-complex="'Century Schoolbook'" fo:background-color="transparent" style:use-window-font-color="true"/>
    </style:style>
    <style:style style:name="T2326" style:family="text">
      <style:text-properties fo:font-size="18.00pt" fo:font-weight="bold" fo:font-family="'Century Schoolbook'" style:font-family-asian="'Century Schoolbook'" style:font-family-complex="'Century Schoolbook'" fo:background-color="transparent" style:use-window-font-color="true"/>
    </style:style>
    <style:style style:name="T2327" style:family="text">
      <style:text-properties fo:font-size="16.00pt" fo:font-weight="bold" fo:font-family="'Century Schoolbook'" style:font-family-asian="'Century Schoolbook'" style:font-family-complex="'Century Schoolbook'" fo:background-color="transparent" style:use-window-font-color="true"/>
    </style:style>
    <style:style style:name="T2328" style:family="text">
      <style:text-properties fo:font-size="11.00pt" fo:font-weight="normal" fo:font-family="Calibri" style:font-family-asian="Calibri" style:font-family-complex="Calibri" fo:background-color="transparent" style:use-window-font-color="true"/>
    </style:style>
    <style:style style:name="T2329" style:family="text">
      <style:text-properties fo:font-size="11.50pt" fo:font-weight="normal" fo:font-family="'Century Schoolbook'" style:font-family-asian="'Century Schoolbook'" style:font-family-complex="'Century Schoolbook'" fo:background-color="transparent" style:use-window-font-color="true"/>
    </style:style>
    <style:style style:name="T2330" style:family="text">
      <style:text-properties fo:font-size="11.00pt" fo:font-weight="normal" fo:font-family="Calibri" style:font-family-asian="Calibri" style:font-family-complex="Calibri" fo:background-color="transparent" style:use-window-font-color="true"/>
    </style:style>
    <style:style style:name="T2331" style:family="text">
      <style:text-properties fo:font-size="11.50pt" fo:font-weight="normal" fo:font-family="'Century Schoolbook'" style:font-family-asian="'Century Schoolbook'" style:font-family-complex="'Century Schoolbook'" fo:background-color="transparent" style:use-window-font-color="true"/>
    </style:style>
    <style:style style:name="T2332" style:family="text">
      <style:text-properties fo:font-size="11.50pt" fo:font-weight="bold" fo:font-family="'Century Schoolbook'" style:font-family-asian="'Century Schoolbook'" style:font-family-complex="'Century Schoolbook'" fo:background-color="transparent" style:use-window-font-color="true"/>
    </style:style>
    <style:style style:name="T2333" style:family="text">
      <style:text-properties fo:font-size="11.00pt" fo:font-weight="normal" fo:font-family="Calibri" style:font-family-asian="Calibri" style:font-family-complex="Calibri" fo:background-color="transparent" style:use-window-font-color="true"/>
    </style:style>
    <style:style style:name="T2334" style:family="text">
      <style:text-properties fo:font-size="12.00pt" fo:font-weight="bold" fo:font-family="'Century Schoolbook'" style:font-family-asian="'Century Schoolbook'" style:font-family-complex="'Century Schoolbook'" fo:background-color="transparent" style:use-window-font-color="true"/>
    </style:style>
    <style:style style:name="T2335" style:family="text">
      <style:text-properties fo:font-size="11.00pt" fo:font-weight="normal" fo:font-family="Calibri" style:font-family-asian="Calibri" style:font-family-complex="Calibri" fo:background-color="transparent" style:use-window-font-color="true"/>
    </style:style>
    <style:style style:name="T2336" style:family="text">
      <style:text-properties fo:font-size="12.00pt" fo:font-weight="bold" fo:font-family="'Century Schoolbook'" style:font-family-asian="'Century Schoolbook'" style:font-family-complex="'Century Schoolbook'" fo:background-color="transparent" style:use-window-font-color="true"/>
    </style:style>
    <style:style style:name="T2337" style:family="text">
      <style:text-properties fo:font-size="11.00pt" fo:font-weight="normal" fo:font-family="Calibri" style:font-family-asian="Calibri" style:font-family-complex="Calibri" fo:background-color="transparent" style:use-window-font-color="true"/>
    </style:style>
    <style:style style:name="T2338" style:family="text">
      <style:text-properties fo:font-size="10.00pt" fo:font-weight="normal" fo:font-family="'Century Schoolbook'" style:font-family-asian="'Century Schoolbook'" style:font-family-complex="'Century Schoolbook'" fo:background-color="transparent" style:use-window-font-color="true"/>
    </style:style>
    <style:style style:name="T2339" style:family="text">
      <style:text-properties fo:font-size="11.00pt" fo:font-weight="normal" fo:font-family="Calibri" style:font-family-asian="Calibri" style:font-family-complex="Calibri" fo:background-color="transparent" style:use-window-font-color="true"/>
    </style:style>
    <style:style style:name="T2340" style:family="text">
      <style:text-properties fo:font-size="10.00pt" fo:font-weight="normal" fo:font-family="'Century Schoolbook'" style:font-family-asian="'Century Schoolbook'" style:font-family-complex="'Century Schoolbook'" fo:background-color="transparent" style:use-window-font-color="true"/>
    </style:style>
    <style:style style:name="T2341" style:family="text">
      <style:text-properties fo:font-size="11.00pt" fo:font-weight="normal" fo:font-family="Calibri" style:font-family-asian="Calibri" style:font-family-complex="Calibri" fo:background-color="transparent" style:use-window-font-color="true"/>
    </style:style>
    <style:style style:name="T2342" style:family="text">
      <style:text-properties fo:font-size="11.00pt" fo:font-weight="bold" fo:font-family="'Century Schoolbook'" style:font-family-asian="'Century Schoolbook'" style:font-family-complex="'Century Schoolbook'" fo:background-color="transparent" style:use-window-font-color="true"/>
    </style:style>
    <style:style style:name="T2343" style:family="text">
      <style:text-properties fo:font-size="11.00pt" fo:font-weight="normal" fo:font-family="Calibri" style:font-family-asian="Calibri" style:font-family-complex="Calibri" fo:background-color="transparent" style:use-window-font-color="true"/>
    </style:style>
    <style:style style:name="T2344" style:family="text">
      <style:text-properties fo:font-size="11.00pt" fo:font-weight="bold" fo:font-family="'Century Schoolbook'" style:font-family-asian="'Century Schoolbook'" style:font-family-complex="'Century Schoolbook'" fo:background-color="#ffffff" style:use-window-font-color="true"/>
    </style:style>
    <style:style style:name="T2345" style:family="text">
      <style:text-properties fo:font-size="11.00pt" fo:font-weight="normal" fo:font-family="Calibri" style:font-family-asian="Calibri" style:font-family-complex="Calibri" fo:background-color="transparent" style:use-window-font-color="true"/>
    </style:style>
    <style:style style:name="T234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347" style:family="text">
      <style:text-properties fo:font-size="11.50pt" fo:font-weight="normal" fo:font-family="'Century Schoolbook'" style:font-family-asian="'Century Schoolbook'" style:font-family-complex="'Century Schoolbook'" fo:background-color="transparent" style:use-window-font-color="true"/>
    </style:style>
    <style:style style:name="T2348" style:family="text">
      <style:text-properties fo:font-size="14.00pt" fo:font-weight="normal" fo:font-family="'Century Schoolbook'" style:font-family-asian="'Century Schoolbook'" style:font-family-complex="'Century Schoolbook'" fo:background-color="transparent" style:use-window-font-color="true"/>
    </style:style>
    <style:style style:name="T2349" style:family="text">
      <style:text-properties fo:font-size="11.00pt" fo:font-weight="normal" fo:font-family="Calibri" style:font-family-asian="Calibri" style:font-family-complex="Calibri" fo:background-color="transparent" style:use-window-font-color="true"/>
    </style:style>
    <style:style style:name="T2350" style:family="text">
      <style:text-properties fo:font-size="16.00pt" fo:font-weight="bold" fo:font-family="'Century Schoolbook'" style:font-family-asian="'Century Schoolbook'" style:font-family-complex="'Century Schoolbook'" fo:background-color="transparent" style:use-window-font-color="true"/>
    </style:style>
    <style:style style:name="T2351" style:family="text">
      <style:text-properties fo:font-size="11.00pt" fo:font-weight="normal" fo:font-family="Calibri" style:font-family-asian="Calibri" style:font-family-complex="Calibri" fo:background-color="transparent" style:use-window-font-color="true"/>
    </style:style>
    <style:style style:name="T2352" style:family="text">
      <style:text-properties fo:font-size="11.50pt" fo:font-weight="bold" fo:font-family="'Century Schoolbook'" style:font-family-asian="'Century Schoolbook'" style:font-family-complex="'Century Schoolbook'" fo:background-color="transparent" style:use-window-font-color="true"/>
    </style:style>
    <style:style style:name="T2353" style:family="text">
      <style:text-properties fo:font-size="11.50pt" fo:font-weight="normal" fo:font-family="'Century Schoolbook'" style:font-family-asian="'Century Schoolbook'" style:font-family-complex="'Century Schoolbook'" fo:background-color="transparent" style:use-window-font-color="true"/>
    </style:style>
    <style:style style:name="T2354" style:family="text">
      <style:text-properties fo:font-size="11.50pt" fo:font-weight="bold" fo:font-family="'Century Schoolbook'" style:font-family-asian="'Century Schoolbook'" style:font-family-complex="'Century Schoolbook'" fo:background-color="transparent" style:use-window-font-color="true"/>
    </style:style>
    <style:style style:name="T2355" style:family="text">
      <style:text-properties fo:font-size="11.50pt" fo:font-weight="normal" fo:font-family="'Century Schoolbook'" style:font-family-asian="'Century Schoolbook'" style:font-family-complex="'Century Schoolbook'" fo:background-color="transparent" style:use-window-font-color="true"/>
    </style:style>
    <style:style style:name="T2356" style:family="text">
      <style:text-properties fo:font-size="11.50pt" fo:font-weight="bold" fo:font-family="'Century Schoolbook'" style:font-family-asian="'Century Schoolbook'" style:font-family-complex="'Century Schoolbook'" fo:background-color="transparent" style:use-window-font-color="true"/>
    </style:style>
    <style:style style:name="T2357" style:family="text">
      <style:text-properties fo:font-size="11.50pt" fo:font-weight="normal" fo:font-family="'Century Schoolbook'" style:font-family-asian="'Century Schoolbook'" style:font-family-complex="'Century Schoolbook'" fo:background-color="transparent" style:use-window-font-color="true"/>
    </style:style>
    <style:style style:name="T2358" style:family="text">
      <style:text-properties fo:font-size="11.50pt" fo:font-weight="bold" fo:font-family="'Century Schoolbook'" style:font-family-asian="'Century Schoolbook'" style:font-family-complex="'Century Schoolbook'" fo:background-color="transparent" style:use-window-font-color="true"/>
    </style:style>
    <style:style style:name="T2359" style:family="text">
      <style:text-properties fo:font-size="11.50pt" fo:font-weight="normal" fo:font-family="'Century Schoolbook'" style:font-family-asian="'Century Schoolbook'" style:font-family-complex="'Century Schoolbook'" fo:background-color="transparent" style:use-window-font-color="true"/>
    </style:style>
    <style:style style:name="T2360" style:family="text">
      <style:text-properties fo:font-size="11.50pt" fo:font-weight="bold" fo:font-family="'Century Schoolbook'" style:font-family-asian="'Century Schoolbook'" style:font-family-complex="'Century Schoolbook'" fo:background-color="transparent" style:use-window-font-color="true"/>
    </style:style>
    <style:style style:name="T2361" style:family="text">
      <style:text-properties fo:font-size="11.50pt" fo:font-weight="normal" fo:font-family="'Century Schoolbook'" style:font-family-asian="'Century Schoolbook'" style:font-family-complex="'Century Schoolbook'" fo:background-color="transparent" style:use-window-font-color="true"/>
    </style:style>
    <style:style style:name="T2362" style:family="text">
      <style:text-properties fo:font-size="11.50pt" fo:font-weight="bold" fo:font-family="'Century Schoolbook'" style:font-family-asian="'Century Schoolbook'" style:font-family-complex="'Century Schoolbook'" fo:background-color="transparent" style:use-window-font-color="true"/>
    </style:style>
    <style:style style:name="T2363" style:family="text">
      <style:text-properties fo:font-size="11.50pt" fo:font-weight="normal" fo:font-family="'Century Schoolbook'" style:font-family-asian="'Century Schoolbook'" style:font-family-complex="'Century Schoolbook'" fo:background-color="transparent" style:use-window-font-color="true"/>
    </style:style>
    <style:style style:name="T2364" style:family="text">
      <style:text-properties fo:font-size="11.50pt" fo:font-weight="bold" fo:font-family="'Century Schoolbook'" style:font-family-asian="'Century Schoolbook'" style:font-family-complex="'Century Schoolbook'" fo:background-color="transparent" style:use-window-font-color="true"/>
    </style:style>
    <style:style style:name="T2365" style:family="text">
      <style:text-properties fo:font-size="11.00pt" fo:font-weight="normal" fo:font-family="Calibri" style:font-family-asian="Calibri" style:font-family-complex="Calibri" fo:background-color="transparent" style:use-window-font-color="true"/>
    </style:style>
    <style:style style:name="T2366" style:family="text">
      <style:text-properties fo:font-size="12.00pt" fo:font-weight="bold" fo:font-family="'Century Schoolbook'" style:font-family-asian="'Century Schoolbook'" style:font-family-complex="'Century Schoolbook'" fo:background-color="transparent" style:use-window-font-color="true"/>
    </style:style>
    <style:style style:name="T2367" style:family="text">
      <style:text-properties fo:font-size="11.00pt" fo:font-weight="normal" fo:font-family="Calibri" style:font-family-asian="Calibri" style:font-family-complex="Calibri" fo:background-color="transparent" style:use-window-font-color="true"/>
    </style:style>
    <style:style style:name="T2368" style:family="text">
      <style:text-properties fo:font-size="12.00pt" fo:font-weight="bold" fo:font-family="'Century Schoolbook'" style:font-family-asian="'Century Schoolbook'" style:font-family-complex="'Century Schoolbook'" fo:background-color="transparent" style:use-window-font-color="true"/>
    </style:style>
    <style:style style:name="T2369" style:family="text">
      <style:text-properties fo:font-size="11.00pt" fo:font-weight="normal" fo:font-family="Calibri" style:font-family-asian="Calibri" style:font-family-complex="Calibri" fo:background-color="transparent" style:use-window-font-color="true"/>
    </style:style>
    <style:style style:name="T2370" style:family="text">
      <style:text-properties fo:font-size="10.00pt" fo:font-weight="normal" fo:font-family="'Century Schoolbook'" style:font-family-asian="'Century Schoolbook'" style:font-family-complex="'Century Schoolbook'" fo:background-color="transparent" style:use-window-font-color="true"/>
    </style:style>
    <style:style style:name="T2371" style:family="text">
      <style:text-properties fo:font-size="11.00pt" fo:font-weight="normal" fo:font-family="Calibri" style:font-family-asian="Calibri" style:font-family-complex="Calibri" fo:background-color="transparent" style:use-window-font-color="true"/>
    </style:style>
    <style:style style:name="T2372" style:family="text">
      <style:text-properties fo:font-size="10.00pt" fo:font-weight="normal" fo:font-family="'Century Schoolbook'" style:font-family-asian="'Century Schoolbook'" style:font-family-complex="'Century Schoolbook'" fo:background-color="transparent" style:use-window-font-color="true"/>
    </style:style>
    <style:style style:name="T2373" style:family="text">
      <style:text-properties fo:font-size="11.00pt" fo:font-weight="normal" fo:font-family="Calibri" style:font-family-asian="Calibri" style:font-family-complex="Calibri" fo:background-color="transparent" style:use-window-font-color="true"/>
    </style:style>
    <style:style style:name="T2374" style:family="text">
      <style:text-properties fo:font-size="11.00pt" fo:font-weight="bold" fo:font-family="'Century Schoolbook'" style:font-family-asian="'Century Schoolbook'" style:font-family-complex="'Century Schoolbook'" fo:background-color="transparent" style:use-window-font-color="true"/>
    </style:style>
    <style:style style:name="T2375" style:family="text">
      <style:text-properties fo:font-size="11.00pt" fo:font-weight="normal" fo:font-family="Calibri" style:font-family-asian="Calibri" style:font-family-complex="Calibri" fo:background-color="transparent" style:use-window-font-color="true"/>
    </style:style>
    <style:style style:name="T2376" style:family="text">
      <style:text-properties fo:font-size="11.00pt" fo:font-weight="bold" fo:font-family="'Century Schoolbook'" style:font-family-asian="'Century Schoolbook'" style:font-family-complex="'Century Schoolbook'" fo:background-color="#ffffff" style:use-window-font-color="true"/>
    </style:style>
    <style:style style:name="T2377" style:family="text">
      <style:text-properties fo:font-size="11.00pt" fo:font-weight="normal" fo:font-family="Calibri" style:font-family-asian="Calibri" style:font-family-complex="Calibri" fo:background-color="transparent" style:use-window-font-color="true"/>
    </style:style>
    <style:style style:name="T2378"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379" style:family="text">
      <style:text-properties fo:font-size="11.50pt" fo:font-weight="normal" fo:font-family="'Century Schoolbook'" style:font-family-asian="'Century Schoolbook'" style:font-family-complex="'Century Schoolbook'" fo:background-color="transparent" style:use-window-font-color="true"/>
    </style:style>
    <style:style style:name="T2380" style:family="text">
      <style:text-properties fo:font-size="11.50pt" fo:font-weight="bold" fo:font-family="'Century Schoolbook'" style:font-family-asian="'Century Schoolbook'" style:font-family-complex="'Century Schoolbook'" fo:background-color="transparent" style:use-window-font-color="true"/>
    </style:style>
    <style:style style:name="T2381" style:family="text">
      <style:text-properties fo:font-size="14.00pt" fo:font-weight="normal" fo:font-family="'Century Schoolbook'" style:font-family-asian="'Century Schoolbook'" style:font-family-complex="'Century Schoolbook'" fo:background-color="transparent" style:use-window-font-color="true"/>
    </style:style>
    <style:style style:name="T2382" style:family="text">
      <style:text-properties fo:font-size="11.50pt" fo:font-weight="bold" fo:font-family="'Century Schoolbook'" style:font-family-asian="'Century Schoolbook'" style:font-family-complex="'Century Schoolbook'" fo:background-color="transparent" style:use-window-font-color="true"/>
    </style:style>
    <style:style style:name="T2383" style:family="text">
      <style:text-properties fo:font-size="16.00pt" fo:font-weight="bold" fo:font-family="'Century Schoolbook'" style:font-family-asian="'Century Schoolbook'" style:font-family-complex="'Century Schoolbook'" fo:background-color="transparent" style:use-window-font-color="true"/>
    </style:style>
    <style:style style:name="T2384" style:family="text">
      <style:text-properties fo:font-size="11.00pt" fo:font-weight="normal" fo:font-family="Calibri" style:font-family-asian="Calibri" style:font-family-complex="Calibri" fo:background-color="transparent" style:use-window-font-color="true"/>
    </style:style>
    <style:style style:name="T2385" style:family="text">
      <style:text-properties fo:font-size="11.50pt" fo:font-weight="bold" fo:font-family="'Century Schoolbook'" style:font-family-asian="'Century Schoolbook'" style:font-family-complex="'Century Schoolbook'" fo:background-color="transparent" style:use-window-font-color="true"/>
    </style:style>
    <style:style style:name="T2386" style:family="text">
      <style:text-properties fo:font-size="11.50pt" fo:font-weight="normal" fo:font-family="'Century Schoolbook'" style:font-family-asian="'Century Schoolbook'" style:font-family-complex="'Century Schoolbook'" fo:background-color="transparent" style:use-window-font-color="true"/>
    </style:style>
    <style:style style:name="T2387" style:family="text">
      <style:text-properties fo:font-size="11.50pt" fo:font-weight="bold" fo:font-family="'Century Schoolbook'" style:font-family-asian="'Century Schoolbook'" style:font-family-complex="'Century Schoolbook'" fo:background-color="transparent" style:use-window-font-color="true"/>
    </style:style>
    <style:style style:name="T2388" style:family="text">
      <style:text-properties fo:font-size="11.50pt" fo:font-weight="normal" fo:font-family="'Century Schoolbook'" style:font-family-asian="'Century Schoolbook'" style:font-family-complex="'Century Schoolbook'" fo:background-color="transparent" style:use-window-font-color="true"/>
    </style:style>
    <style:style style:name="T2389" style:family="text">
      <style:text-properties fo:font-size="11.50pt" fo:font-weight="bold" fo:font-family="'Century Schoolbook'" style:font-family-asian="'Century Schoolbook'" style:font-family-complex="'Century Schoolbook'" fo:background-color="transparent" style:use-window-font-color="true"/>
    </style:style>
    <style:style style:name="T2390" style:family="text">
      <style:text-properties fo:font-size="11.50pt" fo:font-weight="normal" fo:font-family="'Century Schoolbook'" style:font-family-asian="'Century Schoolbook'" style:font-family-complex="'Century Schoolbook'" fo:background-color="transparent" style:use-window-font-color="true"/>
    </style:style>
    <style:style style:name="T2391" style:family="text">
      <style:text-properties fo:font-size="11.50pt" fo:font-weight="bold" fo:font-family="'Century Schoolbook'" style:font-family-asian="'Century Schoolbook'" style:font-family-complex="'Century Schoolbook'" fo:background-color="transparent" style:use-window-font-color="true"/>
    </style:style>
    <style:style style:name="T2392" style:family="text">
      <style:text-properties fo:font-size="11.00pt" fo:font-weight="normal" fo:font-family="Calibri" style:font-family-asian="Calibri" style:font-family-complex="Calibri" fo:background-color="transparent" style:use-window-font-color="true"/>
    </style:style>
    <style:style style:name="T2393" style:family="text">
      <style:text-properties fo:font-size="12.00pt" fo:font-weight="bold" fo:font-family="'Century Schoolbook'" style:font-family-asian="'Century Schoolbook'" style:font-family-complex="'Century Schoolbook'" fo:background-color="transparent" style:use-window-font-color="true"/>
    </style:style>
    <style:style style:name="T2394" style:family="text">
      <style:text-properties fo:font-size="11.00pt" fo:font-weight="normal" fo:font-family="Calibri" style:font-family-asian="Calibri" style:font-family-complex="Calibri" fo:background-color="transparent" style:use-window-font-color="true"/>
    </style:style>
    <style:style style:name="T2395" style:family="text">
      <style:text-properties fo:font-size="12.00pt" fo:font-weight="bold" fo:font-family="'Century Schoolbook'" style:font-family-asian="'Century Schoolbook'" style:font-family-complex="'Century Schoolbook'" fo:background-color="transparent" style:use-window-font-color="true"/>
    </style:style>
    <style:style style:name="T2396" style:family="text">
      <style:text-properties fo:font-size="11.00pt" fo:font-weight="normal" fo:font-family="Calibri" style:font-family-asian="Calibri" style:font-family-complex="Calibri" fo:background-color="transparent" style:use-window-font-color="true"/>
    </style:style>
    <style:style style:name="T2397" style:family="text">
      <style:text-properties fo:font-size="10.00pt" fo:font-weight="normal" fo:font-family="'Century Schoolbook'" style:font-family-asian="'Century Schoolbook'" style:font-family-complex="'Century Schoolbook'" fo:background-color="transparent" style:use-window-font-color="true"/>
    </style:style>
    <style:style style:name="T2398" style:family="text">
      <style:text-properties fo:font-size="11.00pt" fo:font-weight="normal" fo:font-family="Calibri" style:font-family-asian="Calibri" style:font-family-complex="Calibri" fo:background-color="transparent" style:use-window-font-color="true"/>
    </style:style>
    <style:style style:name="T2399" style:family="text">
      <style:text-properties fo:font-size="10.00pt" fo:font-weight="normal" fo:font-family="'Century Schoolbook'" style:font-family-asian="'Century Schoolbook'" style:font-family-complex="'Century Schoolbook'" fo:background-color="transparent" style:use-window-font-color="true"/>
    </style:style>
    <style:style style:name="T2400" style:family="text">
      <style:text-properties fo:font-size="11.00pt" fo:font-weight="normal" fo:font-family="Calibri" style:font-family-asian="Calibri" style:font-family-complex="Calibri" fo:background-color="transparent" style:use-window-font-color="true"/>
    </style:style>
    <style:style style:name="T2401" style:family="text">
      <style:text-properties fo:font-size="11.00pt" fo:font-weight="bold" fo:font-family="'Century Schoolbook'" style:font-family-asian="'Century Schoolbook'" style:font-family-complex="'Century Schoolbook'" fo:background-color="transparent" style:use-window-font-color="true"/>
    </style:style>
    <style:style style:name="T2402" style:family="text">
      <style:text-properties fo:font-size="11.00pt" fo:font-weight="normal" fo:font-family="Calibri" style:font-family-asian="Calibri" style:font-family-complex="Calibri" fo:background-color="transparent" style:use-window-font-color="true"/>
    </style:style>
    <style:style style:name="T2403" style:family="text">
      <style:text-properties fo:font-size="11.00pt" fo:font-weight="bold" fo:font-family="'Century Schoolbook'" style:font-family-asian="'Century Schoolbook'" style:font-family-complex="'Century Schoolbook'" fo:background-color="#ffffff" style:use-window-font-color="true"/>
    </style:style>
    <style:style style:name="T2404" style:family="text">
      <style:text-properties fo:font-size="11.00pt" fo:font-weight="normal" fo:font-family="Calibri" style:font-family-asian="Calibri" style:font-family-complex="Calibri" fo:background-color="transparent" style:use-window-font-color="true"/>
    </style:style>
    <style:style style:name="T2405"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406" style:family="text">
      <style:text-properties fo:font-size="11.50pt" fo:font-weight="normal" fo:font-family="'Century Schoolbook'" style:font-family-asian="'Century Schoolbook'" style:font-family-complex="'Century Schoolbook'" fo:background-color="transparent" style:use-window-font-color="true"/>
    </style:style>
    <style:style style:name="T2407" style:family="text">
      <style:text-properties fo:font-size="14.00pt" fo:font-weight="normal" fo:font-family="'Century Schoolbook'" style:font-family-asian="'Century Schoolbook'" style:font-family-complex="'Century Schoolbook'" fo:background-color="transparent" style:use-window-font-color="true"/>
    </style:style>
    <style:style style:name="T2408" style:family="text">
      <style:text-properties fo:font-size="11.00pt" fo:font-weight="normal" fo:font-family="Calibri" style:font-family-asian="Calibri" style:font-family-complex="Calibri" fo:background-color="transparent" style:use-window-font-color="true"/>
    </style:style>
    <style:style style:name="T2409" style:family="text">
      <style:text-properties fo:font-size="16.00pt" fo:font-weight="bold" fo:font-family="'Century Schoolbook'" style:font-family-asian="'Century Schoolbook'" style:font-family-complex="'Century Schoolbook'" fo:background-color="transparent" style:use-window-font-color="true"/>
    </style:style>
    <style:style style:name="T2410" style:family="text">
      <style:text-properties fo:font-size="11.00pt" fo:font-weight="normal" fo:font-family="Calibri" style:font-family-asian="Calibri" style:font-family-complex="Calibri" fo:background-color="transparent" style:use-window-font-color="true"/>
    </style:style>
    <style:style style:name="T2411" style:family="text">
      <style:text-properties fo:font-size="12.00pt" fo:font-weight="normal" fo:font-family="'Century Schoolbook'" style:font-family-asian="'Century Schoolbook'" style:font-family-complex="'Century Schoolbook'" fo:background-color="transparent" style:use-window-font-color="true"/>
    </style:style>
    <style:style style:name="T2412" style:family="text">
      <style:text-properties fo:font-size="11.00pt" fo:font-weight="bold" fo:font-family="'Century Schoolbook'" style:font-family-asian="'Century Schoolbook'" style:font-family-complex="'Century Schoolbook'" fo:background-color="transparent" style:use-window-font-color="true"/>
    </style:style>
    <style:style style:name="T2413" style:family="text">
      <style:text-properties fo:font-size="11.00pt" fo:font-weight="normal" fo:font-family="Calibri" style:font-family-asian="Calibri" style:font-family-complex="Calibri" fo:background-color="transparent" style:use-window-font-color="true"/>
    </style:style>
    <style:style style:name="T2414" style:family="text">
      <style:text-properties fo:font-size="11.00pt" fo:font-weight="bold" fo:font-family="'Century Schoolbook'" style:font-family-asian="'Century Schoolbook'" style:font-family-complex="'Century Schoolbook'" fo:background-color="#ffffff" style:use-window-font-color="true"/>
    </style:style>
    <style:style style:name="T2415" style:family="text">
      <style:text-properties fo:font-size="11.00pt" fo:font-weight="normal" fo:font-family="Calibri" style:font-family-asian="Calibri" style:font-family-complex="Calibri" fo:background-color="transparent" style:use-window-font-color="true"/>
    </style:style>
    <style:style style:name="T2416"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style:use-window-font-color="true"/>
    </style:style>
    <style:style style:name="T2417" style:family="text">
      <style:text-properties fo:font-size="11.00pt" fo:font-weight="normal" fo:font-family="Calibri" style:font-family-asian="Calibri" style:font-family-complex="Calibri" fo:background-color="transparent" style:use-window-font-color="true"/>
    </style:style>
    <style:style style:name="T2418" style:family="text">
      <style:text-properties fo:font-size="12.00pt" fo:font-weight="normal" fo:font-family="'Century Schoolbook'" style:font-family-asian="'Century Schoolbook'" style:font-family-complex="'Century Schoolbook'" fo:background-color="transparent" style:use-window-font-color="true"/>
    </style:style>
    <style:style style:name="T2419" style:family="text">
      <style:text-properties fo:font-size="12.0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20" style:family="text">
      <style:text-properties fo:font-size="12.0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21" style:family="text">
      <style:text-properties fo:font-size="12.00pt" fo:font-weight="normal" fo:font-family="'Century Schoolbook'" style:font-family-asian="'Century Schoolbook'" style:font-family-complex="'Century Schoolbook'" fo:background-color="transparent" style:use-window-font-color="true"/>
    </style:style>
    <style:style style:name="T2422" style:family="text">
      <style:text-properties fo:font-size="12.0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23" style:family="text">
      <style:text-properties fo:font-size="12.0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24" style:family="text">
      <style:text-properties fo:font-size="12.00pt" fo:font-weight="normal" fo:font-family="'Century Schoolbook'" style:font-family-asian="'Century Schoolbook'" style:font-family-complex="'Century Schoolbook'" fo:background-color="transparent" style:use-window-font-color="true"/>
    </style:style>
    <style:style style:name="T2425" style:family="text">
      <style:text-properties fo:font-size="11.00pt" fo:font-weight="normal" fo:font-family="'Century Schoolbook'" style:font-family-asian="'Century Schoolbook'" style:font-family-complex="'Century Schoolbook'" fo:background-color="transparent" style:use-window-font-color="true"/>
    </style:style>
    <style:style style:name="T2426" style:family="text">
      <style:text-properties fo:font-size="11.00pt" fo:font-weight="normal" fo:font-family="Calibri" style:font-family-asian="Calibri" style:font-family-complex="Calibri" fo:background-color="transparent" style:use-window-font-color="true"/>
    </style:style>
    <style:style style:name="T2427" style:family="text">
      <style:text-properties fo:font-size="11.50pt" fo:font-weight="normal" fo:font-family="'Century Schoolbook'" style:font-family-asian="'Century Schoolbook'" style:font-family-complex="'Century Schoolbook'" fo:background-color="transparent" style:use-window-font-color="true"/>
    </style:style>
    <style:style style:name="T2428" style:family="text">
      <style:text-properties fo:font-size="11.00pt" fo:font-weight="normal" fo:font-family="Calibri" style:font-family-asian="Calibri" style:font-family-complex="Calibri" fo:background-color="transparent" style:use-window-font-color="true"/>
    </style:style>
    <style:style style:name="T2429"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30"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31" style:family="text">
      <style:text-properties fo:font-size="11.50pt" fo:font-weight="normal" fo:font-family="'Century Schoolbook'" style:font-family-asian="'Century Schoolbook'" style:font-family-complex="'Century Schoolbook'" fo:background-color="transparent" style:use-window-font-color="true"/>
    </style:style>
    <style:style style:name="T243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33"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00ff"/>
    </style:style>
    <style:style style:name="T2434" style:family="text">
      <style:text-properties fo:font-size="11.50pt" fo:font-weight="normal" fo:font-family="'Century Schoolbook'" style:font-family-asian="'Century Schoolbook'" style:font-family-complex="'Century Schoolbook'" fo:background-color="transparent" style:use-window-font-color="true"/>
    </style:style>
    <style:style style:name="T2435" style:family="text">
      <style:text-properties fo:font-size="16.00pt" fo:font-weight="bold" fo:font-family="'Century Schoolbook'" style:font-family-asian="'Century Schoolbook'" style:font-family-complex="'Century Schoolbook'" fo:background-color="transparent" style:use-window-font-color="true"/>
    </style:style>
    <style:style style:name="T2436" style:family="text">
      <style:text-properties fo:font-size="11.00pt" fo:font-weight="normal" fo:font-family="Calibri" style:font-family-asian="Calibri" style:font-family-complex="Calibri" fo:background-color="transparent" style:use-window-font-color="true"/>
    </style:style>
    <style:style style:name="T2437" style:family="text">
      <style:text-properties fo:font-size="11.00pt" fo:font-weight="bold" fo:font-family="'Century Schoolbook'" style:font-family-asian="'Century Schoolbook'" style:font-family-complex="'Century Schoolbook'" fo:background-color="#ffffff" style:use-window-font-color="true"/>
    </style:style>
    <style:style style:name="T2438" style:family="text">
      <style:text-properties fo:font-size="11.00pt" fo:font-weight="normal" fo:font-family="Calibri" style:font-family-asian="Calibri" style:font-family-complex="Calibri" fo:background-color="transparent" style:use-window-font-color="true"/>
    </style:style>
    <style:style style:name="T2439"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2440" style:family="text">
      <style:text-properties fo:font-size="16.00pt" fo:font-weight="bold" style:text-underline-mode="continuous" style:text-underline-type="single" style:text-underline-style="solid" style:text-underline-width="normal" fo:font-family="'Century Schoolbook'" style:font-family-asian="'Century Schoolbook'" style:font-family-complex="'Century Schoolbook'" fo:background-color="#ffffff" fo:color="#0000ff"/>
    </style:style>
    <style:style style:name="T2441" style:family="text">
      <style:text-properties fo:font-size="11.00pt" fo:font-weight="normal" fo:font-family="Calibri" style:font-family-asian="Calibri" style:font-family-complex="Calibri" fo:background-color="transparent" style:use-window-font-color="true"/>
    </style:style>
    <style:style style:name="T2442" style:family="text">
      <style:text-properties fo:font-size="11.50pt" fo:font-weight="normal" fo:font-family="'Century Schoolbook'" style:font-family-asian="'Century Schoolbook'" style:font-family-complex="'Century Schoolbook'" fo:background-color="transparent" style:use-window-font-color="true"/>
    </style:style>
    <style:style style:name="T2443" style:family="text">
      <style:text-properties fo:font-size="11.00pt" fo:font-weight="normal" fo:font-family="Calibri" style:font-family-asian="Calibri" style:font-family-complex="Calibri" fo:background-color="transparent" style:use-window-font-color="true"/>
    </style:style>
    <style:style style:name="T2444" style:family="text">
      <style:text-properties fo:font-size="14.00pt" fo:font-weight="normal" fo:font-family="'Century Schoolbook'" style:font-family-asian="'Century Schoolbook'" style:font-family-complex="'Century Schoolbook'" fo:background-color="transparent" style:use-window-font-color="true"/>
    </style:style>
    <style:style style:name="T2445" style:family="text">
      <style:text-properties fo:font-size="11.50pt" fo:font-weight="normal" fo:font-family="'Century Schoolbook'" style:font-family-asian="'Century Schoolbook'" style:font-family-complex="'Century Schoolbook'" fo:background-color="transparent" style:use-window-font-color="true"/>
    </style:style>
    <style:style style:name="T2446" style:family="text">
      <style:text-properties fo:font-size="11.00pt" fo:font-weight="normal" fo:font-family="Calibri" style:font-family-asian="Calibri" style:font-family-complex="Calibri" fo:background-color="transparent" style:use-window-font-color="true"/>
    </style:style>
    <style:style style:name="T2447" style:family="text">
      <style:text-properties fo:font-size="18.00pt" fo:font-weight="bold" fo:font-family="'Century Schoolbook'" style:font-family-asian="'Century Schoolbook'" style:font-family-complex="'Century Schoolbook'" fo:background-color="transparent" style:use-window-font-color="true"/>
    </style:style>
    <style:style style:name="T2448" style:family="text">
      <style:text-properties fo:font-size="11.50pt" fo:font-weight="normal" fo:font-family="'Century Schoolbook'" style:font-family-asian="'Century Schoolbook'" style:font-family-complex="'Century Schoolbook'" fo:background-color="transparent" style:use-window-font-color="true"/>
    </style:style>
    <style:style style:name="T2449" style:family="text">
      <style:text-properties fo:font-size="11.00pt" fo:font-weight="normal" fo:font-family="Calibri" style:font-family-asian="Calibri" style:font-family-complex="Calibri" fo:background-color="transparent" style:use-window-font-color="true"/>
    </style:style>
    <style:style style:name="T2450" style:family="text">
      <style:text-properties fo:font-size="11.50pt" fo:font-weight="bold" fo:font-family="'Century Schoolbook'" style:font-family-asian="'Century Schoolbook'" style:font-family-complex="'Century Schoolbook'" fo:background-color="transparent" fo:color="#001a1e"/>
    </style:style>
    <style:style style:name="T2451" style:family="text">
      <style:text-properties fo:font-size="11.00pt" fo:font-weight="normal" fo:font-family="Calibri" style:font-family-asian="Calibri" style:font-family-complex="Calibri" fo:background-color="transparent" style:use-window-font-color="true"/>
    </style:style>
    <style:style style:name="T2452" style:family="text">
      <style:text-properties fo:font-size="12.00pt" fo:font-weight="bold" fo:font-family="'Century Schoolbook'" style:font-family-asian="'Century Schoolbook'" style:font-family-complex="'Century Schoolbook'" fo:background-color="transparent" style:use-window-font-color="true"/>
    </style:style>
    <style:style style:name="T2453" style:family="text">
      <style:text-properties fo:font-size="11.00pt" fo:font-weight="normal" fo:font-family="Calibri" style:font-family-asian="Calibri" style:font-family-complex="Calibri" fo:background-color="transparent" style:use-window-font-color="true"/>
    </style:style>
    <style:style style:name="T2454" style:family="text">
      <style:text-properties fo:font-size="12.00pt" fo:font-weight="bold" fo:font-family="'Century Schoolbook'" style:font-family-asian="'Century Schoolbook'" style:font-family-complex="'Century Schoolbook'" fo:background-color="transparent" style:use-window-font-color="true"/>
    </style:style>
    <style:style style:name="T2455" style:family="text">
      <style:text-properties fo:font-size="11.00pt" fo:font-weight="normal" fo:font-family="Calibri" style:font-family-asian="Calibri" style:font-family-complex="Calibri" fo:background-color="transparent" style:use-window-font-color="true"/>
    </style:style>
    <style:style style:name="T2456" style:family="text">
      <style:text-properties fo:font-size="10.00pt" fo:font-weight="normal" fo:font-family="'Century Schoolbook'" style:font-family-asian="'Century Schoolbook'" style:font-family-complex="'Century Schoolbook'" fo:background-color="transparent" fo:color="#1d2125"/>
    </style:style>
    <style:style style:name="T2457" style:family="text">
      <style:text-properties fo:font-size="11.00pt" fo:font-weight="normal" fo:font-family="Calibri" style:font-family-asian="Calibri" style:font-family-complex="Calibri" fo:background-color="transparent" style:use-window-font-color="true"/>
    </style:style>
    <style:style style:name="T2458" style:family="text">
      <style:text-properties fo:font-size="10.00pt" fo:font-weight="normal" fo:font-family="'Century Schoolbook'" style:font-family-asian="'Century Schoolbook'" style:font-family-complex="'Century Schoolbook'" fo:background-color="transparent" fo:color="#1d2125"/>
    </style:style>
    <style:style style:name="T2459" style:family="text">
      <style:text-properties fo:font-size="11.00pt" fo:font-weight="normal" fo:font-family="Calibri" style:font-family-asian="Calibri" style:font-family-complex="Calibri" fo:background-color="transparent" style:use-window-font-color="true"/>
    </style:style>
    <style:style style:name="T2460" style:family="text">
      <style:text-properties fo:font-size="11.00pt" fo:font-weight="bold" fo:font-family="'Century Schoolbook'" style:font-family-asian="'Century Schoolbook'" style:font-family-complex="'Century Schoolbook'" fo:background-color="transparent" style:use-window-font-color="true"/>
    </style:style>
    <style:style style:name="T2461" style:family="text">
      <style:text-properties fo:font-size="11.00pt" fo:font-weight="normal" fo:font-family="Calibri" style:font-family-asian="Calibri" style:font-family-complex="Calibri" fo:background-color="transparent" style:use-window-font-color="true"/>
    </style:style>
    <style:style style:name="T2462" style:family="text">
      <style:text-properties fo:font-size="11.00pt" fo:font-weight="bold" fo:font-family="'Century Schoolbook'" style:font-family-asian="'Century Schoolbook'" style:font-family-complex="'Century Schoolbook'" fo:background-color="#ffffff" style:use-window-font-color="true"/>
    </style:style>
    <style:style style:name="T2463" style:family="text">
      <style:text-properties fo:font-size="11.00pt" fo:font-weight="normal" fo:font-family="Calibri" style:font-family-asian="Calibri" style:font-family-complex="Calibri" fo:background-color="transparent" style:use-window-font-color="true"/>
    </style:style>
    <style:style style:name="T2464"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465" style:family="text">
      <style:text-properties fo:font-size="11.50pt" fo:font-weight="normal" fo:font-family="'Century Schoolbook'" style:font-family-asian="'Century Schoolbook'" style:font-family-complex="'Century Schoolbook'" fo:background-color="transparent" fo:color="#001a1e"/>
    </style:style>
    <style:style style:name="T2466" style:family="text">
      <style:text-properties fo:font-size="14.00pt" fo:font-weight="normal" fo:font-family="'Century Schoolbook'" style:font-family-asian="'Century Schoolbook'" style:font-family-complex="'Century Schoolbook'" fo:background-color="transparent" style:use-window-font-color="true"/>
    </style:style>
    <style:style style:name="T2467" style:family="text">
      <style:text-properties fo:font-size="11.00pt" fo:font-weight="normal" fo:font-family="Calibri" style:font-family-asian="Calibri" style:font-family-complex="Calibri" fo:background-color="transparent" style:use-window-font-color="true"/>
    </style:style>
    <style:style style:name="T2468" style:family="text">
      <style:text-properties fo:font-size="11.50pt" fo:font-weight="bold" fo:font-family="'Century Schoolbook'" style:font-family-asian="'Century Schoolbook'" style:font-family-complex="'Century Schoolbook'" fo:background-color="transparent" fo:color="#001a1e"/>
    </style:style>
    <style:style style:name="T2469" style:family="text">
      <style:text-properties fo:font-size="11.00pt" fo:font-weight="normal" fo:font-family="Calibri" style:font-family-asian="Calibri" style:font-family-complex="Calibri" fo:background-color="transparent" style:use-window-font-color="true"/>
    </style:style>
    <style:style style:name="T2470" style:family="text">
      <style:text-properties fo:font-size="11.50pt" fo:font-weight="bold" fo:font-family="'Century Schoolbook'" style:font-family-asian="'Century Schoolbook'" style:font-family-complex="'Century Schoolbook'" fo:background-color="transparent" fo:color="#001a1e"/>
    </style:style>
    <style:style style:name="T2471" style:family="text">
      <style:text-properties fo:font-size="11.50pt" fo:font-weight="normal" fo:font-family="'Century Schoolbook'" style:font-family-asian="'Century Schoolbook'" style:font-family-complex="'Century Schoolbook'" fo:background-color="transparent" fo:color="#001a1e"/>
    </style:style>
    <style:style style:name="T247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73"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74" style:family="text">
      <style:text-properties fo:font-size="11.50pt" fo:font-weight="normal" fo:font-family="'Century Schoolbook'" style:font-family-asian="'Century Schoolbook'" style:font-family-complex="'Century Schoolbook'" fo:background-color="transparent" fo:color="#001a1e"/>
    </style:style>
    <style:style style:name="T2475" style:family="text">
      <style:text-properties fo:font-size="11.50pt" fo:font-weight="bold" fo:font-family="'Century Schoolbook'" style:font-family-asian="'Century Schoolbook'" style:font-family-complex="'Century Schoolbook'" fo:background-color="transparent" fo:color="#001a1e"/>
    </style:style>
    <style:style style:name="T2476" style:family="text">
      <style:text-properties fo:font-size="11.50pt" fo:font-weight="normal" fo:font-family="'Century Schoolbook'" style:font-family-asian="'Century Schoolbook'" style:font-family-complex="'Century Schoolbook'" fo:background-color="transparent" fo:color="#001a1e"/>
    </style:style>
    <style:style style:name="T2477" style:family="text">
      <style:text-properties fo:font-size="8.50pt" style:text-position="super" fo:font-weight="normal" fo:font-family="'Century Schoolbook'" style:font-family-asian="'Century Schoolbook'" style:font-family-complex="'Century Schoolbook'" fo:background-color="transparent" fo:color="#001a1e"/>
    </style:style>
    <style:style style:name="T2478" style:family="text">
      <style:text-properties fo:font-size="11.50pt" fo:font-weight="normal" fo:font-family="'Century Schoolbook'" style:font-family-asian="'Century Schoolbook'" style:font-family-complex="'Century Schoolbook'" fo:background-color="transparent" fo:color="#001a1e"/>
    </style:style>
    <style:style style:name="T2479" style:family="text">
      <style:text-properties fo:font-size="11.50pt" fo:font-weight="bold" fo:font-family="'Century Schoolbook'" style:font-family-asian="'Century Schoolbook'" style:font-family-complex="'Century Schoolbook'" fo:background-color="transparent" fo:color="#001a1e"/>
    </style:style>
    <style:style style:name="T2480" style:family="text">
      <style:text-properties fo:font-size="11.50pt" fo:font-weight="normal" fo:font-family="'Century Schoolbook'" style:font-family-asian="'Century Schoolbook'" style:font-family-complex="'Century Schoolbook'" fo:background-color="transparent" fo:color="#001a1e"/>
    </style:style>
    <style:style style:name="T2481"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8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83" style:family="text">
      <style:text-properties fo:font-size="11.50pt" fo:font-weight="normal" fo:font-family="'Century Schoolbook'" style:font-family-asian="'Century Schoolbook'" style:font-family-complex="'Century Schoolbook'" fo:background-color="transparent" fo:color="#001a1e"/>
    </style:style>
    <style:style style:name="T2484" style:family="text">
      <style:text-properties fo:font-size="11.50pt" fo:font-weight="normal" fo:font-family="'Century Schoolbook'" style:font-family-asian="'Century Schoolbook'" style:font-family-complex="'Century Schoolbook'" fo:background-color="transparent" fo:color="#001a1e" fo:font-style="italic"/>
    </style:style>
    <style:style style:name="T2485" style:family="text">
      <style:text-properties fo:font-size="11.50pt" fo:font-weight="normal" fo:font-family="'Century Schoolbook'" style:font-family-asian="'Century Schoolbook'" style:font-family-complex="'Century Schoolbook'" fo:background-color="transparent" fo:color="#001a1e"/>
    </style:style>
    <style:style style:name="T2486"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87"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88" style:family="text">
      <style:text-properties fo:font-size="11.50pt" fo:font-weight="normal" fo:font-family="'Century Schoolbook'" style:font-family-asian="'Century Schoolbook'" style:font-family-complex="'Century Schoolbook'" fo:background-color="transparent" fo:color="#001a1e"/>
    </style:style>
    <style:style style:name="T2489" style:family="text">
      <style:text-properties fo:font-size="11.50pt" fo:font-weight="normal" fo:font-family="'Century Schoolbook'" style:font-family-asian="'Century Schoolbook'" style:font-family-complex="'Century Schoolbook'" fo:background-color="transparent" fo:color="#001a1e" fo:font-style="italic"/>
    </style:style>
    <style:style style:name="T2490" style:family="text">
      <style:text-properties fo:font-size="11.50pt" fo:font-weight="normal" fo:font-family="'Century Schoolbook'" style:font-family-asian="'Century Schoolbook'" style:font-family-complex="'Century Schoolbook'" fo:background-color="transparent" fo:color="#001a1e"/>
    </style:style>
    <style:style style:name="T2491"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9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93" style:family="text">
      <style:text-properties fo:font-size="11.50pt" fo:font-weight="normal" fo:font-family="'Century Schoolbook'" style:font-family-asian="'Century Schoolbook'" style:font-family-complex="'Century Schoolbook'" fo:background-color="transparent" fo:color="#001a1e"/>
    </style:style>
    <style:style style:name="T2494" style:family="text">
      <style:text-properties fo:font-size="11.00pt" fo:font-weight="normal" fo:font-family="Calibri" style:font-family-asian="Calibri" style:font-family-complex="Calibri" fo:background-color="transparent" style:use-window-font-color="true"/>
    </style:style>
    <style:style style:name="T2495" style:family="text">
      <style:text-properties fo:font-size="11.50pt" fo:font-weight="bold" fo:font-family="'Century Schoolbook'" style:font-family-asian="'Century Schoolbook'" style:font-family-complex="'Century Schoolbook'" fo:background-color="transparent" fo:color="#001a1e"/>
    </style:style>
    <style:style style:name="T2496" style:family="text">
      <style:text-properties fo:font-size="11.50pt" fo:font-weight="normal" fo:font-family="'Century Schoolbook'" style:font-family-asian="'Century Schoolbook'" style:font-family-complex="'Century Schoolbook'" fo:background-color="transparent" fo:color="#001a1e"/>
    </style:style>
    <style:style style:name="T2497" style:family="text">
      <style:text-properties fo:font-size="11.50pt" fo:font-weight="bold" fo:font-family="'Century Schoolbook'" style:font-family-asian="'Century Schoolbook'" style:font-family-complex="'Century Schoolbook'" fo:background-color="transparent" fo:color="#001a1e"/>
    </style:style>
    <style:style style:name="T2498"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499"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00" style:family="text">
      <style:text-properties fo:font-size="11.50pt" fo:font-weight="normal" fo:font-family="'Century Schoolbook'" style:font-family-asian="'Century Schoolbook'" style:font-family-complex="'Century Schoolbook'" fo:background-color="transparent" fo:color="#001a1e"/>
    </style:style>
    <style:style style:name="T2501" style:family="text">
      <style:text-properties fo:font-size="11.00pt" fo:font-weight="normal" fo:font-family="Calibri" style:font-family-asian="Calibri" style:font-family-complex="Calibri" fo:background-color="transparent" style:use-window-font-color="true"/>
    </style:style>
    <style:style style:name="T2502" style:family="text">
      <style:text-properties fo:font-size="11.50pt" fo:font-weight="bold" fo:font-family="'Century Schoolbook'" style:font-family-asian="'Century Schoolbook'" style:font-family-complex="'Century Schoolbook'" fo:background-color="transparent" fo:color="#001a1e"/>
    </style:style>
    <style:style style:name="T2503" style:family="text">
      <style:text-properties fo:font-size="11.00pt" fo:font-weight="normal" fo:font-family="Calibri" style:font-family-asian="Calibri" style:font-family-complex="Calibri" fo:background-color="transparent" style:use-window-font-color="true"/>
    </style:style>
    <style:style style:name="T2504" style:family="text">
      <style:text-properties fo:font-size="12.00pt" fo:font-weight="bold" fo:font-family="'Century Schoolbook'" style:font-family-asian="'Century Schoolbook'" style:font-family-complex="'Century Schoolbook'" fo:background-color="transparent" style:use-window-font-color="true"/>
    </style:style>
    <style:style style:name="T2505" style:family="text">
      <style:text-properties fo:font-size="11.00pt" fo:font-weight="normal" fo:font-family="Calibri" style:font-family-asian="Calibri" style:font-family-complex="Calibri" fo:background-color="transparent" style:use-window-font-color="true"/>
    </style:style>
    <style:style style:name="T2506" style:family="text">
      <style:text-properties fo:font-size="12.00pt" fo:font-weight="bold" fo:font-family="'Century Schoolbook'" style:font-family-asian="'Century Schoolbook'" style:font-family-complex="'Century Schoolbook'" fo:background-color="transparent" style:use-window-font-color="true"/>
    </style:style>
    <style:style style:name="T2507" style:family="text">
      <style:text-properties fo:font-size="11.00pt" fo:font-weight="normal" fo:font-family="Calibri" style:font-family-asian="Calibri" style:font-family-complex="Calibri" fo:background-color="transparent" style:use-window-font-color="true"/>
    </style:style>
    <style:style style:name="T2508" style:family="text">
      <style:text-properties fo:font-size="10.00pt" fo:font-weight="normal" fo:font-family="'Century Schoolbook'" style:font-family-asian="'Century Schoolbook'" style:font-family-complex="'Century Schoolbook'" fo:background-color="transparent" fo:color="#1d2125"/>
    </style:style>
    <style:style style:name="T2509" style:family="text">
      <style:text-properties fo:font-size="11.00pt" fo:font-weight="normal" fo:font-family="Calibri" style:font-family-asian="Calibri" style:font-family-complex="Calibri" fo:background-color="transparent" style:use-window-font-color="true"/>
    </style:style>
    <style:style style:name="T2510" style:family="text">
      <style:text-properties fo:font-size="10.00pt" fo:font-weight="normal" fo:font-family="'Century Schoolbook'" style:font-family-asian="'Century Schoolbook'" style:font-family-complex="'Century Schoolbook'" fo:background-color="transparent" fo:color="#1d2125"/>
    </style:style>
    <style:style style:name="T2511" style:family="text">
      <style:text-properties fo:font-size="11.00pt" fo:font-weight="normal" fo:font-family="Calibri" style:font-family-asian="Calibri" style:font-family-complex="Calibri" fo:background-color="transparent" style:use-window-font-color="true"/>
    </style:style>
    <style:style style:name="T2512" style:family="text">
      <style:text-properties fo:font-size="10.00pt" fo:font-weight="normal" fo:font-family="'Century Schoolbook'" style:font-family-asian="'Century Schoolbook'" style:font-family-complex="'Century Schoolbook'" fo:background-color="transparent" fo:color="#1d2125"/>
    </style:style>
    <style:style style:name="T2513" style:family="text">
      <style:text-properties fo:font-size="11.00pt" fo:font-weight="normal" fo:font-family="Calibri" style:font-family-asian="Calibri" style:font-family-complex="Calibri" fo:background-color="transparent" style:use-window-font-color="true"/>
    </style:style>
    <style:style style:name="T2514" style:family="text">
      <style:text-properties fo:font-size="10.00pt" fo:font-weight="normal" fo:font-family="'Century Schoolbook'" style:font-family-asian="'Century Schoolbook'" style:font-family-complex="'Century Schoolbook'" fo:background-color="transparent" fo:color="#1d2125"/>
    </style:style>
    <style:style style:name="T2515" style:family="text">
      <style:text-properties fo:font-size="11.00pt" fo:font-weight="normal" fo:font-family="Calibri" style:font-family-asian="Calibri" style:font-family-complex="Calibri" fo:background-color="transparent" style:use-window-font-color="true"/>
    </style:style>
    <style:style style:name="T2516" style:family="text">
      <style:text-properties fo:font-size="11.00pt" fo:font-weight="bold" fo:font-family="'Century Schoolbook'" style:font-family-asian="'Century Schoolbook'" style:font-family-complex="'Century Schoolbook'" fo:background-color="transparent" style:use-window-font-color="true"/>
    </style:style>
    <style:style style:name="T2517" style:family="text">
      <style:text-properties fo:font-size="11.00pt" fo:font-weight="normal" fo:font-family="Calibri" style:font-family-asian="Calibri" style:font-family-complex="Calibri" fo:background-color="transparent" style:use-window-font-color="true"/>
    </style:style>
    <style:style style:name="T2518" style:family="text">
      <style:text-properties fo:font-size="11.00pt" fo:font-weight="bold" fo:font-family="'Century Schoolbook'" style:font-family-asian="'Century Schoolbook'" style:font-family-complex="'Century Schoolbook'" fo:background-color="#ffffff" style:use-window-font-color="true"/>
    </style:style>
    <style:style style:name="T2519" style:family="text">
      <style:text-properties fo:font-size="11.00pt" fo:font-weight="normal" fo:font-family="Calibri" style:font-family-asian="Calibri" style:font-family-complex="Calibri" fo:background-color="transparent" style:use-window-font-color="true"/>
    </style:style>
    <style:style style:name="T2520"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521" style:family="text">
      <style:text-properties fo:font-size="11.50pt" fo:font-weight="normal" fo:font-family="'Century Schoolbook'" style:font-family-asian="'Century Schoolbook'" style:font-family-complex="'Century Schoolbook'" fo:background-color="transparent" fo:color="#001a1e"/>
    </style:style>
    <style:style style:name="T2522" style:family="text">
      <style:text-properties fo:font-size="11.50pt" fo:font-weight="normal" fo:font-family="'Century Schoolbook'" style:font-family-asian="'Century Schoolbook'" style:font-family-complex="'Century Schoolbook'" fo:background-color="transparent" fo:color="#001a1e" fo:font-style="italic"/>
    </style:style>
    <style:style style:name="T2523" style:family="text">
      <style:text-properties fo:font-size="11.50pt" fo:font-weight="normal" fo:font-family="'Century Schoolbook'" style:font-family-asian="'Century Schoolbook'" style:font-family-complex="'Century Schoolbook'" fo:background-color="transparent" fo:color="#001a1e"/>
    </style:style>
    <style:style style:name="T252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2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26" style:family="text">
      <style:text-properties fo:font-size="11.50pt" fo:font-weight="normal" fo:font-family="'Century Schoolbook'" style:font-family-asian="'Century Schoolbook'" style:font-family-complex="'Century Schoolbook'" fo:background-color="transparent" fo:color="#001a1e"/>
    </style:style>
    <style:style style:name="T2527" style:family="text">
      <style:text-properties fo:font-size="11.50pt" fo:font-weight="normal" fo:font-family="'Century Schoolbook'" style:font-family-asian="'Century Schoolbook'" style:font-family-complex="'Century Schoolbook'" fo:background-color="transparent" fo:color="#001a1e" fo:font-style="italic"/>
    </style:style>
    <style:style style:name="T2528" style:family="text">
      <style:text-properties fo:font-size="11.50pt" fo:font-weight="normal" fo:font-family="'Century Schoolbook'" style:font-family-asian="'Century Schoolbook'" style:font-family-complex="'Century Schoolbook'" fo:background-color="transparent" fo:color="#001a1e"/>
    </style:style>
    <style:style style:name="T2529"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30"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31" style:family="text">
      <style:text-properties fo:font-size="11.50pt" fo:font-weight="normal" fo:font-family="'Century Schoolbook'" style:font-family-asian="'Century Schoolbook'" style:font-family-complex="'Century Schoolbook'" fo:background-color="transparent" fo:color="#001a1e"/>
    </style:style>
    <style:style style:name="T2532" style:family="text">
      <style:text-properties fo:font-size="11.50pt" fo:font-weight="normal" fo:font-family="'Century Schoolbook'" style:font-family-asian="'Century Schoolbook'" style:font-family-complex="'Century Schoolbook'" fo:background-color="transparent" fo:color="#001a1e" fo:font-style="italic"/>
    </style:style>
    <style:style style:name="T2533" style:family="text">
      <style:text-properties fo:font-size="11.50pt" fo:font-weight="normal" fo:font-family="'Century Schoolbook'" style:font-family-asian="'Century Schoolbook'" style:font-family-complex="'Century Schoolbook'" fo:background-color="transparent" fo:color="#001a1e"/>
    </style:style>
    <style:style style:name="T2534"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35"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f6cbf"/>
    </style:style>
    <style:style style:name="T2536" style:family="text">
      <style:text-properties fo:font-size="11.50pt" fo:font-weight="normal" fo:font-family="'Century Schoolbook'" style:font-family-asian="'Century Schoolbook'" style:font-family-complex="'Century Schoolbook'" fo:background-color="transparent" fo:color="#001a1e"/>
    </style:style>
    <style:style style:name="T2537" style:family="text">
      <style:text-properties fo:font-size="10.00pt" fo:font-weight="normal" fo:font-family="'Century Schoolbook'" style:font-family-asian="'Century Schoolbook'" style:font-family-complex="'Century Schoolbook'" fo:background-color="transparent" fo:color="#1d2125"/>
    </style:style>
    <style:style style:name="T2538" style:family="text">
      <style:text-properties fo:font-size="11.00pt" fo:font-weight="normal" fo:font-family="Calibri" style:font-family-asian="Calibri" style:font-family-complex="Calibri" fo:background-color="transparent" style:use-window-font-color="true"/>
    </style:style>
    <style:style style:name="T2539" style:family="text">
      <style:text-properties fo:font-size="11.50pt" fo:font-weight="normal" fo:font-family="'Century Schoolbook'" style:font-family-asian="'Century Schoolbook'" style:font-family-complex="'Century Schoolbook'" fo:background-color="transparent" style:use-window-font-color="true"/>
    </style:style>
    <style:style style:name="T2540" style:family="text">
      <style:text-properties fo:font-size="11.50pt" fo:font-weight="normal" fo:font-family="'Times New Roman'" style:font-family-asian="'Times New Roman'" style:font-family-complex="'Times New Roman'" fo:background-color="transparent" style:use-window-font-color="true"/>
    </style:style>
    <style:style style:name="T2541" style:family="text">
      <style:text-properties fo:font-size="11.50pt" fo:font-weight="normal" fo:font-family="'Century Schoolbook'" style:font-family-asian="'Century Schoolbook'" style:font-family-complex="'Century Schoolbook'" fo:background-color="transparent" style:use-window-font-color="true"/>
    </style:style>
    <style:style style:name="T2542" style:family="text">
      <style:text-properties fo:font-size="11.50pt" fo:font-weight="normal" fo:font-family="'Century Schoolbook'" style:font-family-asian="'Century Schoolbook'" style:font-family-complex="'Century Schoolbook'" fo:background-color="transparent" style:use-window-font-color="true"/>
    </style:style>
    <style:style style:name="T2543" style:family="text">
      <style:text-properties fo:font-size="11.50pt" fo:font-weight="normal" fo:font-family="'Century Schoolbook'" style:font-family-asian="'Century Schoolbook'" style:font-family-complex="'Century Schoolbook'" fo:background-color="transparent" style:use-window-font-color="true"/>
    </style:style>
    <style:style style:name="T2544" style:family="text">
      <style:text-properties fo:font-size="11.50pt" fo:font-weight="normal" fo:font-family="'Times New Roman'" style:font-family-asian="'Times New Roman'" style:font-family-complex="'Times New Roman'" fo:background-color="transparent" style:use-window-font-color="true"/>
    </style:style>
    <style:style style:name="T2545" style:family="text">
      <style:text-properties fo:font-size="11.50pt" fo:font-weight="normal" fo:font-family="'Century Schoolbook'" style:font-family-asian="'Century Schoolbook'" style:font-family-complex="'Century Schoolbook'" fo:background-color="transparent" style:use-window-font-color="true"/>
    </style:style>
    <style:style style:name="T2546" style:family="text">
      <style:text-properties fo:font-size="11.50pt" fo:font-weight="normal" fo:font-family="'Century Schoolbook'" style:font-family-asian="'Century Schoolbook'" style:font-family-complex="'Century Schoolbook'" fo:background-color="transparent" style:use-window-font-color="true"/>
    </style:style>
    <style:style style:name="T2547" style:family="text">
      <style:text-properties fo:font-size="11.50pt" fo:font-weight="normal" fo:font-family="'Century Schoolbook'" style:font-family-asian="'Century Schoolbook'" style:font-family-complex="'Century Schoolbook'" fo:background-color="transparent" style:use-window-font-color="true"/>
    </style:style>
    <style:style style:name="T2548" style:family="text">
      <style:text-properties fo:font-size="11.50pt" fo:font-weight="normal" fo:font-family="'Century Schoolbook'" style:font-family-asian="'Century Schoolbook'" style:font-family-complex="'Century Schoolbook'" fo:background-color="transparent" style:use-window-font-color="true"/>
    </style:style>
    <style:style style:name="T2549" style:family="text">
      <style:text-properties fo:font-size="11.50pt" fo:font-weight="normal" fo:font-family="'Century Schoolbook'" style:font-family-asian="'Century Schoolbook'" style:font-family-complex="'Century Schoolbook'" fo:background-color="transparent" style:use-window-font-color="true"/>
    </style:style>
    <style:style style:name="T2550" style:family="text">
      <style:text-properties fo:font-size="11.50pt" fo:font-weight="normal" fo:font-family="'Century Schoolbook'" style:font-family-asian="'Century Schoolbook'" style:font-family-complex="'Century Schoolbook'" fo:background-color="transparent" style:use-window-font-color="true"/>
    </style:style>
    <style:style style:name="T2551" style:family="text">
      <style:text-properties fo:font-size="11.50pt" fo:font-weight="normal" fo:font-family="'Century Schoolbook'" style:font-family-asian="'Century Schoolbook'" style:font-family-complex="'Century Schoolbook'" fo:background-color="transparent" style:use-window-font-color="true"/>
    </style:style>
    <style:style style:name="T2552" style:family="text">
      <style:text-properties fo:font-size="11.50pt" fo:font-weight="normal" fo:font-family="'Century Schoolbook'" style:font-family-asian="'Century Schoolbook'" style:font-family-complex="'Century Schoolbook'" fo:background-color="transparent" style:use-window-font-color="true"/>
    </style:style>
    <style:style style:name="T2553" style:family="text">
      <style:text-properties fo:font-size="11.50pt" fo:font-weight="normal" fo:font-family="'Century Schoolbook'" style:font-family-asian="'Century Schoolbook'" style:font-family-complex="'Century Schoolbook'" fo:background-color="transparent" style:use-window-font-color="true"/>
    </style:style>
    <style:style style:name="T2554" style:family="text">
      <style:text-properties fo:font-size="11.50pt" fo:font-weight="normal" fo:font-family="'Century Schoolbook'" style:font-family-asian="'Century Schoolbook'" style:font-family-complex="'Century Schoolbook'" fo:background-color="transparent" style:use-window-font-color="true"/>
    </style:style>
    <style:style style:name="T2555" style:family="text">
      <style:text-properties fo:font-size="11.50pt" fo:font-weight="normal" fo:font-family="'Times New Roman'" style:font-family-asian="'Times New Roman'" style:font-family-complex="'Times New Roman'" fo:background-color="transparent" style:use-window-font-color="true"/>
    </style:style>
    <style:style style:name="T2556" style:family="text">
      <style:text-properties fo:font-size="11.50pt" fo:font-weight="normal" fo:font-family="'Century Schoolbook'" style:font-family-asian="'Century Schoolbook'" style:font-family-complex="'Century Schoolbook'" fo:background-color="transparent" style:use-window-font-color="true"/>
    </style:style>
    <style:style style:name="T2557" style:family="text">
      <style:text-properties fo:font-size="11.50pt" fo:font-weight="normal" fo:font-family="'Century Schoolbook'" style:font-family-asian="'Century Schoolbook'" style:font-family-complex="'Century Schoolbook'" fo:background-color="transparent" style:use-window-font-color="true"/>
    </style:style>
    <style:style style:name="T2558" style:family="text">
      <style:text-properties fo:font-size="11.50pt" fo:font-weight="normal" fo:font-family="'Century Schoolbook'" style:font-family-asian="'Century Schoolbook'" style:font-family-complex="'Century Schoolbook'" fo:background-color="transparent" style:use-window-font-color="true"/>
    </style:style>
    <style:style style:name="T2559" style:family="text">
      <style:text-properties fo:font-size="11.50pt" fo:font-weight="normal" fo:font-family="'Century Schoolbook'" style:font-family-asian="'Century Schoolbook'" style:font-family-complex="'Century Schoolbook'" fo:background-color="transparent" style:use-window-font-color="true"/>
    </style:style>
    <style:style style:name="T2560" style:family="text">
      <style:text-properties fo:font-size="11.50pt" fo:font-weight="normal" fo:font-family="'Century Schoolbook'" style:font-family-asian="'Century Schoolbook'" style:font-family-complex="'Century Schoolbook'" fo:background-color="transparent" style:use-window-font-color="true"/>
    </style:style>
    <style:style style:name="T2561" style:family="text">
      <style:text-properties fo:font-size="11.50pt" fo:font-weight="normal" fo:font-family="'Century Schoolbook'" style:font-family-asian="'Century Schoolbook'" style:font-family-complex="'Century Schoolbook'" fo:background-color="transparent" style:use-window-font-color="true"/>
    </style:style>
    <style:style style:name="T2562" style:family="text">
      <style:text-properties fo:font-size="11.50pt" fo:font-weight="normal" fo:font-family="'Century Schoolbook'" style:font-family-asian="'Century Schoolbook'" style:font-family-complex="'Century Schoolbook'" fo:background-color="transparent" style:use-window-font-color="true"/>
    </style:style>
    <style:style style:name="T2563" style:family="text">
      <style:text-properties fo:font-size="11.50pt" fo:font-weight="normal" fo:font-family="'Century Schoolbook'" style:font-family-asian="'Century Schoolbook'" style:font-family-complex="'Century Schoolbook'" fo:background-color="transparent" style:use-window-font-color="true"/>
    </style:style>
    <style:style style:name="T2564" style:family="text">
      <style:text-properties fo:font-size="11.50pt" fo:font-weight="normal" fo:font-family="'Times New Roman'" style:font-family-asian="'Times New Roman'" style:font-family-complex="'Times New Roman'" fo:background-color="transparent" style:use-window-font-color="true"/>
    </style:style>
    <style:style style:name="T2565" style:family="text">
      <style:text-properties fo:font-size="11.50pt" fo:font-weight="normal" fo:font-family="'Century Schoolbook'" style:font-family-asian="'Century Schoolbook'" style:font-family-complex="'Century Schoolbook'" fo:background-color="transparent" style:use-window-font-color="true"/>
    </style:style>
    <style:style style:name="T2566" style:family="text">
      <style:text-properties fo:font-size="11.50pt" fo:font-weight="normal" fo:font-family="'Century Schoolbook'" style:font-family-asian="'Century Schoolbook'" style:font-family-complex="'Century Schoolbook'" fo:background-color="transparent" style:use-window-font-color="true"/>
    </style:style>
    <style:style style:name="T2567" style:family="text">
      <style:text-properties fo:font-size="11.50pt" fo:font-weight="normal" fo:font-family="'Century Schoolbook'" style:font-family-asian="'Century Schoolbook'" style:font-family-complex="'Century Schoolbook'" fo:background-color="transparent" style:use-window-font-color="true"/>
    </style:style>
    <style:style style:name="T2568" style:family="text">
      <style:text-properties fo:font-size="11.50pt" fo:font-weight="normal" fo:font-family="'Times New Roman'" style:font-family-asian="'Times New Roman'" style:font-family-complex="'Times New Roman'" fo:background-color="transparent" style:use-window-font-color="true"/>
    </style:style>
    <style:style style:name="T2569" style:family="text">
      <style:text-properties fo:font-size="11.50pt" fo:font-weight="normal" fo:font-family="'Century Schoolbook'" style:font-family-asian="'Century Schoolbook'" style:font-family-complex="'Century Schoolbook'" fo:background-color="transparent" style:use-window-font-color="true"/>
    </style:style>
    <style:style style:name="T2570" style:family="text">
      <style:text-properties fo:font-size="11.50pt" fo:font-weight="normal" fo:font-family="'Times New Roman'" style:font-family-asian="'Times New Roman'" style:font-family-complex="'Times New Roman'" fo:background-color="transparent" style:use-window-font-color="true"/>
    </style:style>
    <style:style style:name="T2571" style:family="text">
      <style:text-properties fo:font-size="11.50pt" fo:font-weight="normal" fo:font-family="'Century Schoolbook'" style:font-family-asian="'Century Schoolbook'" style:font-family-complex="'Century Schoolbook'" fo:background-color="transparent" style:use-window-font-color="true"/>
    </style:style>
    <style:style style:name="T2572" style:family="text">
      <style:text-properties fo:font-size="11.50pt" fo:font-weight="normal" fo:font-family="'Century Schoolbook'" style:font-family-asian="'Century Schoolbook'" style:font-family-complex="'Century Schoolbook'" fo:background-color="transparent" style:use-window-font-color="true"/>
    </style:style>
    <style:style style:name="T2573" style:family="text">
      <style:text-properties fo:font-size="11.50pt" fo:font-weight="normal" fo:font-family="'Century Schoolbook'" style:font-family-asian="'Century Schoolbook'" style:font-family-complex="'Century Schoolbook'" fo:background-color="transparent" style:use-window-font-color="true"/>
    </style:style>
    <style:style style:name="T2574" style:family="text">
      <style:text-properties fo:font-size="11.50pt" fo:font-weight="normal" fo:font-family="'Century Schoolbook'" style:font-family-asian="'Century Schoolbook'" style:font-family-complex="'Century Schoolbook'" fo:background-color="transparent" style:use-window-font-color="true"/>
    </style:style>
    <style:style style:name="T2575" style:family="text">
      <style:text-properties fo:font-size="11.50pt" fo:font-weight="normal" fo:font-family="'Century Schoolbook'" style:font-family-asian="'Century Schoolbook'" style:font-family-complex="'Century Schoolbook'" fo:background-color="transparent" style:use-window-font-color="true"/>
    </style:style>
    <style:style style:name="T2576" style:family="text">
      <style:text-properties fo:font-size="11.50pt" fo:font-weight="normal" fo:font-family="'Century Schoolbook'" style:font-family-asian="'Century Schoolbook'" style:font-family-complex="'Century Schoolbook'" fo:background-color="transparent" style:use-window-font-color="true"/>
    </style:style>
    <style:style style:name="T2577" style:family="text">
      <style:text-properties fo:font-size="11.50pt" fo:font-weight="normal" fo:font-family="'Century Schoolbook'" style:font-family-asian="'Century Schoolbook'" style:font-family-complex="'Century Schoolbook'" fo:background-color="transparent" style:use-window-font-color="true"/>
    </style:style>
    <style:style style:name="T2578" style:family="text">
      <style:text-properties fo:font-size="12.50pt" fo:font-weight="normal" fo:font-family="'Century Schoolbook'" style:font-family-asian="'Century Schoolbook'" style:font-family-complex="'Century Schoolbook'" fo:background-color="transparent" style:use-window-font-color="true"/>
    </style:style>
    <style:style style:name="T2579" style:family="text">
      <style:text-properties fo:font-size="11.50pt" fo:font-weight="normal" fo:font-family="'Century Schoolbook'" style:font-family-asian="'Century Schoolbook'" style:font-family-complex="'Century Schoolbook'" fo:background-color="transparent" style:use-window-font-color="true"/>
    </style:style>
    <style:style style:name="T2580" style:family="text">
      <style:text-properties fo:font-size="11.50pt" fo:font-weight="normal" fo:font-family="'Century Schoolbook'" style:font-family-asian="'Century Schoolbook'" style:font-family-complex="'Century Schoolbook'" fo:background-color="transparent" style:use-window-font-color="true"/>
    </style:style>
    <style:style style:name="T2581" style:family="text">
      <style:text-properties fo:font-size="10.00pt" fo:font-weight="normal" fo:font-family="'Century Schoolbook'" style:font-family-asian="'Century Schoolbook'" style:font-family-complex="'Century Schoolbook'" fo:background-color="transparent" style:use-window-font-color="true"/>
    </style:style>
    <style:style style:name="T2582" style:family="text">
      <style:text-properties fo:font-size="11.50pt" fo:font-weight="normal" fo:font-family="'Century Schoolbook'" style:font-family-asian="'Century Schoolbook'" style:font-family-complex="'Century Schoolbook'" fo:background-color="transparent" style:use-window-font-color="true"/>
    </style:style>
    <style:style style:name="T2583" style:family="text">
      <style:text-properties fo:font-size="11.50pt" fo:font-weight="normal" fo:font-family="'Century Schoolbook'" style:font-family-asian="'Century Schoolbook'" style:font-family-complex="'Century Schoolbook'" fo:background-color="transparent" style:use-window-font-color="true"/>
    </style:style>
    <style:style style:name="T2584" style:family="text">
      <style:text-properties fo:font-size="11.50pt" fo:font-weight="normal" fo:font-family="'Century Schoolbook'" style:font-family-asian="'Century Schoolbook'" style:font-family-complex="'Century Schoolbook'" fo:background-color="transparent" style:use-window-font-color="true"/>
    </style:style>
    <style:style style:name="T2585" style:family="text">
      <style:text-properties fo:font-size="11.50pt" fo:font-weight="normal" fo:font-family="'Century Schoolbook'" style:font-family-asian="'Century Schoolbook'" style:font-family-complex="'Century Schoolbook'" fo:background-color="transparent" style:use-window-font-color="true"/>
    </style:style>
    <style:style style:name="T2586" style:family="text">
      <style:text-properties fo:font-size="11.50pt" fo:font-weight="normal" fo:font-family="'Century Schoolbook'" style:font-family-asian="'Century Schoolbook'" style:font-family-complex="'Century Schoolbook'" fo:background-color="transparent" style:use-window-font-color="true"/>
    </style:style>
    <style:style style:name="T2587" style:family="text">
      <style:text-properties fo:font-size="11.50pt" fo:font-weight="normal" fo:font-family="'Century Schoolbook'" style:font-family-asian="'Century Schoolbook'" style:font-family-complex="'Century Schoolbook'" fo:background-color="transparent" style:use-window-font-color="true"/>
    </style:style>
    <style:style style:name="T2588" style:family="text">
      <style:text-properties fo:font-size="11.50pt" fo:font-weight="normal" fo:font-family="'Century Schoolbook'" style:font-family-asian="'Century Schoolbook'" style:font-family-complex="'Century Schoolbook'" fo:background-color="transparent" style:use-window-font-color="true"/>
    </style:style>
    <style:style style:name="T2589" style:family="text">
      <style:text-properties fo:font-size="11.50pt" fo:font-weight="normal" fo:font-family="'Times New Roman'" style:font-family-asian="'Times New Roman'" style:font-family-complex="'Times New Roman'" fo:background-color="transparent" style:use-window-font-color="true"/>
    </style:style>
    <style:style style:name="T2590" style:family="text">
      <style:text-properties fo:font-size="11.50pt" fo:font-weight="normal" fo:font-family="'Century Schoolbook'" style:font-family-asian="'Century Schoolbook'" style:font-family-complex="'Century Schoolbook'" fo:background-color="transparent" style:use-window-font-color="true"/>
    </style:style>
    <style:style style:name="T2591" style:family="text">
      <style:text-properties fo:font-size="11.50pt" fo:font-weight="normal" fo:font-family="'Century Schoolbook'" style:font-family-asian="'Century Schoolbook'" style:font-family-complex="'Century Schoolbook'" fo:background-color="transparent" style:use-window-font-color="true"/>
    </style:style>
    <style:style style:name="T2592" style:family="text">
      <style:text-properties fo:font-size="11.50pt" fo:font-weight="normal" fo:font-family="'Century Schoolbook'" style:font-family-asian="'Century Schoolbook'" style:font-family-complex="'Century Schoolbook'" fo:background-color="transparent" style:use-window-font-color="true"/>
    </style:style>
    <style:style style:name="T2593" style:family="text">
      <style:text-properties fo:font-size="11.50pt" fo:font-weight="normal" fo:font-family="'Century Schoolbook'" style:font-family-asian="'Century Schoolbook'" style:font-family-complex="'Century Schoolbook'" fo:background-color="transparent" style:use-window-font-color="true"/>
    </style:style>
    <style:style style:name="T2594" style:family="text">
      <style:text-properties fo:font-size="12.50pt" fo:font-weight="normal" fo:font-family="'Century Schoolbook'" style:font-family-asian="'Century Schoolbook'" style:font-family-complex="'Century Schoolbook'" fo:background-color="transparent" style:use-window-font-color="true"/>
    </style:style>
    <style:style style:name="T2595" style:family="text">
      <style:text-properties fo:font-size="10.00pt" fo:font-weight="normal" fo:font-family="'Century Schoolbook'" style:font-family-asian="'Century Schoolbook'" style:font-family-complex="'Century Schoolbook'" fo:background-color="transparent" style:use-window-font-color="true"/>
    </style:style>
    <style:style style:name="T2596" style:family="text">
      <style:text-properties fo:font-size="11.50pt" fo:font-weight="normal" fo:font-family="'Century Schoolbook'" style:font-family-asian="'Century Schoolbook'" style:font-family-complex="'Century Schoolbook'" fo:background-color="transparent" style:use-window-font-color="true"/>
    </style:style>
    <style:style style:name="T2597" style:family="text">
      <style:text-properties fo:font-size="11.50pt" fo:font-weight="normal" fo:font-family="'Century Schoolbook'" style:font-family-asian="'Century Schoolbook'" style:font-family-complex="'Century Schoolbook'" fo:background-color="transparent" style:use-window-font-color="true"/>
    </style:style>
    <style:style style:name="T2598" style:family="text">
      <style:text-properties fo:font-size="11.50pt" fo:font-weight="normal" fo:font-family="'Century Schoolbook'" style:font-family-asian="'Century Schoolbook'" style:font-family-complex="'Century Schoolbook'" fo:background-color="transparent" style:use-window-font-color="true"/>
    </style:style>
    <style:style style:name="T2599" style:family="text">
      <style:text-properties fo:font-size="11.50pt" fo:font-weight="normal" fo:font-family="'Century Schoolbook'" style:font-family-asian="'Century Schoolbook'" style:font-family-complex="'Century Schoolbook'" fo:background-color="transparent" style:use-window-font-color="true"/>
    </style:style>
    <style:style style:name="T2600" style:family="text">
      <style:text-properties fo:font-size="10.00pt" fo:font-weight="normal" fo:font-family="'Century Schoolbook'" style:font-family-asian="'Century Schoolbook'" style:font-family-complex="'Century Schoolbook'" fo:background-color="transparent" style:use-window-font-color="true"/>
    </style:style>
    <style:style style:name="T2601" style:family="text">
      <style:text-properties fo:font-size="11.00pt" fo:font-weight="normal" fo:font-family="Calibri" style:font-family-asian="Calibri" style:font-family-complex="Calibri" fo:background-color="transparent" style:use-window-font-color="true"/>
    </style:style>
    <style:style style:name="T2602" style:family="text">
      <style:text-properties fo:font-size="11.50pt" fo:font-weight="bold" fo:font-family="'Century Schoolbook'" style:font-family-asian="'Century Schoolbook'" style:font-family-complex="'Century Schoolbook'" fo:background-color="transparent" fo:color="#001a1e"/>
    </style:style>
    <style:style style:name="T2603" style:family="text">
      <style:text-properties fo:font-size="11.00pt" fo:font-weight="normal" fo:font-family="Calibri" style:font-family-asian="Calibri" style:font-family-complex="Calibri" fo:background-color="transparent" style:use-window-font-color="true"/>
    </style:style>
    <style:style style:name="T2604" style:family="text">
      <style:text-properties fo:font-size="11.50pt" fo:font-weight="bold" fo:font-family="'Century Schoolbook'" style:font-family-asian="'Century Schoolbook'" style:font-family-complex="'Century Schoolbook'" fo:background-color="transparent" fo:color="#001a1e"/>
    </style:style>
    <style:style style:name="T2605" style:family="text">
      <style:text-properties fo:font-size="11.50pt" fo:font-weight="normal" fo:font-family="'Century Schoolbook'" style:font-family-asian="'Century Schoolbook'" style:font-family-complex="'Century Schoolbook'" fo:background-color="transparent" fo:color="#001a1e"/>
    </style:style>
    <style:style style:name="T2606" style:family="text">
      <style:text-properties fo:font-size="11.00pt" fo:font-weight="normal" fo:font-family="Calibri" style:font-family-asian="Calibri" style:font-family-complex="Calibri" fo:background-color="transparent" style:use-window-font-color="true"/>
    </style:style>
    <style:style style:name="T2607" style:family="text">
      <style:text-properties fo:font-size="11.50pt" fo:font-weight="bold" fo:font-family="'Century Schoolbook'" style:font-family-asian="'Century Schoolbook'" style:font-family-complex="'Century Schoolbook'" fo:background-color="transparent" fo:color="#001a1e"/>
    </style:style>
    <style:style style:name="T2608" style:family="text">
      <style:text-properties fo:font-size="11.50pt" fo:font-weight="normal" fo:font-family="'Century Schoolbook'" style:font-family-asian="'Century Schoolbook'" style:font-family-complex="'Century Schoolbook'" fo:background-color="transparent" fo:color="#001a1e"/>
    </style:style>
    <style:style style:name="T2609" style:family="text">
      <style:text-properties fo:font-size="11.00pt" fo:font-weight="normal" fo:font-family="Calibri" style:font-family-asian="Calibri" style:font-family-complex="Calibri" fo:background-color="transparent" style:use-window-font-color="true"/>
    </style:style>
    <style:style style:name="T2610" style:family="text">
      <style:text-properties fo:font-size="11.50pt" fo:font-weight="bold" fo:font-family="'Century Schoolbook'" style:font-family-asian="'Century Schoolbook'" style:font-family-complex="'Century Schoolbook'" fo:background-color="transparent" fo:color="#001a1e"/>
    </style:style>
    <style:style style:name="T2611" style:family="text">
      <style:text-properties fo:font-size="11.50pt" fo:font-weight="normal" fo:font-family="'Century Schoolbook'" style:font-family-asian="'Century Schoolbook'" style:font-family-complex="'Century Schoolbook'" fo:background-color="transparent" fo:color="#001a1e"/>
    </style:style>
    <style:style style:name="T2612" style:family="text">
      <style:text-properties fo:font-size="11.50pt" fo:font-weight="bold" fo:font-family="'Century Schoolbook'" style:font-family-asian="'Century Schoolbook'" style:font-family-complex="'Century Schoolbook'" fo:background-color="transparent" fo:color="#001a1e"/>
    </style:style>
    <style:style style:name="T2613" style:family="text">
      <style:text-properties fo:font-size="10.00pt" fo:font-weight="normal" fo:font-family="'Century Schoolbook'" style:font-family-asian="'Century Schoolbook'" style:font-family-complex="'Century Schoolbook'" fo:background-color="transparent" fo:color="#1d2125"/>
    </style:style>
    <style:style style:name="T2614" style:family="text">
      <style:text-properties fo:font-size="11.50pt" fo:font-weight="normal" fo:font-family="'Century Schoolbook'" style:font-family-asian="'Century Schoolbook'" style:font-family-complex="'Century Schoolbook'" fo:background-color="transparent" fo:color="#001a1e"/>
    </style:style>
    <style:style style:name="T2615" style:family="text">
      <style:text-properties fo:font-size="11.50pt" fo:font-weight="bold" fo:font-family="'Century Schoolbook'" style:font-family-asian="'Century Schoolbook'" style:font-family-complex="'Century Schoolbook'" fo:background-color="transparent" fo:color="#001a1e"/>
    </style:style>
    <style:style style:name="T2616" style:family="text">
      <style:text-properties fo:font-size="11.00pt" fo:font-weight="normal" fo:font-family="Calibri" style:font-family-asian="Calibri" style:font-family-complex="Calibri" fo:background-color="transparent" style:use-window-font-color="true"/>
    </style:style>
    <style:style style:name="T2617" style:family="text">
      <style:text-properties fo:font-size="12.00pt" fo:font-weight="bold" fo:font-family="'Century Schoolbook'" style:font-family-asian="'Century Schoolbook'" style:font-family-complex="'Century Schoolbook'" fo:background-color="transparent" style:use-window-font-color="true"/>
    </style:style>
    <style:style style:name="T2618" style:family="text">
      <style:text-properties fo:font-size="11.00pt" fo:font-weight="normal" fo:font-family="Calibri" style:font-family-asian="Calibri" style:font-family-complex="Calibri" fo:background-color="transparent" style:use-window-font-color="true"/>
    </style:style>
    <style:style style:name="T2619" style:family="text">
      <style:text-properties fo:font-size="12.00pt" fo:font-weight="bold" fo:font-family="'Century Schoolbook'" style:font-family-asian="'Century Schoolbook'" style:font-family-complex="'Century Schoolbook'" fo:background-color="transparent" style:use-window-font-color="true"/>
    </style:style>
    <style:style style:name="T2620" style:family="text">
      <style:text-properties fo:font-size="11.00pt" fo:font-weight="normal" fo:font-family="Calibri" style:font-family-asian="Calibri" style:font-family-complex="Calibri" fo:background-color="transparent" style:use-window-font-color="true"/>
    </style:style>
    <style:style style:name="T2621" style:family="text">
      <style:text-properties fo:font-size="10.00pt" fo:font-weight="normal" fo:font-family="'Century Schoolbook'" style:font-family-asian="'Century Schoolbook'" style:font-family-complex="'Century Schoolbook'" fo:background-color="transparent" fo:color="#1d2125"/>
    </style:style>
    <style:style style:name="T2622" style:family="text">
      <style:text-properties fo:font-size="11.00pt" fo:font-weight="normal" fo:font-family="Calibri" style:font-family-asian="Calibri" style:font-family-complex="Calibri" fo:background-color="transparent" style:use-window-font-color="true"/>
    </style:style>
    <style:style style:name="T2623" style:family="text">
      <style:text-properties fo:font-size="10.00pt" fo:font-weight="normal" fo:font-family="'Century Schoolbook'" style:font-family-asian="'Century Schoolbook'" style:font-family-complex="'Century Schoolbook'" fo:background-color="transparent" fo:color="#1d2125"/>
    </style:style>
    <style:style style:name="T2624" style:family="text">
      <style:text-properties fo:font-size="11.00pt" fo:font-weight="normal" fo:font-family="Calibri" style:font-family-asian="Calibri" style:font-family-complex="Calibri" fo:background-color="transparent" style:use-window-font-color="true"/>
    </style:style>
    <style:style style:name="T2625" style:family="text">
      <style:text-properties fo:font-size="11.00pt" fo:font-weight="bold" fo:font-family="'Century Schoolbook'" style:font-family-asian="'Century Schoolbook'" style:font-family-complex="'Century Schoolbook'" fo:background-color="transparent" style:use-window-font-color="true"/>
    </style:style>
    <style:style style:name="T2626" style:family="text">
      <style:text-properties fo:font-size="11.00pt" fo:font-weight="normal" fo:font-family="Calibri" style:font-family-asian="Calibri" style:font-family-complex="Calibri" fo:background-color="transparent" style:use-window-font-color="true"/>
    </style:style>
    <style:style style:name="T2627" style:family="text">
      <style:text-properties fo:font-size="11.00pt" fo:font-weight="bold" fo:font-family="'Century Schoolbook'" style:font-family-asian="'Century Schoolbook'" style:font-family-complex="'Century Schoolbook'" fo:background-color="#ffffff" style:use-window-font-color="true"/>
    </style:style>
    <style:style style:name="T2628" style:family="text">
      <style:text-properties fo:font-size="11.00pt" fo:font-weight="normal" fo:font-family="Calibri" style:font-family-asian="Calibri" style:font-family-complex="Calibri" fo:background-color="transparent" style:use-window-font-color="true"/>
    </style:style>
    <style:style style:name="T2629"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630" style:family="text">
      <style:text-properties fo:font-size="11.50pt" fo:font-weight="normal" fo:font-family="'Century Schoolbook'" style:font-family-asian="'Century Schoolbook'" style:font-family-complex="'Century Schoolbook'" fo:background-color="transparent" fo:color="#001a1e"/>
    </style:style>
    <style:style style:name="T2631"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1a1e"/>
    </style:style>
    <style:style style:name="T2632" style:family="text">
      <style:text-properties fo:font-size="11.50pt" fo:font-weight="normal" style:text-underline-mode="continuous" style:text-underline-type="single" style:text-underline-style="solid" style:text-underline-width="normal" fo:font-family="'Century Schoolbook'" style:font-family-asian="'Century Schoolbook'" style:font-family-complex="'Century Schoolbook'" fo:background-color="transparent" fo:color="#001a1e"/>
    </style:style>
    <style:style style:name="T2633" style:family="text">
      <style:text-properties fo:font-size="11.50pt" fo:font-weight="normal" fo:font-family="'Century Schoolbook'" style:font-family-asian="'Century Schoolbook'" style:font-family-complex="'Century Schoolbook'" fo:background-color="transparent" fo:color="#001a1e"/>
    </style:style>
    <style:style style:name="T2634" style:family="text">
      <style:text-properties fo:font-size="14.00pt" fo:font-weight="normal" fo:font-family="'Century Schoolbook'" style:font-family-asian="'Century Schoolbook'" style:font-family-complex="'Century Schoolbook'" fo:background-color="transparent" style:use-window-font-color="true"/>
    </style:style>
    <style:style style:name="T2635" style:family="text">
      <style:text-properties fo:font-size="11.00pt" fo:font-weight="normal" fo:font-family="Calibri" style:font-family-asian="Calibri" style:font-family-complex="Calibri" fo:background-color="transparent" style:use-window-font-color="true"/>
    </style:style>
    <style:style style:name="T2636" style:family="text">
      <style:text-properties fo:font-size="11.50pt" fo:font-weight="bold" fo:font-family="'Century Schoolbook'" style:font-family-asian="'Century Schoolbook'" style:font-family-complex="'Century Schoolbook'" fo:background-color="transparent" fo:color="#001a1e"/>
    </style:style>
    <style:style style:name="T2637" style:family="text">
      <style:text-properties fo:font-size="11.00pt" fo:font-weight="normal" fo:font-family="Calibri" style:font-family-asian="Calibri" style:font-family-complex="Calibri" fo:background-color="transparent" style:use-window-font-color="true"/>
    </style:style>
    <style:style style:name="T2638" style:family="text">
      <style:text-properties fo:font-size="11.50pt" fo:font-weight="bold" fo:font-family="'Century Schoolbook'" style:font-family-asian="'Century Schoolbook'" style:font-family-complex="'Century Schoolbook'" fo:background-color="transparent" fo:color="#001a1e"/>
    </style:style>
    <style:style style:name="T2639" style:family="text">
      <style:text-properties fo:font-size="11.00pt" fo:font-weight="normal" fo:font-family="Calibri" style:font-family-asian="Calibri" style:font-family-complex="Calibri" fo:background-color="transparent" style:use-window-font-color="true"/>
    </style:style>
    <style:style style:name="T2640" style:family="text">
      <style:text-properties fo:font-size="12.00pt" fo:font-weight="bold" fo:font-family="'Century Schoolbook'" style:font-family-asian="'Century Schoolbook'" style:font-family-complex="'Century Schoolbook'" fo:background-color="transparent" style:use-window-font-color="true"/>
    </style:style>
    <style:style style:name="T2641" style:family="text">
      <style:text-properties fo:font-size="11.00pt" fo:font-weight="normal" fo:font-family="Calibri" style:font-family-asian="Calibri" style:font-family-complex="Calibri" fo:background-color="transparent" style:use-window-font-color="true"/>
    </style:style>
    <style:style style:name="T2642" style:family="text">
      <style:text-properties fo:font-size="12.00pt" fo:font-weight="bold" fo:font-family="'Century Schoolbook'" style:font-family-asian="'Century Schoolbook'" style:font-family-complex="'Century Schoolbook'" fo:background-color="transparent" style:use-window-font-color="true"/>
    </style:style>
    <style:style style:name="T2643" style:family="text">
      <style:text-properties fo:font-size="11.00pt" fo:font-weight="normal" fo:font-family="Calibri" style:font-family-asian="Calibri" style:font-family-complex="Calibri" fo:background-color="transparent" style:use-window-font-color="true"/>
    </style:style>
    <style:style style:name="T2644" style:family="text">
      <style:text-properties fo:font-size="10.00pt" fo:font-weight="normal" fo:font-family="'Century Schoolbook'" style:font-family-asian="'Century Schoolbook'" style:font-family-complex="'Century Schoolbook'" fo:background-color="transparent" fo:color="#1d2125"/>
    </style:style>
    <style:style style:name="T2645" style:family="text">
      <style:text-properties fo:font-size="11.00pt" fo:font-weight="normal" fo:font-family="Calibri" style:font-family-asian="Calibri" style:font-family-complex="Calibri" fo:background-color="transparent" style:use-window-font-color="true"/>
    </style:style>
    <style:style style:name="T2646" style:family="text">
      <style:text-properties fo:font-size="10.00pt" fo:font-weight="normal" fo:font-family="'Century Schoolbook'" style:font-family-asian="'Century Schoolbook'" style:font-family-complex="'Century Schoolbook'" fo:background-color="transparent" fo:color="#1d2125"/>
    </style:style>
    <style:style style:name="T2647" style:family="text">
      <style:text-properties fo:font-size="11.00pt" fo:font-weight="normal" fo:font-family="Calibri" style:font-family-asian="Calibri" style:font-family-complex="Calibri" fo:background-color="transparent" style:use-window-font-color="true"/>
    </style:style>
    <style:style style:name="T2648" style:family="text">
      <style:text-properties fo:font-size="10.00pt" fo:font-weight="normal" fo:font-family="'Century Schoolbook'" style:font-family-asian="'Century Schoolbook'" style:font-family-complex="'Century Schoolbook'" fo:background-color="transparent" fo:color="#1d2125"/>
    </style:style>
    <style:style style:name="T2649" style:family="text">
      <style:text-properties fo:font-size="11.00pt" fo:font-weight="normal" fo:font-family="Calibri" style:font-family-asian="Calibri" style:font-family-complex="Calibri" fo:background-color="transparent" style:use-window-font-color="true"/>
    </style:style>
    <style:style style:name="T2650" style:family="text">
      <style:text-properties fo:font-size="10.00pt" fo:font-weight="normal" fo:font-family="'Century Schoolbook'" style:font-family-asian="'Century Schoolbook'" style:font-family-complex="'Century Schoolbook'" fo:background-color="transparent" fo:color="#1d2125"/>
    </style:style>
    <style:style style:name="T2651" style:family="text">
      <style:text-properties fo:font-size="11.00pt" fo:font-weight="normal" fo:font-family="Calibri" style:font-family-asian="Calibri" style:font-family-complex="Calibri" fo:background-color="transparent" style:use-window-font-color="true"/>
    </style:style>
    <style:style style:name="T2652" style:family="text">
      <style:text-properties fo:font-size="11.00pt" fo:font-weight="bold" fo:font-family="'Century Schoolbook'" style:font-family-asian="'Century Schoolbook'" style:font-family-complex="'Century Schoolbook'" fo:background-color="transparent" style:use-window-font-color="true"/>
    </style:style>
    <style:style style:name="T2653" style:family="text">
      <style:text-properties fo:font-size="11.00pt" fo:font-weight="normal" fo:font-family="Calibri" style:font-family-asian="Calibri" style:font-family-complex="Calibri" fo:background-color="transparent" style:use-window-font-color="true"/>
    </style:style>
    <style:style style:name="T2654" style:family="text">
      <style:text-properties fo:font-size="11.00pt" fo:font-weight="bold" fo:font-family="'Century Schoolbook'" style:font-family-asian="'Century Schoolbook'" style:font-family-complex="'Century Schoolbook'" fo:background-color="#ffffff" style:use-window-font-color="true"/>
    </style:style>
    <style:style style:name="T2655" style:family="text">
      <style:text-properties fo:font-size="11.00pt" fo:font-weight="normal" fo:font-family="Calibri" style:font-family-asian="Calibri" style:font-family-complex="Calibri" fo:background-color="transparent" style:use-window-font-color="true"/>
    </style:style>
    <style:style style:name="T2656"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657" style:family="text">
      <style:text-properties fo:font-size="11.50pt" fo:font-weight="normal" fo:font-family="'Century Schoolbook'" style:font-family-asian="'Century Schoolbook'" style:font-family-complex="'Century Schoolbook'" fo:background-color="transparent" fo:color="#001a1e"/>
    </style:style>
    <style:style style:name="T2658" style:family="text">
      <style:text-properties fo:font-size="11.00pt" fo:font-weight="normal" fo:font-family="Calibri" style:font-family-asian="Calibri" style:font-family-complex="Calibri" fo:background-color="transparent" style:use-window-font-color="true"/>
    </style:style>
    <style:style style:name="T2659" style:family="text">
      <style:text-properties fo:font-size="11.50pt" fo:font-weight="bold" fo:font-family="'Century Schoolbook'" style:font-family-asian="'Century Schoolbook'" style:font-family-complex="'Century Schoolbook'" fo:background-color="transparent" fo:color="#001a1e"/>
    </style:style>
    <style:style style:name="T2660" style:family="text">
      <style:text-properties fo:font-size="11.00pt" fo:font-weight="normal" fo:font-family="Calibri" style:font-family-asian="Calibri" style:font-family-complex="Calibri" fo:background-color="transparent" style:use-window-font-color="true"/>
    </style:style>
    <style:style style:name="T2661" style:family="text">
      <style:text-properties fo:font-size="11.50pt" fo:font-weight="bold" fo:font-family="'Century Schoolbook'" style:font-family-asian="'Century Schoolbook'" style:font-family-complex="'Century Schoolbook'" fo:background-color="transparent" fo:color="#001a1e"/>
    </style:style>
    <style:style style:name="T2662" style:family="text">
      <style:text-properties fo:font-size="11.50pt" fo:font-weight="normal" fo:font-family="'Century Schoolbook'" style:font-family-asian="'Century Schoolbook'" style:font-family-complex="'Century Schoolbook'" fo:background-color="transparent" fo:color="#001a1e"/>
    </style:style>
    <style:style style:name="T2663" style:family="text">
      <style:text-properties fo:font-size="11.50pt" fo:font-weight="bold" fo:font-family="'Century Schoolbook'" style:font-family-asian="'Century Schoolbook'" style:font-family-complex="'Century Schoolbook'" fo:background-color="transparent" fo:color="#001a1e"/>
    </style:style>
    <style:style style:name="T2664" style:family="text">
      <style:text-properties fo:font-size="11.50pt" fo:font-weight="normal" fo:font-family="'Century Schoolbook'" style:font-family-asian="'Century Schoolbook'" style:font-family-complex="'Century Schoolbook'" fo:background-color="transparent" fo:color="#001a1e"/>
    </style:style>
    <style:style style:name="T2665" style:family="text">
      <style:text-properties fo:font-size="11.50pt" fo:font-weight="bold" fo:font-family="'Century Schoolbook'" style:font-family-asian="'Century Schoolbook'" style:font-family-complex="'Century Schoolbook'" fo:background-color="transparent" fo:color="#001a1e"/>
    </style:style>
    <style:style style:name="T2666" style:family="text">
      <style:text-properties fo:font-size="11.00pt" fo:font-weight="normal" fo:font-family="Calibri" style:font-family-asian="Calibri" style:font-family-complex="Calibri" fo:background-color="transparent" style:use-window-font-color="true"/>
    </style:style>
    <style:style style:name="T2667" style:family="text">
      <style:text-properties fo:font-size="12.00pt" fo:font-weight="bold" fo:font-family="'Century Schoolbook'" style:font-family-asian="'Century Schoolbook'" style:font-family-complex="'Century Schoolbook'" fo:background-color="transparent" style:use-window-font-color="true"/>
    </style:style>
    <style:style style:name="T2668" style:family="text">
      <style:text-properties fo:font-size="11.00pt" fo:font-weight="normal" fo:font-family="Calibri" style:font-family-asian="Calibri" style:font-family-complex="Calibri" fo:background-color="transparent" style:use-window-font-color="true"/>
    </style:style>
    <style:style style:name="T2669" style:family="text">
      <style:text-properties fo:font-size="12.00pt" fo:font-weight="bold" fo:font-family="'Century Schoolbook'" style:font-family-asian="'Century Schoolbook'" style:font-family-complex="'Century Schoolbook'" fo:background-color="transparent" style:use-window-font-color="true"/>
    </style:style>
    <style:style style:name="T2670" style:family="text">
      <style:text-properties fo:font-size="11.00pt" fo:font-weight="normal" fo:font-family="Calibri" style:font-family-asian="Calibri" style:font-family-complex="Calibri" fo:background-color="transparent" style:use-window-font-color="true"/>
    </style:style>
    <style:style style:name="T2671" style:family="text">
      <style:text-properties fo:font-size="10.00pt" fo:font-weight="normal" fo:font-family="'Century Schoolbook'" style:font-family-asian="'Century Schoolbook'" style:font-family-complex="'Century Schoolbook'" fo:background-color="transparent" fo:color="#1d2125"/>
    </style:style>
    <style:style style:name="T2672" style:family="text">
      <style:text-properties fo:font-size="11.00pt" fo:font-weight="normal" fo:font-family="Calibri" style:font-family-asian="Calibri" style:font-family-complex="Calibri" fo:background-color="transparent" style:use-window-font-color="true"/>
    </style:style>
    <style:style style:name="T2673" style:family="text">
      <style:text-properties fo:font-size="10.00pt" fo:font-weight="normal" fo:font-family="'Century Schoolbook'" style:font-family-asian="'Century Schoolbook'" style:font-family-complex="'Century Schoolbook'" fo:background-color="transparent" fo:color="#1d2125"/>
    </style:style>
    <style:style style:name="T2674" style:family="text">
      <style:text-properties fo:font-size="11.00pt" fo:font-weight="normal" fo:font-family="Calibri" style:font-family-asian="Calibri" style:font-family-complex="Calibri" fo:background-color="transparent" style:use-window-font-color="true"/>
    </style:style>
    <style:style style:name="T2675" style:family="text">
      <style:text-properties fo:font-size="11.00pt" fo:font-weight="bold" fo:font-family="'Century Schoolbook'" style:font-family-asian="'Century Schoolbook'" style:font-family-complex="'Century Schoolbook'" fo:background-color="transparent" style:use-window-font-color="true"/>
    </style:style>
    <style:style style:name="T2676" style:family="text">
      <style:text-properties fo:font-size="11.00pt" fo:font-weight="normal" fo:font-family="Calibri" style:font-family-asian="Calibri" style:font-family-complex="Calibri" fo:background-color="transparent" style:use-window-font-color="true"/>
    </style:style>
    <style:style style:name="T2677" style:family="text">
      <style:text-properties fo:font-size="11.00pt" fo:font-weight="bold" fo:font-family="'Century Schoolbook'" style:font-family-asian="'Century Schoolbook'" style:font-family-complex="'Century Schoolbook'" fo:background-color="#ffffff" style:use-window-font-color="true"/>
    </style:style>
    <style:style style:name="T2678" style:family="text">
      <style:text-properties fo:font-size="11.00pt" fo:font-weight="normal" fo:font-family="Calibri" style:font-family-asian="Calibri" style:font-family-complex="Calibri" fo:background-color="transparent" style:use-window-font-color="true"/>
    </style:style>
    <style:style style:name="T2679" style:family="text">
      <style:text-properties fo:font-size="14.00pt" fo:font-weight="bold" style:text-underline-mode="continuous" style:text-underline-type="single" style:text-underline-style="solid" style:text-underline-width="normal" fo:font-family="'Century Schoolbook'" style:font-family-asian="'Century Schoolbook'" style:font-family-complex="'Century Schoolbook'" fo:background-color="transparent" style:use-window-font-color="true"/>
    </style:style>
    <style:style style:name="T2680" style:family="text">
      <style:text-properties fo:font-size="11.50pt" fo:font-weight="normal" fo:font-family="'Century Schoolbook'" style:font-family-asian="'Century Schoolbook'" style:font-family-complex="'Century Schoolbook'" fo:background-color="transparent" fo:color="#001a1e"/>
    </style:style>
    <style:style style:name="T2681" style:family="text">
      <style:text-properties fo:font-size="11.50pt" fo:font-weight="bold" fo:font-family="'Century Schoolbook'" style:font-family-asian="'Century Schoolbook'" style:font-family-complex="'Century Schoolbook'" fo:background-color="transparent" fo:color="#001a1e"/>
    </style:style>
    <style:style style:name="T2682" style:family="text">
      <style:text-properties fo:font-size="14.00pt" fo:font-weight="normal" fo:font-family="'Century Schoolbook'" style:font-family-asian="'Century Schoolbook'" style:font-family-complex="'Century Schoolbook'" fo:background-color="transparent" fo:color="#001a1e"/>
    </style:style>
    <style:style style:name="T2683" style:family="text">
      <style:text-properties fo:font-size="14.00pt" fo:font-weight="normal" fo:font-family="'Century Schoolbook'" style:font-family-asian="'Century Schoolbook'" style:font-family-complex="'Century Schoolbook'"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left" fo:margin-left="5.40pt" fo:text-indent="-5.40pt">
        <style:tab-stops>
          <style:tab-stop style:position="473.40pt"/>
        </style:tab-stops>
      </style:paragraph-properties>
    </style:style>
    <style:style style:name="P4" style:family="paragraph">
      <style:paragraph-properties fo:line-height="100.00%" fo:text-align="center"/>
    </style:style>
    <style:style style:name="P5" style:family="paragraph">
      <style:paragraph-properties fo:line-height="100.00%" fo:text-align="left" fo:margin-left="5.40pt" fo:text-indent="-5.40pt">
        <style:tab-stops>
          <style:tab-stop style:position="473.40pt"/>
        </style:tab-stops>
      </style:paragraph-properties>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473.40pt"/>
        </style:tab-stops>
      </style:paragraph-properties>
    </style:style>
    <style:style style:name="P10" style:family="paragraph">
      <style:paragraph-properties fo:line-height="100.00%" fo:text-align="left" fo:margin-bottom="8.00pt"/>
    </style:style>
    <style:style style:name="P11" style:family="paragraph">
      <style:paragraph-properties fo:line-height="100.00%" fo:text-align="left" fo:margin-left="0.00pt" fo:text-indent="-13.50pt" fo:margin-bottom="5.00pt"/>
    </style:style>
    <style:style style:name="P12" style:family="paragraph">
      <style:paragraph-properties fo:line-height="100.00%" fo:text-align="left" fo:margin-bottom="5.00pt"/>
    </style:style>
    <style:style style:name="P13" style:family="paragraph">
      <style:paragraph-properties fo:line-height="100.00%" fo:text-align="left" fo:margin-bottom="8.00pt"/>
    </style:style>
    <style:style style:name="P1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5" style:family="paragraph">
      <style:paragraph-properties fo:line-height="100.00%" fo:text-align="center"/>
    </style:style>
    <style:style style:name="P1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7" style:family="paragraph">
      <style:paragraph-properties fo:line-height="100.00%" fo:text-align="left" fo:margin-left="5.40pt" fo:text-indent="-5.40pt">
        <style:tab-stops>
          <style:tab-stop style:position="473.40pt"/>
        </style:tab-stops>
      </style:paragraph-properties>
    </style:style>
    <style:style style:name="P18" style:family="paragraph">
      <style:paragraph-properties fo:line-height="150.00%" fo:text-align="center"/>
    </style:style>
    <style:style style:name="P19" style:family="paragraph">
      <style:paragraph-properties fo:line-height="100.00%" fo:text-align="left" fo:margin-left="5.40pt" fo:text-indent="-5.40pt">
        <style:tab-stops>
          <style:tab-stop style:position="473.40pt"/>
        </style:tab-stops>
      </style:paragraph-properties>
    </style:style>
    <style:style style:name="P2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1" style:family="paragraph">
      <style:paragraph-properties fo:line-height="150.00%" fo:text-align="center"/>
    </style:style>
    <style:style style:name="P22" style:family="paragraph">
      <style:paragraph-properties fo:line-height="150.00%" fo:text-align="left"/>
    </style:style>
    <style:style style:name="P23" style:family="paragraph">
      <style:paragraph-properties fo:line-height="100.00%" fo:text-align="center"/>
    </style:style>
    <style:style style:name="P2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5" style:family="paragraph">
      <style:paragraph-properties fo:line-height="150.00%" fo:text-align="center"/>
    </style:style>
    <style:style style:name="P26" style:family="paragraph">
      <style:paragraph-properties fo:line-height="150.00%" fo:text-align="left"/>
    </style:style>
    <style:style style:name="P27" style:family="paragraph">
      <style:paragraph-properties fo:line-height="100.00%" fo:text-align="center"/>
    </style:style>
    <style:style style:name="P2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9" style:family="paragraph">
      <style:paragraph-properties fo:line-height="150.00%" fo:text-align="center"/>
    </style:style>
    <style:style style:name="P30" style:family="paragraph">
      <style:paragraph-properties fo:line-height="150.00%" fo:text-align="left"/>
    </style:style>
    <style:style style:name="P31" style:family="paragraph">
      <style:paragraph-properties fo:line-height="100.00%" fo:text-align="center"/>
    </style:style>
    <style:style style:name="P3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3" style:family="paragraph">
      <style:paragraph-properties fo:line-height="150.00%" fo:text-align="center"/>
    </style:style>
    <style:style style:name="P34" style:family="paragraph">
      <style:paragraph-properties fo:line-height="150.00%" fo:text-align="left"/>
    </style:style>
    <style:style style:name="P35" style:family="paragraph">
      <style:paragraph-properties fo:line-height="100.00%" fo:text-align="center"/>
    </style:style>
    <style:style style:name="P3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7" style:family="paragraph">
      <style:paragraph-properties fo:line-height="150.00%" fo:text-align="center"/>
    </style:style>
    <style:style style:name="P38" style:family="paragraph">
      <style:paragraph-properties fo:line-height="150.00%" fo:text-align="left"/>
    </style:style>
    <style:style style:name="P39" style:family="paragraph">
      <style:paragraph-properties fo:line-height="100.00%" fo:text-align="center"/>
    </style:style>
    <style:style style:name="P4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41" style:family="paragraph">
      <style:paragraph-properties fo:line-height="150.00%" fo:text-align="center"/>
    </style:style>
    <style:style style:name="P42" style:family="paragraph">
      <style:paragraph-properties fo:line-height="150.00%" fo:text-align="left"/>
    </style:style>
    <style:style style:name="P43" style:family="paragraph">
      <style:paragraph-properties fo:line-height="100.00%" fo:text-align="center"/>
    </style:style>
    <style:style style:name="P4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45" style:family="paragraph">
      <style:paragraph-properties fo:line-height="100.00%" fo:text-align="left" fo:margin-left="5.40pt" fo:text-indent="-5.40pt">
        <style:tab-stops>
          <style:tab-stop style:position="473.40pt"/>
        </style:tab-stops>
      </style:paragraph-properties>
    </style:style>
    <style:style style:name="P46" style:family="paragraph">
      <style:paragraph-properties fo:line-height="150.00%" fo:text-align="center"/>
    </style:style>
    <style:style style:name="P47" style:family="paragraph">
      <style:paragraph-properties fo:line-height="100.00%" fo:text-align="left" fo:margin-left="5.40pt" fo:text-indent="-5.40pt">
        <style:tab-stops>
          <style:tab-stop style:position="473.40pt"/>
        </style:tab-stops>
      </style:paragraph-properties>
    </style:style>
    <style:style style:name="P4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49" style:family="paragraph">
      <style:paragraph-properties fo:line-height="150.00%" fo:text-align="center"/>
    </style:style>
    <style:style style:name="P50" style:family="paragraph">
      <style:paragraph-properties fo:line-height="150.00%" fo:text-align="left"/>
    </style:style>
    <style:style style:name="P51" style:family="paragraph">
      <style:paragraph-properties fo:line-height="100.00%" fo:text-align="center"/>
    </style:style>
    <style:style style:name="P5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53" style:family="paragraph">
      <style:paragraph-properties fo:line-height="150.00%" fo:text-align="center"/>
    </style:style>
    <style:style style:name="P54" style:family="paragraph">
      <style:paragraph-properties fo:line-height="150.00%" fo:text-align="left"/>
    </style:style>
    <style:style style:name="P55" style:family="paragraph">
      <style:paragraph-properties fo:line-height="100.00%" fo:text-align="center"/>
    </style:style>
    <style:style style:name="P5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57" style:family="paragraph">
      <style:paragraph-properties fo:line-height="150.00%" fo:text-align="center"/>
    </style:style>
    <style:style style:name="P58" style:family="paragraph">
      <style:paragraph-properties fo:line-height="150.00%" fo:text-align="left"/>
    </style:style>
    <style:style style:name="P59" style:family="paragraph">
      <style:paragraph-properties fo:line-height="100.00%" fo:text-align="center"/>
    </style:style>
    <style:style style:name="P6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61" style:family="paragraph">
      <style:paragraph-properties fo:line-height="150.00%" fo:text-align="center"/>
    </style:style>
    <style:style style:name="P62" style:family="paragraph">
      <style:paragraph-properties fo:line-height="150.00%" fo:text-align="left"/>
    </style:style>
    <style:style style:name="P63" style:family="paragraph">
      <style:paragraph-properties fo:line-height="100.00%" fo:text-align="center"/>
    </style:style>
    <style:style style:name="P6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65" style:family="paragraph">
      <style:paragraph-properties fo:line-height="150.00%" fo:text-align="center"/>
    </style:style>
    <style:style style:name="P66" style:family="paragraph">
      <style:paragraph-properties fo:line-height="150.00%" fo:text-align="left"/>
    </style:style>
    <style:style style:name="P67" style:family="paragraph">
      <style:paragraph-properties fo:line-height="100.00%" fo:text-align="center"/>
    </style:style>
    <style:style style:name="P6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69" style:family="paragraph">
      <style:paragraph-properties fo:line-height="150.00%" fo:text-align="center"/>
    </style:style>
    <style:style style:name="P70" style:family="paragraph">
      <style:paragraph-properties fo:line-height="150.00%" fo:text-align="left"/>
    </style:style>
    <style:style style:name="P71" style:family="paragraph">
      <style:paragraph-properties fo:line-height="100.00%" fo:text-align="center"/>
    </style:style>
    <style:style style:name="P7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73" style:family="paragraph">
      <style:paragraph-properties fo:line-height="150.00%" fo:text-align="center"/>
    </style:style>
    <style:style style:name="P74" style:family="paragraph">
      <style:paragraph-properties fo:line-height="150.00%" fo:text-align="left"/>
    </style:style>
    <style:style style:name="P75" style:family="paragraph">
      <style:paragraph-properties fo:line-height="100.00%" fo:text-align="center"/>
    </style:style>
    <style:style style:name="P7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77" style:family="paragraph">
      <style:paragraph-properties fo:line-height="150.00%" fo:text-align="center"/>
    </style:style>
    <style:style style:name="P78" style:family="paragraph">
      <style:paragraph-properties fo:line-height="150.00%" fo:text-align="left"/>
    </style:style>
    <style:style style:name="P79" style:family="paragraph">
      <style:paragraph-properties fo:line-height="100.00%" fo:text-align="center"/>
    </style:style>
    <style:style style:name="P8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81" style:family="paragraph">
      <style:paragraph-properties fo:line-height="150.00%" fo:text-align="center"/>
    </style:style>
    <style:style style:name="P82" style:family="paragraph">
      <style:paragraph-properties fo:line-height="150.00%" fo:text-align="left"/>
    </style:style>
    <style:style style:name="P83" style:family="paragraph">
      <style:paragraph-properties fo:line-height="100.00%" fo:text-align="center"/>
    </style:style>
    <style:style style:name="P8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85" style:family="paragraph">
      <style:paragraph-properties fo:line-height="150.00%" fo:text-align="center"/>
    </style:style>
    <style:style style:name="P86" style:family="paragraph">
      <style:paragraph-properties fo:line-height="150.00%" fo:text-align="left"/>
    </style:style>
    <style:style style:name="P87" style:family="paragraph">
      <style:paragraph-properties fo:line-height="100.00%" fo:text-align="center"/>
    </style:style>
    <style:style style:name="P8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89" style:family="paragraph">
      <style:paragraph-properties fo:line-height="100.00%" fo:text-align="left" fo:margin-left="5.40pt" fo:text-indent="-5.40pt">
        <style:tab-stops>
          <style:tab-stop style:position="473.40pt"/>
        </style:tab-stops>
      </style:paragraph-properties>
    </style:style>
    <style:style style:name="P90" style:family="paragraph">
      <style:paragraph-properties fo:line-height="150.00%" fo:text-align="center"/>
    </style:style>
    <style:style style:name="P91" style:family="paragraph">
      <style:paragraph-properties fo:line-height="100.00%" fo:text-align="left" fo:margin-left="5.40pt" fo:text-indent="-5.40pt">
        <style:tab-stops>
          <style:tab-stop style:position="473.40pt"/>
        </style:tab-stops>
      </style:paragraph-properties>
    </style:style>
    <style:style style:name="P9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93" style:family="paragraph">
      <style:paragraph-properties fo:line-height="115.00%" fo:text-align="center"/>
    </style:style>
    <style:style style:name="P94" style:family="paragraph">
      <style:paragraph-properties fo:line-height="115.00%" fo:text-align="left"/>
    </style:style>
    <style:style style:name="P95" style:family="paragraph">
      <style:paragraph-properties fo:line-height="115.00%" fo:text-align="center"/>
    </style:style>
    <style:style style:name="P9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97" style:family="paragraph">
      <style:paragraph-properties fo:line-height="115.00%" fo:text-align="center"/>
    </style:style>
    <style:style style:name="P98" style:family="paragraph">
      <style:paragraph-properties fo:line-height="115.00%" fo:text-align="left"/>
    </style:style>
    <style:style style:name="P99" style:family="paragraph">
      <style:paragraph-properties fo:line-height="115.00%" fo:text-align="center"/>
    </style:style>
    <style:style style:name="P10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01" style:family="paragraph">
      <style:paragraph-properties fo:line-height="115.00%" fo:text-align="center"/>
    </style:style>
    <style:style style:name="P102" style:family="paragraph">
      <style:paragraph-properties fo:line-height="115.00%" fo:text-align="left"/>
    </style:style>
    <style:style style:name="P103" style:family="paragraph">
      <style:paragraph-properties fo:line-height="115.00%" fo:text-align="center"/>
    </style:style>
    <style:style style:name="P10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05" style:family="paragraph">
      <style:paragraph-properties fo:line-height="115.00%" fo:text-align="center"/>
    </style:style>
    <style:style style:name="P106" style:family="paragraph">
      <style:paragraph-properties fo:line-height="115.00%" fo:text-align="left"/>
    </style:style>
    <style:style style:name="P107" style:family="paragraph">
      <style:paragraph-properties fo:line-height="115.00%" fo:text-align="center"/>
    </style:style>
    <style:style style:name="P10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09" style:family="paragraph">
      <style:paragraph-properties fo:line-height="115.00%" fo:text-align="center"/>
    </style:style>
    <style:style style:name="P110" style:family="paragraph">
      <style:paragraph-properties fo:line-height="115.00%" fo:text-align="left"/>
    </style:style>
    <style:style style:name="P111" style:family="paragraph">
      <style:paragraph-properties fo:line-height="115.00%" fo:text-align="center"/>
    </style:style>
    <style:style style:name="P11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13" style:family="paragraph">
      <style:paragraph-properties fo:line-height="115.00%" fo:text-align="center"/>
    </style:style>
    <style:style style:name="P114" style:family="paragraph">
      <style:paragraph-properties fo:line-height="115.00%" fo:text-align="left"/>
    </style:style>
    <style:style style:name="P115" style:family="paragraph">
      <style:paragraph-properties fo:line-height="115.00%" fo:text-align="center"/>
    </style:style>
    <style:style style:name="P11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17" style:family="paragraph">
      <style:paragraph-properties fo:line-height="115.00%" fo:text-align="center"/>
    </style:style>
    <style:style style:name="P118" style:family="paragraph">
      <style:paragraph-properties fo:line-height="115.00%" fo:text-align="left"/>
    </style:style>
    <style:style style:name="P119" style:family="paragraph">
      <style:paragraph-properties fo:line-height="115.00%" fo:text-align="center"/>
    </style:style>
    <style:style style:name="P12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21" style:family="paragraph">
      <style:paragraph-properties fo:line-height="115.00%" fo:text-align="center"/>
    </style:style>
    <style:style style:name="P122" style:family="paragraph">
      <style:paragraph-properties fo:line-height="115.00%" fo:text-align="left"/>
    </style:style>
    <style:style style:name="P123" style:family="paragraph">
      <style:paragraph-properties fo:line-height="115.00%" fo:text-align="center"/>
    </style:style>
    <style:style style:name="P12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25" style:family="paragraph">
      <style:paragraph-properties fo:line-height="115.00%" fo:text-align="center"/>
    </style:style>
    <style:style style:name="P126" style:family="paragraph">
      <style:paragraph-properties fo:line-height="115.00%" fo:text-align="left"/>
    </style:style>
    <style:style style:name="P127" style:family="paragraph">
      <style:paragraph-properties fo:line-height="115.00%" fo:text-align="center"/>
    </style:style>
    <style:style style:name="P12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29" style:family="paragraph">
      <style:paragraph-properties fo:line-height="115.00%" fo:text-align="center"/>
    </style:style>
    <style:style style:name="P130" style:family="paragraph">
      <style:paragraph-properties fo:line-height="115.00%" fo:text-align="left"/>
    </style:style>
    <style:style style:name="P131" style:family="paragraph">
      <style:paragraph-properties fo:line-height="115.00%" fo:text-align="center"/>
    </style:style>
    <style:style style:name="P13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33" style:family="paragraph">
      <style:paragraph-properties fo:line-height="100.00%" fo:text-align="left" fo:margin-left="5.40pt" fo:text-indent="-5.40pt">
        <style:tab-stops>
          <style:tab-stop style:position="473.40pt"/>
        </style:tab-stops>
      </style:paragraph-properties>
    </style:style>
    <style:style style:name="P134" style:family="paragraph">
      <style:paragraph-properties fo:line-height="150.00%" fo:text-align="center"/>
    </style:style>
    <style:style style:name="P135" style:family="paragraph">
      <style:paragraph-properties fo:line-height="100.00%" fo:text-align="left" fo:margin-left="5.40pt" fo:text-indent="-5.40pt">
        <style:tab-stops>
          <style:tab-stop style:position="473.40pt"/>
        </style:tab-stops>
      </style:paragraph-properties>
    </style:style>
    <style:style style:name="P13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37" style:family="paragraph">
      <style:paragraph-properties fo:line-height="115.00%" fo:text-align="center"/>
    </style:style>
    <style:style style:name="P138" style:family="paragraph">
      <style:paragraph-properties fo:line-height="115.00%" fo:text-align="left"/>
    </style:style>
    <style:style style:name="P139" style:family="paragraph">
      <style:paragraph-properties fo:line-height="115.00%" fo:text-align="center"/>
    </style:style>
    <style:style style:name="P14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41" style:family="paragraph">
      <style:paragraph-properties fo:line-height="115.00%" fo:text-align="center"/>
    </style:style>
    <style:style style:name="P142" style:family="paragraph">
      <style:paragraph-properties fo:line-height="115.00%" fo:text-align="left"/>
    </style:style>
    <style:style style:name="P143" style:family="paragraph">
      <style:paragraph-properties fo:line-height="115.00%" fo:text-align="center"/>
    </style:style>
    <style:style style:name="P14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45" style:family="paragraph">
      <style:paragraph-properties fo:line-height="115.00%" fo:text-align="center"/>
    </style:style>
    <style:style style:name="P146" style:family="paragraph">
      <style:paragraph-properties fo:line-height="115.00%" fo:text-align="left"/>
    </style:style>
    <style:style style:name="P147" style:family="paragraph">
      <style:paragraph-properties fo:line-height="115.00%" fo:text-align="center"/>
    </style:style>
    <style:style style:name="P14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49" style:family="paragraph">
      <style:paragraph-properties fo:line-height="115.00%" fo:text-align="center"/>
    </style:style>
    <style:style style:name="P150" style:family="paragraph">
      <style:paragraph-properties fo:line-height="115.00%" fo:text-align="left"/>
    </style:style>
    <style:style style:name="P151" style:family="paragraph">
      <style:paragraph-properties fo:line-height="115.00%" fo:text-align="center"/>
    </style:style>
    <style:style style:name="P15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53" style:family="paragraph">
      <style:paragraph-properties fo:line-height="115.00%" fo:text-align="center"/>
    </style:style>
    <style:style style:name="P154" style:family="paragraph">
      <style:paragraph-properties fo:line-height="115.00%" fo:text-align="left"/>
    </style:style>
    <style:style style:name="P155" style:family="paragraph">
      <style:paragraph-properties fo:line-height="115.00%" fo:text-align="center"/>
    </style:style>
    <style:style style:name="P15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57" style:family="paragraph">
      <style:paragraph-properties fo:line-height="115.00%" fo:text-align="center"/>
    </style:style>
    <style:style style:name="P158" style:family="paragraph">
      <style:paragraph-properties fo:line-height="115.00%" fo:text-align="left"/>
    </style:style>
    <style:style style:name="P159" style:family="paragraph">
      <style:paragraph-properties fo:line-height="115.00%" fo:text-align="center"/>
    </style:style>
    <style:style style:name="P16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61" style:family="paragraph">
      <style:paragraph-properties fo:line-height="115.00%" fo:text-align="center"/>
    </style:style>
    <style:style style:name="P162" style:family="paragraph">
      <style:paragraph-properties fo:line-height="115.00%" fo:text-align="left"/>
    </style:style>
    <style:style style:name="P163" style:family="paragraph">
      <style:paragraph-properties fo:line-height="115.00%" fo:text-align="center"/>
    </style:style>
    <style:style style:name="P16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65" style:family="paragraph">
      <style:paragraph-properties fo:line-height="115.00%" fo:text-align="center"/>
    </style:style>
    <style:style style:name="P166" style:family="paragraph">
      <style:paragraph-properties fo:line-height="115.00%" fo:text-align="left"/>
    </style:style>
    <style:style style:name="P167" style:family="paragraph">
      <style:paragraph-properties fo:line-height="115.00%" fo:text-align="center"/>
    </style:style>
    <style:style style:name="P16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69" style:family="paragraph">
      <style:paragraph-properties fo:line-height="115.00%" fo:text-align="center"/>
    </style:style>
    <style:style style:name="P170" style:family="paragraph">
      <style:paragraph-properties fo:line-height="115.00%" fo:text-align="left"/>
    </style:style>
    <style:style style:name="P171" style:family="paragraph">
      <style:paragraph-properties fo:line-height="115.00%" fo:text-align="center"/>
    </style:style>
    <style:style style:name="P17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73" style:family="paragraph">
      <style:paragraph-properties fo:line-height="115.00%" fo:text-align="center"/>
    </style:style>
    <style:style style:name="P174" style:family="paragraph">
      <style:paragraph-properties fo:line-height="115.00%" fo:text-align="left"/>
    </style:style>
    <style:style style:name="P175" style:family="paragraph">
      <style:paragraph-properties fo:line-height="115.00%" fo:text-align="center"/>
    </style:style>
    <style:style style:name="P17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77" style:family="paragraph">
      <style:paragraph-properties fo:line-height="100.00%" fo:text-align="left" fo:margin-left="5.40pt" fo:text-indent="-5.40pt">
        <style:tab-stops>
          <style:tab-stop style:position="473.40pt"/>
        </style:tab-stops>
      </style:paragraph-properties>
    </style:style>
    <style:style style:name="P178" style:family="paragraph">
      <style:paragraph-properties fo:line-height="150.00%" fo:text-align="center"/>
    </style:style>
    <style:style style:name="P179" style:family="paragraph">
      <style:paragraph-properties fo:line-height="100.00%" fo:text-align="left" fo:margin-left="5.40pt" fo:text-indent="-5.40pt">
        <style:tab-stops>
          <style:tab-stop style:position="473.40pt"/>
        </style:tab-stops>
      </style:paragraph-properties>
    </style:style>
    <style:style style:name="P18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81" style:family="paragraph">
      <style:paragraph-properties fo:line-height="115.00%" fo:text-align="center"/>
    </style:style>
    <style:style style:name="P182" style:family="paragraph">
      <style:paragraph-properties fo:line-height="115.00%" fo:text-align="left"/>
    </style:style>
    <style:style style:name="P183" style:family="paragraph">
      <style:paragraph-properties fo:line-height="115.00%" fo:text-align="center"/>
    </style:style>
    <style:style style:name="P18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85" style:family="paragraph">
      <style:paragraph-properties fo:line-height="115.00%" fo:text-align="center"/>
    </style:style>
    <style:style style:name="P186" style:family="paragraph">
      <style:paragraph-properties fo:line-height="115.00%" fo:text-align="left"/>
    </style:style>
    <style:style style:name="P187" style:family="paragraph">
      <style:paragraph-properties fo:line-height="115.00%" fo:text-align="center"/>
    </style:style>
    <style:style style:name="P18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89" style:family="paragraph">
      <style:paragraph-properties fo:line-height="115.00%" fo:text-align="center"/>
    </style:style>
    <style:style style:name="P190" style:family="paragraph">
      <style:paragraph-properties fo:line-height="115.00%" fo:text-align="left"/>
    </style:style>
    <style:style style:name="P191" style:family="paragraph">
      <style:paragraph-properties fo:line-height="115.00%" fo:text-align="center"/>
    </style:style>
    <style:style style:name="P19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93" style:family="paragraph">
      <style:paragraph-properties fo:line-height="115.00%" fo:text-align="center"/>
    </style:style>
    <style:style style:name="P194" style:family="paragraph">
      <style:paragraph-properties fo:line-height="115.00%" fo:text-align="left"/>
    </style:style>
    <style:style style:name="P195" style:family="paragraph">
      <style:paragraph-properties fo:line-height="115.00%" fo:text-align="center"/>
    </style:style>
    <style:style style:name="P19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197" style:family="paragraph">
      <style:paragraph-properties fo:line-height="115.00%" fo:text-align="center"/>
    </style:style>
    <style:style style:name="P198" style:family="paragraph">
      <style:paragraph-properties fo:line-height="115.00%" fo:text-align="left"/>
    </style:style>
    <style:style style:name="P199" style:family="paragraph">
      <style:paragraph-properties fo:line-height="115.00%" fo:text-align="center"/>
    </style:style>
    <style:style style:name="P20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01" style:family="paragraph">
      <style:paragraph-properties fo:line-height="115.00%" fo:text-align="center"/>
    </style:style>
    <style:style style:name="P202" style:family="paragraph">
      <style:paragraph-properties fo:line-height="115.00%" fo:text-align="left"/>
    </style:style>
    <style:style style:name="P203" style:family="paragraph">
      <style:paragraph-properties fo:line-height="115.00%" fo:text-align="center"/>
    </style:style>
    <style:style style:name="P20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05" style:family="paragraph">
      <style:paragraph-properties fo:line-height="115.00%" fo:text-align="center"/>
    </style:style>
    <style:style style:name="P206" style:family="paragraph">
      <style:paragraph-properties fo:line-height="115.00%" fo:text-align="left"/>
    </style:style>
    <style:style style:name="P207" style:family="paragraph">
      <style:paragraph-properties fo:line-height="115.00%" fo:text-align="center"/>
    </style:style>
    <style:style style:name="P20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09" style:family="paragraph">
      <style:paragraph-properties fo:line-height="115.00%" fo:text-align="center"/>
    </style:style>
    <style:style style:name="P210" style:family="paragraph">
      <style:paragraph-properties fo:line-height="115.00%" fo:text-align="left"/>
    </style:style>
    <style:style style:name="P211" style:family="paragraph">
      <style:paragraph-properties fo:line-height="115.00%" fo:text-align="center"/>
    </style:style>
    <style:style style:name="P21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13" style:family="paragraph">
      <style:paragraph-properties fo:line-height="115.00%" fo:text-align="center"/>
    </style:style>
    <style:style style:name="P214" style:family="paragraph">
      <style:paragraph-properties fo:line-height="115.00%" fo:text-align="left"/>
    </style:style>
    <style:style style:name="P215" style:family="paragraph">
      <style:paragraph-properties fo:line-height="115.00%" fo:text-align="center"/>
    </style:style>
    <style:style style:name="P21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17" style:family="paragraph">
      <style:paragraph-properties fo:line-height="115.00%" fo:text-align="center"/>
    </style:style>
    <style:style style:name="P218" style:family="paragraph">
      <style:paragraph-properties fo:line-height="115.00%" fo:text-align="left"/>
    </style:style>
    <style:style style:name="P219" style:family="paragraph">
      <style:paragraph-properties fo:line-height="115.00%" fo:text-align="center"/>
    </style:style>
    <style:style style:name="P22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21" style:family="paragraph">
      <style:paragraph-properties fo:line-height="100.00%" fo:text-align="left" fo:margin-left="5.40pt" fo:text-indent="-5.40pt">
        <style:tab-stops>
          <style:tab-stop style:position="473.40pt"/>
        </style:tab-stops>
      </style:paragraph-properties>
    </style:style>
    <style:style style:name="P222" style:family="paragraph">
      <style:paragraph-properties fo:line-height="150.00%" fo:text-align="center"/>
    </style:style>
    <style:style style:name="P223" style:family="paragraph">
      <style:paragraph-properties fo:line-height="100.00%" fo:text-align="left" fo:margin-left="5.40pt" fo:text-indent="-5.40pt">
        <style:tab-stops>
          <style:tab-stop style:position="473.40pt"/>
        </style:tab-stops>
      </style:paragraph-properties>
    </style:style>
    <style:style style:name="P22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25" style:family="paragraph">
      <style:paragraph-properties fo:line-height="150.00%" fo:text-align="center"/>
    </style:style>
    <style:style style:name="P226" style:family="paragraph">
      <style:paragraph-properties fo:line-height="150.00%" fo:text-align="left"/>
    </style:style>
    <style:style style:name="P227" style:family="paragraph">
      <style:paragraph-properties fo:line-height="100.00%" fo:text-align="center"/>
    </style:style>
    <style:style style:name="P22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29" style:family="paragraph">
      <style:paragraph-properties fo:line-height="150.00%" fo:text-align="center"/>
    </style:style>
    <style:style style:name="P230" style:family="paragraph">
      <style:paragraph-properties fo:line-height="150.00%" fo:text-align="left"/>
    </style:style>
    <style:style style:name="P231" style:family="paragraph">
      <style:paragraph-properties fo:line-height="100.00%" fo:text-align="center"/>
    </style:style>
    <style:style style:name="P23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33" style:family="paragraph">
      <style:paragraph-properties fo:line-height="150.00%" fo:text-align="center"/>
    </style:style>
    <style:style style:name="P234" style:family="paragraph">
      <style:paragraph-properties fo:line-height="150.00%" fo:text-align="left"/>
    </style:style>
    <style:style style:name="P235" style:family="paragraph">
      <style:paragraph-properties fo:line-height="100.00%" fo:text-align="center"/>
    </style:style>
    <style:style style:name="P23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37" style:family="paragraph">
      <style:paragraph-properties fo:line-height="150.00%" fo:text-align="center"/>
    </style:style>
    <style:style style:name="P238" style:family="paragraph">
      <style:paragraph-properties fo:line-height="150.00%" fo:text-align="left"/>
    </style:style>
    <style:style style:name="P239" style:family="paragraph">
      <style:paragraph-properties fo:line-height="100.00%" fo:text-align="center"/>
    </style:style>
    <style:style style:name="P24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41" style:family="paragraph">
      <style:paragraph-properties fo:line-height="150.00%" fo:text-align="center"/>
    </style:style>
    <style:style style:name="P242" style:family="paragraph">
      <style:paragraph-properties fo:line-height="150.00%" fo:text-align="left"/>
    </style:style>
    <style:style style:name="P243" style:family="paragraph">
      <style:paragraph-properties fo:line-height="100.00%" fo:text-align="center"/>
    </style:style>
    <style:style style:name="P24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45" style:family="paragraph">
      <style:paragraph-properties fo:line-height="150.00%" fo:text-align="center"/>
    </style:style>
    <style:style style:name="P246" style:family="paragraph">
      <style:paragraph-properties fo:line-height="150.00%" fo:text-align="left"/>
    </style:style>
    <style:style style:name="P247" style:family="paragraph">
      <style:paragraph-properties fo:line-height="100.00%" fo:text-align="center"/>
    </style:style>
    <style:style style:name="P24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49" style:family="paragraph">
      <style:paragraph-properties fo:line-height="150.00%" fo:text-align="center"/>
    </style:style>
    <style:style style:name="P250" style:family="paragraph">
      <style:paragraph-properties fo:line-height="150.00%" fo:text-align="left"/>
    </style:style>
    <style:style style:name="P251" style:family="paragraph">
      <style:paragraph-properties fo:line-height="100.00%" fo:text-align="center"/>
    </style:style>
    <style:style style:name="P25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53" style:family="paragraph">
      <style:paragraph-properties fo:line-height="150.00%" fo:text-align="center"/>
    </style:style>
    <style:style style:name="P254" style:family="paragraph">
      <style:paragraph-properties fo:line-height="150.00%" fo:text-align="left"/>
    </style:style>
    <style:style style:name="P255" style:family="paragraph">
      <style:paragraph-properties fo:line-height="100.00%" fo:text-align="center"/>
    </style:style>
    <style:style style:name="P25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57" style:family="paragraph">
      <style:paragraph-properties fo:line-height="150.00%" fo:text-align="center"/>
    </style:style>
    <style:style style:name="P258" style:family="paragraph">
      <style:paragraph-properties fo:line-height="150.00%" fo:text-align="left"/>
    </style:style>
    <style:style style:name="P259" style:family="paragraph">
      <style:paragraph-properties fo:line-height="100.00%" fo:text-align="center"/>
    </style:style>
    <style:style style:name="P26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61" style:family="paragraph">
      <style:paragraph-properties fo:line-height="150.00%" fo:text-align="center"/>
    </style:style>
    <style:style style:name="P262" style:family="paragraph">
      <style:paragraph-properties fo:line-height="150.00%" fo:text-align="left"/>
    </style:style>
    <style:style style:name="P263" style:family="paragraph">
      <style:paragraph-properties fo:line-height="100.00%" fo:text-align="center"/>
    </style:style>
    <style:style style:name="P26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65" style:family="paragraph">
      <style:paragraph-properties fo:line-height="100.00%" fo:text-align="left" fo:margin-left="5.40pt" fo:text-indent="-5.40pt">
        <style:tab-stops>
          <style:tab-stop style:position="473.40pt"/>
        </style:tab-stops>
      </style:paragraph-properties>
    </style:style>
    <style:style style:name="P266" style:family="paragraph">
      <style:paragraph-properties fo:line-height="150.00%" fo:text-align="center"/>
    </style:style>
    <style:style style:name="P267" style:family="paragraph">
      <style:paragraph-properties fo:line-height="100.00%" fo:text-align="left" fo:margin-left="5.40pt" fo:text-indent="-5.40pt">
        <style:tab-stops>
          <style:tab-stop style:position="473.40pt"/>
        </style:tab-stops>
      </style:paragraph-properties>
    </style:style>
    <style:style style:name="P26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69" style:family="paragraph">
      <style:paragraph-properties fo:line-height="150.00%" fo:text-align="center"/>
    </style:style>
    <style:style style:name="P270" style:family="paragraph">
      <style:paragraph-properties fo:line-height="150.00%" fo:text-align="left"/>
    </style:style>
    <style:style style:name="P271" style:family="paragraph">
      <style:paragraph-properties fo:line-height="100.00%" fo:text-align="center"/>
    </style:style>
    <style:style style:name="P27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73" style:family="paragraph">
      <style:paragraph-properties fo:line-height="150.00%" fo:text-align="center"/>
    </style:style>
    <style:style style:name="P274" style:family="paragraph">
      <style:paragraph-properties fo:line-height="150.00%" fo:text-align="left"/>
    </style:style>
    <style:style style:name="P275" style:family="paragraph">
      <style:paragraph-properties fo:line-height="100.00%" fo:text-align="center"/>
    </style:style>
    <style:style style:name="P27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77" style:family="paragraph">
      <style:paragraph-properties fo:line-height="150.00%" fo:text-align="center"/>
    </style:style>
    <style:style style:name="P278" style:family="paragraph">
      <style:paragraph-properties fo:line-height="150.00%" fo:text-align="left"/>
    </style:style>
    <style:style style:name="P279" style:family="paragraph">
      <style:paragraph-properties fo:line-height="100.00%" fo:text-align="center"/>
    </style:style>
    <style:style style:name="P28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81" style:family="paragraph">
      <style:paragraph-properties fo:line-height="150.00%" fo:text-align="center"/>
    </style:style>
    <style:style style:name="P282" style:family="paragraph">
      <style:paragraph-properties fo:line-height="150.00%" fo:text-align="left"/>
    </style:style>
    <style:style style:name="P283" style:family="paragraph">
      <style:paragraph-properties fo:line-height="100.00%" fo:text-align="center"/>
    </style:style>
    <style:style style:name="P28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85" style:family="paragraph">
      <style:paragraph-properties fo:line-height="150.00%" fo:text-align="center"/>
    </style:style>
    <style:style style:name="P286" style:family="paragraph">
      <style:paragraph-properties fo:line-height="150.00%" fo:text-align="left"/>
    </style:style>
    <style:style style:name="P287" style:family="paragraph">
      <style:paragraph-properties fo:line-height="100.00%" fo:text-align="center"/>
    </style:style>
    <style:style style:name="P28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89" style:family="paragraph">
      <style:paragraph-properties fo:line-height="150.00%" fo:text-align="center"/>
    </style:style>
    <style:style style:name="P290" style:family="paragraph">
      <style:paragraph-properties fo:line-height="150.00%" fo:text-align="left"/>
    </style:style>
    <style:style style:name="P291" style:family="paragraph">
      <style:paragraph-properties fo:line-height="100.00%" fo:text-align="center"/>
    </style:style>
    <style:style style:name="P29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93" style:family="paragraph">
      <style:paragraph-properties fo:line-height="150.00%" fo:text-align="center"/>
    </style:style>
    <style:style style:name="P294" style:family="paragraph">
      <style:paragraph-properties fo:line-height="150.00%" fo:text-align="left"/>
    </style:style>
    <style:style style:name="P295" style:family="paragraph">
      <style:paragraph-properties fo:line-height="100.00%" fo:text-align="center"/>
    </style:style>
    <style:style style:name="P29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297" style:family="paragraph">
      <style:paragraph-properties fo:line-height="100.00%" fo:text-align="left" fo:margin-left="5.40pt" fo:text-indent="-5.40pt">
        <style:tab-stops>
          <style:tab-stop style:position="473.40pt"/>
        </style:tab-stops>
      </style:paragraph-properties>
    </style:style>
    <style:style style:name="P298" style:family="paragraph">
      <style:paragraph-properties fo:line-height="150.00%" fo:text-align="center"/>
    </style:style>
    <style:style style:name="P299" style:family="paragraph">
      <style:paragraph-properties fo:line-height="100.00%" fo:text-align="left" fo:margin-left="5.40pt" fo:text-indent="-5.40pt">
        <style:tab-stops>
          <style:tab-stop style:position="473.40pt"/>
        </style:tab-stops>
      </style:paragraph-properties>
    </style:style>
    <style:style style:name="P30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01" style:family="paragraph">
      <style:paragraph-properties fo:line-height="150.00%" fo:text-align="center"/>
    </style:style>
    <style:style style:name="P302" style:family="paragraph">
      <style:paragraph-properties fo:line-height="150.00%" fo:text-align="left"/>
    </style:style>
    <style:style style:name="P303" style:family="paragraph">
      <style:paragraph-properties fo:line-height="100.00%" fo:text-align="center"/>
    </style:style>
    <style:style style:name="P30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05" style:family="paragraph">
      <style:paragraph-properties fo:line-height="150.00%" fo:text-align="center"/>
    </style:style>
    <style:style style:name="P306" style:family="paragraph">
      <style:paragraph-properties fo:line-height="150.00%" fo:text-align="left"/>
    </style:style>
    <style:style style:name="P307" style:family="paragraph">
      <style:paragraph-properties fo:line-height="100.00%" fo:text-align="center"/>
    </style:style>
    <style:style style:name="P30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09" style:family="paragraph">
      <style:paragraph-properties fo:line-height="150.00%" fo:text-align="center"/>
    </style:style>
    <style:style style:name="P310" style:family="paragraph">
      <style:paragraph-properties fo:line-height="150.00%" fo:text-align="left"/>
    </style:style>
    <style:style style:name="P311" style:family="paragraph">
      <style:paragraph-properties fo:line-height="100.00%" fo:text-align="center"/>
    </style:style>
    <style:style style:name="P31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13" style:family="paragraph">
      <style:paragraph-properties fo:line-height="150.00%" fo:text-align="center"/>
    </style:style>
    <style:style style:name="P314" style:family="paragraph">
      <style:paragraph-properties fo:line-height="150.00%" fo:text-align="left"/>
    </style:style>
    <style:style style:name="P315" style:family="paragraph">
      <style:paragraph-properties fo:line-height="100.00%" fo:text-align="center"/>
    </style:style>
    <style:style style:name="P31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17" style:family="paragraph">
      <style:paragraph-properties fo:line-height="150.00%" fo:text-align="center"/>
    </style:style>
    <style:style style:name="P318" style:family="paragraph">
      <style:paragraph-properties fo:line-height="150.00%" fo:text-align="left"/>
    </style:style>
    <style:style style:name="P319" style:family="paragraph">
      <style:paragraph-properties fo:line-height="100.00%" fo:text-align="center"/>
    </style:style>
    <style:style style:name="P32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21" style:family="paragraph">
      <style:paragraph-properties fo:line-height="100.00%" fo:text-align="left" fo:margin-left="5.40pt" fo:text-indent="-5.40pt">
        <style:tab-stops>
          <style:tab-stop style:position="473.40pt"/>
        </style:tab-stops>
      </style:paragraph-properties>
    </style:style>
    <style:style style:name="P322" style:family="paragraph">
      <style:paragraph-properties fo:line-height="150.00%" fo:text-align="center"/>
    </style:style>
    <style:style style:name="P323" style:family="paragraph">
      <style:paragraph-properties fo:line-height="100.00%" fo:text-align="left" fo:margin-left="5.40pt" fo:text-indent="-5.40pt">
        <style:tab-stops>
          <style:tab-stop style:position="473.40pt"/>
        </style:tab-stops>
      </style:paragraph-properties>
    </style:style>
    <style:style style:name="P32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25" style:family="paragraph">
      <style:paragraph-properties fo:line-height="150.00%" fo:text-align="center"/>
    </style:style>
    <style:style style:name="P326" style:family="paragraph">
      <style:paragraph-properties fo:line-height="150.00%" fo:text-align="left"/>
    </style:style>
    <style:style style:name="P327" style:family="paragraph">
      <style:paragraph-properties fo:line-height="100.00%" fo:text-align="center"/>
    </style:style>
    <style:style style:name="P32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29" style:family="paragraph">
      <style:paragraph-properties fo:line-height="150.00%" fo:text-align="center"/>
    </style:style>
    <style:style style:name="P330" style:family="paragraph">
      <style:paragraph-properties fo:line-height="150.00%" fo:text-align="left"/>
    </style:style>
    <style:style style:name="P331" style:family="paragraph">
      <style:paragraph-properties fo:line-height="100.00%" fo:text-align="center"/>
    </style:style>
    <style:style style:name="P33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33" style:family="paragraph">
      <style:paragraph-properties fo:line-height="150.00%" fo:text-align="center"/>
    </style:style>
    <style:style style:name="P334" style:family="paragraph">
      <style:paragraph-properties fo:line-height="150.00%" fo:text-align="left"/>
    </style:style>
    <style:style style:name="P335" style:family="paragraph">
      <style:paragraph-properties fo:line-height="100.00%" fo:text-align="center"/>
    </style:style>
    <style:style style:name="P33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37" style:family="paragraph">
      <style:paragraph-properties fo:line-height="150.00%" fo:text-align="center"/>
    </style:style>
    <style:style style:name="P338" style:family="paragraph">
      <style:paragraph-properties fo:line-height="150.00%" fo:text-align="left"/>
    </style:style>
    <style:style style:name="P339" style:family="paragraph">
      <style:paragraph-properties fo:line-height="100.00%" fo:text-align="center"/>
    </style:style>
    <style:style style:name="P34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41" style:family="paragraph">
      <style:paragraph-properties fo:line-height="150.00%" fo:text-align="center"/>
    </style:style>
    <style:style style:name="P342" style:family="paragraph">
      <style:paragraph-properties fo:line-height="150.00%" fo:text-align="left"/>
    </style:style>
    <style:style style:name="P343" style:family="paragraph">
      <style:paragraph-properties fo:line-height="100.00%" fo:text-align="center"/>
    </style:style>
    <style:style style:name="P34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45" style:family="paragraph">
      <style:paragraph-properties fo:line-height="150.00%" fo:text-align="center"/>
    </style:style>
    <style:style style:name="P346" style:family="paragraph">
      <style:paragraph-properties fo:line-height="150.00%" fo:text-align="left"/>
    </style:style>
    <style:style style:name="P347" style:family="paragraph">
      <style:paragraph-properties fo:line-height="100.00%" fo:text-align="center"/>
    </style:style>
    <style:style style:name="P34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49" style:family="paragraph">
      <style:paragraph-properties fo:line-height="150.00%" fo:text-align="center"/>
    </style:style>
    <style:style style:name="P350" style:family="paragraph">
      <style:paragraph-properties fo:line-height="150.00%" fo:text-align="left"/>
    </style:style>
    <style:style style:name="P351" style:family="paragraph">
      <style:paragraph-properties fo:line-height="100.00%" fo:text-align="center"/>
    </style:style>
    <style:style style:name="P35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53" style:family="paragraph">
      <style:paragraph-properties fo:line-height="100.00%" fo:text-align="left" fo:margin-left="5.40pt" fo:text-indent="-5.40pt">
        <style:tab-stops>
          <style:tab-stop style:position="473.40pt"/>
        </style:tab-stops>
      </style:paragraph-properties>
    </style:style>
    <style:style style:name="P354" style:family="paragraph">
      <style:paragraph-properties fo:line-height="150.00%" fo:text-align="center"/>
    </style:style>
    <style:style style:name="P355" style:family="paragraph">
      <style:paragraph-properties fo:line-height="100.00%" fo:text-align="left" fo:margin-left="5.40pt" fo:text-indent="-5.40pt">
        <style:tab-stops>
          <style:tab-stop style:position="473.40pt"/>
        </style:tab-stops>
      </style:paragraph-properties>
    </style:style>
    <style:style style:name="P35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57" style:family="paragraph">
      <style:paragraph-properties fo:line-height="150.00%" fo:text-align="center"/>
    </style:style>
    <style:style style:name="P358" style:family="paragraph">
      <style:paragraph-properties fo:line-height="150.00%" fo:text-align="left"/>
    </style:style>
    <style:style style:name="P359" style:family="paragraph">
      <style:paragraph-properties fo:line-height="100.00%" fo:text-align="center"/>
    </style:style>
    <style:style style:name="P360"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61" style:family="paragraph">
      <style:paragraph-properties fo:line-height="150.00%" fo:text-align="center"/>
    </style:style>
    <style:style style:name="P362" style:family="paragraph">
      <style:paragraph-properties fo:line-height="150.00%" fo:text-align="left"/>
    </style:style>
    <style:style style:name="P363" style:family="paragraph">
      <style:paragraph-properties fo:line-height="100.00%" fo:text-align="center"/>
    </style:style>
    <style:style style:name="P364"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65" style:family="paragraph">
      <style:paragraph-properties fo:line-height="150.00%" fo:text-align="center"/>
    </style:style>
    <style:style style:name="P366" style:family="paragraph">
      <style:paragraph-properties fo:line-height="150.00%" fo:text-align="left"/>
    </style:style>
    <style:style style:name="P367" style:family="paragraph">
      <style:paragraph-properties fo:line-height="100.00%" fo:text-align="center"/>
    </style:style>
    <style:style style:name="P368"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69" style:family="paragraph">
      <style:paragraph-properties fo:line-height="150.00%" fo:text-align="center"/>
    </style:style>
    <style:style style:name="P370" style:family="paragraph">
      <style:paragraph-properties fo:line-height="150.00%" fo:text-align="left"/>
    </style:style>
    <style:style style:name="P371" style:family="paragraph">
      <style:paragraph-properties fo:line-height="100.00%" fo:text-align="center"/>
    </style:style>
    <style:style style:name="P372"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73" style:family="paragraph">
      <style:paragraph-properties fo:line-height="150.00%" fo:text-align="center"/>
    </style:style>
    <style:style style:name="P374" style:family="paragraph">
      <style:paragraph-properties fo:line-height="150.00%" fo:text-align="left"/>
    </style:style>
    <style:style style:name="P375" style:family="paragraph">
      <style:paragraph-properties fo:line-height="100.00%" fo:text-align="center"/>
    </style:style>
    <style:style style:name="P376" style:family="paragraph">
      <style:paragraph-properties fo:line-height="100.00%" fo:text-align="left" fo:margin-left="5.40pt" fo:text-indent="-5.40pt">
        <style:tab-stops>
          <style:tab-stop style:position="40.50pt"/>
          <style:tab-stop style:position="26311.80pt"/>
          <style:tab-stop style:position="421116.25pt" style:type="right"/>
          <style:tab-stop style:position="-5.40pt"/>
          <style:tab-stop style:position="48.60pt"/>
        </style:tab-stops>
      </style:paragraph-properties>
    </style:style>
    <style:style style:name="P377" style:family="paragraph">
      <style:paragraph-properties fo:line-height="100.00%" fo:text-align="left" fo:margin-bottom="8.00pt"/>
    </style:style>
    <style:style style:name="P378" style:family="paragraph">
      <style:paragraph-properties fo:line-height="100.00%" fo:text-align="left" fo:margin-top="12.00pt" fo:margin-bottom="12.00pt"/>
    </style:style>
    <style:style style:name="P379" style:family="paragraph">
      <style:paragraph-properties fo:line-height="100.00%" fo:text-align="center" fo:margin-top="5.00pt" fo:margin-bottom="5.00pt"/>
    </style:style>
    <style:style style:name="P380" style:family="paragraph">
      <style:paragraph-properties fo:line-height="100.00%" fo:text-align="center" fo:margin-top="5.00pt" fo:margin-bottom="5.00pt">
        <style:tab-stops>
          <style:tab-stop style:position="94.65pt"/>
        </style:tab-stops>
      </style:paragraph-properties>
    </style:style>
    <style:style style:name="P381" style:family="paragraph">
      <style:paragraph-properties fo:line-height="100.00%" fo:text-align="center" fo:margin-top="5.00pt" fo:margin-bottom="5.00pt"/>
    </style:style>
    <style:style style:name="P382" style:family="paragraph">
      <style:paragraph-properties fo:line-height="100.00%" fo:text-align="left" fo:margin-top="5.00pt" fo:margin-bottom="5.00pt"/>
    </style:style>
    <style:style style:name="P383" style:family="paragraph">
      <style:paragraph-properties fo:line-height="100.00%" fo:text-align="center" fo:margin-top="5.00pt" fo:margin-bottom="5.00pt"/>
    </style:style>
    <style:style style:name="P384" style:family="paragraph">
      <style:paragraph-properties fo:line-height="100.00%" fo:text-align="justify" fo:margin-bottom="6.00pt"/>
    </style:style>
    <style:style style:name="P385" style:family="paragraph">
      <style:paragraph-properties fo:line-height="100.00%" fo:text-align="left" fo:margin-bottom="6.00pt"/>
    </style:style>
    <style:style style:name="P386" style:family="paragraph">
      <style:paragraph-properties fo:line-height="100.00%" fo:text-align="left" fo:margin-left="4.80pt" fo:text-indent="-4.80pt">
        <style:tab-stops>
          <style:tab-stop style:position="39.70pt"/>
          <style:tab-stop style:position="39471.00pt"/>
        </style:tab-stops>
      </style:paragraph-properties>
    </style:style>
    <style:style style:name="P387" style:family="paragraph">
      <style:paragraph-properties fo:line-height="100.00%" fo:text-align="left" fo:margin-bottom="12.00pt"/>
    </style:style>
    <style:style style:name="P388" style:family="paragraph">
      <style:paragraph-properties fo:line-height="100.00%" fo:text-align="left" fo:margin-left="4.80pt" fo:text-indent="-4.80pt">
        <style:tab-stops>
          <style:tab-stop style:position="39.70pt"/>
          <style:tab-stop style:position="39471.00pt"/>
        </style:tab-stops>
      </style:paragraph-properties>
    </style:style>
    <style:style style:name="P389" style:family="paragraph">
      <style:paragraph-properties fo:line-height="100.00%" fo:text-align="left" fo:margin-left="4.80pt" fo:text-indent="-4.80pt">
        <style:tab-stops>
          <style:tab-stop style:position="39.70pt"/>
          <style:tab-stop style:position="39471.00pt"/>
        </style:tab-stops>
      </style:paragraph-properties>
    </style:style>
    <style:style style:name="P39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391" style:family="paragraph">
      <style:paragraph-properties fo:line-height="100.00%" fo:text-align="left" fo:margin-left="4.80pt" fo:text-indent="-4.80pt">
        <style:tab-stops>
          <style:tab-stop style:position="39.70pt"/>
          <style:tab-stop style:position="39471.00pt"/>
        </style:tab-stops>
      </style:paragraph-properties>
    </style:style>
    <style:style style:name="P392" style:family="paragraph">
      <style:paragraph-properties fo:line-height="100.00%" fo:text-align="left" fo:margin-bottom="6.00pt"/>
    </style:style>
    <style:style style:name="P393" style:family="paragraph">
      <style:paragraph-properties fo:line-height="100.00%" fo:text-align="left" fo:margin-top="5.00pt" fo:margin-bottom="5.00pt"/>
    </style:style>
    <style:style style:name="P394" style:family="paragraph">
      <style:paragraph-properties fo:line-height="100.00%" fo:text-align="center" fo:margin-top="5.00pt" fo:margin-bottom="5.00pt"/>
    </style:style>
    <style:style style:name="P395" style:family="paragraph">
      <style:paragraph-properties fo:line-height="100.00%" fo:text-align="left" fo:margin-bottom="6.00pt"/>
    </style:style>
    <style:style style:name="P396" style:family="paragraph">
      <style:paragraph-properties fo:line-height="100.00%" fo:text-align="left" fo:margin-bottom="8.00pt"/>
    </style:style>
    <style:style style:name="P397" style:family="paragraph">
      <style:paragraph-properties fo:line-height="100.00%" fo:text-align="left" fo:margin-top="5.00pt" fo:margin-bottom="5.00pt"/>
    </style:style>
    <style:style style:name="P398" style:family="paragraph">
      <style:paragraph-properties fo:line-height="100.00%" fo:text-align="center" fo:margin-bottom="8.00pt"/>
    </style:style>
    <style:style style:name="P399" style:family="paragraph">
      <style:paragraph-properties fo:line-height="100.00%" fo:text-align="justify" fo:margin-bottom="6.00pt"/>
    </style:style>
    <style:style style:name="P400" style:family="paragraph">
      <style:paragraph-properties fo:line-height="100.00%" fo:text-align="left" fo:margin-bottom="6.00pt"/>
    </style:style>
    <style:style style:name="P401" style:family="paragraph">
      <style:paragraph-properties fo:line-height="100.00%" fo:text-align="left" fo:margin-left="4.80pt" fo:text-indent="-4.80pt">
        <style:tab-stops>
          <style:tab-stop style:position="39.70pt"/>
          <style:tab-stop style:position="39471.00pt"/>
        </style:tab-stops>
      </style:paragraph-properties>
    </style:style>
    <style:style style:name="P402" style:family="paragraph">
      <style:paragraph-properties fo:line-height="100.00%" fo:text-align="left" fo:margin-bottom="12.00pt"/>
    </style:style>
    <style:style style:name="P403" style:family="paragraph">
      <style:paragraph-properties fo:line-height="100.00%" fo:text-align="left" fo:margin-left="4.80pt" fo:text-indent="-4.80pt">
        <style:tab-stops>
          <style:tab-stop style:position="39.70pt"/>
          <style:tab-stop style:position="39471.00pt"/>
        </style:tab-stops>
      </style:paragraph-properties>
    </style:style>
    <style:style style:name="P404" style:family="paragraph">
      <style:paragraph-properties fo:line-height="100.00%" fo:text-align="left" fo:margin-left="4.80pt" fo:text-indent="-4.80pt">
        <style:tab-stops>
          <style:tab-stop style:position="39.70pt"/>
          <style:tab-stop style:position="39471.00pt"/>
        </style:tab-stops>
      </style:paragraph-properties>
    </style:style>
    <style:style style:name="P40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06" style:family="paragraph">
      <style:paragraph-properties fo:line-height="100.00%" fo:text-align="left" fo:margin-left="4.80pt" fo:text-indent="-4.80pt">
        <style:tab-stops>
          <style:tab-stop style:position="39.70pt"/>
          <style:tab-stop style:position="39471.00pt"/>
        </style:tab-stops>
      </style:paragraph-properties>
    </style:style>
    <style:style style:name="P407" style:family="paragraph">
      <style:paragraph-properties fo:line-height="100.00%" fo:text-align="left" fo:margin-bottom="8.00pt"/>
    </style:style>
    <style:style style:name="P408" style:family="paragraph">
      <style:paragraph-properties fo:line-height="100.00%" fo:text-align="left" fo:margin-bottom="6.00pt"/>
    </style:style>
    <style:style style:name="P409" style:family="paragraph">
      <style:paragraph-properties fo:line-height="100.00%" fo:text-align="left" fo:margin-bottom="8.00pt"/>
    </style:style>
    <style:style style:name="P410" style:family="paragraph">
      <style:paragraph-properties fo:line-height="100.00%" fo:text-align="left" fo:margin-top="5.00pt" fo:margin-bottom="5.00pt"/>
    </style:style>
    <style:style style:name="P411" style:family="paragraph">
      <style:paragraph-properties fo:line-height="100.00%" fo:text-align="center" fo:margin-bottom="6.00pt"/>
    </style:style>
    <style:style style:name="P412" style:family="paragraph">
      <style:paragraph-properties fo:line-height="100.00%" fo:text-align="justify" fo:margin-bottom="6.00pt"/>
    </style:style>
    <style:style style:name="P413" style:family="paragraph">
      <style:paragraph-properties fo:line-height="100.00%" fo:text-align="left" fo:margin-bottom="6.00pt"/>
    </style:style>
    <style:style style:name="P414" style:family="paragraph">
      <style:paragraph-properties fo:line-height="100.00%" fo:text-align="left" fo:margin-left="4.80pt" fo:text-indent="-4.80pt">
        <style:tab-stops>
          <style:tab-stop style:position="39.70pt"/>
          <style:tab-stop style:position="39471.00pt"/>
        </style:tab-stops>
      </style:paragraph-properties>
    </style:style>
    <style:style style:name="P415" style:family="paragraph">
      <style:paragraph-properties fo:line-height="100.00%" fo:text-align="left" fo:margin-bottom="12.00pt"/>
    </style:style>
    <style:style style:name="P416" style:family="paragraph">
      <style:paragraph-properties fo:line-height="100.00%" fo:text-align="left" fo:margin-left="4.80pt" fo:text-indent="-4.80pt">
        <style:tab-stops>
          <style:tab-stop style:position="39.70pt"/>
          <style:tab-stop style:position="39471.00pt"/>
        </style:tab-stops>
      </style:paragraph-properties>
    </style:style>
    <style:style style:name="P417" style:family="paragraph">
      <style:paragraph-properties fo:line-height="100.00%" fo:text-align="left" fo:margin-left="4.80pt" fo:text-indent="-4.80pt">
        <style:tab-stops>
          <style:tab-stop style:position="39.70pt"/>
          <style:tab-stop style:position="39471.00pt"/>
        </style:tab-stops>
      </style:paragraph-properties>
    </style:style>
    <style:style style:name="P41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19" style:family="paragraph">
      <style:paragraph-properties fo:line-height="100.00%" fo:text-align="left" fo:margin-left="4.80pt" fo:text-indent="-4.80pt">
        <style:tab-stops>
          <style:tab-stop style:position="39.70pt"/>
          <style:tab-stop style:position="39471.00pt"/>
        </style:tab-stops>
      </style:paragraph-properties>
    </style:style>
    <style:style style:name="P420" style:family="paragraph">
      <style:paragraph-properties fo:line-height="100.00%" fo:text-align="left" fo:margin-bottom="6.00pt"/>
    </style:style>
    <style:style style:name="P421" style:family="paragraph">
      <style:paragraph-properties fo:line-height="100.00%" fo:text-align="justify" fo:margin-bottom="6.00pt"/>
    </style:style>
    <style:style style:name="P422" style:family="paragraph">
      <style:paragraph-properties fo:line-height="100.00%" fo:text-align="left" fo:margin-bottom="6.00pt"/>
    </style:style>
    <style:style style:name="P423" style:family="paragraph">
      <style:paragraph-properties fo:line-height="100.00%" fo:text-align="left" fo:margin-bottom="8.00pt"/>
    </style:style>
    <style:style style:name="P424" style:family="paragraph">
      <style:paragraph-properties fo:line-height="100.00%" fo:text-align="left" fo:margin-top="5.00pt" fo:margin-bottom="5.00pt"/>
    </style:style>
    <style:style style:name="P425" style:family="paragraph">
      <style:paragraph-properties fo:line-height="100.00%" fo:text-align="center" fo:margin-bottom="6.00pt"/>
    </style:style>
    <style:style style:name="P426" style:family="paragraph">
      <style:paragraph-properties fo:line-height="100.00%" fo:text-align="justify" fo:margin-bottom="6.00pt"/>
    </style:style>
    <style:style style:name="P427" style:family="paragraph">
      <style:paragraph-properties fo:line-height="100.00%" fo:text-align="left" fo:margin-bottom="6.00pt"/>
    </style:style>
    <style:style style:name="P428" style:family="paragraph">
      <style:paragraph-properties fo:line-height="100.00%" fo:text-align="left" fo:margin-left="4.80pt" fo:text-indent="-4.80pt">
        <style:tab-stops>
          <style:tab-stop style:position="39.70pt"/>
          <style:tab-stop style:position="39471.00pt"/>
        </style:tab-stops>
      </style:paragraph-properties>
    </style:style>
    <style:style style:name="P429" style:family="paragraph">
      <style:paragraph-properties fo:line-height="100.00%" fo:text-align="left" fo:margin-bottom="12.00pt"/>
    </style:style>
    <style:style style:name="P430" style:family="paragraph">
      <style:paragraph-properties fo:line-height="100.00%" fo:text-align="left" fo:margin-left="4.80pt" fo:text-indent="-4.80pt">
        <style:tab-stops>
          <style:tab-stop style:position="39.70pt"/>
          <style:tab-stop style:position="39471.00pt"/>
        </style:tab-stops>
      </style:paragraph-properties>
    </style:style>
    <style:style style:name="P431" style:family="paragraph">
      <style:paragraph-properties fo:line-height="100.00%" fo:text-align="left" fo:margin-left="4.80pt" fo:text-indent="-4.80pt">
        <style:tab-stops>
          <style:tab-stop style:position="39.70pt"/>
          <style:tab-stop style:position="39471.00pt"/>
        </style:tab-stops>
      </style:paragraph-properties>
    </style:style>
    <style:style style:name="P43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33" style:family="paragraph">
      <style:paragraph-properties fo:line-height="100.00%" fo:text-align="left" fo:margin-left="4.80pt" fo:text-indent="-4.80pt">
        <style:tab-stops>
          <style:tab-stop style:position="39.70pt"/>
          <style:tab-stop style:position="39471.00pt"/>
        </style:tab-stops>
      </style:paragraph-properties>
    </style:style>
    <style:style style:name="P434" style:family="paragraph">
      <style:paragraph-properties fo:line-height="100.00%" fo:text-align="left" fo:margin-bottom="8.00pt"/>
    </style:style>
    <style:style style:name="P435" style:family="paragraph">
      <style:paragraph-properties fo:line-height="100.00%" fo:text-align="left" fo:margin-top="5.00pt" fo:margin-bottom="5.00pt"/>
    </style:style>
    <style:style style:name="P436" style:family="paragraph">
      <style:paragraph-properties fo:line-height="100.00%" fo:text-align="center" fo:margin-bottom="8.00pt"/>
    </style:style>
    <style:style style:name="P437" style:family="paragraph">
      <style:paragraph-properties fo:line-height="100.00%" fo:text-align="justify" fo:margin-bottom="6.00pt"/>
    </style:style>
    <style:style style:name="P438" style:family="paragraph">
      <style:paragraph-properties fo:line-height="100.00%" fo:text-align="left" fo:margin-bottom="6.00pt"/>
    </style:style>
    <style:style style:name="P439" style:family="paragraph">
      <style:paragraph-properties fo:line-height="100.00%" fo:text-align="left" fo:margin-left="4.80pt" fo:text-indent="-4.80pt">
        <style:tab-stops>
          <style:tab-stop style:position="39.70pt"/>
          <style:tab-stop style:position="39471.00pt"/>
        </style:tab-stops>
      </style:paragraph-properties>
    </style:style>
    <style:style style:name="P440" style:family="paragraph">
      <style:paragraph-properties fo:line-height="100.00%" fo:text-align="left" fo:margin-bottom="12.00pt"/>
    </style:style>
    <style:style style:name="P441" style:family="paragraph">
      <style:paragraph-properties fo:line-height="100.00%" fo:text-align="left" fo:margin-left="4.80pt" fo:text-indent="-4.80pt">
        <style:tab-stops>
          <style:tab-stop style:position="39.70pt"/>
          <style:tab-stop style:position="39471.00pt"/>
        </style:tab-stops>
      </style:paragraph-properties>
    </style:style>
    <style:style style:name="P442" style:family="paragraph">
      <style:paragraph-properties fo:line-height="100.00%" fo:text-align="left" fo:margin-left="4.80pt" fo:text-indent="-4.80pt">
        <style:tab-stops>
          <style:tab-stop style:position="39.70pt"/>
          <style:tab-stop style:position="39471.00pt"/>
        </style:tab-stops>
      </style:paragraph-properties>
    </style:style>
    <style:style style:name="P44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44" style:family="paragraph">
      <style:paragraph-properties fo:line-height="100.00%" fo:text-align="left" fo:margin-left="4.80pt" fo:text-indent="-4.80pt">
        <style:tab-stops>
          <style:tab-stop style:position="39.70pt"/>
          <style:tab-stop style:position="39471.00pt"/>
        </style:tab-stops>
      </style:paragraph-properties>
    </style:style>
    <style:style style:name="P445" style:family="paragraph">
      <style:paragraph-properties fo:line-height="100.00%" fo:text-align="justify" fo:margin-bottom="6.00pt"/>
    </style:style>
    <style:style style:name="P446" style:family="paragraph">
      <style:paragraph-properties fo:line-height="100.00%" fo:text-align="left" fo:margin-bottom="8.00pt"/>
    </style:style>
    <style:style style:name="P447" style:family="paragraph">
      <style:paragraph-properties fo:line-height="100.00%" fo:text-align="left" fo:margin-top="5.00pt" fo:margin-bottom="5.00pt"/>
    </style:style>
    <style:style style:name="P448" style:family="paragraph">
      <style:paragraph-properties fo:line-height="100.00%" fo:text-align="center" fo:margin-bottom="8.00pt"/>
    </style:style>
    <style:style style:name="P449" style:family="paragraph">
      <style:paragraph-properties fo:line-height="100.00%" fo:text-align="justify" fo:margin-bottom="6.00pt"/>
    </style:style>
    <style:style style:name="P450" style:family="paragraph">
      <style:paragraph-properties fo:line-height="100.00%" fo:text-align="left" fo:margin-bottom="6.00pt"/>
    </style:style>
    <style:style style:name="P45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52" style:family="paragraph">
      <style:paragraph-properties fo:line-height="100.00%" fo:text-align="left" fo:margin-bottom="6.00pt"/>
    </style:style>
    <style:style style:name="P453" style:family="paragraph">
      <style:paragraph-properties fo:line-height="100.00%" fo:text-align="left" fo:margin-left="4.80pt" fo:text-indent="-4.80pt">
        <style:tab-stops>
          <style:tab-stop style:position="39.70pt"/>
          <style:tab-stop style:position="39471.00pt"/>
        </style:tab-stops>
      </style:paragraph-properties>
    </style:style>
    <style:style style:name="P454" style:family="paragraph">
      <style:paragraph-properties fo:line-height="100.00%" fo:text-align="left" fo:margin-bottom="12.00pt"/>
    </style:style>
    <style:style style:name="P455" style:family="paragraph">
      <style:paragraph-properties fo:line-height="100.00%" fo:text-align="left" fo:margin-left="4.80pt" fo:text-indent="-4.80pt">
        <style:tab-stops>
          <style:tab-stop style:position="39.70pt"/>
          <style:tab-stop style:position="39471.00pt"/>
        </style:tab-stops>
      </style:paragraph-properties>
    </style:style>
    <style:style style:name="P456" style:family="paragraph">
      <style:paragraph-properties fo:line-height="100.00%" fo:text-align="left" fo:margin-left="4.80pt" fo:text-indent="-4.80pt">
        <style:tab-stops>
          <style:tab-stop style:position="39.70pt"/>
          <style:tab-stop style:position="39471.00pt"/>
        </style:tab-stops>
      </style:paragraph-properties>
    </style:style>
    <style:style style:name="P45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58" style:family="paragraph">
      <style:paragraph-properties fo:line-height="100.00%" fo:text-align="left" fo:margin-left="4.80pt" fo:text-indent="-4.80pt">
        <style:tab-stops>
          <style:tab-stop style:position="39.70pt"/>
          <style:tab-stop style:position="39471.00pt"/>
        </style:tab-stops>
      </style:paragraph-properties>
    </style:style>
    <style:style style:name="P459" style:family="paragraph">
      <style:paragraph-properties fo:line-height="100.00%" fo:text-align="left" fo:margin-left="72.00pt" fo:text-indent="36.00pt"/>
    </style:style>
    <style:style style:name="P460" style:family="paragraph">
      <style:paragraph-properties fo:line-height="100.00%" fo:text-align="left" fo:margin-left="21.00pt" fo:text-indent="0.00pt" fo:margin-right="422.40pt" fo:margin-top="2.80pt"/>
    </style:style>
    <style:style style:name="P461" style:family="paragraph">
      <style:paragraph-properties fo:line-height="100.00%" fo:text-align="left" fo:margin-left="20.95pt" fo:text-indent="0.00pt" fo:margin-right="288.00pt" fo:margin-top="0.10pt"/>
    </style:style>
    <style:style style:name="P462" style:family="paragraph">
      <style:paragraph-properties fo:line-height="100.00%" fo:text-align="left" fo:margin-left="72.00pt" fo:text-indent="36.00pt"/>
    </style:style>
    <style:style style:name="P463" style:family="paragraph">
      <style:paragraph-properties fo:line-height="100.00%" fo:text-align="left" fo:margin-bottom="8.00pt"/>
    </style:style>
    <style:style style:name="P464" style:family="paragraph">
      <style:paragraph-properties fo:line-height="100.00%" fo:text-align="left" fo:margin-left="72.00pt" fo:text-indent="36.00pt"/>
    </style:style>
    <style:style style:name="P465" style:family="paragraph">
      <style:paragraph-properties fo:line-height="100.00%" fo:text-align="left" fo:margin-bottom="8.00pt"/>
    </style:style>
    <style:style style:name="P466" style:family="paragraph">
      <style:paragraph-properties fo:line-height="100.00%" fo:text-align="left" fo:margin-top="5.00pt" fo:margin-bottom="5.00pt"/>
    </style:style>
    <style:style style:name="P467" style:family="paragraph">
      <style:paragraph-properties fo:line-height="100.00%" fo:text-align="center" fo:margin-bottom="8.00pt"/>
    </style:style>
    <style:style style:name="P468" style:family="paragraph">
      <style:paragraph-properties fo:line-height="100.00%" fo:text-align="justify" fo:margin-bottom="6.00pt"/>
    </style:style>
    <style:style style:name="P469" style:family="paragraph">
      <style:paragraph-properties fo:line-height="100.00%" fo:text-align="left" fo:margin-bottom="6.00pt"/>
    </style:style>
    <style:style style:name="P470" style:family="paragraph">
      <style:paragraph-properties fo:line-height="100.00%" fo:text-align="left" fo:margin-left="4.80pt" fo:text-indent="-4.80pt">
        <style:tab-stops>
          <style:tab-stop style:position="39.70pt"/>
          <style:tab-stop style:position="39471.00pt"/>
        </style:tab-stops>
      </style:paragraph-properties>
    </style:style>
    <style:style style:name="P471" style:family="paragraph">
      <style:paragraph-properties fo:line-height="100.00%" fo:text-align="left" fo:margin-bottom="12.00pt"/>
    </style:style>
    <style:style style:name="P472" style:family="paragraph">
      <style:paragraph-properties fo:line-height="100.00%" fo:text-align="left" fo:margin-left="4.80pt" fo:text-indent="-4.80pt">
        <style:tab-stops>
          <style:tab-stop style:position="39.70pt"/>
          <style:tab-stop style:position="39471.00pt"/>
        </style:tab-stops>
      </style:paragraph-properties>
    </style:style>
    <style:style style:name="P473" style:family="paragraph">
      <style:paragraph-properties fo:line-height="100.00%" fo:text-align="left" fo:margin-left="4.80pt" fo:text-indent="-4.80pt">
        <style:tab-stops>
          <style:tab-stop style:position="39.70pt"/>
          <style:tab-stop style:position="39471.00pt"/>
        </style:tab-stops>
      </style:paragraph-properties>
    </style:style>
    <style:style style:name="P47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75" style:family="paragraph">
      <style:paragraph-properties fo:line-height="100.00%" fo:text-align="left" fo:margin-left="4.80pt" fo:text-indent="-4.80pt">
        <style:tab-stops>
          <style:tab-stop style:position="39.70pt"/>
          <style:tab-stop style:position="39471.00pt"/>
        </style:tab-stops>
      </style:paragraph-properties>
    </style:style>
    <style:style style:name="P476" style:family="paragraph">
      <style:paragraph-properties fo:line-height="100.00%" fo:text-align="left" fo:margin-top="5.00pt" fo:margin-bottom="5.00pt"/>
    </style:style>
    <style:style style:name="P477" style:family="paragraph">
      <style:paragraph-properties fo:line-height="100.00%" fo:text-align="left" fo:margin-left="21.00pt" fo:text-indent="0.00pt" fo:margin-right="384.75pt" fo:margin-top="3.20pt"/>
    </style:style>
    <style:style style:name="P478" style:family="paragraph">
      <style:paragraph-properties fo:line-height="100.00%" fo:text-align="left" fo:margin-left="21.00pt" fo:text-indent="0.00pt" fo:margin-top="4.60pt"/>
    </style:style>
    <style:style style:name="P479" style:family="paragraph">
      <style:paragraph-properties fo:line-height="100.00%" fo:text-align="left" fo:margin-top="0.55pt"/>
    </style:style>
    <style:style style:name="P480" style:family="paragraph">
      <style:paragraph-properties fo:line-height="100.00%" fo:text-align="left" fo:margin-left="20.95pt" fo:text-indent="0.00pt" fo:margin-right="2.20pt"/>
    </style:style>
    <style:style style:name="P481" style:family="paragraph">
      <style:paragraph-properties fo:line-height="100.00%" fo:text-align="left"/>
    </style:style>
    <style:style style:name="P482" style:family="paragraph">
      <style:paragraph-properties fo:line-height="100.00%" fo:text-align="left" fo:margin-top="5.00pt" fo:margin-bottom="5.00pt"/>
    </style:style>
    <style:style style:name="P483" style:family="paragraph">
      <style:paragraph-properties fo:line-height="100.00%" fo:text-align="left" fo:margin-bottom="8.00pt"/>
    </style:style>
    <style:style style:name="P484" style:family="paragraph">
      <style:paragraph-properties fo:line-height="100.00%" fo:text-align="left" fo:margin-top="5.00pt" fo:margin-bottom="5.00pt"/>
    </style:style>
    <style:style style:name="P485" style:family="paragraph">
      <style:paragraph-properties fo:line-height="100.00%" fo:text-align="center" fo:margin-top="5.00pt" fo:margin-bottom="5.00pt"/>
    </style:style>
    <style:style style:name="P486" style:family="paragraph">
      <style:paragraph-properties fo:line-height="100.00%" fo:text-align="justify" fo:margin-bottom="6.00pt"/>
    </style:style>
    <style:style style:name="P487" style:family="paragraph">
      <style:paragraph-properties fo:line-height="100.00%" fo:text-align="left" fo:margin-bottom="6.00pt"/>
    </style:style>
    <style:style style:name="P488" style:family="paragraph">
      <style:paragraph-properties fo:line-height="100.00%" fo:text-align="left" fo:margin-top="5.00pt" fo:margin-bottom="5.00pt"/>
    </style:style>
    <style:style style:name="P489" style:family="paragraph">
      <style:paragraph-properties fo:line-height="100.00%" fo:text-align="left" fo:margin-bottom="6.00pt"/>
    </style:style>
    <style:style style:name="P490" style:family="paragraph">
      <style:paragraph-properties fo:line-height="100.00%" fo:text-align="left" fo:margin-top="5.00pt" fo:margin-bottom="5.00pt"/>
    </style:style>
    <style:style style:name="P491" style:family="paragraph">
      <style:paragraph-properties fo:line-height="100.00%" fo:text-align="center" fo:margin-bottom="6.00pt"/>
    </style:style>
    <style:style style:name="P492" style:family="paragraph">
      <style:paragraph-properties fo:line-height="100.00%" fo:text-align="justify" fo:margin-bottom="6.00pt"/>
    </style:style>
    <style:style style:name="P493" style:family="paragraph">
      <style:paragraph-properties fo:line-height="100.00%" fo:text-align="left" fo:margin-bottom="6.00pt"/>
    </style:style>
    <style:style style:name="P494" style:family="paragraph">
      <style:paragraph-properties fo:line-height="100.00%" fo:text-align="left" fo:margin-top="5.00pt" fo:margin-bottom="5.00pt"/>
    </style:style>
    <style:style style:name="P495" style:family="paragraph">
      <style:paragraph-properties fo:line-height="100.00%" fo:text-align="left" fo:margin-left="21.00pt" fo:text-indent="0.00pt" fo:margin-right="384.75pt"/>
    </style:style>
    <style:style style:name="P496" style:family="paragraph">
      <style:paragraph-properties fo:line-height="100.00%" fo:text-align="justify" fo:margin-left="21.00pt" fo:text-indent="0.00pt" fo:margin-top="3.10pt"/>
    </style:style>
    <style:style style:name="P497" style:family="paragraph">
      <style:paragraph-properties fo:line-height="100.00%" fo:text-align="left" fo:margin-top="0.20pt"/>
    </style:style>
    <style:style style:name="P498" style:family="paragraph">
      <style:paragraph-properties fo:line-height="100.00%" fo:text-align="left" fo:margin-left="5.00pt" fo:text-indent="0.00pt"/>
    </style:style>
    <style:style style:name="P499" style:family="paragraph">
      <style:paragraph-properties fo:line-height="100.00%" fo:text-align="justify" fo:margin-bottom="6.00pt"/>
    </style:style>
    <style:style style:name="P500" style:family="paragraph">
      <style:paragraph-properties fo:line-height="100.00%" fo:text-align="left" fo:margin-bottom="6.00pt"/>
    </style:style>
    <style:style style:name="P501" style:family="paragraph">
      <style:paragraph-properties fo:line-height="100.00%" fo:text-align="left" fo:margin-bottom="8.00pt"/>
    </style:style>
    <style:style style:name="P502" style:family="paragraph">
      <style:paragraph-properties fo:line-height="100.00%" fo:text-align="left" fo:margin-top="5.00pt" fo:margin-bottom="5.00pt"/>
    </style:style>
    <style:style style:name="P503" style:family="paragraph">
      <style:paragraph-properties fo:line-height="100.00%" fo:text-align="center" fo:margin-bottom="8.00pt"/>
    </style:style>
    <style:style style:name="P504" style:family="paragraph">
      <style:paragraph-properties fo:line-height="100.00%" fo:text-align="justify" fo:margin-bottom="6.00pt"/>
    </style:style>
    <style:style style:name="P505" style:family="paragraph">
      <style:paragraph-properties fo:line-height="100.00%" fo:text-align="left" fo:margin-bottom="6.00pt"/>
    </style:style>
    <style:style style:name="P506" style:family="paragraph">
      <style:paragraph-properties fo:line-height="100.00%" fo:text-align="left" fo:margin-left="21.00pt" fo:text-indent="0.00pt" fo:margin-right="384.75pt"/>
    </style:style>
    <style:style style:name="P507" style:family="paragraph">
      <style:paragraph-properties fo:line-height="100.00%" fo:text-align="left" fo:margin-left="21.00pt" fo:text-indent="0.00pt" fo:margin-top="4.45pt"/>
    </style:style>
    <style:style style:name="P508" style:family="paragraph">
      <style:paragraph-properties fo:line-height="100.00%" fo:text-align="center" fo:margin-top="5.00pt" fo:margin-bottom="5.00pt"/>
    </style:style>
    <style:style style:name="P509" style:family="paragraph">
      <style:paragraph-properties fo:line-height="100.00%" fo:text-align="left" fo:margin-bottom="8.00pt"/>
    </style:style>
    <style:style style:name="P510" style:family="paragraph">
      <style:paragraph-properties fo:line-height="100.00%" fo:text-align="left" fo:margin-top="5.00pt" fo:margin-bottom="5.00pt"/>
    </style:style>
    <style:style style:name="P511" style:family="paragraph">
      <style:paragraph-properties fo:line-height="100.00%" fo:text-align="center" fo:margin-top="5.00pt" fo:margin-bottom="5.00pt"/>
    </style:style>
    <style:style style:name="P512" style:family="paragraph">
      <style:paragraph-properties fo:line-height="100.00%" fo:text-align="justify" fo:margin-bottom="6.00pt"/>
    </style:style>
    <style:style style:name="P513" style:family="paragraph">
      <style:paragraph-properties fo:line-height="100.00%" fo:text-align="left" fo:margin-bottom="6.00pt"/>
    </style:style>
    <style:style style:name="P514" style:family="paragraph">
      <style:paragraph-properties fo:line-height="100.00%" fo:text-align="left" fo:margin-top="5.00pt" fo:margin-bottom="5.00pt"/>
    </style:style>
    <style:style style:name="P515" style:family="paragraph">
      <style:paragraph-properties fo:line-height="100.00%" fo:text-align="left" fo:margin-bottom="6.00pt"/>
    </style:style>
    <style:style style:name="P516" style:family="paragraph">
      <style:paragraph-properties fo:line-height="100.00%" fo:text-align="left" fo:margin-top="5.00pt" fo:margin-bottom="5.00pt"/>
    </style:style>
    <style:style style:name="P517" style:family="paragraph">
      <style:paragraph-properties fo:line-height="100.00%" fo:text-align="left" fo:margin-bottom="6.00pt"/>
    </style:style>
    <style:style style:name="P518" style:family="paragraph">
      <style:paragraph-properties fo:line-height="100.00%" fo:text-align="left" fo:margin-top="5.00pt" fo:margin-bottom="5.00pt"/>
    </style:style>
    <style:style style:name="P519" style:family="paragraph">
      <style:paragraph-properties fo:line-height="100.00%" fo:text-align="center" fo:margin-top="5.00pt" fo:margin-bottom="5.00pt"/>
    </style:style>
    <style:style style:name="P520" style:family="paragraph">
      <style:paragraph-properties fo:line-height="100.00%" fo:text-align="left" fo:margin-bottom="8.00pt"/>
    </style:style>
    <style:style style:name="P521" style:family="paragraph">
      <style:paragraph-properties fo:line-height="100.00%" fo:text-align="left" fo:margin-top="5.00pt" fo:margin-bottom="5.00pt"/>
    </style:style>
    <style:style style:name="P522" style:family="paragraph">
      <style:paragraph-properties fo:line-height="100.00%" fo:text-align="center" fo:margin-top="5.00pt" fo:margin-bottom="5.00pt"/>
    </style:style>
    <style:style style:name="P523" style:family="paragraph">
      <style:paragraph-properties fo:line-height="100.00%" fo:text-align="justify" fo:margin-bottom="6.00pt"/>
    </style:style>
    <style:style style:name="P524" style:family="paragraph">
      <style:paragraph-properties fo:line-height="100.00%" fo:text-align="left" fo:margin-bottom="6.00pt"/>
    </style:style>
    <style:style style:name="P525" style:family="paragraph">
      <style:paragraph-properties fo:line-height="100.00%" fo:text-align="left" fo:margin-top="5.00pt" fo:margin-bottom="5.00pt"/>
    </style:style>
    <style:style style:name="P526" style:family="paragraph">
      <style:paragraph-properties fo:line-height="100.00%" fo:text-align="left" fo:margin-bottom="8.00pt"/>
    </style:style>
    <style:style style:name="P527" style:family="paragraph">
      <style:paragraph-properties fo:line-height="100.00%" fo:text-align="left" fo:margin-top="5.00pt" fo:margin-bottom="5.00pt"/>
    </style:style>
    <style:style style:name="P528" style:family="paragraph">
      <style:paragraph-properties fo:line-height="100.00%" fo:text-align="center" fo:margin-top="5.00pt" fo:margin-bottom="5.00pt"/>
    </style:style>
    <style:style style:name="P529" style:family="paragraph">
      <style:paragraph-properties fo:line-height="100.00%" fo:text-align="justify" fo:margin-bottom="6.00pt"/>
    </style:style>
    <style:style style:name="P530" style:family="paragraph">
      <style:paragraph-properties fo:line-height="100.00%" fo:text-align="left" fo:margin-bottom="6.00pt"/>
    </style:style>
    <style:style style:name="P53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32" style:family="paragraph">
      <style:paragraph-properties fo:line-height="100.00%" fo:text-align="left" fo:margin-bottom="6.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33" style:family="paragraph">
      <style:paragraph-properties fo:line-height="100.00%" fo:text-align="left"/>
    </style:style>
    <style:style style:name="P53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35" style:family="paragraph">
      <style:paragraph-properties fo:line-height="100.00%" fo:text-align="left" fo:margin-top="5.00pt" fo:margin-bottom="5.00pt"/>
    </style:style>
    <style:style style:name="P536" style:family="paragraph">
      <style:paragraph-properties fo:line-height="100.00%" fo:text-align="left" fo:margin-bottom="6.00pt"/>
    </style:style>
    <style:style style:name="P53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38" style:family="paragraph">
      <style:paragraph-properties fo:line-height="100.00%" fo:text-align="left" fo:margin-top="5.00pt" fo:margin-bottom="5.00pt"/>
    </style:style>
    <style:style style:name="P539" style:family="paragraph">
      <style:paragraph-properties fo:line-height="100.00%" fo:text-align="center" fo:margin-top="5.00pt" fo:margin-bottom="5.00pt"/>
    </style:style>
    <style:style style:name="P540" style:family="paragraph">
      <style:paragraph-properties fo:line-height="100.00%" fo:text-align="justify" fo:margin-bottom="6.00pt"/>
    </style:style>
    <style:style style:name="P541" style:family="paragraph">
      <style:paragraph-properties fo:line-height="100.00%" fo:text-align="left" fo:margin-bottom="6.00pt"/>
    </style:style>
    <style:style style:name="P542" style:family="paragraph">
      <style:paragraph-properties fo:line-height="100.00%" fo:text-align="left" fo:margin-top="5.00pt" fo:margin-bottom="5.00pt"/>
    </style:style>
    <style:style style:name="P543" style:family="paragraph">
      <style:paragraph-properties fo:line-height="100.00%" fo:text-align="left" fo:margin-bottom="6.00pt"/>
    </style:style>
    <style:style style:name="P544" style:family="paragraph">
      <style:paragraph-properties fo:line-height="100.00%" fo:text-align="left" fo:margin-bottom="8.00pt"/>
    </style:style>
    <style:style style:name="P545" style:family="paragraph">
      <style:paragraph-properties fo:line-height="100.00%" fo:text-align="left" fo:margin-top="5.00pt" fo:margin-bottom="5.00pt"/>
    </style:style>
    <style:style style:name="P546" style:family="paragraph">
      <style:paragraph-properties fo:line-height="100.00%" fo:text-align="center" fo:margin-top="5.00pt" fo:margin-bottom="5.00pt"/>
    </style:style>
    <style:style style:name="P547" style:family="paragraph">
      <style:paragraph-properties fo:line-height="100.00%" fo:text-align="left" fo:margin-bottom="6.00pt"/>
    </style:style>
    <style:style style:name="P548" style:family="paragraph">
      <style:paragraph-properties fo:line-height="100.00%" fo:text-align="justify" fo:margin-bottom="6.00pt"/>
    </style:style>
    <style:style style:name="P549" style:family="paragraph">
      <style:paragraph-properties fo:line-height="100.00%" fo:text-align="left" fo:margin-bottom="6.00pt"/>
    </style:style>
    <style:style style:name="P550" style:family="paragraph">
      <style:paragraph-properties fo:line-height="100.00%" fo:text-align="left" fo:margin-top="5.00pt" fo:margin-bottom="5.00pt"/>
    </style:style>
    <style:style style:name="P551" style:family="paragraph">
      <style:paragraph-properties fo:line-height="100.00%" fo:text-align="center" fo:margin-top="5.00pt" fo:margin-bottom="5.00pt"/>
    </style:style>
    <style:style style:name="P552" style:family="paragraph">
      <style:paragraph-properties fo:line-height="100.00%" fo:text-align="justify" fo:margin-bottom="6.00pt"/>
    </style:style>
    <style:style style:name="P553" style:family="paragraph">
      <style:paragraph-properties fo:line-height="100.00%" fo:text-align="left" fo:margin-bottom="6.00pt"/>
    </style:style>
    <style:style style:name="P554" style:family="paragraph">
      <style:paragraph-properties fo:line-height="100.00%" fo:text-align="left"/>
    </style:style>
    <style:style style:name="P555" style:family="paragraph">
      <style:paragraph-properties fo:line-height="100.00%" fo:text-align="left" fo:margin-bottom="6.00pt"/>
    </style:style>
    <style:style style:name="P556" style:family="paragraph">
      <style:paragraph-properties fo:line-height="100.00%" fo:text-align="left" fo:margin-left="4.80pt" fo:text-indent="-4.80pt">
        <style:tab-stops>
          <style:tab-stop style:position="39.70pt"/>
          <style:tab-stop style:position="39471.00pt"/>
        </style:tab-stops>
      </style:paragraph-properties>
    </style:style>
    <style:style style:name="P557" style:family="paragraph">
      <style:paragraph-properties fo:line-height="100.00%" fo:text-align="left" fo:margin-bottom="12.00pt"/>
    </style:style>
    <style:style style:name="P558" style:family="paragraph">
      <style:paragraph-properties fo:line-height="100.00%" fo:text-align="left" fo:margin-left="4.80pt" fo:text-indent="-4.80pt">
        <style:tab-stops>
          <style:tab-stop style:position="39.70pt"/>
          <style:tab-stop style:position="39471.00pt"/>
        </style:tab-stops>
      </style:paragraph-properties>
    </style:style>
    <style:style style:name="P559" style:family="paragraph">
      <style:paragraph-properties fo:line-height="100.00%" fo:text-align="left" fo:margin-left="4.80pt" fo:text-indent="-4.80pt">
        <style:tab-stops>
          <style:tab-stop style:position="39.70pt"/>
          <style:tab-stop style:position="39471.00pt"/>
        </style:tab-stops>
      </style:paragraph-properties>
    </style:style>
    <style:style style:name="P56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61" style:family="paragraph">
      <style:paragraph-properties fo:line-height="100.00%" fo:text-align="left" fo:margin-left="4.80pt" fo:text-indent="-4.80pt">
        <style:tab-stops>
          <style:tab-stop style:position="39.70pt"/>
          <style:tab-stop style:position="39471.00pt"/>
        </style:tab-stops>
      </style:paragraph-properties>
    </style:style>
    <style:style style:name="P562" style:family="paragraph">
      <style:paragraph-properties fo:line-height="100.00%" fo:text-align="left" fo:margin-bottom="6.00pt"/>
    </style:style>
    <style:style style:name="P563" style:family="paragraph">
      <style:paragraph-properties fo:line-height="100.00%" fo:text-align="left" fo:margin-bottom="8.00pt"/>
    </style:style>
    <style:style style:name="P564" style:family="paragraph">
      <style:paragraph-properties fo:line-height="100.00%" fo:text-align="center" fo:margin-left="36.00pt" fo:text-indent="36.00pt"/>
    </style:style>
    <style:style style:name="P565" style:family="paragraph">
      <style:paragraph-properties fo:line-height="100.00%" fo:text-align="left" fo:margin-top="5.00pt" fo:margin-bottom="5.00pt"/>
    </style:style>
    <style:style style:name="P566" style:family="paragraph">
      <style:paragraph-properties fo:line-height="100.00%" fo:text-align="center" fo:margin-top="5.00pt" fo:margin-bottom="5.00pt"/>
    </style:style>
    <style:style style:name="P567" style:family="paragraph">
      <style:paragraph-properties fo:line-height="100.00%" fo:text-align="left" fo:margin-bottom="6.00pt"/>
    </style:style>
    <style:style style:name="P568" style:family="paragraph">
      <style:paragraph-properties fo:line-height="100.00%" fo:text-align="left"/>
    </style:style>
    <style:style style:name="P569" style:family="paragraph">
      <style:paragraph-properties fo:line-height="100.00%" fo:text-align="left" fo:margin-bottom="6.00pt"/>
    </style:style>
    <style:style style:name="P570" style:family="paragraph">
      <style:paragraph-properties fo:line-height="100.00%" fo:text-align="left" fo:margin-left="4.80pt" fo:text-indent="-4.80pt">
        <style:tab-stops>
          <style:tab-stop style:position="39.70pt"/>
          <style:tab-stop style:position="39471.00pt"/>
        </style:tab-stops>
      </style:paragraph-properties>
    </style:style>
    <style:style style:name="P571" style:family="paragraph">
      <style:paragraph-properties fo:line-height="100.00%" fo:text-align="left" fo:margin-bottom="12.00pt"/>
    </style:style>
    <style:style style:name="P572" style:family="paragraph">
      <style:paragraph-properties fo:line-height="100.00%" fo:text-align="left" fo:margin-left="4.80pt" fo:text-indent="-4.80pt">
        <style:tab-stops>
          <style:tab-stop style:position="39.70pt"/>
          <style:tab-stop style:position="39471.00pt"/>
        </style:tab-stops>
      </style:paragraph-properties>
    </style:style>
    <style:style style:name="P573" style:family="paragraph">
      <style:paragraph-properties fo:line-height="100.00%" fo:text-align="left" fo:margin-left="4.80pt" fo:text-indent="-4.80pt">
        <style:tab-stops>
          <style:tab-stop style:position="39.70pt"/>
          <style:tab-stop style:position="39471.00pt"/>
        </style:tab-stops>
      </style:paragraph-properties>
    </style:style>
    <style:style style:name="P57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75" style:family="paragraph">
      <style:paragraph-properties fo:line-height="100.00%" fo:text-align="left" fo:margin-left="4.80pt" fo:text-indent="-4.80pt">
        <style:tab-stops>
          <style:tab-stop style:position="39.70pt"/>
          <style:tab-stop style:position="39471.00pt"/>
        </style:tab-stops>
      </style:paragraph-properties>
    </style:style>
    <style:style style:name="P576" style:family="paragraph">
      <style:paragraph-properties fo:line-height="100.00%" fo:text-align="left" fo:margin-bottom="6.00pt"/>
    </style:style>
    <style:style style:name="P577" style:family="paragraph">
      <style:paragraph-properties fo:line-height="100.00%" fo:text-align="left" fo:margin-top="5.00pt" fo:margin-bottom="5.00pt"/>
    </style:style>
    <style:style style:name="P578" style:family="paragraph">
      <style:paragraph-properties fo:line-height="100.00%" fo:text-align="center" fo:margin-top="5.00pt" fo:margin-bottom="5.00pt"/>
    </style:style>
    <style:style style:name="P579" style:family="paragraph">
      <style:paragraph-properties fo:line-height="100.00%" fo:text-align="justify" fo:margin-bottom="6.00pt"/>
    </style:style>
    <style:style style:name="P580" style:family="paragraph">
      <style:paragraph-properties fo:line-height="100.00%" fo:text-align="left" fo:margin-bottom="6.00pt"/>
    </style:style>
    <style:style style:name="P581" style:family="paragraph">
      <style:paragraph-properties fo:line-height="100.00%" fo:text-align="left"/>
    </style:style>
    <style:style style:name="P582" style:family="paragraph">
      <style:paragraph-properties fo:line-height="100.00%" fo:text-align="left" fo:margin-bottom="6.00pt"/>
    </style:style>
    <style:style style:name="P583" style:family="paragraph">
      <style:paragraph-properties fo:line-height="100.00%" fo:text-align="left" fo:margin-left="4.80pt" fo:text-indent="-4.80pt">
        <style:tab-stops>
          <style:tab-stop style:position="39.70pt"/>
          <style:tab-stop style:position="39471.00pt"/>
        </style:tab-stops>
      </style:paragraph-properties>
    </style:style>
    <style:style style:name="P584" style:family="paragraph">
      <style:paragraph-properties fo:line-height="100.00%" fo:text-align="left" fo:margin-bottom="12.00pt"/>
    </style:style>
    <style:style style:name="P585" style:family="paragraph">
      <style:paragraph-properties fo:line-height="100.00%" fo:text-align="left" fo:margin-left="4.80pt" fo:text-indent="-4.80pt">
        <style:tab-stops>
          <style:tab-stop style:position="39.70pt"/>
          <style:tab-stop style:position="39471.00pt"/>
        </style:tab-stops>
      </style:paragraph-properties>
    </style:style>
    <style:style style:name="P586" style:family="paragraph">
      <style:paragraph-properties fo:line-height="100.00%" fo:text-align="left" fo:margin-left="4.80pt" fo:text-indent="-4.80pt">
        <style:tab-stops>
          <style:tab-stop style:position="39.70pt"/>
          <style:tab-stop style:position="39471.00pt"/>
        </style:tab-stops>
      </style:paragraph-properties>
    </style:style>
    <style:style style:name="P58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588" style:family="paragraph">
      <style:paragraph-properties fo:line-height="100.00%" fo:text-align="left" fo:margin-left="4.80pt" fo:text-indent="-4.80pt">
        <style:tab-stops>
          <style:tab-stop style:position="39.70pt"/>
          <style:tab-stop style:position="39471.00pt"/>
        </style:tab-stops>
      </style:paragraph-properties>
    </style:style>
    <style:style style:name="P589" style:family="paragraph">
      <style:paragraph-properties fo:line-height="100.00%" fo:text-align="justify" fo:margin-bottom="6.00pt"/>
    </style:style>
    <style:style style:name="P590" style:family="paragraph">
      <style:paragraph-properties fo:line-height="100.00%" fo:text-align="left" fo:margin-top="5.00pt" fo:margin-bottom="5.00pt"/>
    </style:style>
    <style:style style:name="P591" style:family="paragraph">
      <style:paragraph-properties fo:line-height="100.00%" fo:text-align="center" fo:margin-top="5.00pt" fo:margin-bottom="5.00pt"/>
    </style:style>
    <style:style style:name="P592" style:family="paragraph">
      <style:paragraph-properties fo:line-height="100.00%" fo:text-align="left" fo:margin-bottom="6.00pt"/>
    </style:style>
    <style:style style:name="P593" style:family="paragraph">
      <style:paragraph-properties fo:line-height="100.00%" fo:text-align="left"/>
    </style:style>
    <style:style style:name="P594" style:family="paragraph">
      <style:paragraph-properties fo:line-height="100.00%" fo:text-align="left" fo:margin-bottom="6.00pt"/>
    </style:style>
    <style:style style:name="P595" style:family="paragraph">
      <style:paragraph-properties fo:line-height="100.00%" fo:text-align="left" fo:margin-left="4.80pt" fo:text-indent="-4.80pt">
        <style:tab-stops>
          <style:tab-stop style:position="39.70pt"/>
          <style:tab-stop style:position="39471.00pt"/>
        </style:tab-stops>
      </style:paragraph-properties>
    </style:style>
    <style:style style:name="P596" style:family="paragraph">
      <style:paragraph-properties fo:line-height="100.00%" fo:text-align="left" fo:margin-bottom="12.00pt"/>
    </style:style>
    <style:style style:name="P597" style:family="paragraph">
      <style:paragraph-properties fo:line-height="100.00%" fo:text-align="left" fo:margin-left="4.80pt" fo:text-indent="-4.80pt">
        <style:tab-stops>
          <style:tab-stop style:position="39.70pt"/>
          <style:tab-stop style:position="39471.00pt"/>
        </style:tab-stops>
      </style:paragraph-properties>
    </style:style>
    <style:style style:name="P598" style:family="paragraph">
      <style:paragraph-properties fo:line-height="100.00%" fo:text-align="left" fo:margin-left="4.80pt" fo:text-indent="-4.80pt">
        <style:tab-stops>
          <style:tab-stop style:position="39.70pt"/>
          <style:tab-stop style:position="39471.00pt"/>
        </style:tab-stops>
      </style:paragraph-properties>
    </style:style>
    <style:style style:name="P59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00" style:family="paragraph">
      <style:paragraph-properties fo:line-height="100.00%" fo:text-align="left" fo:margin-left="4.80pt" fo:text-indent="-4.80pt">
        <style:tab-stops>
          <style:tab-stop style:position="39.70pt"/>
          <style:tab-stop style:position="39471.00pt"/>
        </style:tab-stops>
      </style:paragraph-properties>
    </style:style>
    <style:style style:name="P601" style:family="paragraph">
      <style:paragraph-properties fo:line-height="100.00%" fo:text-align="left" fo:margin-bottom="6.00pt"/>
    </style:style>
    <style:style style:name="P602" style:family="paragraph">
      <style:paragraph-properties fo:line-height="100.00%" fo:text-align="left" fo:margin-top="5.00pt" fo:margin-bottom="5.00pt"/>
    </style:style>
    <style:style style:name="P603" style:family="paragraph">
      <style:paragraph-properties fo:line-height="100.00%" fo:text-align="center" fo:margin-top="5.00pt" fo:margin-bottom="5.00pt"/>
    </style:style>
    <style:style style:name="P604" style:family="paragraph">
      <style:paragraph-properties fo:line-height="100.00%" fo:text-align="justify" fo:margin-bottom="6.00pt"/>
    </style:style>
    <style:style style:name="P605" style:family="paragraph">
      <style:paragraph-properties fo:line-height="100.00%" fo:text-align="left" fo:margin-bottom="6.00pt"/>
    </style:style>
    <style:style style:name="P606" style:family="paragraph">
      <style:paragraph-properties fo:line-height="100.00%" fo:text-align="left" fo:margin-left="4.80pt" fo:text-indent="-4.80pt">
        <style:tab-stops>
          <style:tab-stop style:position="39.70pt"/>
          <style:tab-stop style:position="39471.00pt"/>
        </style:tab-stops>
      </style:paragraph-properties>
    </style:style>
    <style:style style:name="P607" style:family="paragraph">
      <style:paragraph-properties fo:line-height="100.00%" fo:text-align="left" fo:margin-bottom="12.00pt"/>
    </style:style>
    <style:style style:name="P608" style:family="paragraph">
      <style:paragraph-properties fo:line-height="100.00%" fo:text-align="left" fo:margin-left="4.80pt" fo:text-indent="-4.80pt">
        <style:tab-stops>
          <style:tab-stop style:position="39.70pt"/>
          <style:tab-stop style:position="39471.00pt"/>
        </style:tab-stops>
      </style:paragraph-properties>
    </style:style>
    <style:style style:name="P609" style:family="paragraph">
      <style:paragraph-properties fo:line-height="100.00%" fo:text-align="left" fo:margin-left="4.80pt" fo:text-indent="-4.80pt">
        <style:tab-stops>
          <style:tab-stop style:position="39.70pt"/>
          <style:tab-stop style:position="39471.00pt"/>
        </style:tab-stops>
      </style:paragraph-properties>
    </style:style>
    <style:style style:name="P61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11" style:family="paragraph">
      <style:paragraph-properties fo:line-height="100.00%" fo:text-align="left" fo:margin-left="4.80pt" fo:text-indent="-4.80pt">
        <style:tab-stops>
          <style:tab-stop style:position="39.70pt"/>
          <style:tab-stop style:position="39471.00pt"/>
        </style:tab-stops>
      </style:paragraph-properties>
    </style:style>
    <style:style style:name="P612" style:family="paragraph">
      <style:paragraph-properties fo:line-height="100.00%" fo:text-align="left" fo:margin-bottom="6.00pt"/>
    </style:style>
    <style:style style:name="P613" style:family="paragraph">
      <style:paragraph-properties fo:line-height="100.00%" fo:text-align="left" fo:margin-top="5.00pt" fo:margin-bottom="5.00pt"/>
    </style:style>
    <style:style style:name="P614" style:family="paragraph">
      <style:paragraph-properties fo:line-height="100.00%" fo:text-align="center" fo:margin-top="5.00pt" fo:margin-bottom="5.00pt"/>
    </style:style>
    <style:style style:name="P615" style:family="paragraph">
      <style:paragraph-properties fo:line-height="100.00%" fo:text-align="justify" fo:margin-bottom="6.00pt"/>
    </style:style>
    <style:style style:name="P616" style:family="paragraph">
      <style:paragraph-properties fo:line-height="100.00%" fo:text-align="left" fo:margin-bottom="6.00pt"/>
    </style:style>
    <style:style style:name="P617" style:family="paragraph">
      <style:paragraph-properties fo:line-height="100.00%" fo:text-align="left" fo:margin-left="4.80pt" fo:text-indent="-4.80pt">
        <style:tab-stops>
          <style:tab-stop style:position="39.70pt"/>
          <style:tab-stop style:position="39471.00pt"/>
        </style:tab-stops>
      </style:paragraph-properties>
    </style:style>
    <style:style style:name="P618" style:family="paragraph">
      <style:paragraph-properties fo:line-height="100.00%" fo:text-align="left" fo:margin-bottom="12.00pt"/>
    </style:style>
    <style:style style:name="P619" style:family="paragraph">
      <style:paragraph-properties fo:line-height="100.00%" fo:text-align="left" fo:margin-left="4.80pt" fo:text-indent="-4.80pt">
        <style:tab-stops>
          <style:tab-stop style:position="39.70pt"/>
          <style:tab-stop style:position="39471.00pt"/>
        </style:tab-stops>
      </style:paragraph-properties>
    </style:style>
    <style:style style:name="P620" style:family="paragraph">
      <style:paragraph-properties fo:line-height="100.00%" fo:text-align="left" fo:margin-left="4.80pt" fo:text-indent="-4.80pt">
        <style:tab-stops>
          <style:tab-stop style:position="39.70pt"/>
          <style:tab-stop style:position="39471.00pt"/>
        </style:tab-stops>
      </style:paragraph-properties>
    </style:style>
    <style:style style:name="P62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22" style:family="paragraph">
      <style:paragraph-properties fo:line-height="100.00%" fo:text-align="left" fo:margin-left="4.80pt" fo:text-indent="-4.80pt">
        <style:tab-stops>
          <style:tab-stop style:position="39.70pt"/>
          <style:tab-stop style:position="39471.00pt"/>
        </style:tab-stops>
      </style:paragraph-properties>
    </style:style>
    <style:style style:name="P623" style:family="paragraph">
      <style:paragraph-properties fo:line-height="100.00%" fo:text-align="left" fo:margin-left="4.80pt" fo:text-indent="-4.80pt">
        <style:tab-stops>
          <style:tab-stop style:position="39.70pt"/>
          <style:tab-stop style:position="39471.00pt"/>
        </style:tab-stops>
      </style:paragraph-properties>
    </style:style>
    <style:style style:name="P62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25" style:family="paragraph">
      <style:paragraph-properties fo:line-height="100.00%" fo:text-align="left" fo:margin-left="4.80pt" fo:text-indent="-4.80pt">
        <style:tab-stops>
          <style:tab-stop style:position="39.70pt"/>
          <style:tab-stop style:position="39471.00pt"/>
        </style:tab-stops>
      </style:paragraph-properties>
    </style:style>
    <style:style style:name="P626" style:family="paragraph">
      <style:paragraph-properties fo:line-height="100.00%" fo:text-align="left" fo:margin-left="4.80pt" fo:text-indent="-4.80pt">
        <style:tab-stops>
          <style:tab-stop style:position="39.70pt"/>
          <style:tab-stop style:position="39471.00pt"/>
        </style:tab-stops>
      </style:paragraph-properties>
    </style:style>
    <style:style style:name="P627"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28" style:family="paragraph">
      <style:paragraph-properties fo:line-height="100.00%" fo:text-align="left" fo:margin-left="4.80pt" fo:text-indent="-4.80pt">
        <style:tab-stops>
          <style:tab-stop style:position="39.70pt"/>
          <style:tab-stop style:position="39471.00pt"/>
        </style:tab-stops>
      </style:paragraph-properties>
    </style:style>
    <style:style style:name="P629" style:family="paragraph">
      <style:paragraph-properties fo:line-height="100.00%" fo:text-align="justify" fo:margin-bottom="6.00pt"/>
    </style:style>
    <style:style style:name="P630" style:family="paragraph">
      <style:paragraph-properties fo:line-height="100.00%" fo:text-align="left" fo:margin-top="5.00pt" fo:margin-bottom="5.00pt"/>
    </style:style>
    <style:style style:name="P631" style:family="paragraph">
      <style:paragraph-properties fo:line-height="100.00%" fo:text-align="left" fo:margin-bottom="8.00pt"/>
    </style:style>
    <style:style style:name="P632" style:family="paragraph">
      <style:paragraph-properties fo:line-height="100.00%" fo:text-align="left" fo:margin-top="5.00pt" fo:margin-bottom="5.00pt"/>
    </style:style>
    <style:style style:name="P633" style:family="paragraph">
      <style:paragraph-properties fo:line-height="100.00%" fo:text-align="center" fo:margin-top="5.00pt" fo:margin-bottom="5.00pt"/>
    </style:style>
    <style:style style:name="P634" style:family="paragraph">
      <style:paragraph-properties fo:line-height="100.00%" fo:text-align="justify" fo:margin-bottom="6.00pt"/>
    </style:style>
    <style:style style:name="P635" style:family="paragraph">
      <style:paragraph-properties fo:line-height="100.00%" fo:text-align="left" fo:margin-bottom="6.00pt"/>
    </style:style>
    <style:style style:name="P636" style:family="paragraph">
      <style:paragraph-properties fo:line-height="100.00%" fo:text-align="justify" fo:margin-bottom="6.00pt"/>
    </style:style>
    <style:style style:name="P637" style:family="paragraph">
      <style:paragraph-properties fo:line-height="100.00%" fo:text-align="left" fo:margin-top="5.00pt" fo:margin-bottom="5.00pt"/>
    </style:style>
    <style:style style:name="P638" style:family="paragraph">
      <style:paragraph-properties fo:line-height="100.00%" fo:text-align="center" fo:margin-top="5.00pt" fo:margin-bottom="5.00pt"/>
    </style:style>
    <style:style style:name="P639" style:family="paragraph">
      <style:paragraph-properties fo:line-height="100.00%" fo:text-align="justify" fo:margin-bottom="6.00pt"/>
    </style:style>
    <style:style style:name="P640" style:family="paragraph">
      <style:paragraph-properties fo:line-height="100.00%" fo:text-align="left" fo:margin-bottom="6.00pt"/>
    </style:style>
    <style:style style:name="P641" style:family="paragraph">
      <style:paragraph-properties fo:line-height="100.00%" fo:text-align="left" fo:margin-left="4.80pt" fo:text-indent="-4.80pt">
        <style:tab-stops>
          <style:tab-stop style:position="47.95pt"/>
          <style:tab-stop style:position="39471.00pt"/>
        </style:tab-stops>
      </style:paragraph-properties>
    </style:style>
    <style:style style:name="P642" style:family="paragraph">
      <style:paragraph-properties fo:line-height="100.00%" fo:text-align="left" fo:margin-bottom="12.00pt"/>
    </style:style>
    <style:style style:name="P643" style:family="paragraph">
      <style:paragraph-properties fo:line-height="100.00%" fo:text-align="left" fo:margin-left="4.80pt" fo:text-indent="-4.80pt">
        <style:tab-stops>
          <style:tab-stop style:position="47.95pt"/>
          <style:tab-stop style:position="39471.00pt"/>
        </style:tab-stops>
      </style:paragraph-properties>
    </style:style>
    <style:style style:name="P644" style:family="paragraph">
      <style:paragraph-properties fo:line-height="100.00%" fo:text-align="left" fo:margin-left="4.80pt" fo:text-indent="-4.80pt">
        <style:tab-stops>
          <style:tab-stop style:position="47.95pt"/>
          <style:tab-stop style:position="39471.00pt"/>
        </style:tab-stops>
      </style:paragraph-properties>
    </style:style>
    <style:style style:name="P64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46" style:family="paragraph">
      <style:paragraph-properties fo:line-height="100.00%" fo:text-align="left" fo:margin-left="4.80pt" fo:text-indent="-4.80pt">
        <style:tab-stops>
          <style:tab-stop style:position="47.95pt"/>
          <style:tab-stop style:position="39471.00pt"/>
        </style:tab-stops>
      </style:paragraph-properties>
    </style:style>
    <style:style style:name="P647" style:family="paragraph">
      <style:paragraph-properties fo:line-height="100.00%" fo:text-align="left" fo:margin-left="4.80pt" fo:text-indent="-4.80pt">
        <style:tab-stops>
          <style:tab-stop style:position="47.95pt"/>
          <style:tab-stop style:position="39471.00pt"/>
        </style:tab-stops>
      </style:paragraph-properties>
    </style:style>
    <style:style style:name="P64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49" style:family="paragraph">
      <style:paragraph-properties fo:line-height="100.00%" fo:text-align="left" fo:margin-left="4.80pt" fo:text-indent="-4.80pt">
        <style:tab-stops>
          <style:tab-stop style:position="47.95pt"/>
          <style:tab-stop style:position="39471.00pt"/>
        </style:tab-stops>
      </style:paragraph-properties>
    </style:style>
    <style:style style:name="P650" style:family="paragraph">
      <style:paragraph-properties fo:line-height="100.00%" fo:text-align="left" fo:margin-top="5.00pt" fo:margin-bottom="5.00pt"/>
    </style:style>
    <style:style style:name="P651" style:family="paragraph">
      <style:paragraph-properties fo:line-height="100.00%" fo:text-align="justify" fo:margin-bottom="6.00pt"/>
    </style:style>
    <style:style style:name="P652" style:family="paragraph">
      <style:paragraph-properties fo:line-height="100.00%" fo:text-align="left"/>
    </style:style>
    <style:style style:name="P653" style:family="paragraph">
      <style:paragraph-properties fo:line-height="100.00%" fo:text-align="center" fo:margin-top="5.00pt" fo:margin-bottom="5.00pt"/>
    </style:style>
    <style:style style:name="P654" style:family="paragraph">
      <style:paragraph-properties fo:line-height="100.00%" fo:text-align="left" fo:margin-top="5.00pt" fo:margin-bottom="5.00pt"/>
    </style:style>
    <style:style style:name="P655" style:family="paragraph">
      <style:paragraph-properties fo:line-height="100.00%" fo:text-align="center" fo:margin-top="5.00pt" fo:margin-bottom="5.00pt"/>
    </style:style>
    <style:style style:name="P656" style:family="paragraph">
      <style:paragraph-properties fo:line-height="100.00%" fo:text-align="left" fo:margin-bottom="8.00pt"/>
    </style:style>
    <style:style style:name="P657" style:family="paragraph">
      <style:paragraph-properties fo:line-height="100.00%" fo:text-align="left" fo:margin-top="5.00pt" fo:margin-bottom="5.00pt"/>
    </style:style>
    <style:style style:name="P658" style:family="paragraph">
      <style:paragraph-properties fo:line-height="100.00%" fo:text-align="center" fo:margin-top="5.00pt" fo:margin-bottom="5.00pt"/>
    </style:style>
    <style:style style:name="P659" style:family="paragraph">
      <style:paragraph-properties fo:line-height="100.00%" fo:text-align="justify" fo:margin-bottom="6.00pt"/>
    </style:style>
    <style:style style:name="P660" style:family="paragraph">
      <style:paragraph-properties fo:line-height="100.00%" fo:text-align="left" fo:margin-bottom="6.00pt"/>
    </style:style>
    <style:style style:name="P661" style:family="paragraph">
      <style:paragraph-properties fo:line-height="100.00%" fo:text-align="left" fo:margin-left="4.80pt" fo:text-indent="-4.80pt">
        <style:tab-stops>
          <style:tab-stop style:position="36.80pt"/>
          <style:tab-stop style:position="39471.00pt"/>
        </style:tab-stops>
      </style:paragraph-properties>
    </style:style>
    <style:style style:name="P662" style:family="paragraph">
      <style:paragraph-properties fo:line-height="100.00%" fo:text-align="left" fo:margin-bottom="12.00pt"/>
    </style:style>
    <style:style style:name="P663" style:family="paragraph">
      <style:paragraph-properties fo:line-height="100.00%" fo:text-align="left" fo:margin-left="4.80pt" fo:text-indent="-4.80pt">
        <style:tab-stops>
          <style:tab-stop style:position="36.80pt"/>
          <style:tab-stop style:position="39471.00pt"/>
        </style:tab-stops>
      </style:paragraph-properties>
    </style:style>
    <style:style style:name="P664" style:family="paragraph">
      <style:paragraph-properties fo:line-height="100.00%" fo:text-align="left" fo:margin-left="4.80pt" fo:text-indent="-4.80pt">
        <style:tab-stops>
          <style:tab-stop style:position="36.80pt"/>
          <style:tab-stop style:position="39471.00pt"/>
        </style:tab-stops>
      </style:paragraph-properties>
    </style:style>
    <style:style style:name="P66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66" style:family="paragraph">
      <style:paragraph-properties fo:line-height="100.00%" fo:text-align="left" fo:margin-left="4.80pt" fo:text-indent="-4.80pt">
        <style:tab-stops>
          <style:tab-stop style:position="36.80pt"/>
          <style:tab-stop style:position="39471.00pt"/>
        </style:tab-stops>
      </style:paragraph-properties>
    </style:style>
    <style:style style:name="P667" style:family="paragraph">
      <style:paragraph-properties fo:line-height="100.00%" fo:text-align="left" fo:margin-bottom="8.00pt"/>
    </style:style>
    <style:style style:name="P668" style:family="paragraph">
      <style:paragraph-properties fo:line-height="100.00%" fo:text-align="center" fo:margin-bottom="6.00pt"/>
    </style:style>
    <style:style style:name="P669" style:family="paragraph">
      <style:paragraph-properties fo:line-height="100.00%" fo:text-align="left" fo:margin-bottom="8.00pt"/>
    </style:style>
    <style:style style:name="P670" style:family="paragraph">
      <style:paragraph-properties fo:line-height="100.00%" fo:text-align="left" fo:margin-top="5.00pt" fo:margin-bottom="5.00pt"/>
    </style:style>
    <style:style style:name="P671" style:family="paragraph">
      <style:paragraph-properties fo:line-height="100.00%" fo:text-align="center" fo:margin-bottom="6.00pt"/>
    </style:style>
    <style:style style:name="P672" style:family="paragraph">
      <style:paragraph-properties fo:line-height="100.00%" fo:text-align="justify" fo:margin-bottom="6.00pt"/>
    </style:style>
    <style:style style:name="P673" style:family="paragraph">
      <style:paragraph-properties fo:line-height="100.00%" fo:text-align="left" fo:margin-bottom="6.00pt"/>
    </style:style>
    <style:style style:name="P674" style:family="paragraph">
      <style:paragraph-properties fo:line-height="100.00%" fo:text-align="left" fo:margin-left="4.80pt" fo:text-indent="-4.80pt">
        <style:tab-stops>
          <style:tab-stop style:position="39.70pt"/>
          <style:tab-stop style:position="39471.00pt"/>
        </style:tab-stops>
      </style:paragraph-properties>
    </style:style>
    <style:style style:name="P675" style:family="paragraph">
      <style:paragraph-properties fo:line-height="100.00%" fo:text-align="left" fo:margin-bottom="12.00pt"/>
    </style:style>
    <style:style style:name="P676" style:family="paragraph">
      <style:paragraph-properties fo:line-height="100.00%" fo:text-align="left" fo:margin-left="4.80pt" fo:text-indent="-4.80pt">
        <style:tab-stops>
          <style:tab-stop style:position="39.70pt"/>
          <style:tab-stop style:position="39471.00pt"/>
        </style:tab-stops>
      </style:paragraph-properties>
    </style:style>
    <style:style style:name="P677" style:family="paragraph">
      <style:paragraph-properties fo:line-height="100.00%" fo:text-align="left" fo:margin-left="4.80pt" fo:text-indent="-4.80pt">
        <style:tab-stops>
          <style:tab-stop style:position="39.70pt"/>
          <style:tab-stop style:position="39471.00pt"/>
        </style:tab-stops>
      </style:paragraph-properties>
    </style:style>
    <style:style style:name="P67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679" style:family="paragraph">
      <style:paragraph-properties fo:line-height="100.00%" fo:text-align="left" fo:margin-left="4.80pt" fo:text-indent="-4.80pt">
        <style:tab-stops>
          <style:tab-stop style:position="39.70pt"/>
          <style:tab-stop style:position="39471.00pt"/>
        </style:tab-stops>
      </style:paragraph-properties>
    </style:style>
    <style:style style:name="P680" style:family="paragraph">
      <style:paragraph-properties fo:line-height="100.00%" fo:text-align="left" fo:margin-bottom="8.00pt"/>
    </style:style>
    <style:style style:name="P681" style:family="paragraph">
      <style:paragraph-properties fo:line-height="100.00%" fo:text-align="justify" fo:margin-bottom="6.00pt"/>
    </style:style>
    <style:style style:name="P682" style:family="paragraph">
      <style:paragraph-properties fo:line-height="100.00%" fo:text-align="left" fo:margin-bottom="8.00pt"/>
    </style:style>
    <style:style style:name="P683" style:family="paragraph">
      <style:paragraph-properties fo:line-height="100.00%" fo:text-align="left" fo:margin-top="5.00pt" fo:margin-bottom="5.00pt"/>
    </style:style>
    <style:style style:name="P684" style:family="paragraph">
      <style:paragraph-properties fo:line-height="100.00%" fo:text-align="left" fo:margin-bottom="8.00pt"/>
    </style:style>
    <style:style style:name="P685" style:family="paragraph">
      <style:paragraph-properties fo:line-height="100.00%" fo:text-align="left" fo:margin-top="5.00pt" fo:margin-bottom="5.00pt"/>
    </style:style>
    <style:style style:name="P686" style:family="paragraph">
      <style:paragraph-properties fo:line-height="100.00%" fo:text-align="center" fo:margin-top="5.00pt" fo:margin-bottom="5.00pt"/>
    </style:style>
    <style:style style:name="P687" style:family="paragraph">
      <style:paragraph-properties fo:line-height="100.00%" fo:text-align="justify" fo:margin-bottom="6.00pt"/>
    </style:style>
    <style:style style:name="P688" style:family="paragraph">
      <style:paragraph-properties fo:line-height="100.00%" fo:text-align="left" fo:margin-bottom="6.00pt"/>
    </style:style>
    <style:style style:name="P689" style:family="paragraph">
      <style:paragraph-properties fo:line-height="100.00%" fo:text-align="justify" fo:margin-bottom="6.00pt"/>
    </style:style>
    <style:style style:name="P690" style:family="paragraph">
      <style:paragraph-properties fo:line-height="100.00%" fo:text-align="left" fo:margin-bottom="6.00pt"/>
    </style:style>
    <style:style style:name="P691" style:family="paragraph">
      <style:paragraph-properties fo:line-height="100.00%" fo:text-align="left" fo:margin-bottom="8.00pt"/>
    </style:style>
    <style:style style:name="P692" style:family="paragraph">
      <style:paragraph-properties fo:line-height="100.00%" fo:text-align="left"/>
    </style:style>
    <style:style style:name="P693" style:family="paragraph">
      <style:paragraph-properties fo:line-height="100.00%" fo:text-align="left" fo:margin-bottom="8.00pt"/>
    </style:style>
    <style:style style:name="P694" style:family="paragraph">
      <style:paragraph-properties fo:line-height="100.00%" fo:text-align="left"/>
    </style:style>
    <style:style style:name="P695" style:family="paragraph">
      <style:paragraph-properties fo:line-height="100.00%" fo:text-align="center"/>
    </style:style>
    <style:style style:name="P696" style:family="paragraph">
      <style:paragraph-properties fo:line-height="100.00%" fo:text-align="left" fo:margin-bottom="8.00pt"/>
    </style:style>
    <style:style style:name="P697" style:family="paragraph">
      <style:paragraph-properties fo:line-height="100.00%" fo:text-align="left" fo:margin-top="5.00pt" fo:margin-bottom="5.00pt"/>
    </style:style>
    <style:style style:name="P698" style:family="paragraph">
      <style:paragraph-properties fo:line-height="100.00%" fo:text-align="center" fo:margin-top="5.00pt" fo:margin-bottom="5.00pt"/>
    </style:style>
    <style:style style:name="P699" style:family="paragraph">
      <style:paragraph-properties fo:line-height="100.00%" fo:text-align="justify" fo:margin-bottom="6.00pt"/>
    </style:style>
    <style:style style:name="P700" style:family="paragraph">
      <style:paragraph-properties fo:line-height="100.00%" fo:text-align="left" fo:margin-left="36.00pt" fo:text-indent="0.00pt" fo:margin-bottom="6.00pt"/>
    </style:style>
    <style:style style:name="P701" style:family="paragraph">
      <style:paragraph-properties fo:line-height="100.00%" fo:text-align="left" fo:margin-left="4.80pt" fo:text-indent="-4.80pt">
        <style:tab-stops>
          <style:tab-stop style:position="39.70pt"/>
          <style:tab-stop style:position="39471.00pt"/>
          <style:tab-stop style:position="82866.50pt" style:char="." style:type="char"/>
        </style:tab-stops>
      </style:paragraph-properties>
    </style:style>
    <style:style style:name="P702" style:family="paragraph">
      <style:paragraph-properties fo:line-height="100.00%" fo:text-align="left" fo:margin-bottom="12.00pt"/>
    </style:style>
    <style:style style:name="P703" style:family="paragraph">
      <style:paragraph-properties fo:line-height="100.00%" fo:text-align="left" fo:margin-left="4.80pt" fo:text-indent="-4.80pt">
        <style:tab-stops>
          <style:tab-stop style:position="39.70pt"/>
          <style:tab-stop style:position="39471.00pt"/>
          <style:tab-stop style:position="82866.50pt" style:char="." style:type="char"/>
        </style:tab-stops>
      </style:paragraph-properties>
    </style:style>
    <style:style style:name="P704" style:family="paragraph">
      <style:paragraph-properties fo:line-height="100.00%" fo:text-align="left" fo:margin-left="4.80pt" fo:text-indent="-4.80pt">
        <style:tab-stops>
          <style:tab-stop style:position="39.70pt"/>
          <style:tab-stop style:position="39471.00pt"/>
          <style:tab-stop style:position="82866.50pt" style:char="." style:type="char"/>
        </style:tab-stops>
      </style:paragraph-properties>
    </style:style>
    <style:style style:name="P70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06" style:family="paragraph">
      <style:paragraph-properties fo:line-height="100.00%" fo:text-align="left" fo:margin-left="4.80pt" fo:text-indent="-4.80pt">
        <style:tab-stops>
          <style:tab-stop style:position="39.70pt"/>
          <style:tab-stop style:position="39471.00pt"/>
          <style:tab-stop style:position="82866.50pt" style:char="." style:type="char"/>
        </style:tab-stops>
      </style:paragraph-properties>
    </style:style>
    <style:style style:name="P707" style:family="paragraph">
      <style:paragraph-properties fo:line-height="100.00%" fo:text-align="justify" fo:margin-bottom="6.00pt"/>
    </style:style>
    <style:style style:name="P708" style:family="paragraph">
      <style:paragraph-properties fo:line-height="100.00%" fo:text-align="left" fo:margin-left="21.00pt" fo:text-indent="0.00pt" fo:margin-top="8.35pt"/>
    </style:style>
    <style:style style:name="P709" style:family="paragraph">
      <style:paragraph-properties fo:line-height="100.00%" fo:text-align="left" fo:margin-left="21.00pt" fo:text-indent="0.00pt" fo:margin-top="9.10pt"/>
    </style:style>
    <style:style style:name="P710" style:family="paragraph">
      <style:paragraph-properties fo:line-height="100.00%" fo:text-align="left" fo:margin-top="0.10pt"/>
    </style:style>
    <style:style style:name="P711" style:family="paragraph">
      <style:paragraph-properties fo:line-height="100.00%" fo:text-align="left" fo:margin-left="33.35pt" fo:text-indent="-12.40pt" fo:margin-right="330.00pt"/>
    </style:style>
    <style:style style:name="P712" style:family="paragraph">
      <style:paragraph-properties fo:line-height="100.00%" fo:text-align="left" fo:margin-left="45.55pt" fo:text-indent="0.00pt" fo:margin-right="344.60pt" fo:margin-top="1.40pt"/>
    </style:style>
    <style:style style:name="P713" style:family="paragraph">
      <style:paragraph-properties fo:line-height="100.00%" fo:text-align="left" fo:margin-left="20.95pt" fo:text-indent="0.00pt" fo:margin-right="364.55pt" fo:margin-top="3.25pt"/>
    </style:style>
    <style:style style:name="P714" style:family="paragraph">
      <style:paragraph-properties fo:line-height="100.00%" fo:text-align="left" fo:margin-bottom="8.00pt"/>
    </style:style>
    <style:style style:name="P715" style:family="paragraph">
      <style:paragraph-properties fo:line-height="100.00%" fo:text-align="left" fo:margin-left="31.50pt" fo:text-indent="0.00pt" fo:margin-top="5.00pt" fo:margin-bottom="5.00pt"/>
    </style:style>
    <style:style style:name="P716" style:family="paragraph">
      <style:paragraph-properties fo:line-height="100.00%" fo:text-align="left" fo:margin-bottom="8.00pt"/>
    </style:style>
    <style:style style:name="P717" style:family="paragraph">
      <style:paragraph-properties fo:line-height="100.00%" fo:text-align="left" fo:margin-top="5.00pt" fo:margin-bottom="5.00pt"/>
    </style:style>
    <style:style style:name="P718" style:family="paragraph">
      <style:paragraph-properties fo:line-height="100.00%" fo:text-align="center" fo:margin-left="31.50pt" fo:text-indent="0.00pt" fo:margin-top="5.00pt" fo:margin-bottom="5.00pt"/>
    </style:style>
    <style:style style:name="P719" style:family="paragraph">
      <style:paragraph-properties fo:line-height="100.00%" fo:text-align="justify"/>
    </style:style>
    <style:style style:name="P720" style:family="paragraph">
      <style:paragraph-properties fo:line-height="100.00%" fo:text-align="left" fo:margin-left="4.80pt" fo:text-indent="-4.80pt">
        <style:tab-stops>
          <style:tab-stop style:position="38.25pt"/>
          <style:tab-stop style:position="39471.00pt"/>
        </style:tab-stops>
      </style:paragraph-properties>
    </style:style>
    <style:style style:name="P721" style:family="paragraph">
      <style:paragraph-properties fo:line-height="100.00%" fo:text-align="left" fo:margin-bottom="12.00pt"/>
    </style:style>
    <style:style style:name="P722" style:family="paragraph">
      <style:paragraph-properties fo:line-height="100.00%" fo:text-align="left" fo:margin-left="4.80pt" fo:text-indent="-4.80pt">
        <style:tab-stops>
          <style:tab-stop style:position="38.25pt"/>
          <style:tab-stop style:position="39471.00pt"/>
        </style:tab-stops>
      </style:paragraph-properties>
    </style:style>
    <style:style style:name="P723" style:family="paragraph">
      <style:paragraph-properties fo:line-height="100.00%" fo:text-align="left" fo:margin-left="4.80pt" fo:text-indent="-4.80pt">
        <style:tab-stops>
          <style:tab-stop style:position="38.25pt"/>
          <style:tab-stop style:position="39471.00pt"/>
        </style:tab-stops>
      </style:paragraph-properties>
    </style:style>
    <style:style style:name="P724"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25" style:family="paragraph">
      <style:paragraph-properties fo:line-height="100.00%" fo:text-align="left" fo:margin-left="4.80pt" fo:text-indent="-4.80pt">
        <style:tab-stops>
          <style:tab-stop style:position="38.25pt"/>
          <style:tab-stop style:position="39471.00pt"/>
        </style:tab-stops>
      </style:paragraph-properties>
    </style:style>
    <style:style style:name="P726" style:family="paragraph">
      <style:paragraph-properties fo:line-height="100.00%" fo:text-align="left" fo:margin-left="4.80pt" fo:text-indent="-4.80pt">
        <style:tab-stops>
          <style:tab-stop style:position="38.25pt"/>
          <style:tab-stop style:position="39471.00pt"/>
        </style:tab-stops>
      </style:paragraph-properties>
    </style:style>
    <style:style style:name="P727"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28" style:family="paragraph">
      <style:paragraph-properties fo:line-height="100.00%" fo:text-align="left" fo:margin-left="4.80pt" fo:text-indent="-4.80pt">
        <style:tab-stops>
          <style:tab-stop style:position="38.25pt"/>
          <style:tab-stop style:position="39471.00pt"/>
        </style:tab-stops>
      </style:paragraph-properties>
    </style:style>
    <style:style style:name="P729" style:family="paragraph">
      <style:paragraph-properties fo:line-height="100.00%" fo:text-align="left" fo:margin-left="4.80pt" fo:text-indent="-4.80pt">
        <style:tab-stops>
          <style:tab-stop style:position="38.25pt"/>
          <style:tab-stop style:position="39471.00pt"/>
        </style:tab-stops>
      </style:paragraph-properties>
    </style:style>
    <style:style style:name="P730"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31" style:family="paragraph">
      <style:paragraph-properties fo:line-height="100.00%" fo:text-align="left" fo:margin-left="4.80pt" fo:text-indent="-4.80pt">
        <style:tab-stops>
          <style:tab-stop style:position="38.25pt"/>
          <style:tab-stop style:position="39471.00pt"/>
        </style:tab-stops>
      </style:paragraph-properties>
    </style:style>
    <style:style style:name="P732" style:family="paragraph">
      <style:paragraph-properties fo:line-height="100.00%" fo:text-align="left" fo:margin-left="4.80pt" fo:text-indent="-4.80pt">
        <style:tab-stops>
          <style:tab-stop style:position="38.25pt"/>
          <style:tab-stop style:position="39471.00pt"/>
        </style:tab-stops>
      </style:paragraph-properties>
    </style:style>
    <style:style style:name="P733"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34" style:family="paragraph">
      <style:paragraph-properties fo:line-height="100.00%" fo:text-align="left" fo:margin-left="4.80pt" fo:text-indent="-4.80pt">
        <style:tab-stops>
          <style:tab-stop style:position="38.25pt"/>
          <style:tab-stop style:position="39471.00pt"/>
        </style:tab-stops>
      </style:paragraph-properties>
    </style:style>
    <style:style style:name="P735" style:family="paragraph">
      <style:paragraph-properties fo:line-height="100.00%" fo:text-align="left" fo:margin-left="31.50pt" fo:text-indent="0.00pt" fo:margin-bottom="8.00pt"/>
    </style:style>
    <style:style style:name="P736" style:family="paragraph">
      <style:paragraph-properties fo:line-height="100.00%" fo:text-align="left" fo:margin-left="21.00pt" fo:text-indent="0.00pt" fo:margin-right="406.25pt" fo:margin-top="2.70pt"/>
    </style:style>
    <style:style style:name="P737" style:family="paragraph">
      <style:paragraph-properties fo:line-height="100.00%" fo:text-align="left" fo:margin-left="33.95pt" fo:text-indent="0.00pt" fo:margin-right="406.25pt"/>
    </style:style>
    <style:style style:name="P738" style:family="paragraph">
      <style:paragraph-properties fo:line-height="100.00%" fo:text-align="left" fo:margin-left="33.80pt" fo:text-indent="0.00pt" fo:margin-top="2.90pt"/>
    </style:style>
    <style:style style:name="P739" style:family="paragraph">
      <style:paragraph-properties fo:line-height="100.00%" fo:text-align="left" fo:margin-left="46.65pt" fo:text-indent="-12.85pt" fo:margin-right="406.25pt" fo:margin-top="5.25pt"/>
    </style:style>
    <style:style style:name="P740" style:family="paragraph">
      <style:paragraph-properties fo:line-height="100.00%" fo:text-align="left" fo:margin-left="46.65pt" fo:text-indent="12.80pt" fo:margin-right="384.75pt" fo:margin-top="2.05pt"/>
    </style:style>
    <style:style style:name="P741" style:family="paragraph">
      <style:paragraph-properties fo:line-height="100.00%" fo:text-align="left" fo:margin-left="59.50pt" fo:text-indent="0.00pt" fo:margin-top="0.95pt"/>
    </style:style>
    <style:style style:name="P742" style:family="paragraph">
      <style:paragraph-properties fo:line-height="100.00%" fo:text-align="left" fo:margin-left="46.65pt" fo:text-indent="-12.85pt" fo:margin-right="352.85pt" fo:margin-top="5.00pt"/>
    </style:style>
    <style:style style:name="P743" style:family="paragraph">
      <style:paragraph-properties fo:line-height="100.00%" fo:text-align="left" fo:margin-left="33.80pt" fo:text-indent="25.55pt" fo:margin-right="384.75pt" fo:margin-top="2.25pt"/>
    </style:style>
    <style:style style:name="P744" style:family="paragraph">
      <style:paragraph-properties fo:line-height="100.00%" fo:text-align="left" fo:margin-left="20.95pt" fo:text-indent="0.00pt" fo:margin-right="2.20pt" fo:margin-top="0.85pt"/>
    </style:style>
    <style:style style:name="P745" style:family="paragraph">
      <style:paragraph-properties fo:line-height="100.00%" fo:text-align="left"/>
    </style:style>
    <style:style style:name="P746" style:family="paragraph">
      <style:paragraph-properties fo:line-height="100.00%" fo:text-align="left" fo:margin-bottom="8.00pt"/>
    </style:style>
    <style:style style:name="P747" style:family="paragraph">
      <style:paragraph-properties fo:line-height="100.00%" fo:text-align="left" fo:margin-top="5.00pt" fo:margin-bottom="5.00pt"/>
    </style:style>
    <style:style style:name="P748" style:family="paragraph">
      <style:paragraph-properties fo:line-height="115.00%" fo:text-align="center" fo:margin-left="31.50pt" fo:text-indent="0.00pt"/>
    </style:style>
    <style:style style:name="P749" style:family="paragraph">
      <style:paragraph-properties fo:line-height="100.00%" fo:text-align="justify" fo:margin-bottom="6.00pt"/>
    </style:style>
    <style:style style:name="P750" style:family="paragraph">
      <style:paragraph-properties fo:line-height="100.00%" fo:text-align="left" fo:margin-left="31.50pt" fo:text-indent="0.00pt" fo:margin-bottom="6.00pt"/>
    </style:style>
    <style:style style:name="P751" style:family="paragraph">
      <style:paragraph-properties fo:line-height="100.00%" fo:text-align="left" fo:margin-left="4.80pt" fo:text-indent="-4.80pt">
        <style:tab-stops>
          <style:tab-stop style:position="39.70pt"/>
          <style:tab-stop style:position="39471.00pt"/>
        </style:tab-stops>
      </style:paragraph-properties>
    </style:style>
    <style:style style:name="P752" style:family="paragraph">
      <style:paragraph-properties fo:line-height="100.00%" fo:text-align="left" fo:margin-bottom="12.00pt"/>
    </style:style>
    <style:style style:name="P753" style:family="paragraph">
      <style:paragraph-properties fo:line-height="100.00%" fo:text-align="left" fo:margin-left="4.80pt" fo:text-indent="-4.80pt">
        <style:tab-stops>
          <style:tab-stop style:position="39.70pt"/>
          <style:tab-stop style:position="39471.00pt"/>
        </style:tab-stops>
      </style:paragraph-properties>
    </style:style>
    <style:style style:name="P754" style:family="paragraph">
      <style:paragraph-properties fo:line-height="100.00%" fo:text-align="left" fo:margin-left="4.80pt" fo:text-indent="-4.80pt">
        <style:tab-stops>
          <style:tab-stop style:position="39.70pt"/>
          <style:tab-stop style:position="39471.00pt"/>
        </style:tab-stops>
      </style:paragraph-properties>
    </style:style>
    <style:style style:name="P75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56" style:family="paragraph">
      <style:paragraph-properties fo:line-height="100.00%" fo:text-align="left" fo:margin-left="4.80pt" fo:text-indent="-4.80pt">
        <style:tab-stops>
          <style:tab-stop style:position="39.70pt"/>
          <style:tab-stop style:position="39471.00pt"/>
        </style:tab-stops>
      </style:paragraph-properties>
    </style:style>
    <style:style style:name="P757" style:family="paragraph">
      <style:paragraph-properties fo:line-height="100.00%" fo:text-align="left" fo:margin-left="4.80pt" fo:text-indent="-4.80pt">
        <style:tab-stops>
          <style:tab-stop style:position="39.70pt"/>
          <style:tab-stop style:position="39471.00pt"/>
        </style:tab-stops>
      </style:paragraph-properties>
    </style:style>
    <style:style style:name="P75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759" style:family="paragraph">
      <style:paragraph-properties fo:line-height="100.00%" fo:text-align="left" fo:margin-left="4.80pt" fo:text-indent="-4.80pt">
        <style:tab-stops>
          <style:tab-stop style:position="39.70pt"/>
          <style:tab-stop style:position="39471.00pt"/>
        </style:tab-stops>
      </style:paragraph-properties>
    </style:style>
    <style:style style:name="P760" style:family="paragraph">
      <style:paragraph-properties fo:line-height="115.00%" fo:text-align="left" fo:margin-left="31.50pt" fo:text-indent="0.00pt"/>
    </style:style>
    <style:style style:name="P761" style:family="paragraph">
      <style:paragraph-properties fo:line-height="100.00%" fo:text-align="left" fo:margin-left="21.00pt" fo:text-indent="0.00pt" fo:margin-right="384.75pt"/>
    </style:style>
    <style:style style:name="P762" style:family="paragraph">
      <style:paragraph-properties fo:line-height="100.00%" fo:text-align="left" fo:margin-left="38.75pt" fo:text-indent="-17.80pt" fo:margin-right="313.45pt" fo:margin-top="0.25pt"/>
    </style:style>
    <style:style style:name="P763" style:family="paragraph">
      <style:paragraph-properties fo:line-height="100.00%" fo:text-align="left" fo:margin-left="74.25pt" fo:text-indent="-17.80pt" fo:margin-right="344.60pt" fo:margin-top="3.10pt"/>
    </style:style>
    <style:style style:name="P764" style:family="paragraph">
      <style:paragraph-properties fo:line-height="100.00%" fo:text-align="left" fo:margin-left="20.95pt" fo:text-indent="53.25pt" fo:margin-right="344.60pt" fo:margin-top="1.85pt"/>
    </style:style>
    <style:style style:name="P765" style:family="paragraph">
      <style:paragraph-properties fo:line-height="100.00%" fo:text-align="left" fo:margin-left="38.75pt" fo:text-indent="0.00pt"/>
    </style:style>
    <style:style style:name="P766" style:family="paragraph">
      <style:paragraph-properties fo:line-height="100.00%" fo:text-align="left" fo:margin-bottom="8.00pt"/>
    </style:style>
    <style:style style:name="P767" style:family="paragraph">
      <style:paragraph-properties fo:line-height="100.00%" fo:text-align="left" fo:margin-left="31.50pt" fo:text-indent="0.00pt" fo:margin-bottom="6.00pt"/>
    </style:style>
    <style:style style:name="P768" style:family="paragraph">
      <style:paragraph-properties fo:line-height="100.00%" fo:text-align="left" fo:margin-left="31.50pt" fo:text-indent="0.00pt" fo:margin-top="5.00pt" fo:margin-bottom="5.00pt"/>
    </style:style>
    <style:style style:name="P769" style:family="paragraph">
      <style:paragraph-properties fo:line-height="100.00%" fo:text-align="left" fo:margin-bottom="8.00pt"/>
    </style:style>
    <style:style style:name="P770" style:family="paragraph">
      <style:paragraph-properties fo:line-height="100.00%" fo:text-align="left" fo:margin-top="5.00pt" fo:margin-bottom="5.00pt"/>
    </style:style>
    <style:style style:name="P771" style:family="paragraph">
      <style:paragraph-properties fo:line-height="100.00%" fo:text-align="center" fo:margin-left="31.50pt" fo:text-indent="0.00pt" fo:margin-top="5.00pt" fo:margin-bottom="5.00pt"/>
    </style:style>
    <style:style style:name="P772" style:family="paragraph">
      <style:paragraph-properties fo:line-height="100.00%" fo:text-align="left" fo:margin-bottom="6.00pt"/>
    </style:style>
    <style:style style:name="P773" style:family="paragraph">
      <style:paragraph-properties fo:line-height="100.00%" fo:text-align="left" fo:margin-left="31.50pt" fo:text-indent="0.00pt" fo:margin-bottom="6.00pt"/>
    </style:style>
    <style:style style:name="P774" style:family="paragraph">
      <style:paragraph-properties fo:line-height="100.00%" fo:text-align="left" fo:margin-left="21.00pt" fo:text-indent="0.00pt" fo:margin-right="305.00pt" fo:margin-top="7.05pt"/>
    </style:style>
    <style:style style:name="P775" style:family="paragraph">
      <style:paragraph-properties fo:line-height="100.00%" fo:text-align="left"/>
    </style:style>
    <style:style style:name="P776" style:family="paragraph">
      <style:paragraph-properties fo:line-height="100.00%" fo:text-align="left" fo:margin-bottom="8.00pt"/>
    </style:style>
    <style:style style:name="P777" style:family="paragraph">
      <style:paragraph-properties fo:line-height="100.00%" fo:text-align="left" fo:margin-left="31.50pt" fo:text-indent="0.00pt" fo:margin-top="5.00pt" fo:margin-bottom="5.00pt"/>
    </style:style>
    <style:style style:name="P778" style:family="paragraph">
      <style:paragraph-properties fo:line-height="100.00%" fo:text-align="left" fo:margin-bottom="8.00pt"/>
    </style:style>
    <style:style style:name="P779" style:family="paragraph">
      <style:paragraph-properties fo:line-height="100.00%" fo:text-align="left" fo:margin-top="5.00pt" fo:margin-bottom="5.00pt"/>
    </style:style>
    <style:style style:name="P780" style:family="paragraph">
      <style:paragraph-properties fo:line-height="100.00%" fo:text-align="center" fo:margin-left="31.50pt" fo:text-indent="0.00pt" fo:margin-top="5.00pt" fo:margin-bottom="5.00pt"/>
    </style:style>
    <style:style style:name="P781" style:family="paragraph">
      <style:paragraph-properties fo:line-height="100.00%" fo:text-align="justify" fo:margin-bottom="6.00pt"/>
    </style:style>
    <style:style style:name="P782" style:family="paragraph">
      <style:paragraph-properties fo:line-height="100.00%" fo:text-align="left" fo:margin-bottom="6.00pt"/>
    </style:style>
    <style:style style:name="P783" style:family="paragraph">
      <style:paragraph-properties fo:line-height="100.00%" fo:text-align="left" fo:margin-left="31.50pt" fo:text-indent="0.00pt" fo:margin-bottom="6.00pt"/>
    </style:style>
    <style:style style:name="P784" style:family="paragraph">
      <style:paragraph-properties fo:line-height="100.00%" fo:text-align="left" fo:margin-left="21.00pt" fo:text-indent="0.00pt" fo:margin-top="4.35pt"/>
    </style:style>
    <style:style style:name="P785" style:family="paragraph">
      <style:paragraph-properties fo:line-height="100.00%" fo:text-align="left" fo:margin-left="21.00pt" fo:text-indent="0.00pt" fo:margin-top="9.55pt"/>
    </style:style>
    <style:style style:name="P786" style:family="paragraph">
      <style:paragraph-properties fo:line-height="100.00%" fo:text-align="right" fo:margin-left="23.00pt" fo:text-indent="19.20pt" fo:margin-right="407.70pt" fo:margin-top="11.70pt"/>
    </style:style>
    <style:style style:name="P787" style:family="paragraph">
      <style:paragraph-properties fo:line-height="100.00%" fo:text-align="left" fo:margin-left="21.00pt" fo:text-indent="0.00pt" fo:margin-top="1.00pt"/>
    </style:style>
    <style:style style:name="P788" style:family="paragraph">
      <style:paragraph-properties fo:line-height="100.00%" fo:text-align="left" fo:margin-left="43.20pt" fo:text-indent="0.00pt" fo:margin-top="5.70pt"/>
    </style:style>
    <style:style style:name="P789" style:family="paragraph">
      <style:paragraph-properties fo:line-height="100.00%" fo:text-align="left" fo:margin-left="43.20pt" fo:text-indent="0.00pt" fo:margin-top="9.35pt"/>
    </style:style>
    <style:style style:name="P790" style:family="paragraph">
      <style:paragraph-properties fo:line-height="100.00%" fo:text-align="left" fo:margin-left="60.95pt" fo:text-indent="-17.80pt" fo:margin-right="288.00pt" fo:margin-top="9.55pt"/>
    </style:style>
    <style:style style:name="P791" style:family="paragraph">
      <style:paragraph-properties fo:line-height="150.00%" fo:text-align="left" fo:margin-left="60.95pt" fo:text-indent="0.00pt" fo:margin-right="384.75pt" fo:margin-top="2.15pt"/>
    </style:style>
    <style:style style:name="P792" style:family="paragraph">
      <style:paragraph-properties fo:line-height="100.00%" fo:text-align="left" fo:margin-left="44.85pt" fo:text-indent="0.00pt" fo:margin-top="1.05pt"/>
    </style:style>
    <style:style style:name="P793" style:family="paragraph">
      <style:paragraph-properties fo:line-height="100.00%" fo:text-align="left" fo:margin-left="31.50pt" fo:text-indent="0.00pt" fo:margin-top="5.00pt" fo:margin-bottom="5.00pt"/>
    </style:style>
    <style:style style:name="P794" style:family="paragraph">
      <style:paragraph-properties fo:line-height="100.00%" fo:text-align="left" fo:margin-bottom="8.00pt"/>
    </style:style>
    <style:style style:name="P795" style:family="paragraph">
      <style:paragraph-properties fo:line-height="100.00%" fo:text-align="left" fo:margin-top="5.00pt" fo:margin-bottom="5.00pt"/>
    </style:style>
    <style:style style:name="P796" style:family="paragraph">
      <style:paragraph-properties fo:line-height="100.00%" fo:text-align="center" fo:margin-left="31.50pt" fo:text-indent="0.00pt" fo:margin-top="5.00pt" fo:margin-bottom="5.00pt"/>
    </style:style>
    <style:style style:name="P797" style:family="paragraph">
      <style:paragraph-properties fo:line-height="100.00%" fo:text-align="left" fo:margin-left="31.50pt" fo:text-indent="0.00pt" fo:margin-bottom="6.00pt"/>
    </style:style>
    <style:style style:name="P798" style:family="paragraph">
      <style:paragraph-properties fo:line-height="100.00%" fo:text-align="left" fo:margin-left="0.50pt" fo:text-indent="-0.50pt">
        <style:tab-stops>
          <style:tab-stop style:position="32.95pt"/>
          <style:tab-stop style:position="-0.50pt"/>
        </style:tab-stops>
      </style:paragraph-properties>
    </style:style>
    <style:style style:name="P799" style:family="paragraph">
      <style:paragraph-properties fo:line-height="100.00%" fo:text-align="left" fo:margin-bottom="6.00pt"/>
    </style:style>
    <style:style style:name="P800" style:family="paragraph">
      <style:paragraph-properties fo:line-height="100.00%" fo:text-align="left" fo:margin-left="0.50pt" fo:text-indent="-0.50pt">
        <style:tab-stops>
          <style:tab-stop style:position="32.95pt"/>
          <style:tab-stop style:position="-0.50pt"/>
        </style:tab-stops>
      </style:paragraph-properties>
    </style:style>
    <style:style style:name="P801" style:family="paragraph">
      <style:paragraph-properties fo:line-height="100.00%" fo:text-align="left" fo:margin-left="0.50pt" fo:text-indent="-0.50pt">
        <style:tab-stops>
          <style:tab-stop style:position="32.95pt"/>
          <style:tab-stop style:position="-0.50pt"/>
        </style:tab-stops>
      </style:paragraph-properties>
    </style:style>
    <style:style style:name="P802" style:family="paragraph">
      <style:paragraph-properties fo:line-height="100.00%" fo:text-align="left" fo:margin-bottom="6.00pt"/>
    </style:style>
    <style:style style:name="P803" style:family="paragraph">
      <style:paragraph-properties fo:line-height="100.00%" fo:text-align="left" fo:margin-left="0.50pt" fo:text-indent="-0.50pt">
        <style:tab-stops>
          <style:tab-stop style:position="32.95pt"/>
          <style:tab-stop style:position="-0.50pt"/>
        </style:tab-stops>
      </style:paragraph-properties>
    </style:style>
    <style:style style:name="P804" style:family="paragraph">
      <style:paragraph-properties fo:line-height="100.00%" fo:text-align="left" fo:margin-bottom="6.00pt"/>
    </style:style>
    <style:style style:name="P805" style:family="paragraph">
      <style:paragraph-properties fo:line-height="100.00%" fo:text-align="left" fo:margin-left="0.50pt" fo:text-indent="-0.50pt">
        <style:tab-stops>
          <style:tab-stop style:position="32.95pt"/>
          <style:tab-stop style:position="-0.50pt"/>
        </style:tab-stops>
      </style:paragraph-properties>
    </style:style>
    <style:style style:name="P806" style:family="paragraph">
      <style:paragraph-properties fo:line-height="100.00%" fo:text-align="justify" fo:margin-bottom="6.00pt"/>
    </style:style>
    <style:style style:name="P807" style:family="paragraph">
      <style:paragraph-properties fo:line-height="100.00%" fo:text-align="left" fo:margin-left="21.00pt" fo:text-indent="0.00pt" fo:margin-top="2.30pt"/>
    </style:style>
    <style:style style:name="P808" style:family="paragraph">
      <style:paragraph-properties fo:line-height="100.00%" fo:text-align="left" fo:margin-left="21.00pt" fo:text-indent="0.00pt" fo:margin-top="9.55pt"/>
    </style:style>
    <style:style style:name="P809" style:family="paragraph">
      <style:paragraph-properties fo:line-height="100.00%" fo:text-align="left" fo:margin-left="38.75pt" fo:text-indent="0.00pt" fo:margin-right="352.85pt" fo:margin-top="11.70pt"/>
    </style:style>
    <style:style style:name="P810" style:family="paragraph">
      <style:paragraph-properties fo:line-height="100.00%" fo:text-align="left" fo:margin-left="38.75pt" fo:text-indent="0.00pt" fo:margin-top="0.95pt"/>
    </style:style>
    <style:style style:name="P811" style:family="paragraph">
      <style:paragraph-properties fo:line-height="100.00%" fo:text-align="left" fo:margin-left="56.50pt" fo:text-indent="-17.80pt" fo:margin-right="371.45pt" fo:margin-top="7.85pt"/>
    </style:style>
    <style:style style:name="P812" style:family="paragraph">
      <style:paragraph-properties fo:line-height="100.00%" fo:text-align="left" fo:margin-left="56.50pt" fo:text-indent="0.00pt" fo:margin-right="305.00pt" fo:margin-top="0.70pt"/>
    </style:style>
    <style:style style:name="P813" style:family="paragraph">
      <style:paragraph-properties fo:line-height="100.00%" fo:text-align="left" fo:margin-left="38.75pt" fo:text-indent="17.75pt" fo:margin-right="384.75pt" fo:margin-top="3.50pt"/>
    </style:style>
    <style:style style:name="P814" style:family="paragraph">
      <style:paragraph-properties fo:line-height="100.00%" fo:text-align="left" fo:margin-left="38.75pt" fo:text-indent="17.75pt"/>
    </style:style>
    <style:style style:name="P815" style:family="paragraph">
      <style:paragraph-properties fo:line-height="100.00%" fo:text-align="left" fo:margin-left="38.75pt" fo:text-indent="0.00pt" fo:margin-top="10.80pt"/>
    </style:style>
    <style:style style:name="P816" style:family="paragraph">
      <style:paragraph-properties fo:line-height="100.00%" fo:text-align="left" fo:margin-left="56.50pt" fo:text-indent="0.00pt" fo:margin-top="8.70pt"/>
    </style:style>
    <style:style style:name="P817" style:family="paragraph">
      <style:paragraph-properties fo:line-height="100.00%" fo:text-align="center" fo:margin-left="20.30pt" fo:text-indent="0.00pt" fo:margin-right="359.05pt" fo:margin-top="10.05pt"/>
    </style:style>
    <style:style style:name="P818" style:family="paragraph">
      <style:paragraph-properties fo:line-height="100.00%" fo:text-align="left" fo:margin-left="20.95pt" fo:text-indent="17.75pt" fo:margin-right="364.55pt" fo:margin-top="5.85pt"/>
    </style:style>
    <style:style style:name="P819" style:family="paragraph">
      <style:paragraph-properties fo:line-height="100.00%" fo:text-align="left" fo:margin-left="38.75pt" fo:text-indent="0.00pt" fo:margin-top="4.20pt"/>
    </style:style>
    <style:style style:name="P820" style:family="paragraph">
      <style:paragraph-properties fo:line-height="100.00%" fo:text-align="left"/>
    </style:style>
    <style:style style:name="P821" style:family="paragraph">
      <style:paragraph-properties fo:line-height="100.00%" fo:text-align="justify" fo:margin-bottom="6.00pt"/>
    </style:style>
    <style:style style:name="P822" style:family="paragraph">
      <style:paragraph-properties fo:line-height="100.00%" fo:text-align="left" fo:margin-left="31.50pt" fo:text-indent="0.00pt" fo:margin-top="5.00pt" fo:margin-bottom="5.00pt"/>
    </style:style>
    <style:style style:name="P823" style:family="paragraph">
      <style:paragraph-properties fo:line-height="100.00%" fo:text-align="left" fo:margin-bottom="8.00pt"/>
    </style:style>
    <style:style style:name="P824" style:family="paragraph">
      <style:paragraph-properties fo:line-height="100.00%" fo:text-align="left" fo:margin-left="31.50pt" fo:text-indent="0.00pt" fo:margin-top="5.00pt" fo:margin-bottom="5.00pt"/>
    </style:style>
    <style:style style:name="P825" style:family="paragraph">
      <style:paragraph-properties fo:line-height="100.00%" fo:text-align="left" fo:margin-bottom="8.00pt"/>
    </style:style>
    <style:style style:name="P826" style:family="paragraph">
      <style:paragraph-properties fo:line-height="100.00%" fo:text-align="left" fo:margin-top="5.00pt" fo:margin-bottom="5.00pt"/>
    </style:style>
    <style:style style:name="P827" style:family="paragraph">
      <style:paragraph-properties fo:line-height="100.00%" fo:text-align="center" fo:margin-left="31.50pt" fo:text-indent="0.00pt" fo:margin-top="5.00pt" fo:margin-bottom="5.00pt"/>
    </style:style>
    <style:style style:name="P828" style:family="paragraph">
      <style:paragraph-properties fo:line-height="100.00%" fo:text-align="left" fo:margin-bottom="6.00pt"/>
    </style:style>
    <style:style style:name="P829" style:family="paragraph">
      <style:paragraph-properties fo:line-height="100.00%" fo:text-align="left" fo:margin-left="31.50pt" fo:text-indent="0.00pt" fo:margin-bottom="6.00pt"/>
    </style:style>
    <style:style style:name="P830" style:family="paragraph">
      <style:paragraph-properties fo:line-height="100.00%" fo:text-align="left" fo:margin-left="31.50pt" fo:text-indent="0.00pt" fo:margin-bottom="8.00pt">
        <style:tab-stops>
          <style:tab-stop style:position="14.30pt"/>
          <style:tab-stop style:position="60.10pt"/>
          <style:tab-stop style:position="105.90pt"/>
          <style:tab-stop style:position="151.70pt"/>
          <style:tab-stop style:position="197.50pt"/>
          <style:tab-stop style:position="243.30pt"/>
          <style:tab-stop style:position="289.10pt"/>
          <style:tab-stop style:position="334.90pt"/>
          <style:tab-stop style:position="380.70pt"/>
          <style:tab-stop style:position="426.50pt"/>
          <style:tab-stop style:position="472.30pt"/>
          <style:tab-stop style:position="518.10pt"/>
          <style:tab-stop style:position="563.90pt"/>
          <style:tab-stop style:position="609.70pt"/>
          <style:tab-stop style:position="655.50pt"/>
          <style:tab-stop style:position="701.30pt"/>
        </style:tab-stops>
      </style:paragraph-properties>
    </style:style>
    <style:style style:name="P831" style:family="paragraph">
      <style:paragraph-properties fo:line-height="100.00%" fo:text-align="left" fo:margin-left="31.50pt" fo:text-indent="0.00pt" fo:margin-bottom="8.00pt"/>
    </style:style>
    <style:style style:name="P832" style:family="paragraph">
      <style:paragraph-properties fo:line-height="100.00%" fo:text-align="left" fo:margin-left="31.50pt" fo:text-indent="0.00pt" fo:margin-bottom="6.00pt"/>
    </style:style>
    <style:style style:name="P833" style:family="paragraph">
      <style:paragraph-properties fo:line-height="100.00%" fo:text-align="left" fo:margin-left="4.80pt" fo:text-indent="-4.80pt">
        <style:tab-stops>
          <style:tab-stop style:position="39.70pt"/>
          <style:tab-stop style:position="39471.00pt"/>
        </style:tab-stops>
      </style:paragraph-properties>
    </style:style>
    <style:style style:name="P834" style:family="paragraph">
      <style:paragraph-properties fo:line-height="100.00%" fo:text-align="left" fo:margin-bottom="12.00pt"/>
    </style:style>
    <style:style style:name="P835" style:family="paragraph">
      <style:paragraph-properties fo:line-height="100.00%" fo:text-align="left" fo:margin-left="4.80pt" fo:text-indent="-4.80pt">
        <style:tab-stops>
          <style:tab-stop style:position="39.70pt"/>
          <style:tab-stop style:position="39471.00pt"/>
        </style:tab-stops>
      </style:paragraph-properties>
    </style:style>
    <style:style style:name="P836" style:family="paragraph">
      <style:paragraph-properties fo:line-height="100.00%" fo:text-align="left" fo:margin-left="4.80pt" fo:text-indent="-4.80pt">
        <style:tab-stops>
          <style:tab-stop style:position="39.70pt"/>
          <style:tab-stop style:position="39471.00pt"/>
        </style:tab-stops>
      </style:paragraph-properties>
    </style:style>
    <style:style style:name="P837"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838" style:family="paragraph">
      <style:paragraph-properties fo:line-height="100.00%" fo:text-align="left" fo:margin-left="4.80pt" fo:text-indent="-4.80pt">
        <style:tab-stops>
          <style:tab-stop style:position="39.70pt"/>
          <style:tab-stop style:position="39471.00pt"/>
        </style:tab-stops>
      </style:paragraph-properties>
    </style:style>
    <style:style style:name="P839" style:family="paragraph">
      <style:paragraph-properties fo:line-height="100.00%" fo:text-align="left" fo:margin-left="31.50pt" fo:text-indent="0.00pt" fo:margin-top="5.00pt" fo:margin-bottom="5.00pt"/>
    </style:style>
    <style:style style:name="P840" style:family="paragraph">
      <style:paragraph-properties fo:line-height="100.00%" fo:text-align="left" fo:margin-bottom="8.00pt"/>
    </style:style>
    <style:style style:name="P841" style:family="paragraph">
      <style:paragraph-properties fo:line-height="100.00%" fo:text-align="left" fo:margin-left="21.00pt" fo:text-indent="0.00pt" fo:margin-top="4.35pt"/>
    </style:style>
    <style:style style:name="P842" style:family="paragraph">
      <style:paragraph-properties fo:line-height="100.00%" fo:text-align="left" fo:margin-left="21.00pt" fo:text-indent="0.00pt" fo:margin-top="9.55pt"/>
    </style:style>
    <style:style style:name="P843" style:family="paragraph">
      <style:paragraph-properties fo:line-height="100.00%" fo:text-align="left" fo:margin-left="38.75pt" fo:text-indent="-17.80pt" fo:margin-right="288.00pt" fo:margin-top="11.70pt"/>
    </style:style>
    <style:style style:name="P844" style:family="paragraph">
      <style:paragraph-properties fo:line-height="100.00%" fo:text-align="left" fo:margin-left="20.95pt" fo:text-indent="0.00pt" fo:margin-right="2.20pt" fo:margin-top="0.95pt"/>
    </style:style>
    <style:style style:name="P845" style:family="paragraph">
      <style:paragraph-properties fo:line-height="100.00%" fo:text-align="left" fo:margin-bottom="8.00pt"/>
    </style:style>
    <style:style style:name="P846" style:family="paragraph">
      <style:paragraph-properties fo:line-height="100.00%" fo:text-align="left" fo:margin-left="31.50pt" fo:text-indent="0.00pt" fo:margin-top="5.00pt" fo:margin-bottom="5.00pt"/>
    </style:style>
    <style:style style:name="P847" style:family="paragraph">
      <style:paragraph-properties fo:line-height="100.00%" fo:text-align="left" fo:margin-bottom="8.00pt"/>
    </style:style>
    <style:style style:name="P848" style:family="paragraph">
      <style:paragraph-properties fo:line-height="100.00%" fo:text-align="left" fo:margin-top="5.00pt" fo:margin-bottom="5.00pt"/>
    </style:style>
    <style:style style:name="P849" style:family="paragraph">
      <style:paragraph-properties fo:line-height="100.00%" fo:text-align="center" fo:margin-left="31.50pt" fo:text-indent="0.00pt" fo:margin-top="5.00pt" fo:margin-bottom="5.00pt"/>
    </style:style>
    <style:style style:name="P850" style:family="paragraph">
      <style:paragraph-properties fo:line-height="100.00%" fo:text-align="justify"/>
    </style:style>
    <style:style style:name="P851" style:family="paragraph">
      <style:paragraph-properties fo:line-height="100.00%" fo:text-align="left" fo:margin-bottom="6.00pt"/>
    </style:style>
    <style:style style:name="P852" style:family="paragraph">
      <style:paragraph-properties fo:line-height="100.00%" fo:text-align="left" fo:margin-left="4.80pt" fo:text-indent="-4.80pt">
        <style:tab-stops>
          <style:tab-stop style:position="39.70pt"/>
          <style:tab-stop style:position="39471.00pt"/>
        </style:tab-stops>
      </style:paragraph-properties>
    </style:style>
    <style:style style:name="P853" style:family="paragraph">
      <style:paragraph-properties fo:line-height="100.00%" fo:text-align="left" fo:margin-bottom="12.00pt"/>
    </style:style>
    <style:style style:name="P854" style:family="paragraph">
      <style:paragraph-properties fo:line-height="100.00%" fo:text-align="left" fo:margin-left="4.80pt" fo:text-indent="-4.80pt">
        <style:tab-stops>
          <style:tab-stop style:position="39.70pt"/>
          <style:tab-stop style:position="39471.00pt"/>
        </style:tab-stops>
      </style:paragraph-properties>
    </style:style>
    <style:style style:name="P855" style:family="paragraph">
      <style:paragraph-properties fo:line-height="100.00%" fo:text-align="left" fo:margin-left="4.80pt" fo:text-indent="-4.80pt">
        <style:tab-stops>
          <style:tab-stop style:position="39.70pt"/>
          <style:tab-stop style:position="39471.00pt"/>
        </style:tab-stops>
      </style:paragraph-properties>
    </style:style>
    <style:style style:name="P85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857" style:family="paragraph">
      <style:paragraph-properties fo:line-height="100.00%" fo:text-align="left" fo:margin-left="4.80pt" fo:text-indent="-4.80pt">
        <style:tab-stops>
          <style:tab-stop style:position="39.70pt"/>
          <style:tab-stop style:position="39471.00pt"/>
        </style:tab-stops>
      </style:paragraph-properties>
    </style:style>
    <style:style style:name="P858" style:family="paragraph">
      <style:paragraph-properties fo:line-height="100.00%" fo:text-align="left" fo:margin-left="4.80pt" fo:text-indent="-4.80pt">
        <style:tab-stops>
          <style:tab-stop style:position="39.70pt"/>
          <style:tab-stop style:position="39471.00pt"/>
        </style:tab-stops>
      </style:paragraph-properties>
    </style:style>
    <style:style style:name="P85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860" style:family="paragraph">
      <style:paragraph-properties fo:line-height="100.00%" fo:text-align="left" fo:margin-left="4.80pt" fo:text-indent="-4.80pt">
        <style:tab-stops>
          <style:tab-stop style:position="39.70pt"/>
          <style:tab-stop style:position="39471.00pt"/>
        </style:tab-stops>
      </style:paragraph-properties>
    </style:style>
    <style:style style:name="P861" style:family="paragraph">
      <style:paragraph-properties fo:line-height="100.00%" fo:text-align="left" fo:margin-left="21.00pt" fo:text-indent="0.00pt" fo:margin-right="384.75pt"/>
    </style:style>
    <style:style style:name="P862" style:family="paragraph">
      <style:paragraph-properties fo:line-height="100.00%" fo:text-align="left" fo:margin-left="21.00pt" fo:text-indent="0.00pt" fo:margin-right="406.25pt" fo:margin-top="4.65pt"/>
    </style:style>
    <style:style style:name="P863" style:family="paragraph">
      <style:paragraph-properties fo:line-height="100.00%" fo:text-align="left" fo:margin-left="36.60pt" fo:text-indent="-15.60pt" fo:margin-right="361.45pt" fo:margin-top="3.15pt"/>
    </style:style>
    <style:style style:name="P864" style:family="paragraph">
      <style:paragraph-properties fo:line-height="100.00%" fo:text-align="left" fo:margin-left="52.20pt" fo:text-indent="0.00pt" fo:margin-right="335.70pt" fo:margin-top="1.55pt"/>
    </style:style>
    <style:style style:name="P865" style:family="paragraph">
      <style:paragraph-properties fo:line-height="100.00%" fo:text-align="left" fo:margin-left="21.00pt" fo:text-indent="0.00pt" fo:margin-top="4.75pt"/>
    </style:style>
    <style:style style:name="P866" style:family="paragraph">
      <style:paragraph-properties fo:line-height="100.00%" fo:text-align="left" fo:margin-bottom="8.00pt"/>
    </style:style>
    <style:style style:name="P867" style:family="paragraph">
      <style:paragraph-properties fo:line-height="100.00%" fo:text-align="left" fo:margin-left="31.50pt" fo:text-indent="0.00pt" fo:margin-top="5.00pt" fo:margin-bottom="5.00pt"/>
    </style:style>
    <style:style style:name="P868" style:family="paragraph">
      <style:paragraph-properties fo:line-height="100.00%" fo:text-align="left" fo:margin-bottom="8.00pt"/>
    </style:style>
    <style:style style:name="P869" style:family="paragraph">
      <style:paragraph-properties fo:line-height="100.00%" fo:text-align="left" fo:margin-top="5.00pt" fo:margin-bottom="5.00pt"/>
    </style:style>
    <style:style style:name="P870" style:family="paragraph">
      <style:paragraph-properties fo:line-height="100.00%" fo:text-align="center" fo:margin-left="31.50pt" fo:text-indent="0.00pt" fo:margin-top="5.00pt" fo:margin-bottom="5.00pt"/>
    </style:style>
    <style:style style:name="P871" style:family="paragraph">
      <style:paragraph-properties fo:line-height="100.00%" fo:text-align="justify" fo:margin-bottom="6.00pt"/>
    </style:style>
    <style:style style:name="P872" style:family="paragraph">
      <style:paragraph-properties fo:line-height="100.00%" fo:text-align="left" fo:margin-left="20.95pt" fo:text-indent="0.00pt" fo:margin-right="374.60pt" fo:margin-top="5.95pt"/>
    </style:style>
    <style:style style:name="P873" style:family="paragraph">
      <style:paragraph-properties fo:line-height="100.00%" fo:text-align="left" fo:margin-left="21.00pt" fo:text-indent="0.00pt" fo:margin-top="1.25pt"/>
    </style:style>
    <style:style style:name="P874" style:family="paragraph">
      <style:paragraph-properties fo:line-height="100.00%" fo:text-align="left" fo:margin-left="21.00pt" fo:text-indent="0.00pt" fo:margin-top="6.10pt"/>
    </style:style>
    <style:style style:name="P875" style:family="paragraph">
      <style:paragraph-properties fo:line-height="100.00%" fo:text-align="left" fo:margin-left="21.00pt" fo:text-indent="0.00pt" fo:margin-top="8.35pt"/>
    </style:style>
    <style:style style:name="P876" style:family="paragraph">
      <style:paragraph-properties fo:line-height="100.00%" fo:text-align="left" fo:margin-left="21.00pt" fo:text-indent="0.00pt" fo:margin-right="432.65pt" fo:margin-top="3.55pt"/>
    </style:style>
    <style:style style:name="P877" style:family="paragraph">
      <style:paragraph-properties fo:line-height="100.00%" fo:text-align="left" fo:margin-left="21.00pt" fo:text-indent="0.00pt" fo:margin-right="393.95pt"/>
    </style:style>
    <style:style style:name="P878" style:family="paragraph">
      <style:paragraph-properties fo:line-height="100.00%" fo:text-align="left" fo:margin-left="21.00pt" fo:text-indent="0.00pt" fo:margin-top="2.40pt"/>
    </style:style>
    <style:style style:name="P879" style:family="paragraph">
      <style:paragraph-properties fo:line-height="100.00%" fo:text-align="left" fo:margin-left="21.00pt" fo:text-indent="0.00pt" fo:margin-top="6.00pt"/>
    </style:style>
    <style:style style:name="P880" style:family="paragraph">
      <style:paragraph-properties fo:line-height="100.00%" fo:text-align="left" fo:margin-top="0.55pt"/>
    </style:style>
    <style:style style:name="P881" style:family="paragraph">
      <style:paragraph-properties fo:line-height="100.00%" fo:text-align="left" fo:margin-left="21.00pt" fo:text-indent="0.00pt" fo:margin-right="384.75pt"/>
    </style:style>
    <style:style style:name="P882" style:family="paragraph">
      <style:paragraph-properties fo:line-height="100.00%" fo:text-align="left" fo:margin-left="21.00pt" fo:text-indent="0.00pt" fo:margin-right="432.65pt" fo:margin-top="0.10pt"/>
    </style:style>
    <style:style style:name="P883" style:family="paragraph">
      <style:paragraph-properties fo:line-height="100.00%" fo:text-align="justify" fo:margin-left="46.55pt" fo:text-indent="-12.60pt" fo:margin-right="417.70pt" fo:margin-top="2.40pt"/>
    </style:style>
    <style:style style:name="P884" style:family="paragraph">
      <style:paragraph-properties fo:line-height="100.00%" fo:text-align="left" fo:margin-left="21.00pt" fo:text-indent="0.00pt" fo:margin-top="3.55pt"/>
    </style:style>
    <style:style style:name="P885" style:family="paragraph">
      <style:paragraph-properties fo:line-height="100.00%" fo:text-align="left" fo:margin-left="21.00pt" fo:text-indent="12.95pt" fo:margin-right="406.25pt" fo:margin-top="3.70pt"/>
    </style:style>
    <style:style style:name="P886" style:family="paragraph">
      <style:paragraph-properties fo:line-height="100.00%" fo:text-align="left" fo:margin-left="33.95pt" fo:text-indent="0.00pt" fo:margin-top="2.25pt"/>
    </style:style>
    <style:style style:name="P887" style:family="paragraph">
      <style:paragraph-properties fo:line-height="100.00%" fo:text-align="left"/>
    </style:style>
    <style:style style:name="P888" style:family="paragraph">
      <style:paragraph-properties fo:line-height="100.00%" fo:text-align="left" fo:margin-bottom="8.00pt"/>
    </style:style>
    <style:style style:name="P889" style:family="paragraph">
      <style:paragraph-properties fo:line-height="100.00%" fo:text-align="left" fo:margin-left="31.50pt" fo:text-indent="0.00pt" fo:margin-top="5.00pt" fo:margin-bottom="5.00pt"/>
    </style:style>
    <style:style style:name="P890" style:family="paragraph">
      <style:paragraph-properties fo:line-height="100.00%" fo:text-align="left" fo:margin-bottom="8.00pt"/>
    </style:style>
    <style:style style:name="P891" style:family="paragraph">
      <style:paragraph-properties fo:line-height="100.00%" fo:text-align="left" fo:margin-top="5.00pt" fo:margin-bottom="5.00pt"/>
    </style:style>
    <style:style style:name="P892" style:family="paragraph">
      <style:paragraph-properties fo:line-height="100.00%" fo:text-align="center" fo:margin-left="31.50pt" fo:text-indent="0.00pt" fo:margin-top="5.00pt" fo:margin-bottom="5.00pt"/>
    </style:style>
    <style:style style:name="P893" style:family="paragraph">
      <style:paragraph-properties fo:line-height="100.00%" fo:text-align="justify" fo:margin-bottom="6.00pt"/>
    </style:style>
    <style:style style:name="P894" style:family="paragraph">
      <style:paragraph-properties fo:line-height="100.00%" fo:text-align="left" fo:margin-left="31.50pt" fo:text-indent="0.00pt" fo:margin-bottom="6.00pt"/>
    </style:style>
    <style:style style:name="P895" style:family="paragraph">
      <style:paragraph-properties fo:line-height="100.00%" fo:text-align="left" fo:margin-left="4.80pt" fo:text-indent="-4.80pt">
        <style:tab-stops>
          <style:tab-stop style:position="38.25pt"/>
          <style:tab-stop style:position="39471.00pt"/>
        </style:tab-stops>
      </style:paragraph-properties>
    </style:style>
    <style:style style:name="P896" style:family="paragraph">
      <style:paragraph-properties fo:line-height="100.00%" fo:text-align="left" fo:margin-bottom="12.00pt"/>
    </style:style>
    <style:style style:name="P897" style:family="paragraph">
      <style:paragraph-properties fo:line-height="100.00%" fo:text-align="left" fo:margin-left="4.80pt" fo:text-indent="-4.80pt">
        <style:tab-stops>
          <style:tab-stop style:position="38.25pt"/>
          <style:tab-stop style:position="39471.00pt"/>
        </style:tab-stops>
      </style:paragraph-properties>
    </style:style>
    <style:style style:name="P898" style:family="paragraph">
      <style:paragraph-properties fo:line-height="100.00%" fo:text-align="left" fo:margin-left="4.80pt" fo:text-indent="-4.80pt">
        <style:tab-stops>
          <style:tab-stop style:position="38.25pt"/>
          <style:tab-stop style:position="39471.00pt"/>
        </style:tab-stops>
      </style:paragraph-properties>
    </style:style>
    <style:style style:name="P899" style:family="paragraph">
      <style:paragraph-properties fo:line-height="100.00%" fo:text-align="left" fo:margin-bottom="8.00p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900" style:family="paragraph">
      <style:paragraph-properties fo:line-height="100.00%" fo:text-align="left" fo:margin-left="4.80pt" fo:text-indent="-4.80pt">
        <style:tab-stops>
          <style:tab-stop style:position="38.25pt"/>
          <style:tab-stop style:position="39471.00pt"/>
        </style:tab-stops>
      </style:paragraph-properties>
    </style:style>
    <style:style style:name="P901" style:family="paragraph">
      <style:paragraph-properties fo:line-height="100.00%" fo:text-align="left"/>
    </style:style>
    <style:style style:name="P902" style:family="paragraph">
      <style:paragraph-properties fo:line-height="100.00%" fo:text-align="left" fo:margin-bottom="8.00pt"/>
    </style:style>
    <style:style style:name="P903" style:family="paragraph">
      <style:paragraph-properties fo:line-height="100.00%" fo:text-align="left" fo:margin-left="52.55pt" fo:text-indent="0.00pt" fo:margin-right="327.00pt" fo:margin-top="1.35pt"/>
    </style:style>
    <style:style style:name="P904" style:family="paragraph">
      <style:paragraph-properties fo:line-height="100.00%" fo:text-align="left" fo:margin-left="70.30pt" fo:text-indent="-17.80pt" fo:margin-right="288.00pt"/>
    </style:style>
    <style:style style:name="P905" style:family="paragraph">
      <style:paragraph-properties fo:line-height="100.00%" fo:text-align="left" fo:margin-left="88.05pt" fo:text-indent="0.00pt" fo:margin-right="327.00pt" fo:margin-top="0.35pt"/>
    </style:style>
    <style:style style:name="P906" style:family="paragraph">
      <style:paragraph-properties fo:line-height="100.00%" fo:text-align="left" fo:margin-top="0.40pt"/>
    </style:style>
    <style:style style:name="P907" style:family="paragraph">
      <style:paragraph-properties fo:line-height="100.00%" fo:text-align="left" fo:margin-left="70.30pt" fo:text-indent="-17.80pt" fo:margin-right="288.00pt"/>
    </style:style>
    <style:style style:name="P908" style:family="paragraph">
      <style:paragraph-properties fo:line-height="100.00%" fo:text-align="left" fo:margin-left="52.55pt" fo:text-indent="0.00pt" fo:margin-top="1.15pt"/>
    </style:style>
    <style:style style:name="P909" style:family="paragraph">
      <style:paragraph-properties fo:line-height="100.00%" fo:text-align="left" fo:margin-left="70.30pt" fo:text-indent="0.00pt"/>
    </style:style>
    <style:style style:name="P910" style:family="paragraph">
      <style:paragraph-properties fo:line-height="100.00%" fo:text-align="left"/>
    </style:style>
    <style:style style:name="P911" style:family="paragraph">
      <style:paragraph-properties fo:line-height="100.00%" fo:text-align="left" fo:margin-bottom="8.00pt"/>
    </style:style>
    <style:style style:name="P912" style:family="paragraph">
      <style:paragraph-properties fo:line-height="100.00%" fo:text-align="left" fo:margin-left="72.00pt" fo:text-indent="36.00pt"/>
    </style:style>
    <style:style style:name="P913" style:family="paragraph">
      <style:paragraph-properties fo:line-height="100.00%" fo:text-align="center"/>
    </style:style>
    <style:style style:name="P914" style:family="paragraph">
      <style:paragraph-properties fo:line-height="100.00%" fo:text-align="left" fo:margin-bottom="8.00pt"/>
    </style:style>
    <style:style style:name="P915" style:family="paragraph">
      <style:paragraph-properties fo:line-height="100.00%" fo:text-align="left" fo:margin-top="5.00pt" fo:margin-bottom="5.00pt"/>
    </style:style>
    <style:style style:name="P916" style:family="paragraph">
      <style:paragraph-properties fo:line-height="100.00%" fo:text-align="center" fo:margin-left="36.00pt" fo:text-indent="0.00pt"/>
    </style:style>
    <style:style style:name="P917" style:family="paragraph">
      <style:paragraph-properties fo:line-height="100.00%" fo:text-align="justify" fo:margin-bottom="6.00pt"/>
    </style:style>
    <style:style style:name="P918" style:family="paragraph">
      <style:paragraph-properties fo:line-height="100.00%" fo:text-align="left"/>
    </style:style>
    <style:style style:name="P919" style:family="paragraph">
      <style:paragraph-properties fo:line-height="100.00%" fo:text-align="left" fo:margin-left="36.00pt" fo:text-indent="0.00pt"/>
    </style:style>
    <style:style style:name="P920" style:family="paragraph">
      <style:paragraph-properties fo:line-height="100.00%" fo:text-align="left" fo:margin-left="4.80pt" fo:text-indent="-4.80pt">
        <style:tab-stops>
          <style:tab-stop style:position="56.25pt"/>
          <style:tab-stop style:position="39471.00pt"/>
        </style:tab-stops>
      </style:paragraph-properties>
    </style:style>
    <style:style style:name="P921" style:family="paragraph">
      <style:paragraph-properties fo:line-height="100.00%" fo:text-align="left" fo:margin-left="18.00pt" fo:text-indent="0.00pt"/>
    </style:style>
    <style:style style:name="P922" style:family="paragraph">
      <style:paragraph-properties fo:line-height="100.00%" fo:text-align="left" fo:margin-left="4.80pt" fo:text-indent="-4.80pt">
        <style:tab-stops>
          <style:tab-stop style:position="56.25pt"/>
          <style:tab-stop style:position="39471.00pt"/>
        </style:tab-stops>
      </style:paragraph-properties>
    </style:style>
    <style:style style:name="P923" style:family="paragraph">
      <style:paragraph-properties fo:line-height="100.00%" fo:text-align="left" fo:margin-left="4.80pt" fo:text-indent="-4.80pt">
        <style:tab-stops>
          <style:tab-stop style:position="56.25pt"/>
          <style:tab-stop style:position="39471.00pt"/>
        </style:tab-stops>
      </style:paragraph-properties>
    </style:style>
    <style:style style:name="P924"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25" style:family="paragraph">
      <style:paragraph-properties fo:line-height="100.00%" fo:text-align="left" fo:margin-left="18.00pt" fo:text-indent="0.00pt"/>
    </style:style>
    <style:style style:name="P926"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27" style:family="paragraph">
      <style:paragraph-properties fo:line-height="100.00%" fo:text-align="left" fo:margin-left="4.80pt" fo:text-indent="-4.80pt">
        <style:tab-stops>
          <style:tab-stop style:position="56.25pt"/>
          <style:tab-stop style:position="39471.00pt"/>
        </style:tab-stops>
      </style:paragraph-properties>
    </style:style>
    <style:style style:name="P928" style:family="paragraph">
      <style:paragraph-properties fo:line-height="100.00%" fo:text-align="left" fo:margin-left="4.80pt" fo:text-indent="-4.80pt">
        <style:tab-stops>
          <style:tab-stop style:position="56.25pt"/>
          <style:tab-stop style:position="39471.00pt"/>
        </style:tab-stops>
      </style:paragraph-properties>
    </style:style>
    <style:style style:name="P929"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30" style:family="paragraph">
      <style:paragraph-properties fo:line-height="100.00%" fo:text-align="left" fo:margin-left="4.80pt" fo:text-indent="-4.80pt">
        <style:tab-stops>
          <style:tab-stop style:position="56.25pt"/>
          <style:tab-stop style:position="39471.00pt"/>
        </style:tab-stops>
      </style:paragraph-properties>
    </style:style>
    <style:style style:name="P931" style:family="paragraph">
      <style:paragraph-properties fo:line-height="100.00%" fo:text-align="left" fo:margin-top="5.00pt" fo:margin-bottom="5.00pt"/>
    </style:style>
    <style:style style:name="P932" style:family="paragraph">
      <style:paragraph-properties fo:line-height="100.00%" fo:text-align="center" fo:margin-left="36.00pt" fo:text-indent="0.00pt"/>
    </style:style>
    <style:style style:name="P933" style:family="paragraph">
      <style:paragraph-properties fo:line-height="100.00%" fo:text-align="justify" fo:margin-bottom="6.00pt"/>
    </style:style>
    <style:style style:name="P934" style:family="paragraph">
      <style:paragraph-properties fo:line-height="100.00%" fo:text-align="justify"/>
    </style:style>
    <style:style style:name="P935" style:family="paragraph">
      <style:paragraph-properties fo:line-height="100.00%" fo:text-align="left" fo:margin-left="36.00pt" fo:text-indent="0.00pt"/>
    </style:style>
    <style:style style:name="P936" style:family="paragraph">
      <style:paragraph-properties fo:line-height="100.00%" fo:text-align="left" fo:margin-left="4.80pt" fo:text-indent="-4.80pt">
        <style:tab-stops>
          <style:tab-stop style:position="56.25pt"/>
          <style:tab-stop style:position="39471.00pt"/>
        </style:tab-stops>
      </style:paragraph-properties>
    </style:style>
    <style:style style:name="P937" style:family="paragraph">
      <style:paragraph-properties fo:line-height="100.00%" fo:text-align="left" fo:margin-left="18.00pt" fo:text-indent="0.00pt"/>
    </style:style>
    <style:style style:name="P938" style:family="paragraph">
      <style:paragraph-properties fo:line-height="100.00%" fo:text-align="left" fo:margin-left="4.80pt" fo:text-indent="-4.80pt">
        <style:tab-stops>
          <style:tab-stop style:position="56.25pt"/>
          <style:tab-stop style:position="39471.00pt"/>
        </style:tab-stops>
      </style:paragraph-properties>
    </style:style>
    <style:style style:name="P939" style:family="paragraph">
      <style:paragraph-properties fo:line-height="100.00%" fo:text-align="left" fo:margin-left="4.80pt" fo:text-indent="-4.80pt">
        <style:tab-stops>
          <style:tab-stop style:position="56.25pt"/>
          <style:tab-stop style:position="39471.00pt"/>
        </style:tab-stops>
      </style:paragraph-properties>
    </style:style>
    <style:style style:name="P940"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41" style:family="paragraph">
      <style:paragraph-properties fo:line-height="100.00%" fo:text-align="left" fo:margin-left="18.00pt" fo:text-indent="0.00pt"/>
    </style:style>
    <style:style style:name="P942"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43" style:family="paragraph">
      <style:paragraph-properties fo:line-height="100.00%" fo:text-align="left" fo:margin-left="4.80pt" fo:text-indent="-4.80pt">
        <style:tab-stops>
          <style:tab-stop style:position="56.25pt"/>
          <style:tab-stop style:position="39471.00pt"/>
        </style:tab-stops>
      </style:paragraph-properties>
    </style:style>
    <style:style style:name="P944" style:family="paragraph">
      <style:paragraph-properties fo:line-height="100.00%" fo:text-align="left" fo:margin-left="4.80pt" fo:text-indent="-4.80pt">
        <style:tab-stops>
          <style:tab-stop style:position="56.25pt"/>
          <style:tab-stop style:position="39471.00pt"/>
        </style:tab-stops>
      </style:paragraph-properties>
    </style:style>
    <style:style style:name="P945"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46" style:family="paragraph">
      <style:paragraph-properties fo:line-height="100.00%" fo:text-align="left" fo:margin-left="18.00pt" fo:text-indent="0.00pt"/>
    </style:style>
    <style:style style:name="P947"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948" style:family="paragraph">
      <style:paragraph-properties fo:line-height="100.00%" fo:text-align="left" fo:margin-left="4.80pt" fo:text-indent="-4.80pt">
        <style:tab-stops>
          <style:tab-stop style:position="56.25pt"/>
          <style:tab-stop style:position="39471.00pt"/>
        </style:tab-stops>
      </style:paragraph-properties>
    </style:style>
    <style:style style:name="P949" style:family="paragraph">
      <style:paragraph-properties fo:line-height="100.00%" fo:text-align="left" fo:margin-left="36.00pt" fo:text-indent="0.00pt"/>
    </style:style>
    <style:style style:name="P950" style:family="paragraph">
      <style:paragraph-properties fo:line-height="100.00%" fo:text-align="left" fo:margin-left="21.00pt" fo:text-indent="0.00pt" fo:margin-right="390.95pt"/>
    </style:style>
    <style:style style:name="P951" style:family="paragraph">
      <style:paragraph-properties fo:line-height="100.00%" fo:text-align="left" fo:margin-left="34.40pt" fo:text-indent="0.00pt" fo:margin-right="384.75pt" fo:margin-top="0.15pt"/>
    </style:style>
    <style:style style:name="P952" style:family="paragraph">
      <style:paragraph-properties fo:line-height="100.00%" fo:text-align="left" fo:margin-left="47.75pt" fo:text-indent="-13.35pt" fo:margin-right="327.00pt" fo:margin-top="0.10pt"/>
    </style:style>
    <style:style style:name="P953" style:family="paragraph">
      <style:paragraph-properties fo:line-height="100.00%" fo:text-align="left" fo:margin-left="34.40pt" fo:text-indent="0.00pt" fo:margin-right="384.75pt" fo:margin-top="0.05pt"/>
    </style:style>
    <style:style style:name="P954" style:family="paragraph">
      <style:paragraph-properties fo:line-height="100.00%" fo:text-align="left" fo:margin-left="47.75pt" fo:text-indent="-13.35pt" fo:margin-right="352.85pt" fo:margin-top="2.50pt"/>
    </style:style>
    <style:style style:name="P955" style:family="paragraph">
      <style:paragraph-properties fo:line-height="100.00%" fo:text-align="left" fo:margin-left="71.60pt" fo:text-indent="-10.60pt" fo:margin-right="313.45pt" fo:margin-top="0.80pt"/>
    </style:style>
    <style:style style:name="P956" style:family="paragraph">
      <style:paragraph-properties fo:line-height="100.00%" fo:text-align="left" fo:margin-left="34.40pt" fo:text-indent="36.60pt"/>
    </style:style>
    <style:style style:name="P957" style:family="paragraph">
      <style:paragraph-properties fo:line-height="100.00%" fo:text-align="left" fo:margin-left="34.40pt" fo:text-indent="0.00pt" fo:margin-top="9.10pt"/>
    </style:style>
    <style:style style:name="P958" style:family="paragraph">
      <style:paragraph-properties fo:line-height="100.00%" fo:text-align="left" fo:margin-left="34.40pt" fo:text-indent="13.30pt" fo:margin-right="406.25pt" fo:margin-top="8.95pt"/>
    </style:style>
    <style:style style:name="P959" style:family="paragraph">
      <style:paragraph-properties fo:line-height="100.00%" fo:text-align="left" fo:margin-left="47.75pt" fo:text-indent="0.00pt" fo:margin-top="3.15pt"/>
    </style:style>
    <style:style style:name="P960" style:family="paragraph">
      <style:paragraph-properties fo:line-height="100.00%" fo:text-align="left" fo:margin-top="0.40pt"/>
    </style:style>
    <style:style style:name="P961" style:family="paragraph">
      <style:paragraph-properties fo:line-height="100.00%" fo:text-align="left" fo:margin-left="5.00pt" fo:text-indent="0.00pt"/>
    </style:style>
    <style:style style:name="P962" style:family="paragraph">
      <style:paragraph-properties fo:line-height="100.00%" fo:text-align="left" fo:margin-bottom="8.00pt"/>
    </style:style>
    <style:style style:name="P963" style:family="paragraph">
      <style:paragraph-properties fo:line-height="100.00%" fo:text-align="left" fo:margin-top="5.00pt" fo:margin-bottom="5.00pt"/>
    </style:style>
    <style:style style:name="P964" style:family="paragraph">
      <style:paragraph-properties fo:line-height="100.00%" fo:text-align="center" fo:margin-left="36.00pt" fo:text-indent="0.00pt"/>
    </style:style>
    <style:style style:name="P965" style:family="paragraph">
      <style:paragraph-properties fo:line-height="100.00%" fo:text-align="justify" fo:margin-bottom="8.00pt"/>
    </style:style>
    <style:style style:name="P966" style:family="paragraph">
      <style:paragraph-properties fo:line-height="100.00%" fo:text-align="justify" fo:margin-left="36.00pt" fo:text-indent="0.00pt" fo:margin-bottom="8.00pt"/>
    </style:style>
    <style:style style:name="P967" style:family="paragraph">
      <style:paragraph-properties fo:line-height="100.00%" fo:text-align="left" fo:margin-left="36.00pt" fo:text-indent="0.00pt"/>
    </style:style>
    <style:style style:name="P968" style:family="paragraph">
      <style:paragraph-properties fo:line-height="100.00%" fo:text-align="left" fo:margin-left="21.00pt" fo:text-indent="0.00pt" fo:margin-right="406.25pt" fo:margin-top="2.80pt"/>
    </style:style>
    <style:style style:name="P969" style:family="paragraph">
      <style:paragraph-properties fo:line-height="100.00%" fo:text-align="left" fo:margin-left="21.00pt" fo:text-indent="0.00pt" fo:margin-top="2.85pt"/>
    </style:style>
    <style:style style:name="P970" style:family="paragraph">
      <style:paragraph-properties fo:line-height="100.00%" fo:text-align="left" fo:margin-left="34.40pt" fo:text-indent="-13.45pt" fo:margin-right="344.60pt" fo:margin-top="4.90pt"/>
    </style:style>
    <style:style style:name="P971" style:family="paragraph">
      <style:paragraph-properties fo:line-height="100.00%" fo:text-align="left" fo:margin-left="34.40pt" fo:text-indent="-13.45pt" fo:margin-right="414.00pt" fo:margin-top="0.10pt"/>
    </style:style>
    <style:style style:name="P972" style:family="paragraph">
      <style:paragraph-properties fo:line-height="100.00%" fo:text-align="left" fo:margin-left="47.75pt" fo:text-indent="0.00pt"/>
    </style:style>
    <style:style style:name="P973" style:family="paragraph">
      <style:paragraph-properties fo:line-height="100.00%" fo:text-align="left" fo:margin-left="34.40pt" fo:text-indent="26.60pt" fo:margin-right="390.95pt" fo:margin-top="8.00pt"/>
    </style:style>
    <style:style style:name="P974" style:family="paragraph">
      <style:paragraph-properties fo:line-height="100.00%" fo:text-align="left" fo:margin-left="47.75pt" fo:text-indent="0.00pt" fo:margin-top="2.75pt"/>
    </style:style>
    <style:style style:name="P975" style:family="paragraph">
      <style:paragraph-properties fo:line-height="100.00%" fo:text-align="left" fo:margin-left="47.75pt" fo:text-indent="0.00pt" fo:margin-top="7.90pt"/>
    </style:style>
    <style:style style:name="P976" style:family="paragraph">
      <style:paragraph-properties fo:line-height="100.00%" fo:text-align="left"/>
    </style:style>
    <style:style style:name="P977" style:family="paragraph">
      <style:paragraph-properties fo:line-height="100.00%" fo:text-align="justify" fo:margin-left="36.00pt" fo:text-indent="0.00pt" fo:margin-bottom="8.00pt"/>
    </style:style>
    <style:style style:name="P978" style:family="paragraph">
      <style:paragraph-properties fo:line-height="100.00%" fo:text-align="left"/>
    </style:style>
    <style:style style:name="P979" style:family="paragraph">
      <style:paragraph-properties fo:line-height="100.00%" fo:text-align="left" fo:margin-left="36.00pt" fo:text-indent="0.00pt"/>
    </style:style>
    <style:style style:name="P980" style:family="paragraph">
      <style:paragraph-properties fo:line-height="100.00%" fo:text-align="left" fo:margin-bottom="8.00pt"/>
    </style:style>
    <style:style style:name="P981" style:family="paragraph">
      <style:paragraph-properties fo:line-height="100.00%" fo:text-align="left" fo:margin-top="5.00pt" fo:margin-bottom="5.00pt"/>
    </style:style>
    <style:style style:name="P982" style:family="paragraph">
      <style:paragraph-properties fo:line-height="100.00%" fo:text-align="center" fo:margin-left="36.00pt" fo:text-indent="0.00pt"/>
    </style:style>
    <style:style style:name="P983" style:family="paragraph">
      <style:paragraph-properties fo:line-height="100.00%" fo:text-align="justify"/>
    </style:style>
    <style:style style:name="P984" style:family="paragraph">
      <style:paragraph-properties fo:line-height="100.00%" fo:text-align="left" fo:margin-left="36.00pt" fo:text-indent="0.00pt"/>
    </style:style>
    <style:style style:name="P985" style:family="paragraph">
      <style:paragraph-properties fo:line-height="100.00%" fo:text-align="left" fo:margin-bottom="8.00pt"/>
    </style:style>
    <style:style style:name="P986" style:family="paragraph">
      <style:paragraph-properties fo:line-height="100.00%" fo:text-align="left" fo:margin-left="20.95pt" fo:text-indent="0.00pt" fo:margin-right="344.60pt" fo:margin-top="9.95pt"/>
    </style:style>
    <style:style style:name="P987" style:family="paragraph">
      <style:paragraph-properties fo:line-height="100.00%" fo:text-align="left" fo:margin-left="39.20pt" fo:text-indent="-18.25pt" fo:margin-right="344.60pt" fo:margin-top="2.35pt"/>
    </style:style>
    <style:style style:name="P988" style:family="paragraph">
      <style:paragraph-properties fo:line-height="100.00%" fo:text-align="left" fo:margin-left="57.55pt" fo:text-indent="0.00pt" fo:margin-right="288.00pt" fo:margin-top="1.15pt"/>
    </style:style>
    <style:style style:name="P989" style:family="paragraph">
      <style:paragraph-properties fo:line-height="100.00%" fo:text-align="left"/>
    </style:style>
    <style:style style:name="P990" style:family="paragraph">
      <style:paragraph-properties fo:line-height="100.00%" fo:text-align="left" fo:margin-bottom="8.00pt"/>
    </style:style>
    <style:style style:name="P991" style:family="paragraph">
      <style:paragraph-properties fo:line-height="100.00%" fo:text-align="left" fo:margin-top="5.00pt" fo:margin-bottom="5.00pt"/>
    </style:style>
    <style:style style:name="P992" style:family="paragraph">
      <style:paragraph-properties fo:line-height="100.00%" fo:text-align="center" fo:margin-left="36.00pt" fo:text-indent="0.00pt"/>
    </style:style>
    <style:style style:name="P993" style:family="paragraph">
      <style:paragraph-properties fo:line-height="100.00%" fo:text-align="justify"/>
    </style:style>
    <style:style style:name="P994" style:family="paragraph">
      <style:paragraph-properties fo:line-height="100.00%" fo:text-align="left" fo:margin-left="36.00pt" fo:text-indent="0.00pt"/>
    </style:style>
    <style:style style:name="P995" style:family="paragraph">
      <style:paragraph-properties fo:line-height="100.00%" fo:text-align="left"/>
    </style:style>
    <style:style style:name="P996" style:family="paragraph">
      <style:paragraph-properties fo:line-height="100.00%" fo:text-align="left" fo:margin-left="21.00pt" fo:text-indent="0.00pt" fo:margin-top="1.80pt"/>
    </style:style>
    <style:style style:name="P997" style:family="paragraph">
      <style:paragraph-properties fo:line-height="100.00%" fo:text-align="left" fo:margin-left="33.95pt" fo:text-indent="-13.00pt" fo:margin-right="344.60pt"/>
    </style:style>
    <style:style style:name="P998" style:family="paragraph">
      <style:paragraph-properties fo:line-height="100.00%" fo:text-align="left" fo:margin-left="21.00pt" fo:text-indent="0.00pt" fo:margin-top="0.10pt"/>
    </style:style>
    <style:style style:name="P999" style:family="paragraph">
      <style:paragraph-properties fo:line-height="100.00%" fo:text-align="left" fo:margin-left="21.00pt" fo:text-indent="0.00pt"/>
    </style:style>
    <style:style style:name="P1000" style:family="paragraph">
      <style:paragraph-properties fo:line-height="100.00%" fo:text-align="left" fo:margin-left="20.95pt" fo:text-indent="0.00pt" fo:margin-right="2.20pt"/>
    </style:style>
    <style:style style:name="P1001" style:family="paragraph">
      <style:paragraph-properties fo:line-height="100.00%" fo:text-align="left" fo:margin-left="46.65pt" fo:text-indent="-12.75pt" fo:margin-right="371.45pt" fo:margin-top="0.10pt"/>
    </style:style>
    <style:style style:name="P1002" style:family="paragraph">
      <style:paragraph-properties fo:line-height="115.00%" fo:text-align="left" fo:margin-left="20.95pt" fo:text-indent="0.00pt" fo:margin-right="313.45pt" fo:margin-top="0.15pt"/>
    </style:style>
    <style:style style:name="P1003" style:family="paragraph">
      <style:paragraph-properties fo:line-height="100.00%" fo:text-align="left" fo:margin-left="33.95pt" fo:text-indent="0.00pt"/>
    </style:style>
    <style:style style:name="P1004" style:family="paragraph">
      <style:paragraph-properties fo:line-height="100.00%" fo:text-align="left" fo:margin-bottom="8.00pt"/>
    </style:style>
    <style:style style:name="P1005" style:family="paragraph">
      <style:paragraph-properties fo:line-height="100.00%" fo:text-align="left" fo:margin-top="5.00pt" fo:margin-bottom="5.00pt"/>
    </style:style>
    <style:style style:name="P1006" style:family="paragraph">
      <style:paragraph-properties fo:line-height="100.00%" fo:text-align="center" fo:margin-left="36.00pt" fo:text-indent="0.00pt"/>
    </style:style>
    <style:style style:name="P1007" style:family="paragraph">
      <style:paragraph-properties fo:line-height="100.00%" fo:text-align="justify" fo:margin-bottom="6.00pt"/>
    </style:style>
    <style:style style:name="P1008" style:family="paragraph">
      <style:paragraph-properties fo:line-height="100.00%" fo:text-align="left" fo:margin-left="36.00pt" fo:text-indent="0.00pt"/>
    </style:style>
    <style:style style:name="P1009" style:family="paragraph">
      <style:paragraph-properties fo:line-height="100.00%" fo:text-align="left" fo:margin-left="4.80pt" fo:text-indent="-4.80pt">
        <style:tab-stops>
          <style:tab-stop style:position="56.25pt"/>
          <style:tab-stop style:position="39471.00pt"/>
        </style:tab-stops>
      </style:paragraph-properties>
    </style:style>
    <style:style style:name="P1010" style:family="paragraph">
      <style:paragraph-properties fo:line-height="100.00%" fo:text-align="left" fo:margin-left="18.00pt" fo:text-indent="0.00pt"/>
    </style:style>
    <style:style style:name="P1011" style:family="paragraph">
      <style:paragraph-properties fo:line-height="100.00%" fo:text-align="left" fo:margin-left="4.80pt" fo:text-indent="-4.80pt">
        <style:tab-stops>
          <style:tab-stop style:position="56.25pt"/>
          <style:tab-stop style:position="39471.00pt"/>
        </style:tab-stops>
      </style:paragraph-properties>
    </style:style>
    <style:style style:name="P1012" style:family="paragraph">
      <style:paragraph-properties fo:line-height="100.00%" fo:text-align="left" fo:margin-left="4.80pt" fo:text-indent="-4.80pt">
        <style:tab-stops>
          <style:tab-stop style:position="56.25pt"/>
          <style:tab-stop style:position="39471.00pt"/>
        </style:tab-stops>
      </style:paragraph-properties>
    </style:style>
    <style:style style:name="P1013"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1014" style:family="paragraph">
      <style:paragraph-properties fo:line-height="100.00%" fo:text-align="left" fo:margin-left="4.80pt" fo:text-indent="-4.80pt">
        <style:tab-stops>
          <style:tab-stop style:position="56.25pt"/>
          <style:tab-stop style:position="39471.00pt"/>
        </style:tab-stops>
      </style:paragraph-properties>
    </style:style>
    <style:style style:name="P1015" style:family="paragraph">
      <style:paragraph-properties fo:line-height="100.00%" fo:text-align="left" fo:margin-left="4.80pt" fo:text-indent="-4.80pt">
        <style:tab-stops>
          <style:tab-stop style:position="56.25pt"/>
          <style:tab-stop style:position="39471.00pt"/>
        </style:tab-stops>
      </style:paragraph-properties>
    </style:style>
    <style:style style:name="P1016"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1017" style:family="paragraph">
      <style:paragraph-properties fo:line-height="100.00%" fo:text-align="left" fo:margin-left="4.80pt" fo:text-indent="-4.80pt">
        <style:tab-stops>
          <style:tab-stop style:position="56.25pt"/>
          <style:tab-stop style:position="39471.00pt"/>
        </style:tab-stops>
      </style:paragraph-properties>
    </style:style>
    <style:style style:name="P1018" style:family="paragraph">
      <style:paragraph-properties fo:line-height="100.00%" fo:text-align="left" fo:margin-left="4.80pt" fo:text-indent="-4.80pt">
        <style:tab-stops>
          <style:tab-stop style:position="56.25pt"/>
          <style:tab-stop style:position="39471.00pt"/>
        </style:tab-stops>
      </style:paragraph-properties>
    </style:style>
    <style:style style:name="P1019"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1020" style:family="paragraph">
      <style:paragraph-properties fo:line-height="100.00%" fo:text-align="left" fo:margin-left="4.80pt" fo:text-indent="-4.80pt">
        <style:tab-stops>
          <style:tab-stop style:position="56.25pt"/>
          <style:tab-stop style:position="39471.00pt"/>
        </style:tab-stops>
      </style:paragraph-properties>
    </style:style>
    <style:style style:name="P1021" style:family="paragraph">
      <style:paragraph-properties fo:line-height="100.00%" fo:text-align="left" fo:margin-left="36.00pt" fo:text-indent="0.00pt"/>
    </style:style>
    <style:style style:name="P1022" style:family="paragraph">
      <style:paragraph-properties fo:line-height="100.00%" fo:text-align="justify" fo:margin-left="21.00pt" fo:text-indent="0.00pt" fo:margin-right="405.30pt" fo:margin-top="7.15pt"/>
    </style:style>
    <style:style style:name="P1023" style:family="paragraph">
      <style:paragraph-properties fo:line-height="100.00%" fo:text-align="left" fo:margin-left="33.95pt" fo:text-indent="-13.00pt" fo:margin-right="344.60pt" fo:margin-top="2.00pt"/>
    </style:style>
    <style:style style:name="P1024" style:family="paragraph">
      <style:paragraph-properties fo:line-height="100.00%" fo:text-align="left" fo:margin-left="20.95pt" fo:text-indent="25.65pt" fo:margin-right="344.60pt"/>
    </style:style>
    <style:style style:name="P1025" style:family="paragraph">
      <style:paragraph-properties fo:line-height="100.00%" fo:text-align="left" fo:margin-left="20.95pt" fo:text-indent="12.95pt" fo:margin-right="410.40pt" fo:margin-top="0.10pt"/>
    </style:style>
    <style:style style:name="P1026" style:family="paragraph">
      <style:paragraph-properties fo:line-height="100.00%" fo:text-align="left" fo:margin-left="33.95pt" fo:text-indent="0.00pt" fo:margin-top="0.85pt"/>
    </style:style>
    <style:style style:name="P1027" style:family="paragraph">
      <style:paragraph-properties fo:line-height="100.00%" fo:text-align="left"/>
    </style:style>
    <style:style style:name="P1028" style:family="paragraph">
      <style:paragraph-properties fo:line-height="100.00%" fo:text-align="left" fo:margin-bottom="8.00pt"/>
    </style:style>
    <style:style style:name="P1029" style:family="paragraph">
      <style:paragraph-properties fo:line-height="100.00%" fo:text-align="left" fo:margin-top="5.00pt" fo:margin-bottom="5.00pt"/>
    </style:style>
    <style:style style:name="P1030" style:family="paragraph">
      <style:paragraph-properties fo:line-height="100.00%" fo:text-align="center" fo:margin-bottom="8.00pt"/>
    </style:style>
    <style:style style:name="P1031" style:family="paragraph">
      <style:paragraph-properties fo:line-height="100.00%" fo:text-align="left"/>
    </style:style>
    <style:style style:name="P1032" style:family="paragraph">
      <style:paragraph-properties fo:line-height="115.00%" fo:text-align="left"/>
    </style:style>
    <style:style style:name="P1033" style:family="paragraph">
      <style:paragraph-properties fo:line-height="100.00%" fo:text-align="left"/>
    </style:style>
    <style:style style:name="P1034" style:family="paragraph">
      <style:paragraph-properties fo:line-height="100.00%" fo:text-align="left" fo:margin-bottom="8.00pt"/>
    </style:style>
    <style:style style:name="P1035" style:family="paragraph">
      <style:paragraph-properties fo:line-height="100.00%" fo:text-align="left" fo:margin-left="20.95pt" fo:text-indent="0.00pt"/>
    </style:style>
    <style:style style:name="P1036" style:family="paragraph">
      <style:paragraph-properties fo:line-height="100.00%" fo:text-align="left" fo:margin-left="21.00pt" fo:text-indent="0.00pt" fo:margin-top="9.35pt"/>
    </style:style>
    <style:style style:name="P1037" style:family="paragraph">
      <style:paragraph-properties fo:line-height="100.00%" fo:text-align="left"/>
    </style:style>
    <style:style style:name="P1038" style:family="paragraph">
      <style:paragraph-properties fo:line-height="100.00%" fo:text-align="left" fo:margin-top="0.45pt"/>
    </style:style>
    <style:style style:name="P1039" style:family="paragraph">
      <style:paragraph-properties fo:line-height="100.00%" fo:text-align="left" fo:margin-left="21.00pt" fo:text-indent="0.00pt" fo:margin-right="406.25pt"/>
    </style:style>
    <style:style style:name="P1040" style:family="paragraph">
      <style:paragraph-properties fo:line-height="100.00%" fo:text-align="left" fo:margin-left="19.75pt" fo:text-indent="0.00pt" fo:margin-top="0.05pt"/>
    </style:style>
    <style:style style:name="P1041" style:family="paragraph">
      <style:paragraph-properties fo:line-height="100.00%" fo:text-align="center" fo:margin-left="0.70pt" fo:text-indent="0.00pt" fo:margin-top="4.15pt"/>
    </style:style>
    <style:style style:name="P1042" style:family="paragraph">
      <style:paragraph-properties fo:line-height="100.00%" fo:text-align="left" fo:margin-left="14.85pt" fo:text-indent="0.00pt"/>
    </style:style>
    <style:style style:name="P1043" style:family="paragraph">
      <style:paragraph-properties fo:line-height="100.00%" fo:text-align="left"/>
    </style:style>
    <style:style style:name="P1044" style:family="paragraph">
      <style:paragraph-properties fo:line-height="100.00%" fo:text-align="left" fo:margin-left="21.00pt" fo:text-indent="0.00pt" fo:margin-top="9.00pt"/>
    </style:style>
    <style:style style:name="P1045" style:family="paragraph">
      <style:paragraph-properties fo:line-height="100.00%" fo:text-align="left" fo:margin-left="38.75pt" fo:text-indent="0.00pt" fo:margin-top="9.30pt"/>
    </style:style>
    <style:style style:name="P1046" style:family="paragraph">
      <style:paragraph-properties fo:line-height="100.00%" fo:text-align="left" fo:margin-left="56.50pt" fo:text-indent="-17.80pt" fo:margin-right="288.00pt" fo:margin-top="9.55pt"/>
    </style:style>
    <style:style style:name="P1047" style:family="paragraph">
      <style:paragraph-properties fo:line-height="100.00%" fo:text-align="left" fo:margin-left="21.00pt" fo:text-indent="17.75pt" fo:margin-top="4.10pt"/>
    </style:style>
    <style:style style:name="P1048" style:family="paragraph">
      <style:paragraph-properties fo:line-height="100.00%" fo:text-align="left"/>
    </style:style>
    <style:style style:name="P1049" style:family="paragraph">
      <style:paragraph-properties fo:line-height="100.00%" fo:text-align="left" fo:margin-top="0.30pt"/>
    </style:style>
    <style:style style:name="P1050" style:family="paragraph">
      <style:paragraph-properties fo:line-height="100.00%" fo:text-align="center" fo:margin-left="20.10pt" fo:text-indent="0.00pt" fo:margin-right="360.50pt"/>
    </style:style>
    <style:style style:name="P1051" style:family="paragraph">
      <style:paragraph-properties fo:line-height="100.00%" fo:text-align="left" fo:margin-left="56.50pt" fo:text-indent="-17.80pt" fo:margin-right="288.00pt" fo:margin-top="2.05pt"/>
    </style:style>
    <style:style style:name="P1052" style:family="paragraph">
      <style:paragraph-properties fo:line-height="100.00%" fo:text-align="left" fo:margin-left="21.00pt" fo:text-indent="17.75pt"/>
    </style:style>
    <style:style style:name="P1053" style:family="paragraph">
      <style:paragraph-properties fo:line-height="100.00%" fo:text-align="left" fo:margin-top="0.25pt"/>
    </style:style>
    <style:style style:name="P1054" style:family="paragraph">
      <style:paragraph-properties fo:line-height="100.00%" fo:text-align="left" fo:margin-left="20.95pt" fo:text-indent="0.00pt" fo:margin-right="359.55pt"/>
    </style:style>
    <style:style style:name="P1055" style:family="paragraph">
      <style:paragraph-properties fo:line-height="100.00%" fo:text-align="left" fo:margin-left="21.00pt" fo:text-indent="17.75pt" fo:margin-top="4.20pt"/>
    </style:style>
    <style:style style:name="P1056" style:family="paragraph">
      <style:paragraph-properties fo:line-height="100.00%" fo:text-align="left"/>
    </style:style>
    <style:style style:name="P1057" style:family="paragraph">
      <style:paragraph-properties fo:line-height="100.00%" fo:text-align="left" fo:margin-top="0.15pt"/>
    </style:style>
    <style:style style:name="P1058" style:family="paragraph">
      <style:paragraph-properties fo:line-height="100.00%" fo:text-align="left" fo:margin-left="21.00pt" fo:text-indent="0.00pt"/>
    </style:style>
    <style:style style:name="P1059" style:family="paragraph">
      <style:paragraph-properties fo:line-height="100.00%" fo:text-align="left" fo:margin-bottom="8.00pt"/>
    </style:style>
    <style:style style:name="P1060" style:family="paragraph">
      <style:paragraph-properties fo:line-height="100.00%" fo:text-align="left" fo:margin-top="5.00pt" fo:margin-bottom="5.00pt"/>
    </style:style>
    <style:style style:name="P1061" style:family="paragraph">
      <style:paragraph-properties fo:line-height="100.00%" fo:text-align="center" fo:margin-bottom="8.00pt"/>
    </style:style>
    <style:style style:name="P1062" style:family="paragraph">
      <style:paragraph-properties fo:line-height="150.00%" fo:text-align="justify"/>
    </style:style>
    <style:style style:name="P1063" style:family="paragraph">
      <style:paragraph-properties fo:line-height="115.00%" fo:text-align="justify"/>
    </style:style>
    <style:style style:name="P1064" style:family="paragraph">
      <style:paragraph-properties fo:line-height="100.00%" fo:text-align="left" fo:margin-left="36.00pt" fo:text-indent="0.00pt"/>
    </style:style>
    <style:style style:name="P1065" style:family="paragraph">
      <style:paragraph-properties fo:line-height="100.00%" fo:text-align="left" fo:margin-left="0.00pt" fo:text-indent="36.00pt" fo:margin-bottom="8.00pt"/>
    </style:style>
    <style:style style:name="P1066" style:family="paragraph">
      <style:paragraph-properties fo:line-height="100.00%" fo:text-align="left" fo:margin-left="36.00pt" fo:text-indent="0.00pt"/>
    </style:style>
    <style:style style:name="P1067" style:family="paragraph">
      <style:paragraph-properties fo:line-height="100.00%" fo:text-align="left" fo:margin-bottom="8.00pt"/>
    </style:style>
    <style:style style:name="P1068" style:family="paragraph">
      <style:paragraph-properties fo:line-height="100.00%" fo:text-align="left" fo:margin-top="5.00pt" fo:margin-bottom="5.00pt"/>
    </style:style>
    <style:style style:name="P1069" style:family="paragraph">
      <style:paragraph-properties fo:line-height="100.00%" fo:text-align="center" fo:margin-bottom="8.00pt"/>
    </style:style>
    <style:style style:name="P1070" style:family="paragraph">
      <style:paragraph-properties fo:line-height="100.00%" fo:text-align="justify"/>
    </style:style>
    <style:style style:name="P1071" style:family="paragraph">
      <style:paragraph-properties fo:line-height="100.00%" fo:text-align="left"/>
    </style:style>
    <style:style style:name="P1072" style:family="paragraph">
      <style:paragraph-properties fo:line-height="100.00%" fo:text-align="left" fo:margin-bottom="8.00pt"/>
    </style:style>
    <style:style style:name="P1073" style:family="paragraph">
      <style:paragraph-properties fo:line-height="100.00%" fo:text-align="left"/>
    </style:style>
    <style:style style:name="P1074" style:family="paragraph">
      <style:paragraph-properties fo:line-height="100.00%" fo:text-align="left" fo:margin-left="21.00pt" fo:text-indent="0.00pt"/>
    </style:style>
    <style:style style:name="P1075" style:family="paragraph">
      <style:paragraph-properties fo:line-height="100.00%" fo:text-align="left" fo:margin-left="21.00pt" fo:text-indent="0.00pt" fo:margin-top="9.55pt"/>
    </style:style>
    <style:style style:name="P1076" style:family="paragraph">
      <style:paragraph-properties fo:line-height="100.00%" fo:text-align="left" fo:margin-left="39.20pt" fo:text-indent="-18.25pt" fo:margin-right="288.00pt" fo:margin-top="11.70pt"/>
    </style:style>
    <style:style style:name="P1077" style:family="paragraph">
      <style:paragraph-properties fo:line-height="100.00%" fo:text-align="left" fo:margin-left="20.95pt" fo:text-indent="0.00pt" fo:margin-right="344.60pt" fo:margin-top="1.00pt"/>
    </style:style>
    <style:style style:name="P1078" style:family="paragraph">
      <style:paragraph-properties fo:line-height="100.00%" fo:text-align="left" fo:margin-left="39.20pt" fo:text-indent="-18.25pt" fo:margin-right="2.20pt"/>
    </style:style>
    <style:style style:name="P1079" style:family="paragraph">
      <style:paragraph-properties fo:line-height="100.00%" fo:text-align="left" fo:margin-left="39.20pt" fo:text-indent="0.00pt" fo:margin-top="9.30pt"/>
    </style:style>
    <style:style style:name="P1080" style:family="paragraph">
      <style:paragraph-properties fo:line-height="100.00%" fo:text-align="left" fo:margin-left="57.60pt" fo:text-indent="0.00pt" fo:margin-right="18.10pt" fo:margin-top="9.55pt"/>
    </style:style>
    <style:style style:name="P1081" style:family="paragraph">
      <style:paragraph-properties fo:line-height="100.00%" fo:text-align="left" fo:margin-left="21.00pt" fo:text-indent="0.00pt" fo:margin-top="3.15pt"/>
    </style:style>
    <style:style style:name="P1082" style:family="paragraph">
      <style:paragraph-properties fo:line-height="100.00%" fo:text-align="left" fo:margin-left="21.00pt" fo:text-indent="18.20pt" fo:margin-right="90.55pt" fo:margin-top="5.95pt"/>
    </style:style>
    <style:style style:name="P1083" style:family="paragraph">
      <style:paragraph-properties fo:line-height="100.00%" fo:text-align="left" fo:margin-left="21.00pt" fo:text-indent="18.20pt" fo:margin-right="90.55pt" fo:margin-top="2.05pt"/>
    </style:style>
    <style:style style:name="P1084" style:family="paragraph">
      <style:paragraph-properties fo:line-height="100.00%" fo:text-align="left"/>
    </style:style>
    <style:style style:name="P1085" style:family="paragraph">
      <style:paragraph-properties fo:line-height="100.00%" fo:text-align="left" fo:margin-bottom="8.00pt"/>
    </style:style>
    <style:style style:name="P1086" style:family="paragraph">
      <style:paragraph-properties fo:line-height="100.00%" fo:text-align="left"/>
    </style:style>
    <style:style style:name="P1087" style:family="paragraph">
      <style:paragraph-properties fo:line-height="100.00%" fo:text-align="left" fo:margin-left="36.00pt" fo:text-indent="0.00pt"/>
    </style:style>
    <style:style style:name="P1088" style:family="paragraph">
      <style:paragraph-properties fo:line-height="100.00%" fo:text-align="left" fo:margin-bottom="8.00pt"/>
    </style:style>
    <style:style style:name="P1089" style:family="paragraph">
      <style:paragraph-properties fo:line-height="100.00%" fo:text-align="left" fo:margin-top="5.00pt" fo:margin-bottom="5.00pt"/>
    </style:style>
    <style:style style:name="P1090" style:family="paragraph">
      <style:paragraph-properties fo:line-height="100.00%" fo:text-align="center" fo:margin-bottom="8.00pt"/>
    </style:style>
    <style:style style:name="P1091" style:family="paragraph">
      <style:paragraph-properties fo:line-height="100.00%" fo:text-align="justify"/>
    </style:style>
    <style:style style:name="P1092" style:family="paragraph">
      <style:paragraph-properties fo:line-height="100.00%" fo:text-align="left"/>
    </style:style>
    <style:style style:name="P1093" style:family="paragraph">
      <style:paragraph-properties fo:line-height="100.00%" fo:text-align="left" fo:margin-bottom="8.00pt"/>
    </style:style>
    <style:style style:name="P1094" style:family="paragraph">
      <style:paragraph-properties fo:line-height="100.00%" fo:text-align="left" fo:margin-left="33.35pt" fo:text-indent="-12.40pt" fo:margin-right="264.65pt" fo:margin-top="3.45pt"/>
    </style:style>
    <style:style style:name="P1095" style:family="paragraph">
      <style:paragraph-properties fo:line-height="100.00%" fo:text-align="left" fo:margin-left="45.45pt" fo:text-indent="-12.15pt" fo:margin-right="395.85pt" fo:margin-top="1.75pt"/>
    </style:style>
    <style:style style:name="P1096" style:family="paragraph">
      <style:paragraph-properties fo:line-height="100.00%" fo:text-align="left" fo:margin-left="33.20pt" fo:text-indent="0.00pt" fo:margin-top="1.20pt"/>
    </style:style>
    <style:style style:name="P1097" style:family="paragraph">
      <style:paragraph-properties fo:line-height="100.00%" fo:text-align="left" fo:margin-left="33.20pt" fo:text-indent="0.00pt" fo:margin-top="8.95pt"/>
    </style:style>
    <style:style style:name="P1098" style:family="paragraph">
      <style:paragraph-properties fo:line-height="100.00%" fo:text-align="left" fo:margin-left="45.55pt" fo:text-indent="0.00pt" fo:margin-right="2.20pt" fo:margin-top="8.95pt"/>
    </style:style>
    <style:style style:name="P1099" style:family="paragraph">
      <style:paragraph-properties fo:line-height="100.00%" fo:text-align="left" fo:margin-left="57.70pt" fo:text-indent="0.00pt" fo:margin-top="7.90pt"/>
    </style:style>
    <style:style style:name="P1100" style:family="paragraph">
      <style:paragraph-properties fo:line-height="100.00%" fo:text-align="left" fo:margin-left="57.80pt" fo:text-indent="0.00pt" fo:margin-top="8.75pt"/>
    </style:style>
    <style:style style:name="P1101" style:family="paragraph">
      <style:paragraph-properties fo:line-height="100.00%" fo:text-align="left" fo:margin-top="0.30pt"/>
    </style:style>
    <style:style style:name="P1102" style:family="paragraph">
      <style:paragraph-properties fo:line-height="100.00%" fo:text-align="left" fo:margin-left="33.35pt" fo:text-indent="0.00pt"/>
    </style:style>
    <style:style style:name="P1103" style:family="paragraph">
      <style:paragraph-properties fo:line-height="100.00%" fo:text-align="left"/>
    </style:style>
    <style:style style:name="P1104" style:family="paragraph">
      <style:paragraph-properties fo:line-height="100.00%" fo:text-align="left" fo:margin-top="0.40pt"/>
    </style:style>
    <style:style style:name="P1105" style:family="paragraph">
      <style:paragraph-properties fo:line-height="100.00%" fo:text-align="left" fo:margin-left="33.35pt" fo:text-indent="-12.40pt" fo:margin-right="339.70pt"/>
    </style:style>
    <style:style style:name="P1106" style:family="paragraph">
      <style:paragraph-properties fo:line-height="100.00%" fo:text-align="left" fo:margin-left="45.45pt" fo:text-indent="-12.15pt" fo:margin-right="395.85pt"/>
    </style:style>
    <style:style style:name="P1107" style:family="paragraph">
      <style:paragraph-properties fo:line-height="100.00%" fo:text-align="left" fo:margin-left="33.20pt" fo:text-indent="0.00pt"/>
    </style:style>
    <style:style style:name="P1108" style:family="paragraph">
      <style:paragraph-properties fo:line-height="100.00%" fo:text-align="center" fo:margin-left="19.25pt" fo:text-indent="0.00pt" fo:margin-right="360.50pt" fo:margin-top="8.85pt"/>
    </style:style>
    <style:style style:name="P1109" style:family="paragraph">
      <style:paragraph-properties fo:line-height="100.00%" fo:text-align="left" fo:margin-left="33.35pt" fo:text-indent="24.35pt" fo:margin-right="361.45pt" fo:margin-top="9.10pt"/>
    </style:style>
    <style:style style:name="P1110" style:family="paragraph">
      <style:paragraph-properties fo:line-height="100.00%" fo:text-align="left"/>
    </style:style>
    <style:style style:name="P1111" style:family="paragraph">
      <style:paragraph-properties fo:line-height="100.00%" fo:text-align="left" fo:margin-left="33.35pt" fo:text-indent="-12.40pt" fo:margin-right="339.70pt" fo:margin-top="9.80pt"/>
    </style:style>
    <style:style style:name="P1112" style:family="paragraph">
      <style:paragraph-properties fo:line-height="100.00%" fo:text-align="left" fo:margin-left="33.35pt" fo:text-indent="0.00pt" fo:margin-top="1.80pt"/>
    </style:style>
    <style:style style:name="P1113" style:family="paragraph">
      <style:paragraph-properties fo:line-height="100.00%" fo:text-align="center" fo:margin-left="20.30pt" fo:text-indent="0.00pt" fo:margin-right="374.65pt" fo:margin-top="8.85pt"/>
    </style:style>
    <style:style style:name="P1114" style:family="paragraph">
      <style:paragraph-properties fo:line-height="100.00%" fo:text-align="left" fo:margin-top="0.30pt"/>
    </style:style>
    <style:style style:name="P1115" style:family="paragraph">
      <style:paragraph-properties fo:line-height="100.00%" fo:text-align="left" fo:margin-left="45.60pt" fo:text-indent="-12.40pt" fo:margin-right="379.80pt"/>
    </style:style>
    <style:style style:name="P1116" style:family="paragraph">
      <style:paragraph-properties fo:line-height="100.00%" fo:text-align="left" fo:margin-left="33.35pt" fo:text-indent="24.35pt" fo:margin-right="361.45pt" fo:margin-top="2.85pt"/>
    </style:style>
    <style:style style:name="P1117" style:family="paragraph">
      <style:paragraph-properties fo:line-height="100.00%" fo:text-align="left"/>
    </style:style>
    <style:style style:name="P1118" style:family="paragraph">
      <style:paragraph-properties fo:line-height="100.00%" fo:text-align="left" fo:margin-top="0.15pt"/>
    </style:style>
    <style:style style:name="P1119" style:family="paragraph">
      <style:paragraph-properties fo:line-height="100.00%" fo:text-align="left" fo:margin-bottom="8.00pt"/>
    </style:style>
    <style:style style:name="P1120" style:family="paragraph">
      <style:paragraph-properties fo:line-height="100.00%" fo:text-align="left" fo:margin-left="72.00pt" fo:text-indent="36.00pt"/>
    </style:style>
    <style:style style:name="P1121" style:family="paragraph">
      <style:paragraph-properties fo:line-height="100.00%" fo:text-align="center"/>
    </style:style>
    <style:style style:name="P1122" style:family="paragraph">
      <style:paragraph-properties fo:line-height="100.00%" fo:text-align="left" fo:margin-bottom="8.00pt"/>
    </style:style>
    <style:style style:name="P1123" style:family="paragraph">
      <style:paragraph-properties fo:line-height="100.00%" fo:text-align="left"/>
    </style:style>
    <style:style style:name="P1124" style:family="paragraph">
      <style:paragraph-properties fo:line-height="100.00%" fo:text-align="left" fo:margin-bottom="8.00pt"/>
    </style:style>
    <style:style style:name="P1125" style:family="paragraph">
      <style:paragraph-properties fo:line-height="100.00%" fo:text-align="left" fo:margin-top="5.00pt" fo:margin-bottom="5.00pt"/>
    </style:style>
    <style:style style:name="P1126" style:family="paragraph">
      <style:paragraph-properties fo:line-height="100.00%" fo:text-align="center" fo:margin-bottom="8.00pt"/>
    </style:style>
    <style:style style:name="P1127" style:family="paragraph">
      <style:paragraph-properties fo:line-height="100.00%" fo:text-align="justify"/>
    </style:style>
    <style:style style:name="P1128" style:family="paragraph">
      <style:paragraph-properties fo:line-height="100.00%" fo:text-align="left" fo:margin-left="36.00pt" fo:text-indent="0.00pt"/>
    </style:style>
    <style:style style:name="P1129" style:family="paragraph">
      <style:paragraph-properties fo:line-height="100.00%" fo:text-align="left" fo:margin-left="21.00pt" fo:text-indent="0.00pt" fo:margin-right="434.60pt"/>
    </style:style>
    <style:style style:name="P1130" style:family="paragraph">
      <style:paragraph-properties fo:line-height="100.00%" fo:text-align="left" fo:margin-left="33.95pt" fo:text-indent="-13.00pt" fo:margin-right="2.20pt"/>
    </style:style>
    <style:style style:name="P1131" style:family="paragraph">
      <style:paragraph-properties fo:line-height="100.00%" fo:text-align="left" fo:margin-left="46.65pt" fo:text-indent="-12.75pt" fo:margin-right="395.85pt" fo:margin-top="0.10pt"/>
    </style:style>
    <style:style style:name="P1132" style:family="paragraph">
      <style:paragraph-properties fo:line-height="100.00%" fo:text-align="left" fo:margin-left="33.80pt" fo:text-indent="0.00pt"/>
    </style:style>
    <style:style style:name="P1133" style:family="paragraph">
      <style:paragraph-properties fo:line-height="115.00%" fo:text-align="left" fo:margin-left="46.65pt" fo:text-indent="0.00pt" fo:margin-top="0.10pt"/>
    </style:style>
    <style:style style:name="P1134" style:family="paragraph">
      <style:paragraph-properties fo:line-height="115.00%" fo:text-align="left" fo:margin-left="33.80pt" fo:text-indent="0.00pt"/>
    </style:style>
    <style:style style:name="P1135" style:family="paragraph">
      <style:paragraph-properties fo:line-height="100.00%" fo:text-align="left" fo:margin-left="46.65pt" fo:text-indent="0.00pt"/>
    </style:style>
    <style:style style:name="P1136" style:family="paragraph">
      <style:paragraph-properties fo:line-height="100.00%" fo:text-align="justify" fo:margin-left="21.00pt" fo:text-indent="0.00pt" fo:margin-right="438.80pt"/>
    </style:style>
    <style:style style:name="P1137" style:family="paragraph">
      <style:paragraph-properties fo:line-height="100.00%" fo:text-align="left"/>
    </style:style>
    <style:style style:name="P1138" style:family="paragraph">
      <style:paragraph-properties fo:line-height="100.00%" fo:text-align="left" fo:margin-left="36.00pt" fo:text-indent="0.00pt"/>
    </style:style>
    <style:style style:name="P1139" style:family="paragraph">
      <style:paragraph-properties fo:line-height="100.00%" fo:text-align="left" fo:margin-bottom="8.00pt"/>
    </style:style>
    <style:style style:name="P1140" style:family="paragraph">
      <style:paragraph-properties fo:line-height="100.00%" fo:text-align="left"/>
    </style:style>
    <style:style style:name="P1141" style:family="paragraph">
      <style:paragraph-properties fo:line-height="100.00%" fo:text-align="left" fo:margin-bottom="8.00pt"/>
    </style:style>
    <style:style style:name="P1142" style:family="paragraph">
      <style:paragraph-properties fo:line-height="100.00%" fo:text-align="left" fo:margin-top="5.00pt" fo:margin-bottom="5.00pt"/>
    </style:style>
    <style:style style:name="P1143" style:family="paragraph">
      <style:paragraph-properties fo:line-height="100.00%" fo:text-align="center" fo:margin-bottom="8.00pt"/>
    </style:style>
    <style:style style:name="P1144" style:family="paragraph">
      <style:paragraph-properties fo:line-height="100.00%" fo:text-align="left"/>
    </style:style>
    <style:style style:name="P1145" style:family="paragraph">
      <style:paragraph-properties fo:line-height="100.00%" fo:text-align="left" fo:margin-left="36.00pt" fo:text-indent="0.00pt"/>
    </style:style>
    <style:style style:name="P1146" style:family="paragraph">
      <style:paragraph-properties fo:line-height="100.00%" fo:text-align="left"/>
    </style:style>
    <style:style style:name="P1147" style:family="paragraph">
      <style:paragraph-properties fo:line-height="100.00%" fo:text-align="left" fo:margin-bottom="8.00pt"/>
    </style:style>
    <style:style style:name="P1148" style:family="paragraph">
      <style:paragraph-properties fo:line-height="100.00%" fo:text-align="left" fo:margin-top="5.00pt" fo:margin-bottom="5.00pt"/>
    </style:style>
    <style:style style:name="P1149" style:family="paragraph">
      <style:paragraph-properties fo:line-height="100.00%" fo:text-align="center"/>
    </style:style>
    <style:style style:name="P1150" style:family="paragraph">
      <style:paragraph-properties fo:line-height="100.00%" fo:text-align="justify"/>
    </style:style>
    <style:style style:name="P1151" style:family="paragraph">
      <style:paragraph-properties fo:line-height="100.00%" fo:text-align="left"/>
    </style:style>
    <style:style style:name="P1152" style:family="paragraph">
      <style:paragraph-properties fo:line-height="100.00%" fo:text-align="left" fo:margin-left="36.00pt" fo:text-indent="0.00pt"/>
    </style:style>
    <style:style style:name="P1153" style:family="paragraph">
      <style:paragraph-properties fo:line-height="100.00%" fo:text-align="left"/>
    </style:style>
    <style:style style:name="P1154" style:family="paragraph">
      <style:paragraph-properties fo:line-height="100.00%" fo:text-align="justify"/>
    </style:style>
    <style:style style:name="P1155" style:family="paragraph">
      <style:paragraph-properties fo:line-height="100.00%" fo:text-align="left" fo:margin-left="36.00pt" fo:text-indent="0.00pt"/>
    </style:style>
    <style:style style:name="P1156" style:family="paragraph">
      <style:paragraph-properties fo:line-height="100.00%" fo:text-align="left" fo:margin-bottom="8.00pt"/>
    </style:style>
    <style:style style:name="P1157" style:family="paragraph">
      <style:paragraph-properties fo:line-height="100.00%" fo:text-align="left" fo:margin-top="5.00pt" fo:margin-bottom="5.00pt"/>
    </style:style>
    <style:style style:name="P1158" style:family="paragraph">
      <style:paragraph-properties fo:line-height="100.00%" fo:text-align="center"/>
    </style:style>
    <style:style style:name="P1159" style:family="paragraph">
      <style:paragraph-properties fo:line-height="100.00%" fo:text-align="left"/>
    </style:style>
    <style:style style:name="P1160" style:family="paragraph">
      <style:paragraph-properties fo:line-height="100.00%" fo:text-align="left" fo:margin-left="36.00pt" fo:text-indent="0.00pt"/>
    </style:style>
    <style:style style:name="P1161" style:family="paragraph">
      <style:paragraph-properties fo:line-height="100.00%" fo:text-align="left"/>
    </style:style>
    <style:style style:name="P1162" style:family="paragraph">
      <style:paragraph-properties fo:line-height="100.00%" fo:text-align="left" fo:margin-bottom="8.00pt"/>
    </style:style>
    <style:style style:name="P1163" style:family="paragraph">
      <style:paragraph-properties fo:line-height="100.00%" fo:text-align="left" fo:margin-left="36.00pt" fo:text-indent="0.00pt"/>
    </style:style>
    <style:style style:name="P1164" style:family="paragraph">
      <style:paragraph-properties fo:line-height="100.00%" fo:text-align="left"/>
    </style:style>
    <style:style style:name="P1165" style:family="paragraph">
      <style:paragraph-properties fo:line-height="100.00%" fo:text-align="left" fo:margin-left="36.00pt" fo:text-indent="0.00pt"/>
    </style:style>
    <style:style style:name="P1166" style:family="paragraph">
      <style:paragraph-properties fo:line-height="100.00%" fo:text-align="left" fo:margin-bottom="8.00pt"/>
    </style:style>
    <style:style style:name="P1167" style:family="paragraph">
      <style:paragraph-properties fo:line-height="100.00%" fo:text-align="center"/>
    </style:style>
    <style:style style:name="P1168" style:family="paragraph">
      <style:paragraph-properties fo:line-height="100.00%" fo:text-align="left" fo:margin-top="5.00pt" fo:margin-bottom="5.00pt"/>
    </style:style>
    <style:style style:name="P1169" style:family="paragraph">
      <style:paragraph-properties fo:line-height="100.00%" fo:text-align="center"/>
    </style:style>
    <style:style style:name="P1170" style:family="paragraph">
      <style:paragraph-properties fo:line-height="100.00%" fo:text-align="left"/>
    </style:style>
    <style:style style:name="P1171" style:family="paragraph">
      <style:paragraph-properties fo:line-height="100.00%" fo:text-align="left" fo:margin-left="36.00pt" fo:text-indent="0.00pt"/>
    </style:style>
    <style:style style:name="P1172" style:family="paragraph">
      <style:paragraph-properties fo:line-height="100.00%" fo:text-align="center"/>
    </style:style>
    <style:style style:name="P1173" style:family="paragraph">
      <style:paragraph-properties fo:line-height="100.00%" fo:text-align="left"/>
    </style:style>
    <style:style style:name="P1174" style:family="paragraph">
      <style:paragraph-properties fo:line-height="100.00%" fo:text-align="left" fo:margin-left="36.00pt" fo:text-indent="0.00pt"/>
    </style:style>
    <style:style style:name="P1175" style:family="paragraph">
      <style:paragraph-properties fo:line-height="100.00%" fo:text-align="left" fo:margin-bottom="8.00pt"/>
    </style:style>
    <style:style style:name="P1176" style:family="paragraph">
      <style:paragraph-properties fo:line-height="100.00%" fo:text-align="left" fo:margin-top="5.00pt" fo:margin-bottom="5.00pt"/>
    </style:style>
    <style:style style:name="P1177" style:family="paragraph">
      <style:paragraph-properties fo:line-height="100.00%" fo:text-align="center"/>
    </style:style>
    <style:style style:name="P1178" style:family="paragraph">
      <style:paragraph-properties fo:line-height="100.00%" fo:text-align="justify"/>
    </style:style>
    <style:style style:name="P1179" style:family="paragraph">
      <style:paragraph-properties fo:line-height="100.00%" fo:text-align="left"/>
    </style:style>
    <style:style style:name="P1180" style:family="paragraph">
      <style:paragraph-properties fo:line-height="100.00%" fo:text-align="left" fo:margin-left="36.00pt" fo:text-indent="0.00pt"/>
    </style:style>
    <style:style style:name="P1181" style:family="paragraph">
      <style:paragraph-properties fo:line-height="100.00%" fo:text-align="left" fo:margin-bottom="8.00pt"/>
    </style:style>
    <style:style style:name="P1182" style:family="paragraph">
      <style:paragraph-properties fo:line-height="100.00%" fo:text-align="left"/>
    </style:style>
    <style:style style:name="P1183" style:family="paragraph">
      <style:paragraph-properties fo:line-height="100.00%" fo:text-align="left" fo:margin-bottom="8.00pt"/>
    </style:style>
    <style:style style:name="P1184" style:family="paragraph">
      <style:paragraph-properties fo:line-height="100.00%" fo:text-align="left" fo:margin-top="5.00pt" fo:margin-bottom="5.00pt"/>
    </style:style>
    <style:style style:name="P1185" style:family="paragraph">
      <style:paragraph-properties fo:line-height="100.00%" fo:text-align="center"/>
    </style:style>
    <style:style style:name="P1186" style:family="paragraph">
      <style:paragraph-properties fo:line-height="100.00%" fo:text-align="justify"/>
    </style:style>
    <style:style style:name="P1187" style:family="paragraph">
      <style:paragraph-properties fo:line-height="100.00%" fo:text-align="left"/>
    </style:style>
    <style:style style:name="P1188" style:family="paragraph">
      <style:paragraph-properties fo:line-height="100.00%" fo:text-align="left" fo:margin-bottom="8.00pt"/>
    </style:style>
    <style:style style:name="P1189" style:family="paragraph">
      <style:paragraph-properties fo:line-height="100.00%" fo:text-align="left" fo:margin-top="5.00pt" fo:margin-bottom="5.00pt"/>
    </style:style>
    <style:style style:name="P1190" style:family="paragraph">
      <style:paragraph-properties fo:line-height="100.00%" fo:text-align="center"/>
    </style:style>
    <style:style style:name="P1191" style:family="paragraph">
      <style:paragraph-properties fo:line-height="100.00%" fo:text-align="justify"/>
    </style:style>
    <style:style style:name="P1192" style:family="paragraph">
      <style:paragraph-properties fo:line-height="100.00%" fo:text-align="left"/>
    </style:style>
    <style:style style:name="P1193" style:family="paragraph">
      <style:paragraph-properties fo:line-height="100.00%" fo:text-align="left" fo:margin-left="36.00pt" fo:text-indent="0.00pt"/>
    </style:style>
    <style:style style:name="P1194" style:family="paragraph">
      <style:paragraph-properties fo:line-height="100.00%" fo:text-align="justify" fo:margin-left="21.00pt" fo:text-indent="0.00pt" fo:margin-right="435.20pt"/>
    </style:style>
    <style:style style:name="P1195" style:family="paragraph">
      <style:paragraph-properties fo:line-height="115.00%" fo:text-align="left" fo:margin-left="33.80pt" fo:text-indent="-12.85pt" fo:margin-right="346.55pt" fo:margin-top="0.15pt"/>
    </style:style>
    <style:style style:name="P1196" style:family="paragraph">
      <style:paragraph-properties fo:line-height="100.00%" fo:text-align="left" fo:margin-left="46.65pt" fo:text-indent="0.00pt"/>
    </style:style>
    <style:style style:name="P1197" style:family="paragraph">
      <style:paragraph-properties fo:line-height="100.00%" fo:text-align="left" fo:margin-left="59.35pt" fo:text-indent="0.00pt" fo:margin-right="2.20pt" fo:margin-top="0.10pt"/>
    </style:style>
    <style:style style:name="P1198" style:family="paragraph">
      <style:paragraph-properties fo:line-height="100.00%" fo:text-align="left" fo:margin-left="33.95pt" fo:text-indent="-13.00pt" fo:margin-right="344.60pt"/>
    </style:style>
    <style:style style:name="P1199" style:family="paragraph">
      <style:paragraph-properties fo:line-height="115.00%" fo:text-align="justify" fo:margin-left="20.95pt" fo:text-indent="0.00pt"/>
    </style:style>
    <style:style style:name="P1200" style:family="paragraph">
      <style:paragraph-properties fo:line-height="115.00%" fo:text-align="left" fo:margin-left="33.95pt" fo:text-indent="0.00pt"/>
    </style:style>
    <style:style style:name="P1201" style:family="paragraph">
      <style:paragraph-properties fo:line-height="100.00%" fo:text-align="left"/>
    </style:style>
    <style:style style:name="P1202" style:family="paragraph">
      <style:paragraph-properties fo:line-height="100.00%" fo:text-align="left" fo:margin-bottom="8.00pt"/>
    </style:style>
    <style:style style:name="P1203" style:family="paragraph">
      <style:paragraph-properties fo:line-height="100.00%" fo:text-align="left"/>
    </style:style>
    <style:style style:name="P1204" style:family="paragraph">
      <style:paragraph-properties fo:line-height="100.00%" fo:text-align="left" fo:margin-bottom="8.00pt"/>
    </style:style>
    <style:style style:name="P1205" style:family="paragraph">
      <style:paragraph-properties fo:line-height="100.00%" fo:text-align="left" fo:margin-top="5.00pt" fo:margin-bottom="5.00pt"/>
    </style:style>
    <style:style style:name="P1206" style:family="paragraph">
      <style:paragraph-properties fo:line-height="100.00%" fo:text-align="center"/>
    </style:style>
    <style:style style:name="P1207" style:family="paragraph">
      <style:paragraph-properties fo:line-height="100.00%" fo:text-align="left"/>
    </style:style>
    <style:style style:name="P1208" style:family="paragraph">
      <style:paragraph-properties fo:line-height="100.00%" fo:text-align="left" fo:margin-left="36.00pt" fo:text-indent="0.00pt"/>
    </style:style>
    <style:style style:name="P1209" style:family="paragraph">
      <style:paragraph-properties fo:line-height="100.00%" fo:text-align="left" fo:margin-top="0.30pt"/>
    </style:style>
    <style:style style:name="P1210" style:family="paragraph">
      <style:paragraph-properties fo:line-height="100.00%" fo:text-align="left" fo:margin-left="21.00pt" fo:text-indent="0.00pt"/>
    </style:style>
    <style:style style:name="P1211" style:family="paragraph">
      <style:paragraph-properties fo:line-height="100.00%" fo:text-align="left" fo:margin-left="21.00pt" fo:text-indent="0.00pt" fo:margin-top="8.95pt"/>
    </style:style>
    <style:style style:name="P1212" style:family="paragraph">
      <style:paragraph-properties fo:line-height="100.00%" fo:text-align="left" fo:margin-left="34.30pt" fo:text-indent="0.00pt" fo:margin-right="361.45pt" fo:margin-top="6.10pt"/>
    </style:style>
    <style:style style:name="P1213" style:family="paragraph">
      <style:paragraph-properties fo:line-height="100.00%" fo:text-align="left" fo:margin-left="47.50pt" fo:text-indent="0.00pt" fo:margin-top="3.40pt"/>
    </style:style>
    <style:style style:name="P1214" style:family="paragraph">
      <style:paragraph-properties fo:line-height="100.00%" fo:text-align="left" fo:margin-left="47.50pt" fo:text-indent="-13.20pt" fo:margin-right="384.75pt" fo:margin-top="8.00pt"/>
    </style:style>
    <style:style style:name="P1215" style:family="paragraph">
      <style:paragraph-properties fo:line-height="100.00%" fo:text-align="left" fo:margin-left="21.00pt" fo:text-indent="0.00pt" fo:margin-top="1.10pt"/>
    </style:style>
    <style:style style:name="P1216" style:family="paragraph">
      <style:paragraph-properties fo:line-height="100.00%" fo:text-align="left" fo:margin-left="34.30pt" fo:text-indent="0.00pt" fo:margin-top="9.20pt"/>
    </style:style>
    <style:style style:name="P1217" style:family="paragraph">
      <style:paragraph-properties fo:line-height="100.00%" fo:text-align="left"/>
    </style:style>
    <style:style style:name="P1218" style:family="paragraph">
      <style:paragraph-properties fo:line-height="100.00%" fo:text-align="left" fo:margin-bottom="8.00pt"/>
    </style:style>
    <style:style style:name="P1219" style:family="paragraph">
      <style:paragraph-properties fo:line-height="100.00%" fo:text-align="left" fo:margin-bottom="6.00pt"/>
    </style:style>
    <style:style style:name="P1220" style:family="paragraph">
      <style:paragraph-properties fo:line-height="100.00%" fo:text-align="left" fo:margin-bottom="8.00pt"/>
    </style:style>
    <style:style style:name="P1221" style:family="paragraph">
      <style:paragraph-properties fo:line-height="100.00%" fo:text-align="left" fo:margin-top="5.00pt" fo:margin-bottom="5.00pt"/>
    </style:style>
    <style:style style:name="P1222" style:family="paragraph">
      <style:paragraph-properties fo:line-height="100.00%" fo:text-align="center" fo:margin-bottom="8.00pt"/>
    </style:style>
    <style:style style:name="P1223" style:family="paragraph">
      <style:paragraph-properties fo:line-height="100.00%" fo:text-align="justify"/>
    </style:style>
    <style:style style:name="P1224" style:family="paragraph">
      <style:paragraph-properties fo:line-height="100.00%" fo:text-align="left"/>
    </style:style>
    <style:style style:name="P1225" style:family="paragraph">
      <style:paragraph-properties fo:line-height="100.00%" fo:text-align="left" fo:margin-bottom="6.00pt"/>
    </style:style>
    <style:style style:name="P1226" style:family="paragraph">
      <style:paragraph-properties fo:line-height="100.00%" fo:text-align="left" fo:margin-bottom="8.00pt"/>
    </style:style>
    <style:style style:name="P1227" style:family="paragraph">
      <style:paragraph-properties fo:line-height="100.00%" fo:text-align="left" fo:margin-left="72.00pt" fo:text-indent="36.00pt" fo:margin-bottom="6.00pt"/>
    </style:style>
    <style:style style:name="P1228" style:family="paragraph">
      <style:paragraph-properties fo:line-height="100.00%" fo:text-align="center" fo:margin-bottom="6.00pt"/>
    </style:style>
    <style:style style:name="P1229" style:family="paragraph">
      <style:paragraph-properties fo:line-height="100.00%" fo:text-align="left" fo:margin-bottom="8.00pt"/>
    </style:style>
    <style:style style:name="P1230" style:family="paragraph">
      <style:paragraph-properties fo:line-height="100.00%" fo:text-align="left" fo:margin-top="5.00pt" fo:margin-bottom="5.00pt"/>
    </style:style>
    <style:style style:name="P1231" style:family="paragraph">
      <style:paragraph-properties fo:line-height="100.00%" fo:text-align="center" fo:margin-bottom="6.00pt"/>
    </style:style>
    <style:style style:name="P1232" style:family="paragraph">
      <style:paragraph-properties fo:line-height="100.00%" fo:text-align="justify"/>
    </style:style>
    <style:style style:name="P1233" style:family="paragraph">
      <style:paragraph-properties fo:line-height="100.00%" fo:text-align="left" fo:margin-bottom="8.00pt"/>
    </style:style>
    <style:style style:name="P1234" style:family="paragraph">
      <style:paragraph-properties fo:line-height="100.00%" fo:text-align="justify"/>
    </style:style>
    <style:style style:name="P1235" style:family="paragraph">
      <style:paragraph-properties fo:line-height="100.00%" fo:text-align="left" fo:margin-top="5.00pt" fo:margin-bottom="5.00pt"/>
    </style:style>
    <style:style style:name="P1236" style:family="paragraph">
      <style:paragraph-properties fo:line-height="100.00%" fo:text-align="left"/>
    </style:style>
    <style:style style:name="P1237" style:family="paragraph">
      <style:paragraph-properties fo:line-height="100.00%" fo:text-align="left" fo:margin-left="33.95pt" fo:text-indent="-13.00pt" fo:margin-right="2.20pt" fo:margin-top="3.65pt"/>
    </style:style>
    <style:style style:name="P1238" style:family="paragraph">
      <style:paragraph-properties fo:line-height="100.00%" fo:text-align="left" fo:margin-left="33.95pt" fo:text-indent="0.00pt" fo:margin-top="9.20pt"/>
    </style:style>
    <style:style style:name="P1239" style:family="paragraph">
      <style:paragraph-properties fo:line-height="100.00%" fo:text-align="left" fo:margin-left="46.65pt" fo:text-indent="-12.85pt" fo:margin-right="305.00pt" fo:margin-top="3.10pt"/>
    </style:style>
    <style:style style:name="P1240" style:family="paragraph">
      <style:paragraph-properties fo:line-height="100.00%" fo:text-align="left" fo:margin-left="59.50pt" fo:text-indent="0.00pt"/>
    </style:style>
    <style:style style:name="P1241" style:family="paragraph">
      <style:paragraph-properties fo:line-height="100.00%" fo:text-align="left" fo:margin-left="33.95pt" fo:text-indent="0.00pt" fo:margin-top="0.10pt"/>
    </style:style>
    <style:style style:name="P1242" style:family="paragraph">
      <style:paragraph-properties fo:line-height="100.00%" fo:text-align="left" fo:margin-left="33.80pt" fo:text-indent="12.80pt" fo:margin-right="384.75pt"/>
    </style:style>
    <style:style style:name="P1243" style:family="paragraph">
      <style:paragraph-properties fo:line-height="100.00%" fo:text-align="left" fo:margin-left="46.65pt" fo:text-indent="0.00pt"/>
    </style:style>
    <style:style style:name="P1244" style:family="paragraph">
      <style:paragraph-properties fo:line-height="100.00%" fo:text-align="left"/>
    </style:style>
    <style:style style:name="P1245" style:family="paragraph">
      <style:paragraph-properties fo:line-height="100.00%" fo:text-align="left" fo:margin-top="5.00pt" fo:margin-bottom="5.00pt"/>
    </style:style>
    <style:style style:name="P1246" style:family="paragraph">
      <style:paragraph-properties fo:line-height="100.00%" fo:text-align="left" fo:margin-bottom="8.00pt"/>
    </style:style>
    <style:style style:name="P1247" style:family="paragraph">
      <style:paragraph-properties fo:line-height="100.00%" fo:text-align="left" fo:margin-top="5.00pt" fo:margin-bottom="5.00pt"/>
    </style:style>
    <style:style style:name="P1248" style:family="paragraph">
      <style:paragraph-properties fo:line-height="100.00%" fo:text-align="center" fo:margin-top="5.00pt" fo:margin-bottom="5.00pt"/>
    </style:style>
    <style:style style:name="P1249" style:family="paragraph">
      <style:paragraph-properties fo:line-height="100.00%" fo:text-align="justify"/>
    </style:style>
    <style:style style:name="P1250" style:family="paragraph">
      <style:paragraph-properties fo:line-height="100.00%" fo:text-align="left" fo:margin-bottom="8.00pt"/>
    </style:style>
    <style:style style:name="P1251" style:family="paragraph">
      <style:paragraph-properties fo:line-height="100.00%" fo:text-align="justify"/>
    </style:style>
    <style:style style:name="P1252" style:family="paragraph">
      <style:paragraph-properties fo:line-height="100.00%" fo:text-align="left" fo:margin-top="0.15pt"/>
    </style:style>
    <style:style style:name="P1253" style:family="paragraph">
      <style:paragraph-properties fo:line-height="100.00%" fo:text-align="left" fo:margin-left="57.00pt" fo:text-indent="-36.00pt" fo:margin-right="312.40pt" fo:margin-top="2.30pt"/>
    </style:style>
    <style:style style:name="P1254" style:family="paragraph">
      <style:paragraph-properties fo:line-height="100.00%" fo:text-align="left" fo:margin-left="56.95pt" fo:text-indent="36.00pt" fo:margin-right="196.50pt" fo:margin-top="0.40pt"/>
    </style:style>
    <style:style style:name="P1255" style:family="paragraph">
      <style:paragraph-properties fo:line-height="100.00%" fo:text-align="left" fo:margin-left="93.00pt" fo:text-indent="-36.05pt" fo:margin-right="196.50pt" fo:margin-top="2.30pt"/>
    </style:style>
    <style:style style:name="P1256" style:family="paragraph">
      <style:paragraph-properties fo:line-height="100.00%" fo:text-align="left"/>
    </style:style>
    <style:style style:name="P1257" style:family="paragraph">
      <style:paragraph-properties fo:line-height="100.00%" fo:text-align="left" fo:margin-left="56.95pt" fo:text-indent="0.00pt" fo:margin-top="1.20pt"/>
    </style:style>
    <style:style style:name="P1258" style:family="paragraph">
      <style:paragraph-properties fo:line-height="100.00%" fo:text-align="left"/>
    </style:style>
    <style:style style:name="P1259" style:family="paragraph">
      <style:paragraph-properties fo:line-height="100.00%" fo:text-align="left" fo:margin-left="-1.90pt" fo:text-indent="0.00pt" fo:margin-top="9.95pt"/>
    </style:style>
    <style:style style:name="P1260" style:family="paragraph">
      <style:paragraph-properties fo:line-height="100.00%" fo:text-align="left" fo:margin-bottom="8.00pt"/>
    </style:style>
    <style:style style:name="P1261" style:family="paragraph">
      <style:paragraph-properties fo:line-height="100.00%" fo:text-align="left" fo:margin-top="5.00pt" fo:margin-bottom="5.00pt"/>
    </style:style>
    <style:style style:name="P1262" style:family="paragraph">
      <style:paragraph-properties fo:line-height="100.00%" fo:text-align="center" fo:margin-top="5.00pt" fo:margin-bottom="5.00pt"/>
    </style:style>
    <style:style style:name="P1263" style:family="paragraph">
      <style:paragraph-properties fo:line-height="100.00%" fo:text-align="justify"/>
    </style:style>
    <style:style style:name="P1264" style:family="paragraph">
      <style:paragraph-properties fo:line-height="100.00%" fo:text-align="left" fo:margin-left="4.80pt" fo:text-indent="-4.80pt">
        <style:tab-stops>
          <style:tab-stop style:position="127.05pt"/>
          <style:tab-stop style:position="39471.00pt"/>
        </style:tab-stops>
      </style:paragraph-properties>
    </style:style>
    <style:style style:name="P1265" style:family="paragraph">
      <style:paragraph-properties fo:line-height="100.00%" fo:text-align="left" fo:margin-bottom="12.00pt"/>
    </style:style>
    <style:style style:name="P1266" style:family="paragraph">
      <style:paragraph-properties fo:line-height="100.00%" fo:text-align="left" fo:margin-left="4.80pt" fo:text-indent="-4.80pt">
        <style:tab-stops>
          <style:tab-stop style:position="127.05pt"/>
          <style:tab-stop style:position="39471.00pt"/>
        </style:tab-stops>
      </style:paragraph-properties>
    </style:style>
    <style:style style:name="P1267" style:family="paragraph">
      <style:paragraph-properties fo:line-height="100.00%" fo:text-align="left" fo:margin-left="4.80pt" fo:text-indent="-4.80pt">
        <style:tab-stops>
          <style:tab-stop style:position="127.05pt"/>
          <style:tab-stop style:position="39471.00pt"/>
        </style:tab-stops>
      </style:paragraph-properties>
    </style:style>
    <style:style style:name="P126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269" style:family="paragraph">
      <style:paragraph-properties fo:line-height="100.00%" fo:text-align="left" fo:margin-left="4.80pt" fo:text-indent="-4.80pt">
        <style:tab-stops>
          <style:tab-stop style:position="127.05pt"/>
          <style:tab-stop style:position="39471.00pt"/>
        </style:tab-stops>
      </style:paragraph-properties>
    </style:style>
    <style:style style:name="P1270" style:family="paragraph">
      <style:paragraph-properties fo:line-height="100.00%" fo:text-align="left" fo:margin-left="4.80pt" fo:text-indent="-4.80pt">
        <style:tab-stops>
          <style:tab-stop style:position="127.05pt"/>
          <style:tab-stop style:position="39471.00pt"/>
        </style:tab-stops>
      </style:paragraph-properties>
    </style:style>
    <style:style style:name="P127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272" style:family="paragraph">
      <style:paragraph-properties fo:line-height="100.00%" fo:text-align="left" fo:margin-left="4.80pt" fo:text-indent="-4.80pt">
        <style:tab-stops>
          <style:tab-stop style:position="127.05pt"/>
          <style:tab-stop style:position="39471.00pt"/>
        </style:tab-stops>
      </style:paragraph-properties>
    </style:style>
    <style:style style:name="P1273" style:family="paragraph">
      <style:paragraph-properties fo:line-height="100.00%" fo:text-align="justify"/>
    </style:style>
    <style:style style:name="P1274" style:family="paragraph">
      <style:paragraph-properties fo:line-height="100.00%" fo:text-align="left" fo:margin-left="21.00pt" fo:text-indent="0.00pt" fo:margin-top="4.35pt"/>
    </style:style>
    <style:style style:name="P1275" style:family="paragraph">
      <style:paragraph-properties fo:line-height="100.00%" fo:text-align="left" fo:margin-left="39.20pt" fo:text-indent="-18.25pt" fo:margin-right="196.50pt" fo:margin-top="9.55pt"/>
    </style:style>
    <style:style style:name="P1276" style:family="paragraph">
      <style:paragraph-properties fo:line-height="100.00%" fo:text-align="left" fo:margin-left="39.35pt" fo:text-indent="-0.15pt"/>
    </style:style>
    <style:style style:name="P1277" style:family="paragraph">
      <style:paragraph-properties fo:line-height="100.00%" fo:text-align="left" fo:margin-left="39.35pt" fo:text-indent="0.00pt" fo:margin-top="9.80pt"/>
    </style:style>
    <style:style style:name="P1278" style:family="paragraph">
      <style:paragraph-properties fo:line-height="100.00%" fo:text-align="left" fo:margin-left="57.70pt" fo:text-indent="0.00pt" fo:margin-top="9.80pt"/>
    </style:style>
    <style:style style:name="P1279" style:family="paragraph">
      <style:paragraph-properties fo:line-height="100.00%" fo:text-align="left" fo:margin-left="75.95pt" fo:text-indent="0.00pt" fo:margin-top="9.70pt"/>
    </style:style>
    <style:style style:name="P1280" style:family="paragraph">
      <style:paragraph-properties fo:line-height="100.00%" fo:text-align="left" fo:margin-left="57.70pt" fo:text-indent="0.00pt" fo:margin-top="10.75pt"/>
    </style:style>
    <style:style style:name="P1281" style:family="paragraph">
      <style:paragraph-properties fo:line-height="100.00%" fo:text-align="left" fo:margin-left="57.55pt" fo:text-indent="18.35pt" fo:margin-right="330.00pt" fo:margin-top="5.85pt"/>
    </style:style>
    <style:style style:name="P1282" style:family="paragraph">
      <style:paragraph-properties fo:line-height="100.00%" fo:text-align="left" fo:margin-left="57.55pt" fo:text-indent="-18.40pt" fo:margin-right="288.00pt" fo:margin-top="0.05pt"/>
    </style:style>
    <style:style style:name="P1283" style:family="paragraph">
      <style:paragraph-properties fo:line-height="100.00%" fo:text-align="left" fo:margin-left="20.95pt" fo:text-indent="18.20pt" fo:margin-right="305.00pt" fo:margin-top="0.35pt"/>
    </style:style>
    <style:style style:name="P1284" style:family="paragraph">
      <style:paragraph-properties fo:line-height="100.00%" fo:text-align="left"/>
    </style:style>
    <style:style style:name="P1285" style:family="paragraph">
      <style:paragraph-properties fo:line-height="100.00%" fo:text-align="left" fo:margin-bottom="8.00pt"/>
    </style:style>
    <style:style style:name="P1286" style:family="paragraph">
      <style:paragraph-properties fo:line-height="100.00%" fo:text-align="left" fo:margin-top="5.00pt" fo:margin-bottom="5.00pt"/>
    </style:style>
    <style:style style:name="P1287" style:family="paragraph">
      <style:paragraph-properties fo:line-height="100.00%" fo:text-align="center" fo:margin-top="5.00pt" fo:margin-bottom="5.00pt"/>
    </style:style>
    <style:style style:name="P1288" style:family="paragraph">
      <style:paragraph-properties fo:line-height="100.00%" fo:text-align="left"/>
    </style:style>
    <style:style style:name="P1289" style:family="paragraph">
      <style:paragraph-properties fo:line-height="100.00%" fo:text-align="left" fo:margin-bottom="6.00pt"/>
    </style:style>
    <style:style style:name="P1290" style:family="paragraph">
      <style:paragraph-properties fo:line-height="100.00%" fo:text-align="left" fo:margin-left="4.80pt" fo:text-indent="-4.80pt">
        <style:tab-stops>
          <style:tab-stop style:position="145.00pt"/>
          <style:tab-stop style:position="39471.00pt"/>
        </style:tab-stops>
      </style:paragraph-properties>
    </style:style>
    <style:style style:name="P1291" style:family="paragraph">
      <style:paragraph-properties fo:line-height="100.00%" fo:text-align="left" fo:margin-bottom="12.00pt"/>
    </style:style>
    <style:style style:name="P1292" style:family="paragraph">
      <style:paragraph-properties fo:line-height="100.00%" fo:text-align="left" fo:margin-left="4.80pt" fo:text-indent="-4.80pt">
        <style:tab-stops>
          <style:tab-stop style:position="145.00pt"/>
          <style:tab-stop style:position="39471.00pt"/>
        </style:tab-stops>
      </style:paragraph-properties>
    </style:style>
    <style:style style:name="P1293" style:family="paragraph">
      <style:paragraph-properties fo:line-height="100.00%" fo:text-align="left" fo:margin-left="4.80pt" fo:text-indent="-4.80pt">
        <style:tab-stops>
          <style:tab-stop style:position="145.00pt"/>
          <style:tab-stop style:position="39471.00pt"/>
        </style:tab-stops>
      </style:paragraph-properties>
    </style:style>
    <style:style style:name="P1294"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295" style:family="paragraph">
      <style:paragraph-properties fo:line-height="100.00%" fo:text-align="left" fo:margin-left="4.80pt" fo:text-indent="-4.80pt">
        <style:tab-stops>
          <style:tab-stop style:position="145.00pt"/>
          <style:tab-stop style:position="39471.00pt"/>
        </style:tab-stops>
      </style:paragraph-properties>
    </style:style>
    <style:style style:name="P1296" style:family="paragraph">
      <style:paragraph-properties fo:line-height="100.00%" fo:text-align="justify"/>
    </style:style>
    <style:style style:name="P1297" style:family="paragraph">
      <style:paragraph-properties fo:line-height="100.00%" fo:text-align="left" fo:margin-bottom="8.00pt"/>
    </style:style>
    <style:style style:name="P1298" style:family="paragraph">
      <style:paragraph-properties fo:line-height="100.00%" fo:text-align="left" fo:margin-top="5.00pt" fo:margin-bottom="5.00pt"/>
    </style:style>
    <style:style style:name="P1299" style:family="paragraph">
      <style:paragraph-properties fo:line-height="100.00%" fo:text-align="center" fo:margin-bottom="6.00pt"/>
    </style:style>
    <style:style style:name="P1300" style:family="paragraph">
      <style:paragraph-properties fo:line-height="100.00%" fo:text-align="justify" fo:margin-bottom="6.00pt"/>
    </style:style>
    <style:style style:name="P1301" style:family="paragraph">
      <style:paragraph-properties fo:line-height="100.00%" fo:text-align="left" fo:margin-bottom="6.00pt"/>
    </style:style>
    <style:style style:name="P1302" style:family="paragraph">
      <style:paragraph-properties fo:line-height="100.00%" fo:text-align="left" fo:margin-bottom="6.00pt"/>
    </style:style>
    <style:style style:name="P1303" style:family="paragraph">
      <style:paragraph-properties fo:line-height="100.00%" fo:text-align="left" fo:margin-bottom="8.00pt"/>
    </style:style>
    <style:style style:name="P1304" style:family="paragraph">
      <style:paragraph-properties fo:line-height="100.00%" fo:text-align="left" fo:margin-bottom="6.00pt"/>
    </style:style>
    <style:style style:name="P1305" style:family="paragraph">
      <style:paragraph-properties fo:line-height="100.00%" fo:text-align="left" fo:margin-bottom="8.00pt"/>
    </style:style>
    <style:style style:name="P1306" style:family="paragraph">
      <style:paragraph-properties fo:line-height="100.00%" fo:text-align="left" fo:margin-top="5.00pt" fo:margin-bottom="5.00pt"/>
    </style:style>
    <style:style style:name="P1307" style:family="paragraph">
      <style:paragraph-properties fo:line-height="100.00%" fo:text-align="center" fo:margin-bottom="6.00pt"/>
    </style:style>
    <style:style style:name="P1308" style:family="paragraph">
      <style:paragraph-properties fo:line-height="115.00%" fo:text-align="left" fo:margin-bottom="6.00pt"/>
    </style:style>
    <style:style style:name="P1309" style:family="paragraph">
      <style:paragraph-properties fo:line-height="100.00%" fo:text-align="left" fo:margin-bottom="8.00pt"/>
    </style:style>
    <style:style style:name="P1310" style:family="paragraph">
      <style:paragraph-properties fo:line-height="100.00%" fo:text-align="left" fo:margin-bottom="6.00pt"/>
    </style:style>
    <style:style style:name="P1311" style:family="paragraph">
      <style:paragraph-properties fo:line-height="100.00%" fo:text-align="left" fo:margin-bottom="8.00pt"/>
    </style:style>
    <style:style style:name="P1312" style:family="paragraph">
      <style:paragraph-properties fo:line-height="100.00%" fo:text-align="left" fo:margin-bottom="6.00pt"/>
    </style:style>
    <style:style style:name="P1313" style:family="paragraph">
      <style:paragraph-properties fo:line-height="100.00%" fo:text-align="left" fo:margin-bottom="8.00pt"/>
    </style:style>
    <style:style style:name="P1314" style:family="paragraph">
      <style:paragraph-properties fo:line-height="100.00%" fo:text-align="left" fo:margin-top="5.00pt" fo:margin-bottom="5.00pt"/>
    </style:style>
    <style:style style:name="P1315" style:family="paragraph">
      <style:paragraph-properties fo:line-height="100.00%" fo:text-align="center" fo:margin-top="5.00pt" fo:margin-bottom="5.00pt"/>
    </style:style>
    <style:style style:name="P1316" style:family="paragraph">
      <style:paragraph-properties fo:line-height="100.00%" fo:text-align="center"/>
    </style:style>
    <style:style style:name="P1317" style:family="paragraph">
      <style:paragraph-properties fo:line-height="100.00%" fo:text-align="justify"/>
    </style:style>
    <style:style style:name="P1318" style:family="paragraph">
      <style:paragraph-properties fo:line-height="100.00%" fo:text-align="left" fo:margin-bottom="6.00pt"/>
    </style:style>
    <style:style style:name="P1319" style:family="paragraph">
      <style:paragraph-properties fo:line-height="100.00%" fo:text-align="left" fo:margin-left="4.80pt" fo:text-indent="-4.80pt">
        <style:tab-stops>
          <style:tab-stop style:position="100.55pt"/>
          <style:tab-stop style:position="39471.00pt"/>
        </style:tab-stops>
      </style:paragraph-properties>
    </style:style>
    <style:style style:name="P1320" style:family="paragraph">
      <style:paragraph-properties fo:line-height="100.00%" fo:text-align="left" fo:margin-bottom="12.00pt"/>
    </style:style>
    <style:style style:name="P1321" style:family="paragraph">
      <style:paragraph-properties fo:line-height="100.00%" fo:text-align="left" fo:margin-left="4.80pt" fo:text-indent="-4.80pt">
        <style:tab-stops>
          <style:tab-stop style:position="100.55pt"/>
          <style:tab-stop style:position="39471.00pt"/>
        </style:tab-stops>
      </style:paragraph-properties>
    </style:style>
    <style:style style:name="P1322" style:family="paragraph">
      <style:paragraph-properties fo:line-height="100.00%" fo:text-align="left" fo:margin-left="4.80pt" fo:text-indent="-4.80pt">
        <style:tab-stops>
          <style:tab-stop style:position="100.55pt"/>
          <style:tab-stop style:position="39471.00pt"/>
        </style:tab-stops>
      </style:paragraph-properties>
    </style:style>
    <style:style style:name="P132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24" style:family="paragraph">
      <style:paragraph-properties fo:line-height="100.00%" fo:text-align="left" fo:margin-left="4.80pt" fo:text-indent="-4.80pt">
        <style:tab-stops>
          <style:tab-stop style:position="100.55pt"/>
          <style:tab-stop style:position="39471.00pt"/>
        </style:tab-stops>
      </style:paragraph-properties>
    </style:style>
    <style:style style:name="P1325" style:family="paragraph">
      <style:paragraph-properties fo:line-height="100.00%" fo:text-align="left" fo:margin-left="4.80pt" fo:text-indent="-4.80pt">
        <style:tab-stops>
          <style:tab-stop style:position="100.55pt"/>
          <style:tab-stop style:position="39471.00pt"/>
        </style:tab-stops>
      </style:paragraph-properties>
    </style:style>
    <style:style style:name="P132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27" style:family="paragraph">
      <style:paragraph-properties fo:line-height="100.00%" fo:text-align="left" fo:margin-left="4.80pt" fo:text-indent="-4.80pt">
        <style:tab-stops>
          <style:tab-stop style:position="100.55pt"/>
          <style:tab-stop style:position="39471.00pt"/>
        </style:tab-stops>
      </style:paragraph-properties>
    </style:style>
    <style:style style:name="P1328" style:family="paragraph">
      <style:paragraph-properties fo:line-height="100.00%" fo:text-align="left" fo:margin-bottom="6.00pt"/>
    </style:style>
    <style:style style:name="P1329" style:family="paragraph">
      <style:paragraph-properties fo:line-height="100.00%" fo:text-align="left" fo:margin-bottom="8.00pt"/>
    </style:style>
    <style:style style:name="P1330" style:family="paragraph">
      <style:paragraph-properties fo:line-height="100.00%" fo:text-align="left" fo:margin-top="5.00pt" fo:margin-bottom="5.00pt"/>
    </style:style>
    <style:style style:name="P1331" style:family="paragraph">
      <style:paragraph-properties fo:line-height="100.00%" fo:text-align="center" fo:margin-top="5.00pt" fo:margin-bottom="5.00pt"/>
    </style:style>
    <style:style style:name="P1332" style:family="paragraph">
      <style:paragraph-properties fo:line-height="100.00%" fo:text-align="left" fo:margin-bottom="8.00pt"/>
    </style:style>
    <style:style style:name="P1333" style:family="paragraph">
      <style:paragraph-properties fo:line-height="100.00%" fo:text-align="left" fo:margin-top="5.00pt" fo:margin-bottom="5.00pt"/>
    </style:style>
    <style:style style:name="P1334" style:family="paragraph">
      <style:paragraph-properties fo:line-height="100.00%" fo:text-align="center" fo:margin-left="18.00pt" fo:text-indent="0.00pt" fo:margin-top="5.00pt" fo:margin-bottom="5.00pt"/>
    </style:style>
    <style:style style:name="P1335" style:family="paragraph">
      <style:paragraph-properties fo:line-height="100.00%" fo:text-align="justify" fo:margin-bottom="6.00pt"/>
    </style:style>
    <style:style style:name="P1336" style:family="paragraph">
      <style:paragraph-properties fo:line-height="100.00%" fo:text-align="left" fo:margin-bottom="8.00pt"/>
    </style:style>
    <style:style style:name="P1337" style:family="paragraph">
      <style:paragraph-properties fo:line-height="100.00%" fo:text-align="left" fo:margin-left="4.80pt" fo:text-indent="-4.80pt">
        <style:tab-stops>
          <style:tab-stop style:position="68.80pt"/>
          <style:tab-stop style:position="39471.00pt"/>
        </style:tab-stops>
      </style:paragraph-properties>
    </style:style>
    <style:style style:name="P1338" style:family="paragraph">
      <style:paragraph-properties fo:line-height="100.00%" fo:text-align="left" fo:margin-bottom="8.00pt"/>
    </style:style>
    <style:style style:name="P1339" style:family="paragraph">
      <style:paragraph-properties fo:line-height="100.00%" fo:text-align="left" fo:margin-left="4.80pt" fo:text-indent="-4.80pt">
        <style:tab-stops>
          <style:tab-stop style:position="68.80pt"/>
          <style:tab-stop style:position="39471.00pt"/>
        </style:tab-stops>
      </style:paragraph-properties>
    </style:style>
    <style:style style:name="P1340" style:family="paragraph">
      <style:paragraph-properties fo:line-height="100.00%" fo:text-align="left" fo:margin-left="4.80pt" fo:text-indent="-4.80pt">
        <style:tab-stops>
          <style:tab-stop style:position="68.80pt"/>
          <style:tab-stop style:position="39471.00pt"/>
        </style:tab-stops>
      </style:paragraph-properties>
    </style:style>
    <style:style style:name="P1341" style:family="paragraph">
      <style:paragraph-properties fo:line-height="100.00%" fo:text-align="left" fo:margin-bottom="8.00pt"/>
    </style:style>
    <style:style style:name="P1342" style:family="paragraph">
      <style:paragraph-properties fo:line-height="100.00%" fo:text-align="left" fo:margin-left="4.80pt" fo:text-indent="-4.80pt">
        <style:tab-stops>
          <style:tab-stop style:position="68.80pt"/>
          <style:tab-stop style:position="39471.00pt"/>
        </style:tab-stops>
      </style:paragraph-properties>
    </style:style>
    <style:style style:name="P1343" style:family="paragraph">
      <style:paragraph-properties fo:line-height="100.00%" fo:text-align="left" fo:margin-left="4.80pt" fo:text-indent="-4.80pt">
        <style:tab-stops>
          <style:tab-stop style:position="68.80pt"/>
          <style:tab-stop style:position="39471.00pt"/>
        </style:tab-stops>
      </style:paragraph-properties>
    </style:style>
    <style:style style:name="P1344" style:family="paragraph">
      <style:paragraph-properties fo:line-height="100.00%" fo:text-align="left" fo:margin-bottom="8.00pt"/>
    </style:style>
    <style:style style:name="P1345" style:family="paragraph">
      <style:paragraph-properties fo:line-height="100.00%" fo:text-align="left" fo:margin-left="4.80pt" fo:text-indent="-4.80pt">
        <style:tab-stops>
          <style:tab-stop style:position="68.80pt"/>
          <style:tab-stop style:position="39471.00pt"/>
        </style:tab-stops>
      </style:paragraph-properties>
    </style:style>
    <style:style style:name="P1346" style:family="paragraph">
      <style:paragraph-properties fo:line-height="100.00%" fo:text-align="justify" fo:margin-bottom="6.00pt"/>
    </style:style>
    <style:style style:name="P1347" style:family="paragraph">
      <style:paragraph-properties fo:line-height="100.00%" fo:text-align="left" fo:margin-left="18.00pt" fo:text-indent="0.00pt" fo:margin-bottom="6.00pt"/>
    </style:style>
    <style:style style:name="P1348" style:family="paragraph">
      <style:paragraph-properties fo:line-height="100.00%" fo:text-align="left" fo:margin-left="18.00pt" fo:text-indent="0.00pt" fo:margin-bottom="8.00pt"/>
    </style:style>
    <style:style style:name="P1349" style:family="paragraph">
      <style:paragraph-properties fo:line-height="100.00%" fo:text-align="left" fo:margin-top="5.00pt" fo:margin-bottom="5.00pt"/>
    </style:style>
    <style:style style:name="P1350" style:family="paragraph">
      <style:paragraph-properties fo:line-height="100.00%" fo:text-align="center" fo:margin-left="36.00pt" fo:text-indent="0.00pt" fo:margin-top="5.00pt" fo:margin-bottom="5.00pt"/>
    </style:style>
    <style:style style:name="P1351" style:family="paragraph">
      <style:paragraph-properties fo:line-height="100.00%" fo:text-align="justify" fo:margin-bottom="6.00pt"/>
    </style:style>
    <style:style style:name="P1352" style:family="paragraph">
      <style:paragraph-properties fo:line-height="100.00%" fo:text-align="left" fo:margin-left="18.00pt" fo:text-indent="0.00pt" fo:margin-bottom="6.00pt"/>
    </style:style>
    <style:style style:name="P1353" style:family="paragraph">
      <style:paragraph-properties fo:line-height="100.00%" fo:text-align="left" fo:margin-left="18.00pt" fo:text-indent="0.00pt" fo:margin-bottom="8.00pt"/>
    </style:style>
    <style:style style:name="P1354" style:family="paragraph">
      <style:paragraph-properties fo:line-height="100.00%" fo:text-align="left" fo:margin-left="4.80pt" fo:text-indent="-4.80pt">
        <style:tab-stops>
          <style:tab-stop style:position="47.65pt"/>
          <style:tab-stop style:position="39471.00pt"/>
        </style:tab-stops>
      </style:paragraph-properties>
    </style:style>
    <style:style style:name="P1355" style:family="paragraph">
      <style:paragraph-properties fo:line-height="100.00%" fo:text-align="left" fo:margin-bottom="8.00pt"/>
    </style:style>
    <style:style style:name="P1356" style:family="paragraph">
      <style:paragraph-properties fo:line-height="100.00%" fo:text-align="left" fo:margin-left="4.80pt" fo:text-indent="-4.80pt">
        <style:tab-stops>
          <style:tab-stop style:position="47.65pt"/>
          <style:tab-stop style:position="39471.00pt"/>
        </style:tab-stops>
      </style:paragraph-properties>
    </style:style>
    <style:style style:name="P1357" style:family="paragraph">
      <style:paragraph-properties fo:line-height="100.00%" fo:text-align="left" fo:margin-left="4.80pt" fo:text-indent="-4.80pt">
        <style:tab-stops>
          <style:tab-stop style:position="47.65pt"/>
          <style:tab-stop style:position="39471.00pt"/>
        </style:tab-stops>
      </style:paragraph-properties>
    </style:style>
    <style:style style:name="P1358" style:family="paragraph">
      <style:paragraph-properties fo:line-height="100.00%" fo:text-align="left" fo:margin-bottom="8.00pt"/>
    </style:style>
    <style:style style:name="P1359" style:family="paragraph">
      <style:paragraph-properties fo:line-height="100.00%" fo:text-align="left" fo:margin-left="4.80pt" fo:text-indent="-4.80pt">
        <style:tab-stops>
          <style:tab-stop style:position="47.65pt"/>
          <style:tab-stop style:position="39471.00pt"/>
        </style:tab-stops>
      </style:paragraph-properties>
    </style:style>
    <style:style style:name="P1360" style:family="paragraph">
      <style:paragraph-properties fo:line-height="100.00%" fo:text-align="left" fo:margin-left="4.80pt" fo:text-indent="-4.80pt">
        <style:tab-stops>
          <style:tab-stop style:position="47.65pt"/>
          <style:tab-stop style:position="39471.00pt"/>
        </style:tab-stops>
      </style:paragraph-properties>
    </style:style>
    <style:style style:name="P1361" style:family="paragraph">
      <style:paragraph-properties fo:line-height="100.00%" fo:text-align="left" fo:margin-bottom="8.00pt"/>
    </style:style>
    <style:style style:name="P1362" style:family="paragraph">
      <style:paragraph-properties fo:line-height="100.00%" fo:text-align="left" fo:margin-left="4.80pt" fo:text-indent="-4.80pt">
        <style:tab-stops>
          <style:tab-stop style:position="47.65pt"/>
          <style:tab-stop style:position="39471.00pt"/>
        </style:tab-stops>
      </style:paragraph-properties>
    </style:style>
    <style:style style:name="P1363" style:family="paragraph">
      <style:paragraph-properties fo:line-height="100.00%" fo:text-align="left" fo:margin-bottom="8.00pt"/>
    </style:style>
    <style:style style:name="P1364" style:family="paragraph">
      <style:paragraph-properties fo:line-height="100.00%" fo:text-align="left" fo:margin-left="36.00pt" fo:text-indent="0.00pt" fo:margin-top="5.00pt" fo:margin-bottom="5.00pt"/>
    </style:style>
    <style:style style:name="P1365" style:family="paragraph">
      <style:paragraph-properties fo:line-height="100.00%" fo:text-align="left" fo:margin-bottom="8.00pt"/>
    </style:style>
    <style:style style:name="P1366" style:family="paragraph">
      <style:paragraph-properties fo:line-height="100.00%" fo:text-align="left" fo:margin-top="5.00pt" fo:margin-bottom="5.00pt"/>
    </style:style>
    <style:style style:name="P1367" style:family="paragraph">
      <style:paragraph-properties fo:line-height="100.00%" fo:text-align="center" fo:margin-top="5.00pt" fo:margin-bottom="5.00pt"/>
    </style:style>
    <style:style style:name="P1368" style:family="paragraph">
      <style:paragraph-properties fo:line-height="100.00%" fo:text-align="justify" fo:margin-bottom="6.00pt"/>
    </style:style>
    <style:style style:name="P1369" style:family="paragraph">
      <style:paragraph-properties fo:line-height="100.00%" fo:text-align="left" fo:margin-left="0.00pt" fo:text-indent="36.00pt" fo:margin-bottom="6.00pt"/>
    </style:style>
    <style:style style:name="P1370" style:family="paragraph">
      <style:paragraph-properties fo:line-height="100.00%" fo:text-align="left" fo:margin-bottom="6.00pt"/>
    </style:style>
    <style:style style:name="P1371" style:family="paragraph">
      <style:paragraph-properties fo:line-height="100.00%" fo:text-align="justify" fo:margin-bottom="6.00pt"/>
    </style:style>
    <style:style style:name="P1372" style:family="paragraph">
      <style:paragraph-properties fo:line-height="100.00%" fo:text-align="left" fo:margin-bottom="6.00pt"/>
    </style:style>
    <style:style style:name="P137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74" style:family="paragraph">
      <style:paragraph-properties fo:line-height="100.00%" fo:text-align="left" fo:margin-bottom="6.00pt"/>
    </style:style>
    <style:style style:name="P137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76" style:family="paragraph">
      <style:paragraph-properties fo:line-height="100.00%" fo:text-align="left" fo:margin-bottom="6.00pt"/>
    </style:style>
    <style:style style:name="P1377" style:family="paragraph">
      <style:paragraph-properties fo:line-height="100.00%" fo:text-align="left" fo:margin-left="4.80pt" fo:text-indent="-4.80pt">
        <style:tab-stops>
          <style:tab-stop style:position="235.95pt"/>
          <style:tab-stop style:position="39471.00pt"/>
        </style:tab-stops>
      </style:paragraph-properties>
    </style:style>
    <style:style style:name="P1378" style:family="paragraph">
      <style:paragraph-properties fo:line-height="100.00%" fo:text-align="left" fo:margin-bottom="12.00pt"/>
    </style:style>
    <style:style style:name="P1379" style:family="paragraph">
      <style:paragraph-properties fo:line-height="100.00%" fo:text-align="left" fo:margin-left="4.80pt" fo:text-indent="-4.80pt">
        <style:tab-stops>
          <style:tab-stop style:position="235.95pt"/>
          <style:tab-stop style:position="39471.00pt"/>
        </style:tab-stops>
      </style:paragraph-properties>
    </style:style>
    <style:style style:name="P1380" style:family="paragraph">
      <style:paragraph-properties fo:line-height="100.00%" fo:text-align="left" fo:margin-left="4.80pt" fo:text-indent="-4.80pt">
        <style:tab-stops>
          <style:tab-stop style:position="235.95pt"/>
          <style:tab-stop style:position="39471.00pt"/>
        </style:tab-stops>
      </style:paragraph-properties>
    </style:style>
    <style:style style:name="P138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82" style:family="paragraph">
      <style:paragraph-properties fo:line-height="100.00%" fo:text-align="left" fo:margin-left="4.80pt" fo:text-indent="-4.80pt">
        <style:tab-stops>
          <style:tab-stop style:position="235.95pt"/>
          <style:tab-stop style:position="39471.00pt"/>
        </style:tab-stops>
      </style:paragraph-properties>
    </style:style>
    <style:style style:name="P1383" style:family="paragraph">
      <style:paragraph-properties fo:line-height="100.00%" fo:text-align="justify" fo:margin-bottom="6.00pt"/>
    </style:style>
    <style:style style:name="P1384" style:family="paragraph">
      <style:paragraph-properties fo:line-height="100.00%" fo:text-align="left" fo:margin-bottom="8.00pt"/>
    </style:style>
    <style:style style:name="P1385" style:family="paragraph">
      <style:paragraph-properties fo:line-height="100.00%" fo:text-align="justify" fo:margin-bottom="6.00pt"/>
    </style:style>
    <style:style style:name="P1386" style:family="paragraph">
      <style:paragraph-properties fo:line-height="100.00%" fo:text-align="left" fo:margin-bottom="6.00pt"/>
    </style:style>
    <style:style style:name="P1387" style:family="paragraph">
      <style:paragraph-properties fo:line-height="100.00%" fo:text-align="left" fo:margin-left="36.00pt" fo:text-indent="0.00pt" fo:margin-top="5.00pt" fo:margin-bottom="5.00pt"/>
    </style:style>
    <style:style style:name="P1388" style:family="paragraph">
      <style:paragraph-properties fo:line-height="100.00%" fo:text-align="left" fo:margin-bottom="8.00pt"/>
    </style:style>
    <style:style style:name="P1389" style:family="paragraph">
      <style:paragraph-properties fo:line-height="100.00%" fo:text-align="left" fo:margin-top="5.00pt" fo:margin-bottom="5.00pt"/>
    </style:style>
    <style:style style:name="P1390" style:family="paragraph">
      <style:paragraph-properties fo:line-height="100.00%" fo:text-align="center" fo:margin-top="5.00pt" fo:margin-bottom="5.00pt"/>
    </style:style>
    <style:style style:name="P1391" style:family="paragraph">
      <style:paragraph-properties fo:line-height="100.00%" fo:text-align="justify" fo:margin-bottom="6.00pt"/>
    </style:style>
    <style:style style:name="P1392" style:family="paragraph">
      <style:paragraph-properties fo:line-height="100.00%" fo:text-align="left" fo:margin-bottom="6.00pt"/>
    </style:style>
    <style:style style:name="P139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94" style:family="paragraph">
      <style:paragraph-properties fo:line-height="100.00%" fo:text-align="left" fo:margin-bottom="6.00pt"/>
    </style:style>
    <style:style style:name="P139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396" style:family="paragraph">
      <style:paragraph-properties fo:line-height="100.00%" fo:text-align="left" fo:margin-bottom="6.00pt"/>
    </style:style>
    <style:style style:name="P1397" style:family="paragraph">
      <style:paragraph-properties fo:line-height="100.00%" fo:text-align="left" fo:margin-left="4.80pt" fo:text-indent="-4.80pt">
        <style:tab-stops>
          <style:tab-stop style:position="61.75pt"/>
          <style:tab-stop style:position="39471.00pt"/>
        </style:tab-stops>
      </style:paragraph-properties>
    </style:style>
    <style:style style:name="P1398" style:family="paragraph">
      <style:paragraph-properties fo:line-height="100.00%" fo:text-align="left" fo:margin-left="18.00pt" fo:text-indent="0.00pt" fo:margin-bottom="12.00pt"/>
    </style:style>
    <style:style style:name="P1399" style:family="paragraph">
      <style:paragraph-properties fo:line-height="100.00%" fo:text-align="left" fo:margin-left="4.80pt" fo:text-indent="-4.80pt">
        <style:tab-stops>
          <style:tab-stop style:position="61.75pt"/>
          <style:tab-stop style:position="39471.00pt"/>
        </style:tab-stops>
      </style:paragraph-properties>
    </style:style>
    <style:style style:name="P1400" style:family="paragraph">
      <style:paragraph-properties fo:line-height="100.00%" fo:text-align="left" fo:margin-left="4.80pt" fo:text-indent="-4.80pt">
        <style:tab-stops>
          <style:tab-stop style:position="61.75pt"/>
          <style:tab-stop style:position="39471.00pt"/>
        </style:tab-stops>
      </style:paragraph-properties>
    </style:style>
    <style:style style:name="P1401"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1402" style:family="paragraph">
      <style:paragraph-properties fo:line-height="100.00%" fo:text-align="left" fo:margin-left="4.80pt" fo:text-indent="-4.80pt">
        <style:tab-stops>
          <style:tab-stop style:position="61.75pt"/>
          <style:tab-stop style:position="39471.00pt"/>
        </style:tab-stops>
      </style:paragraph-properties>
    </style:style>
    <style:style style:name="P1403" style:family="paragraph">
      <style:paragraph-properties fo:line-height="100.00%" fo:text-align="left" fo:margin-bottom="8.00pt"/>
    </style:style>
    <style:style style:name="P1404" style:family="paragraph">
      <style:paragraph-properties fo:line-height="100.00%" fo:text-align="left" fo:margin-top="5.00pt" fo:margin-bottom="5.00pt"/>
    </style:style>
    <style:style style:name="P1405" style:family="paragraph">
      <style:paragraph-properties fo:line-height="100.00%" fo:text-align="center" fo:margin-top="5.00pt" fo:margin-bottom="5.00pt"/>
    </style:style>
    <style:style style:name="P1406" style:family="paragraph">
      <style:paragraph-properties fo:line-height="100.00%" fo:text-align="left" fo:margin-bottom="6.00pt"/>
    </style:style>
    <style:style style:name="P1407" style:family="paragraph">
      <style:paragraph-properties fo:line-height="100.00%" fo:text-align="left" fo:margin-bottom="6.00pt"/>
    </style:style>
    <style:style style:name="P1408" style:family="paragraph">
      <style:paragraph-properties fo:line-height="100.00%" fo:text-align="left" fo:margin-left="4.80pt" fo:text-indent="-4.80pt">
        <style:tab-stops>
          <style:tab-stop style:position="61.75pt"/>
          <style:tab-stop style:position="39471.00pt"/>
        </style:tab-stops>
      </style:paragraph-properties>
    </style:style>
    <style:style style:name="P1409" style:family="paragraph">
      <style:paragraph-properties fo:line-height="100.00%" fo:text-align="left" fo:margin-left="18.00pt" fo:text-indent="0.00pt" fo:margin-bottom="12.00pt"/>
    </style:style>
    <style:style style:name="P1410" style:family="paragraph">
      <style:paragraph-properties fo:line-height="100.00%" fo:text-align="left" fo:margin-left="4.80pt" fo:text-indent="-4.80pt">
        <style:tab-stops>
          <style:tab-stop style:position="61.75pt"/>
          <style:tab-stop style:position="39471.00pt"/>
        </style:tab-stops>
      </style:paragraph-properties>
    </style:style>
    <style:style style:name="P1411" style:family="paragraph">
      <style:paragraph-properties fo:line-height="100.00%" fo:text-align="left" fo:margin-left="4.80pt" fo:text-indent="-4.80pt">
        <style:tab-stops>
          <style:tab-stop style:position="61.75pt"/>
          <style:tab-stop style:position="39471.00pt"/>
        </style:tab-stops>
      </style:paragraph-properties>
    </style:style>
    <style:style style:name="P1412" style:family="paragraph">
      <style:paragraph-properties fo:line-height="100.00%" fo:text-align="left" fo:margin-left="18.00pt" fo:text-indent="0.00pt">
        <style:tab-stops>
          <style:tab-stop style:position="27.80pt"/>
          <style:tab-stop style:position="73.60pt"/>
          <style:tab-stop style:position="119.40pt"/>
          <style:tab-stop style:position="165.20pt"/>
          <style:tab-stop style:position="211.00pt"/>
          <style:tab-stop style:position="256.80pt"/>
          <style:tab-stop style:position="302.60pt"/>
          <style:tab-stop style:position="348.40pt"/>
          <style:tab-stop style:position="394.20pt"/>
          <style:tab-stop style:position="440.00pt"/>
          <style:tab-stop style:position="485.80pt"/>
          <style:tab-stop style:position="531.60pt"/>
          <style:tab-stop style:position="577.40pt"/>
          <style:tab-stop style:position="623.20pt"/>
          <style:tab-stop style:position="669.00pt"/>
          <style:tab-stop style:position="714.80pt"/>
        </style:tab-stops>
      </style:paragraph-properties>
    </style:style>
    <style:style style:name="P1413" style:family="paragraph">
      <style:paragraph-properties fo:line-height="100.00%" fo:text-align="left" fo:margin-left="4.80pt" fo:text-indent="-4.80pt">
        <style:tab-stops>
          <style:tab-stop style:position="61.75pt"/>
          <style:tab-stop style:position="39471.00pt"/>
        </style:tab-stops>
      </style:paragraph-properties>
    </style:style>
    <style:style style:name="P1414" style:family="paragraph">
      <style:paragraph-properties fo:line-height="100.00%" fo:text-align="left" fo:margin-left="36.00pt" fo:text-indent="0.00pt" fo:margin-top="5.00pt" fo:margin-bottom="5.00pt"/>
    </style:style>
    <style:style style:name="P1415" style:family="paragraph">
      <style:paragraph-properties fo:line-height="100.00%" fo:text-align="left" fo:margin-bottom="8.00pt"/>
    </style:style>
    <style:style style:name="P1416" style:family="paragraph">
      <style:paragraph-properties fo:line-height="100.00%" fo:text-align="left" fo:margin-bottom="8.00pt"/>
    </style:style>
    <style:style style:name="P1417" style:family="paragraph">
      <style:paragraph-properties fo:line-height="100.00%" fo:text-align="left" fo:margin-bottom="6.00pt"/>
    </style:style>
    <style:style style:name="P1418" style:family="paragraph">
      <style:paragraph-properties fo:line-height="100.00%" fo:text-align="left" fo:margin-left="4.80pt" fo:text-indent="-4.80pt">
        <style:tab-stops>
          <style:tab-stop style:position="56.10pt"/>
          <style:tab-stop style:position="39471.00pt"/>
        </style:tab-stops>
      </style:paragraph-properties>
    </style:style>
    <style:style style:name="P1419" style:family="paragraph">
      <style:paragraph-properties fo:line-height="100.00%" fo:text-align="left" fo:margin-bottom="12.00pt"/>
    </style:style>
    <style:style style:name="P1420" style:family="paragraph">
      <style:paragraph-properties fo:line-height="100.00%" fo:text-align="left" fo:margin-left="4.80pt" fo:text-indent="-4.80pt">
        <style:tab-stops>
          <style:tab-stop style:position="56.10pt"/>
          <style:tab-stop style:position="39471.00pt"/>
        </style:tab-stops>
      </style:paragraph-properties>
    </style:style>
    <style:style style:name="P1421" style:family="paragraph">
      <style:paragraph-properties fo:line-height="100.00%" fo:text-align="left" fo:margin-left="4.80pt" fo:text-indent="-4.80pt">
        <style:tab-stops>
          <style:tab-stop style:position="56.10pt"/>
          <style:tab-stop style:position="39471.00pt"/>
        </style:tab-stops>
      </style:paragraph-properties>
    </style:style>
    <style:style style:name="P142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23" style:family="paragraph">
      <style:paragraph-properties fo:line-height="100.00%" fo:text-align="left" fo:margin-left="4.80pt" fo:text-indent="-4.80pt">
        <style:tab-stops>
          <style:tab-stop style:position="56.10pt"/>
          <style:tab-stop style:position="39471.00pt"/>
        </style:tab-stops>
      </style:paragraph-properties>
    </style:style>
    <style:style style:name="P1424" style:family="paragraph">
      <style:paragraph-properties fo:line-height="100.00%" fo:text-align="left" fo:margin-bottom="8.00pt"/>
    </style:style>
    <style:style style:name="P1425" style:family="paragraph">
      <style:paragraph-properties fo:line-height="100.00%" fo:text-align="left" fo:margin-top="5.00pt" fo:margin-bottom="5.00pt"/>
    </style:style>
    <style:style style:name="P1426" style:family="paragraph">
      <style:paragraph-properties fo:line-height="100.00%" fo:text-align="center" fo:margin-bottom="6.00pt"/>
    </style:style>
    <style:style style:name="P1427" style:family="paragraph">
      <style:paragraph-properties fo:line-height="100.00%" fo:text-align="left" fo:margin-bottom="6.00pt"/>
    </style:style>
    <style:style style:name="P1428" style:family="paragraph">
      <style:paragraph-properties fo:line-height="100.00%" fo:text-align="left" fo:margin-left="21.00pt" fo:text-indent="0.00pt" fo:margin-right="384.75pt"/>
    </style:style>
    <style:style style:name="P1429" style:family="paragraph">
      <style:paragraph-properties fo:line-height="100.00%" fo:text-align="left" fo:margin-left="21.00pt" fo:text-indent="0.00pt" fo:margin-top="2.50pt"/>
    </style:style>
    <style:style style:name="P1430" style:family="paragraph">
      <style:paragraph-properties fo:line-height="100.00%" fo:text-align="left" fo:margin-left="33.80pt" fo:text-indent="-12.85pt" fo:margin-right="364.55pt" fo:margin-top="3.55pt"/>
    </style:style>
    <style:style style:name="P1431" style:family="paragraph">
      <style:paragraph-properties fo:line-height="100.00%" fo:text-align="left" fo:margin-left="33.80pt" fo:text-indent="0.00pt" fo:margin-top="2.50pt"/>
    </style:style>
    <style:style style:name="P1432" style:family="paragraph">
      <style:paragraph-properties fo:line-height="100.00%" fo:text-align="left" fo:margin-left="46.65pt" fo:text-indent="-12.85pt" fo:margin-right="305.00pt" fo:margin-top="5.60pt"/>
    </style:style>
    <style:style style:name="P1433" style:family="paragraph">
      <style:paragraph-properties fo:line-height="100.00%" fo:text-align="left" fo:margin-left="33.95pt" fo:text-indent="25.40pt" fo:margin-right="384.75pt" fo:margin-top="0.20pt"/>
    </style:style>
    <style:style style:name="P1434" style:family="paragraph">
      <style:paragraph-properties fo:line-height="100.00%" fo:text-align="center" fo:margin-left="12.05pt" fo:text-indent="0.00pt" fo:margin-right="399.10pt" fo:margin-top="2.45pt"/>
    </style:style>
    <style:style style:name="P1435" style:family="paragraph">
      <style:paragraph-properties fo:line-height="100.00%" fo:text-align="left" fo:margin-left="21.00pt" fo:text-indent="0.00pt" fo:margin-top="8.50pt"/>
    </style:style>
    <style:style style:name="P1436" style:family="paragraph">
      <style:paragraph-properties fo:line-height="100.00%" fo:text-align="left"/>
    </style:style>
    <style:style style:name="P1437" style:family="paragraph">
      <style:paragraph-properties fo:line-height="100.00%" fo:text-align="left" fo:margin-bottom="6.00pt"/>
    </style:style>
    <style:style style:name="P1438" style:family="paragraph">
      <style:paragraph-properties fo:line-height="100.00%" fo:text-align="left" fo:margin-bottom="8.00pt"/>
    </style:style>
    <style:style style:name="P1439" style:family="paragraph">
      <style:paragraph-properties fo:line-height="100.00%" fo:text-align="left"/>
    </style:style>
    <style:style style:name="P1440" style:family="paragraph">
      <style:paragraph-properties fo:line-height="100.00%" fo:text-align="left" fo:margin-bottom="6.00pt"/>
    </style:style>
    <style:style style:name="P144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42" style:family="paragraph">
      <style:paragraph-properties fo:line-height="100.00%" fo:text-align="left" fo:margin-bottom="6.00pt"/>
    </style:style>
    <style:style style:name="P144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44" style:family="paragraph">
      <style:paragraph-properties fo:line-height="100.00%" fo:text-align="left" fo:margin-bottom="6.00pt"/>
    </style:style>
    <style:style style:name="P144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46" style:family="paragraph">
      <style:paragraph-properties fo:line-height="100.00%" fo:text-align="left"/>
    </style:style>
    <style:style style:name="P1447" style:family="paragraph">
      <style:paragraph-properties fo:line-height="100.00%" fo:text-align="left" fo:margin-bottom="6.00pt"/>
    </style:style>
    <style:style style:name="P1448" style:family="paragraph">
      <style:paragraph-properties fo:line-height="100.00%" fo:text-align="left" fo:margin-left="4.80pt" fo:text-indent="-4.80pt">
        <style:tab-stops>
          <style:tab-stop style:position="39.70pt"/>
          <style:tab-stop style:position="39471.00pt"/>
        </style:tab-stops>
      </style:paragraph-properties>
    </style:style>
    <style:style style:name="P1449" style:family="paragraph">
      <style:paragraph-properties fo:line-height="100.00%" fo:text-align="left" fo:margin-bottom="12.00pt"/>
    </style:style>
    <style:style style:name="P1450" style:family="paragraph">
      <style:paragraph-properties fo:line-height="100.00%" fo:text-align="left" fo:margin-left="4.80pt" fo:text-indent="-4.80pt">
        <style:tab-stops>
          <style:tab-stop style:position="39.70pt"/>
          <style:tab-stop style:position="39471.00pt"/>
        </style:tab-stops>
      </style:paragraph-properties>
    </style:style>
    <style:style style:name="P1451" style:family="paragraph">
      <style:paragraph-properties fo:line-height="100.00%" fo:text-align="left" fo:margin-left="4.80pt" fo:text-indent="-4.80pt">
        <style:tab-stops>
          <style:tab-stop style:position="39.70pt"/>
          <style:tab-stop style:position="39471.00pt"/>
        </style:tab-stops>
      </style:paragraph-properties>
    </style:style>
    <style:style style:name="P145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53" style:family="paragraph">
      <style:paragraph-properties fo:line-height="100.00%" fo:text-align="left" fo:margin-left="4.80pt" fo:text-indent="-4.80pt">
        <style:tab-stops>
          <style:tab-stop style:position="39.70pt"/>
          <style:tab-stop style:position="39471.00pt"/>
        </style:tab-stops>
      </style:paragraph-properties>
    </style:style>
    <style:style style:name="P1454" style:family="paragraph">
      <style:paragraph-properties fo:line-height="100.00%" fo:text-align="left" fo:margin-bottom="8.00pt"/>
    </style:style>
    <style:style style:name="P1455" style:family="paragraph">
      <style:paragraph-properties fo:line-height="100.00%" fo:text-align="left" fo:margin-top="5.00pt" fo:margin-bottom="5.00pt"/>
    </style:style>
    <style:style style:name="P1456" style:family="paragraph">
      <style:paragraph-properties fo:line-height="100.00%" fo:text-align="center" fo:margin-bottom="6.00pt"/>
    </style:style>
    <style:style style:name="P1457" style:family="paragraph">
      <style:paragraph-properties fo:line-height="100.00%" fo:text-align="left" fo:margin-bottom="6.00pt"/>
    </style:style>
    <text:list-style style:name="L1458">
      <text:list-level-style-bullet text:level="1" text:bullet-char="•">
        <style:list-level-properties text:space-before="18.00pt" text:min-label-width="18.00pt"/>
        <style:text-properties fo:font-family="Symbol"/>
      </text:list-level-style-bullet>
    </text:list-style>
    <style:style style:name="P1458" style:family="paragraph">
      <style:paragraph-properties fo:line-height="100.00%" fo:text-align="left" fo:margin-top="5.00pt" fo:margin-bottom="5.00pt">
        <style:tab-stops>
          <style:tab-stop style:position="-36.00pt"/>
        </style:tab-stops>
      </style:paragraph-properties>
    </style:style>
    <style:style style:name="P1459" style:family="paragraph">
      <style:paragraph-properties fo:line-height="100.00%" fo:text-align="left" fo:margin-bottom="6.00pt"/>
    </style:style>
    <style:style style:name="P1460" style:family="paragraph">
      <style:paragraph-properties fo:line-height="100.00%" fo:text-align="left" fo:margin-bottom="8.00pt"/>
    </style:style>
    <style:style style:name="P1461" style:family="paragraph">
      <style:paragraph-properties fo:line-height="100.00%" fo:text-align="left" fo:margin-bottom="8.00pt"/>
    </style:style>
    <style:style style:name="P1462" style:family="paragraph">
      <style:paragraph-properties fo:line-height="100.00%" fo:text-align="center" fo:margin-bottom="8.00pt"/>
    </style:style>
    <style:style style:name="P1463" style:family="paragraph">
      <style:paragraph-properties fo:line-height="100.00%" fo:text-align="left" fo:margin-bottom="8.00pt"/>
    </style:style>
    <style:style style:name="P1464" style:family="paragraph">
      <style:paragraph-properties fo:line-height="100.00%" fo:text-align="left" fo:margin-bottom="6.00pt"/>
    </style:style>
    <style:style style:name="P1465" style:family="paragraph">
      <style:paragraph-properties fo:line-height="100.00%" fo:text-align="left" fo:margin-left="4.80pt" fo:text-indent="-4.80pt">
        <style:tab-stops>
          <style:tab-stop style:position="90.20pt"/>
          <style:tab-stop style:position="39471.00pt"/>
        </style:tab-stops>
      </style:paragraph-properties>
    </style:style>
    <style:style style:name="P1466" style:family="paragraph">
      <style:paragraph-properties fo:line-height="100.00%" fo:text-align="left" fo:margin-bottom="12.00pt"/>
    </style:style>
    <style:style style:name="P1467" style:family="paragraph">
      <style:paragraph-properties fo:line-height="100.00%" fo:text-align="left" fo:margin-left="4.80pt" fo:text-indent="-4.80pt">
        <style:tab-stops>
          <style:tab-stop style:position="90.20pt"/>
          <style:tab-stop style:position="39471.00pt"/>
        </style:tab-stops>
      </style:paragraph-properties>
    </style:style>
    <style:style style:name="P1468" style:family="paragraph">
      <style:paragraph-properties fo:line-height="100.00%" fo:text-align="left" fo:margin-left="4.80pt" fo:text-indent="-4.80pt">
        <style:tab-stops>
          <style:tab-stop style:position="90.20pt"/>
          <style:tab-stop style:position="39471.00pt"/>
        </style:tab-stops>
      </style:paragraph-properties>
    </style:style>
    <style:style style:name="P146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70" style:family="paragraph">
      <style:paragraph-properties fo:line-height="100.00%" fo:text-align="left"/>
    </style:style>
    <style:style style:name="P147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72" style:family="paragraph">
      <style:paragraph-properties fo:line-height="100.00%" fo:text-align="left" fo:margin-left="4.80pt" fo:text-indent="-4.80pt">
        <style:tab-stops>
          <style:tab-stop style:position="90.20pt"/>
          <style:tab-stop style:position="39471.00pt"/>
        </style:tab-stops>
      </style:paragraph-properties>
    </style:style>
    <style:style style:name="P1473" style:family="paragraph">
      <style:paragraph-properties fo:line-height="100.00%" fo:text-align="left" fo:margin-bottom="8.00pt"/>
    </style:style>
    <style:style style:name="P1474" style:family="paragraph">
      <style:paragraph-properties fo:line-height="100.00%" fo:text-align="left" fo:margin-top="5.00pt" fo:margin-bottom="5.00pt"/>
    </style:style>
    <style:style style:name="P1475" style:family="paragraph">
      <style:paragraph-properties fo:line-height="100.00%" fo:text-align="center" fo:margin-top="5.00pt" fo:margin-bottom="5.00pt"/>
    </style:style>
    <style:style style:name="P1476" style:family="paragraph">
      <style:paragraph-properties fo:line-height="100.00%" fo:text-align="justify" fo:margin-bottom="6.00pt"/>
    </style:style>
    <style:style style:name="P1477" style:family="paragraph">
      <style:paragraph-properties fo:line-height="100.00%" fo:text-align="left" fo:margin-top="5.00pt" fo:margin-bottom="5.00pt"/>
    </style:style>
    <style:style style:name="P1478" style:family="paragraph">
      <style:paragraph-properties fo:line-height="100.00%" fo:text-align="left" fo:margin-bottom="8.00pt"/>
    </style:style>
    <style:style style:name="P1479" style:family="paragraph">
      <style:paragraph-properties fo:line-height="100.00%" fo:text-align="left" fo:margin-bottom="6.00pt"/>
    </style:style>
    <style:style style:name="P1480" style:family="paragraph">
      <style:paragraph-properties fo:line-height="100.00%" fo:text-align="left"/>
    </style:style>
    <style:style style:name="P1481" style:family="paragraph">
      <style:paragraph-properties fo:line-height="100.00%" fo:text-align="left" fo:margin-bottom="6.00pt"/>
    </style:style>
    <style:style style:name="P1482" style:family="paragraph">
      <style:paragraph-properties fo:line-height="100.00%" fo:text-align="left" fo:margin-left="4.80pt" fo:text-indent="-4.80pt">
        <style:tab-stops>
          <style:tab-stop style:position="50.60pt"/>
          <style:tab-stop style:position="39471.00pt"/>
        </style:tab-stops>
      </style:paragraph-properties>
    </style:style>
    <style:style style:name="P1483" style:family="paragraph">
      <style:paragraph-properties fo:line-height="100.00%" fo:text-align="left" fo:margin-bottom="12.00pt"/>
    </style:style>
    <style:style style:name="P1484" style:family="paragraph">
      <style:paragraph-properties fo:line-height="100.00%" fo:text-align="left" fo:margin-left="4.80pt" fo:text-indent="-4.80pt">
        <style:tab-stops>
          <style:tab-stop style:position="50.60pt"/>
          <style:tab-stop style:position="39471.00pt"/>
        </style:tab-stops>
      </style:paragraph-properties>
    </style:style>
    <style:style style:name="P1485" style:family="paragraph">
      <style:paragraph-properties fo:line-height="100.00%" fo:text-align="left" fo:margin-left="4.80pt" fo:text-indent="-4.80pt">
        <style:tab-stops>
          <style:tab-stop style:position="50.60pt"/>
          <style:tab-stop style:position="39471.00pt"/>
        </style:tab-stops>
      </style:paragraph-properties>
    </style:style>
    <style:style style:name="P148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487" style:family="paragraph">
      <style:paragraph-properties fo:line-height="100.00%" fo:text-align="left" fo:margin-left="4.80pt" fo:text-indent="-4.80pt">
        <style:tab-stops>
          <style:tab-stop style:position="50.60pt"/>
          <style:tab-stop style:position="39471.00pt"/>
        </style:tab-stops>
      </style:paragraph-properties>
    </style:style>
    <style:style style:name="P1488" style:family="paragraph">
      <style:paragraph-properties fo:line-height="100.00%" fo:text-align="left" fo:margin-bottom="8.00pt"/>
    </style:style>
    <style:style style:name="P1489" style:family="paragraph">
      <style:paragraph-properties fo:line-height="100.00%" fo:text-align="left" fo:margin-top="5.00pt" fo:margin-bottom="5.00pt"/>
    </style:style>
    <style:style style:name="P1490" style:family="paragraph">
      <style:paragraph-properties fo:line-height="100.00%" fo:text-align="center" fo:margin-top="5.00pt" fo:margin-bottom="5.00pt"/>
    </style:style>
    <style:style style:name="P1491" style:family="paragraph">
      <style:paragraph-properties fo:line-height="100.00%" fo:text-align="left" fo:margin-bottom="6.00pt"/>
    </style:style>
    <style:style style:name="P1492" style:family="paragraph">
      <style:paragraph-properties fo:line-height="100.00%" fo:text-align="left" fo:margin-bottom="8.00pt"/>
    </style:style>
    <style:style style:name="P1493" style:family="paragraph">
      <style:paragraph-properties fo:line-height="100.00%" fo:text-align="left"/>
    </style:style>
    <style:style style:name="P1494" style:family="paragraph">
      <style:paragraph-properties fo:line-height="100.00%" fo:text-align="justify"/>
    </style:style>
    <style:style style:name="P1495" style:family="paragraph">
      <style:paragraph-properties fo:line-height="100.00%" fo:text-align="left"/>
    </style:style>
    <style:style style:name="P1496" style:family="paragraph">
      <style:paragraph-properties fo:line-height="100.00%" fo:text-align="left" fo:margin-left="4.80pt" fo:text-indent="-4.80pt">
        <style:tab-stops>
          <style:tab-stop style:position="39.70pt"/>
          <style:tab-stop style:position="39471.00pt"/>
        </style:tab-stops>
      </style:paragraph-properties>
    </style:style>
    <style:style style:name="P1497" style:family="paragraph">
      <style:paragraph-properties fo:line-height="100.00%" fo:text-align="left"/>
    </style:style>
    <style:style style:name="P1498" style:family="paragraph">
      <style:paragraph-properties fo:line-height="100.00%" fo:text-align="left" fo:margin-left="4.80pt" fo:text-indent="-4.80pt">
        <style:tab-stops>
          <style:tab-stop style:position="39.70pt"/>
          <style:tab-stop style:position="39471.00pt"/>
        </style:tab-stops>
      </style:paragraph-properties>
    </style:style>
    <style:style style:name="P1499" style:family="paragraph">
      <style:paragraph-properties fo:line-height="100.00%" fo:text-align="left" fo:margin-left="4.80pt" fo:text-indent="-4.80pt">
        <style:tab-stops>
          <style:tab-stop style:position="39.70pt"/>
          <style:tab-stop style:position="39471.00pt"/>
        </style:tab-stops>
      </style:paragraph-properties>
    </style:style>
    <style:style style:name="P1500"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01" style:family="paragraph">
      <style:paragraph-properties fo:line-height="100.00%" fo:text-align="left" fo:margin-left="4.80pt" fo:text-indent="-4.80pt">
        <style:tab-stops>
          <style:tab-stop style:position="39.70pt"/>
          <style:tab-stop style:position="39471.00pt"/>
        </style:tab-stops>
      </style:paragraph-properties>
    </style:style>
    <style:style style:name="P1502" style:family="paragraph">
      <style:paragraph-properties fo:line-height="100.00%" fo:text-align="left" fo:margin-bottom="8.00pt"/>
    </style:style>
    <style:style style:name="P1503" style:family="paragraph">
      <style:paragraph-properties fo:line-height="100.00%" fo:text-align="left" fo:margin-top="5.00pt" fo:margin-bottom="5.00pt"/>
    </style:style>
    <style:style style:name="P1504" style:family="paragraph">
      <style:paragraph-properties fo:line-height="100.00%" fo:text-align="center" fo:margin-top="5.00pt" fo:margin-bottom="5.00pt"/>
    </style:style>
    <style:style style:name="P1505" style:family="paragraph">
      <style:paragraph-properties fo:line-height="100.00%" fo:text-align="justify" fo:margin-bottom="6.00pt"/>
    </style:style>
    <style:style style:name="P1506" style:family="paragraph">
      <style:paragraph-properties fo:line-height="100.00%" fo:text-align="left" fo:margin-top="5.00pt" fo:margin-bottom="5.00pt"/>
    </style:style>
    <style:style style:name="P1507" style:family="paragraph">
      <style:paragraph-properties fo:line-height="100.00%" fo:text-align="left" fo:margin-bottom="8.00pt"/>
    </style:style>
    <style:style style:name="P1508" style:family="paragraph">
      <style:paragraph-properties fo:line-height="100.00%" fo:text-align="left" fo:margin-bottom="6.00pt"/>
    </style:style>
    <style:style style:name="P1509" style:family="paragraph">
      <style:paragraph-properties fo:line-height="100.00%" fo:text-align="left" fo:margin-bottom="8.00pt"/>
    </style:style>
    <style:style style:name="P1510" style:family="paragraph">
      <style:paragraph-properties fo:line-height="100.00%" fo:text-align="left" fo:margin-top="5.00pt" fo:margin-bottom="5.00pt"/>
    </style:style>
    <style:style style:name="P1511" style:family="paragraph">
      <style:paragraph-properties fo:line-height="100.00%" fo:text-align="left"/>
    </style:style>
    <style:style style:name="P1512" style:family="paragraph">
      <style:paragraph-properties fo:line-height="100.00%" fo:text-align="center"/>
    </style:style>
    <style:style style:name="P1513" style:family="paragraph">
      <style:paragraph-properties fo:line-height="100.00%" fo:text-align="left"/>
    </style:style>
    <style:style style:name="P1514" style:family="paragraph">
      <style:paragraph-properties fo:line-height="100.00%" fo:text-align="left" fo:margin-bottom="8.00pt"/>
    </style:style>
    <style:style style:name="P1515" style:family="paragraph">
      <style:paragraph-properties fo:line-height="100.00%" fo:text-align="justify" fo:margin-bottom="6.00pt"/>
    </style:style>
    <style:style style:name="P1516" style:family="paragraph">
      <style:paragraph-properties fo:line-height="100.00%" fo:text-align="left" fo:margin-bottom="6.00pt"/>
    </style:style>
    <style:style style:name="P1517" style:family="paragraph">
      <style:paragraph-properties fo:line-height="100.00%" fo:text-align="left" fo:margin-bottom="8.00pt"/>
    </style:style>
    <style:style style:name="P1518" style:family="paragraph">
      <style:paragraph-properties fo:line-height="100.00%" fo:text-align="left" fo:margin-top="5.00pt" fo:margin-bottom="5.00pt"/>
    </style:style>
    <style:style style:name="P1519" style:family="paragraph">
      <style:paragraph-properties fo:line-height="100.00%" fo:text-align="center" fo:margin-top="5.00pt"/>
    </style:style>
    <style:style style:name="P1520" style:family="paragraph">
      <style:paragraph-properties fo:line-height="100.00%" fo:text-align="justify"/>
    </style:style>
    <style:style style:name="P1521" style:family="paragraph">
      <style:paragraph-properties fo:line-height="100.00%" fo:text-align="left" fo:margin-bottom="8.00pt"/>
    </style:style>
    <style:style style:name="P1522" style:family="paragraph">
      <style:paragraph-properties fo:line-height="100.00%" fo:text-align="left" fo:margin-bottom="6.00pt"/>
    </style:style>
    <style:style style:name="P1523" style:family="paragraph">
      <style:paragraph-properties fo:line-height="100.00%" fo:text-align="left" fo:margin-top="5.00pt" fo:margin-bottom="6.00pt"/>
    </style:style>
    <style:style style:name="P1524" style:family="paragraph">
      <style:paragraph-properties fo:line-height="100.00%" fo:text-align="center" fo:margin-bottom="6.00pt"/>
    </style:style>
    <style:style style:name="P1525" style:family="paragraph">
      <style:paragraph-properties fo:line-height="100.00%" fo:text-align="left" fo:margin-bottom="8.00pt"/>
    </style:style>
    <style:style style:name="P1526" style:family="paragraph">
      <style:paragraph-properties fo:line-height="100.00%" fo:text-align="left" fo:margin-bottom="6.00pt"/>
    </style:style>
    <style:style style:name="P1527" style:family="paragraph">
      <style:paragraph-properties fo:line-height="100.00%" fo:text-align="left" fo:margin-left="4.80pt" fo:text-indent="-4.80pt">
        <style:tab-stops>
          <style:tab-stop style:position="43.75pt"/>
          <style:tab-stop style:position="39471.00pt"/>
        </style:tab-stops>
      </style:paragraph-properties>
    </style:style>
    <style:style style:name="P1528" style:family="paragraph">
      <style:paragraph-properties fo:line-height="100.00%" fo:text-align="left" fo:margin-bottom="12.00pt"/>
    </style:style>
    <style:style style:name="P1529" style:family="paragraph">
      <style:paragraph-properties fo:line-height="100.00%" fo:text-align="left" fo:margin-left="4.80pt" fo:text-indent="-4.80pt">
        <style:tab-stops>
          <style:tab-stop style:position="43.75pt"/>
          <style:tab-stop style:position="39471.00pt"/>
        </style:tab-stops>
      </style:paragraph-properties>
    </style:style>
    <style:style style:name="P1530" style:family="paragraph">
      <style:paragraph-properties fo:line-height="100.00%" fo:text-align="left" fo:margin-left="4.80pt" fo:text-indent="-4.80pt">
        <style:tab-stops>
          <style:tab-stop style:position="43.75pt"/>
          <style:tab-stop style:position="39471.00pt"/>
        </style:tab-stops>
      </style:paragraph-properties>
    </style:style>
    <style:style style:name="P153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32" style:family="paragraph">
      <style:paragraph-properties fo:line-height="100.00%" fo:text-align="left"/>
    </style:style>
    <style:style style:name="P153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34" style:family="paragraph">
      <style:paragraph-properties fo:line-height="100.00%" fo:text-align="left" fo:margin-left="4.80pt" fo:text-indent="-4.80pt">
        <style:tab-stops>
          <style:tab-stop style:position="43.75pt"/>
          <style:tab-stop style:position="39471.00pt"/>
        </style:tab-stops>
      </style:paragraph-properties>
    </style:style>
    <style:style style:name="P1535" style:family="paragraph">
      <style:paragraph-properties fo:line-height="100.00%" fo:text-align="left" fo:margin-bottom="8.00pt"/>
    </style:style>
    <style:style style:name="P1536" style:family="paragraph">
      <style:paragraph-properties fo:line-height="100.00%" fo:text-align="left" fo:margin-top="5.00pt" fo:margin-bottom="5.00pt"/>
    </style:style>
    <style:style style:name="P1537" style:family="paragraph">
      <style:paragraph-properties fo:line-height="100.00%" fo:text-align="center" fo:margin-bottom="6.00pt"/>
    </style:style>
    <style:style style:name="P1538" style:family="paragraph">
      <style:paragraph-properties fo:line-height="100.00%" fo:text-align="left" fo:margin-bottom="6.00pt"/>
    </style:style>
    <style:style style:name="P1539" style:family="paragraph">
      <style:paragraph-properties fo:line-height="100.00%" fo:text-align="left" fo:margin-bottom="8.00pt"/>
    </style:style>
    <style:style style:name="P1540" style:family="paragraph">
      <style:paragraph-properties fo:line-height="100.00%" fo:text-align="justify" fo:margin-bottom="6.00pt"/>
    </style:style>
    <style:style style:name="P1541" style:family="paragraph">
      <style:paragraph-properties fo:line-height="100.00%" fo:text-align="left" fo:margin-bottom="6.00pt"/>
    </style:style>
    <style:style style:name="P1542" style:family="paragraph">
      <style:paragraph-properties fo:line-height="100.00%" fo:text-align="left" fo:margin-left="4.80pt" fo:text-indent="-4.80pt">
        <style:tab-stops>
          <style:tab-stop style:position="43.75pt"/>
          <style:tab-stop style:position="39471.00pt"/>
        </style:tab-stops>
      </style:paragraph-properties>
    </style:style>
    <style:style style:name="P1543" style:family="paragraph">
      <style:paragraph-properties fo:line-height="100.00%" fo:text-align="left" fo:margin-bottom="12.00pt"/>
    </style:style>
    <style:style style:name="P1544" style:family="paragraph">
      <style:paragraph-properties fo:line-height="100.00%" fo:text-align="left" fo:margin-left="4.80pt" fo:text-indent="-4.80pt">
        <style:tab-stops>
          <style:tab-stop style:position="43.75pt"/>
          <style:tab-stop style:position="39471.00pt"/>
        </style:tab-stops>
      </style:paragraph-properties>
    </style:style>
    <style:style style:name="P1545" style:family="paragraph">
      <style:paragraph-properties fo:line-height="100.00%" fo:text-align="left" fo:margin-left="4.80pt" fo:text-indent="-4.80pt">
        <style:tab-stops>
          <style:tab-stop style:position="43.75pt"/>
          <style:tab-stop style:position="39471.00pt"/>
        </style:tab-stops>
      </style:paragraph-properties>
    </style:style>
    <style:style style:name="P1546"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47" style:family="paragraph">
      <style:paragraph-properties fo:line-height="100.00%" fo:text-align="left" fo:margin-left="4.80pt" fo:text-indent="-4.80pt">
        <style:tab-stops>
          <style:tab-stop style:position="43.75pt"/>
          <style:tab-stop style:position="39471.00pt"/>
        </style:tab-stops>
      </style:paragraph-properties>
    </style:style>
    <style:style style:name="P1548" style:family="paragraph">
      <style:paragraph-properties fo:line-height="100.00%" fo:text-align="left" fo:margin-left="4.80pt" fo:text-indent="-4.80pt">
        <style:tab-stops>
          <style:tab-stop style:position="43.75pt"/>
          <style:tab-stop style:position="39471.00pt"/>
        </style:tab-stops>
      </style:paragraph-properties>
    </style:style>
    <style:style style:name="P1549"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50" style:family="paragraph">
      <style:paragraph-properties fo:line-height="100.00%" fo:text-align="left" fo:margin-left="4.80pt" fo:text-indent="-4.80pt">
        <style:tab-stops>
          <style:tab-stop style:position="43.75pt"/>
          <style:tab-stop style:position="39471.00pt"/>
        </style:tab-stops>
      </style:paragraph-properties>
    </style:style>
    <style:style style:name="P1551" style:family="paragraph">
      <style:paragraph-properties fo:line-height="100.00%" fo:text-align="left" fo:margin-bottom="8.00pt"/>
    </style:style>
    <style:style style:name="P1552" style:family="paragraph">
      <style:paragraph-properties fo:line-height="100.00%" fo:text-align="left" fo:margin-top="5.00pt" fo:margin-bottom="5.00pt"/>
    </style:style>
    <style:style style:name="P1553" style:family="paragraph">
      <style:paragraph-properties fo:line-height="100.00%" fo:text-align="center" fo:margin-bottom="6.00pt"/>
    </style:style>
    <style:style style:name="P1554" style:family="paragraph">
      <style:paragraph-properties fo:line-height="100.00%" fo:text-align="justify"/>
    </style:style>
    <style:style style:name="P1555" style:family="paragraph">
      <style:paragraph-properties fo:line-height="100.00%" fo:text-align="justify">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56" style:family="paragraph">
      <style:paragraph-properties fo:line-height="100.00%" fo:text-align="left" fo:margin-bottom="6.00pt"/>
    </style:style>
    <style:style style:name="P1557" style:family="paragraph">
      <style:paragraph-properties fo:line-height="100.00%" fo:text-align="left" fo:margin-left="21.00pt" fo:text-indent="0.00pt" fo:margin-right="384.75pt"/>
    </style:style>
    <style:style style:name="P1558" style:family="paragraph">
      <style:paragraph-properties fo:line-height="100.00%" fo:text-align="left" fo:margin-left="33.80pt" fo:text-indent="-12.85pt" fo:margin-right="361.45pt" fo:margin-top="0.20pt"/>
    </style:style>
    <style:style style:name="P1559" style:family="paragraph">
      <style:paragraph-properties fo:line-height="100.00%" fo:text-align="left" fo:margin-left="46.65pt" fo:text-indent="-12.85pt" fo:margin-right="305.00pt" fo:margin-top="0.10pt"/>
    </style:style>
    <style:style style:name="P1560" style:family="paragraph">
      <style:paragraph-properties fo:line-height="100.00%" fo:text-align="left" fo:margin-left="59.35pt" fo:text-indent="0.00pt" fo:margin-right="344.60pt"/>
    </style:style>
    <style:style style:name="P1561" style:family="paragraph">
      <style:paragraph-properties fo:line-height="100.00%" fo:text-align="center" fo:margin-left="15.10pt" fo:text-indent="0.00pt" fo:margin-right="399.10pt"/>
    </style:style>
    <style:style style:name="P1562" style:family="paragraph">
      <style:paragraph-properties fo:line-height="100.00%" fo:text-align="left" fo:margin-top="0.30pt"/>
    </style:style>
    <style:style style:name="P1563" style:family="paragraph">
      <style:paragraph-properties fo:line-height="100.00%" fo:text-align="center" fo:margin-left="17.55pt" fo:text-indent="0.00pt" fo:margin-right="399.10pt"/>
    </style:style>
    <style:style style:name="P1564" style:family="paragraph">
      <style:paragraph-properties fo:line-height="100.00%" fo:text-align="left" fo:margin-left="19.75pt" fo:text-indent="0.00pt" fo:margin-right="246.45pt" fo:margin-top="0.05pt"/>
    </style:style>
    <style:style style:name="P1565" style:family="paragraph">
      <style:paragraph-properties fo:line-height="100.00%" fo:text-align="left" fo:margin-left="20.95pt" fo:text-indent="0.00pt" fo:margin-right="246.45pt" fo:margin-top="9.60pt"/>
    </style:style>
    <style:style style:name="P1566" style:family="paragraph">
      <style:paragraph-properties fo:line-height="100.00%" fo:text-align="left" fo:margin-top="0.20pt"/>
    </style:style>
    <style:style style:name="P1567" style:family="paragraph">
      <style:paragraph-properties fo:line-height="100.00%" fo:text-align="left" fo:margin-left="5.00pt" fo:text-indent="0.00pt"/>
    </style:style>
    <style:style style:name="P1568" style:family="paragraph">
      <style:paragraph-properties fo:line-height="100.00%" fo:text-align="left"/>
    </style:style>
    <style:style style:name="P1569" style:family="paragraph">
      <style:paragraph-properties fo:line-height="100.00%" fo:text-align="left" fo:margin-left="19.75pt" fo:text-indent="0.00pt" fo:margin-top="0.05pt"/>
    </style:style>
    <style:style style:name="P1570" style:family="paragraph">
      <style:paragraph-properties fo:line-height="100.00%" fo:text-align="left" fo:margin-left="21.00pt" fo:text-indent="0.00pt" fo:margin-top="2.55pt"/>
    </style:style>
    <style:style style:name="P1571" style:family="paragraph">
      <style:paragraph-properties fo:line-height="100.00%" fo:text-align="left"/>
    </style:style>
    <style:style style:name="P1572" style:family="paragraph">
      <style:paragraph-properties fo:line-height="100.00%" fo:text-align="left" fo:margin-bottom="6.00pt"/>
    </style:style>
    <style:style style:name="P1573" style:family="paragraph">
      <style:paragraph-properties fo:line-height="100.00%" fo:text-align="left" fo:margin-bottom="8.00pt"/>
    </style:style>
    <style:style style:name="P1574" style:family="paragraph">
      <style:paragraph-properties fo:line-height="100.00%" fo:text-align="left" fo:margin-bottom="6.00pt"/>
    </style:style>
    <style:style style:name="P157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76" style:family="paragraph">
      <style:paragraph-properties fo:line-height="100.00%" fo:text-align="left"/>
    </style:style>
    <style:style style:name="P1577" style:family="paragraph">
      <style:paragraph-properties fo:line-height="100.00%" fo:text-align="left" fo:margin-left="4.80pt" fo:text-indent="-4.80pt">
        <style:tab-stops>
          <style:tab-stop style:position="40.95pt"/>
          <style:tab-stop style:position="39471.00pt"/>
        </style:tab-stops>
      </style:paragraph-properties>
    </style:style>
    <style:style style:name="P1578" style:family="paragraph">
      <style:paragraph-properties fo:line-height="100.00%" fo:text-align="left" fo:margin-bottom="12.00pt"/>
    </style:style>
    <style:style style:name="P1579" style:family="paragraph">
      <style:paragraph-properties fo:line-height="100.00%" fo:text-align="left" fo:margin-left="4.80pt" fo:text-indent="-4.80pt">
        <style:tab-stops>
          <style:tab-stop style:position="40.95pt"/>
          <style:tab-stop style:position="39471.00pt"/>
        </style:tab-stops>
      </style:paragraph-properties>
    </style:style>
    <style:style style:name="P1580" style:family="paragraph">
      <style:paragraph-properties fo:line-height="100.00%" fo:text-align="left" fo:margin-left="4.80pt" fo:text-indent="-4.80pt">
        <style:tab-stops>
          <style:tab-stop style:position="40.95pt"/>
          <style:tab-stop style:position="39471.00pt"/>
        </style:tab-stops>
      </style:paragraph-properties>
    </style:style>
    <style:style style:name="P1581"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82" style:family="paragraph">
      <style:paragraph-properties fo:line-height="100.00%" fo:text-align="left" fo:margin-left="4.80pt" fo:text-indent="-4.80pt">
        <style:tab-stops>
          <style:tab-stop style:position="40.95pt"/>
          <style:tab-stop style:position="39471.00pt"/>
        </style:tab-stops>
      </style:paragraph-properties>
    </style:style>
    <style:style style:name="P1583" style:family="paragraph">
      <style:paragraph-properties fo:line-height="100.00%" fo:text-align="left" fo:margin-bottom="6.00pt"/>
    </style:style>
    <style:style style:name="P1584" style:family="paragraph">
      <style:paragraph-properties fo:line-height="100.00%" fo:text-align="left" fo:margin-bottom="8.00pt"/>
    </style:style>
    <style:style style:name="P1585" style:family="paragraph">
      <style:paragraph-properties fo:line-height="100.00%" fo:text-align="left" fo:margin-top="5.00pt" fo:margin-bottom="5.00pt"/>
    </style:style>
    <style:style style:name="P1586" style:family="paragraph">
      <style:paragraph-properties fo:line-height="100.00%" fo:text-align="center" fo:margin-bottom="6.00pt"/>
    </style:style>
    <style:style style:name="P1587" style:family="paragraph">
      <style:paragraph-properties fo:line-height="100.00%" fo:text-align="justify" fo:margin-bottom="6.00pt"/>
    </style:style>
    <style:style style:name="P1588" style:family="paragraph">
      <style:paragraph-properties fo:line-height="100.00%" fo:text-align="left" fo:margin-bottom="6.00pt"/>
    </style:style>
    <style:style style:name="P1589" style:family="paragraph">
      <style:paragraph-properties fo:line-height="100.00%" fo:text-align="left" fo:margin-bottom="8.00pt"/>
    </style:style>
    <style:style style:name="P1590" style:family="paragraph">
      <style:paragraph-properties fo:line-height="100.00%" fo:text-align="left" fo:margin-bottom="6.00pt"/>
    </style:style>
    <style:style style:name="P1591" style:family="paragraph">
      <style:paragraph-properties fo:line-height="100.00%" fo:text-align="left" fo:margin-left="4.80pt" fo:text-indent="-4.80pt">
        <style:tab-stops>
          <style:tab-stop style:position="54.85pt"/>
          <style:tab-stop style:position="39471.00pt"/>
        </style:tab-stops>
      </style:paragraph-properties>
    </style:style>
    <style:style style:name="P1592" style:family="paragraph">
      <style:paragraph-properties fo:line-height="100.00%" fo:text-align="left" fo:margin-bottom="12.00pt"/>
    </style:style>
    <style:style style:name="P1593" style:family="paragraph">
      <style:paragraph-properties fo:line-height="100.00%" fo:text-align="left" fo:margin-left="4.80pt" fo:text-indent="-4.80pt">
        <style:tab-stops>
          <style:tab-stop style:position="54.85pt"/>
          <style:tab-stop style:position="39471.00pt"/>
        </style:tab-stops>
      </style:paragraph-properties>
    </style:style>
    <style:style style:name="P1594" style:family="paragraph">
      <style:paragraph-properties fo:line-height="100.00%" fo:text-align="left" fo:margin-left="4.80pt" fo:text-indent="-4.80pt">
        <style:tab-stops>
          <style:tab-stop style:position="54.85pt"/>
          <style:tab-stop style:position="39471.00pt"/>
        </style:tab-stops>
      </style:paragraph-properties>
    </style:style>
    <style:style style:name="P1595"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96" style:family="paragraph">
      <style:paragraph-properties fo:line-height="100.00%" fo:text-align="left" fo:margin-left="4.80pt" fo:text-indent="-4.80pt">
        <style:tab-stops>
          <style:tab-stop style:position="54.85pt"/>
          <style:tab-stop style:position="39471.00pt"/>
        </style:tab-stops>
      </style:paragraph-properties>
    </style:style>
    <style:style style:name="P1597" style:family="paragraph">
      <style:paragraph-properties fo:line-height="100.00%" fo:text-align="left" fo:margin-left="4.80pt" fo:text-indent="-4.80pt">
        <style:tab-stops>
          <style:tab-stop style:position="54.85pt"/>
          <style:tab-stop style:position="39471.00pt"/>
        </style:tab-stops>
      </style:paragraph-properties>
    </style:style>
    <style:style style:name="P1598"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599" style:family="paragraph">
      <style:paragraph-properties fo:line-height="100.00%" fo:text-align="left" fo:margin-left="4.80pt" fo:text-indent="-4.80pt">
        <style:tab-stops>
          <style:tab-stop style:position="54.85pt"/>
          <style:tab-stop style:position="39471.00pt"/>
        </style:tab-stops>
      </style:paragraph-properties>
    </style:style>
    <style:style style:name="P1600" style:family="paragraph">
      <style:paragraph-properties fo:line-height="100.00%" fo:text-align="left" fo:margin-bottom="6.00pt"/>
    </style:style>
    <style:style style:name="P1601" style:family="paragraph">
      <style:paragraph-properties fo:line-height="100.00%" fo:text-align="left" fo:margin-bottom="8.00pt"/>
    </style:style>
    <style:style style:name="P1602" style:family="paragraph">
      <style:paragraph-properties fo:line-height="100.00%" fo:text-align="left" fo:margin-top="5.00pt" fo:margin-bottom="5.00pt"/>
    </style:style>
    <style:style style:name="P1603" style:family="paragraph">
      <style:paragraph-properties fo:line-height="100.00%" fo:text-align="center" fo:margin-bottom="6.00pt"/>
    </style:style>
    <style:style style:name="P1604" style:family="paragraph">
      <style:paragraph-properties fo:line-height="100.00%" fo:text-align="left" fo:margin-bottom="6.00pt"/>
    </style:style>
    <style:style style:name="P1605" style:family="paragraph">
      <style:paragraph-properties fo:line-height="100.00%" fo:text-align="left" fo:margin-bottom="8.00pt"/>
    </style:style>
    <style:style style:name="P1606" style:family="paragraph">
      <style:paragraph-properties fo:line-height="100.00%" fo:text-align="left" fo:margin-bottom="6.00pt"/>
    </style:style>
    <style:style style:name="P1607" style:family="paragraph">
      <style:paragraph-properties fo:line-height="100.00%" fo:text-align="left"/>
    </style:style>
    <style:style style:name="P1608" style:family="paragraph">
      <style:paragraph-properties fo:line-height="100.00%" fo:text-align="left" fo:margin-bottom="6.00pt"/>
    </style:style>
    <style:style style:name="P1609" style:family="paragraph">
      <style:paragraph-properties fo:line-height="100.00%" fo:text-align="left" fo:margin-left="4.80pt" fo:text-indent="-4.80pt">
        <style:tab-stops>
          <style:tab-stop style:position="52.10pt"/>
          <style:tab-stop style:position="39471.00pt"/>
        </style:tab-stops>
      </style:paragraph-properties>
    </style:style>
    <style:style style:name="P1610" style:family="paragraph">
      <style:paragraph-properties fo:line-height="100.00%" fo:text-align="left" fo:margin-bottom="12.00pt"/>
    </style:style>
    <style:style style:name="P1611" style:family="paragraph">
      <style:paragraph-properties fo:line-height="100.00%" fo:text-align="left" fo:margin-left="4.80pt" fo:text-indent="-4.80pt">
        <style:tab-stops>
          <style:tab-stop style:position="52.10pt"/>
          <style:tab-stop style:position="39471.00pt"/>
        </style:tab-stops>
      </style:paragraph-properties>
    </style:style>
    <style:style style:name="P1612" style:family="paragraph">
      <style:paragraph-properties fo:line-height="100.00%" fo:text-align="left" fo:margin-left="4.80pt" fo:text-indent="-4.80pt">
        <style:tab-stops>
          <style:tab-stop style:position="52.10pt"/>
          <style:tab-stop style:position="39471.00pt"/>
        </style:tab-stops>
      </style:paragraph-properties>
    </style:style>
    <style:style style:name="P1613"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1614" style:family="paragraph">
      <style:paragraph-properties fo:line-height="100.00%" fo:text-align="left" fo:margin-left="4.80pt" fo:text-indent="-4.80pt">
        <style:tab-stops>
          <style:tab-stop style:position="52.10pt"/>
          <style:tab-stop style:position="39471.00pt"/>
        </style:tab-stops>
      </style:paragraph-properties>
    </style:style>
    <style:style style:name="P1615" style:family="paragraph">
      <style:paragraph-properties fo:line-height="100.00%" fo:text-align="left" fo:margin-bottom="6.00pt"/>
    </style:style>
    <style:style style:name="P1616" style:family="paragraph">
      <style:paragraph-properties fo:line-height="100.00%" fo:text-align="left" fo:margin-bottom="8.00pt"/>
    </style:style>
    <style:style style:name="P1617" style:family="paragraph">
      <style:paragraph-properties fo:line-height="100.00%" fo:text-align="left" fo:margin-top="5.00pt" fo:margin-bottom="5.00pt"/>
    </style:style>
    <style:style style:name="P1618" style:family="paragraph">
      <style:paragraph-properties fo:line-height="100.00%" fo:text-align="center" fo:margin-bottom="6.00pt"/>
    </style:style>
    <style:style style:name="P1619" style:family="paragraph">
      <style:paragraph-properties fo:line-height="100.00%" fo:text-align="justify" fo:margin-bottom="6.00pt"/>
    </style:style>
    <style:style style:name="P1620" style:family="paragraph">
      <style:paragraph-properties fo:line-height="100.00%" fo:text-align="left" fo:margin-bottom="6.00pt"/>
    </style:style>
    <style:style style:name="TableColumn0100" style:family="table-column">
      <style:table-column-properties style:column-width="6.650000in"/>
    </style:style>
    <style:style style:name="Table01" style:family="table">
      <style:table-properties style:width="6.65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0.637500in"/>
    </style:style>
    <style:style style:name="TableColumn0201" style:family="table-column">
      <style:table-column-properties style:column-width="0.750000in"/>
    </style:style>
    <style:style style:name="TableColumn0202" style:family="table-column">
      <style:table-column-properties style:column-width="3.375000in"/>
    </style:style>
    <style:style style:name="TableColumn0203" style:family="table-column">
      <style:table-column-properties style:column-width="0.556944in"/>
    </style:style>
    <style:style style:name="TableColumn0204" style:family="table-column">
      <style:table-column-properties style:column-width="1.330556in"/>
    </style:style>
    <style:style style:name="Table02" style:family="table">
      <style:table-properties style:width="6.650000in" fo:margin-left="0.000000in" style:writing-mode="lr" table:align="left" style:may-break-between-rows="true"/>
    </style:style>
    <style:style style:name="TableRow0200" style:family="table-row">
      <style:table-row-properties style:min-row-height="0.586806in"/>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min-row-height="0.250000in"/>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2" style:family="table-row">
      <style:table-row-properties style:min-row-height="0.250000in"/>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3" style:family="table-row">
      <style:table-row-properties style:min-row-height="0.250000in"/>
    </style:style>
    <style:style style:name="TableCell02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4" style:family="table-row">
      <style:table-row-properties style:min-row-height="0.250000in"/>
    </style:style>
    <style:style style:name="TableCell020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5" style:family="table-row">
      <style:table-row-properties style:min-row-height="0.250000in"/>
    </style:style>
    <style:style style:name="TableCell020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6" style:family="table-row">
      <style:table-row-properties style:min-row-height="0.250000in"/>
    </style:style>
    <style:style style:name="TableCell020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7" style:family="table-row">
      <style:table-row-properties style:min-row-height="0.250000in"/>
    </style:style>
    <style:style style:name="TableCell020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8" style:family="table-row">
      <style:table-row-properties style:min-row-height="0.250000in"/>
    </style:style>
    <style:style style:name="TableCell020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8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8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08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9" style:family="table-row">
      <style:table-row-properties style:min-row-height="0.250000in"/>
    </style:style>
    <style:style style:name="TableCell020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0" style:family="table-row">
      <style:table-row-properties style:min-row-height="0.250000in"/>
    </style:style>
    <style:style style:name="TableCell021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1" style:family="table-row">
      <style:table-row-properties style:min-row-height="0.250000in"/>
    </style:style>
    <style:style style:name="TableCell021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2" style:family="table-row">
      <style:table-row-properties style:min-row-height="0.250000in"/>
    </style:style>
    <style:style style:name="TableCell021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3" style:family="table-row">
      <style:table-row-properties style:min-row-height="0.250000in"/>
    </style:style>
    <style:style style:name="TableCell021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4" style:family="table-row">
      <style:table-row-properties style:min-row-height="0.250000in"/>
    </style:style>
    <style:style style:name="TableCell021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5" style:family="table-row">
      <style:table-row-properties style:min-row-height="0.250000in"/>
    </style:style>
    <style:style style:name="TableCell021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6" style:family="table-row">
      <style:table-row-properties style:min-row-height="0.250000in"/>
    </style:style>
    <style:style style:name="TableCell021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7" style:family="table-row">
      <style:table-row-properties style:min-row-height="0.250000in"/>
    </style:style>
    <style:style style:name="TableCell021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8" style:family="table-row">
      <style:table-row-properties style:min-row-height="0.250000in"/>
    </style:style>
    <style:style style:name="TableCell021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19" style:family="table-row">
      <style:table-row-properties style:min-row-height="0.250000in"/>
    </style:style>
    <style:style style:name="TableCell021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19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19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19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19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20" style:family="table-row">
      <style:table-row-properties style:min-row-height="0.250000in"/>
    </style:style>
    <style:style style:name="TableCell022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1" style:family="table-row">
      <style:table-row-properties style:min-row-height="0.250000in"/>
    </style:style>
    <style:style style:name="TableCell022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2" style:family="table-row">
      <style:table-row-properties style:min-row-height="0.250000in"/>
    </style:style>
    <style:style style:name="TableCell022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3" style:family="table-row">
      <style:table-row-properties style:min-row-height="0.250000in"/>
    </style:style>
    <style:style style:name="TableCell022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4" style:family="table-row">
      <style:table-row-properties style:min-row-height="0.250000in"/>
    </style:style>
    <style:style style:name="TableCell022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5" style:family="table-row">
      <style:table-row-properties style:min-row-height="0.250000in"/>
    </style:style>
    <style:style style:name="TableCell022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6" style:family="table-row">
      <style:table-row-properties style:min-row-height="0.250000in"/>
    </style:style>
    <style:style style:name="TableCell022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7" style:family="table-row">
      <style:table-row-properties style:min-row-height="0.250000in"/>
    </style:style>
    <style:style style:name="TableCell022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8" style:family="table-row">
      <style:table-row-properties style:min-row-height="0.250000in"/>
    </style:style>
    <style:style style:name="TableCell022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29" style:family="table-row">
      <style:table-row-properties style:min-row-height="0.250000in"/>
    </style:style>
    <style:style style:name="TableCell022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2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0" style:family="table-row">
      <style:table-row-properties style:min-row-height="0.250000in"/>
    </style:style>
    <style:style style:name="TableCell023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3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3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3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31" style:family="table-row">
      <style:table-row-properties style:min-row-height="0.250000in"/>
    </style:style>
    <style:style style:name="TableCell023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2" style:family="table-row">
      <style:table-row-properties style:min-row-height="0.250000in"/>
    </style:style>
    <style:style style:name="TableCell023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3" style:family="table-row">
      <style:table-row-properties style:min-row-height="0.250000in"/>
    </style:style>
    <style:style style:name="TableCell023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4" style:family="table-row">
      <style:table-row-properties style:min-row-height="0.250000in"/>
    </style:style>
    <style:style style:name="TableCell023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5" style:family="table-row">
      <style:table-row-properties style:min-row-height="0.250000in"/>
    </style:style>
    <style:style style:name="TableCell023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6" style:family="table-row">
      <style:table-row-properties style:min-row-height="0.250000in"/>
    </style:style>
    <style:style style:name="TableCell023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7" style:family="table-row">
      <style:table-row-properties style:min-row-height="0.250000in"/>
    </style:style>
    <style:style style:name="TableCell023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8" style:family="table-row">
      <style:table-row-properties style:min-row-height="0.250000in"/>
    </style:style>
    <style:style style:name="TableCell023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39" style:family="table-row">
      <style:table-row-properties style:min-row-height="0.250000in"/>
    </style:style>
    <style:style style:name="TableCell023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3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0" style:family="table-row">
      <style:table-row-properties style:min-row-height="0.250000in"/>
    </style:style>
    <style:style style:name="TableCell024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1" style:family="table-row">
      <style:table-row-properties style:min-row-height="0.250000in"/>
    </style:style>
    <style:style style:name="TableCell024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4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4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4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42" style:family="table-row">
      <style:table-row-properties style:min-row-height="0.250000in"/>
    </style:style>
    <style:style style:name="TableCell024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3" style:family="table-row">
      <style:table-row-properties style:min-row-height="0.250000in"/>
    </style:style>
    <style:style style:name="TableCell024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4" style:family="table-row">
      <style:table-row-properties style:min-row-height="0.250000in"/>
    </style:style>
    <style:style style:name="TableCell024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5" style:family="table-row">
      <style:table-row-properties style:min-row-height="0.250000in"/>
    </style:style>
    <style:style style:name="TableCell024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6" style:family="table-row">
      <style:table-row-properties style:min-row-height="0.250000in"/>
    </style:style>
    <style:style style:name="TableCell024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7" style:family="table-row">
      <style:table-row-properties style:min-row-height="0.250000in"/>
    </style:style>
    <style:style style:name="TableCell024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8" style:family="table-row">
      <style:table-row-properties style:min-row-height="0.250000in"/>
    </style:style>
    <style:style style:name="TableCell024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49" style:family="table-row">
      <style:table-row-properties style:min-row-height="0.250000in"/>
    </style:style>
    <style:style style:name="TableCell024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4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0" style:family="table-row">
      <style:table-row-properties style:min-row-height="0.250000in"/>
    </style:style>
    <style:style style:name="TableCell025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1" style:family="table-row">
      <style:table-row-properties style:min-row-height="0.250000in"/>
    </style:style>
    <style:style style:name="TableCell025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2" style:family="table-row">
      <style:table-row-properties style:min-row-height="0.250000in"/>
    </style:style>
    <style:style style:name="TableCell025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2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52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52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5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53" style:family="table-row">
      <style:table-row-properties style:min-row-height="0.250000in"/>
    </style:style>
    <style:style style:name="TableCell025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4" style:family="table-row">
      <style:table-row-properties style:min-row-height="0.250000in"/>
    </style:style>
    <style:style style:name="TableCell025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5" style:family="table-row">
      <style:table-row-properties style:min-row-height="0.250000in"/>
    </style:style>
    <style:style style:name="TableCell025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6" style:family="table-row">
      <style:table-row-properties style:min-row-height="0.250000in"/>
    </style:style>
    <style:style style:name="TableCell025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7" style:family="table-row">
      <style:table-row-properties style:min-row-height="0.250000in"/>
    </style:style>
    <style:style style:name="TableCell025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8" style:family="table-row">
      <style:table-row-properties style:min-row-height="0.250000in"/>
    </style:style>
    <style:style style:name="TableCell025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59" style:family="table-row">
      <style:table-row-properties style:min-row-height="0.250000in"/>
    </style:style>
    <style:style style:name="TableCell025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5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0" style:family="table-row">
      <style:table-row-properties style:min-row-height="0.250000in"/>
    </style:style>
    <style:style style:name="TableCell026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1" style:family="table-row">
      <style:table-row-properties style:min-row-height="0.250000in"/>
    </style:style>
    <style:style style:name="TableCell026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2" style:family="table-row">
      <style:table-row-properties style:min-row-height="0.250000in"/>
    </style:style>
    <style:style style:name="TableCell026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3" style:family="table-row">
      <style:table-row-properties style:min-row-height="0.250000in"/>
    </style:style>
    <style:style style:name="TableCell026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6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6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63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64" style:family="table-row">
      <style:table-row-properties style:min-row-height="0.250000in"/>
    </style:style>
    <style:style style:name="TableCell026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5" style:family="table-row">
      <style:table-row-properties style:min-row-height="0.250000in"/>
    </style:style>
    <style:style style:name="TableCell026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6" style:family="table-row">
      <style:table-row-properties style:min-row-height="0.250000in"/>
    </style:style>
    <style:style style:name="TableCell026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7" style:family="table-row">
      <style:table-row-properties style:min-row-height="0.250000in"/>
    </style:style>
    <style:style style:name="TableCell026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8" style:family="table-row">
      <style:table-row-properties style:min-row-height="0.250000in"/>
    </style:style>
    <style:style style:name="TableCell026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69" style:family="table-row">
      <style:table-row-properties style:min-row-height="0.250000in"/>
    </style:style>
    <style:style style:name="TableCell026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6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0" style:family="table-row">
      <style:table-row-properties style:min-row-height="0.250000in"/>
    </style:style>
    <style:style style:name="TableCell027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1" style:family="table-row">
      <style:table-row-properties style:min-row-height="0.250000in"/>
    </style:style>
    <style:style style:name="TableCell027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72" style:family="table-row">
      <style:table-row-properties style:min-row-height="0.250000in"/>
    </style:style>
    <style:style style:name="TableCell027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3" style:family="table-row">
      <style:table-row-properties style:min-row-height="0.250000in"/>
    </style:style>
    <style:style style:name="TableCell027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4" style:family="table-row">
      <style:table-row-properties style:min-row-height="0.250000in"/>
    </style:style>
    <style:style style:name="TableCell027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5" style:family="table-row">
      <style:table-row-properties style:min-row-height="0.250000in"/>
    </style:style>
    <style:style style:name="TableCell027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5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5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5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5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6" style:family="table-row">
      <style:table-row-properties style:min-row-height="0.250000in"/>
    </style:style>
    <style:style style:name="TableCell027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7" style:family="table-row">
      <style:table-row-properties style:min-row-height="0.250000in"/>
    </style:style>
    <style:style style:name="TableCell027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7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7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77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78" style:family="table-row">
      <style:table-row-properties style:min-row-height="0.250000in"/>
    </style:style>
    <style:style style:name="TableCell027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79" style:family="table-row">
      <style:table-row-properties style:min-row-height="0.250000in"/>
    </style:style>
    <style:style style:name="TableCell027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7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0" style:family="table-row">
      <style:table-row-properties style:min-row-height="0.250000in"/>
    </style:style>
    <style:style style:name="TableCell028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1" style:family="table-row">
      <style:table-row-properties style:min-row-height="0.250000in"/>
    </style:style>
    <style:style style:name="TableCell028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2" style:family="table-row">
      <style:table-row-properties style:min-row-height="0.250000in"/>
    </style:style>
    <style:style style:name="TableCell028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3" style:family="table-row">
      <style:table-row-properties style:min-row-height="0.250000in"/>
    </style:style>
    <style:style style:name="TableCell028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3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3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3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4" style:family="table-row">
      <style:table-row-properties style:min-row-height="0.250000in"/>
    </style:style>
    <style:style style:name="TableCell0284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4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4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4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4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5" style:family="table-row">
      <style:table-row-properties style:min-row-height="0.250000in"/>
    </style:style>
    <style:style style:name="TableCell0285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5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8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85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285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86" style:family="table-row">
      <style:table-row-properties style:min-row-height="0.250000in"/>
    </style:style>
    <style:style style:name="TableCell0286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6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6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6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6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7" style:family="table-row">
      <style:table-row-properties style:min-row-height="0.250000in"/>
    </style:style>
    <style:style style:name="TableCell0287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7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7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7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7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8" style:family="table-row">
      <style:table-row-properties style:min-row-height="0.250000in"/>
    </style:style>
    <style:style style:name="TableCell0288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8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8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8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8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89" style:family="table-row">
      <style:table-row-properties style:min-row-height="0.250000in"/>
    </style:style>
    <style:style style:name="TableCell0289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9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9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9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89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90" style:family="table-row">
      <style:table-row-properties style:min-row-height="0.250000in"/>
    </style:style>
    <style:style style:name="TableCell029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9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9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9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9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300" style:family="table-column">
      <style:table-column-properties style:column-width="0.618056in"/>
    </style:style>
    <style:style style:name="TableColumn0301" style:family="table-column">
      <style:table-column-properties style:column-width="1.543056in"/>
    </style:style>
    <style:style style:name="Table03" style:family="table">
      <style:table-properties style:width="2.1611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3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301" style:family="table-row">
      <style:table-row-properties/>
    </style:style>
    <style:style style:name="TableCell03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3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400" style:family="table-column">
      <style:table-column-properties style:column-width="0.618056in"/>
    </style:style>
    <style:style style:name="TableColumn0401" style:family="table-column">
      <style:table-column-properties style:column-width="0.692361in"/>
    </style:style>
    <style:style style:name="Table04" style:family="table">
      <style:table-properties style:width="1.3104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4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401" style:family="table-row">
      <style:table-row-properties/>
    </style:style>
    <style:style style:name="TableCell04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4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500" style:family="table-column">
      <style:table-column-properties style:column-width="0.618056in"/>
    </style:style>
    <style:style style:name="TableColumn0501" style:family="table-column">
      <style:table-column-properties style:column-width="0.692361in"/>
    </style:style>
    <style:style style:name="Table05" style:family="table">
      <style:table-properties style:width="1.31041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5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501" style:family="table-row">
      <style:table-row-properties/>
    </style:style>
    <style:style style:name="TableCell05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5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600" style:family="table-column">
      <style:table-column-properties style:column-width="0.618056in"/>
    </style:style>
    <style:style style:name="TableColumn0601" style:family="table-column">
      <style:table-column-properties style:column-width="2.075694in"/>
    </style:style>
    <style:style style:name="Table06" style:family="table">
      <style:table-properties style:width="2.6937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6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601" style:family="table-row">
      <style:table-row-properties/>
    </style:style>
    <style:style style:name="TableCell06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6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700" style:family="table-column">
      <style:table-column-properties style:column-width="0.618056in"/>
    </style:style>
    <style:style style:name="TableColumn0701" style:family="table-column">
      <style:table-column-properties style:column-width="2.538889in"/>
    </style:style>
    <style:style style:name="Table07" style:family="table">
      <style:table-properties style:width="3.156944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7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701" style:family="table-row">
      <style:table-row-properties/>
    </style:style>
    <style:style style:name="TableCell07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7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800" style:family="table-column">
      <style:table-column-properties style:column-width="0.618056in"/>
    </style:style>
    <style:style style:name="TableColumn0801" style:family="table-column">
      <style:table-column-properties style:column-width="1.347222in"/>
    </style:style>
    <style:style style:name="Table08" style:family="table">
      <style:table-properties style:width="1.965278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8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801" style:family="table-row">
      <style:table-row-properties/>
    </style:style>
    <style:style style:name="TableCell08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8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0900" style:family="table-column">
      <style:table-column-properties style:column-width="0.618056in"/>
    </style:style>
    <style:style style:name="TableColumn0901" style:family="table-column">
      <style:table-column-properties style:column-width="4.195833in"/>
    </style:style>
    <style:style style:name="Table09" style:family="table">
      <style:table-properties style:width="4.813889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09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0901" style:family="table-row">
      <style:table-row-properties/>
    </style:style>
    <style:style style:name="TableCell09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09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000" style:family="table-column">
      <style:table-column-properties style:column-width="0.618056in"/>
    </style:style>
    <style:style style:name="TableColumn1001" style:family="table-column">
      <style:table-column-properties style:column-width="0.692361in"/>
    </style:style>
    <style:style style:name="Table10" style:family="table">
      <style:table-properties style:width="1.31041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0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001" style:family="table-row">
      <style:table-row-properties/>
    </style:style>
    <style:style style:name="TableCell10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0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100" style:family="table-column">
      <style:table-column-properties style:column-width="0.618056in"/>
    </style:style>
    <style:style style:name="TableColumn1101" style:family="table-column">
      <style:table-column-properties style:column-width="1.697917in"/>
    </style:style>
    <style:style style:name="Table11" style:family="table">
      <style:table-properties style:width="2.315972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1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101" style:family="table-row">
      <style:table-row-properties/>
    </style:style>
    <style:style style:name="TableCell11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1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200" style:family="table-column">
      <style:table-column-properties style:column-width="0.618056in"/>
    </style:style>
    <style:style style:name="TableColumn1201" style:family="table-column">
      <style:table-column-properties style:column-width="1.787500in"/>
    </style:style>
    <style:style style:name="Table12" style:family="table">
      <style:table-properties style:width="2.405556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2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201" style:family="table-row">
      <style:table-row-properties/>
    </style:style>
    <style:style style:name="TableCell12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2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300" style:family="table-column">
      <style:table-column-properties style:column-width="0.618056in"/>
    </style:style>
    <style:style style:name="TableColumn1301" style:family="table-column">
      <style:table-column-properties style:column-width="0.692361in"/>
    </style:style>
    <style:style style:name="Table13" style:family="table">
      <style:table-properties style:width="1.310417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3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301" style:family="table-row">
      <style:table-row-properties/>
    </style:style>
    <style:style style:name="TableCell13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3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400" style:family="table-column">
      <style:table-column-properties style:column-width="0.618056in"/>
    </style:style>
    <style:style style:name="TableColumn1401" style:family="table-column">
      <style:table-column-properties style:column-width="0.692361in"/>
    </style:style>
    <style:style style:name="Table14" style:family="table">
      <style:table-properties style:width="1.310417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4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401" style:family="table-row">
      <style:table-row-properties style:min-row-height="0.009722in"/>
    </style:style>
    <style:style style:name="TableCell14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4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500" style:family="table-column">
      <style:table-column-properties style:column-width="0.618056in"/>
    </style:style>
    <style:style style:name="TableColumn1501" style:family="table-column">
      <style:table-column-properties style:column-width="3.519444in"/>
    </style:style>
    <style:style style:name="Table15" style:family="table">
      <style:table-properties style:width="4.137500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5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501" style:family="table-row">
      <style:table-row-properties/>
    </style:style>
    <style:style style:name="TableCell15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5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1502" style:family="table-row">
      <style:table-row-properties/>
    </style:style>
    <style:style style:name="TableCell15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15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Row1503" style:family="table-row">
      <style:table-row-properties/>
    </style:style>
    <style:style style:name="TableCell1503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503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600" style:family="table-column">
      <style:table-column-properties style:column-width="0.732639in"/>
    </style:style>
    <style:style style:name="TableColumn1601" style:family="table-column">
      <style:table-column-properties style:column-width="2.230556in"/>
    </style:style>
    <style:style style:name="Table16" style:family="table">
      <style:table-properties style:width="2.963194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6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601" style:family="table-row">
      <style:table-row-properties/>
    </style:style>
    <style:style style:name="TableCell16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6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1602" style:family="table-row">
      <style:table-row-properties/>
    </style:style>
    <style:style style:name="TableCell16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16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1700" style:family="table-column">
      <style:table-column-properties style:column-width="0.577778in"/>
    </style:style>
    <style:style style:name="TableColumn1701" style:family="table-column">
      <style:table-column-properties style:column-width="0.645833in"/>
    </style:style>
    <style:style style:name="Table17" style:family="table">
      <style:table-properties style:width="1.223611in" fo:margin-left="0.000000in" style:writing-mode="lr" table:align="left" style:may-break-between-rows="true"/>
    </style:style>
    <style:style style:name="TableRow1700" style:family="table-row">
      <style:table-row-properties/>
    </style:style>
    <style:style style:name="TableCell17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7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701" style:family="table-row">
      <style:table-row-properties/>
    </style:style>
    <style:style style:name="TableCell17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7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800" style:family="table-column">
      <style:table-column-properties style:column-width="0.618056in"/>
    </style:style>
    <style:style style:name="TableColumn1801" style:family="table-column">
      <style:table-column-properties style:column-width="0.692361in"/>
    </style:style>
    <style:style style:name="Table18" style:family="table">
      <style:table-properties style:width="1.310417in" fo:margin-left="0.000000in" style:writing-mode="lr" table:align="left" style:may-break-between-rows="true"/>
    </style:style>
    <style:style style:name="TableRow1800" style:family="table-row">
      <style:table-row-properties/>
    </style:style>
    <style:style style:name="TableCell18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8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801" style:family="table-row">
      <style:table-row-properties/>
    </style:style>
    <style:style style:name="TableCell18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8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1900" style:family="table-column">
      <style:table-column-properties style:column-width="0.618056in"/>
    </style:style>
    <style:style style:name="TableColumn1901" style:family="table-column">
      <style:table-column-properties style:column-width="0.944444in"/>
    </style:style>
    <style:style style:name="TableColumn1902" style:family="table-column">
      <style:table-column-properties style:column-width="0.529167in"/>
    </style:style>
    <style:style style:name="Table19" style:family="table">
      <style:table-properties style:width="2.091667in" fo:margin-left="0.000000in" style:writing-mode="lr" table:align="left" style:may-break-between-rows="true"/>
    </style:style>
    <style:style style:name="TableRow1900" style:family="table-row">
      <style:table-row-properties/>
    </style:style>
    <style:style style:name="TableCell19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9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190002"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1901" style:family="table-row">
      <style:table-row-properties/>
    </style:style>
    <style:style style:name="TableCell19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9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190102"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2000" style:family="table-column">
      <style:table-column-properties style:column-width="0.597917in"/>
    </style:style>
    <style:style style:name="TableColumn2001" style:family="table-column">
      <style:table-column-properties style:column-width="0.668750in"/>
    </style:style>
    <style:style style:name="Table20" style:family="table">
      <style:table-properties style:width="1.266667in" fo:margin-left="0.000000in" style:writing-mode="lr" table:align="left" style:may-break-between-rows="true"/>
    </style:style>
    <style:style style:name="TableRow2000" style:family="table-row">
      <style:table-row-properties/>
    </style:style>
    <style:style style:name="TableCell20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0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001" style:family="table-row">
      <style:table-row-properties/>
    </style:style>
    <style:style style:name="TableCell20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0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002" style:family="table-row">
      <style:table-row-properties/>
    </style:style>
    <style:style style:name="TableCell20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0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Row2003" style:family="table-row">
      <style:table-row-properties/>
    </style:style>
    <style:style style:name="TableCell2003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003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004" style:family="table-row">
      <style:table-row-properties/>
    </style:style>
    <style:style style:name="TableCell2004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004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2100" style:family="table-column">
      <style:table-column-properties style:column-width="0.618056in"/>
    </style:style>
    <style:style style:name="TableColumn2101" style:family="table-column">
      <style:table-column-properties style:column-width="0.692361in"/>
    </style:style>
    <style:style style:name="Table21" style:family="table">
      <style:table-properties style:width="1.310417in" fo:margin-left="0.000000in" style:writing-mode="lr" table:align="left" style:may-break-between-rows="true"/>
    </style:style>
    <style:style style:name="TableRow2100" style:family="table-row">
      <style:table-row-properties/>
    </style:style>
    <style:style style:name="TableCell21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1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101" style:family="table-row">
      <style:table-row-properties/>
    </style:style>
    <style:style style:name="TableCell21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1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102" style:family="table-row">
      <style:table-row-properties/>
    </style:style>
    <style:style style:name="TableCell21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1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2200" style:family="table-column">
      <style:table-column-properties style:column-width="0.464583in"/>
    </style:style>
    <style:style style:name="TableColumn2201" style:family="table-column">
      <style:table-column-properties style:column-width="0.535417in"/>
    </style:style>
    <style:style style:name="Table22" style:family="table">
      <style:table-properties style:width="1.000000in" fo:margin-left="0.000000in" style:writing-mode="lr" table:align="left" style:may-break-between-rows="true"/>
    </style:style>
    <style:style style:name="TableRow2200" style:family="table-row">
      <style:table-row-properties/>
    </style:style>
    <style:style style:name="TableCell2200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2200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2201" style:family="table-row">
      <style:table-row-properties/>
    </style:style>
    <style:style style:name="TableCell2201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2201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2202" style:family="table-row">
      <style:table-row-properties/>
    </style:style>
    <style:style style:name="TableCell2202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2202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olumn2300" style:family="table-column">
      <style:table-column-properties style:column-width="0.618056in"/>
    </style:style>
    <style:style style:name="TableColumn2301" style:family="table-column">
      <style:table-column-properties style:column-width="0.692361in"/>
    </style:style>
    <style:style style:name="Table23" style:family="table">
      <style:table-properties style:width="1.310417in" fo:margin-left="0.000000in" style:writing-mode="lr" table:align="left" style:may-break-between-rows="true"/>
    </style:style>
    <style:style style:name="TableRow2300" style:family="table-row">
      <style:table-row-properties/>
    </style:style>
    <style:style style:name="TableCell23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3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301" style:family="table-row">
      <style:table-row-properties/>
    </style:style>
    <style:style style:name="TableCell23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3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2400" style:family="table-column">
      <style:table-column-properties style:column-width="0.618056in"/>
    </style:style>
    <style:style style:name="TableColumn2401" style:family="table-column">
      <style:table-column-properties style:column-width="0.692361in"/>
    </style:style>
    <style:style style:name="Table24" style:family="table">
      <style:table-properties style:width="1.310417in" fo:margin-left="0.000000in" style:writing-mode="lr" table:align="left" style:may-break-between-rows="true"/>
    </style:style>
    <style:style style:name="TableRow2400" style:family="table-row">
      <style:table-row-properties/>
    </style:style>
    <style:style style:name="TableCell24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4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401" style:family="table-row">
      <style:table-row-properties/>
    </style:style>
    <style:style style:name="TableCell24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4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402" style:family="table-row">
      <style:table-row-properties/>
    </style:style>
    <style:style style:name="TableCell24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4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2500" style:family="table-column">
      <style:table-column-properties style:column-width="0.597917in"/>
    </style:style>
    <style:style style:name="TableColumn2501" style:family="table-column">
      <style:table-column-properties style:column-width="0.668750in"/>
    </style:style>
    <style:style style:name="Table25" style:family="table">
      <style:table-properties style:width="1.266667in" fo:margin-left="0.000000in" style:writing-mode="lr" table:align="left" style:may-break-between-rows="true"/>
    </style:style>
    <style:style style:name="TableRow2500" style:family="table-row">
      <style:table-row-properties/>
    </style:style>
    <style:style style:name="TableCell25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5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501" style:family="table-row">
      <style:table-row-properties/>
    </style:style>
    <style:style style:name="TableCell25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5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2600" style:family="table-column">
      <style:table-column-properties style:column-width="0.847917in"/>
    </style:style>
    <style:style style:name="TableColumn2601" style:family="table-column">
      <style:table-column-properties style:column-width="0.918750in"/>
    </style:style>
    <style:style style:name="Table26" style:family="table">
      <style:table-properties style:width="1.766667in" fo:margin-left="0.000000in" style:writing-mode="lr" table:align="left" style:may-break-between-rows="true"/>
    </style:style>
    <style:style style:name="TableRow2600" style:family="table-row">
      <style:table-row-properties/>
    </style:style>
    <style:style style:name="TableCell26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6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601" style:family="table-row">
      <style:table-row-properties/>
    </style:style>
    <style:style style:name="TableCell26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6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602" style:family="table-row">
      <style:table-row-properties/>
    </style:style>
    <style:style style:name="TableCell26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6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2700" style:family="table-column">
      <style:table-column-properties style:column-width="0.847917in"/>
    </style:style>
    <style:style style:name="TableColumn2701" style:family="table-column">
      <style:table-column-properties style:column-width="0.918750in"/>
    </style:style>
    <style:style style:name="Table27" style:family="table">
      <style:table-properties style:width="1.766667in" fo:margin-left="0.000000in" style:writing-mode="lr" table:align="left" style:may-break-between-rows="true"/>
    </style:style>
    <style:style style:name="TableRow2700" style:family="table-row">
      <style:table-row-properties/>
    </style:style>
    <style:style style:name="TableCell27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7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701" style:family="table-row">
      <style:table-row-properties/>
    </style:style>
    <style:style style:name="TableCell27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7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702" style:family="table-row">
      <style:table-row-properties/>
    </style:style>
    <style:style style:name="TableCell27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7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2800" style:family="table-column">
      <style:table-column-properties style:column-width="0.847917in"/>
    </style:style>
    <style:style style:name="TableColumn2801" style:family="table-column">
      <style:table-column-properties style:column-width="0.918750in"/>
    </style:style>
    <style:style style:name="Table28" style:family="table">
      <style:table-properties style:width="1.766667in" fo:margin-left="0.000000in" style:writing-mode="lr" table:align="left" style:may-break-between-rows="true"/>
    </style:style>
    <style:style style:name="TableRow2800" style:family="table-row">
      <style:table-row-properties/>
    </style:style>
    <style:style style:name="TableCell28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8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801" style:family="table-row">
      <style:table-row-properties/>
    </style:style>
    <style:style style:name="TableCell28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8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802" style:family="table-row">
      <style:table-row-properties/>
    </style:style>
    <style:style style:name="TableCell28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8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Row2803" style:family="table-row">
      <style:table-row-properties/>
    </style:style>
    <style:style style:name="TableCell2803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803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2900" style:family="table-column">
      <style:table-column-properties style:column-width="1.831250in"/>
    </style:style>
    <style:style style:name="TableColumn2901" style:family="table-column">
      <style:table-column-properties style:column-width="0.668750in"/>
    </style:style>
    <style:style style:name="Table29" style:family="table">
      <style:table-properties style:width="2.500000in" fo:margin-left="0.000000in" style:writing-mode="lr" table:align="left" style:may-break-between-rows="true"/>
    </style:style>
    <style:style style:name="TableRow2900" style:family="table-row">
      <style:table-row-properties/>
    </style:style>
    <style:style style:name="TableCell29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29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2901" style:family="table-row">
      <style:table-row-properties/>
    </style:style>
    <style:style style:name="TableCell29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29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2902" style:family="table-row">
      <style:table-row-properties/>
    </style:style>
    <style:style style:name="TableCell29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29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3000" style:family="table-column">
      <style:table-column-properties style:column-width="2.080556in"/>
    </style:style>
    <style:style style:name="TableColumn3001" style:family="table-column">
      <style:table-column-properties style:column-width="0.692361in"/>
    </style:style>
    <style:style style:name="Table30" style:family="table">
      <style:table-properties style:width="2.772917in" fo:margin-left="0.000000in" style:writing-mode="lr" table:align="left" style:may-break-between-rows="true"/>
    </style:style>
    <style:style style:name="TableRow3000" style:family="table-row">
      <style:table-row-properties/>
    </style:style>
    <style:style style:name="TableCell30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0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001" style:family="table-row">
      <style:table-row-properties/>
    </style:style>
    <style:style style:name="TableCell30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0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100" style:family="table-column">
      <style:table-column-properties style:column-width="1.463194in"/>
    </style:style>
    <style:style style:name="TableColumn3101" style:family="table-column">
      <style:table-column-properties style:column-width="0.692361in"/>
    </style:style>
    <style:style style:name="Table31" style:family="table">
      <style:table-properties style:width="2.155556in" fo:margin-left="0.000000in" style:writing-mode="lr" table:align="left" style:may-break-between-rows="true"/>
    </style:style>
    <style:style style:name="TableRow3100" style:family="table-row">
      <style:table-row-properties/>
    </style:style>
    <style:style style:name="TableCell31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1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101" style:family="table-row">
      <style:table-row-properties/>
    </style:style>
    <style:style style:name="TableCell31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1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3102" style:family="table-row">
      <style:table-row-properties/>
    </style:style>
    <style:style style:name="TableCell31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31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3200" style:family="table-column">
      <style:table-column-properties style:column-width="1.022222in"/>
    </style:style>
    <style:style style:name="TableColumn3201" style:family="table-column">
      <style:table-column-properties style:column-width="0.599306in"/>
    </style:style>
    <style:style style:name="Table32" style:family="table">
      <style:table-properties style:width="1.621528in" fo:margin-left="0.000000in" style:writing-mode="lr" table:align="left" style:may-break-between-rows="true"/>
    </style:style>
    <style:style style:name="TableRow3200" style:family="table-row">
      <style:table-row-properties/>
    </style:style>
    <style:style style:name="TableCell32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2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201" style:family="table-row">
      <style:table-row-properties/>
    </style:style>
    <style:style style:name="TableCell32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2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3202" style:family="table-row">
      <style:table-row-properties/>
    </style:style>
    <style:style style:name="TableCell32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32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3300" style:family="table-column">
      <style:table-column-properties style:column-width="0.728472in"/>
    </style:style>
    <style:style style:name="TableColumn3301" style:family="table-column">
      <style:table-column-properties style:column-width="0.591667in"/>
    </style:style>
    <style:style style:name="Table33" style:family="table">
      <style:table-properties style:width="1.320139in" fo:margin-left="0.000000in" style:writing-mode="lr" table:align="left" style:may-break-between-rows="true"/>
    </style:style>
    <style:style style:name="TableRow3300" style:family="table-row">
      <style:table-row-properties/>
    </style:style>
    <style:style style:name="TableCell33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3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301" style:family="table-row">
      <style:table-row-properties/>
    </style:style>
    <style:style style:name="TableCell33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3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3302" style:family="table-row">
      <style:table-row-properties/>
    </style:style>
    <style:style style:name="TableCell33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33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3400" style:family="table-column">
      <style:table-column-properties style:column-width="3.343750in"/>
    </style:style>
    <style:style style:name="TableColumn3401" style:family="table-column">
      <style:table-column-properties style:column-width="1.136806in"/>
    </style:style>
    <style:style style:name="Table34" style:family="table">
      <style:table-properties style:width="4.480556in" fo:margin-left="0.000000in" style:writing-mode="lr" table:align="left" style:may-break-between-rows="true"/>
    </style:style>
    <style:style style:name="TableRow3400" style:family="table-row">
      <style:table-row-properties/>
    </style:style>
    <style:style style:name="TableCell34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4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401" style:family="table-row">
      <style:table-row-properties/>
    </style:style>
    <style:style style:name="TableCell34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4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500" style:family="table-column">
      <style:table-column-properties style:column-width="0.924306in"/>
    </style:style>
    <style:style style:name="TableColumn3501" style:family="table-column">
      <style:table-column-properties style:column-width="0.895833in"/>
    </style:style>
    <style:style style:name="Table35" style:family="table">
      <style:table-properties style:width="1.820139in" fo:margin-left="0.000000in" style:writing-mode="lr" table:align="left" style:may-break-between-rows="true"/>
    </style:style>
    <style:style style:name="TableRow3500" style:family="table-row">
      <style:table-row-properties/>
    </style:style>
    <style:style style:name="TableCell35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5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501" style:family="table-row">
      <style:table-row-properties/>
    </style:style>
    <style:style style:name="TableCell35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5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600" style:family="table-column">
      <style:table-column-properties style:column-width="0.924306in"/>
    </style:style>
    <style:style style:name="TableColumn3601" style:family="table-column">
      <style:table-column-properties style:column-width="0.895833in"/>
    </style:style>
    <style:style style:name="Table36" style:family="table">
      <style:table-properties style:width="1.820139in" fo:margin-left="0.000000in" style:writing-mode="lr" table:align="left" style:may-break-between-rows="true"/>
    </style:style>
    <style:style style:name="TableRow3600" style:family="table-row">
      <style:table-row-properties/>
    </style:style>
    <style:style style:name="TableCell36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6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601" style:family="table-row">
      <style:table-row-properties/>
    </style:style>
    <style:style style:name="TableCell36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6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700" style:family="table-column">
      <style:table-column-properties style:column-width="0.845833in"/>
    </style:style>
    <style:style style:name="TableColumn3701" style:family="table-column">
      <style:table-column-properties style:column-width="0.692361in"/>
    </style:style>
    <style:style style:name="Table37" style:family="table">
      <style:table-properties style:width="1.538194in" fo:margin-left="0.000000in" style:writing-mode="lr" table:align="left" style:may-break-between-rows="true"/>
    </style:style>
    <style:style style:name="TableRow3700" style:family="table-row">
      <style:table-row-properties/>
    </style:style>
    <style:style style:name="TableCell37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7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701" style:family="table-row">
      <style:table-row-properties/>
    </style:style>
    <style:style style:name="TableCell37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7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800" style:family="table-column">
      <style:table-column-properties style:column-width="0.618056in"/>
    </style:style>
    <style:style style:name="TableColumn3801" style:family="table-column">
      <style:table-column-properties style:column-width="0.692361in"/>
    </style:style>
    <style:style style:name="Table38" style:family="table">
      <style:table-properties style:width="1.310417in" fo:margin-left="0.000000in" style:writing-mode="lr" table:align="left" style:may-break-between-rows="true"/>
    </style:style>
    <style:style style:name="TableRow3800" style:family="table-row">
      <style:table-row-properties/>
    </style:style>
    <style:style style:name="TableCell38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8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801" style:family="table-row">
      <style:table-row-properties/>
    </style:style>
    <style:style style:name="TableCell38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8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3900" style:family="table-column">
      <style:table-column-properties style:column-width="1.319444in"/>
    </style:style>
    <style:style style:name="TableColumn3901" style:family="table-column">
      <style:table-column-properties style:column-width="0.818056in"/>
    </style:style>
    <style:style style:name="Table39" style:family="table">
      <style:table-properties style:width="2.137500in" fo:margin-left="0.000000in" style:writing-mode="lr" table:align="left" style:may-break-between-rows="true"/>
    </style:style>
    <style:style style:name="TableRow3900" style:family="table-row">
      <style:table-row-properties/>
    </style:style>
    <style:style style:name="TableCell39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39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3901" style:family="table-row">
      <style:table-row-properties/>
    </style:style>
    <style:style style:name="TableCell39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39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4000" style:family="table-column">
      <style:table-column-properties style:column-width="0.769444in"/>
    </style:style>
    <style:style style:name="TableColumn4001" style:family="table-column">
      <style:table-column-properties style:column-width="0.692361in"/>
    </style:style>
    <style:style style:name="Table40" style:family="table">
      <style:table-properties style:width="1.461806in" fo:margin-left="0.000000in" style:writing-mode="lr" table:align="left" style:may-break-between-rows="true"/>
    </style:style>
    <style:style style:name="TableRow4000" style:family="table-row">
      <style:table-row-properties/>
    </style:style>
    <style:style style:name="TableCell40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0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001" style:family="table-row">
      <style:table-row-properties/>
    </style:style>
    <style:style style:name="TableCell40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0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4100" style:family="table-column">
      <style:table-column-properties style:column-width="0.618056in"/>
    </style:style>
    <style:style style:name="TableColumn4101" style:family="table-column">
      <style:table-column-properties style:column-width="0.692361in"/>
    </style:style>
    <style:style style:name="Table41" style:family="table">
      <style:table-properties style:width="1.310417in" fo:margin-left="0.000000in" style:writing-mode="lr" table:align="left" style:may-break-between-rows="true"/>
    </style:style>
    <style:style style:name="TableRow4100" style:family="table-row">
      <style:table-row-properties/>
    </style:style>
    <style:style style:name="TableCell41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1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101" style:family="table-row">
      <style:table-row-properties/>
    </style:style>
    <style:style style:name="TableCell41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1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4200" style:family="table-column">
      <style:table-column-properties style:column-width="0.674306in"/>
    </style:style>
    <style:style style:name="TableColumn4201" style:family="table-column">
      <style:table-column-properties style:column-width="0.692361in"/>
    </style:style>
    <style:style style:name="Table42" style:family="table">
      <style:table-properties style:width="1.366667in" fo:margin-left="0.000000in" style:writing-mode="lr" table:align="left" style:may-break-between-rows="true"/>
    </style:style>
    <style:style style:name="TableRow4200" style:family="table-row">
      <style:table-row-properties/>
    </style:style>
    <style:style style:name="TableCell42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2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201" style:family="table-row">
      <style:table-row-properties/>
    </style:style>
    <style:style style:name="TableCell42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2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4300" style:family="table-column">
      <style:table-column-properties style:column-width="0.674306in"/>
    </style:style>
    <style:style style:name="TableColumn4301" style:family="table-column">
      <style:table-column-properties style:column-width="1.725694in"/>
    </style:style>
    <style:style style:name="Table43" style:family="table">
      <style:table-properties style:width="2.400000in" fo:margin-left="0.000000in" style:writing-mode="lr" table:align="left" style:may-break-between-rows="true"/>
    </style:style>
    <style:style style:name="TableRow4300" style:family="table-row">
      <style:table-row-properties/>
    </style:style>
    <style:style style:name="TableCell43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3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301" style:family="table-row">
      <style:table-row-properties/>
    </style:style>
    <style:style style:name="TableCell43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3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4302" style:family="table-row">
      <style:table-row-properties/>
    </style:style>
    <style:style style:name="TableCell43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43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4400" style:family="table-column">
      <style:table-column-properties style:column-width="0.635417in"/>
    </style:style>
    <style:style style:name="TableColumn4401" style:family="table-column">
      <style:table-column-properties style:column-width="0.692361in"/>
    </style:style>
    <style:style style:name="Table44" style:family="table">
      <style:table-properties style:width="1.327778in" fo:margin-left="0.000000in" style:writing-mode="lr" table:align="left" style:may-break-between-rows="true"/>
    </style:style>
    <style:style style:name="TableRow4400" style:family="table-row">
      <style:table-row-properties/>
    </style:style>
    <style:style style:name="TableCell44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4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401" style:family="table-row">
      <style:table-row-properties/>
    </style:style>
    <style:style style:name="TableCell44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4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olumn4500" style:family="table-column">
      <style:table-column-properties style:column-width="0.828472in"/>
    </style:style>
    <style:style style:name="TableColumn4501" style:family="table-column">
      <style:table-column-properties style:column-width="0.692361in"/>
    </style:style>
    <style:style style:name="Table45" style:family="table">
      <style:table-properties style:width="1.520833in" fo:margin-left="0.000000in" style:writing-mode="lr" table:align="left" style:may-break-between-rows="true"/>
    </style:style>
    <style:style style:name="TableRow4500" style:family="table-row">
      <style:table-row-properties/>
    </style:style>
    <style:style style:name="TableCell45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5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501" style:family="table-row">
      <style:table-row-properties/>
    </style:style>
    <style:style style:name="TableCell45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5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Row4502" style:family="table-row">
      <style:table-row-properties/>
    </style:style>
    <style:style style:name="TableCell450200"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ell450201" style:family="table-cell">
      <style:table-cell-properties fo:border-top="0.008333in solid #b0b0b0" fo:border-left="0.008333in solid #b0b0b0" fo:border-right="0.008333in solid #b0b0b0" fo:border-bottom="0.008333in solid #b0b0b0" fo:padding-left="0.066667in" fo:padding-right="0.066667in" fo:vertical-align="top" fo:background-color="#e5e5e5"/>
    </style:style>
    <style:style style:name="TableColumn4600" style:family="table-column">
      <style:table-column-properties style:column-width="0.790278in"/>
    </style:style>
    <style:style style:name="TableColumn4601" style:family="table-column">
      <style:table-column-properties style:column-width="0.692361in"/>
    </style:style>
    <style:style style:name="Table46" style:family="table">
      <style:table-properties style:width="1.482639in" fo:margin-left="0.000000in" style:writing-mode="lr" table:align="left" style:may-break-between-rows="true"/>
    </style:style>
    <style:style style:name="TableRow4600" style:family="table-row">
      <style:table-row-properties/>
    </style:style>
    <style:style style:name="TableCell460000"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Cell460001" style:family="table-cell">
      <style:table-cell-properties fo:border-top="0.008333in solid #b0b0b0" fo:border-left="0.008333in solid #b0b0b0" fo:border-right="0.008333in solid #b0b0b0" fo:border-bottom="0.008333in solid #b0b0b0" fo:padding-left="0.066667in" fo:padding-right="0.066667in" fo:vertical-align="top" fo:background-color="#f8f8ff"/>
    </style:style>
    <style:style style:name="TableRow4601" style:family="table-row">
      <style:table-row-properties/>
    </style:style>
    <style:style style:name="TableCell460100"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style:style style:name="TableCell460101" style:family="table-cell">
      <style:table-cell-properties fo:border-top="0.008333in solid #b0b0b0" fo:border-left="0.008333in solid #b0b0b0" fo:border-right="0.008333in solid #b0b0b0" fo:border-bottom="0.008333in solid #b0b0b0" fo:padding-left="0.066667in" fo:padding-right="0.066667in" fo:vertical-align="top" fo:background-color="#f5f5f5"/>
    </style:style>
  </office:automatic-styles>
  <office:body>
    <office:text>
      <text:p text:style-name="P1"><text:span text:style-name="T1">RAJALAKSHMI ENGINEERING COLLEGE</text:span></text:p>
      <text:p text:style-name="P1"><text:span text:style-name="T2">RAJALAKSHMI NAGAR, THANDALAM<text:s/></text:span><text:span text:style-name="T3">–</text:span><text:span text:style-name="T4"><text:s/>602 105</text:span><text:span text:style-name="T5"><text:line-break/></text:span></text:p>
      <text:p text:style-name="P1"><draw:frame text:anchor-type="as-char" svg:width="98.43mm" svg:height="68.79mm" style:rel-width="scale" style:rel-height="scale"><draw:object-ole xlink:href="OleObj1"/><draw:image xlink:href="ObjectReplacements/OleObj1"/></draw:frame><text:span text:style-name="T6"/></text:p>
      <text:p text:style-name="P2"><text:span text:style-name="T6"/></text:p>
      <table:table table:style-name="Table01">
        <table:table-column table:style-name="TableColumn0100"/>
        <table:table-row table:style-name="TableRow0100">
          <table:table-cell table:style-name="TableCell010000">
            <text:p text:style-name="P4"><text:span text:style-name="T6"/></text:p>
            <text:p text:style-name="P4"><text:span text:style-name="T7">CS23221</text:span></text:p>
            <text:p text:style-name="P4"><text:span text:style-name="T7">PYTHON PROGRAMMING LAB</text:span></text:p>
            <text:p text:style-name="P4"><text:span text:style-name="T8"/></text:p>
          </table:table-cell>
        </table:table-row>
        <table:table-row table:style-name="TableRow0101">
          <table:table-cell table:style-name="TableCell010100">
            <text:p text:style-name="P6"><text:span text:style-name="T8"/></text:p>
            <text:p text:style-name="P7"><text:span text:style-name="T9">Laboratory Observation Note Book</text:span></text:p>
            <text:p text:style-name="P8"><text:span text:style-name="T10"/></text:p>
          </table:table-cell>
        </table:table-row>
      </table:table>
      <text:p text:style-name="P10"><text:span text:style-name="T10"/></text:p>
      <text:p text:style-name="P11"><draw:frame text:anchor-type="as-char" svg:width="211.46mm" svg:height="90.17mm" style:rel-width="scale" style:rel-height="scale"><draw:object-ole xlink:href="OleObj2"/><draw:image xlink:href="ObjectReplacements/OleObj2"/></draw:frame><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1"><text:s text:c="8"/></text:span></text:p>
      <text:p text:style-name="P13"><text:span text:style-name="T12">                                     <text:s text:c="4"/></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draw:frame text:anchor-type="as-char" svg:width="198.12mm" svg:height="52.71mm" style:rel-width="scale" style:rel-height="scale"><draw:object-ole xlink:href="OleObj3"/><draw:image xlink:href="ObjectReplacements/OleObj3"/></draw:frame><text:span text:style-name="T13"/></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15"><text:span text:style-name="T13"/></text:p>
            <text:p text:style-name="P15"><text:span text:style-name="T14">S.</text:span></text:p>
            <text:p text:style-name="P15"><text:span text:style-name="T14">No.</text:span></text:p>
            <text:p text:style-name="P15"><text:span text:style-name="T15"/></text:p>
          </table:table-cell>
          <table:table-cell table:style-name="TableCell020001">
            <text:p text:style-name="P15"><text:span text:style-name="T15"/></text:p>
            <text:p text:style-name="P15"><text:span text:style-name="T16">Date</text:span><text:span text:style-name="T17"/></text:p>
          </table:table-cell>
          <table:table-cell table:style-name="TableCell020002">
            <text:p text:style-name="P15"><text:span text:style-name="T17"/></text:p>
            <text:p text:style-name="P15"><text:span text:style-name="T18">Title</text:span><text:span text:style-name="T19"/></text:p>
          </table:table-cell>
          <table:table-cell table:style-name="TableCell020003">
            <text:p text:style-name="P15"><text:span text:style-name="T19"/></text:p>
            <text:p text:style-name="P15"><text:span text:style-name="T20">Page</text:span></text:p>
            <text:p text:style-name="P15"><text:span text:style-name="T20">No.</text:span><text:span text:style-name="T21"/></text:p>
          </table:table-cell>
          <table:table-cell table:style-name="TableCell020004">
            <text:p text:style-name="P15"><text:span text:style-name="T22">Teacher’s Signature / </text:span></text:p>
            <text:p text:style-name="P15"><text:span text:style-name="T22">Remarks</text:span><text:span text:style-name="T23"/></text:p>
          </table:table-cell>
        </table:table-row>
        <table:table-row table:style-name="TableRow0201">
          <table:table-cell table:style-name="TableCell020100" table:number-columns-spanned="5">
            <text:p text:style-name="P18"><text:span text:style-name="T24">Introduction to python-Variables-Datatypes-Input/Output-Formatting</text:span><text:span text:style-name="T25"/></text:p>
          </table:table-cell>
          <table:covered-table-cell/>
          <table:covered-table-cell/>
          <table:covered-table-cell/>
          <table:covered-table-cell/>
        </table:table-row>
        <table:table-row table:style-name="TableRow0202">
          <table:table-cell table:style-name="TableCell020200">
            <text:p text:style-name="P21"><text:span text:style-name="T26">1.1</text:span><text:span text:style-name="T27"/></text:p>
          </table:table-cell>
          <table:table-cell table:style-name="TableCell020201">
            <text:p text:style-name="P21"><text:span text:style-name="T27"/></text:p>
          </table:table-cell>
          <table:table-cell table:style-name="TableCell020202">
            <text:p text:style-name="P22"><text:span text:style-name="T28">Converting Input Strings</text:span><text:span text:style-name="T29"/></text:p>
          </table:table-cell>
          <table:table-cell table:style-name="TableCell020203">
            <text:p text:style-name="P23"><text:span text:style-name="T29"/></text:p>
          </table:table-cell>
          <table:table-cell table:style-name="TableCell020204">
            <text:p text:style-name="P23"><text:span text:style-name="T29"/></text:p>
          </table:table-cell>
        </table:table-row>
        <table:table-row table:style-name="TableRow0203">
          <table:table-cell table:style-name="TableCell020300">
            <text:p text:style-name="P25"><text:span text:style-name="T30">1.2<text:s/></text:span><text:span text:style-name="T31"/></text:p>
          </table:table-cell>
          <table:table-cell table:style-name="TableCell020301">
            <text:p text:style-name="P25"><text:span text:style-name="T31"/></text:p>
          </table:table-cell>
          <table:table-cell table:style-name="TableCell020302">
            <text:p text:style-name="P26"><text:span text:style-name="T32">Gross salary</text:span><text:span text:style-name="T33"/></text:p>
          </table:table-cell>
          <table:table-cell table:style-name="TableCell020303">
            <text:p text:style-name="P27"><text:span text:style-name="T33"/></text:p>
          </table:table-cell>
          <table:table-cell table:style-name="TableCell020304">
            <text:p text:style-name="P27"><text:span text:style-name="T33"/></text:p>
          </table:table-cell>
        </table:table-row>
        <table:table-row table:style-name="TableRow0204">
          <table:table-cell table:style-name="TableCell020400">
            <text:p text:style-name="P29"><text:span text:style-name="T34">1.3</text:span><text:span text:style-name="T35"/></text:p>
          </table:table-cell>
          <table:table-cell table:style-name="TableCell020401">
            <text:p text:style-name="P29"><text:span text:style-name="T35"/></text:p>
          </table:table-cell>
          <table:table-cell table:style-name="TableCell020402">
            <text:p text:style-name="P30"><text:span text:style-name="T36">Square Root</text:span><text:span text:style-name="T37"/></text:p>
          </table:table-cell>
          <table:table-cell table:style-name="TableCell020403">
            <text:p text:style-name="P31"><text:span text:style-name="T37"/></text:p>
          </table:table-cell>
          <table:table-cell table:style-name="TableCell020404">
            <text:p text:style-name="P31"><text:span text:style-name="T37"/></text:p>
          </table:table-cell>
        </table:table-row>
        <table:table-row table:style-name="TableRow0205">
          <table:table-cell table:style-name="TableCell020500">
            <text:p text:style-name="P33"><text:span text:style-name="T38">1.4</text:span><text:span text:style-name="T39"/></text:p>
          </table:table-cell>
          <table:table-cell table:style-name="TableCell020501">
            <text:p text:style-name="P33"><text:span text:style-name="T39"/></text:p>
          </table:table-cell>
          <table:table-cell table:style-name="TableCell020502">
            <text:p text:style-name="P34"><text:span text:style-name="T40">Gain percent</text:span><text:span text:style-name="T41"/></text:p>
          </table:table-cell>
          <table:table-cell table:style-name="TableCell020503">
            <text:p text:style-name="P35"><text:span text:style-name="T41"/></text:p>
          </table:table-cell>
          <table:table-cell table:style-name="TableCell020504">
            <text:p text:style-name="P35"><text:span text:style-name="T41"/></text:p>
          </table:table-cell>
        </table:table-row>
        <table:table-row table:style-name="TableRow0206">
          <table:table-cell table:style-name="TableCell020600">
            <text:p text:style-name="P37"><text:span text:style-name="T42">1.5</text:span><text:span text:style-name="T43"/></text:p>
          </table:table-cell>
          <table:table-cell table:style-name="TableCell020601">
            <text:p text:style-name="P37"><text:span text:style-name="T43"/></text:p>
          </table:table-cell>
          <table:table-cell table:style-name="TableCell020602">
            <text:p text:style-name="P38"><text:span text:style-name="T44">Deposits</text:span><text:span text:style-name="T45"/></text:p>
          </table:table-cell>
          <table:table-cell table:style-name="TableCell020603">
            <text:p text:style-name="P39"><text:span text:style-name="T45"/></text:p>
          </table:table-cell>
          <table:table-cell table:style-name="TableCell020604">
            <text:p text:style-name="P39"><text:span text:style-name="T45"/></text:p>
          </table:table-cell>
        </table:table-row>
        <table:table-row table:style-name="TableRow0207">
          <table:table-cell table:style-name="TableCell020700">
            <text:p text:style-name="P41"><text:span text:style-name="T46">1.6</text:span><text:span text:style-name="T47"/></text:p>
          </table:table-cell>
          <table:table-cell table:style-name="TableCell020701">
            <text:p text:style-name="P41"><text:span text:style-name="T47"/></text:p>
          </table:table-cell>
          <table:table-cell table:style-name="TableCell020702">
            <text:p text:style-name="P42"><text:span text:style-name="T48">Carpenter</text:span><text:span text:style-name="T49"/></text:p>
          </table:table-cell>
          <table:table-cell table:style-name="TableCell020703">
            <text:p text:style-name="P43"><text:span text:style-name="T49"/></text:p>
          </table:table-cell>
          <table:table-cell table:style-name="TableCell020704">
            <text:p text:style-name="P43"><text:span text:style-name="T49"/></text:p>
          </table:table-cell>
        </table:table-row>
        <table:table-row table:style-name="TableRow0208">
          <table:table-cell table:style-name="TableCell020800" table:number-columns-spanned="5">
            <text:p text:style-name="P46"><text:span text:style-name="T50">Operators in Python</text:span><text:span text:style-name="T51"/></text:p>
          </table:table-cell>
          <table:covered-table-cell/>
          <table:covered-table-cell/>
          <table:covered-table-cell/>
          <table:covered-table-cell/>
        </table:table-row>
        <table:table-row table:style-name="TableRow0209">
          <table:table-cell table:style-name="TableCell020900">
            <text:p text:style-name="P49"><text:span text:style-name="T52">2.1</text:span><text:span text:style-name="T53"/></text:p>
          </table:table-cell>
          <table:table-cell table:style-name="TableCell020901">
            <text:p text:style-name="P49"><text:span text:style-name="T53"/></text:p>
          </table:table-cell>
          <table:table-cell table:style-name="TableCell020902">
            <text:p text:style-name="P50"><text:span text:style-name="T54">Widgets and Gizmos</text:span><text:span text:style-name="T55"/></text:p>
          </table:table-cell>
          <table:table-cell table:style-name="TableCell020903">
            <text:p text:style-name="P51"><text:span text:style-name="T55"/></text:p>
          </table:table-cell>
          <table:table-cell table:style-name="TableCell020904">
            <text:p text:style-name="P51"><text:span text:style-name="T55"/></text:p>
          </table:table-cell>
        </table:table-row>
        <table:table-row table:style-name="TableRow0210">
          <table:table-cell table:style-name="TableCell021000">
            <text:p text:style-name="P53"><text:span text:style-name="T56">2.2</text:span><text:span text:style-name="T57"/></text:p>
          </table:table-cell>
          <table:table-cell table:style-name="TableCell021001">
            <text:p text:style-name="P53"><text:span text:style-name="T57"/></text:p>
          </table:table-cell>
          <table:table-cell table:style-name="TableCell021002">
            <text:p text:style-name="P54"><text:span text:style-name="T58">Doll Sings</text:span><text:span text:style-name="T59"/></text:p>
          </table:table-cell>
          <table:table-cell table:style-name="TableCell021003">
            <text:p text:style-name="P55"><text:span text:style-name="T59"/></text:p>
          </table:table-cell>
          <table:table-cell table:style-name="TableCell021004">
            <text:p text:style-name="P55"><text:span text:style-name="T59"/></text:p>
          </table:table-cell>
        </table:table-row>
        <table:table-row table:style-name="TableRow0211">
          <table:table-cell table:style-name="TableCell021100">
            <text:p text:style-name="P57"><text:span text:style-name="T60">2.3</text:span><text:span text:style-name="T61"/></text:p>
          </table:table-cell>
          <table:table-cell table:style-name="TableCell021101">
            <text:p text:style-name="P57"><text:span text:style-name="T61"/></text:p>
          </table:table-cell>
          <table:table-cell table:style-name="TableCell021102">
            <text:p text:style-name="P58"><text:span text:style-name="T62">Birthday party</text:span><text:span text:style-name="T63"/></text:p>
          </table:table-cell>
          <table:table-cell table:style-name="TableCell021103">
            <text:p text:style-name="P59"><text:span text:style-name="T63"/></text:p>
          </table:table-cell>
          <table:table-cell table:style-name="TableCell021104">
            <text:p text:style-name="P59"><text:span text:style-name="T63"/></text:p>
          </table:table-cell>
        </table:table-row>
        <table:table-row table:style-name="TableRow0212">
          <table:table-cell table:style-name="TableCell021200">
            <text:p text:style-name="P61"><text:span text:style-name="T64">2.4</text:span><text:span text:style-name="T65"/></text:p>
          </table:table-cell>
          <table:table-cell table:style-name="TableCell021201">
            <text:p text:style-name="P61"><text:span text:style-name="T65"/></text:p>
          </table:table-cell>
          <table:table-cell table:style-name="TableCell021202">
            <text:p text:style-name="P62"><text:span text:style-name="T66">Hamming Weight</text:span><text:span text:style-name="T67"/></text:p>
          </table:table-cell>
          <table:table-cell table:style-name="TableCell021203">
            <text:p text:style-name="P63"><text:span text:style-name="T67"/></text:p>
          </table:table-cell>
          <table:table-cell table:style-name="TableCell021204">
            <text:p text:style-name="P63"><text:span text:style-name="T67"/></text:p>
          </table:table-cell>
        </table:table-row>
        <table:table-row table:style-name="TableRow0213">
          <table:table-cell table:style-name="TableCell021300">
            <text:p text:style-name="P65"><text:span text:style-name="T68">2.5</text:span><text:span text:style-name="T69"/></text:p>
          </table:table-cell>
          <table:table-cell table:style-name="TableCell021301">
            <text:p text:style-name="P65"><text:span text:style-name="T69"/></text:p>
          </table:table-cell>
          <table:table-cell table:style-name="TableCell021302">
            <text:p text:style-name="P66"><text:span text:style-name="T70">Compound Interest</text:span><text:span text:style-name="T71"/></text:p>
          </table:table-cell>
          <table:table-cell table:style-name="TableCell021303">
            <text:p text:style-name="P67"><text:span text:style-name="T71"/></text:p>
          </table:table-cell>
          <table:table-cell table:style-name="TableCell021304">
            <text:p text:style-name="P67"><text:span text:style-name="T71"/></text:p>
          </table:table-cell>
        </table:table-row>
        <table:table-row table:style-name="TableRow0214">
          <table:table-cell table:style-name="TableCell021400">
            <text:p text:style-name="P69"><text:span text:style-name="T72">2.6</text:span><text:span text:style-name="T73"/></text:p>
          </table:table-cell>
          <table:table-cell table:style-name="TableCell021401">
            <text:p text:style-name="P69"><text:span text:style-name="T73"/></text:p>
          </table:table-cell>
          <table:table-cell table:style-name="TableCell021402">
            <text:p text:style-name="P70"><text:span text:style-name="T74">Eligible to donate blood</text:span><text:span text:style-name="T75"/></text:p>
          </table:table-cell>
          <table:table-cell table:style-name="TableCell021403">
            <text:p text:style-name="P71"><text:span text:style-name="T75"/></text:p>
          </table:table-cell>
          <table:table-cell table:style-name="TableCell021404">
            <text:p text:style-name="P71"><text:span text:style-name="T75"/></text:p>
          </table:table-cell>
        </table:table-row>
        <table:table-row table:style-name="TableRow0215">
          <table:table-cell table:style-name="TableCell021500">
            <text:p text:style-name="P73"><text:span text:style-name="T76">2.7</text:span><text:span text:style-name="T77"/></text:p>
          </table:table-cell>
          <table:table-cell table:style-name="TableCell021501">
            <text:p text:style-name="P73"><text:span text:style-name="T77"/></text:p>
          </table:table-cell>
          <table:table-cell table:style-name="TableCell021502">
            <text:p text:style-name="P74"><text:span text:style-name="T78">C or D</text:span><text:span text:style-name="T79"/></text:p>
          </table:table-cell>
          <table:table-cell table:style-name="TableCell021503">
            <text:p text:style-name="P75"><text:span text:style-name="T79"/></text:p>
          </table:table-cell>
          <table:table-cell table:style-name="TableCell021504">
            <text:p text:style-name="P75"><text:span text:style-name="T79"/></text:p>
          </table:table-cell>
        </table:table-row>
        <table:table-row table:style-name="TableRow0216">
          <table:table-cell table:style-name="TableCell021600">
            <text:p text:style-name="P77"><text:span text:style-name="T80">2.8</text:span><text:span text:style-name="T81"/></text:p>
          </table:table-cell>
          <table:table-cell table:style-name="TableCell021601">
            <text:p text:style-name="P77"><text:span text:style-name="T81"/></text:p>
          </table:table-cell>
          <table:table-cell table:style-name="TableCell021602">
            <text:p text:style-name="P78"><text:span text:style-name="T82">Troy Battle</text:span><text:span text:style-name="T83"/></text:p>
          </table:table-cell>
          <table:table-cell table:style-name="TableCell021603">
            <text:p text:style-name="P79"><text:span text:style-name="T83"/></text:p>
          </table:table-cell>
          <table:table-cell table:style-name="TableCell021604">
            <text:p text:style-name="P79"><text:span text:style-name="T83"/></text:p>
          </table:table-cell>
        </table:table-row>
        <table:table-row table:style-name="TableRow0217">
          <table:table-cell table:style-name="TableCell021700">
            <text:p text:style-name="P81"><text:span text:style-name="T84">2.9</text:span><text:span text:style-name="T85"/></text:p>
          </table:table-cell>
          <table:table-cell table:style-name="TableCell021701">
            <text:p text:style-name="P81"><text:span text:style-name="T85"/></text:p>
          </table:table-cell>
          <table:table-cell table:style-name="TableCell021702">
            <text:p text:style-name="P82"><text:span text:style-name="T86">Tax and Tip</text:span><text:span text:style-name="T87"/></text:p>
          </table:table-cell>
          <table:table-cell table:style-name="TableCell021703">
            <text:p text:style-name="P83"><text:span text:style-name="T87"/></text:p>
          </table:table-cell>
          <table:table-cell table:style-name="TableCell021704">
            <text:p text:style-name="P83"><text:span text:style-name="T87"/></text:p>
          </table:table-cell>
        </table:table-row>
        <table:table-row table:style-name="TableRow0218">
          <table:table-cell table:style-name="TableCell021800">
            <text:p text:style-name="P85"><text:span text:style-name="T88">2.10</text:span><text:span text:style-name="T89"/></text:p>
          </table:table-cell>
          <table:table-cell table:style-name="TableCell021801">
            <text:p text:style-name="P85"><text:span text:style-name="T89"/></text:p>
          </table:table-cell>
          <table:table-cell table:style-name="TableCell021802">
            <text:p text:style-name="P86"><text:span text:style-name="T90">Return last digit of the given number</text:span><text:span text:style-name="T91"/></text:p>
          </table:table-cell>
          <table:table-cell table:style-name="TableCell021803">
            <text:p text:style-name="P87"><text:span text:style-name="T91"/></text:p>
          </table:table-cell>
          <table:table-cell table:style-name="TableCell021804">
            <text:p text:style-name="P87"><text:span text:style-name="T91"/></text:p>
          </table:table-cell>
        </table:table-row>
        <table:table-row table:style-name="TableRow0219">
          <table:table-cell table:style-name="TableCell021900" table:number-columns-spanned="5">
            <text:p text:style-name="P90"><text:span text:style-name="T92">Selection Structures in Python</text:span><text:span text:style-name="T93"/></text:p>
          </table:table-cell>
          <table:covered-table-cell/>
          <table:covered-table-cell/>
          <table:covered-table-cell/>
          <table:covered-table-cell/>
        </table:table-row>
        <table:table-row table:style-name="TableRow0220">
          <table:table-cell table:style-name="TableCell022000">
            <text:p text:style-name="P93"><text:span text:style-name="T94">3.1</text:span><text:span text:style-name="T95"/></text:p>
          </table:table-cell>
          <table:table-cell table:style-name="TableCell022001">
            <text:p text:style-name="P93"><text:span text:style-name="T95"/></text:p>
          </table:table-cell>
          <table:table-cell table:style-name="TableCell022002">
            <text:p text:style-name="P94"><text:span text:style-name="T96">Admission eligibility</text:span><text:span text:style-name="T97"/></text:p>
          </table:table-cell>
          <table:table-cell table:style-name="TableCell022003">
            <text:p text:style-name="P95"><text:span text:style-name="T97"/></text:p>
          </table:table-cell>
          <table:table-cell table:style-name="TableCell022004">
            <text:p text:style-name="P95"><text:span text:style-name="T97"/></text:p>
          </table:table-cell>
        </table:table-row>
        <table:table-row table:style-name="TableRow0221">
          <table:table-cell table:style-name="TableCell022100">
            <text:p text:style-name="P97"><text:span text:style-name="T98">3.2</text:span><text:span text:style-name="T99"/></text:p>
          </table:table-cell>
          <table:table-cell table:style-name="TableCell022101">
            <text:p text:style-name="P97"><text:span text:style-name="T99"/></text:p>
          </table:table-cell>
          <table:table-cell table:style-name="TableCell022102">
            <text:p text:style-name="P98"><text:span text:style-name="T100">Classifying triangles</text:span><text:span text:style-name="T101"/></text:p>
          </table:table-cell>
          <table:table-cell table:style-name="TableCell022103">
            <text:p text:style-name="P99"><text:span text:style-name="T101"/></text:p>
          </table:table-cell>
          <table:table-cell table:style-name="TableCell022104">
            <text:p text:style-name="P99"><text:span text:style-name="T101"/></text:p>
          </table:table-cell>
        </table:table-row>
        <table:table-row table:style-name="TableRow0222">
          <table:table-cell table:style-name="TableCell022200">
            <text:p text:style-name="P101"><text:span text:style-name="T102">3.3</text:span><text:span text:style-name="T103"/></text:p>
          </table:table-cell>
          <table:table-cell table:style-name="TableCell022201">
            <text:p text:style-name="P101"><text:span text:style-name="T103"/></text:p>
          </table:table-cell>
          <table:table-cell table:style-name="TableCell022202">
            <text:p text:style-name="P102"><text:span text:style-name="T104">Electricity Bill</text:span><text:span text:style-name="T105"/></text:p>
          </table:table-cell>
          <table:table-cell table:style-name="TableCell022203">
            <text:p text:style-name="P103"><text:span text:style-name="T105"/></text:p>
          </table:table-cell>
          <table:table-cell table:style-name="TableCell022204">
            <text:p text:style-name="P103"><text:span text:style-name="T105"/></text:p>
          </table:table-cell>
        </table:table-row>
        <table:table-row table:style-name="TableRow0223">
          <table:table-cell table:style-name="TableCell022300">
            <text:p text:style-name="P105"><text:span text:style-name="T106">3.4</text:span><text:span text:style-name="T107"/></text:p>
          </table:table-cell>
          <table:table-cell table:style-name="TableCell022301">
            <text:p text:style-name="P105"><text:span text:style-name="T107"/></text:p>
          </table:table-cell>
          <table:table-cell table:style-name="TableCell022302">
            <text:p text:style-name="P106"><text:span text:style-name="T108">IN/OUT</text:span><text:span text:style-name="T109"/></text:p>
          </table:table-cell>
          <table:table-cell table:style-name="TableCell022303">
            <text:p text:style-name="P107"><text:span text:style-name="T109"/></text:p>
          </table:table-cell>
          <table:table-cell table:style-name="TableCell022304">
            <text:p text:style-name="P107"><text:span text:style-name="T109"/></text:p>
          </table:table-cell>
        </table:table-row>
        <table:table-row table:style-name="TableRow0224">
          <table:table-cell table:style-name="TableCell022400">
            <text:p text:style-name="P109"><text:span text:style-name="T110">3.5</text:span><text:span text:style-name="T111"/></text:p>
          </table:table-cell>
          <table:table-cell table:style-name="TableCell022401">
            <text:p text:style-name="P109"><text:span text:style-name="T111"/></text:p>
          </table:table-cell>
          <table:table-cell table:style-name="TableCell022402">
            <text:p text:style-name="P110"><text:span text:style-name="T112">Vowel or Constant</text:span><text:span text:style-name="T113"/></text:p>
          </table:table-cell>
          <table:table-cell table:style-name="TableCell022403">
            <text:p text:style-name="P111"><text:span text:style-name="T113"/></text:p>
          </table:table-cell>
          <table:table-cell table:style-name="TableCell022404">
            <text:p text:style-name="P111"><text:span text:style-name="T113"/></text:p>
          </table:table-cell>
        </table:table-row>
        <table:table-row table:style-name="TableRow0225">
          <table:table-cell table:style-name="TableCell022500">
            <text:p text:style-name="P113"><text:span text:style-name="T114">3.6</text:span><text:span text:style-name="T115"/></text:p>
          </table:table-cell>
          <table:table-cell table:style-name="TableCell022501">
            <text:p text:style-name="P113"><text:span text:style-name="T115"/></text:p>
          </table:table-cell>
          <table:table-cell table:style-name="TableCell022502">
            <text:p text:style-name="P114"><text:span text:style-name="T116">Leap Year</text:span><text:span text:style-name="T117"/></text:p>
          </table:table-cell>
          <table:table-cell table:style-name="TableCell022503">
            <text:p text:style-name="P115"><text:span text:style-name="T117"/></text:p>
          </table:table-cell>
          <table:table-cell table:style-name="TableCell022504">
            <text:p text:style-name="P115"><text:span text:style-name="T117"/></text:p>
          </table:table-cell>
        </table:table-row>
        <table:table-row table:style-name="TableRow0226">
          <table:table-cell table:style-name="TableCell022600">
            <text:p text:style-name="P117"><text:span text:style-name="T118">3.7</text:span><text:span text:style-name="T119"/></text:p>
          </table:table-cell>
          <table:table-cell table:style-name="TableCell022601">
            <text:p text:style-name="P117"><text:span text:style-name="T119"/></text:p>
          </table:table-cell>
          <table:table-cell table:style-name="TableCell022602">
            <text:p text:style-name="P118"><text:span text:style-name="T120">Month name to Days</text:span><text:span text:style-name="T121"/></text:p>
          </table:table-cell>
          <table:table-cell table:style-name="TableCell022603">
            <text:p text:style-name="P119"><text:span text:style-name="T121"/></text:p>
          </table:table-cell>
          <table:table-cell table:style-name="TableCell022604">
            <text:p text:style-name="P119"><text:span text:style-name="T121"/></text:p>
          </table:table-cell>
        </table:table-row>
        <table:table-row table:style-name="TableRow0227">
          <table:table-cell table:style-name="TableCell022700">
            <text:p text:style-name="P121"><text:span text:style-name="T122">3.8</text:span><text:span text:style-name="T123"/></text:p>
          </table:table-cell>
          <table:table-cell table:style-name="TableCell022701">
            <text:p text:style-name="P121"><text:span text:style-name="T123"/></text:p>
          </table:table-cell>
          <table:table-cell table:style-name="TableCell022702">
            <text:p text:style-name="P122"><text:span text:style-name="T124">Pythagorean triple</text:span><text:span text:style-name="T125"/></text:p>
          </table:table-cell>
          <table:table-cell table:style-name="TableCell022703">
            <text:p text:style-name="P123"><text:span text:style-name="T125"/></text:p>
          </table:table-cell>
          <table:table-cell table:style-name="TableCell022704">
            <text:p text:style-name="P123"><text:span text:style-name="T125"/></text:p>
          </table:table-cell>
        </table:table-row>
        <table:table-row table:style-name="TableRow0228">
          <table:table-cell table:style-name="TableCell022800">
            <text:p text:style-name="P125"><text:span text:style-name="T126">3.9</text:span><text:span text:style-name="T127"/></text:p>
          </table:table-cell>
          <table:table-cell table:style-name="TableCell022801">
            <text:p text:style-name="P125"><text:span text:style-name="T127"/></text:p>
          </table:table-cell>
          <table:table-cell table:style-name="TableCell022802">
            <text:p text:style-name="P126"><text:span text:style-name="T128">Second Last Digit</text:span><text:span text:style-name="T129"/></text:p>
          </table:table-cell>
          <table:table-cell table:style-name="TableCell022803">
            <text:p text:style-name="P127"><text:span text:style-name="T129"/></text:p>
          </table:table-cell>
          <table:table-cell table:style-name="TableCell022804">
            <text:p text:style-name="P127"><text:span text:style-name="T129"/></text:p>
          </table:table-cell>
        </table:table-row>
        <table:table-row table:style-name="TableRow0229">
          <table:table-cell table:style-name="TableCell022900">
            <text:p text:style-name="P129"><text:span text:style-name="T130">3.10</text:span><text:span text:style-name="T131"/></text:p>
          </table:table-cell>
          <table:table-cell table:style-name="TableCell022901">
            <text:p text:style-name="P129"><text:span text:style-name="T131"/></text:p>
          </table:table-cell>
          <table:table-cell table:style-name="TableCell022902">
            <text:p text:style-name="P130"><text:span text:style-name="T132">Chinese Zodiac</text:span><text:span text:style-name="T133"/></text:p>
          </table:table-cell>
          <table:table-cell table:style-name="TableCell022903">
            <text:p text:style-name="P131"><text:span text:style-name="T133"/></text:p>
          </table:table-cell>
          <table:table-cell table:style-name="TableCell022904">
            <text:p text:style-name="P131"><text:span text:style-name="T133"/></text:p>
          </table:table-cell>
        </table:table-row>
        <table:table-row table:style-name="TableRow0230">
          <table:table-cell table:style-name="TableCell023000" table:number-columns-spanned="5">
            <text:p text:style-name="P134"><text:span text:style-name="T134">Algorithmic Approach: Iteration Control Structures</text:span><text:span text:style-name="T135"/></text:p>
          </table:table-cell>
          <table:covered-table-cell/>
          <table:covered-table-cell/>
          <table:covered-table-cell/>
          <table:covered-table-cell/>
        </table:table-row>
        <table:table-row table:style-name="TableRow0231">
          <table:table-cell table:style-name="TableCell023100">
            <text:p text:style-name="P137"><text:span text:style-name="T136">4.1</text:span><text:span text:style-name="T137"/></text:p>
          </table:table-cell>
          <table:table-cell table:style-name="TableCell023101">
            <text:p text:style-name="P137"><text:span text:style-name="T137"/></text:p>
          </table:table-cell>
          <table:table-cell table:style-name="TableCell023102">
            <text:p text:style-name="P138"><text:span text:style-name="T138">Factors of a Number<text:s/></text:span><text:span text:style-name="T139"/></text:p>
          </table:table-cell>
          <table:table-cell table:style-name="TableCell023103">
            <text:p text:style-name="P139"><text:span text:style-name="T139"/></text:p>
          </table:table-cell>
          <table:table-cell table:style-name="TableCell023104">
            <text:p text:style-name="P139"><text:span text:style-name="T139"/></text:p>
          </table:table-cell>
        </table:table-row>
        <table:table-row table:style-name="TableRow0232">
          <table:table-cell table:style-name="TableCell023200">
            <text:p text:style-name="P141"><text:span text:style-name="T140">4.2</text:span><text:span text:style-name="T141"/></text:p>
          </table:table-cell>
          <table:table-cell table:style-name="TableCell023201">
            <text:p text:style-name="P141"><text:span text:style-name="T141"/></text:p>
          </table:table-cell>
          <table:table-cell table:style-name="TableCell023202">
            <text:p text:style-name="P142"><text:span text:style-name="T142">Non-Repeated Digits Count</text:span><text:span text:style-name="T143"/></text:p>
          </table:table-cell>
          <table:table-cell table:style-name="TableCell023203">
            <text:p text:style-name="P143"><text:span text:style-name="T143"/></text:p>
          </table:table-cell>
          <table:table-cell table:style-name="TableCell023204">
            <text:p text:style-name="P143"><text:span text:style-name="T143"/></text:p>
          </table:table-cell>
        </table:table-row>
        <table:table-row table:style-name="TableRow0233">
          <table:table-cell table:style-name="TableCell023300">
            <text:p text:style-name="P145"><text:span text:style-name="T144">4.3</text:span><text:span text:style-name="T145"/></text:p>
          </table:table-cell>
          <table:table-cell table:style-name="TableCell023301">
            <text:p text:style-name="P145"><text:span text:style-name="T145"/></text:p>
          </table:table-cell>
          <table:table-cell table:style-name="TableCell023302">
            <text:p text:style-name="P146"><text:span text:style-name="T146">Prime Checking</text:span><text:span text:style-name="T147"/></text:p>
          </table:table-cell>
          <table:table-cell table:style-name="TableCell023303">
            <text:p text:style-name="P147"><text:span text:style-name="T147"/></text:p>
          </table:table-cell>
          <table:table-cell table:style-name="TableCell023304">
            <text:p text:style-name="P147"><text:span text:style-name="T147"/></text:p>
          </table:table-cell>
        </table:table-row>
        <table:table-row table:style-name="TableRow0234">
          <table:table-cell table:style-name="TableCell023400">
            <text:p text:style-name="P149"><text:span text:style-name="T148">4.4</text:span><text:span text:style-name="T149"/></text:p>
          </table:table-cell>
          <table:table-cell table:style-name="TableCell023401">
            <text:p text:style-name="P149"><text:span text:style-name="T149"/></text:p>
          </table:table-cell>
          <table:table-cell table:style-name="TableCell023402">
            <text:p text:style-name="P150"><text:span text:style-name="T150">Next Perfect Square<text:s/></text:span><text:span text:style-name="T151"/></text:p>
          </table:table-cell>
          <table:table-cell table:style-name="TableCell023403">
            <text:p text:style-name="P151"><text:span text:style-name="T151"/></text:p>
          </table:table-cell>
          <table:table-cell table:style-name="TableCell023404">
            <text:p text:style-name="P151"><text:span text:style-name="T151"/></text:p>
          </table:table-cell>
        </table:table-row>
        <table:table-row table:style-name="TableRow0235">
          <table:table-cell table:style-name="TableCell023500">
            <text:p text:style-name="P153"><text:span text:style-name="T152">4.5</text:span><text:span text:style-name="T153"/></text:p>
          </table:table-cell>
          <table:table-cell table:style-name="TableCell023501">
            <text:p text:style-name="P153"><text:span text:style-name="T153"/></text:p>
          </table:table-cell>
          <table:table-cell table:style-name="TableCell023502">
            <text:p text:style-name="P154"><text:span text:style-name="T154">Nth Fibonacci</text:span><text:span text:style-name="T155"/></text:p>
          </table:table-cell>
          <table:table-cell table:style-name="TableCell023503">
            <text:p text:style-name="P155"><text:span text:style-name="T155"/></text:p>
          </table:table-cell>
          <table:table-cell table:style-name="TableCell023504">
            <text:p text:style-name="P155"><text:span text:style-name="T155"/></text:p>
          </table:table-cell>
        </table:table-row>
        <table:table-row table:style-name="TableRow0236">
          <table:table-cell table:style-name="TableCell023600">
            <text:p text:style-name="P157"><text:span text:style-name="T156">4.6</text:span><text:span text:style-name="T157"/></text:p>
          </table:table-cell>
          <table:table-cell table:style-name="TableCell023601">
            <text:p text:style-name="P157"><text:span text:style-name="T157"/></text:p>
          </table:table-cell>
          <table:table-cell table:style-name="TableCell023602">
            <text:p text:style-name="P158"><text:span text:style-name="T158">Disarium Number</text:span><text:span text:style-name="T159"/></text:p>
          </table:table-cell>
          <table:table-cell table:style-name="TableCell023603">
            <text:p text:style-name="P159"><text:span text:style-name="T159"/></text:p>
          </table:table-cell>
          <table:table-cell table:style-name="TableCell023604">
            <text:p text:style-name="P159"><text:span text:style-name="T159"/></text:p>
          </table:table-cell>
        </table:table-row>
        <table:table-row table:style-name="TableRow0237">
          <table:table-cell table:style-name="TableCell023700">
            <text:p text:style-name="P161"><text:span text:style-name="T160">4.7</text:span><text:span text:style-name="T161"/></text:p>
          </table:table-cell>
          <table:table-cell table:style-name="TableCell023701">
            <text:p text:style-name="P161"><text:span text:style-name="T161"/></text:p>
          </table:table-cell>
          <table:table-cell table:style-name="TableCell023702">
            <text:p text:style-name="P162"><text:span text:style-name="T162">Sum of Series</text:span><text:span text:style-name="T163"/></text:p>
          </table:table-cell>
          <table:table-cell table:style-name="TableCell023703">
            <text:p text:style-name="P163"><text:span text:style-name="T163"/></text:p>
          </table:table-cell>
          <table:table-cell table:style-name="TableCell023704">
            <text:p text:style-name="P163"><text:span text:style-name="T163"/></text:p>
          </table:table-cell>
        </table:table-row>
        <table:table-row table:style-name="TableRow0238">
          <table:table-cell table:style-name="TableCell023800">
            <text:p text:style-name="P165"><text:span text:style-name="T164">4.8</text:span><text:span text:style-name="T165"/></text:p>
          </table:table-cell>
          <table:table-cell table:style-name="TableCell023801">
            <text:p text:style-name="P165"><text:span text:style-name="T165"/></text:p>
          </table:table-cell>
          <table:table-cell table:style-name="TableCell023802">
            <text:p text:style-name="P166"><text:span text:style-name="T166">Unique Digits Count</text:span><text:span text:style-name="T167"/></text:p>
          </table:table-cell>
          <table:table-cell table:style-name="TableCell023803">
            <text:p text:style-name="P167"><text:span text:style-name="T167"/></text:p>
          </table:table-cell>
          <table:table-cell table:style-name="TableCell023804">
            <text:p text:style-name="P167"><text:span text:style-name="T167"/></text:p>
          </table:table-cell>
        </table:table-row>
        <table:table-row table:style-name="TableRow0239">
          <table:table-cell table:style-name="TableCell023900">
            <text:p text:style-name="P169"><text:span text:style-name="T168">4.9</text:span><text:span text:style-name="T169"/></text:p>
          </table:table-cell>
          <table:table-cell table:style-name="TableCell023901">
            <text:p text:style-name="P169"><text:span text:style-name="T169"/></text:p>
          </table:table-cell>
          <table:table-cell table:style-name="TableCell023902">
            <text:p text:style-name="P170"><text:span text:style-name="T170">Product of single digits</text:span><text:span text:style-name="T171"/></text:p>
          </table:table-cell>
          <table:table-cell table:style-name="TableCell023903">
            <text:p text:style-name="P171"><text:span text:style-name="T171"/></text:p>
          </table:table-cell>
          <table:table-cell table:style-name="TableCell023904">
            <text:p text:style-name="P171"><text:span text:style-name="T171"/></text:p>
          </table:table-cell>
        </table:table-row>
        <table:table-row table:style-name="TableRow0240">
          <table:table-cell table:style-name="TableCell024000">
            <text:p text:style-name="P173"><text:span text:style-name="T172">4.10</text:span><text:span text:style-name="T173"/></text:p>
          </table:table-cell>
          <table:table-cell table:style-name="TableCell024001">
            <text:p text:style-name="P173"><text:span text:style-name="T173"/></text:p>
          </table:table-cell>
          <table:table-cell table:style-name="TableCell024002">
            <text:p text:style-name="P174"><text:span text:style-name="T174">Perfect Square After adding One</text:span><text:span text:style-name="T175"/></text:p>
          </table:table-cell>
          <table:table-cell table:style-name="TableCell024003">
            <text:p text:style-name="P175"><text:span text:style-name="T175"/></text:p>
          </table:table-cell>
          <table:table-cell table:style-name="TableCell024004">
            <text:p text:style-name="P175"><text:span text:style-name="T175"/></text:p>
          </table:table-cell>
        </table:table-row>
        <table:table-row table:style-name="TableRow0241">
          <table:table-cell table:style-name="TableCell024100" table:number-columns-spanned="5">
            <text:p text:style-name="P178"><text:span text:style-name="T176">Strings in Python<text:s/></text:span><text:span text:style-name="T177"/></text:p>
          </table:table-cell>
          <table:covered-table-cell/>
          <table:covered-table-cell/>
          <table:covered-table-cell/>
          <table:covered-table-cell/>
        </table:table-row>
        <table:table-row table:style-name="TableRow0242">
          <table:table-cell table:style-name="TableCell024200">
            <text:p text:style-name="P181"><text:span text:style-name="T178">5.1</text:span><text:span text:style-name="T179"/></text:p>
          </table:table-cell>
          <table:table-cell table:style-name="TableCell024201">
            <text:p text:style-name="P181"><text:span text:style-name="T179"/></text:p>
          </table:table-cell>
          <table:table-cell table:style-name="TableCell024202">
            <text:p text:style-name="P182"><text:span text:style-name="T180">Count chars</text:span><text:span text:style-name="T181"/></text:p>
          </table:table-cell>
          <table:table-cell table:style-name="TableCell024203">
            <text:p text:style-name="P183"><text:span text:style-name="T181"/></text:p>
          </table:table-cell>
          <table:table-cell table:style-name="TableCell024204">
            <text:p text:style-name="P183"><text:span text:style-name="T181"/></text:p>
          </table:table-cell>
        </table:table-row>
        <table:table-row table:style-name="TableRow0243">
          <table:table-cell table:style-name="TableCell024300">
            <text:p text:style-name="P185"><text:span text:style-name="T182">5.2</text:span><text:span text:style-name="T183"/></text:p>
          </table:table-cell>
          <table:table-cell table:style-name="TableCell024301">
            <text:p text:style-name="P185"><text:span text:style-name="T183"/></text:p>
          </table:table-cell>
          <table:table-cell table:style-name="TableCell024302">
            <text:p text:style-name="P186"><text:span text:style-name="T184">Decompress the String</text:span><text:span text:style-name="T185"/></text:p>
          </table:table-cell>
          <table:table-cell table:style-name="TableCell024303">
            <text:p text:style-name="P187"><text:span text:style-name="T185"/></text:p>
          </table:table-cell>
          <table:table-cell table:style-name="TableCell024304">
            <text:p text:style-name="P187"><text:span text:style-name="T185"/></text:p>
          </table:table-cell>
        </table:table-row>
        <table:table-row table:style-name="TableRow0244">
          <table:table-cell table:style-name="TableCell024400">
            <text:p text:style-name="P189"><text:span text:style-name="T186">5.3</text:span><text:span text:style-name="T187"/></text:p>
          </table:table-cell>
          <table:table-cell table:style-name="TableCell024401">
            <text:p text:style-name="P189"><text:span text:style-name="T187"/></text:p>
          </table:table-cell>
          <table:table-cell table:style-name="TableCell024402">
            <text:p text:style-name="P190"><text:span text:style-name="T188">First N Common Characters</text:span><text:span text:style-name="T189"/></text:p>
          </table:table-cell>
          <table:table-cell table:style-name="TableCell024403">
            <text:p text:style-name="P191"><text:span text:style-name="T189"/></text:p>
          </table:table-cell>
          <table:table-cell table:style-name="TableCell024404">
            <text:p text:style-name="P191"><text:span text:style-name="T189"/></text:p>
          </table:table-cell>
        </table:table-row>
        <table:table-row table:style-name="TableRow0245">
          <table:table-cell table:style-name="TableCell024500">
            <text:p text:style-name="P193"><text:span text:style-name="T190">5.4</text:span><text:span text:style-name="T191"/></text:p>
          </table:table-cell>
          <table:table-cell table:style-name="TableCell024501">
            <text:p text:style-name="P193"><text:span text:style-name="T191"/></text:p>
          </table:table-cell>
          <table:table-cell table:style-name="TableCell024502">
            <text:p text:style-name="P194"><text:span text:style-name="T192">Remove Characters</text:span><text:span text:style-name="T193"/></text:p>
          </table:table-cell>
          <table:table-cell table:style-name="TableCell024503">
            <text:p text:style-name="P195"><text:span text:style-name="T193"/></text:p>
          </table:table-cell>
          <table:table-cell table:style-name="TableCell024504">
            <text:p text:style-name="P195"><text:span text:style-name="T193"/></text:p>
          </table:table-cell>
        </table:table-row>
        <table:table-row table:style-name="TableRow0246">
          <table:table-cell table:style-name="TableCell024600">
            <text:p text:style-name="P197"><text:span text:style-name="T194">5.5</text:span><text:span text:style-name="T195"/></text:p>
          </table:table-cell>
          <table:table-cell table:style-name="TableCell024601">
            <text:p text:style-name="P197"><text:span text:style-name="T195"/></text:p>
          </table:table-cell>
          <table:table-cell table:style-name="TableCell024602">
            <text:p text:style-name="P198"><text:span text:style-name="T196">Remove Palindrome Words</text:span><text:span text:style-name="T197"/></text:p>
          </table:table-cell>
          <table:table-cell table:style-name="TableCell024603">
            <text:p text:style-name="P199"><text:span text:style-name="T197"/></text:p>
          </table:table-cell>
          <table:table-cell table:style-name="TableCell024604">
            <text:p text:style-name="P199"><text:span text:style-name="T197"/></text:p>
          </table:table-cell>
        </table:table-row>
        <table:table-row table:style-name="TableRow0247">
          <table:table-cell table:style-name="TableCell024700">
            <text:p text:style-name="P201"><text:span text:style-name="T198">5.6</text:span><text:span text:style-name="T199"/></text:p>
          </table:table-cell>
          <table:table-cell table:style-name="TableCell024701">
            <text:p text:style-name="P201"><text:span text:style-name="T199"/></text:p>
          </table:table-cell>
          <table:table-cell table:style-name="TableCell024702">
            <text:p text:style-name="P202"><text:span text:style-name="T200">Return Second Word in Uppercase</text:span><text:span text:style-name="T201"/></text:p>
          </table:table-cell>
          <table:table-cell table:style-name="TableCell024703">
            <text:p text:style-name="P203"><text:span text:style-name="T201"/></text:p>
          </table:table-cell>
          <table:table-cell table:style-name="TableCell024704">
            <text:p text:style-name="P203"><text:span text:style-name="T201"/></text:p>
          </table:table-cell>
        </table:table-row>
        <table:table-row table:style-name="TableRow0248">
          <table:table-cell table:style-name="TableCell024800">
            <text:p text:style-name="P205"><text:span text:style-name="T202">5.7</text:span><text:span text:style-name="T203"/></text:p>
          </table:table-cell>
          <table:table-cell table:style-name="TableCell024801">
            <text:p text:style-name="P205"><text:span text:style-name="T203"/></text:p>
          </table:table-cell>
          <table:table-cell table:style-name="TableCell024802">
            <text:p text:style-name="P206"><text:span text:style-name="T204">Reverse String</text:span><text:span text:style-name="T205"/></text:p>
          </table:table-cell>
          <table:table-cell table:style-name="TableCell024803">
            <text:p text:style-name="P207"><text:span text:style-name="T205"/></text:p>
          </table:table-cell>
          <table:table-cell table:style-name="TableCell024804">
            <text:p text:style-name="P207"><text:span text:style-name="T205"/></text:p>
          </table:table-cell>
        </table:table-row>
        <table:table-row table:style-name="TableRow0249">
          <table:table-cell table:style-name="TableCell024900">
            <text:p text:style-name="P209"><text:span text:style-name="T206">5.8</text:span><text:span text:style-name="T207"/></text:p>
          </table:table-cell>
          <table:table-cell table:style-name="TableCell024901">
            <text:p text:style-name="P209"><text:span text:style-name="T207"/></text:p>
          </table:table-cell>
          <table:table-cell table:style-name="TableCell024902">
            <text:p text:style-name="P210"><text:span text:style-name="T208">String characters balance Test</text:span><text:span text:style-name="T209"/></text:p>
          </table:table-cell>
          <table:table-cell table:style-name="TableCell024903">
            <text:p text:style-name="P211"><text:span text:style-name="T209"/></text:p>
          </table:table-cell>
          <table:table-cell table:style-name="TableCell024904">
            <text:p text:style-name="P211"><text:span text:style-name="T209"/></text:p>
          </table:table-cell>
        </table:table-row>
        <table:table-row table:style-name="TableRow0250">
          <table:table-cell table:style-name="TableCell025000">
            <text:p text:style-name="P213"><text:span text:style-name="T210">5.9</text:span><text:span text:style-name="T211"/></text:p>
          </table:table-cell>
          <table:table-cell table:style-name="TableCell025001">
            <text:p text:style-name="P213"><text:span text:style-name="T211"/></text:p>
          </table:table-cell>
          <table:table-cell table:style-name="TableCell025002">
            <text:p text:style-name="P214"><text:span text:style-name="T212">Unique Names</text:span><text:span text:style-name="T213"/></text:p>
          </table:table-cell>
          <table:table-cell table:style-name="TableCell025003">
            <text:p text:style-name="P215"><text:span text:style-name="T213"/></text:p>
          </table:table-cell>
          <table:table-cell table:style-name="TableCell025004">
            <text:p text:style-name="P215"><text:span text:style-name="T213"/></text:p>
          </table:table-cell>
        </table:table-row>
        <table:table-row table:style-name="TableRow0251">
          <table:table-cell table:style-name="TableCell025100">
            <text:p text:style-name="P217"><text:span text:style-name="T214">5.10</text:span><text:span text:style-name="T215"/></text:p>
          </table:table-cell>
          <table:table-cell table:style-name="TableCell025101">
            <text:p text:style-name="P217"><text:span text:style-name="T215"/></text:p>
          </table:table-cell>
          <table:table-cell table:style-name="TableCell025102">
            <text:p text:style-name="P218"><text:span text:style-name="T216">Username Domain Extension</text:span><text:span text:style-name="T217"/></text:p>
          </table:table-cell>
          <table:table-cell table:style-name="TableCell025103">
            <text:p text:style-name="P219"><text:span text:style-name="T217"/></text:p>
          </table:table-cell>
          <table:table-cell table:style-name="TableCell025104">
            <text:p text:style-name="P219"><text:span text:style-name="T217"/></text:p>
          </table:table-cell>
        </table:table-row>
        <table:table-row table:style-name="TableRow0252">
          <table:table-cell table:style-name="TableCell025200" table:number-columns-spanned="5">
            <text:p text:style-name="P222"><text:span text:style-name="T218">List in Python</text:span><text:span text:style-name="T219"/></text:p>
          </table:table-cell>
          <table:covered-table-cell/>
          <table:covered-table-cell/>
          <table:covered-table-cell/>
          <table:covered-table-cell/>
        </table:table-row>
        <table:table-row table:style-name="TableRow0253">
          <table:table-cell table:style-name="TableCell025300">
            <text:p text:style-name="P225"><text:span text:style-name="T220">6.1</text:span><text:span text:style-name="T221"/></text:p>
          </table:table-cell>
          <table:table-cell table:style-name="TableCell025301">
            <text:p text:style-name="P225"><text:span text:style-name="T221"/></text:p>
          </table:table-cell>
          <table:table-cell table:style-name="TableCell025302">
            <text:p text:style-name="P226"><text:span text:style-name="T222">Monotonic array<text:s/></text:span><text:span text:style-name="T223"/></text:p>
          </table:table-cell>
          <table:table-cell table:style-name="TableCell025303">
            <text:p text:style-name="P227"><text:span text:style-name="T223"/></text:p>
          </table:table-cell>
          <table:table-cell table:style-name="TableCell025304">
            <text:p text:style-name="P227"><text:span text:style-name="T223"/></text:p>
          </table:table-cell>
        </table:table-row>
        <table:table-row table:style-name="TableRow0254">
          <table:table-cell table:style-name="TableCell025400">
            <text:p text:style-name="P229"><text:span text:style-name="T224">6.2</text:span><text:span text:style-name="T225"/></text:p>
          </table:table-cell>
          <table:table-cell table:style-name="TableCell025401">
            <text:p text:style-name="P229"><text:span text:style-name="T225"/></text:p>
          </table:table-cell>
          <table:table-cell table:style-name="TableCell025402">
            <text:p text:style-name="P230"><text:span text:style-name="T226">Check pair with difference k .</text:span><text:span text:style-name="T227"/></text:p>
          </table:table-cell>
          <table:table-cell table:style-name="TableCell025403">
            <text:p text:style-name="P231"><text:span text:style-name="T227"/></text:p>
          </table:table-cell>
          <table:table-cell table:style-name="TableCell025404">
            <text:p text:style-name="P231"><text:span text:style-name="T227"/></text:p>
          </table:table-cell>
        </table:table-row>
        <table:table-row table:style-name="TableRow0255">
          <table:table-cell table:style-name="TableCell025500">
            <text:p text:style-name="P233"><text:span text:style-name="T228">6.3</text:span><text:span text:style-name="T229"/></text:p>
          </table:table-cell>
          <table:table-cell table:style-name="TableCell025501">
            <text:p text:style-name="P233"><text:span text:style-name="T229"/></text:p>
          </table:table-cell>
          <table:table-cell table:style-name="TableCell025502">
            <text:p text:style-name="P234"><text:span text:style-name="T230">Count Elements<text:s/></text:span><text:span text:style-name="T231"/></text:p>
          </table:table-cell>
          <table:table-cell table:style-name="TableCell025503">
            <text:p text:style-name="P235"><text:span text:style-name="T231"/></text:p>
          </table:table-cell>
          <table:table-cell table:style-name="TableCell025504">
            <text:p text:style-name="P235"><text:span text:style-name="T231"/></text:p>
          </table:table-cell>
        </table:table-row>
        <table:table-row table:style-name="TableRow0256">
          <table:table-cell table:style-name="TableCell025600">
            <text:p text:style-name="P237"><text:span text:style-name="T232">6.4</text:span><text:span text:style-name="T233"/></text:p>
          </table:table-cell>
          <table:table-cell table:style-name="TableCell025601">
            <text:p text:style-name="P237"><text:span text:style-name="T233"/></text:p>
          </table:table-cell>
          <table:table-cell table:style-name="TableCell025602">
            <text:p text:style-name="P238"><text:span text:style-name="T234">Distinct Elements in an Array</text:span><text:span text:style-name="T235"/></text:p>
          </table:table-cell>
          <table:table-cell table:style-name="TableCell025603">
            <text:p text:style-name="P239"><text:span text:style-name="T235"/></text:p>
          </table:table-cell>
          <table:table-cell table:style-name="TableCell025604">
            <text:p text:style-name="P239"><text:span text:style-name="T235"/></text:p>
          </table:table-cell>
        </table:table-row>
        <table:table-row table:style-name="TableRow0257">
          <table:table-cell table:style-name="TableCell025700">
            <text:p text:style-name="P241"><text:span text:style-name="T236">6.5</text:span><text:span text:style-name="T237"/></text:p>
          </table:table-cell>
          <table:table-cell table:style-name="TableCell025701">
            <text:p text:style-name="P241"><text:span text:style-name="T237"/></text:p>
          </table:table-cell>
          <table:table-cell table:style-name="TableCell025702">
            <text:p text:style-name="P242"><text:span text:style-name="T238">Element Insertion</text:span><text:span text:style-name="T239"/></text:p>
          </table:table-cell>
          <table:table-cell table:style-name="TableCell025703">
            <text:p text:style-name="P243"><text:span text:style-name="T239"/></text:p>
          </table:table-cell>
          <table:table-cell table:style-name="TableCell025704">
            <text:p text:style-name="P243"><text:span text:style-name="T239"/></text:p>
          </table:table-cell>
        </table:table-row>
        <table:table-row table:style-name="TableRow0258">
          <table:table-cell table:style-name="TableCell025800">
            <text:p text:style-name="P245"><text:span text:style-name="T240">6.6</text:span><text:span text:style-name="T241"/></text:p>
          </table:table-cell>
          <table:table-cell table:style-name="TableCell025801">
            <text:p text:style-name="P245"><text:span text:style-name="T241"/></text:p>
          </table:table-cell>
          <table:table-cell table:style-name="TableCell025802">
            <text:p text:style-name="P246"><text:span text:style-name="T242">Find the Factor</text:span><text:span text:style-name="T243"/></text:p>
          </table:table-cell>
          <table:table-cell table:style-name="TableCell025803">
            <text:p text:style-name="P247"><text:span text:style-name="T243"/></text:p>
          </table:table-cell>
          <table:table-cell table:style-name="TableCell025804">
            <text:p text:style-name="P247"><text:span text:style-name="T243"/></text:p>
          </table:table-cell>
        </table:table-row>
        <table:table-row table:style-name="TableRow0259">
          <table:table-cell table:style-name="TableCell025900">
            <text:p text:style-name="P249"><text:span text:style-name="T244">6.7</text:span><text:span text:style-name="T245"/></text:p>
          </table:table-cell>
          <table:table-cell table:style-name="TableCell025901">
            <text:p text:style-name="P249"><text:span text:style-name="T245"/></text:p>
          </table:table-cell>
          <table:table-cell table:style-name="TableCell025902">
            <text:p text:style-name="P250"><text:span text:style-name="T246">Merge list</text:span><text:span text:style-name="T247"/></text:p>
          </table:table-cell>
          <table:table-cell table:style-name="TableCell025903">
            <text:p text:style-name="P251"><text:span text:style-name="T247"/></text:p>
          </table:table-cell>
          <table:table-cell table:style-name="TableCell025904">
            <text:p text:style-name="P251"><text:span text:style-name="T247"/></text:p>
          </table:table-cell>
        </table:table-row>
        <table:table-row table:style-name="TableRow0260">
          <table:table-cell table:style-name="TableCell026000">
            <text:p text:style-name="P253"><text:span text:style-name="T248">6.8</text:span><text:span text:style-name="T249"/></text:p>
          </table:table-cell>
          <table:table-cell table:style-name="TableCell026001">
            <text:p text:style-name="P253"><text:span text:style-name="T249"/></text:p>
          </table:table-cell>
          <table:table-cell table:style-name="TableCell026002">
            <text:p text:style-name="P254"><text:span text:style-name="T250">Merge Two Sorted Arrays Without Duplication</text:span><text:span text:style-name="T251"/></text:p>
          </table:table-cell>
          <table:table-cell table:style-name="TableCell026003">
            <text:p text:style-name="P255"><text:span text:style-name="T251"/></text:p>
          </table:table-cell>
          <table:table-cell table:style-name="TableCell026004">
            <text:p text:style-name="P255"><text:span text:style-name="T251"/></text:p>
          </table:table-cell>
        </table:table-row>
        <table:table-row table:style-name="TableRow0261">
          <table:table-cell table:style-name="TableCell026100">
            <text:p text:style-name="P257"><text:span text:style-name="T252">6.9</text:span><text:span text:style-name="T253"/></text:p>
          </table:table-cell>
          <table:table-cell table:style-name="TableCell026101">
            <text:p text:style-name="P257"><text:span text:style-name="T253"/></text:p>
          </table:table-cell>
          <table:table-cell table:style-name="TableCell026102">
            <text:p text:style-name="P258"><text:span text:style-name="T254">Print Element Location</text:span><text:span text:style-name="T255"/></text:p>
          </table:table-cell>
          <table:table-cell table:style-name="TableCell026103">
            <text:p text:style-name="P259"><text:span text:style-name="T255"/></text:p>
          </table:table-cell>
          <table:table-cell table:style-name="TableCell026104">
            <text:p text:style-name="P259"><text:span text:style-name="T255"/></text:p>
          </table:table-cell>
        </table:table-row>
        <table:table-row table:style-name="TableRow0262">
          <table:table-cell table:style-name="TableCell026200">
            <text:p text:style-name="P261"><text:span text:style-name="T256">6.10</text:span><text:span text:style-name="T257"/></text:p>
          </table:table-cell>
          <table:table-cell table:style-name="TableCell026201">
            <text:p text:style-name="P261"><text:span text:style-name="T257"/></text:p>
          </table:table-cell>
          <table:table-cell table:style-name="TableCell026202">
            <text:p text:style-name="P262"><text:span text:style-name="T258">Strictly increasing</text:span><text:span text:style-name="T259"/></text:p>
          </table:table-cell>
          <table:table-cell table:style-name="TableCell026203">
            <text:p text:style-name="P263"><text:span text:style-name="T259"/></text:p>
          </table:table-cell>
          <table:table-cell table:style-name="TableCell026204">
            <text:p text:style-name="P263"><text:span text:style-name="T259"/></text:p>
          </table:table-cell>
        </table:table-row>
        <table:table-row table:style-name="TableRow0263">
          <table:table-cell table:style-name="TableCell026300" table:number-columns-spanned="5">
            <text:p text:style-name="P266"><text:span text:style-name="T260">Tuples &amp;Set</text:span><text:span text:style-name="T261"/></text:p>
          </table:table-cell>
          <table:covered-table-cell/>
          <table:covered-table-cell/>
          <table:covered-table-cell/>
          <table:covered-table-cell/>
        </table:table-row>
        <table:table-row table:style-name="TableRow0264">
          <table:table-cell table:style-name="TableCell026400">
            <text:p text:style-name="P269"><text:span text:style-name="T262">7.1</text:span><text:span text:style-name="T263"/></text:p>
          </table:table-cell>
          <table:table-cell table:style-name="TableCell026401">
            <text:p text:style-name="P269"><text:span text:style-name="T263"/></text:p>
          </table:table-cell>
          <table:table-cell table:style-name="TableCell026402">
            <text:p text:style-name="P270"><text:span text:style-name="T264">Binary String</text:span><text:span text:style-name="T265"/></text:p>
          </table:table-cell>
          <table:table-cell table:style-name="TableCell026403">
            <text:p text:style-name="P271"><text:span text:style-name="T265"/></text:p>
          </table:table-cell>
          <table:table-cell table:style-name="TableCell026404">
            <text:p text:style-name="P271"><text:span text:style-name="T265"/></text:p>
          </table:table-cell>
        </table:table-row>
        <table:table-row table:style-name="TableRow0265">
          <table:table-cell table:style-name="TableCell026500">
            <text:p text:style-name="P273"><text:span text:style-name="T266">7.2</text:span><text:span text:style-name="T267"/></text:p>
          </table:table-cell>
          <table:table-cell table:style-name="TableCell026501">
            <text:p text:style-name="P273"><text:span text:style-name="T267"/></text:p>
          </table:table-cell>
          <table:table-cell table:style-name="TableCell026502">
            <text:p text:style-name="P274"><text:span text:style-name="T268">Check Pair</text:span><text:span text:style-name="T269"/></text:p>
          </table:table-cell>
          <table:table-cell table:style-name="TableCell026503">
            <text:p text:style-name="P275"><text:span text:style-name="T269"/></text:p>
          </table:table-cell>
          <table:table-cell table:style-name="TableCell026504">
            <text:p text:style-name="P275"><text:span text:style-name="T269"/></text:p>
          </table:table-cell>
        </table:table-row>
        <table:table-row table:style-name="TableRow0266">
          <table:table-cell table:style-name="TableCell026600">
            <text:p text:style-name="P277"><text:span text:style-name="T270">7.3</text:span><text:span text:style-name="T271"/></text:p>
          </table:table-cell>
          <table:table-cell table:style-name="TableCell026601">
            <text:p text:style-name="P277"><text:span text:style-name="T271"/></text:p>
          </table:table-cell>
          <table:table-cell table:style-name="TableCell026602">
            <text:p text:style-name="P278"><text:span text:style-name="T272">DNA Sequence</text:span><text:span text:style-name="T273"/></text:p>
          </table:table-cell>
          <table:table-cell table:style-name="TableCell026603">
            <text:p text:style-name="P279"><text:span text:style-name="T273"/></text:p>
          </table:table-cell>
          <table:table-cell table:style-name="TableCell026604">
            <text:p text:style-name="P279"><text:span text:style-name="T273"/></text:p>
          </table:table-cell>
        </table:table-row>
        <table:table-row table:style-name="TableRow0267">
          <table:table-cell table:style-name="TableCell026700">
            <text:p text:style-name="P281"><text:span text:style-name="T274">7.4</text:span><text:span text:style-name="T275"/></text:p>
          </table:table-cell>
          <table:table-cell table:style-name="TableCell026701">
            <text:p text:style-name="P281"><text:span text:style-name="T275"/></text:p>
          </table:table-cell>
          <table:table-cell table:style-name="TableCell026702">
            <text:p text:style-name="P282"><text:span text:style-name="T276">Print repeated no</text:span><text:span text:style-name="T277"/></text:p>
          </table:table-cell>
          <table:table-cell table:style-name="TableCell026703">
            <text:p text:style-name="P283"><text:span text:style-name="T277"/></text:p>
          </table:table-cell>
          <table:table-cell table:style-name="TableCell026704">
            <text:p text:style-name="P283"><text:span text:style-name="T277"/></text:p>
          </table:table-cell>
        </table:table-row>
        <table:table-row table:style-name="TableRow0268">
          <table:table-cell table:style-name="TableCell026800">
            <text:p text:style-name="P285"><text:span text:style-name="T278">7.5</text:span><text:span text:style-name="T279"/></text:p>
          </table:table-cell>
          <table:table-cell table:style-name="TableCell026801">
            <text:p text:style-name="P285"><text:span text:style-name="T279"/></text:p>
          </table:table-cell>
          <table:table-cell table:style-name="TableCell026802">
            <text:p text:style-name="P286"><text:span text:style-name="T280">Remove repeated</text:span><text:span text:style-name="T281"/></text:p>
          </table:table-cell>
          <table:table-cell table:style-name="TableCell026803">
            <text:p text:style-name="P287"><text:span text:style-name="T281"/></text:p>
          </table:table-cell>
          <table:table-cell table:style-name="TableCell026804">
            <text:p text:style-name="P287"><text:span text:style-name="T281"/></text:p>
          </table:table-cell>
        </table:table-row>
        <table:table-row table:style-name="TableRow0269">
          <table:table-cell table:style-name="TableCell026900">
            <text:p text:style-name="P289"><text:span text:style-name="T282">7.6</text:span><text:span text:style-name="T283"/></text:p>
          </table:table-cell>
          <table:table-cell table:style-name="TableCell026901">
            <text:p text:style-name="P289"><text:span text:style-name="T283"/></text:p>
          </table:table-cell>
          <table:table-cell table:style-name="TableCell026902">
            <text:p text:style-name="P290"><text:span text:style-name="T284">malfunctioning keyboard</text:span><text:span text:style-name="T285"/></text:p>
          </table:table-cell>
          <table:table-cell table:style-name="TableCell026903">
            <text:p text:style-name="P291"><text:span text:style-name="T285"/></text:p>
          </table:table-cell>
          <table:table-cell table:style-name="TableCell026904">
            <text:p text:style-name="P291"><text:span text:style-name="T285"/></text:p>
          </table:table-cell>
        </table:table-row>
        <table:table-row table:style-name="TableRow0270">
          <table:table-cell table:style-name="TableCell027000">
            <text:p text:style-name="P293"><text:span text:style-name="T286">7.7</text:span><text:span text:style-name="T287"/></text:p>
          </table:table-cell>
          <table:table-cell table:style-name="TableCell027001">
            <text:p text:style-name="P293"><text:span text:style-name="T287"/></text:p>
          </table:table-cell>
          <table:table-cell table:style-name="TableCell027002">
            <text:p text:style-name="P294"><text:span text:style-name="T288">American keyboard</text:span><text:span text:style-name="T289"/></text:p>
          </table:table-cell>
          <table:table-cell table:style-name="TableCell027003">
            <text:p text:style-name="P295"><text:span text:style-name="T289"/></text:p>
          </table:table-cell>
          <table:table-cell table:style-name="TableCell027004">
            <text:p text:style-name="P295"><text:span text:style-name="T289"/></text:p>
          </table:table-cell>
        </table:table-row>
        <table:table-row table:style-name="TableRow0271">
          <table:table-cell table:style-name="TableCell027100" table:number-columns-spanned="5">
            <text:p text:style-name="P298"><text:span text:style-name="T290">Dictionary</text:span><text:span text:style-name="T291"/></text:p>
          </table:table-cell>
          <table:covered-table-cell/>
          <table:covered-table-cell/>
          <table:covered-table-cell/>
          <table:covered-table-cell/>
        </table:table-row>
        <table:table-row table:style-name="TableRow0272">
          <table:table-cell table:style-name="TableCell027200">
            <text:p text:style-name="P301"><text:span text:style-name="T292">8.1</text:span><text:span text:style-name="T293"/></text:p>
          </table:table-cell>
          <table:table-cell table:style-name="TableCell027201">
            <text:p text:style-name="P301"><text:span text:style-name="T293"/></text:p>
          </table:table-cell>
          <table:table-cell table:style-name="TableCell027202">
            <text:p text:style-name="P302"><text:span text:style-name="T294">Uncommon Words</text:span><text:span text:style-name="T295"/></text:p>
          </table:table-cell>
          <table:table-cell table:style-name="TableCell027203">
            <text:p text:style-name="P303"><text:span text:style-name="T295"/></text:p>
          </table:table-cell>
          <table:table-cell table:style-name="TableCell027204">
            <text:p text:style-name="P303"><text:span text:style-name="T295"/></text:p>
          </table:table-cell>
        </table:table-row>
        <table:table-row table:style-name="TableRow0273">
          <table:table-cell table:style-name="TableCell027300">
            <text:p text:style-name="P305"><text:span text:style-name="T296">8.2</text:span><text:span text:style-name="T297"/></text:p>
          </table:table-cell>
          <table:table-cell table:style-name="TableCell027301">
            <text:p text:style-name="P305"><text:span text:style-name="T297"/></text:p>
          </table:table-cell>
          <table:table-cell table:style-name="TableCell027302">
            <text:p text:style-name="P306"><text:span text:style-name="T298">Sort Dictionary By Values Summation</text:span><text:span text:style-name="T299"/></text:p>
          </table:table-cell>
          <table:table-cell table:style-name="TableCell027303">
            <text:p text:style-name="P307"><text:span text:style-name="T299"/></text:p>
          </table:table-cell>
          <table:table-cell table:style-name="TableCell027304">
            <text:p text:style-name="P307"><text:span text:style-name="T299"/></text:p>
          </table:table-cell>
        </table:table-row>
        <table:table-row table:style-name="TableRow0274">
          <table:table-cell table:style-name="TableCell027400">
            <text:p text:style-name="P309"><text:span text:style-name="T300">8.3</text:span><text:span text:style-name="T301"/></text:p>
          </table:table-cell>
          <table:table-cell table:style-name="TableCell027401">
            <text:p text:style-name="P309"><text:span text:style-name="T301"/></text:p>
          </table:table-cell>
          <table:table-cell table:style-name="TableCell027402">
            <text:p text:style-name="P310"><text:span text:style-name="T302">Winner Of Election</text:span><text:span text:style-name="T303"/></text:p>
          </table:table-cell>
          <table:table-cell table:style-name="TableCell027403">
            <text:p text:style-name="P311"><text:span text:style-name="T303"/></text:p>
          </table:table-cell>
          <table:table-cell table:style-name="TableCell027404">
            <text:p text:style-name="P311"><text:span text:style-name="T303"/></text:p>
          </table:table-cell>
        </table:table-row>
        <table:table-row table:style-name="TableRow0275">
          <table:table-cell table:style-name="TableCell027500">
            <text:p text:style-name="P313"><text:span text:style-name="T304">8.4</text:span><text:span text:style-name="T305"/></text:p>
          </table:table-cell>
          <table:table-cell table:style-name="TableCell027501">
            <text:p text:style-name="P313"><text:span text:style-name="T305"/></text:p>
          </table:table-cell>
          <table:table-cell table:style-name="TableCell027502">
            <text:p text:style-name="P314"><text:span text:style-name="T306">Student Record</text:span><text:span text:style-name="T307"/></text:p>
          </table:table-cell>
          <table:table-cell table:style-name="TableCell027503">
            <text:p text:style-name="P315"><text:span text:style-name="T307"/></text:p>
          </table:table-cell>
          <table:table-cell table:style-name="TableCell027504">
            <text:p text:style-name="P315"><text:span text:style-name="T307"/></text:p>
          </table:table-cell>
        </table:table-row>
        <table:table-row table:style-name="TableRow0276">
          <table:table-cell table:style-name="TableCell027600">
            <text:p text:style-name="P317"><text:span text:style-name="T308">8.5</text:span><text:span text:style-name="T309"/></text:p>
          </table:table-cell>
          <table:table-cell table:style-name="TableCell027601">
            <text:p text:style-name="P317"><text:span text:style-name="T309"/></text:p>
          </table:table-cell>
          <table:table-cell table:style-name="TableCell027602">
            <text:p text:style-name="P318"><text:span text:style-name="T310">Scramble Score</text:span><text:span text:style-name="T311"/></text:p>
          </table:table-cell>
          <table:table-cell table:style-name="TableCell027603">
            <text:p text:style-name="P319"><text:span text:style-name="T311"/></text:p>
          </table:table-cell>
          <table:table-cell table:style-name="TableCell027604">
            <text:p text:style-name="P319"><text:span text:style-name="T311"/></text:p>
          </table:table-cell>
        </table:table-row>
        <table:table-row table:style-name="TableRow0277">
          <table:table-cell table:style-name="TableCell027700" table:number-columns-spanned="5">
            <text:p text:style-name="P322"><text:span text:style-name="T312">Functions</text:span><text:span text:style-name="T313"/></text:p>
          </table:table-cell>
          <table:covered-table-cell/>
          <table:covered-table-cell/>
          <table:covered-table-cell/>
          <table:covered-table-cell/>
        </table:table-row>
        <table:table-row table:style-name="TableRow0278">
          <table:table-cell table:style-name="TableCell027800">
            <text:p text:style-name="P325"><text:span text:style-name="T314">9.1</text:span><text:span text:style-name="T315"/></text:p>
          </table:table-cell>
          <table:table-cell table:style-name="TableCell027801">
            <text:p text:style-name="P325"><text:span text:style-name="T315"/></text:p>
          </table:table-cell>
          <table:table-cell table:style-name="TableCell027802">
            <text:p text:style-name="P326"><text:span text:style-name="T316">Abundant Number</text:span><text:span text:style-name="T317"/></text:p>
          </table:table-cell>
          <table:table-cell table:style-name="TableCell027803">
            <text:p text:style-name="P327"><text:span text:style-name="T317"/></text:p>
          </table:table-cell>
          <table:table-cell table:style-name="TableCell027804">
            <text:p text:style-name="P327"><text:span text:style-name="T317"/></text:p>
          </table:table-cell>
        </table:table-row>
        <table:table-row table:style-name="TableRow0279">
          <table:table-cell table:style-name="TableCell027900">
            <text:p text:style-name="P329"><text:span text:style-name="T318">9.2</text:span><text:span text:style-name="T319"/></text:p>
          </table:table-cell>
          <table:table-cell table:style-name="TableCell027901">
            <text:p text:style-name="P329"><text:span text:style-name="T319"/></text:p>
          </table:table-cell>
          <table:table-cell table:style-name="TableCell027902">
            <text:p text:style-name="P330"><text:span text:style-name="T320">Automorphic number or not</text:span><text:span text:style-name="T321"/></text:p>
          </table:table-cell>
          <table:table-cell table:style-name="TableCell027903">
            <text:p text:style-name="P331"><text:span text:style-name="T321"/></text:p>
          </table:table-cell>
          <table:table-cell table:style-name="TableCell027904">
            <text:p text:style-name="P331"><text:span text:style-name="T321"/></text:p>
          </table:table-cell>
        </table:table-row>
        <table:table-row table:style-name="TableRow0280">
          <table:table-cell table:style-name="TableCell028000">
            <text:p text:style-name="P333"><text:span text:style-name="T322">9.3</text:span><text:span text:style-name="T323"/></text:p>
          </table:table-cell>
          <table:table-cell table:style-name="TableCell028001">
            <text:p text:style-name="P333"><text:span text:style-name="T323"/></text:p>
          </table:table-cell>
          <table:table-cell table:style-name="TableCell028002">
            <text:p text:style-name="P334"><text:span text:style-name="T324">Check Product of Digits</text:span><text:span text:style-name="T325"/></text:p>
          </table:table-cell>
          <table:table-cell table:style-name="TableCell028003">
            <text:p text:style-name="P335"><text:span text:style-name="T325"/></text:p>
          </table:table-cell>
          <table:table-cell table:style-name="TableCell028004">
            <text:p text:style-name="P335"><text:span text:style-name="T325"/></text:p>
          </table:table-cell>
        </table:table-row>
        <table:table-row table:style-name="TableRow0281">
          <table:table-cell table:style-name="TableCell028100">
            <text:p text:style-name="P337"><text:span text:style-name="T326">9.4</text:span><text:span text:style-name="T327"/></text:p>
          </table:table-cell>
          <table:table-cell table:style-name="TableCell028101">
            <text:p text:style-name="P337"><text:span text:style-name="T327"/></text:p>
          </table:table-cell>
          <table:table-cell table:style-name="TableCell028102">
            <text:p text:style-name="P338"><text:span text:style-name="T328">Christmas Discount</text:span><text:span text:style-name="T329"/></text:p>
          </table:table-cell>
          <table:table-cell table:style-name="TableCell028103">
            <text:p text:style-name="P339"><text:span text:style-name="T329"/></text:p>
          </table:table-cell>
          <table:table-cell table:style-name="TableCell028104">
            <text:p text:style-name="P339"><text:span text:style-name="T329"/></text:p>
          </table:table-cell>
        </table:table-row>
        <table:table-row table:style-name="TableRow0282">
          <table:table-cell table:style-name="TableCell028200">
            <text:p text:style-name="P341"><text:span text:style-name="T330">9.5</text:span><text:span text:style-name="T331"/></text:p>
          </table:table-cell>
          <table:table-cell table:style-name="TableCell028201">
            <text:p text:style-name="P341"><text:span text:style-name="T331"/></text:p>
          </table:table-cell>
          <table:table-cell table:style-name="TableCell028202">
            <text:p text:style-name="P342"><text:span text:style-name="T332">Coin Change</text:span><text:span text:style-name="T333"/></text:p>
          </table:table-cell>
          <table:table-cell table:style-name="TableCell028203">
            <text:p text:style-name="P343"><text:span text:style-name="T333"/></text:p>
          </table:table-cell>
          <table:table-cell table:style-name="TableCell028204">
            <text:p text:style-name="P343"><text:span text:style-name="T333"/></text:p>
          </table:table-cell>
        </table:table-row>
        <table:table-row table:style-name="TableRow0283">
          <table:table-cell table:style-name="TableCell028300">
            <text:p text:style-name="P345"><text:span text:style-name="T334">9.6</text:span><text:span text:style-name="T335"/></text:p>
          </table:table-cell>
          <table:table-cell table:style-name="TableCell028301">
            <text:p text:style-name="P345"><text:span text:style-name="T335"/></text:p>
          </table:table-cell>
          <table:table-cell table:style-name="TableCell028302">
            <text:p text:style-name="P346"><text:span text:style-name="T336">Difference Sum</text:span><text:span text:style-name="T337"/></text:p>
          </table:table-cell>
          <table:table-cell table:style-name="TableCell028303">
            <text:p text:style-name="P347"><text:span text:style-name="T337"/></text:p>
          </table:table-cell>
          <table:table-cell table:style-name="TableCell028304">
            <text:p text:style-name="P347"><text:span text:style-name="T337"/></text:p>
          </table:table-cell>
        </table:table-row>
        <table:table-row table:style-name="TableRow0284">
          <table:table-cell table:style-name="TableCell028400">
            <text:p text:style-name="P349"><text:span text:style-name="T338">9.7</text:span><text:span text:style-name="T339"/></text:p>
          </table:table-cell>
          <table:table-cell table:style-name="TableCell028401">
            <text:p text:style-name="P349"><text:span text:style-name="T339"/></text:p>
          </table:table-cell>
          <table:table-cell table:style-name="TableCell028402">
            <text:p text:style-name="P350"><text:span text:style-name="T340">Ugly number</text:span><text:span text:style-name="T341"/></text:p>
          </table:table-cell>
          <table:table-cell table:style-name="TableCell028403">
            <text:p text:style-name="P351"><text:span text:style-name="T341"/></text:p>
          </table:table-cell>
          <table:table-cell table:style-name="TableCell028404">
            <text:p text:style-name="P351"><text:span text:style-name="T341"/></text:p>
          </table:table-cell>
        </table:table-row>
        <table:table-row table:style-name="TableRow0285">
          <table:table-cell table:style-name="TableCell028500" table:number-columns-spanned="5">
            <text:p text:style-name="P354"><text:span text:style-name="T341"/></text:p>
            <text:p text:style-name="P354"><text:span text:style-name="T341"/></text:p>
            <text:p text:style-name="P354"><text:span text:style-name="T342">Searching &amp;Sorting</text:span><text:span text:style-name="T343"/></text:p>
          </table:table-cell>
          <table:covered-table-cell/>
          <table:covered-table-cell/>
          <table:covered-table-cell/>
          <table:covered-table-cell/>
        </table:table-row>
        <table:table-row table:style-name="TableRow0286">
          <table:table-cell table:style-name="TableCell028600">
            <text:p text:style-name="P357"><text:span text:style-name="T344">10.1</text:span><text:span text:style-name="T345"/></text:p>
          </table:table-cell>
          <table:table-cell table:style-name="TableCell028601">
            <text:p text:style-name="P357"><text:span text:style-name="T345"/></text:p>
          </table:table-cell>
          <table:table-cell table:style-name="TableCell028602">
            <text:p text:style-name="P358"><text:span text:style-name="T346">Merge Sort</text:span><text:span text:style-name="T347"/></text:p>
          </table:table-cell>
          <table:table-cell table:style-name="TableCell028603">
            <text:p text:style-name="P359"><text:span text:style-name="T347"/></text:p>
          </table:table-cell>
          <table:table-cell table:style-name="TableCell028604">
            <text:p text:style-name="P359"><text:span text:style-name="T347"/></text:p>
          </table:table-cell>
        </table:table-row>
        <table:table-row table:style-name="TableRow0287">
          <table:table-cell table:style-name="TableCell028700">
            <text:p text:style-name="P361"><text:span text:style-name="T348">10.2</text:span><text:span text:style-name="T349"/></text:p>
          </table:table-cell>
          <table:table-cell table:style-name="TableCell028701">
            <text:p text:style-name="P361"><text:span text:style-name="T349"/></text:p>
          </table:table-cell>
          <table:table-cell table:style-name="TableCell028702">
            <text:p text:style-name="P362"><text:span text:style-name="T350">Bubble Sort</text:span><text:span text:style-name="T351"/></text:p>
          </table:table-cell>
          <table:table-cell table:style-name="TableCell028703">
            <text:p text:style-name="P363"><text:span text:style-name="T351"/></text:p>
          </table:table-cell>
          <table:table-cell table:style-name="TableCell028704">
            <text:p text:style-name="P363"><text:span text:style-name="T351"/></text:p>
          </table:table-cell>
        </table:table-row>
        <table:table-row table:style-name="TableRow0288">
          <table:table-cell table:style-name="TableCell028800">
            <text:p text:style-name="P365"><text:span text:style-name="T352">10.3</text:span><text:span text:style-name="T353"/></text:p>
          </table:table-cell>
          <table:table-cell table:style-name="TableCell028801">
            <text:p text:style-name="P365"><text:span text:style-name="T353"/></text:p>
          </table:table-cell>
          <table:table-cell table:style-name="TableCell028802">
            <text:p text:style-name="P366"><text:span text:style-name="T354">Peak Element</text:span><text:span text:style-name="T355"/></text:p>
          </table:table-cell>
          <table:table-cell table:style-name="TableCell028803">
            <text:p text:style-name="P367"><text:span text:style-name="T355"/></text:p>
          </table:table-cell>
          <table:table-cell table:style-name="TableCell028804">
            <text:p text:style-name="P367"><text:span text:style-name="T355"/></text:p>
          </table:table-cell>
        </table:table-row>
        <table:table-row table:style-name="TableRow0289">
          <table:table-cell table:style-name="TableCell028900">
            <text:p text:style-name="P369"><text:span text:style-name="T356">10.4</text:span><text:span text:style-name="T357"/></text:p>
          </table:table-cell>
          <table:table-cell table:style-name="TableCell028901">
            <text:p text:style-name="P369"><text:span text:style-name="T357"/></text:p>
          </table:table-cell>
          <table:table-cell table:style-name="TableCell028902">
            <text:p text:style-name="P370"><text:span text:style-name="T358">Binary Search</text:span><text:span text:style-name="T359"/></text:p>
          </table:table-cell>
          <table:table-cell table:style-name="TableCell028903">
            <text:p text:style-name="P371"><text:span text:style-name="T359"/></text:p>
          </table:table-cell>
          <table:table-cell table:style-name="TableCell028904">
            <text:p text:style-name="P371"><text:span text:style-name="T359"/></text:p>
          </table:table-cell>
        </table:table-row>
        <table:table-row table:style-name="TableRow0290">
          <table:table-cell table:style-name="TableCell029000">
            <text:p text:style-name="P373"><text:span text:style-name="T360">10.5</text:span><text:span text:style-name="T361"/></text:p>
          </table:table-cell>
          <table:table-cell table:style-name="TableCell029001">
            <text:p text:style-name="P373"><text:span text:style-name="T361"/></text:p>
          </table:table-cell>
          <table:table-cell table:style-name="TableCell029002">
            <text:p text:style-name="P374"><text:span text:style-name="T362">Frequency of Numbers</text:span><text:span text:style-name="T363"/></text:p>
          </table:table-cell>
          <table:table-cell table:style-name="TableCell029003">
            <text:p text:style-name="P375"><text:span text:style-name="T363"/></text:p>
          </table:table-cell>
          <table:table-cell table:style-name="TableCell029004">
            <text:p text:style-name="P375"><text:span text:style-name="T363"/></text:p>
          </table:table-cell>
        </table:table-row>
      </table:table>
      <text:p text:style-name="P377"><text:span text:style-name="T363"/></text:p>
      <text:p text:style-name="P377"><text:span text:style-name="T363"/></text:p>
      <text:p text:style-name="P377"><text:span text:style-name="T363"/></text:p>
      <text:p text:style-name="P377"><text:span text:style-name="T363"/></text:p>
      <text:p text:style-name="P377"><text:span text:style-name="T363"/></text:p>
      <text:p text:style-name="P378"><text:span text:style-name="T363"/></text:p>
      <text:p text:style-name="P378"><text:span text:style-name="T364"><text:s/></text:span></text:p>
      <text:p text:style-name="P378"><text:span text:style-name="T364"><text:s/></text:span></text:p>
      <text:p text:style-name="P378"><text:span text:style-name="T365"/></text:p>
      <text:p text:style-name="P378"><text:span text:style-name="T366"><text:s/></text:span></text:p>
      <text:p text:style-name="P378"><text:span text:style-name="T366"><text:s/></text:span></text:p>
      <text:p text:style-name="P378"><text:span text:style-name="T366"><text:s/></text:span></text:p>
      <text:p text:style-name="P378"><text:span text:style-name="T366"><text:s/></text:span></text:p>
      <text:p text:style-name="P378"><text:span text:style-name="T367"><text:s/></text:span></text:p>
      <text:p text:style-name="P378"><text:span text:style-name="T368"/></text:p>
      <text:p text:style-name="P378"><text:span text:style-name="T368"/></text:p>
      <text:p text:style-name="P378"><text:span text:style-name="T368"/></text:p>
      <text:p text:style-name="P378"><text:span text:style-name="T368"/></text:p>
      <text:p text:style-name="P378"><text:span text:style-name="T368"/></text:p>
      <text:p text:style-name="P378"><text:span text:style-name="T368"/></text:p>
      <text:p text:style-name="P378"><text:span text:style-name="T368"/></text:p>
      <text:p text:style-name="P379"><text:span text:style-name="T368"/></text:p>
      <text:p text:style-name="P379"><text:span text:style-name="T368"/></text:p>
      <text:p text:style-name="P379"><text:span text:style-name="T368"/></text:p>
      <text:p text:style-name="P379"><text:span text:style-name="T368"/></text:p>
      <text:p text:style-name="P379"><text:span text:style-name="T368"/></text:p>
      <text:p text:style-name="P379"><text:span text:style-name="T368"/></text:p>
      <text:p text:style-name="P379"><text:span text:style-name="T368"/></text:p>
      <text:p text:style-name="P379"><text:span text:style-name="T368"/></text:p>
      <text:p text:style-name="P379"><text:span text:style-name="T369">01 - Introduction to Python-Variables-Datatypes</text:span></text:p>
      <text:p text:style-name="P379"><text:span text:style-name="T369">Input/Output-Formatting</text:span></text:p>
      <text:p text:style-name="P379"><text:span text:style-name="T370"/></text:p>
      <text:p text:style-name="P379"><text:span text:style-name="T370"/></text:p>
      <text:p text:style-name="P379"><text:span text:style-name="T370"/></text:p>
      <text:p text:style-name="P379"><text:span text:style-name="T370"/></text:p>
      <text:p text:style-name="P379"><text:span text:style-name="T370"/></text:p>
      <text:p text:style-name="P379"><text:span text:style-name="T370"/></text:p>
      <text:p text:style-name="P379"><text:span text:style-name="T370"/></text:p>
      <text:p text:style-name="P379"><text:span text:style-name="T370"/></text:p>
      <text:p text:style-name="P379"><text:span text:style-name="T370"/></text:p>
      <text:p text:style-name="P380"><text:span text:style-name="T370"/></text:p>
      <text:p text:style-name="P381"><text:span text:style-name="T370"/></text:p>
      <text:p text:style-name="P382"><text:span text:style-name="T371">Ex. No. <text:tab/>: <text:tab/>1.1 <text:tab/><text:tab/><text:tab/><text:tab/>Date:</text:span></text:p>
      <text:p text:style-name="P382"><text:span text:style-name="T371">Register No.: <text:tab/><text:tab/><text:tab/><text:tab/><text:tab/>Name:</text:span></text:p>
      <text:p text:style-name="P382"><text:span text:style-name="T372"/></text:p>
      <text:p text:style-name="P382"><text:span text:style-name="T372"/></text:p>
      <text:p text:style-name="P383"><text:a xlink:href="https://www.rajalakshmicolleges.net/moodle/mod/quiz/view.php?id=6373"><text:span text:style-name="T374">Converting Input Strings</text:span></text:a><text:span text:style-name="T375"/></text:p>
      <text:p text:style-name="P384"><text:span text:style-name="T376">Write a program to convert strings to an integer and float and display its type.</text:span></text:p>
      <text:p text:style-name="P385"><text:span text:style-name="T377">Sample Input:</text:span></text:p>
      <text:p text:style-name="P385"><text:span text:style-name="T378">10</text:span></text:p>
      <text:p text:style-name="P385"><text:span text:style-name="T378">10.9</text:span></text:p>
      <text:p text:style-name="P385"><text:span text:style-name="T379">Sample Output:</text:span></text:p>
      <text:p text:style-name="P385"><text:span text:style-name="T380">10,&lt;class 'int'&gt;</text:span></text:p>
      <text:p text:style-name="P385"><text:span text:style-name="T380">10.9,&lt;class 'float'&gt;</text:span></text:p>
      <text:p text:style-name="P385"><text:span text:style-name="T381">For example:</text:span></text:p>
      <table:table table:style-name="Table03">
        <table:table-column table:style-name="TableColumn0300"/>
        <table:table-column table:style-name="TableColumn0301"/>
        <table:table-row table:style-name="TableRow0300">
          <table:table-cell table:style-name="TableCell030000">
            <text:p text:style-name="P387"><text:span text:style-name="T383">Input</text:span><text:span text:style-name="T384"/></text:p>
          </table:table-cell>
          <table:table-cell table:style-name="TableCell030001">
            <text:p text:style-name="P387"><text:span text:style-name="T385">Result</text:span><text:span text:style-name="T386"/></text:p>
          </table:table-cell>
        </table:table-row>
        <table:table-row table:style-name="TableRow0301">
          <table:table-cell table:style-name="TableCell030100">
            <text:p text:style-name="P390"><text:span text:style-name="T387">10</text:span></text:p>
            <text:p text:style-name="P390"><text:span text:style-name="T387">10.9</text:span><text:span text:style-name="T388"/></text:p>
          </table:table-cell>
          <table:table-cell table:style-name="TableCell030101">
            <text:p text:style-name="P390"><text:span text:style-name="T389">10,&lt;class 'int'&gt;</text:span></text:p>
            <text:p text:style-name="P390"><text:span text:style-name="T389">10.9,&lt;class 'float'&gt;</text:span><text:span text:style-name="T390"/></text:p>
          </table:table-cell>
        </table:table-row>
      </table:table>
      <text:p text:style-name="P392"><text:span text:style-name="T390"/></text:p>
      <text:p text:style-name="P393"><text:span text:style-name="T391">a=int(input())</text:span></text:p>
      <text:p text:style-name="P393"><text:span text:style-name="T391">b=float(input())</text:span></text:p>
      <text:p text:style-name="P393"><text:span text:style-name="T391">print(f'{a},{type(a)}')</text:span></text:p>
      <text:p text:style-name="P393"><text:span text:style-name="T391">print(f'{"%.1f"%(b)},{type(b)}')</text:span></text:p>
      <text:p text:style-name="P393"><text:span text:style-name="T392"/></text:p>
      <text:p text:style-name="P393"><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4"><text:span text:style-name="T392"/></text:p>
      <text:p text:style-name="P395"><text:span text:style-name="T392"/></text:p>
      <text:p text:style-name="P395"><text:span text:style-name="T392"/></text:p>
      <text:p text:style-name="P395"><text:span text:style-name="T392"/></text:p>
      <text:p text:style-name="P395"><text:span text:style-name="T392"/></text:p>
      <text:p text:style-name="P395"><text:span text:style-name="T392"/></text:p>
      <text:p text:style-name="P395"><text:span text:style-name="T392"/></text:p>
      <text:p text:style-name="P395"><text:span text:style-name="T392"/></text:p>
      <text:p text:style-name="P395"><text:span text:style-name="T392"/></text:p>
      <text:p text:style-name="P396"><text:span text:style-name="T392"/></text:p>
      <text:p text:style-name="P396"><text:span text:style-name="T393"><text:s/></text:span></text:p>
      <text:p text:style-name="P396"><text:span text:style-name="T394"/></text:p>
      <text:p text:style-name="P397"><text:span text:style-name="T395">Ex. No. <text:tab/>: <text:tab/>1.2 <text:tab/><text:tab/><text:tab/><text:tab/>Date:</text:span></text:p>
      <text:p text:style-name="P397"><text:span text:style-name="T395">Register No.: <text:tab/><text:tab/><text:tab/><text:tab/><text:tab/>Name:</text:span></text:p>
      <text:p text:style-name="P397"><text:span text:style-name="T396"/></text:p>
      <text:p text:style-name="P398"><text:a xlink:href="https://www.rajalakshmicolleges.net/moodle/mod/quiz/view.php?id=6374"><text:span text:style-name="T398">Gross Salary</text:span></text:a><text:span text:style-name="T399"/></text:p>
      <text:p text:style-name="P399"><text:span text:style-name="T400">Ramesh’s basic salary is input through the keyboard. His dearness allowance is 40% of his basic salary, and his house rent allowance is 20% of his basic salary. Write a program to calculate his gross salary.</text:span></text:p>
      <text:p text:style-name="P400"><text:span text:style-name="T401"/></text:p>
      <text:p text:style-name="P400"><text:span text:style-name="T402">Sample Input:</text:span></text:p>
      <text:p text:style-name="P400"><text:span text:style-name="T403">10000</text:span></text:p>
      <text:p text:style-name="P400"><text:span text:style-name="T404">Sample Output:</text:span></text:p>
      <text:p text:style-name="P400"><text:span text:style-name="T405">16000</text:span></text:p>
      <text:p text:style-name="P400"><text:span text:style-name="T406">For example:</text:span></text:p>
      <table:table table:style-name="Table04">
        <table:table-column table:style-name="TableColumn0400"/>
        <table:table-column table:style-name="TableColumn0401"/>
        <table:table-row table:style-name="TableRow0400">
          <table:table-cell table:style-name="TableCell040000">
            <text:p text:style-name="P402"><text:span text:style-name="T408">Input</text:span><text:span text:style-name="T409"/></text:p>
          </table:table-cell>
          <table:table-cell table:style-name="TableCell040001">
            <text:p text:style-name="P402"><text:span text:style-name="T410">Result</text:span><text:span text:style-name="T411"/></text:p>
          </table:table-cell>
        </table:table-row>
        <table:table-row table:style-name="TableRow0401">
          <table:table-cell table:style-name="TableCell040100">
            <text:p text:style-name="P405"><text:span text:style-name="T412">10000</text:span><text:span text:style-name="T413"/></text:p>
          </table:table-cell>
          <table:table-cell table:style-name="TableCell040101">
            <text:p text:style-name="P405"><text:span text:style-name="T414">16000</text:span><text:span text:style-name="T415"/></text:p>
          </table:table-cell>
        </table:table-row>
      </table:table>
      <text:p text:style-name="P407"><text:span text:style-name="T415"/></text:p>
      <text:p text:style-name="P408"><text:span text:style-name="T415"/></text:p>
      <text:p text:style-name="P408"><text:span text:style-name="T416">a=float(input())</text:span></text:p>
      <text:p text:style-name="P408"><text:span text:style-name="T416">b=40/100*a</text:span></text:p>
      <text:p text:style-name="P408"><text:span text:style-name="T416">c=20/100*a</text:span></text:p>
      <text:p text:style-name="P408"><text:span text:style-name="T416">print(int(a+b+c))</text:span></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8"><text:span text:style-name="T417"/></text:p>
      <text:p text:style-name="P409"><text:span text:style-name="T418"><text:s/></text:span></text:p>
      <text:p text:style-name="P409"><text:span text:style-name="T419"/></text:p>
      <text:p text:style-name="P410"><text:span text:style-name="T420">Ex. No. <text:tab/>: <text:tab/>1.3 <text:tab/><text:tab/><text:tab/><text:tab/>Date:</text:span></text:p>
      <text:p text:style-name="P410"><text:span text:style-name="T420">Register No.: <text:tab/><text:tab/><text:tab/><text:tab/><text:tab/>Name:</text:span></text:p>
      <text:p text:style-name="P410"><text:span text:style-name="T421"/></text:p>
      <text:p text:style-name="P411"><text:span text:style-name="T422">Square Root</text:span></text:p>
      <text:p text:style-name="P412"><text:span text:style-name="T423">Write a simple python program to find the square root of a given floating point number. The output should be displayed with 3 decimal places.</text:span></text:p>
      <text:p text:style-name="P413"><text:span text:style-name="T424"/></text:p>
      <text:p text:style-name="P413"><text:span text:style-name="T425">Sample Input:</text:span></text:p>
      <text:p text:style-name="P413"><text:span text:style-name="T425">8.00</text:span></text:p>
      <text:p text:style-name="P413"><text:span text:style-name="T425">Sample Output:</text:span></text:p>
      <text:p text:style-name="P413"><text:span text:style-name="T425">2.828</text:span></text:p>
      <text:p text:style-name="P413"><text:span text:style-name="T426">For example:</text:span></text:p>
      <table:table table:style-name="Table05">
        <table:table-column table:style-name="TableColumn0500"/>
        <table:table-column table:style-name="TableColumn0501"/>
        <table:table-row table:style-name="TableRow0500">
          <table:table-cell table:style-name="TableCell050000">
            <text:p text:style-name="P415"><text:span text:style-name="T428">Input</text:span><text:span text:style-name="T429"/></text:p>
          </table:table-cell>
          <table:table-cell table:style-name="TableCell050001">
            <text:p text:style-name="P415"><text:span text:style-name="T430">Result</text:span><text:span text:style-name="T431"/></text:p>
          </table:table-cell>
        </table:table-row>
        <table:table-row table:style-name="TableRow0501">
          <table:table-cell table:style-name="TableCell050100">
            <text:p text:style-name="P418"><text:span text:style-name="T432">14.00</text:span><text:span text:style-name="T433"/></text:p>
          </table:table-cell>
          <table:table-cell table:style-name="TableCell050101">
            <text:p text:style-name="P418"><text:span text:style-name="T434">3.742</text:span><text:span text:style-name="T435"/></text:p>
          </table:table-cell>
        </table:table-row>
      </table:table>
      <text:p text:style-name="P420"><text:span text:style-name="T435"/></text:p>
      <text:p text:style-name="P420"><text:span text:style-name="T435"/></text:p>
      <text:p text:style-name="P420"><text:span text:style-name="T436">import math </text:span></text:p>
      <text:p text:style-name="P420"><text:span text:style-name="T436">a=float(input())</text:span></text:p>
      <text:p text:style-name="P420"><text:span text:style-name="T436">b=math.sqrt(a)</text:span></text:p>
      <text:p text:style-name="P420"><text:span text:style-name="T436">print('%.3f'%b)</text:span></text:p>
      <text:p text:style-name="P421"><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2"><text:span text:style-name="T437"/></text:p>
      <text:p text:style-name="P423"><text:span text:style-name="T437"/></text:p>
      <text:p text:style-name="P424"><text:span text:style-name="T438">Ex. No. <text:tab/>: <text:tab/>1.4 <text:tab/><text:tab/><text:tab/><text:tab/>Date:</text:span></text:p>
      <text:p text:style-name="P424"><text:span text:style-name="T438">Register No.: <text:tab/><text:tab/><text:tab/><text:tab/><text:tab/>Name:</text:span></text:p>
      <text:p text:style-name="P424"><text:span text:style-name="T439"/></text:p>
      <text:p text:style-name="P425"><text:a xlink:href="https://www.rajalakshmicolleges.net/moodle/mod/quiz/view.php?id=6376"><text:span text:style-name="T441">Gain percent</text:span></text:a><text:span text:style-name="T442"/></text:p>
      <text:p text:style-name="P426"><text:span text:style-name="T443">Alfred buys an old scooter for Rs. X and spends Rs. Y on its repairs. If he sells the scooter for Rs. Z (Z&gt;X+Y). Write a program to help Alfred to find his gain percent. Get all the above-mentioned values through the keyboard and find the gain percent.</text:span></text:p>
      <text:p text:style-name="P427"><text:span text:style-name="T443">Input Format:</text:span></text:p>
      <text:p text:style-name="P427"><text:span text:style-name="T443">The first line contains the Rs X</text:span></text:p>
      <text:p text:style-name="P427"><text:span text:style-name="T443">The second line contains Rs Y</text:span></text:p>
      <text:p text:style-name="P427"><text:span text:style-name="T443">The third line contains Rs Z</text:span></text:p>
      <text:p text:style-name="P427"><text:span text:style-name="T443">Sample Input:</text:span></text:p>
      <text:p text:style-name="P427"><text:span text:style-name="T443">10000</text:span></text:p>
      <text:p text:style-name="P427"><text:span text:style-name="T443">250</text:span></text:p>
      <text:p text:style-name="P427"><text:span text:style-name="T443">15000</text:span></text:p>
      <text:p text:style-name="P427"><text:span text:style-name="T443">Sample Output:</text:span></text:p>
      <text:p text:style-name="P427"><text:span text:style-name="T443">46.34 is the gain percent.</text:span></text:p>
      <text:p text:style-name="P427"><text:span text:style-name="T444">For example:</text:span></text:p>
      <table:table table:style-name="Table06">
        <table:table-column table:style-name="TableColumn0600"/>
        <table:table-column table:style-name="TableColumn0601"/>
        <table:table-row table:style-name="TableRow0600">
          <table:table-cell table:style-name="TableCell060000">
            <text:p text:style-name="P429"><text:span text:style-name="T446">Input</text:span><text:span text:style-name="T447"/></text:p>
          </table:table-cell>
          <table:table-cell table:style-name="TableCell060001">
            <text:p text:style-name="P429"><text:span text:style-name="T448">Result</text:span><text:span text:style-name="T449"/></text:p>
          </table:table-cell>
        </table:table-row>
        <table:table-row table:style-name="TableRow0601">
          <table:table-cell table:style-name="TableCell060100">
            <text:p text:style-name="P432"><text:span text:style-name="T450">45500</text:span></text:p>
            <text:p text:style-name="P432"><text:span text:style-name="T450">500</text:span></text:p>
            <text:p text:style-name="P432"><text:span text:style-name="T450">60000</text:span><text:span text:style-name="T451"/></text:p>
          </table:table-cell>
          <table:table-cell table:style-name="TableCell060101">
            <text:p text:style-name="P432"><text:span text:style-name="T452">30.43 is the gain percent.</text:span><text:span text:style-name="T453"/></text:p>
          </table:table-cell>
        </table:table-row>
      </table:table>
      <text:p text:style-name="P434"><text:span text:style-name="T453"/></text:p>
      <text:p text:style-name="P434"><text:span text:style-name="T454"><text:s/></text:span></text:p>
      <text:p text:style-name="P434"><text:span text:style-name="T454">a=int(input())</text:span></text:p>
      <text:p text:style-name="P434"><text:span text:style-name="T454">b=int(input())</text:span></text:p>
      <text:p text:style-name="P434"><text:span text:style-name="T454">c=int(input())</text:span></text:p>
      <text:p text:style-name="P434"><text:span text:style-name="T454">d=((c-(a+b))/(a+b))*100</text:span></text:p>
      <text:p text:style-name="P434"><text:span text:style-name="T454">print("%.2f"%d,"is the gain percent.")</text:span></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4"><text:span text:style-name="T455"/></text:p>
      <text:p text:style-name="P435"><text:span text:style-name="T456">Ex. No. <text:tab/>: <text:tab/>1.5 <text:tab/><text:tab/><text:tab/><text:tab/>Date:</text:span></text:p>
      <text:p text:style-name="P435"><text:span text:style-name="T456">Register No.: <text:tab/><text:tab/><text:tab/><text:tab/><text:tab/>Name:</text:span></text:p>
      <text:p text:style-name="P435"><text:span text:style-name="T457"/></text:p>
      <text:p text:style-name="P436"><text:a xlink:href="https://www.rajalakshmicolleges.net/moodle/mod/quiz/view.php?id=6378"><text:span text:style-name="T459">Deposits</text:span></text:a><text:span text:style-name="T460"/></text:p>
      <text:p text:style-name="P437"><text:span text:style-name="T461">In many jurisdictions, a small deposit is added to drink containers to encourage people to recycle them. In one particular jurisdiction, drink containers holding one liter or less have a $0.10 deposit and drink containers holding more than one liter have a $0.25 deposit. Write a program that reads the number of containers of each size(less and more)  from the user. Your program should continue by computing and displaying the refund that will be received for returning those containers. Format the output so that it includes a dollar sign and always displays exactly two decimal places.</text:span></text:p>
      <text:p text:style-name="P438"><text:span text:style-name="T461">Sample Input</text:span></text:p>
      <text:p text:style-name="P438"><text:span text:style-name="T461">10</text:span></text:p>
      <text:p text:style-name="P438"><text:span text:style-name="T461">20</text:span></text:p>
      <text:p text:style-name="P438"><text:span text:style-name="T461">Sample Output</text:span></text:p>
      <text:p text:style-name="P438"><text:span text:style-name="T461">Your total refund will be $6.00.<text:line-break/></text:span></text:p>
      <text:p text:style-name="P438"><text:span text:style-name="T462">For example:</text:span></text:p>
      <table:table table:style-name="Table07">
        <table:table-column table:style-name="TableColumn0700"/>
        <table:table-column table:style-name="TableColumn0701"/>
        <table:table-row table:style-name="TableRow0700">
          <table:table-cell table:style-name="TableCell070000">
            <text:p text:style-name="P440"><text:span text:style-name="T464">Input</text:span><text:span text:style-name="T465"/></text:p>
          </table:table-cell>
          <table:table-cell table:style-name="TableCell070001">
            <text:p text:style-name="P440"><text:span text:style-name="T466">Result</text:span><text:span text:style-name="T467"/></text:p>
          </table:table-cell>
        </table:table-row>
        <table:table-row table:style-name="TableRow0701">
          <table:table-cell table:style-name="TableCell070100">
            <text:p text:style-name="P443"><text:span text:style-name="T468">20</text:span></text:p>
            <text:p text:style-name="P443"><text:span text:style-name="T468">20</text:span><text:span text:style-name="T469"/></text:p>
          </table:table-cell>
          <table:table-cell table:style-name="TableCell070101">
            <text:p text:style-name="P443"><text:span text:style-name="T470">Your total refund will be $7.00.</text:span><text:span text:style-name="T471"/></text:p>
          </table:table-cell>
        </table:table-row>
      </table:table>
      <text:p text:style-name="P445"><text:span text:style-name="T471"/></text:p>
      <text:p text:style-name="P445"><text:span text:style-name="T471"/></text:p>
      <text:p text:style-name="P445"><text:span text:style-name="T471"/></text:p>
      <text:p text:style-name="P445"><text:span text:style-name="T472">a=int(input())</text:span></text:p>
      <text:p text:style-name="P445"><text:span text:style-name="T472">b=int(input())</text:span></text:p>
      <text:p text:style-name="P445"><text:span text:style-name="T472">c=(a*0.10)+(b*0.25)</text:span></text:p>
      <text:p text:style-name="P445"><text:span text:style-name="T472">print(f'Your total refund will be ${"%.2f"%c}.')</text:span></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6"><text:span text:style-name="T473"/></text:p>
      <text:p text:style-name="P447"><text:span text:style-name="T474">Ex. No. <text:tab/>: <text:tab/>1.6 <text:tab/><text:tab/><text:tab/><text:tab/>Date:</text:span></text:p>
      <text:p text:style-name="P447"><text:span text:style-name="T474">Register No.: <text:tab/><text:tab/><text:tab/><text:tab/><text:tab/>Name:</text:span></text:p>
      <text:p text:style-name="P447"><text:span text:style-name="T475"/></text:p>
      <text:p text:style-name="P448"><text:a xlink:href="https://www.rajalakshmicolleges.net/moodle/mod/quiz/view.php?id=6379"><text:span text:style-name="T477">Carpenter</text:span></text:a><text:span text:style-name="T478"/></text:p>
      <text:p text:style-name="P449"><text:span text:style-name="T479">Justin is a carpenter who works on an hourly basis. He works in a company where he is paid Rs 50 for an hour on weekdays and Rs 80 for an hour on weekends. He works 10 hrs more on weekdays than weekends. If the salary paid for him is given, write a program to find the number of hours he has worked on weekdays and weekends.</text:span></text:p>
      <text:p text:style-name="P450"><text:span text:style-name="T480">Hint:</text:span></text:p>
      <text:p text:style-name="P450"><text:span text:style-name="T481">If the final result(hrs) are in -ve convert that to +ve using abs() function</text:span></text:p>
      <text:p text:style-name="P450"><text:span text:style-name="T481">The abs() function returns the absolute value of the given number.<text:line-break/></text:span></text:p>
      <text:p text:style-name="P451"><text:span text:style-name="T481">number = -20</text:span></text:p>
      <text:p text:style-name="P451"><text:span text:style-name="T481">absolute_number = abs(number)</text:span></text:p>
      <text:p text:style-name="P451"><text:span text:style-name="T481">print(absolute_number)</text:span></text:p>
      <text:p text:style-name="P451"><text:span text:style-name="T481"># Output: 20</text:span></text:p>
      <text:p text:style-name="P452"><text:span text:style-name="T482">Sample Input:</text:span></text:p>
      <text:p text:style-name="P452"><text:span text:style-name="T483">450</text:span></text:p>
      <text:p text:style-name="P452"><text:span text:style-name="T484">Sample Output:</text:span></text:p>
      <text:p text:style-name="P452"><text:span text:style-name="T485">weekdays 10.38</text:span></text:p>
      <text:p text:style-name="P452"><text:span text:style-name="T485">weekend 0.38<text:line-break/></text:span></text:p>
      <text:p text:style-name="P452"><text:span text:style-name="T486">For example:</text:span></text:p>
      <table:table table:style-name="Table08">
        <table:table-column table:style-name="TableColumn0800"/>
        <table:table-column table:style-name="TableColumn0801"/>
        <table:table-row table:style-name="TableRow0800">
          <table:table-cell table:style-name="TableCell080000">
            <text:p text:style-name="P454"><text:span text:style-name="T488">Input</text:span><text:span text:style-name="T489"/></text:p>
          </table:table-cell>
          <table:table-cell table:style-name="TableCell080001">
            <text:p text:style-name="P454"><text:span text:style-name="T490">Result</text:span><text:span text:style-name="T491"/></text:p>
          </table:table-cell>
        </table:table-row>
        <table:table-row table:style-name="TableRow0801">
          <table:table-cell table:style-name="TableCell080100">
            <text:p text:style-name="P457"><text:span text:style-name="T492">450</text:span><text:span text:style-name="T493"/></text:p>
          </table:table-cell>
          <table:table-cell table:style-name="TableCell080101">
            <text:p text:style-name="P457"><text:span text:style-name="T494">weekdays 10.38</text:span></text:p>
            <text:p text:style-name="P457"><text:span text:style-name="T494">weekend 0.38</text:span><text:span text:style-name="T495"/></text:p>
          </table:table-cell>
        </table:table-row>
      </table:table>
      <text:p text:style-name="P459"><text:span text:style-name="T495"/></text:p>
      <text:p text:style-name="P459"><text:span text:style-name="T495"/></text:p>
      <text:p text:style-name="P460"><text:span text:style-name="T496">s=int(input())</text:span><text:span text:style-name="T497"><text:s/></text:span><text:span text:style-name="T498">x=(s-500)/130</text:span></text:p>
      <text:p text:style-name="P461"><text:span text:style-name="T498">absolute=abs(x)</text:span><text:span text:style-name="T499"><text:s/></text:span><text:span text:style-name="T500">print("weekdays",format(10+absolute,".2f"))</text:span><text:span text:style-name="T501"><text:s/></text:span><text:span text:style-name="T502">print("weekend",format(absolute,".2f"))</text:span></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2"><text:span text:style-name="T503"/></text:p>
      <text:p text:style-name="P463"><text:span text:style-name="T503"/></text:p>
      <text:p text:style-name="P464"><text:span text:style-name="T503"/></text:p>
      <text:p text:style-name="P464"><text:span text:style-name="T503"/></text:p>
      <text:p text:style-name="P464"><text:span text:style-name="T503"/></text:p>
      <text:p text:style-name="P464"><text:span text:style-name="T503"/></text:p>
      <text:p text:style-name="P464"><text:span text:style-name="T503"/></text:p>
      <text:p text:style-name="P464"><text:span text:style-name="T503"/></text:p>
      <text:p text:style-name="P464"><text:a xlink:href="https://www.rajalakshmicolleges.net/moodle/course/view.php?id=84"><text:span text:style-name="T505">02-</text:span></text:a><text:span text:style-name="T506"><text:s text:c="2"/></text:span><text:a xlink:href="https://www.rajalakshmicolleges.net/moodle/course/view.php?id=84"><text:span text:style-name="T508">HYPERLINK "https://www.rajalakshmicolleges.net/moodle/course/view.php?id=84"</text:span><text:span text:style-name="T509"><text:s/>HYPERLINK "https://www.rajalakshmicolleges.net/moodle/course/view.php?id=84"</text:span><text:span text:style-name="T510">Operators in Python</text:span></text:a><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5"><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1"/></text:p>
      <text:p text:style-name="P466"><text:span text:style-name="T512">Ex. No. <text:tab/>: <text:tab/>2.1 <text:tab/><text:tab/><text:tab/><text:tab/>Date:</text:span></text:p>
      <text:p text:style-name="P466"><text:span text:style-name="T512">Register No.: <text:tab/><text:tab/><text:tab/><text:tab/><text:tab/>Name:</text:span></text:p>
      <text:p text:style-name="P466"><text:span text:style-name="T513"/></text:p>
      <text:p text:style-name="P467"><text:a xlink:href="https://www.rajalakshmicolleges.net/moodle/mod/quiz/view.php?id=5695"><text:span text:style-name="T515">Widgets and Gizmos</text:span></text:a><text:span text:style-name="T516"/></text:p>
      <text:p text:style-name="P468"><text:span text:style-name="T517">An online retailer sells two products: widgets and gizmos. Each widget weighs 75 grams. Each gizmo weighs 112 grams. Write a program that reads the number of widgets and the number of gizmos from the user. Then your program should compute and display the total weight of the parts.</text:span></text:p>
      <text:p text:style-name="P469"><text:span text:style-name="T517">Sample Input</text:span></text:p>
      <text:p text:style-name="P469"><text:span text:style-name="T517">10</text:span></text:p>
      <text:p text:style-name="P469"><text:span text:style-name="T517">20</text:span></text:p>
      <text:p text:style-name="P469"><text:span text:style-name="T517">Sample Output</text:span></text:p>
      <text:p text:style-name="P469"><text:span text:style-name="T517">The total weight of all these widgets and gizmos is 2990 grams.</text:span></text:p>
      <text:p text:style-name="P469"><text:span text:style-name="T518">For example:</text:span></text:p>
      <table:table table:style-name="Table09">
        <table:table-column table:style-name="TableColumn0900"/>
        <table:table-column table:style-name="TableColumn0901"/>
        <table:table-row table:style-name="TableRow0900">
          <table:table-cell table:style-name="TableCell090000">
            <text:p text:style-name="P471"><text:span text:style-name="T520">Input</text:span><text:span text:style-name="T521"/></text:p>
          </table:table-cell>
          <table:table-cell table:style-name="TableCell090001">
            <text:p text:style-name="P471"><text:span text:style-name="T522">Result</text:span><text:span text:style-name="T523"/></text:p>
          </table:table-cell>
        </table:table-row>
        <table:table-row table:style-name="TableRow0901">
          <table:table-cell table:style-name="TableCell090100">
            <text:p text:style-name="P474"><text:span text:style-name="T524">10</text:span></text:p>
            <text:p text:style-name="P474"><text:span text:style-name="T524">20</text:span><text:span text:style-name="T525"/></text:p>
          </table:table-cell>
          <table:table-cell table:style-name="TableCell090101">
            <text:p text:style-name="P474"><text:span text:style-name="T526">The total weight of all these widgets and gizmos is 2990 grams.</text:span><text:span text:style-name="T527"/></text:p>
          </table:table-cell>
        </table:table-row>
      </table:table>
      <text:p text:style-name="P476"><text:span text:style-name="T527"/></text:p>
      <text:p text:style-name="P477"><text:span text:style-name="T528">w=int(input())</text:span><text:span text:style-name="T529"><text:s/></text:span><text:span text:style-name="T530">g=int(input())</text:span></text:p>
      <text:p text:style-name="P478"><text:span text:style-name="T530">wght=(w*75)+(g*112)</text:span></text:p>
      <text:p text:style-name="P479"><text:span text:style-name="T531"/></text:p>
      <text:p text:style-name="P480"><text:span text:style-name="T532">print("The total weight of all these widgets and gizmos is",wght,"grams.")</text:span></text:p>
      <text:p text:style-name="P481"><text:span text:style-name="T533"/></text:p>
      <text:p text:style-name="P482"><text:span text:style-name="T533"/></text:p>
      <text:p text:style-name="P483"><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3"/></text:p>
      <text:p text:style-name="P484"><text:span text:style-name="T534"><text:s/></text:span></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5"/></text:p>
      <text:p text:style-name="P484"><text:span text:style-name="T536">Ex. No. <text:tab/>: <text:tab/>2.2 <text:tab/><text:tab/><text:tab/><text:tab/>Date:</text:span></text:p>
      <text:p text:style-name="P484"><text:span text:style-name="T536">Register No.: <text:tab/><text:tab/><text:tab/><text:tab/><text:tab/>Name:</text:span></text:p>
      <text:p text:style-name="P484"><text:span text:style-name="T537"/></text:p>
      <text:p text:style-name="P485"><text:a xlink:href="https://www.rajalakshmicolleges.net/moodle/mod/quiz/view.php?id=5696"><text:span text:style-name="T539">Doll Sings</text:span></text:a><text:span text:style-name="T540"/></text:p>
      <text:p text:style-name="P486"><text:span text:style-name="T541">In London, every year during Dasara there will be a very grand doll show. People try to invent new dolls of different varieties. The best-sold doll's creator will be awarded with a cash prize. So people broke their heads to create dolls innovatively. Knowing this competition, Mr.Lokpaul tried to create a doll that sings only when an even number is pressed and the number should not be zero and greater than 100.</text:span></text:p>
      <text:p text:style-name="P487"><text:span text:style-name="T541"> IF Lokpaul wins print true, otherwise false.</text:span></text:p>
      <text:p text:style-name="P487"><text:span text:style-name="T542">Sample Input</text:span></text:p>
      <text:p text:style-name="P487"><text:span text:style-name="T542">10</text:span></text:p>
      <text:p text:style-name="P487"><text:span text:style-name="T542">Sample Output</text:span></text:p>
      <text:p text:style-name="P487"><text:span text:style-name="T542">True</text:span></text:p>
      <text:p text:style-name="P487"><text:span text:style-name="T542">Explanation:</text:span></text:p>
      <text:p text:style-name="P487"><text:span text:style-name="T542">Since 10 is an even number and a number between 0 and 100, True is printed</text:span></text:p>
      <text:p text:style-name="P487"><text:span text:style-name="T543"/></text:p>
      <text:p text:style-name="P487"><text:span text:style-name="T543"/></text:p>
      <text:p text:style-name="P487"><text:span text:style-name="T544">n=int(input())</text:span></text:p>
      <text:p text:style-name="P487"><text:span text:style-name="T544">a=n&gt;=1 and n&lt;=100 and n%2==0</text:span></text:p>
      <text:p text:style-name="P487"><text:span text:style-name="T544">print(a)</text:span></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8"><text:span text:style-name="T545"/></text:p>
      <text:p text:style-name="P489"><text:span text:style-name="T546">Input Given: </text:span></text:p>
      <text:p text:style-name="P489"><text:span text:style-name="T546">N-No of friends</text:span></text:p>
      <text:p text:style-name="P489"><text:span text:style-name="T546">P1,P2,P3 AND P4-No of chocolates</text:span></text:p>
      <text:p text:style-name="P489"><text:span text:style-name="T546">OUTPUT:</text:span></text:p>
      <text:p text:style-name="P489"><text:span text:style-name="T546"> "True" if he can buy that packet and "False" if he can't buy that packet.</text:span></text:p>
      <text:p text:style-name="P489"><text:span text:style-name="T546">SAMPLE INPUT AND OUTPUT:</text:span></text:p>
      <text:p text:style-name="P489"><text:span text:style-name="T546">5</text:span></text:p>
      <text:p text:style-name="P489"><text:span text:style-name="T546">25</text:span></text:p>
      <text:p text:style-name="P489"><text:span text:style-name="T546">12  </text:span></text:p>
      <text:p text:style-name="P489"><text:span text:style-name="T546">10  </text:span></text:p>
      <text:p text:style-name="P489"><text:span text:style-name="T546">9</text:span></text:p>
      <text:p text:style-name="P489"><text:span text:style-name="T546">OUTPUT</text:span></text:p>
      <text:p text:style-name="P489"><text:span text:style-name="T546">True False True False</text:span></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7"/></text:p>
      <text:p text:style-name="P490"><text:span text:style-name="T548">Ex. No. <text:tab/>: <text:tab/>2.3 <text:tab/><text:tab/><text:tab/><text:tab/>Date:</text:span></text:p>
      <text:p text:style-name="P490"><text:span text:style-name="T548">Register No.: <text:tab/><text:tab/><text:tab/><text:tab/><text:tab/>Name:</text:span></text:p>
      <text:p text:style-name="P490"><text:span text:style-name="T549"/></text:p>
      <text:p text:style-name="P491"><text:a xlink:href="https://www.rajalakshmicolleges.net/moodle/mod/quiz/view.php?id=5697"><text:span text:style-name="T551">Birthday Party</text:span></text:a><text:span text:style-name="T552"/></text:p>
      <text:p text:style-name="P492"><text:span text:style-name="T553">Mr. X's birthday is in next month. This time he is planning to invite N of his friends. He wants to distribute some chocolates to all of his friends after the party. He went to a shop to buy a packet of chocolates. At the chocolate shop, 4 packets are there with different numbers of chocolates. He wants to buy such a packet which contains a number of chocolates, which can be distributed equally among all of his friends. Help Mr. X to buy such a packet.</text:span></text:p>
      <text:p text:style-name="P493"><text:span text:style-name="T553">Input Given: </text:span></text:p>
      <text:p text:style-name="P493"><text:span text:style-name="T553">N-No of friends</text:span></text:p>
      <text:p text:style-name="P493"><text:span text:style-name="T553">P1,P2,P3 AND P4-No of chocolates</text:span></text:p>
      <text:p text:style-name="P493"><text:span text:style-name="T553">OUTPUT:</text:span></text:p>
      <text:p text:style-name="P493"><text:span text:style-name="T553"> "True" if he can buy that packet and "False" if he can't buy that packet.</text:span></text:p>
      <text:p text:style-name="P493"><text:span text:style-name="T553">SAMPLE INPUT AND OUTPUT:</text:span></text:p>
      <text:p text:style-name="P493"><text:span text:style-name="T553">5</text:span></text:p>
      <text:p text:style-name="P493"><text:span text:style-name="T553">25</text:span></text:p>
      <text:p text:style-name="P493"><text:span text:style-name="T553">12  </text:span></text:p>
      <text:p text:style-name="P493"><text:span text:style-name="T553">10  </text:span></text:p>
      <text:p text:style-name="P493"><text:span text:style-name="T553">9</text:span></text:p>
      <text:p text:style-name="P493"><text:span text:style-name="T553">OUTPUT</text:span></text:p>
      <text:p text:style-name="P493"><text:span text:style-name="T553">True False True False</text:span></text:p>
      <text:p text:style-name="P494"><text:span text:style-name="T554"/></text:p>
      <text:p text:style-name="P495"><text:span text:style-name="T555">N=int(input())</text:span><text:span text:style-name="T556"><text:s/></text:span><text:span text:style-name="T557">P1=int(input())</text:span><text:span text:style-name="T558"><text:s/></text:span><text:span text:style-name="T559">P2=int(input())</text:span><text:span text:style-name="T560"><text:s/></text:span><text:span text:style-name="T561">P3=int(input())</text:span><text:span text:style-name="T562"><text:s/></text:span><text:span text:style-name="T563">P4=int(input())</text:span></text:p>
      <text:p text:style-name="P496"><text:span text:style-name="T563">print((P1%N==0),(P2%N==0),(P3%N==0),(P4%N==0))</text:span></text:p>
      <text:p text:style-name="P497"><text:span text:style-name="T564"/></text:p>
      <text:p text:style-name="P498"><text:span text:style-name="T564"/></text:p>
      <text:p text:style-name="P499"><text:span text:style-name="T564"/></text:p>
      <text:p text:style-name="P500"><text:span text:style-name="T565"> </text:span></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1"><text:span text:style-name="T566"/></text:p>
      <text:p text:style-name="P502"><text:span text:style-name="T567">Ex. No. <text:tab/>: <text:tab/>2.4 <text:tab/><text:tab/><text:tab/><text:tab/>Date:</text:span></text:p>
      <text:p text:style-name="P502"><text:span text:style-name="T567">Register No.: <text:tab/><text:tab/><text:tab/><text:tab/><text:tab/>Name:</text:span></text:p>
      <text:p text:style-name="P502"><text:span text:style-name="T568"/></text:p>
      <text:p text:style-name="P503"><text:a xlink:href="https://www.rajalakshmicolleges.net/moodle/mod/quiz/view.php?id=5698"><text:span text:style-name="T570">Hamming Weight</text:span></text:a><text:span text:style-name="T571"/></text:p>
      <text:p text:style-name="P504"><text:span text:style-name="T572">Write a python program that takes a integer between 0 and 15 as input and displays the number of '1' s in its binary form.(Hint:use python bitwise operator.</text:span></text:p>
      <text:p text:style-name="P504"><text:span text:style-name="T573"/></text:p>
      <text:p text:style-name="P505"><text:span text:style-name="T574">Sample Input</text:span></text:p>
      <text:p text:style-name="P505"><text:span text:style-name="T574">3</text:span></text:p>
      <text:p text:style-name="P505"><text:span text:style-name="T574">Sample Output:</text:span></text:p>
      <text:p text:style-name="P505"><text:span text:style-name="T574">2</text:span></text:p>
      <text:p text:style-name="P505"><text:span text:style-name="T574">Explanation:</text:span></text:p>
      <text:p text:style-name="P505"><text:span text:style-name="T574">The binary representation of 3 is 011, hence there are 2 ones in it. so the output is 2.</text:span></text:p>
      <text:p text:style-name="P505"><text:span text:style-name="T575"/></text:p>
      <text:p text:style-name="P505"><text:span text:style-name="T575"/></text:p>
      <text:p text:style-name="P506"><text:span text:style-name="T576">n=int(input())</text:span><text:span text:style-name="T577"><text:s/></text:span><text:span text:style-name="T578">n1=bin(n).count('1')</text:span></text:p>
      <text:p text:style-name="P507"><text:span text:style-name="T578">print(n1)</text:span></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8"><text:span text:style-name="T579"/></text:p>
      <text:p text:style-name="P509"><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79"/></text:p>
      <text:p text:style-name="P510"><text:span text:style-name="T580">Ex. No. <text:tab/>: <text:tab/>2.5 <text:tab/><text:tab/><text:tab/><text:tab/>Date:</text:span></text:p>
      <text:p text:style-name="P510"><text:span text:style-name="T580">Register No.: <text:tab/><text:tab/><text:tab/><text:tab/><text:tab/>Name:</text:span></text:p>
      <text:p text:style-name="P510"><text:span text:style-name="T581"/></text:p>
      <text:p text:style-name="P511"><text:a xlink:href="https://www.rajalakshmicolleges.net/moodle/mod/quiz/view.php?id=5699"><text:span text:style-name="T583">Compound Interest</text:span></text:a><text:span text:style-name="T584"/></text:p>
      <text:p text:style-name="P512"><text:span text:style-name="T585">Pretend that you have just opened a new savings account that earns 4 percent interest per year. The interest that you earn is paid at the end of the year, and is added to the balance of the savings account. Write a program that begins by reading the amount of money deposited into the account from the user. Then your program should compute and display the amount in the savings account after 1, 2, and 3 years. Display each amount so that it is rounded to 2 decimal places.</text:span></text:p>
      <text:p text:style-name="P513"><text:span text:style-name="T585">.Sample Input:</text:span></text:p>
      <text:p text:style-name="P513"><text:span text:style-name="T585">10000</text:span></text:p>
      <text:p text:style-name="P513"><text:span text:style-name="T585">Sample Output:</text:span></text:p>
      <text:p text:style-name="P513"><text:span text:style-name="T585">Balance as of end of Year 1: $10400.00.</text:span></text:p>
      <text:p text:style-name="P513"><text:span text:style-name="T585">Balance as of end of Year 2: $10816.00.</text:span></text:p>
      <text:p text:style-name="P514"><text:span text:style-name="T586">Balance as of end of Year 3: $11248.64</text:span></text:p>
      <text:p text:style-name="P514"><text:span text:style-name="T587"/></text:p>
      <text:p text:style-name="P514"><text:span text:style-name="T587"/></text:p>
      <text:p text:style-name="P514"><text:span text:style-name="T588">s=float(input())</text:span></text:p>
      <text:p text:style-name="P514"><text:span text:style-name="T588">i=0.04</text:span></text:p>
      <text:p text:style-name="P514"><text:span text:style-name="T588">for n in range(1,4):</text:span></text:p>
      <text:p text:style-name="P514"><text:span text:style-name="T588"><text:s text:c="4"/>b=s*(1+i)**n</text:span></text:p>
      <text:p text:style-name="P514"><text:span text:style-name="T588"><text:s text:c="4"/>print(f"Balance as of end of Year {n}: ${b:.2f}.")</text:span></text:p>
      <text:p text:style-name="P515"><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6"><text:span text:style-name="T589"/></text:p>
      <text:p text:style-name="P517"><text:span text:style-name="T589"/></text:p>
      <text:p text:style-name="P518"><text:span text:style-name="T589"/></text:p>
      <text:p text:style-name="P518"><text:span text:style-name="T589"/></text:p>
      <text:p text:style-name="P518"><text:span text:style-name="T589"/></text:p>
      <text:p text:style-name="P518"><text:span text:style-name="T589"/></text:p>
      <text:p text:style-name="P519"><text:span text:style-name="T589"/></text:p>
      <text:p text:style-name="P519"><text:span text:style-name="T589"/></text:p>
      <text:p text:style-name="P519"><text:span text:style-name="T589"/></text:p>
      <text:p text:style-name="P519"><text:span text:style-name="T589"/></text:p>
      <text:p text:style-name="P519"><text:span text:style-name="T589"/></text:p>
      <text:p text:style-name="P519"><text:span text:style-name="T589"/></text:p>
      <text:p text:style-name="P519"><text:span text:style-name="T589"/></text:p>
      <text:p text:style-name="P519"><text:span text:style-name="T589"/></text:p>
      <text:p text:style-name="P520"><text:span text:style-name="T590"><text:s/></text:span></text:p>
      <text:p text:style-name="P520"><text:span text:style-name="T591"/></text:p>
      <text:p text:style-name="P521"><text:span text:style-name="T592">Ex. No. <text:tab/>: <text:tab/>2.6 <text:tab/><text:tab/><text:tab/><text:tab/>Date:</text:span></text:p>
      <text:p text:style-name="P521"><text:span text:style-name="T592">Register No.: <text:tab/><text:tab/><text:tab/><text:tab/><text:tab/>Name:</text:span></text:p>
      <text:p text:style-name="P521"><text:span text:style-name="T593"/></text:p>
      <text:p text:style-name="P522"><text:span text:style-name="T594">Eligible to donate blood</text:span></text:p>
      <text:p text:style-name="P523"><text:span text:style-name="T595">A team from the Rotract club had planned to conduct a rally to create awareness among the Coimbatore people to donate blood. They conducted the rally successfully. Many of the Coimbatore people realized it and came forward to donate their blood to nearby blood banks. The eligibility criteria for donating blood are people should be above or equal to 18 and his/ her weight should be above 40. There was a huge crowd and staff in the blood bank found it difficult to manage the crowd. So they decided to keep a system and ask the people to enter their age and weight in the system. If a person is eligible he/she will be allowed inside.</text:span></text:p>
      <text:p text:style-name="P524"><text:span text:style-name="T595"> Write a program and feed it to the system to find whether a person is eligible or not.</text:span></text:p>
      <text:p text:style-name="P524"><text:span text:style-name="T595">Input Format:</text:span></text:p>
      <text:p text:style-name="P524"><text:span text:style-name="T595"> Input consists of two integers that correspond to the age and weight of a person respectively.</text:span></text:p>
      <text:p text:style-name="P524"><text:span text:style-name="T595"> Output Format:</text:span></text:p>
      <text:p text:style-name="P524"><text:span text:style-name="T595"> Display True(IF ELIGIBLE)</text:span></text:p>
      <text:p text:style-name="P524"><text:span text:style-name="T595">Display False (if not eligible)</text:span></text:p>
      <text:p text:style-name="P524"><text:span text:style-name="T595">Sample Input</text:span></text:p>
      <text:p text:style-name="P524"><text:span text:style-name="T595">19</text:span></text:p>
      <text:p text:style-name="P524"><text:span text:style-name="T595">45</text:span></text:p>
      <text:p text:style-name="P524"><text:span text:style-name="T595">Sample Output</text:span></text:p>
      <text:p text:style-name="P525"><text:span text:style-name="T595">True</text:span></text:p>
      <text:p text:style-name="P525"><text:span text:style-name="T596"/></text:p>
      <text:p text:style-name="P525"><text:span text:style-name="T596"/></text:p>
      <text:p text:style-name="P525"><text:span text:style-name="T597">n=int(input())</text:span></text:p>
      <text:p text:style-name="P525"><text:span text:style-name="T597">w=int(input())</text:span></text:p>
      <text:p text:style-name="P525"><text:span text:style-name="T597">e= n&gt;=18 and w&gt;40</text:span></text:p>
      <text:p text:style-name="P525"><text:span text:style-name="T597">print(e)</text:span></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5"><text:span text:style-name="T598"/></text:p>
      <text:p text:style-name="P526"><text:span text:style-name="T599"><text:s/></text:span></text:p>
      <text:p text:style-name="P526"><text:span text:style-name="T600"/></text:p>
      <text:p text:style-name="P527"><text:span text:style-name="T601">Ex. No. <text:tab/>: <text:tab/>2.7 <text:tab/><text:tab/><text:tab/><text:tab/>Date:</text:span></text:p>
      <text:p text:style-name="P527"><text:span text:style-name="T601">Register No.: <text:tab/><text:tab/><text:tab/><text:tab/><text:tab/>Name:</text:span></text:p>
      <text:p text:style-name="P527"><text:span text:style-name="T602"/></text:p>
      <text:p text:style-name="P528"><text:span text:style-name="T603">C or D</text:span></text:p>
      <text:p text:style-name="P529"><text:span text:style-name="T604">Mr.Ram has been given a problem kindly help him to solve it. The input of the program is either 0 or 1. IF 0 is the input he should display "C" if 1 is the input it should display "D".There is a constraint that Mr. Ram should use either logical operators or arithmetic operators to solve the problem, not anything else.</text:span></text:p>
      <text:p text:style-name="P530"><text:span text:style-name="T604">Hint:</text:span></text:p>
      <text:p text:style-name="P530"><text:span text:style-name="T604">Use ASCII values of C and D.</text:span></text:p>
      <text:p text:style-name="P530"><text:span text:style-name="T605">Input Format:</text:span></text:p>
      <text:p text:style-name="P530"><text:span text:style-name="T606">An integer x, 0&lt;=x&lt;=1. .</text:span></text:p>
      <text:p text:style-name="P530"><text:span text:style-name="T607">Output Format:</text:span></text:p>
      <text:p text:style-name="P530"><text:span text:style-name="T608">output a single character "C" or "D"depending on the value of x.</text:span></text:p>
      <text:p text:style-name="P531"><text:span text:style-name="T609">Input 1:</text:span></text:p>
      <text:p text:style-name="P531"><text:span text:style-name="T610">0</text:span></text:p>
      <text:p text:style-name="P532"><text:span text:style-name="T611">Output 1:</text:span></text:p>
      <text:p text:style-name="P532"><text:span text:style-name="T612">C</text:span></text:p>
      <text:p text:style-name="P533"><text:span text:style-name="T613"><text:line-break/></text:span><text:span text:style-name="T614">Input 2:</text:span></text:p>
      <text:p text:style-name="P534"><text:span text:style-name="T615">1</text:span></text:p>
      <text:p text:style-name="P534"><text:span text:style-name="T616"/></text:p>
      <text:p text:style-name="P534"><text:span text:style-name="T617">Output 1:</text:span></text:p>
      <text:p text:style-name="P534"><text:span text:style-name="T618">D</text:span></text:p>
      <text:p text:style-name="P535"><text:span text:style-name="T619"/></text:p>
      <text:p text:style-name="P536"><text:span text:style-name="T620">n=int(input())</text:span></text:p>
      <text:p text:style-name="P536"><text:span text:style-name="T620">a1=ord('C')</text:span></text:p>
      <text:p text:style-name="P536"><text:span text:style-name="T620">a2=ord('D')</text:span></text:p>
      <text:p text:style-name="P536"><text:span text:style-name="T620">o=chr(a1+n)</text:span></text:p>
      <text:p text:style-name="P536"><text:span text:style-name="T620">print(o)</text:span></text:p>
      <text:p text:style-name="P536"><text:span text:style-name="T621"/></text:p>
      <text:p text:style-name="P537"><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1"/></text:p>
      <text:p text:style-name="P538"><text:span text:style-name="T622">Ex. No. <text:tab/>: <text:tab/>2.8 <text:tab/><text:tab/><text:tab/><text:tab/>Date:</text:span></text:p>
      <text:p text:style-name="P538"><text:span text:style-name="T622">Register No.: <text:tab/><text:tab/><text:tab/><text:tab/><text:tab/>Name:</text:span></text:p>
      <text:p text:style-name="P538"><text:span text:style-name="T623"/></text:p>
      <text:p text:style-name="P539"><text:span text:style-name="T624">Troy Battle</text:span></text:p>
      <text:p text:style-name="P540"><text:span text:style-name="T625">In the 1800s, the battle of Troy was led by Hercules. He was a superstitious person. He believed that his crew can win the battle only if the total count of the weapons in hand is in multiple of 3 and the soldiers are in an even number of count. Given the total number of weapons and the soldier's count, Find whether the battle can be won or not according to Hercules's belief. If the battle can be won print True otherwise print False.</text:span></text:p>
      <text:p text:style-name="P541"><text:span text:style-name="T626">Input format:</text:span></text:p>
      <text:p text:style-name="P541"><text:span text:style-name="T627">Line 1 has the total number of weapons</text:span></text:p>
      <text:p text:style-name="P541"><text:span text:style-name="T627">Line 2 has the total number of Soldiers.</text:span></text:p>
      <text:p text:style-name="P541"><text:span text:style-name="T628">Output  Format:</text:span></text:p>
      <text:p text:style-name="P541"><text:span text:style-name="T629">If the battle can be won print True otherwise print False.<text:line-break/></text:span></text:p>
      <text:p text:style-name="P541"><text:span text:style-name="T629">Sample Input:</text:span></text:p>
      <text:p text:style-name="P541"><text:span text:style-name="T629">32</text:span></text:p>
      <text:p text:style-name="P541"><text:span text:style-name="T629">43</text:span></text:p>
      <text:p text:style-name="P541"><text:span text:style-name="T629">Sample Output:'</text:span></text:p>
      <text:p text:style-name="P541"><text:span text:style-name="T629">False</text:span></text:p>
      <text:p text:style-name="P542"><text:span text:style-name="T630"/></text:p>
      <text:p text:style-name="P543"><text:span text:style-name="T631">w=int(input())</text:span></text:p>
      <text:p text:style-name="P543"><text:span text:style-name="T631">s=int(input())</text:span></text:p>
      <text:p text:style-name="P543"><text:span text:style-name="T631">b=(w%3==0) and (s%2==0)</text:span></text:p>
      <text:p text:style-name="P543"><text:span text:style-name="T631">print(b)</text:span></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3"><text:span text:style-name="T632"/></text:p>
      <text:p text:style-name="P544"><text:span text:style-name="T633"><text:s/></text:span></text:p>
      <text:p text:style-name="P544"><text:span text:style-name="T634"/></text:p>
      <text:p text:style-name="P545"><text:span text:style-name="T635">Ex. No. <text:tab/>: <text:tab/>2.9 <text:tab/><text:tab/><text:tab/><text:tab/>Date:</text:span></text:p>
      <text:p text:style-name="P545"><text:span text:style-name="T635">Register No.: <text:tab/><text:tab/><text:tab/><text:tab/><text:tab/>Name:</text:span></text:p>
      <text:p text:style-name="P545"><text:span text:style-name="T636"/></text:p>
      <text:p text:style-name="P546"><text:a xlink:href="https://www.rajalakshmicolleges.net/moodle/mod/quiz/view.php?id=6030"><text:span text:style-name="T638">Tax and Tip</text:span></text:a><text:span text:style-name="T639"/></text:p>
      <text:p text:style-name="P547"><text:span text:style-name="T640">The program that you create for this exercise will begin by reading the cost of a meal ordered at a restaurant from the user. Then your program will compute the tax and tip for the meal. Use your local tax rate (5 percent) when computing the amount of tax owing. Compute the tip as 18 percent of the meal amount (without the tax). The output from your program should include the tax amount, the tip amount, and the grand total for the meal including both the tax and the tip. Format the output so that all of the values are displayed using two decimal pSample Input</text:span></text:p>
      <text:p text:style-name="P547"><text:span text:style-name="T640">100</text:span></text:p>
      <text:p text:style-name="P547"><text:span text:style-name="T640">Sample Output</text:span></text:p>
      <text:p text:style-name="P547"><text:span text:style-name="T640">The tax is 5.00 and the tip is 18.00, making the total 123.00</text:span></text:p>
      <text:p text:style-name="P547"><text:span text:style-name="T641"/></text:p>
      <text:p text:style-name="P548"><text:span text:style-name="T641"/></text:p>
      <text:p text:style-name="P549"><text:span text:style-name="T642">f=int(input())</text:span></text:p>
      <text:p text:style-name="P549"><text:span text:style-name="T642">i=f*(5/100)</text:span></text:p>
      <text:p text:style-name="P549"><text:span text:style-name="T642">t=f*(18/100)</text:span></text:p>
      <text:p text:style-name="P549"><text:span text:style-name="T642">tot=f+i+t</text:span></text:p>
      <text:p text:style-name="P549"><text:span text:style-name="T642">print("The tax is",format(i,".2f"),end='')</text:span></text:p>
      <text:p text:style-name="P549"><text:span text:style-name="T642">print(" and the tip is",format(t,".2f"),end=",")</text:span></text:p>
      <text:p text:style-name="P549"><text:span text:style-name="T642">print(" making the total",format(tot,".2f"))</text:span></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49"><text:span text:style-name="T643"/></text:p>
      <text:p text:style-name="P550"><text:span text:style-name="T644">Ex. No. <text:tab/>: <text:tab/>2.10 <text:tab/><text:tab/><text:tab/><text:tab/>Date:</text:span></text:p>
      <text:p text:style-name="P550"><text:span text:style-name="T644">Register No.: <text:tab/><text:tab/><text:tab/><text:tab/><text:tab/>Name:</text:span></text:p>
      <text:p text:style-name="P550"><text:span text:style-name="T645"/></text:p>
      <text:p text:style-name="P551"><text:a xlink:href="https://www.rajalakshmicolleges.net/moodle/mod/quiz/view.php?id=6031"><text:span text:style-name="T647">Return last digit of the given number</text:span></text:a><text:span text:style-name="T648"/></text:p>
      <text:p text:style-name="P552"><text:span text:style-name="T649">Write a program that returns the last digit of the given number. Last digit is being referred to the least significant digit i.e. the digit in the ones (units) place in the given number.</text:span></text:p>
      <text:p text:style-name="P553"><text:span text:style-name="T649">The last digit should be returned as a positive number.</text:span></text:p>
      <text:p text:style-name="P553"><text:span text:style-name="T649">For example,</text:span></text:p>
      <text:p text:style-name="P553"><text:span text:style-name="T649">if the given number is 197, the last digit is 7</text:span></text:p>
      <text:p text:style-name="P553"><text:span text:style-name="T649">if the given number is -197, the last digit is 7</text:span></text:p>
      <text:p text:style-name="P554"><text:span text:style-name="T650"/></text:p>
      <text:p text:style-name="P555"><text:span text:style-name="T651">For example:</text:span></text:p>
      <table:table table:style-name="Table10">
        <table:table-column table:style-name="TableColumn1000"/>
        <table:table-column table:style-name="TableColumn1001"/>
        <table:table-row table:style-name="TableRow1000">
          <table:table-cell table:style-name="TableCell100000">
            <text:p text:style-name="P557"><text:span text:style-name="T653">Input</text:span><text:span text:style-name="T654"/></text:p>
          </table:table-cell>
          <table:table-cell table:style-name="TableCell100001">
            <text:p text:style-name="P557"><text:span text:style-name="T655">Result</text:span><text:span text:style-name="T656"/></text:p>
          </table:table-cell>
        </table:table-row>
        <table:table-row table:style-name="TableRow1001">
          <table:table-cell table:style-name="TableCell100100">
            <text:p text:style-name="P560"><text:span text:style-name="T657">123</text:span><text:span text:style-name="T658"/></text:p>
          </table:table-cell>
          <table:table-cell table:style-name="TableCell100101">
            <text:p text:style-name="P560"><text:span text:style-name="T659">3</text:span><text:span text:style-name="T660"/></text:p>
          </table:table-cell>
        </table:table-row>
      </table:table>
      <text:p text:style-name="P562"><text:span text:style-name="T660"/></text:p>
      <text:p text:style-name="P563"><text:span text:style-name="T660"/></text:p>
      <text:p text:style-name="P563"><text:span text:style-name="T660"/></text:p>
      <text:p text:style-name="P563"><text:span text:style-name="T661">n=int(input())</text:span></text:p>
      <text:p text:style-name="P563"><text:span text:style-name="T661">a=abs(n)</text:span></text:p>
      <text:p text:style-name="P563"><text:span text:style-name="T661">l=a%10</text:span></text:p>
      <text:p text:style-name="P563"><text:span text:style-name="T661">print(l)</text:span></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3"><text:span text:style-name="T662"/></text:p>
      <text:p text:style-name="P564"><text:a xlink:href="https://www.rajalakshmicolleges.net/moodle/course/view.php?id=84"><text:span text:style-name="T664">03 -</text:span></text:a><text:span text:style-name="T665"><text:s text:c="2"/></text:span><text:a xlink:href="https://www.rajalakshmicolleges.net/moodle/course/view.php?id=84"><text:span text:style-name="T667">HYPERLINK "https://www.rajalakshmicolleges.net/moodle/course/view.php?id=84"</text:span><text:span text:style-name="T668"><text:s/>HYPERLINK "https://www.rajalakshmicolleges.net/moodle/course/view.php?id=84"</text:span><text:span text:style-name="T669">Selection Structures in Python</text:span></text:a><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0"/></text:p>
      <text:p text:style-name="P565"><text:span text:style-name="T671">Ex. No. <text:tab/>: <text:tab/>3.1 <text:tab/><text:tab/><text:tab/><text:tab/>Date:</text:span></text:p>
      <text:p text:style-name="P565"><text:span text:style-name="T671">Register No.: <text:tab/><text:tab/><text:tab/><text:tab/><text:tab/>Name:</text:span></text:p>
      <text:p text:style-name="P565"><text:span text:style-name="T672"/></text:p>
      <text:p text:style-name="P566"><text:a xlink:href="https://www.rajalakshmicolleges.net/moodle/mod/quiz/view.php?id=5706"><text:span text:style-name="T674">Admission Eligibility</text:span></text:a><text:span text:style-name="T675"/></text:p>
      <text:p text:style-name="P567"><text:span text:style-name="T676">Write a program to find the eligibility of admission for a professional course based on the following criteria:</text:span></text:p>
      <text:p text:style-name="P567"><text:span text:style-name="T676">Marks in Maths &gt;= 65</text:span></text:p>
      <text:p text:style-name="P567"><text:span text:style-name="T676">Marks in Physics &gt;= 55</text:span></text:p>
      <text:p text:style-name="P567"><text:span text:style-name="T676">Marks in Chemistry &gt;= 50</text:span></text:p>
      <text:p text:style-name="P567"><text:span text:style-name="T676">Or</text:span></text:p>
      <text:p text:style-name="P567"><text:span text:style-name="T676">Total in all three subjects &gt;= 180</text:span></text:p>
      <text:p text:style-name="P567"><text:span text:style-name="T676">Sample Test Cases</text:span></text:p>
      <text:p text:style-name="P567"><text:span text:style-name="T676">Test Case 1</text:span></text:p>
      <text:p text:style-name="P567"><text:span text:style-name="T676">Input</text:span></text:p>
      <text:p text:style-name="P567"><text:span text:style-name="T676">70</text:span></text:p>
      <text:p text:style-name="P567"><text:span text:style-name="T676">60</text:span></text:p>
      <text:p text:style-name="P567"><text:span text:style-name="T676">80</text:span></text:p>
      <text:p text:style-name="P567"><text:span text:style-name="T676">Output </text:span></text:p>
      <text:p text:style-name="P567"><text:span text:style-name="T676">The candidate is eligible</text:span></text:p>
      <text:p text:style-name="P567"><text:span text:style-name="T676">Test Case 2 </text:span></text:p>
      <text:p text:style-name="P567"><text:span text:style-name="T676">Input</text:span></text:p>
      <text:p text:style-name="P567"><text:span text:style-name="T676">50</text:span></text:p>
      <text:p text:style-name="P567"><text:span text:style-name="T676">80</text:span></text:p>
      <text:p text:style-name="P567"><text:span text:style-name="T676">80 </text:span></text:p>
      <text:p text:style-name="P567"><text:span text:style-name="T676">Output</text:span></text:p>
      <text:p text:style-name="P567"><text:span text:style-name="T676">The candidate is eligible</text:span></text:p>
      <text:p text:style-name="P567"><text:span text:style-name="T676">Test Case 3</text:span></text:p>
      <text:p text:style-name="P567"><text:span text:style-name="T676">Input</text:span></text:p>
      <text:p text:style-name="P567"><text:span text:style-name="T676">50</text:span></text:p>
      <text:p text:style-name="P567"><text:span text:style-name="T676">60</text:span></text:p>
      <text:p text:style-name="P567"><text:span text:style-name="T676">40</text:span></text:p>
      <text:p text:style-name="P567"><text:span text:style-name="T676">Output</text:span></text:p>
      <text:p text:style-name="P567"><text:span text:style-name="T676">The candidate is not eligible</text:span></text:p>
      <text:p text:style-name="P568"><text:span text:style-name="T676"><text:line-break/><text:line-break/></text:span></text:p>
      <text:p text:style-name="P569"><text:span text:style-name="T677">For example:</text:span></text:p>
      <table:table table:style-name="Table11">
        <table:table-column table:style-name="TableColumn1100"/>
        <table:table-column table:style-name="TableColumn1101"/>
        <table:table-row table:style-name="TableRow1100">
          <table:table-cell table:style-name="TableCell110000">
            <text:p text:style-name="P571"><text:span text:style-name="T679">Input</text:span><text:span text:style-name="T680"/></text:p>
          </table:table-cell>
          <table:table-cell table:style-name="TableCell110001">
            <text:p text:style-name="P571"><text:span text:style-name="T681">Result</text:span><text:span text:style-name="T682"/></text:p>
          </table:table-cell>
        </table:table-row>
        <table:table-row table:style-name="TableRow1101">
          <table:table-cell table:style-name="TableCell110100">
            <text:p text:style-name="P574"><text:span text:style-name="T683">50</text:span></text:p>
            <text:p text:style-name="P574"><text:span text:style-name="T683">80</text:span></text:p>
            <text:p text:style-name="P574"><text:span text:style-name="T683">80</text:span><text:span text:style-name="T684"/></text:p>
          </table:table-cell>
          <table:table-cell table:style-name="TableCell110101">
            <text:p text:style-name="P574"><text:span text:style-name="T685">The candidate is eligible</text:span><text:span text:style-name="T686"/></text:p>
          </table:table-cell>
        </table:table-row>
      </table:table>
      <text:p text:style-name="P576"><text:span text:style-name="T686"/></text:p>
      <text:p text:style-name="P577"><text:span text:style-name="T686"/></text:p>
      <text:p text:style-name="P577"><text:span text:style-name="T687">a = int(input())</text:span></text:p>
      <text:p text:style-name="P577"><text:span text:style-name="T687">b = int(input())</text:span></text:p>
      <text:p text:style-name="P577"><text:span text:style-name="T687">c = int(input())</text:span></text:p>
      <text:p text:style-name="P577"><text:span text:style-name="T688"/></text:p>
      <text:p text:style-name="P577"><text:span text:style-name="T689">if (a+b+c &gt;= 180):</text:span></text:p>
      <text:p text:style-name="P577"><text:span text:style-name="T689"><text:s text:c="4"/>print("The candidate is eligible")</text:span></text:p>
      <text:p text:style-name="P577"><text:span text:style-name="T689">else:</text:span></text:p>
      <text:p text:style-name="P577"><text:span text:style-name="T689"><text:s text:c="4"/>print("The candidate is not eligible")</text:span></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0"/></text:p>
      <text:p text:style-name="P577"><text:span text:style-name="T691">Ex. No. <text:tab/>: <text:tab/>3.2 <text:tab/><text:tab/><text:tab/><text:tab/>Date:</text:span></text:p>
      <text:p text:style-name="P577"><text:span text:style-name="T691">Register No.: <text:tab/><text:tab/><text:tab/><text:tab/><text:tab/>Name:</text:span></text:p>
      <text:p text:style-name="P577"><text:span text:style-name="T692"/></text:p>
      <text:p text:style-name="P578"><text:a xlink:href="https://www.rajalakshmicolleges.net/moodle/mod/quiz/view.php?id=5707"><text:span text:style-name="T694">Classifying Triangles</text:span></text:a><text:span text:style-name="T695"/></text:p>
      <text:p text:style-name="P579"><text:span text:style-name="T696">A triangle can be classified based on the lengths of its sides as equilateral, isosceles or scalene. All three sides of an equilateral triangle have the same length. An isosceles triangle has two sides that are the same length, and a third side that is a different length. If all of the sides have different lengths then the triangle is scalene.</text:span></text:p>
      <text:p text:style-name="P579"><text:span text:style-name="T696">Write a program that reads the lengths of the three sides of a triangle from the user. Then display a message that states the triangle’s type.</text:span></text:p>
      <text:p text:style-name="P580"><text:span text:style-name="T696">Sample Input 1</text:span></text:p>
      <text:p text:style-name="P580"><text:span text:style-name="T696">60</text:span></text:p>
      <text:p text:style-name="P580"><text:span text:style-name="T696">60</text:span></text:p>
      <text:p text:style-name="P580"><text:span text:style-name="T696">60</text:span></text:p>
      <text:p text:style-name="P580"><text:span text:style-name="T696">Sample Output 1</text:span></text:p>
      <text:p text:style-name="P580"><text:span text:style-name="T696">That's a equilateral triangle</text:span></text:p>
      <text:p text:style-name="P581"><text:span text:style-name="T696"><text:line-break/></text:span></text:p>
      <text:p text:style-name="P582"><text:span text:style-name="T697">For example:</text:span></text:p>
      <table:table table:style-name="Table12">
        <table:table-column table:style-name="TableColumn1200"/>
        <table:table-column table:style-name="TableColumn1201"/>
        <table:table-row table:style-name="TableRow1200">
          <table:table-cell table:style-name="TableCell120000">
            <text:p text:style-name="P584"><text:span text:style-name="T699">Input</text:span><text:span text:style-name="T700"/></text:p>
          </table:table-cell>
          <table:table-cell table:style-name="TableCell120001">
            <text:p text:style-name="P584"><text:span text:style-name="T701">Result</text:span><text:span text:style-name="T702"/></text:p>
          </table:table-cell>
        </table:table-row>
        <table:table-row table:style-name="TableRow1201">
          <table:table-cell table:style-name="TableCell120100">
            <text:p text:style-name="P587"><text:span text:style-name="T703">40</text:span></text:p>
            <text:p text:style-name="P587"><text:span text:style-name="T703">40</text:span></text:p>
            <text:p text:style-name="P587"><text:span text:style-name="T703">80</text:span><text:span text:style-name="T704"/></text:p>
          </table:table-cell>
          <table:table-cell table:style-name="TableCell120101">
            <text:p text:style-name="P587"><text:span text:style-name="T705">That's a isosceles triangle</text:span><text:span text:style-name="T706"/></text:p>
          </table:table-cell>
        </table:table-row>
      </table:table>
      <text:p text:style-name="P589"><text:span text:style-name="T706"/></text:p>
      <text:p text:style-name="P589"><text:span text:style-name="T706"/></text:p>
      <text:p text:style-name="P590"><text:span text:style-name="T707">a = int(input())</text:span></text:p>
      <text:p text:style-name="P590"><text:span text:style-name="T707">b = int(input())</text:span></text:p>
      <text:p text:style-name="P590"><text:span text:style-name="T707">c = int(input())</text:span></text:p>
      <text:p text:style-name="P590"><text:span text:style-name="T708"/></text:p>
      <text:p text:style-name="P590"><text:span text:style-name="T709">if (a==b and b==c):</text:span></text:p>
      <text:p text:style-name="P590"><text:span text:style-name="T709"><text:s text:c="4"/>print("That's a equilateral triangle")</text:span></text:p>
      <text:p text:style-name="P590"><text:span text:style-name="T709">elif (a==b or b==c):</text:span></text:p>
      <text:p text:style-name="P590"><text:span text:style-name="T709"><text:s text:c="4"/>print("That's a isosceles triangle")</text:span></text:p>
      <text:p text:style-name="P590"><text:span text:style-name="T709">else:</text:span></text:p>
      <text:p text:style-name="P590"><text:span text:style-name="T709"><text:s text:c="4"/>print("That's a scalene triangle")</text:span></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0"/></text:p>
      <text:p text:style-name="P590"><text:span text:style-name="T711">Ex. No. <text:tab/>: <text:tab/>3.3 <text:tab/><text:tab/><text:tab/><text:tab/>Date:</text:span></text:p>
      <text:p text:style-name="P590"><text:span text:style-name="T711">Register No.: <text:tab/><text:tab/><text:tab/><text:tab/><text:tab/>Name:</text:span></text:p>
      <text:p text:style-name="P590"><text:span text:style-name="T712"/></text:p>
      <text:p text:style-name="P591"><text:a xlink:href="https://www.rajalakshmicolleges.net/moodle/mod/quiz/view.php?id=5708"><text:span text:style-name="T714">Electricity Bill</text:span></text:a><text:span text:style-name="T715"/></text:p>
      <text:p text:style-name="P592"><text:span text:style-name="T716">Write a program to calculate and print the Electricity bill where the unit consumed by the user is given from test case. It prints the total amount the customer has to pay. The charge are as follows: </text:span></text:p>
      <text:p text:style-name="P592"><text:span text:style-name="T716">Unit                                                     Charge / Unit</text:span></text:p>
      <text:p text:style-name="P592"><text:span text:style-name="T716">Upto 199                                             @1.20</text:span></text:p>
      <text:p text:style-name="P592"><text:span text:style-name="T716">200 and above but less than 400        @1.50</text:span></text:p>
      <text:p text:style-name="P592"><text:span text:style-name="T716">400 and above but less than 600        @1.80</text:span></text:p>
      <text:p text:style-name="P592"><text:span text:style-name="T716">600 and above                                    @2.00</text:span></text:p>
      <text:p text:style-name="P592"><text:span text:style-name="T716">If bill exceeds Rs.400 then a surcharge of 15% will be charged and the minimum bill should be of Rs.100/- </text:span></text:p>
      <text:p text:style-name="P592"><text:span text:style-name="T716">Sample Test Cases</text:span></text:p>
      <text:p text:style-name="P592"><text:span text:style-name="T716">Test Case 1 </text:span></text:p>
      <text:p text:style-name="P592"><text:span text:style-name="T716">Input</text:span></text:p>
      <text:p text:style-name="P592"><text:span text:style-name="T716">50 </text:span></text:p>
      <text:p text:style-name="P592"><text:span text:style-name="T716">Output</text:span></text:p>
      <text:p text:style-name="P592"><text:span text:style-name="T716">100.00 </text:span></text:p>
      <text:p text:style-name="P592"><text:span text:style-name="T716">Test Case 2</text:span></text:p>
      <text:p text:style-name="P592"><text:span text:style-name="T716">Input </text:span></text:p>
      <text:p text:style-name="P592"><text:span text:style-name="T716">300</text:span></text:p>
      <text:p text:style-name="P592"><text:span text:style-name="T716">Output </text:span></text:p>
      <text:p text:style-name="P592"><text:span text:style-name="T716">517.50</text:span></text:p>
      <text:p text:style-name="P593"><text:span text:style-name="T716"><text:line-break/></text:span></text:p>
      <text:p text:style-name="P594"><text:span text:style-name="T717">For example:</text:span></text:p>
      <table:table table:style-name="Table13">
        <table:table-column table:style-name="TableColumn1300"/>
        <table:table-column table:style-name="TableColumn1301"/>
        <table:table-row table:style-name="TableRow1300">
          <table:table-cell table:style-name="TableCell130000">
            <text:p text:style-name="P596"><text:span text:style-name="T719">Input</text:span><text:span text:style-name="T720"/></text:p>
          </table:table-cell>
          <table:table-cell table:style-name="TableCell130001">
            <text:p text:style-name="P596"><text:span text:style-name="T721">Result</text:span><text:span text:style-name="T722"/></text:p>
          </table:table-cell>
        </table:table-row>
        <table:table-row table:style-name="TableRow1301">
          <table:table-cell table:style-name="TableCell130100">
            <text:p text:style-name="P599"><text:span text:style-name="T723">500</text:span><text:span text:style-name="T724"/></text:p>
          </table:table-cell>
          <table:table-cell table:style-name="TableCell130101">
            <text:p text:style-name="P599"><text:span text:style-name="T725">1035.00</text:span><text:span text:style-name="T726"/></text:p>
          </table:table-cell>
        </table:table-row>
      </table:table>
      <text:p text:style-name="P601"><text:span text:style-name="T726"/></text:p>
      <text:p text:style-name="P601"><text:span text:style-name="T726"/></text:p>
      <text:p text:style-name="P601"><text:span text:style-name="T726"/></text:p>
      <text:p text:style-name="P601"><text:span text:style-name="T727">unit = float(input())</text:span></text:p>
      <text:p text:style-name="P601"><text:span text:style-name="T727">cost = 0</text:span></text:p>
      <text:p text:style-name="P601"><text:span text:style-name="T727">if (unit &gt; 0 and unit &lt;= 199):</text:span></text:p>
      <text:p text:style-name="P601"><text:span text:style-name="T727"><text:s text:c="4"/>cost = 1.2 * unit</text:span></text:p>
      <text:p text:style-name="P601"><text:span text:style-name="T727">elif (unit &gt;= 200 and unit &lt; 400):</text:span></text:p>
      <text:p text:style-name="P601"><text:span text:style-name="T727"><text:s text:c="4"/>cost = 1.5 * unit</text:span></text:p>
      <text:p text:style-name="P601"><text:span text:style-name="T727">elif (unit &gt;= 400 and unit &lt;600):</text:span></text:p>
      <text:p text:style-name="P601"><text:span text:style-name="T727"><text:s text:c="4"/>cost = 1.8 * unit</text:span></text:p>
      <text:p text:style-name="P601"><text:span text:style-name="T727">elif (unit &gt; 600):</text:span></text:p>
      <text:p text:style-name="P601"><text:span text:style-name="T727"><text:s text:c="4"/>cost = 2.0 * unit</text:span></text:p>
      <text:p text:style-name="P601"><text:span text:style-name="T727"><text:s text:c="3"/></text:span></text:p>
      <text:p text:style-name="P601"><text:span text:style-name="T727">if (cost &lt; 100):</text:span></text:p>
      <text:p text:style-name="P601"><text:span text:style-name="T727"><text:s text:c="4"/>print(format(100, ".2f"))</text:span></text:p>
      <text:p text:style-name="P601"><text:span text:style-name="T727">elif (cost &gt; 400):</text:span></text:p>
      <text:p text:style-name="P601"><text:span text:style-name="T727"><text:s text:c="4"/>print(format(cost + (cost * 0.15), ".2f"))</text:span></text:p>
      <text:p text:style-name="P601"><text:span text:style-name="T727">else:</text:span></text:p>
      <text:p text:style-name="P601"><text:span text:style-name="T727"><text:s text:c="4"/>print(format(cost, ".2f"))</text:span></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8"/></text:p>
      <text:p text:style-name="P602"><text:span text:style-name="T729">Ex. No. <text:tab/>: <text:tab/>3.4 <text:tab/><text:tab/><text:tab/><text:tab/>Date:</text:span></text:p>
      <text:p text:style-name="P602"><text:span text:style-name="T729">Register No.: <text:tab/><text:tab/><text:tab/><text:tab/><text:tab/>Name:</text:span></text:p>
      <text:p text:style-name="P602"><text:span text:style-name="T730"/></text:p>
      <text:p text:style-name="P603"><text:a xlink:href="https://www.rajalakshmicolleges.net/moodle/mod/quiz/view.php?id=5709"><text:span text:style-name="T732">IN/OUT</text:span></text:a><text:span text:style-name="T733"/></text:p>
      <text:p text:style-name="P604"><text:span text:style-name="T734">Ms. Sita, the faculty handling programming lab for you is very strict. Your seniors have told you that she will not allow you to enter the week's lab if you have not completed atleast half the number of problems given last week. Many of you didn't understand this statement and so they requested the good programmers from your batch to write a program to find whether a student will be allowed into a week's lab given the number of problems given last week and the number of problems solved by the student in that week.</text:span></text:p>
      <text:p text:style-name="P605"><text:span text:style-name="T734"> Input Format: </text:span></text:p>
      <text:p text:style-name="P605"><text:span text:style-name="T734">Input consists of 2 integers.</text:span></text:p>
      <text:p text:style-name="P605"><text:span text:style-name="T734"> The first integer corresponds to the number of problems given and the second integer corresponds to the number of problems solved.</text:span></text:p>
      <text:p text:style-name="P605"><text:span text:style-name="T734"> Output Format:</text:span></text:p>
      <text:p text:style-name="P605"><text:span text:style-name="T734"> Output consists of the string “IN” or “OUT”. </text:span></text:p>
      <text:p text:style-name="P605"><text:span text:style-name="T734"> Sample Input and Output:</text:span></text:p>
      <text:p text:style-name="P605"><text:span text:style-name="T734"> Input</text:span></text:p>
      <text:p text:style-name="P605"><text:span text:style-name="T734"> 8</text:span></text:p>
      <text:p text:style-name="P605"><text:span text:style-name="T734"> 3</text:span></text:p>
      <text:p text:style-name="P605"><text:span text:style-name="T734"> Output</text:span></text:p>
      <text:p text:style-name="P605"><text:span text:style-name="T734"> OUT<text:line-break/></text:span></text:p>
      <text:p text:style-name="P605"><text:span text:style-name="T735">For example:</text:span></text:p>
      <table:table table:style-name="Table14">
        <table:table-column table:style-name="TableColumn1400"/>
        <table:table-column table:style-name="TableColumn1401"/>
        <table:table-row table:style-name="TableRow1400">
          <table:table-cell table:style-name="TableCell140000">
            <text:p text:style-name="P607"><text:span text:style-name="T737">Input</text:span><text:span text:style-name="T738"/></text:p>
          </table:table-cell>
          <table:table-cell table:style-name="TableCell140001">
            <text:p text:style-name="P607"><text:span text:style-name="T739">Result</text:span><text:span text:style-name="T740"/></text:p>
          </table:table-cell>
        </table:table-row>
        <table:table-row table:style-name="TableRow1401">
          <table:table-cell table:style-name="TableCell140100">
            <text:p text:style-name="P610"><text:span text:style-name="T741">8</text:span></text:p>
            <text:p text:style-name="P610"><text:span text:style-name="T741">3</text:span><text:span text:style-name="T742"/></text:p>
          </table:table-cell>
          <table:table-cell table:style-name="TableCell140101">
            <text:p text:style-name="P610"><text:span text:style-name="T743">OUT</text:span><text:span text:style-name="T744"/></text:p>
          </table:table-cell>
        </table:table-row>
      </table:table>
      <text:p text:style-name="P612"><text:span text:style-name="T744"/></text:p>
      <text:p text:style-name="P613"><text:span text:style-name="T744"/></text:p>
      <text:p text:style-name="P613"><text:span text:style-name="T745">a = int(input())</text:span></text:p>
      <text:p text:style-name="P613"><text:span text:style-name="T745">b = int(input())</text:span></text:p>
      <text:p text:style-name="P613"><text:span text:style-name="T746"/></text:p>
      <text:p text:style-name="P613"><text:span text:style-name="T747">if (a / 2 &lt;= b):</text:span></text:p>
      <text:p text:style-name="P613"><text:span text:style-name="T747"><text:s text:c="4"/>print("IN")</text:span></text:p>
      <text:p text:style-name="P613"><text:span text:style-name="T747">else:</text:span></text:p>
      <text:p text:style-name="P613"><text:span text:style-name="T747"><text:s text:c="4"/>print("OUT")</text:span></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8"/></text:p>
      <text:p text:style-name="P613"><text:span text:style-name="T749">Ex. No. <text:tab/>: <text:tab/>3.5 <text:tab/><text:tab/><text:tab/><text:tab/>Date:</text:span></text:p>
      <text:p text:style-name="P613"><text:span text:style-name="T749">Register No.: <text:tab/><text:tab/><text:tab/><text:tab/><text:tab/>Name:</text:span></text:p>
      <text:p text:style-name="P613"><text:span text:style-name="T750"/></text:p>
      <text:p text:style-name="P614"><text:a xlink:href="https://www.rajalakshmicolleges.net/moodle/mod/quiz/view.php?id=5710"><text:span text:style-name="T752">Vowel or Consonant</text:span></text:a><text:span text:style-name="T753"/></text:p>
      <text:p text:style-name="P615"><text:span text:style-name="T754">In this exercise you will create a program that reads a letter of the alphabet from the user. If the user enters a, e, i, o or u then your program should display a message indicating that the entered letter is a vowel. If the user enters 'y' then your program should display a message indicating that sometimes y is a vowel, and sometimes y is a consonant. Otherwise your program should display a message indicating that the letter is a consonant.</text:span></text:p>
      <text:p text:style-name="P616"><text:span text:style-name="T754">Sample Input 1</text:span></text:p>
      <text:p text:style-name="P616"><text:span text:style-name="T754">i</text:span></text:p>
      <text:p text:style-name="P616"><text:span text:style-name="T754">Sample Output 1</text:span></text:p>
      <text:p text:style-name="P616"><text:span text:style-name="T754">It's a vowel.</text:span></text:p>
      <text:p text:style-name="P616"><text:span text:style-name="T754">Sample Input 2</text:span></text:p>
      <text:p text:style-name="P616"><text:span text:style-name="T754">y</text:span></text:p>
      <text:p text:style-name="P616"><text:span text:style-name="T754">Sample Output 2</text:span></text:p>
      <text:p text:style-name="P616"><text:span text:style-name="T754">Sometimes it's a vowel... Sometimes it's a consonant.</text:span></text:p>
      <text:p text:style-name="P616"><text:span text:style-name="T754">Sample Input3</text:span></text:p>
      <text:p text:style-name="P616"><text:span text:style-name="T754">c</text:span></text:p>
      <text:p text:style-name="P616"><text:span text:style-name="T754">Sample Output 3</text:span></text:p>
      <text:p text:style-name="P616"><text:span text:style-name="T754">It's a consonant.</text:span></text:p>
      <text:p text:style-name="P616"><text:span text:style-name="T755">For example:</text:span></text:p>
      <table:table table:style-name="Table15">
        <table:table-column table:style-name="TableColumn1500"/>
        <table:table-column table:style-name="TableColumn1501"/>
        <table:table-row table:style-name="TableRow1500">
          <table:table-cell table:style-name="TableCell150000">
            <text:p text:style-name="P618"><text:span text:style-name="T757">Input</text:span><text:span text:style-name="T758"/></text:p>
          </table:table-cell>
          <table:table-cell table:style-name="TableCell150001">
            <text:p text:style-name="P618"><text:span text:style-name="T759">Result</text:span><text:span text:style-name="T760"/></text:p>
          </table:table-cell>
        </table:table-row>
        <table:table-row table:style-name="TableRow1501">
          <table:table-cell table:style-name="TableCell150100">
            <text:p text:style-name="P621"><text:span text:style-name="T761">y</text:span><text:span text:style-name="T762"/></text:p>
          </table:table-cell>
          <table:table-cell table:style-name="TableCell150101">
            <text:p text:style-name="P621"><text:span text:style-name="T763">Sometimes it's a vowel... Sometimes it's a consonant.</text:span><text:span text:style-name="T764"/></text:p>
          </table:table-cell>
        </table:table-row>
        <table:table-row table:style-name="TableRow1502">
          <table:table-cell table:style-name="TableCell150200">
            <text:p text:style-name="P624"><text:span text:style-name="T765">u</text:span><text:span text:style-name="T766"/></text:p>
          </table:table-cell>
          <table:table-cell table:style-name="TableCell150201">
            <text:p text:style-name="P624"><text:span text:style-name="T767">It's a vowel.</text:span><text:span text:style-name="T768"/></text:p>
          </table:table-cell>
        </table:table-row>
        <table:table-row table:style-name="TableRow1503">
          <table:table-cell table:style-name="TableCell150300">
            <text:p text:style-name="P627"><text:span text:style-name="T769">p</text:span><text:span text:style-name="T770"/></text:p>
          </table:table-cell>
          <table:table-cell table:style-name="TableCell150301">
            <text:p text:style-name="P627"><text:span text:style-name="T771">It's a consonant.</text:span><text:span text:style-name="T772"/></text:p>
          </table:table-cell>
        </table:table-row>
      </table:table>
      <text:p text:style-name="P629"><text:span text:style-name="T772"/></text:p>
      <text:p text:style-name="P630"><text:span text:style-name="T772"/></text:p>
      <text:p text:style-name="P630"><text:span text:style-name="T773">a = input()</text:span></text:p>
      <text:p text:style-name="P630"><text:span text:style-name="T774"/></text:p>
      <text:p text:style-name="P630"><text:span text:style-name="T775">x = ['a','e','i','o','u']</text:span></text:p>
      <text:p text:style-name="P630"><text:span text:style-name="T776"/></text:p>
      <text:p text:style-name="P630"><text:span text:style-name="T777">if (a in x):</text:span></text:p>
      <text:p text:style-name="P630"><text:span text:style-name="T777"><text:s text:c="4"/>print("It's a vowel.")</text:span></text:p>
      <text:p text:style-name="P630"><text:span text:style-name="T777">elif (a == 'y'):</text:span></text:p>
      <text:p text:style-name="P630"><text:span text:style-name="T777"><text:s text:c="4"/>print("Sometimes it's a vowel... Sometimes it's a consonant.")</text:span></text:p>
      <text:p text:style-name="P630"><text:span text:style-name="T777">else:</text:span></text:p>
      <text:p text:style-name="P630"><text:span text:style-name="T777"><text:s text:c="4"/>print("It's a consonant.")</text:span></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0"><text:span text:style-name="T778"/></text:p>
      <text:p text:style-name="P631"><text:span text:style-name="T779"><text:s/></text:span></text:p>
      <text:p text:style-name="P631"><text:span text:style-name="T780"/></text:p>
      <text:p text:style-name="P632"><text:span text:style-name="T781">Ex. No. <text:tab/>: <text:tab/>3.6 <text:tab/><text:tab/><text:tab/><text:tab/>Date:</text:span></text:p>
      <text:p text:style-name="P632"><text:span text:style-name="T781">Register No.: <text:tab/><text:tab/><text:tab/><text:tab/><text:tab/>Name:</text:span></text:p>
      <text:p text:style-name="P632"><text:span text:style-name="T782"/></text:p>
      <text:p text:style-name="P633"><text:a xlink:href="https://www.rajalakshmicolleges.net/moodle/mod/quiz/view.php?id=5711"><text:span text:style-name="T784">Leap Year</text:span></text:a><text:span text:style-name="T785"/></text:p>
      <text:p text:style-name="P634"><text:span text:style-name="T786">Most years have 365 days. However, the time required for the Earth to orbit the Sun is actually slightly more than that. As a result, an </text:span><text:a xlink:href="https://www.rajalakshmicolleges.net/moodle/mod/quiz/view.php?id=5753"><text:span text:style-name="T788">extra</text:span></text:a><text:span text:style-name="T789"> day, February 29, is included in some years to correct for this difference. Such years are referred to as leap years. The rules for determining whether or not a year is a leap year follow:</text:span></text:p>
      <text:p text:style-name="P634"><text:span text:style-name="T790">•</text:span><text:span text:style-name="T791"><text:s/>Any year that is divisible by 400 is a leap year.</text:span></text:p>
      <text:p text:style-name="P634"><text:span text:style-name="T792">•</text:span><text:span text:style-name="T793"><text:s/>Of the remaining years, any year that is divisible by 100 is not a leap year.</text:span></text:p>
      <text:p text:style-name="P634"><text:span text:style-name="T794">•</text:span><text:span text:style-name="T795"><text:s/>Of the remaining years, any year that is divisible by 4 is a leap year.</text:span></text:p>
      <text:p text:style-name="P634"><text:span text:style-name="T796">•</text:span><text:span text:style-name="T797"><text:s/>All other years are not leap years.</text:span></text:p>
      <text:p text:style-name="P634"><text:span text:style-name="T798">Write a program that reads a year from the user and displays a message indicating whether or not it is a leap year.</text:span></text:p>
      <text:p text:style-name="P635"><text:span text:style-name="T798">Sample Input 1</text:span></text:p>
      <text:p text:style-name="P635"><text:span text:style-name="T798">1900</text:span></text:p>
      <text:p text:style-name="P635"><text:span text:style-name="T798">Sample Output 1</text:span></text:p>
      <text:p text:style-name="P635"><text:span text:style-name="T798">1900 is not a leap year.</text:span></text:p>
      <text:p text:style-name="P635"><text:span text:style-name="T798">Sample Input 2</text:span></text:p>
      <text:p text:style-name="P635"><text:span text:style-name="T798">2000</text:span></text:p>
      <text:p text:style-name="P635"><text:span text:style-name="T798">Sample Output 2</text:span></text:p>
      <text:p text:style-name="P635"><text:span text:style-name="T798">2000 is a leap year.</text:span></text:p>
      <text:p text:style-name="P636"><text:span text:style-name="T799"/></text:p>
      <text:p text:style-name="P636"><text:span text:style-name="T799"/></text:p>
      <text:p text:style-name="P636"><text:span text:style-name="T799"/></text:p>
      <text:p text:style-name="P636"><text:span text:style-name="T800">a = int(input())</text:span></text:p>
      <text:p text:style-name="P636"><text:span text:style-name="T800">if (a % 4 == 0 and a % 400 == 0):</text:span></text:p>
      <text:p text:style-name="P636"><text:span text:style-name="T800"><text:s text:c="4"/>print(f'{a} is a leap year.')</text:span></text:p>
      <text:p text:style-name="P636"><text:span text:style-name="T800">elif (a % 100 == 0):</text:span></text:p>
      <text:p text:style-name="P636"><text:span text:style-name="T800"><text:s text:c="4"/>print(f'{a} is not a leap year.')</text:span></text:p>
      <text:p text:style-name="P636"><text:span text:style-name="T800">else:</text:span></text:p>
      <text:p text:style-name="P636"><text:span text:style-name="T800"><text:s text:c="4"/>print(f'{a} is not a leap year.')</text:span></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1"/></text:p>
      <text:p text:style-name="P637"><text:span text:style-name="T802">Ex. No. <text:tab/>: <text:tab/>3.7 <text:tab/><text:tab/><text:tab/><text:tab/>Date:</text:span></text:p>
      <text:p text:style-name="P637"><text:span text:style-name="T802">Register No.: <text:tab/><text:tab/><text:tab/><text:tab/><text:tab/>Name:</text:span></text:p>
      <text:p text:style-name="P637"><text:span text:style-name="T803"/></text:p>
      <text:p text:style-name="P638"><text:a xlink:href="https://www.rajalakshmicolleges.net/moodle/mod/quiz/view.php?id=5712"><text:span text:style-name="T805">Month name to days</text:span></text:a><text:span text:style-name="T806"/></text:p>
      <text:p text:style-name="P639"><text:span text:style-name="T807">The length of a month varies from 28 to 31 days. In this exercise you will create a program that reads the name of a month from the user as a string. Then your program should display the number of days in that month. Display “28 or 29 days” for February so that leap years are addressed.</text:span></text:p>
      <text:p text:style-name="P640"><text:span text:style-name="T807">Sample Input 1</text:span></text:p>
      <text:p text:style-name="P640"><text:span text:style-name="T807">February</text:span></text:p>
      <text:p text:style-name="P640"><text:span text:style-name="T807">Sample Output 1</text:span></text:p>
      <text:p text:style-name="P640"><text:span text:style-name="T807">February has 28 or 29 days in it.</text:span></text:p>
      <text:p text:style-name="P640"><text:span text:style-name="T807">Sample Input 2</text:span></text:p>
      <text:p text:style-name="P640"><text:span text:style-name="T807">March</text:span></text:p>
      <text:p text:style-name="P640"><text:span text:style-name="T807">Sample Output 2</text:span></text:p>
      <text:p text:style-name="P640"><text:span text:style-name="T807">March has 31 days in it.</text:span></text:p>
      <text:p text:style-name="P640"><text:span text:style-name="T807">Sample Input 3</text:span></text:p>
      <text:p text:style-name="P640"><text:span text:style-name="T807">April</text:span></text:p>
      <text:p text:style-name="P640"><text:span text:style-name="T807">Sample Output 3</text:span></text:p>
      <text:p text:style-name="P640"><text:span text:style-name="T807">April has 30 days in it.</text:span></text:p>
      <text:p text:style-name="P640"><text:span text:style-name="T808">For example:</text:span></text:p>
      <table:table table:style-name="Table16">
        <table:table-column table:style-name="TableColumn1600"/>
        <table:table-column table:style-name="TableColumn1601"/>
        <table:table-row table:style-name="TableRow1600">
          <table:table-cell table:style-name="TableCell160000">
            <text:p text:style-name="P642"><text:span text:style-name="T810">Input</text:span><text:span text:style-name="T811"/></text:p>
          </table:table-cell>
          <table:table-cell table:style-name="TableCell160001">
            <text:p text:style-name="P642"><text:span text:style-name="T812">Result</text:span><text:span text:style-name="T813"/></text:p>
          </table:table-cell>
        </table:table-row>
        <table:table-row table:style-name="TableRow1601">
          <table:table-cell table:style-name="TableCell160100">
            <text:p text:style-name="P645"><text:span text:style-name="T814">February</text:span><text:span text:style-name="T815"/></text:p>
          </table:table-cell>
          <table:table-cell table:style-name="TableCell160101">
            <text:p text:style-name="P645"><text:span text:style-name="T816">February has 28 or 29 days in it.</text:span><text:span text:style-name="T817"/></text:p>
          </table:table-cell>
        </table:table-row>
        <table:table-row table:style-name="TableRow1602">
          <table:table-cell table:style-name="TableCell160200">
            <text:p text:style-name="P648"><text:span text:style-name="T818">March</text:span><text:span text:style-name="T819"/></text:p>
          </table:table-cell>
          <table:table-cell table:style-name="TableCell160201">
            <text:p text:style-name="P648"><text:span text:style-name="T820">March has 31 days in it.</text:span><text:span text:style-name="T821"/></text:p>
          </table:table-cell>
        </table:table-row>
      </table:table>
      <text:p text:style-name="P650"><text:span text:style-name="T821"/></text:p>
      <text:p text:style-name="P651"><text:span text:style-name="T821"/></text:p>
      <text:p text:style-name="P651"><text:span text:style-name="T821"/></text:p>
      <text:p text:style-name="P651"><text:span text:style-name="T821"/></text:p>
      <text:p text:style-name="P652"><text:span text:style-name="T822">p_days = ["April", "June","September","November"]</text:span></text:p>
      <text:p text:style-name="P652"><text:span text:style-name="T822">q_days = ["January","March","May","July","August","October","December"]</text:span></text:p>
      <text:p text:style-name="P652"><text:span text:style-name="T823"/></text:p>
      <text:p text:style-name="P652"><text:span text:style-name="T824">a = input()</text:span></text:p>
      <text:p text:style-name="P652"><text:span text:style-name="T825"/></text:p>
      <text:p text:style-name="P652"><text:span text:style-name="T826">if (a in p_days):</text:span></text:p>
      <text:p text:style-name="P652"><text:span text:style-name="T826"><text:s text:c="4"/>print(f'{a} has 30 days in it.')</text:span></text:p>
      <text:p text:style-name="P652"><text:span text:style-name="T826">elif (a in q_days):</text:span></text:p>
      <text:p text:style-name="P652"><text:span text:style-name="T826"><text:s text:c="4"/>print(f'{a} has 31 days in it.')</text:span></text:p>
      <text:p text:style-name="P652"><text:span text:style-name="T826">else:</text:span></text:p>
      <text:p text:style-name="P652"><text:span text:style-name="T826"><text:s text:c="4"/>print("February has 28 or 29 days in it.")</text:span></text:p>
      <text:p text:style-name="P652"><text:span text:style-name="T827"/></text:p>
      <text:p text:style-name="P652"><text:span text:style-name="T828"><text:line-break/></text:span></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3"><text:span text:style-name="T829"/></text:p>
      <text:p text:style-name="P654"><text:span text:style-name="T829"/></text:p>
      <text:p text:style-name="P655"><text:span text:style-name="T829"/></text:p>
      <text:p text:style-name="P656"><text:span text:style-name="T830"><text:s/></text:span></text:p>
      <text:p text:style-name="P656"><text:span text:style-name="T831"/></text:p>
      <text:p text:style-name="P657"><text:span text:style-name="T832">Ex. No. <text:tab/>: <text:tab/>3.8 <text:tab/><text:tab/><text:tab/><text:tab/>Date:</text:span></text:p>
      <text:p text:style-name="P657"><text:span text:style-name="T832">Register No.: <text:tab/><text:tab/><text:tab/><text:tab/><text:tab/>Name:</text:span></text:p>
      <text:p text:style-name="P657"><text:span text:style-name="T833"/></text:p>
      <text:p text:style-name="P658"><text:a xlink:href="https://www.rajalakshmicolleges.net/moodle/mod/quiz/view.php?id=5713"><text:span text:style-name="T835">Pythagorean triple</text:span></text:a><text:span text:style-name="T836"/></text:p>
      <text:p text:style-name="P659"><text:span text:style-name="T837">Three numbers form a Pythagorean triple if the </text:span><text:a xlink:href="https://www.rajalakshmicolleges.net/moodle/mod/quiz/view.php?id=5759"><text:span text:style-name="T839">sum of squares</text:span></text:a><text:span text:style-name="T840"> of two numbers is equal to the square of the third.</text:span></text:p>
      <text:p text:style-name="P659"><text:span text:style-name="T840">For example, 3, 5 and 4 form a Pythagorean triple, since 3*3 + 4*4 = 25 = 5*5 <text:line-break/>You are given three integers, a, b, and c. They need not be given in increasing order. If they form a Pythagorean triple, then print "Yes", otherwise, print "No". </text:span></text:p>
      <text:p text:style-name="P660"><text:span text:style-name="T841">Sample Input</text:span></text:p>
      <text:p text:style-name="P660"><text:span text:style-name="T842">3</text:span></text:p>
      <text:p text:style-name="P660"><text:span text:style-name="T842">5</text:span></text:p>
      <text:p text:style-name="P660"><text:span text:style-name="T842">4</text:span></text:p>
      <text:p text:style-name="P660"><text:span text:style-name="T843">Sample Output</text:span></text:p>
      <text:p text:style-name="P660"><text:span text:style-name="T844">Yes</text:span></text:p>
      <text:p text:style-name="P660"><text:span text:style-name="T845">For example:</text:span></text:p>
      <table:table table:style-name="Table17">
        <table:table-column table:style-name="TableColumn1700"/>
        <table:table-column table:style-name="TableColumn1701"/>
        <table:table-row table:style-name="TableRow1700">
          <table:table-cell table:style-name="TableCell170000">
            <text:p text:style-name="P662"><text:span text:style-name="T847">Input</text:span><text:span text:style-name="T848"/></text:p>
          </table:table-cell>
          <table:table-cell table:style-name="TableCell170001">
            <text:p text:style-name="P662"><text:span text:style-name="T849">Result</text:span><text:span text:style-name="T850"/></text:p>
          </table:table-cell>
        </table:table-row>
        <table:table-row table:style-name="TableRow1701">
          <table:table-cell table:style-name="TableCell170100">
            <text:p text:style-name="P665"><text:span text:style-name="T851">3</text:span></text:p>
            <text:p text:style-name="P665"><text:span text:style-name="T851">4</text:span></text:p>
            <text:p text:style-name="P665"><text:span text:style-name="T851">5</text:span><text:span text:style-name="T852"/></text:p>
          </table:table-cell>
          <table:table-cell table:style-name="TableCell170101">
            <text:p text:style-name="P665"><text:span text:style-name="T853">Yes</text:span><text:span text:style-name="T854"/></text:p>
          </table:table-cell>
        </table:table-row>
      </table:table>
      <text:p text:style-name="P667"><text:span text:style-name="T854"/></text:p>
      <text:p text:style-name="P667"><text:span text:style-name="T855">a = int(input())</text:span></text:p>
      <text:p text:style-name="P667"><text:span text:style-name="T855">b = int(input())</text:span></text:p>
      <text:p text:style-name="P667"><text:span text:style-name="T855">c = int(input())</text:span></text:p>
      <text:p text:style-name="P667"><text:span text:style-name="T855">if ((a*a + b*b == c*c) or (b*b + c*c == a*a) or (a*a + c*c == b*b)):</text:span></text:p>
      <text:p text:style-name="P667"><text:span text:style-name="T855"><text:s text:c="4"/>print('yes')</text:span></text:p>
      <text:p text:style-name="P667"><text:span text:style-name="T855">else:</text:span></text:p>
      <text:p text:style-name="P667"><text:span text:style-name="T855"><text:s text:c="4"/>print('no')</text:span></text:p>
      <text:p text:style-name="P667"><text:span text:style-name="T856"/></text:p>
      <text:p text:style-name="P668"><text:span text:style-name="T856"/></text:p>
      <text:p text:style-name="P669"><text:span text:style-name="T857"><text:s/></text:span></text:p>
      <text:p text:style-name="P669"><text:span text:style-name="T858"/></text:p>
      <text:p text:style-name="P670"><text:span text:style-name="T859">Ex. No. <text:tab/>: <text:tab/>3.9 <text:tab/><text:tab/><text:tab/><text:tab/>Date:</text:span></text:p>
      <text:p text:style-name="P670"><text:span text:style-name="T859">Register No.: <text:tab/><text:tab/><text:tab/><text:tab/><text:tab/>Name:</text:span></text:p>
      <text:p text:style-name="P670"><text:span text:style-name="T860"/></text:p>
      <text:p text:style-name="P671"><text:a xlink:href="https://www.rajalakshmicolleges.net/moodle/mod/quiz/view.php?id=5714"><text:span text:style-name="T862">Second last digit</text:span></text:a><text:span text:style-name="T863"/></text:p>
      <text:p text:style-name="P672"><text:span text:style-name="T864">Write a program that returns the second last digit of the given number. Second last digit is being referred 10the digit in the tens place in the given number.</text:span></text:p>
      <text:p text:style-name="P672"><text:span text:style-name="T864">For example, if the given number is 197, the second last digit is 9.</text:span></text:p>
      <text:p text:style-name="P672"><text:span text:style-name="T864">Note1 - The second last digit should be returned as a positive number. i.e. if the given number is -197, the second last digit is 9.</text:span></text:p>
      <text:p text:style-name="P672"><text:span text:style-name="T864">Note2 - If the given number is a single digit number, then the second last digit does not exist. In such cases, the program should return -1. i.e. if the given number is 5, the second last digit should be returned as -1.</text:span></text:p>
      <text:p text:style-name="P673"><text:span text:style-name="T865">For example:</text:span></text:p>
      <table:table table:style-name="Table18">
        <table:table-column table:style-name="TableColumn1800"/>
        <table:table-column table:style-name="TableColumn1801"/>
        <table:table-row table:style-name="TableRow1800">
          <table:table-cell table:style-name="TableCell180000">
            <text:p text:style-name="P675"><text:span text:style-name="T867">Input</text:span><text:span text:style-name="T868"/></text:p>
          </table:table-cell>
          <table:table-cell table:style-name="TableCell180001">
            <text:p text:style-name="P675"><text:span text:style-name="T869">Result</text:span><text:span text:style-name="T870"/></text:p>
          </table:table-cell>
        </table:table-row>
        <table:table-row table:style-name="TableRow1801">
          <table:table-cell table:style-name="TableCell180100">
            <text:p text:style-name="P678"><text:span text:style-name="T871">197</text:span><text:span text:style-name="T872"/></text:p>
          </table:table-cell>
          <table:table-cell table:style-name="TableCell180101">
            <text:p text:style-name="P678"><text:span text:style-name="T873">9</text:span><text:span text:style-name="T874"/></text:p>
          </table:table-cell>
        </table:table-row>
      </table:table>
      <text:p text:style-name="P680"><text:span text:style-name="T874"/></text:p>
      <text:p text:style-name="P681"><text:span text:style-name="T875"><text:line-break/></text:span></text:p>
      <text:p text:style-name="P682"><text:span text:style-name="T876">import math</text:span></text:p>
      <text:p text:style-name="P682"><text:span text:style-name="T876">a = int(input())</text:span></text:p>
      <text:p text:style-name="P682"><text:span text:style-name="T877"/></text:p>
      <text:p text:style-name="P682"><text:span text:style-name="T878">if (a&lt;10 and a&gt;-10):</text:span></text:p>
      <text:p text:style-name="P682"><text:span text:style-name="T878"><text:s text:c="4"/>print(-1)</text:span></text:p>
      <text:p text:style-name="P682"><text:span text:style-name="T878">else:</text:span></text:p>
      <text:p text:style-name="P682"><text:span text:style-name="T878"><text:s text:c="4"/>a = abs(a)</text:span></text:p>
      <text:p text:style-name="P682"><text:span text:style-name="T878"><text:s text:c="4"/>b = math.floor(a / 10)</text:span></text:p>
      <text:p text:style-name="P682"><text:span text:style-name="T878"><text:s text:c="4"/>c = b % 10</text:span></text:p>
      <text:p text:style-name="P682"><text:span text:style-name="T878"><text:s text:c="4"/>print(c) </text:span></text:p>
      <text:p text:style-name="P682"><text:span text:style-name="T879"/></text:p>
      <text:p text:style-name="P683"><text:span text:style-name="T879"/></text:p>
      <text:p text:style-name="P683"><text:span text:style-name="T879"/></text:p>
      <text:p text:style-name="P684"><text:span text:style-name="T880"><text:s/></text:span></text:p>
      <text:p text:style-name="P684"><text:span text:style-name="T881"/></text:p>
      <text:p text:style-name="P685"><text:span text:style-name="T882">Ex. No. <text:tab/>: <text:tab/>3.10 <text:tab/><text:tab/><text:tab/><text:tab/>Date:</text:span></text:p>
      <text:p text:style-name="P685"><text:span text:style-name="T882">Register No.: <text:tab/><text:tab/><text:tab/><text:tab/><text:tab/>Name:</text:span></text:p>
      <text:p text:style-name="P685"><text:span text:style-name="T883"/></text:p>
      <text:p text:style-name="P686"><text:span text:style-name="T884">Chinese Zodiac</text:span></text:p>
      <text:p text:style-name="P687"><text:span text:style-name="T885">The Chinese zodiac assigns animals to years in a 12 year cycle. One 12 year cycle is shown in the table below. The pattern repeats from there, with 2012 being another year of the dragon, and 1999 being another year of the hare.</text:span></text:p>
      <text:p text:style-name="P688"><text:span text:style-name="T885">Year Animal</text:span></text:p>
      <text:p text:style-name="P688"><text:span text:style-name="T885">2000 Dragon</text:span></text:p>
      <text:p text:style-name="P688"><text:span text:style-name="T885">2001 Snake</text:span></text:p>
      <text:p text:style-name="P688"><text:span text:style-name="T885">2002 Horse</text:span></text:p>
      <text:p text:style-name="P688"><text:span text:style-name="T885">2003 Sheep</text:span></text:p>
      <text:p text:style-name="P688"><text:span text:style-name="T885">2004 Monkey</text:span></text:p>
      <text:p text:style-name="P688"><text:span text:style-name="T885">2005 Rooster</text:span></text:p>
      <text:p text:style-name="P688"><text:span text:style-name="T885">2006 Dog</text:span></text:p>
      <text:p text:style-name="P688"><text:span text:style-name="T885">2007 Pig</text:span></text:p>
      <text:p text:style-name="P688"><text:span text:style-name="T885">2008 Rat</text:span></text:p>
      <text:p text:style-name="P688"><text:span text:style-name="T885">2009 Ox</text:span></text:p>
      <text:p text:style-name="P688"><text:span text:style-name="T885">2010 Tiger</text:span></text:p>
      <text:p text:style-name="P688"><text:span text:style-name="T885">2011 Hare</text:span></text:p>
      <text:p text:style-name="P689"><text:span text:style-name="T885">Write a program that reads a year from the user and displays the animal associated with that year. Your program should work correctly for any year greater than or equal to zero, not just the ones listed in the table.</text:span></text:p>
      <text:p text:style-name="P690"><text:span text:style-name="T885">Sample Input 1</text:span></text:p>
      <text:p text:style-name="P690"><text:span text:style-name="T885">2010</text:span></text:p>
      <text:p text:style-name="P690"><text:span text:style-name="T885">Sample Output 1</text:span></text:p>
      <text:p text:style-name="P690"><text:span text:style-name="T885">2010 is the year of the Tiger.</text:span></text:p>
      <text:p text:style-name="P690"><text:span text:style-name="T885">Sample Input 2</text:span></text:p>
      <text:p text:style-name="P690"><text:span text:style-name="T885">2020</text:span></text:p>
      <text:p text:style-name="P690"><text:span text:style-name="T885">Sample Output 2</text:span></text:p>
      <text:p text:style-name="P690"><text:span text:style-name="T885">2020 is the year of the Rat.</text:span></text:p>
      <text:p text:style-name="P691"><text:span text:style-name="T886"><text:s/></text:span></text:p>
      <text:p text:style-name="P691"><text:span text:style-name="T887"/></text:p>
      <text:p text:style-name="P691"><text:span text:style-name="T888">a = int(input())</text:span></text:p>
      <text:p text:style-name="P691"><text:span text:style-name="T888">b = a % 12</text:span></text:p>
      <text:p text:style-name="P691"><text:span text:style-name="T888">c = ["Dragon", "Snake", "Horse", "Sheep", "Monkey", "Rooster", "Dog", "Pig", "Rat", "Ox", "Tiger", "Hare"]</text:span></text:p>
      <text:p text:style-name="P691"><text:span text:style-name="T889"/></text:p>
      <text:p text:style-name="P691"><text:span text:style-name="T890">print(f'{a} is the year of the {c[b-8]}.')<text:s/></text:span><text:span text:style-name="T891"><text:s/></text:span></text:p>
      <text:p text:style-name="P691"><text:span text:style-name="T891"><text:s/></text:span></text:p>
      <text:p text:style-name="P691"><text:span text:style-name="T892"/></text:p>
      <text:p text:style-name="P691"><text:span text:style-name="T893"><text:s/></text:span></text:p>
      <text:p text:style-name="P691"><text:span text:style-name="T894"/></text:p>
      <text:p text:style-name="P691"><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2"><text:span text:style-name="T894"/></text:p>
      <text:p text:style-name="P693"><text:span text:style-name="T894"/></text:p>
      <text:p text:style-name="P694"><text:span text:style-name="T894"/></text:p>
      <text:p text:style-name="P695"><text:a xlink:href="https://www.rajalakshmicolleges.net/moodle/course/view.php?id=84"><text:span text:style-name="T896">04</text:span></text:a><text:span text:style-name="T897"><text:s/></text:span><text:a xlink:href="https://www.rajalakshmicolleges.net/moodle/course/view.php?id=84"><text:span text:style-name="T899">HYPERLINK "https://www.rajalakshmicolleges.net/moodle/course/view.php?id=84"</text:span></text:a><text:span text:style-name="T900"><text:s text:c="2"/></text:span><text:a xlink:href="https://www.rajalakshmicolleges.net/moodle/course/view.php?id=84"><text:span text:style-name="T902">HYPERLINK "https://www.rajalakshmicolleges.net/moodle/course/view.php?id=84"</text:span><text:span text:style-name="T903"><text:s/>HYPERLINK "https://www.rajalakshmicolleges.net/moodle/course/view.php?id=84"</text:span><text:span text:style-name="T904">-</text:span></text:a><text:span text:style-name="T905"><text:s/></text:span><text:a xlink:href="https://www.rajalakshmicolleges.net/moodle/course/view.php?id=84"><text:span text:style-name="T907">HYPERLINK "https://www.rajalakshmicolleges.net/moodle/course/view.php?id=84"</text:span></text:a><text:span text:style-name="T908"><text:s text:c="2"/></text:span><text:a xlink:href="https://www.rajalakshmicolleges.net/moodle/course/view.php?id=84"><text:span text:style-name="T910">HYPERLINK "https://www.rajalakshmicolleges.net/moodle/course/view.php?id=84"</text:span><text:span text:style-name="T911"><text:s/>HYPERLINK "https://www.rajalakshmicolleges.net/moodle/course/view.php?id=84"</text:span><text:span text:style-name="T912">Iteration Control Structures</text:span></text:a><text:span text:style-name="T913"/></text:p>
      <text:p text:style-name="P696"><text:span text:style-name="T914"><text:s/></text:span></text:p>
      <text:p text:style-name="P696"><text:span text:style-name="T915"/></text:p>
      <text:p text:style-name="P696"><text:span text:style-name="T916"><text:s/></text:span></text:p>
      <text:p text:style-name="P696"><text:span text:style-name="T917"/></text:p>
      <text:p text:style-name="P697"><text:span text:style-name="T918">Ex. No. <text:tab/>: <text:tab/>4.1 <text:tab/><text:tab/><text:tab/><text:tab/>Date:</text:span></text:p>
      <text:p text:style-name="P697"><text:span text:style-name="T918">Register No.: <text:tab/><text:tab/><text:tab/><text:tab/><text:tab/>Name:</text:span></text:p>
      <text:p text:style-name="P697"><text:span text:style-name="T919"/></text:p>
      <text:p text:style-name="P698"><text:a xlink:href="https://www.rajalakshmicolleges.net/moodle/mod/quiz/view.php?id=5720"><text:span text:style-name="T921">Factors of a number</text:span></text:a><text:span text:style-name="T922"/></text:p>
      <text:p text:style-name="P699"><text:span text:style-name="T923">Determine the factors of a number (i.e., all positive integer values that evenly divide into a number).</text:span></text:p>
      <text:p text:style-name="P700"><text:span text:style-name="T924">For example:</text:span></text:p>
      <table:table table:style-name="Table19">
        <table:table-column table:style-name="TableColumn1900"/>
        <table:table-column table:style-name="TableColumn1901"/>
        <table:table-column table:style-name="TableColumn1902"/>
        <table:table-row table:style-name="TableRow1900">
          <table:table-cell table:style-name="TableCell190000">
            <text:p text:style-name="P702"><text:span text:style-name="T926">Input</text:span><text:span text:style-name="T927"/></text:p>
          </table:table-cell>
          <table:table-cell table:style-name="TableCell190001">
            <text:p text:style-name="P702"><text:span text:style-name="T928">Result</text:span><text:span text:style-name="T929"/></text:p>
          </table:table-cell>
          <table:table-cell table:style-name="TableCell190002">
            <text:p text:style-name="P702"><text:span text:style-name="T929"/></text:p>
          </table:table-cell>
        </table:table-row>
        <table:table-row table:style-name="TableRow1901">
          <table:table-cell table:style-name="TableCell190100">
            <text:p text:style-name="P705"><text:span text:style-name="T930">20</text:span><text:span text:style-name="T931"/></text:p>
          </table:table-cell>
          <table:table-cell table:style-name="TableCell190101">
            <text:p text:style-name="P705"><text:span text:style-name="T932">1 2 4 5 10 20</text:span><text:span text:style-name="T933"/></text:p>
          </table:table-cell>
          <table:table-cell table:style-name="TableCell190102">
            <text:p text:style-name="P705"><text:span text:style-name="T933"/></text:p>
          </table:table-cell>
        </table:table-row>
      </table:table>
      <text:p text:style-name="P707"><text:span text:style-name="T933"/></text:p>
      <text:p text:style-name="P708"><text:span text:style-name="T934"><text:s text:c="9"/>n=int(input())</text:span></text:p>
      <text:p text:style-name="P709"><text:span text:style-name="T934">x=[]</text:span></text:p>
      <text:p text:style-name="P710"><text:span text:style-name="T935"/></text:p>
      <text:p text:style-name="P711"><text:span text:style-name="T936">for i in range(1, int(n**0.5)+1):</text:span><text:span text:style-name="T937"><text:s/></text:span><text:span text:style-name="T938">if n%i == 0:</text:span></text:p>
      <text:p text:style-name="P712"><text:span text:style-name="T938">x.append(i)</text:span><text:span text:style-name="T939"><text:s/></text:span><text:span text:style-name="T940">x.append(int(n/i))</text:span></text:p>
      <text:p text:style-name="P713"><text:span text:style-name="T940">factors = list(set(x))</text:span><text:span text:style-name="T941"><text:s/></text:span><text:span text:style-name="T942">x.sort()</text:span></text:p>
      <text:p text:style-name="P714"><text:span text:style-name="T942">for i in range(len(x)):</text:span><text:span text:style-name="T943"><text:s/></text:span><text:span text:style-name="T944">print(x[i],end ='<text:s text:c="2"/></text:span></text:p>
      <text:p text:style-name="P714"><text:span text:style-name="T945"/></text:p>
      <text:p text:style-name="P715"><text:span text:style-name="T945"/></text:p>
      <text:p text:style-name="P716"><text:span text:style-name="T946"><text:s/></text:span></text:p>
      <text:p text:style-name="P716"><text:span text:style-name="T947"/></text:p>
      <text:p text:style-name="P717"><text:span text:style-name="T948">Ex. No. <text:tab/>: <text:tab/>4.2 <text:tab/><text:tab/><text:tab/><text:tab/>Date:</text:span></text:p>
      <text:p text:style-name="P717"><text:span text:style-name="T948">Register No.: <text:tab/><text:tab/><text:tab/><text:tab/><text:tab/>Name:</text:span></text:p>
      <text:p text:style-name="P717"><text:span text:style-name="T949"/></text:p>
      <text:p text:style-name="P718"><text:a xlink:href="https://www.rajalakshmicolleges.net/moodle/mod/quiz/view.php?id=5717"><text:span text:style-name="T951">Non</text:span></text:a><text:span text:style-name="T952"><text:s/>Repeated Digit Count</text:span></text:p>
      <text:p text:style-name="P719"><text:span text:style-name="T953">Write a program to find the count of non-repeated digits in a given number N. The number will be passed to the program as an input of type int.</text:span></text:p>
      <text:p text:style-name="P719"><text:span text:style-name="T953">Assumption: The input number will be a positive integer number &gt;= 1 and &lt;= 25000.</text:span></text:p>
      <text:p text:style-name="P719"><text:span text:style-name="T953">Some examples are as below.</text:span></text:p>
      <text:p text:style-name="P719"><text:span text:style-name="T953">If the given number is 292, the program should return 1 because there is only 1 non-repeated digit '9' in this number</text:span></text:p>
      <text:p text:style-name="P719"><text:span text:style-name="T953">If the given number is 1015, the program should return 2 because there are 2 non-repeated digits in this number, '0', and '5'.</text:span></text:p>
      <text:p text:style-name="P719"><text:span text:style-name="T953">If the given number is 108, the program should return 3 because there are 3 non-repeated digits in this number, '1', '0', and '8'.</text:span></text:p>
      <text:p text:style-name="P719"><text:span text:style-name="T953">If the given number is 22, the function should return 0 because there are NO non-repeated digits in this number.<text:line-break/></text:span><text:span text:style-name="T954">For example:</text:span></text:p>
      <table:table table:style-name="Table20">
        <table:table-column table:style-name="TableColumn2000"/>
        <table:table-column table:style-name="TableColumn2001"/>
        <table:table-row table:style-name="TableRow2000">
          <table:table-cell table:style-name="TableCell200000">
            <text:p text:style-name="P721"><text:span text:style-name="T956">Input</text:span><text:span text:style-name="T957"/></text:p>
          </table:table-cell>
          <table:table-cell table:style-name="TableCell200001">
            <text:p text:style-name="P721"><text:span text:style-name="T958">Result</text:span><text:span text:style-name="T959"/></text:p>
          </table:table-cell>
        </table:table-row>
        <table:table-row table:style-name="TableRow2001">
          <table:table-cell table:style-name="TableCell200100">
            <text:p text:style-name="P724"><text:span text:style-name="T960">292</text:span><text:span text:style-name="T961"/></text:p>
          </table:table-cell>
          <table:table-cell table:style-name="TableCell200101">
            <text:p text:style-name="P724"><text:span text:style-name="T962">1</text:span><text:span text:style-name="T963"/></text:p>
          </table:table-cell>
        </table:table-row>
        <table:table-row table:style-name="TableRow2002">
          <table:table-cell table:style-name="TableCell200200">
            <text:p text:style-name="P727"><text:span text:style-name="T964">1015</text:span><text:span text:style-name="T965"/></text:p>
          </table:table-cell>
          <table:table-cell table:style-name="TableCell200201">
            <text:p text:style-name="P727"><text:span text:style-name="T966">2</text:span><text:span text:style-name="T967"/></text:p>
          </table:table-cell>
        </table:table-row>
        <table:table-row table:style-name="TableRow2003">
          <table:table-cell table:style-name="TableCell200300">
            <text:p text:style-name="P730"><text:span text:style-name="T968">108</text:span><text:span text:style-name="T969"/></text:p>
          </table:table-cell>
          <table:table-cell table:style-name="TableCell200301">
            <text:p text:style-name="P730"><text:span text:style-name="T970">3</text:span><text:span text:style-name="T971"/></text:p>
          </table:table-cell>
        </table:table-row>
        <table:table-row table:style-name="TableRow2004">
          <table:table-cell table:style-name="TableCell200400">
            <text:p text:style-name="P733"><text:span text:style-name="T972">22</text:span><text:span text:style-name="T973"/></text:p>
          </table:table-cell>
          <table:table-cell table:style-name="TableCell200401">
            <text:p text:style-name="P733"><text:span text:style-name="T974">0</text:span><text:span text:style-name="T975"/></text:p>
          </table:table-cell>
        </table:table-row>
      </table:table>
      <text:p text:style-name="P735"><text:span text:style-name="T975"/></text:p>
      <text:p text:style-name="P736"><text:span text:style-name="T976">n=int(input())</text:span><text:span text:style-name="T977"><text:s/></text:span><text:span text:style-name="T978">def func(n):</text:span></text:p>
      <text:p text:style-name="P737"><text:span text:style-name="T978">strn = str(n)</text:span><text:span text:style-name="T979"><text:s/></text:span><text:span text:style-name="T980">dig = {}</text:span></text:p>
      <text:p text:style-name="P738"><text:span text:style-name="T980">nrc = 0</text:span></text:p>
      <text:p text:style-name="P739"><text:span text:style-name="T980">for i in strn:</text:span><text:span text:style-name="T981"><text:s/></text:span><text:span text:style-name="T982">if i in dig:</text:span></text:p>
      <text:p text:style-name="P740"><text:span text:style-name="T982">dig[i] += 1</text:span><text:span text:style-name="T983"><text:s/></text:span><text:span text:style-name="T984">else:</text:span></text:p>
      <text:p text:style-name="P741"><text:span text:style-name="T984">dig[i]=1</text:span></text:p>
      <text:p text:style-name="P742"><text:span text:style-name="T984">for i,cnt in dig.items():</text:span><text:span text:style-name="T985"><text:s/></text:span><text:span text:style-name="T986">if cnt == 1:</text:span></text:p>
      <text:p text:style-name="P743"><text:span text:style-name="T986">nrc += 1</text:span><text:span text:style-name="T987"><text:s/></text:span><text:span text:style-name="T988">return nrc</text:span></text:p>
      <text:p text:style-name="P744"><text:span text:style-name="T988">print(func(n))</text:span></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5"><text:span text:style-name="T989"/></text:p>
      <text:p text:style-name="P746"><text:span text:style-name="T990"><text:s/></text:span></text:p>
      <text:p text:style-name="P746"><text:span text:style-name="T991"/></text:p>
      <text:p text:style-name="P746"><text:span text:style-name="T992"><text:s/></text:span></text:p>
      <text:p text:style-name="P746"><text:span text:style-name="T993"/></text:p>
      <text:p text:style-name="P747"><text:span text:style-name="T994">Ex. No. <text:tab/>: <text:tab/>4.3 <text:tab/><text:tab/><text:tab/><text:tab/>Date:</text:span></text:p>
      <text:p text:style-name="P747"><text:span text:style-name="T994">Register No.: <text:tab/><text:tab/><text:tab/><text:tab/><text:tab/>Name:</text:span></text:p>
      <text:p text:style-name="P747"><text:span text:style-name="T995"/></text:p>
      <text:p text:style-name="P748"><text:span text:style-name="T996">Prime Checking</text:span></text:p>
      <text:p text:style-name="P749"><text:span text:style-name="T997">Write a program that finds whether the given number N is Prime or not. If the number is prime, the program should return 2 else it must return 1.</text:span></text:p>
      <text:p text:style-name="P749"><text:span text:style-name="T997">Assumption: 2 &lt;= N &lt;=5000, where N is the given number.</text:span></text:p>
      <text:p text:style-name="P749"><text:span text:style-name="T997">Example1: if the given number N is 7, the method must return 2</text:span></text:p>
      <text:p text:style-name="P749"><text:span text:style-name="T997">Example2: if the given number N is 10, the method must return 1</text:span></text:p>
      <text:p text:style-name="P750"><text:span text:style-name="T998"/></text:p>
      <text:p text:style-name="P750"><text:span text:style-name="T999">For example:</text:span></text:p>
      <table:table table:style-name="Table21">
        <table:table-column table:style-name="TableColumn2100"/>
        <table:table-column table:style-name="TableColumn2101"/>
        <table:table-row table:style-name="TableRow2100">
          <table:table-cell table:style-name="TableCell210000">
            <text:p text:style-name="P752"><text:span text:style-name="T1001">Input</text:span><text:span text:style-name="T1002"/></text:p>
          </table:table-cell>
          <table:table-cell table:style-name="TableCell210001">
            <text:p text:style-name="P752"><text:span text:style-name="T1003">Result</text:span><text:span text:style-name="T1004"/></text:p>
          </table:table-cell>
        </table:table-row>
        <table:table-row table:style-name="TableRow2101">
          <table:table-cell table:style-name="TableCell210100">
            <text:p text:style-name="P755"><text:span text:style-name="T1005">7</text:span><text:span text:style-name="T1006"/></text:p>
          </table:table-cell>
          <table:table-cell table:style-name="TableCell210101">
            <text:p text:style-name="P755"><text:span text:style-name="T1007">2</text:span><text:span text:style-name="T1008"/></text:p>
          </table:table-cell>
        </table:table-row>
        <table:table-row table:style-name="TableRow2102">
          <table:table-cell table:style-name="TableCell210200">
            <text:p text:style-name="P758"><text:span text:style-name="T1009">10</text:span><text:span text:style-name="T1010"/></text:p>
          </table:table-cell>
          <table:table-cell table:style-name="TableCell210201">
            <text:p text:style-name="P758"><text:span text:style-name="T1011">1</text:span><text:span text:style-name="T1012"/></text:p>
          </table:table-cell>
        </table:table-row>
      </table:table>
      <text:p text:style-name="P760"><text:span text:style-name="T1012"/></text:p>
      <text:p text:style-name="P761"><text:span text:style-name="T1013">n=int(input())</text:span><text:span text:style-name="T1014"><text:s/></text:span><text:span text:style-name="T1015">count=0</text:span></text:p>
      <text:p text:style-name="P762"><text:span text:style-name="T1015">if(n&gt;=2 and n&lt;=5000):</text:span><text:span text:style-name="T1016"><text:s/></text:span><text:span text:style-name="T1017">for i in range(2,n//2):</text:span></text:p>
      <text:p text:style-name="P763"><text:span text:style-name="T1017">if(n%i==0):</text:span><text:span text:style-name="T1018"><text:s/></text:span><text:span text:style-name="T1019">print(1)</text:span><text:span text:style-name="T1020"><text:s/></text:span><text:span text:style-name="T1021">count+=1</text:span></text:p>
      <text:p text:style-name="P764"><text:span text:style-name="T1021">break</text:span><text:span text:style-name="T1022"><text:s/></text:span><text:span text:style-name="T1023">if(count==0):</text:span></text:p>
      <text:p text:style-name="P765"><text:span text:style-name="T1023">print(2)</text:span></text:p>
      <text:p text:style-name="P766"><text:span text:style-name="T1024"><text:s/></text:span></text:p>
      <text:p text:style-name="P766"><text:span text:style-name="T1025"/></text:p>
      <text:p text:style-name="P767"><text:span text:style-name="T1025"/></text:p>
      <text:p text:style-name="P768"><text:span text:style-name="T1025"/></text:p>
      <text:p text:style-name="P769"><text:span text:style-name="T1026"><text:s/></text:span></text:p>
      <text:p text:style-name="P769"><text:span text:style-name="T1027"/></text:p>
      <text:p text:style-name="P770"><text:span text:style-name="T1028">Ex. No. <text:tab/>: <text:tab/>4.4 <text:tab/><text:tab/><text:tab/><text:tab/>Date:</text:span></text:p>
      <text:p text:style-name="P770"><text:span text:style-name="T1028">Register No.: <text:tab/><text:tab/><text:tab/><text:tab/><text:tab/>Name:</text:span></text:p>
      <text:p text:style-name="P770"><text:span text:style-name="T1029"/></text:p>
      <text:p text:style-name="P771"><text:span text:style-name="T1030">Next Perfect Square</text:span></text:p>
      <text:p text:style-name="P772"><text:span text:style-name="T1031">Given a number N, find the next perfect square greater than N.</text:span></text:p>
      <text:p text:style-name="P773"><text:span text:style-name="T1031">Input Format:</text:span></text:p>
      <text:p text:style-name="P773"><text:span text:style-name="T1031">Integer input from stdin.</text:span></text:p>
      <text:p text:style-name="P773"><text:span text:style-name="T1031">Output Format:</text:span></text:p>
      <text:p text:style-name="P773"><text:span text:style-name="T1031">Perfect square greater than N.</text:span></text:p>
      <text:p text:style-name="P773"><text:span text:style-name="T1031">Example Input:</text:span></text:p>
      <text:p text:style-name="P773"><text:span text:style-name="T1031">10</text:span></text:p>
      <text:p text:style-name="P773"><text:span text:style-name="T1031">Output:</text:span></text:p>
      <text:p text:style-name="P773"><text:span text:style-name="T1031">16</text:span></text:p>
      <text:p text:style-name="P774"><text:span text:style-name="T1032"><text:s/></text:span></text:p>
      <text:p text:style-name="P774"><text:span text:style-name="T1033">n=int(input())</text:span><text:span text:style-name="T1034"><text:s/></text:span><text:span text:style-name="T1035">print(int((n**0.5)+1)**2)</text:span></text:p>
      <text:p text:style-name="P775"><text:span text:style-name="T1036"/></text:p>
      <text:p text:style-name="P776"><text:span text:style-name="T1036"/></text:p>
      <text:p text:style-name="P777"><text:span text:style-name="T1036"/></text:p>
      <text:p text:style-name="P778"><text:span text:style-name="T1037"><text:s/></text:span></text:p>
      <text:p text:style-name="P778"><text:span text:style-name="T1038"/></text:p>
      <text:p text:style-name="P779"><text:span text:style-name="T1039">Ex. No. <text:tab/>: <text:tab/>4.5 <text:tab/><text:tab/><text:tab/><text:tab/>Date:</text:span></text:p>
      <text:p text:style-name="P779"><text:span text:style-name="T1039">Register No.: <text:tab/><text:tab/><text:tab/><text:tab/><text:tab/>Name:</text:span></text:p>
      <text:p text:style-name="P779"><text:span text:style-name="T1040"/></text:p>
      <text:p text:style-name="P780"><text:span text:style-name="T1041">Nth Fibonacci</text:span></text:p>
      <text:p text:style-name="P781"><text:span text:style-name="T1042">Write a </text:span><text:a xlink:href="https://www.rajalakshmicolleges.net/moodle/mod/quiz/view.php?id=3478"><text:span text:style-name="T1044">program</text:span></text:a><text:span text:style-name="T1045"> to return the nth number in the fibonacci series. The value of N will be passed to the </text:span><text:a xlink:href="https://www.rajalakshmicolleges.net/moodle/mod/quiz/view.php?id=3478"><text:span text:style-name="T1047">program</text:span></text:a><text:span text:style-name="T1048"> as input.</text:span></text:p>
      <text:p text:style-name="P782"><text:span text:style-name="T1048">NOTE: Fibonacci series looks like<text:s/></text:span><text:span text:style-name="T1049">–</text:span></text:p>
      <text:p text:style-name="P782"><text:span text:style-name="T1050">0, 1, 1, 2, 3, 5, 8, 13, 21, 34, 55, . . . and so on.</text:span></text:p>
      <text:p text:style-name="P782"><text:span text:style-name="T1050">i.e. Fibonacci series starts with 0 and 1, and continues generating the next number as the sum of the previous two numbers.</text:span></text:p>
      <text:p text:style-name="P782"><text:span text:style-name="T1051">•</text:span><text:span text:style-name="T1052"><text:s/>first Fibonacci number is 0,</text:span></text:p>
      <text:p text:style-name="P782"><text:span text:style-name="T1053">•</text:span><text:span text:style-name="T1054"><text:s/>second Fibonacci number is 1,</text:span></text:p>
      <text:p text:style-name="P782"><text:span text:style-name="T1055">•</text:span><text:span text:style-name="T1056"><text:s/>third Fibonacci number is 1,</text:span></text:p>
      <text:p text:style-name="P782"><text:span text:style-name="T1057">•</text:span><text:span text:style-name="T1058"><text:s/>fourth Fibonacci number is 2,</text:span></text:p>
      <text:p text:style-name="P782"><text:span text:style-name="T1059">•</text:span><text:span text:style-name="T1060"><text:s/>fifth Fibonacci number is 3,</text:span></text:p>
      <text:p text:style-name="P782"><text:span text:style-name="T1061">•</text:span><text:span text:style-name="T1062"><text:s/>sixth Fibonacci number is 5,</text:span></text:p>
      <text:p text:style-name="P782"><text:span text:style-name="T1063">•</text:span><text:span text:style-name="T1064"><text:s/>seventh Fibonacci number is 8, and so on.</text:span></text:p>
      <text:p text:style-name="P783"><text:span text:style-name="T1065"/></text:p>
      <text:p text:style-name="P783"><text:span text:style-name="T1066">For example:</text:span></text:p>
      <text:p text:style-name="P783"><text:span text:style-name="T1066">Input:</text:span></text:p>
      <text:p text:style-name="P783"><text:span text:style-name="T1066">7</text:span></text:p>
      <text:p text:style-name="P783"><text:span text:style-name="T1066">Output</text:span></text:p>
      <text:p text:style-name="P783"><text:span text:style-name="T1066">8</text:span></text:p>
      <text:p text:style-name="P784"><text:span text:style-name="T1067">n=int(input())</text:span></text:p>
      <text:p text:style-name="P785"><text:span text:style-name="T1067">if(n==1):</text:span></text:p>
      <text:p text:style-name="P786"><text:span text:style-name="T1067">print(0)</text:span><text:span text:style-name="T1068"><text:s/></text:span><text:span text:style-name="T1069">elif(n==2):</text:span><text:span text:style-name="T1070"><text:s/></text:span><text:span text:style-name="T1071">print(1)</text:span></text:p>
      <text:p text:style-name="P787"><text:span text:style-name="T1071">else:</text:span></text:p>
      <text:p text:style-name="P788"><text:span text:style-name="T1071">a=0</text:span></text:p>
      <text:p text:style-name="P789"><text:span text:style-name="T1071">b=1</text:span></text:p>
      <text:p text:style-name="P790"><text:span text:style-name="T1071">for i in range(n-2):</text:span><text:span text:style-name="T1072"><text:s/></text:span><text:span text:style-name="T1073">temp=a+b</text:span></text:p>
      <text:p text:style-name="P791"><text:span text:style-name="T1073">a=b</text:span><text:span text:style-name="T1074"><text:s/></text:span><text:span text:style-name="T1075">b=temp</text:span></text:p>
      <text:p text:style-name="P792"><text:span text:style-name="T1075">print(b)</text:span></text:p>
      <text:p text:style-name="P793"><text:span text:style-name="T1076"/></text:p>
      <text:p text:style-name="P794"><text:span text:style-name="T1077"><text:s/></text:span></text:p>
      <text:p text:style-name="P794"><text:span text:style-name="T1078"/></text:p>
      <text:p text:style-name="P794"><text:span text:style-name="T1079"><text:s/></text:span></text:p>
      <text:p text:style-name="P794"><text:span text:style-name="T1080"/></text:p>
      <text:p text:style-name="P795"><text:span text:style-name="T1081">Ex. No. <text:tab/>: <text:tab/>4.6 <text:tab/><text:tab/><text:tab/><text:tab/>Date:</text:span></text:p>
      <text:p text:style-name="P795"><text:span text:style-name="T1081">Register No.: <text:tab/><text:tab/><text:tab/><text:tab/><text:tab/>Name:</text:span></text:p>
      <text:p text:style-name="P795"><text:span text:style-name="T1082"/></text:p>
      <text:p text:style-name="P796"><text:span text:style-name="T1083">Disarium Number</text:span></text:p>
      <text:p text:style-name="P797"><text:span text:style-name="T1084">A Number is said to be Disarium number when the sum of its digit raised to the power of their respective positions becomes equal to the number itself. Write a </text:span><text:a xlink:href="https://www.rajalakshmicolleges.net/moodle/mod/quiz/view.php?id=3478"><text:span text:style-name="T1086">p</text:span></text:a><text:span text:style-name="T1087">Single Integer Input from stdin.</text:span></text:p>
      <text:p text:style-name="P797"><text:span text:style-name="T1087">Output Format:</text:span></text:p>
      <text:p text:style-name="P797"><text:span text:style-name="T1087">Yes or No.</text:span></text:p>
      <text:p text:style-name="P797"><text:span text:style-name="T1087">Example Input:</text:span></text:p>
      <text:p text:style-name="P797"><text:span text:style-name="T1087">175</text:span></text:p>
      <text:p text:style-name="P797"><text:span text:style-name="T1087">Output:</text:span></text:p>
      <text:p text:style-name="P797"><text:span text:style-name="T1087">Yes</text:span></text:p>
      <text:p text:style-name="P797"><text:span text:style-name="T1087">Explanation</text:span></text:p>
      <text:p text:style-name="P797"><text:span text:style-name="T1087">1^1 + 7^2 +5^3 = 175</text:span></text:p>
      <text:p text:style-name="P797"><text:span text:style-name="T1087">Example Input:</text:span></text:p>
      <text:p text:style-name="P797"><text:span text:style-name="T1087">123</text:span></text:p>
      <text:p text:style-name="P797"><text:span text:style-name="T1087">Output:</text:span></text:p>
      <text:p text:style-name="P797"><text:span text:style-name="T1087">No</text:span></text:p>
      <text:p text:style-name="P797"><text:span text:style-name="T1088">For example:</text:span></text:p>
      <table:table table:style-name="Table22">
        <table:table-column table:style-name="TableColumn2200"/>
        <table:table-column table:style-name="TableColumn2201"/>
        <table:table-row table:style-name="TableRow2200">
          <table:table-cell table:style-name="TableCell220000">
            <text:p text:style-name="P799"><text:span text:style-name="T1090">Input</text:span><text:span text:style-name="T1091"/></text:p>
          </table:table-cell>
          <table:table-cell table:style-name="TableCell220001">
            <text:p text:style-name="P799"><text:span text:style-name="T1092">Result</text:span><text:span text:style-name="T1093"/></text:p>
          </table:table-cell>
        </table:table-row>
        <table:table-row table:style-name="TableRow2201">
          <table:table-cell table:style-name="TableCell220100">
            <text:p text:style-name="P802"><text:span text:style-name="T1094">175</text:span><text:span text:style-name="T1095"/></text:p>
          </table:table-cell>
          <table:table-cell table:style-name="TableCell220101">
            <text:p text:style-name="P802"><text:span text:style-name="T1096">Yes</text:span><text:span text:style-name="T1097"/></text:p>
          </table:table-cell>
        </table:table-row>
        <table:table-row table:style-name="TableRow2202">
          <table:table-cell table:style-name="TableCell220200">
            <text:p text:style-name="P804"><text:span text:style-name="T1098">123</text:span><text:span text:style-name="T1099"/></text:p>
          </table:table-cell>
          <table:table-cell table:style-name="TableCell220201">
            <text:p text:style-name="P804"><text:span text:style-name="T1100">No</text:span><text:span text:style-name="T1101"/></text:p>
          </table:table-cell>
        </table:table-row>
      </table:table>
      <text:p text:style-name="P806"><text:span text:style-name="T1101"/></text:p>
      <text:p text:style-name="P807"><text:span text:style-name="T1102">n=int(input())</text:span></text:p>
      <text:p text:style-name="P808"><text:span text:style-name="T1102">def check(n):</text:span></text:p>
      <text:p text:style-name="P809"><text:span text:style-name="T1102">cnt = len(str(n))</text:span><text:span text:style-name="T1103"><text:s/></text:span><text:span text:style-name="T1104">s = 0</text:span></text:p>
      <text:p text:style-name="P810"><text:span text:style-name="T1104">x=n</text:span></text:p>
      <text:p text:style-name="P811"><text:span text:style-name="T1104">while(x != 0):</text:span><text:span text:style-name="T1105"><text:s/></text:span><text:span text:style-name="T1106">r = x%10</text:span></text:p>
      <text:p text:style-name="P812"><text:span text:style-name="T1106">s = (int(s+(r**cnt)))</text:span><text:span text:style-name="T1107"><text:s/></text:span><text:span text:style-name="T1108">cnt -= 1</text:span></text:p>
      <text:p text:style-name="P813"><text:span text:style-name="T1108">x = x//10</text:span><text:span text:style-name="T1109"><text:s/></text:span><text:span text:style-name="T1110">if s == n:</text:span></text:p>
      <text:p text:style-name="P814"><text:span text:style-name="T1110">return 1</text:span></text:p>
      <text:p text:style-name="P815"><text:span text:style-name="T1110">else:</text:span></text:p>
      <text:p text:style-name="P816"><text:span text:style-name="T1110">return 0</text:span></text:p>
      <text:p text:style-name="P817"><text:span text:style-name="T1110">if(check(n) == 1):</text:span></text:p>
      <text:p text:style-name="P818"><text:span text:style-name="T1110">print("Yes")</text:span><text:span text:style-name="T1111"><text:s/></text:span><text:span text:style-name="T1112">else:</text:span></text:p>
      <text:p text:style-name="P819"><text:span text:style-name="T1112">print("No")</text:span></text:p>
      <text:p text:style-name="P820"><text:span text:style-name="T1113"/></text:p>
      <text:p text:style-name="P820"><text:span text:style-name="T1113"/></text:p>
      <text:p text:style-name="P821"><text:span text:style-name="T1113"/></text:p>
      <text:p text:style-name="P821"><text:span text:style-name="T1114">rogram</text:span><text:span text:style-name="T1115"> to print number is Disarium or not.</text:span></text:p>
      <text:p text:style-name="P821"><text:span text:style-name="T1116"/></text:p>
      <text:p text:style-name="P822"><text:span text:style-name="T1116"/></text:p>
      <text:p text:style-name="P823"><text:span text:style-name="T1117"><text:s/></text:span></text:p>
      <text:p text:style-name="P823"><text:span text:style-name="T1118"/></text:p>
      <text:p text:style-name="P824"><text:span text:style-name="T1118"/></text:p>
      <text:p text:style-name="P825"><text:span text:style-name="T1119"><text:s/></text:span></text:p>
      <text:p text:style-name="P825"><text:span text:style-name="T1120"/></text:p>
      <text:p text:style-name="P826"><text:span text:style-name="T1121">Ex. No. <text:tab/>: <text:tab/>4.7 <text:tab/><text:tab/><text:tab/><text:tab/>Date:</text:span></text:p>
      <text:p text:style-name="P826"><text:span text:style-name="T1121">Register No.: <text:tab/><text:tab/><text:tab/><text:tab/><text:tab/>Name:</text:span></text:p>
      <text:p text:style-name="P826"><text:span text:style-name="T1122"/></text:p>
      <text:p text:style-name="P827"><text:span text:style-name="T1123">Sum of Series</text:span></text:p>
      <text:p text:style-name="P828"><text:span text:style-name="T1124">Write a program to find the sum of the series 1 +11 + 111 + 1111 + . . . + n terms (n will be given as input from the user and sum will be the output)</text:span></text:p>
      <text:p text:style-name="P829"><text:span text:style-name="T1124">Sample Test Cases</text:span></text:p>
      <text:p text:style-name="P829"><text:span text:style-name="T1124">Test Case 1      </text:span></text:p>
      <text:p text:style-name="P829"><text:span text:style-name="T1124">Input</text:span></text:p>
      <text:p text:style-name="P829"><text:span text:style-name="T1124">4          </text:span></text:p>
      <text:p text:style-name="P829"><text:span text:style-name="T1124">Output</text:span></text:p>
      <text:p text:style-name="P829"><text:span text:style-name="T1124">1234 </text:span></text:p>
      <text:p text:style-name="P829"><text:span text:style-name="T1124">Explanation:</text:span></text:p>
      <text:p text:style-name="P830"><text:span text:style-name="T1125">as input is 4, have to take 4 terms. </text:span></text:p>
      <text:p text:style-name="P830"><text:span text:style-name="T1125">1 + 11 + 111 + 1111</text:span></text:p>
      <text:p text:style-name="P831"><text:span text:style-name="T1126"><text:line-break/></text:span></text:p>
      <text:p text:style-name="P832"><text:span text:style-name="T1126">Test Case 2</text:span></text:p>
      <text:p text:style-name="P832"><text:span text:style-name="T1126">Input </text:span></text:p>
      <text:p text:style-name="P832"><text:span text:style-name="T1126">6</text:span></text:p>
      <text:p text:style-name="P832"><text:span text:style-name="T1126">Output </text:span></text:p>
      <text:p text:style-name="P832"><text:span text:style-name="T1126">123456</text:span></text:p>
      <text:p text:style-name="P832"><text:span text:style-name="T1127">For example:</text:span></text:p>
      <table:table table:style-name="Table23">
        <table:table-column table:style-name="TableColumn2300"/>
        <table:table-column table:style-name="TableColumn2301"/>
        <table:table-row table:style-name="TableRow2300">
          <table:table-cell table:style-name="TableCell230000">
            <text:p text:style-name="P834"><text:span text:style-name="T1129">Input</text:span><text:span text:style-name="T1130"/></text:p>
          </table:table-cell>
          <table:table-cell table:style-name="TableCell230001">
            <text:p text:style-name="P834"><text:span text:style-name="T1131">Result</text:span><text:span text:style-name="T1132"/></text:p>
          </table:table-cell>
        </table:table-row>
        <table:table-row table:style-name="TableRow2301">
          <table:table-cell table:style-name="TableCell230100">
            <text:p text:style-name="P837"><text:span text:style-name="T1133">3</text:span><text:span text:style-name="T1134"/></text:p>
          </table:table-cell>
          <table:table-cell table:style-name="TableCell230101">
            <text:p text:style-name="P837"><text:span text:style-name="T1135">123</text:span><text:span text:style-name="T1136"/></text:p>
          </table:table-cell>
        </table:table-row>
      </table:table>
      <text:p text:style-name="P839"><text:span text:style-name="T1136"/></text:p>
      <text:p text:style-name="P840"><text:span text:style-name="T1136"/></text:p>
      <text:p text:style-name="P841"><text:span text:style-name="T1137">n=int(input())</text:span></text:p>
      <text:p text:style-name="P842"><text:span text:style-name="T1137">temp=0</text:span></text:p>
      <text:p text:style-name="P843"><text:span text:style-name="T1137">for i in range(n):</text:span><text:span text:style-name="T1138"><text:s/></text:span><text:span text:style-name="T1139">temp=temp*10+(i+1)</text:span></text:p>
      <text:p text:style-name="P844"><text:span text:style-name="T1139">print(temp)</text:span></text:p>
      <text:p text:style-name="P845"><text:span text:style-name="T1140"/></text:p>
      <text:p text:style-name="P845"><text:span text:style-name="T1141"><text:s/></text:span></text:p>
      <text:p text:style-name="P845"><text:span text:style-name="T1142"/></text:p>
      <text:p text:style-name="P846"><text:span text:style-name="T1142"/></text:p>
      <text:p text:style-name="P847"><text:span text:style-name="T1143"><text:s/></text:span></text:p>
      <text:p text:style-name="P847"><text:span text:style-name="T1144"/></text:p>
      <text:p text:style-name="P848"><text:span text:style-name="T1145">Ex. No. <text:tab/>: <text:tab/>4.8 <text:tab/><text:tab/><text:tab/><text:tab/>Date:</text:span></text:p>
      <text:p text:style-name="P848"><text:span text:style-name="T1145">Register No.: <text:tab/><text:tab/><text:tab/><text:tab/><text:tab/>Name:</text:span></text:p>
      <text:p text:style-name="P848"><text:span text:style-name="T1146"/></text:p>
      <text:p text:style-name="P849"><text:span text:style-name="T1147">Unique Digit Count</text:span></text:p>
      <text:p text:style-name="P850"><text:span text:style-name="T1148">Write a program to find the count of unique digits in a given number N. The number will be passed to the program as an input of type int.</text:span></text:p>
      <text:p text:style-name="P850"><text:span text:style-name="T1148">Assumption: The input number will be a positive integer number &gt;= 1 and &lt;= 25000.</text:span></text:p>
      <text:p text:style-name="P850"><text:span text:style-name="T1148">For e.g.</text:span></text:p>
      <text:p text:style-name="P850"><text:span text:style-name="T1148">If the given number is 292, the program should return 2 because there are only 2 unique digits '2' and '9' in this number</text:span></text:p>
      <text:p text:style-name="P850"><text:span text:style-name="T1148">If the given number is 1015, the program should return 3 because there are 3 unique digits in this number, '1', '0', and '5'.</text:span></text:p>
      <text:p text:style-name="P851"><text:span text:style-name="T1149">For example:</text:span></text:p>
      <table:table table:style-name="Table24">
        <table:table-column table:style-name="TableColumn2400"/>
        <table:table-column table:style-name="TableColumn2401"/>
        <table:table-row table:style-name="TableRow2400">
          <table:table-cell table:style-name="TableCell240000">
            <text:p text:style-name="P853"><text:span text:style-name="T1151">Input</text:span><text:span text:style-name="T1152"/></text:p>
          </table:table-cell>
          <table:table-cell table:style-name="TableCell240001">
            <text:p text:style-name="P853"><text:span text:style-name="T1153">Result</text:span><text:span text:style-name="T1154"/></text:p>
          </table:table-cell>
        </table:table-row>
        <table:table-row table:style-name="TableRow2401">
          <table:table-cell table:style-name="TableCell240100">
            <text:p text:style-name="P856"><text:span text:style-name="T1155">292</text:span><text:span text:style-name="T1156"/></text:p>
          </table:table-cell>
          <table:table-cell table:style-name="TableCell240101">
            <text:p text:style-name="P856"><text:span text:style-name="T1157">2</text:span><text:span text:style-name="T1158"/></text:p>
          </table:table-cell>
        </table:table-row>
        <table:table-row table:style-name="TableRow2402">
          <table:table-cell table:style-name="TableCell240200">
            <text:p text:style-name="P859"><text:span text:style-name="T1159">1015</text:span><text:span text:style-name="T1160"/></text:p>
          </table:table-cell>
          <table:table-cell table:style-name="TableCell240201">
            <text:p text:style-name="P859"><text:span text:style-name="T1161">3</text:span><text:span text:style-name="T1162"/></text:p>
          </table:table-cell>
        </table:table-row>
      </table:table>
      <text:p text:style-name="P861"><text:span text:style-name="T1163"><text:s/></text:span></text:p>
      <text:p text:style-name="P861"><text:span text:style-name="T1164">a=int(input())</text:span><text:span text:style-name="T1165"><text:s/></text:span><text:span text:style-name="T1166">n=str(a)</text:span></text:p>
      <text:p text:style-name="P862"><text:span text:style-name="T1166">l=len(str(n))</text:span><text:span text:style-name="T1167"><text:s/></text:span><text:span text:style-name="T1168">count=0</text:span><text:span text:style-name="T1169"><text:s/></text:span><text:span text:style-name="T1170">s=set()</text:span></text:p>
      <text:p text:style-name="P863"><text:span text:style-name="T1170">for i in range(0,l):</text:span><text:span text:style-name="T1171"><text:s/></text:span><text:span text:style-name="T1172">if(n[i] not in s):</text:span></text:p>
      <text:p text:style-name="P864"><text:span text:style-name="T1172">count+=1</text:span><text:span text:style-name="T1173"><text:s/></text:span><text:span text:style-name="T1174">s.add(n[i])</text:span></text:p>
      <text:p text:style-name="P865"><text:span text:style-name="T1174">print(count)</text:span></text:p>
      <text:p text:style-name="P866"><text:span text:style-name="T1175"/></text:p>
      <text:p text:style-name="P867"><text:span text:style-name="T1175"/></text:p>
      <text:p text:style-name="P868"><text:span text:style-name="T1176"><text:s/></text:span></text:p>
      <text:p text:style-name="P868"><text:span text:style-name="T1177"/></text:p>
      <text:p text:style-name="P869"><text:span text:style-name="T1178">Ex. No. <text:tab/>: <text:tab/>4.9 <text:tab/><text:tab/><text:tab/><text:tab/>Date:</text:span></text:p>
      <text:p text:style-name="P869"><text:span text:style-name="T1178">Register No.: <text:tab/><text:tab/><text:tab/><text:tab/><text:tab/>Name:</text:span></text:p>
      <text:p text:style-name="P869"><text:span text:style-name="T1179"/></text:p>
      <text:p text:style-name="P870"><text:span text:style-name="T1180">Product of single digit</text:span></text:p>
      <text:p text:style-name="P871"><text:span text:style-name="T1181">Given a positive integer N, check whether it can be represented as a product of single digit numbers.</text:span></text:p>
      <text:p text:style-name="P872"><text:span text:style-name="T1181">Input Format:</text:span><text:span text:style-name="T1182"><text:s/></text:span><text:span text:style-name="T1183">Single Integer input.</text:span><text:span text:style-name="T1184"><text:s/></text:span><text:span text:style-name="T1185">Output Format:</text:span></text:p>
      <text:p text:style-name="P873"><text:span text:style-name="T1185">Output displays Yes if condition satisfies else prints No.</text:span></text:p>
      <text:p text:style-name="P874"><text:span text:style-name="T1185">Example Input:</text:span></text:p>
      <text:p text:style-name="P875"><text:span text:style-name="T1185">14</text:span></text:p>
      <text:p text:style-name="P876"><text:span text:style-name="T1185">Output:</text:span><text:span text:style-name="T1186"><text:s/></text:span><text:span text:style-name="T1187">Yes</text:span></text:p>
      <text:p text:style-name="P877"><text:span text:style-name="T1187">Example Input:</text:span><text:span text:style-name="T1188"><text:s/></text:span><text:span text:style-name="T1189">13</text:span></text:p>
      <text:p text:style-name="P878"><text:span text:style-name="T1189">Output:</text:span></text:p>
      <text:p text:style-name="P879"><text:span text:style-name="T1189">No</text:span></text:p>
      <text:p text:style-name="P880"><text:span text:style-name="T1190"/></text:p>
      <text:p text:style-name="P881"><text:span text:style-name="T1191">n=int(input())</text:span><text:span text:style-name="T1192"><text:s/></text:span><text:span text:style-name="T1193">l=[2,3,4,5,6,7,8,9]</text:span></text:p>
      <text:p text:style-name="P882"><text:span text:style-name="T1193">x=False</text:span><text:span text:style-name="T1194"><text:s/></text:span><text:span text:style-name="T1195">for i in l:</text:span></text:p>
      <text:p text:style-name="P883"><text:span text:style-name="T1195">if n%i==0:</text:span><text:span text:style-name="T1196"><text:s/></text:span><text:span text:style-name="T1197">x=True</text:span><text:span text:style-name="T1198"><text:s/></text:span><text:span text:style-name="T1199">break</text:span></text:p>
      <text:p text:style-name="P884"><text:span text:style-name="T1199">if x:</text:span></text:p>
      <text:p text:style-name="P885"><text:span text:style-name="T1199">print("Yes")</text:span><text:span text:style-name="T1200"><text:s/></text:span><text:span text:style-name="T1201">else:</text:span></text:p>
      <text:p text:style-name="P886"><text:span text:style-name="T1201">print("No")</text:span></text:p>
      <text:p text:style-name="P887"><text:span text:style-name="T1202"/></text:p>
      <text:p text:style-name="P887"><text:span text:style-name="T1202"/></text:p>
      <text:p text:style-name="P888"><text:span text:style-name="T1203"><text:s/></text:span></text:p>
      <text:p text:style-name="P888"><text:span text:style-name="T1204"/></text:p>
      <text:p text:style-name="P889"><text:span text:style-name="T1204"/></text:p>
      <text:p text:style-name="P890"><text:span text:style-name="T1205"><text:s/></text:span></text:p>
      <text:p text:style-name="P890"><text:span text:style-name="T1206"/></text:p>
      <text:p text:style-name="P891"><text:span text:style-name="T1207">Ex. No. <text:tab/>: <text:tab/>4.10 <text:tab/><text:tab/><text:tab/><text:tab/>Date:</text:span></text:p>
      <text:p text:style-name="P891"><text:span text:style-name="T1207">Register No.: <text:tab/><text:tab/><text:tab/><text:tab/><text:tab/>Name:</text:span></text:p>
      <text:p text:style-name="P891"><text:span text:style-name="T1208"/></text:p>
      <text:p text:style-name="P892"><text:span text:style-name="T1209">Perfect Square After adding One</text:span></text:p>
      <text:p text:style-name="P893"><text:span text:style-name="T1210">Given an integer N, check whether N the given number can be made a perfect square after adding 1 to it.</text:span></text:p>
      <text:p text:style-name="P894"><text:span text:style-name="T1210">Input Format:</text:span></text:p>
      <text:p text:style-name="P894"><text:span text:style-name="T1210">Single integer input.</text:span></text:p>
      <text:p text:style-name="P894"><text:span text:style-name="T1210">Output Format:</text:span></text:p>
      <text:p text:style-name="P894"><text:span text:style-name="T1210">Yes or No.</text:span></text:p>
      <text:p text:style-name="P894"><text:span text:style-name="T1210">Example Input:</text:span></text:p>
      <text:p text:style-name="P894"><text:span text:style-name="T1210">24</text:span></text:p>
      <text:p text:style-name="P894"><text:span text:style-name="T1210">Output:</text:span></text:p>
      <text:p text:style-name="P894"><text:span text:style-name="T1210">Yes</text:span></text:p>
      <text:p text:style-name="P894"><text:span text:style-name="T1210">Example Input:</text:span></text:p>
      <text:p text:style-name="P894"><text:span text:style-name="T1210">26</text:span></text:p>
      <text:p text:style-name="P894"><text:span text:style-name="T1210">Output:</text:span></text:p>
      <text:p text:style-name="P894"><text:span text:style-name="T1210">No</text:span></text:p>
      <text:p text:style-name="P894"><text:span text:style-name="T1211">For example:</text:span></text:p>
      <table:table table:style-name="Table25">
        <table:table-column table:style-name="TableColumn2500"/>
        <table:table-column table:style-name="TableColumn2501"/>
        <table:table-row table:style-name="TableRow2500">
          <table:table-cell table:style-name="TableCell250000">
            <text:p text:style-name="P896"><text:span text:style-name="T1213">Input</text:span><text:span text:style-name="T1214"/></text:p>
          </table:table-cell>
          <table:table-cell table:style-name="TableCell250001">
            <text:p text:style-name="P896"><text:span text:style-name="T1215">Result</text:span><text:span text:style-name="T1216"/></text:p>
          </table:table-cell>
        </table:table-row>
        <table:table-row table:style-name="TableRow2501">
          <table:table-cell table:style-name="TableCell250100">
            <text:p text:style-name="P899"><text:span text:style-name="T1217">24</text:span><text:span text:style-name="T1218"/></text:p>
          </table:table-cell>
          <table:table-cell table:style-name="TableCell250101">
            <text:p text:style-name="P899"><text:span text:style-name="T1219">Yes</text:span><text:span text:style-name="T1220"/></text:p>
          </table:table-cell>
        </table:table-row>
      </table:table>
      <text:p text:style-name="P901"><text:span text:style-name="T1220"/></text:p>
      <text:p text:style-name="P902"><text:span text:style-name="T1221"><text:s/></text:span></text:p>
      <text:p text:style-name="P902"><text:span text:style-name="T1222"/></text:p>
      <text:p text:style-name="P903"><text:span text:style-name="T1223">n=int(input())</text:span><text:span text:style-name="T1224"><text:s/></text:span><text:span text:style-name="T1225">k=(n+1)//2</text:span><text:span text:style-name="T1226"><text:s/></text:span><text:span text:style-name="T1227">count=0</text:span></text:p>
      <text:p text:style-name="P904"><text:span text:style-name="T1227">for i in range(0,k+1):</text:span><text:span text:style-name="T1228"><text:s/></text:span><text:span text:style-name="T1229">if(i*i==n+1):</text:span></text:p>
      <text:p text:style-name="P905"><text:span text:style-name="T1229">count+=1</text:span><text:span text:style-name="T1230"><text:s/></text:span><text:span text:style-name="T1231">break</text:span></text:p>
      <text:p text:style-name="P906"><text:span text:style-name="T1232"/></text:p>
      <text:p text:style-name="P907"><text:span text:style-name="T1233">if(count==0):</text:span><text:span text:style-name="T1234"><text:s/></text:span><text:span text:style-name="T1235">print("No")</text:span></text:p>
      <text:p text:style-name="P908"><text:span text:style-name="T1235">else:</text:span></text:p>
      <text:p text:style-name="P909"><text:span text:style-name="T1235">print("Yes")</text:span></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0"><text:span text:style-name="T1236"/></text:p>
      <text:p text:style-name="P911"><text:span text:style-name="T1237"><text:s/></text:span></text:p>
      <text:p text:style-name="P911"><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2"><text:span text:style-name="T1238"/></text:p>
      <text:p text:style-name="P913"><text:a xlink:href="https://www.rajalakshmicolleges.net/moodle/course/view.php?id=84"><text:span text:style-name="T1240">05</text:span></text:a><text:span text:style-name="T1241"><text:s/></text:span><text:a xlink:href="https://www.rajalakshmicolleges.net/moodle/course/view.php?id=84"><text:span text:style-name="T1243">HYPERLINK "https://www.rajalakshmicolleges.net/moodle/course/view.php?id=84"</text:span></text:a><text:span text:style-name="T1244"><text:s text:c="2"/></text:span><text:a xlink:href="https://www.rajalakshmicolleges.net/moodle/course/view.php?id=84"><text:span text:style-name="T1246">HYPERLINK "https://www.rajalakshmicolleges.net/moodle/course/view.php?id=84"</text:span><text:span text:style-name="T1247"><text:s/>HYPERLINK "https://www.rajalakshmicolleges.net/moodle/course/view.php?id=84"</text:span><text:span text:style-name="T1248">-</text:span></text:a><text:span text:style-name="T1249"><text:s/></text:span><text:a xlink:href="https://www.rajalakshmicolleges.net/moodle/course/view.php?id=84"><text:span text:style-name="T1251">HYPERLINK "https://www.rajalakshmicolleges.net/moodle/course/view.php?id=84"</text:span></text:a><text:span text:style-name="T1252"><text:s text:c="2"/></text:span><text:a xlink:href="https://www.rajalakshmicolleges.net/moodle/course/view.php?id=84"><text:span text:style-name="T1254">HYPERLINK "https://www.rajalakshmicolleges.net/moodle/course/view.php?id=84"</text:span><text:span text:style-name="T1255"><text:s/>HYPERLINK "https://www.rajalakshmicolleges.net/moodle/course/view.php?id=84"</text:span><text:span text:style-name="T1256">List in Python</text:span></text:a><text:span text:style-name="T1257"/></text:p>
      <text:p text:style-name="P914"><text:span text:style-name="T1258"><text:s/></text:span></text:p>
      <text:p text:style-name="P914"><text:span text:style-name="T1259"><text:s/></text:span></text:p>
      <text:p text:style-name="P914"><text:span text:style-name="T1260"/></text:p>
      <text:p text:style-name="P915"><text:span text:style-name="T1261">Ex. No. <text:tab/>: <text:tab/>5.2 <text:tab/><text:tab/><text:tab/><text:tab/>Date:</text:span></text:p>
      <text:p text:style-name="P915"><text:span text:style-name="T1261">Register No.: <text:tab/><text:tab/><text:tab/><text:tab/><text:tab/>Name:</text:span></text:p>
      <text:p text:style-name="P915"><text:span text:style-name="T1262"/></text:p>
      <text:p text:style-name="P916"><text:span text:style-name="T1263">Check pair with difference k</text:span></text:p>
      <text:p text:style-name="P917"><text:span text:style-name="T1264">Given an array A of sorted integers and another non negative integer k, find if there exists 2 indices i and j such that A[i] - A[j] = k, i != j.</text:span></text:p>
      <text:p text:style-name="P918"><text:span text:style-name="T1264">Input Format</text:span></text:p>
      <text:p text:style-name="P918"><text:span text:style-name="T1264">1.      First line is number of test cases T. Following T lines contain:</text:span></text:p>
      <text:p text:style-name="P918"><text:span text:style-name="T1264">2.      N, followed by N integers of the array</text:span></text:p>
      <text:p text:style-name="P918"><text:span text:style-name="T1264">3.      The non-negative integer k</text:span></text:p>
      <text:p text:style-name="P918"><text:span text:style-name="T1264">Output format</text:span></text:p>
      <text:p text:style-name="P918"><text:span text:style-name="T1264">Print 1 if such a pair exists and 0 if it doesn’t.</text:span></text:p>
      <text:p text:style-name="P919"><text:span text:style-name="T1264">Sample Case 0</text:span></text:p>
      <text:p text:style-name="P919"><text:span text:style-name="T1264">Sample Input 0</text:span></text:p>
      <text:p text:style-name="P919"><text:span text:style-name="T1264">4</text:span></text:p>
      <text:p text:style-name="P919"><text:span text:style-name="T1264">1</text:span></text:p>
      <text:p text:style-name="P919"><text:span text:style-name="T1264">2</text:span></text:p>
      <text:p text:style-name="P919"><text:span text:style-name="T1264">3</text:span></text:p>
      <text:p text:style-name="P919"><text:span text:style-name="T1264">3</text:span></text:p>
      <text:p text:style-name="P919"><text:span text:style-name="T1264">Sample Output 0</text:span></text:p>
      <text:p text:style-name="P919"><text:span text:style-name="T1264">2</text:span></text:p>
      <text:p text:style-name="P919"><text:span text:style-name="T1264"> </text:span></text:p>
      <text:p text:style-name="P919"><text:span text:style-name="T1264">Explanation 0</text:span></text:p>
      <text:p text:style-name="P919"><text:span text:style-name="T1264">·         The sum of the first two elements, 1+2=3. The value of the last element is 3.</text:span></text:p>
      <text:p text:style-name="P919"><text:span text:style-name="T1264">·         Using zero based indexing, arr[2]=3 is the pivot between the two subarrays.</text:span></text:p>
      <text:p text:style-name="P919"><text:span text:style-name="T1264">·         The index of the pivot is 2.</text:span></text:p>
      <text:p text:style-name="P919"><text:span text:style-name="T1264"> </text:span></text:p>
      <text:p text:style-name="P919"><text:span text:style-name="T1264">Sample Case 1</text:span></text:p>
      <text:p text:style-name="P919"><text:span text:style-name="T1264">Sample Input 1</text:span></text:p>
      <text:p text:style-name="P919"><text:span text:style-name="T1264">3</text:span></text:p>
      <text:p text:style-name="P919"><text:span text:style-name="T1264">1</text:span></text:p>
      <text:p text:style-name="P919"><text:span text:style-name="T1264">2</text:span></text:p>
      <text:p text:style-name="P919"><text:span text:style-name="T1264">1</text:span></text:p>
      <text:p text:style-name="P919"><text:span text:style-name="T1264">Sample Output 1</text:span></text:p>
      <text:p text:style-name="P919"><text:span text:style-name="T1264">1</text:span></text:p>
      <text:p text:style-name="P919"><text:span text:style-name="T1264">Explanation 1</text:span></text:p>
      <text:p text:style-name="P919"><text:span text:style-name="T1264">·         The first and last elements are equal to 1.</text:span></text:p>
      <text:p text:style-name="P919"><text:span text:style-name="T1264">·         Using zero based indexing, arr[1]=2 is the pivot between the two subarrays.</text:span></text:p>
      <text:p text:style-name="P919"><text:span text:style-name="T1264">·         The index of the pivot is 1.</text:span></text:p>
      <text:p text:style-name="P919"><text:span text:style-name="T1264"><text:line-break/></text:span></text:p>
      <text:p text:style-name="P919"><text:span text:style-name="T1265">For example:</text:span></text:p>
      <table:table table:style-name="Table26">
        <table:table-column table:style-name="TableColumn2600"/>
        <table:table-column table:style-name="TableColumn2601"/>
        <table:table-row table:style-name="TableRow2600">
          <table:table-cell table:style-name="TableCell260000">
            <text:p text:style-name="P921"><text:span text:style-name="T1267">Input</text:span><text:span text:style-name="T1268"/></text:p>
          </table:table-cell>
          <table:table-cell table:style-name="TableCell260001">
            <text:p text:style-name="P921"><text:span text:style-name="T1269">Result</text:span><text:span text:style-name="T1270"/></text:p>
          </table:table-cell>
        </table:table-row>
        <table:table-row table:style-name="TableRow2601">
          <table:table-cell table:style-name="TableCell260100">
            <text:p text:style-name="P924"><text:span text:style-name="T1271">4</text:span></text:p>
            <text:p text:style-name="P924"><text:span text:style-name="T1271">1</text:span></text:p>
            <text:p text:style-name="P924"><text:span text:style-name="T1271">2</text:span></text:p>
            <text:p text:style-name="P924"><text:span text:style-name="T1271">3</text:span></text:p>
            <text:p text:style-name="P924"><text:span text:style-name="T1271">3</text:span></text:p>
            <text:p text:style-name="P925"><text:span text:style-name="T1272"/></text:p>
          </table:table-cell>
          <table:table-cell table:style-name="TableCell260101">
            <text:p text:style-name="P926"><text:span text:style-name="T1273">2</text:span><text:span text:style-name="T1274"/></text:p>
          </table:table-cell>
        </table:table-row>
        <table:table-row table:style-name="TableRow2602">
          <table:table-cell table:style-name="TableCell260200">
            <text:p text:style-name="P929"><text:span text:style-name="T1275">3</text:span></text:p>
            <text:p text:style-name="P929"><text:span text:style-name="T1275">1</text:span></text:p>
            <text:p text:style-name="P929"><text:span text:style-name="T1275">2</text:span></text:p>
            <text:p text:style-name="P929"><text:span text:style-name="T1275">1</text:span><text:span text:style-name="T1276"/></text:p>
          </table:table-cell>
          <table:table-cell table:style-name="TableCell260201">
            <text:p text:style-name="P929"><text:span text:style-name="T1277">1</text:span><text:span text:style-name="T1278"/></text:p>
          </table:table-cell>
        </table:table-row>
      </table:table>
      <text:p text:style-name="P931"><text:span text:style-name="T1279">Ex. No. <text:tab/>: <text:tab/>5.1 <text:tab/><text:tab/><text:tab/><text:tab/>Date:</text:span></text:p>
      <text:p text:style-name="P931"><text:span text:style-name="T1279">Register No.: <text:tab/><text:tab/><text:tab/><text:tab/><text:tab/>Name:</text:span></text:p>
      <text:p text:style-name="P931"><text:span text:style-name="T1280"/></text:p>
      <text:p text:style-name="P932"><text:span text:style-name="T1281">Balanced Array</text:span></text:p>
      <text:p text:style-name="P933"><text:span text:style-name="T1282">Given an array of numbers, find the index of the smallest array element (the pivot), for which the sums of all elements to the left and to the right are equal. The array may not be reordered.</text:span></text:p>
      <text:p text:style-name="P934"><text:span text:style-name="T1282">Example</text:span></text:p>
      <text:p text:style-name="P934"><text:span text:style-name="T1282">arr=[1,2,3,4,6]</text:span></text:p>
      <text:p text:style-name="P934"><text:span text:style-name="T1282">·         the sum of the first three elements, 1+2+3=6. The value of the last element is 6.</text:span></text:p>
      <text:p text:style-name="P934"><text:span text:style-name="T1282">·         Using zero based indexing, arr[3]=4 is the pivot between the two subarrays.</text:span></text:p>
      <text:p text:style-name="P934"><text:span text:style-name="T1282">·         The index of the pivot is 3.</text:span></text:p>
      <text:p text:style-name="P934"><text:span text:style-name="T1282">Constraints</text:span></text:p>
      <text:p text:style-name="P934"><text:span text:style-name="T1282">·         3<text:s/></text:span><text:span text:style-name="T1283">≤</text:span><text:span text:style-name="T1284"><text:s/>n<text:s/></text:span><text:span text:style-name="T1285">≤</text:span><text:span text:style-name="T1286"><text:s/>10</text:span><text:span text:style-name="T1287">5</text:span></text:p>
      <text:p text:style-name="P934"><text:span text:style-name="T1288">·         1<text:s/></text:span><text:span text:style-name="T1289">≤</text:span><text:span text:style-name="T1290"><text:s/>arr[i]<text:s/></text:span><text:span text:style-name="T1291">≤</text:span><text:span text:style-name="T1292"><text:s/>2 × 10</text:span><text:span text:style-name="T1293">4</text:span><text:span text:style-name="T1294">, where 0<text:s/></text:span><text:span text:style-name="T1295">≤</text:span><text:span text:style-name="T1296"><text:s/>i &lt; n</text:span></text:p>
      <text:p text:style-name="P934"><text:span text:style-name="T1297">·         It is guaranteed that a solution always exists.</text:span></text:p>
      <text:p text:style-name="P934"><text:span text:style-name="T1297">The first line contains an integer n, the size of the array arr.</text:span></text:p>
      <text:p text:style-name="P934"><text:span text:style-name="T1297">Each of the next n lines contains an integer, arr[i], where 0<text:s/></text:span><text:span text:style-name="T1298">≤</text:span><text:span text:style-name="T1299"><text:s/>i &lt; n.</text:span></text:p>
      <text:p text:style-name="P934"><text:span text:style-name="T1300"/></text:p>
      <text:p text:style-name="P935"><text:span text:style-name="T1301">Input</text:span></text:p>
      <text:p text:style-name="P935"><text:span text:style-name="T1301">1</text:span></text:p>
      <text:p text:style-name="P935"><text:span text:style-name="T1301">3 </text:span></text:p>
      <text:p text:style-name="P935"><text:span text:style-name="T1301">1 </text:span></text:p>
      <text:p text:style-name="P935"><text:span text:style-name="T1301">3 </text:span></text:p>
      <text:p text:style-name="P935"><text:span text:style-name="T1301">5</text:span></text:p>
      <text:p text:style-name="P935"><text:span text:style-name="T1301">4</text:span></text:p>
      <text:p text:style-name="P935"><text:span text:style-name="T1301">Output:</text:span></text:p>
      <text:p text:style-name="P935"><text:span text:style-name="T1301">1</text:span></text:p>
      <text:p text:style-name="P935"><text:span text:style-name="T1301">Input</text:span></text:p>
      <text:p text:style-name="P935"><text:span text:style-name="T1301">1</text:span></text:p>
      <text:p text:style-name="P935"><text:span text:style-name="T1301">3 </text:span></text:p>
      <text:p text:style-name="P935"><text:span text:style-name="T1301">1 </text:span></text:p>
      <text:p text:style-name="P935"><text:span text:style-name="T1301">3 </text:span></text:p>
      <text:p text:style-name="P935"><text:span text:style-name="T1301">5</text:span></text:p>
      <text:p text:style-name="P935"><text:span text:style-name="T1301">99</text:span></text:p>
      <text:p text:style-name="P935"><text:span text:style-name="T1301">Output</text:span></text:p>
      <text:p text:style-name="P935"><text:span text:style-name="T1301">0</text:span></text:p>
      <text:p text:style-name="P935"><text:span text:style-name="T1301"><text:line-break/></text:span></text:p>
      <text:p text:style-name="P935"><text:span text:style-name="T1302">For example:</text:span></text:p>
      <table:table table:style-name="Table27">
        <table:table-column table:style-name="TableColumn2700"/>
        <table:table-column table:style-name="TableColumn2701"/>
        <table:table-row table:style-name="TableRow2700">
          <table:table-cell table:style-name="TableCell270000">
            <text:p text:style-name="P937"><text:span text:style-name="T1304">Input</text:span><text:span text:style-name="T1305"/></text:p>
          </table:table-cell>
          <table:table-cell table:style-name="TableCell270001">
            <text:p text:style-name="P937"><text:span text:style-name="T1306">Result</text:span><text:span text:style-name="T1307"/></text:p>
          </table:table-cell>
        </table:table-row>
        <table:table-row table:style-name="TableRow2701">
          <table:table-cell table:style-name="TableCell270100">
            <text:p text:style-name="P940"><text:span text:style-name="T1308">1</text:span></text:p>
            <text:p text:style-name="P940"><text:span text:style-name="T1308">3 </text:span></text:p>
            <text:p text:style-name="P940"><text:span text:style-name="T1308">1 </text:span></text:p>
            <text:p text:style-name="P940"><text:span text:style-name="T1308">3 </text:span></text:p>
            <text:p text:style-name="P940"><text:span text:style-name="T1308">5</text:span></text:p>
            <text:p text:style-name="P940"><text:span text:style-name="T1308">4</text:span></text:p>
            <text:p text:style-name="P941"><text:span text:style-name="T1309"/></text:p>
          </table:table-cell>
          <table:table-cell table:style-name="TableCell270101">
            <text:p text:style-name="P942"><text:span text:style-name="T1310">1</text:span><text:span text:style-name="T1311"/></text:p>
          </table:table-cell>
        </table:table-row>
        <table:table-row table:style-name="TableRow2702">
          <table:table-cell table:style-name="TableCell270200">
            <text:p text:style-name="P945"><text:span text:style-name="T1312">1</text:span></text:p>
            <text:p text:style-name="P945"><text:span text:style-name="T1312">3 </text:span></text:p>
            <text:p text:style-name="P945"><text:span text:style-name="T1312">1 </text:span></text:p>
            <text:p text:style-name="P945"><text:span text:style-name="T1312">3 </text:span></text:p>
            <text:p text:style-name="P945"><text:span text:style-name="T1312">5</text:span></text:p>
            <text:p text:style-name="P945"><text:span text:style-name="T1312">99</text:span></text:p>
            <text:p text:style-name="P946"><text:span text:style-name="T1313"/></text:p>
          </table:table-cell>
          <table:table-cell table:style-name="TableCell270201">
            <text:p text:style-name="P947"><text:span text:style-name="T1314">0</text:span><text:span text:style-name="T1315"/></text:p>
          </table:table-cell>
        </table:table-row>
      </table:table>
      <text:p text:style-name="P949"><text:span text:style-name="T1315"/></text:p>
      <text:p text:style-name="P950"><text:span text:style-name="T1316">n=int(input()) for</text:span><text:span text:style-name="T1317"><text:s/></text:span><text:span text:style-name="T1318">i in range (n):</text:span></text:p>
      <text:p text:style-name="P951"><text:span text:style-name="T1318">n1=int(input())</text:span><text:span text:style-name="T1319"><text:s/></text:span><text:span text:style-name="T1320">l=[]</text:span></text:p>
      <text:p text:style-name="P952"><text:span text:style-name="T1320">for i in range (n1):</text:span><text:span text:style-name="T1321"><text:s/></text:span><text:span text:style-name="T1322">b=int(input())</text:span><text:span text:style-name="T1323"><text:s/></text:span><text:span text:style-name="T1324">l.append(b)</text:span></text:p>
      <text:p text:style-name="P953"><text:span text:style-name="T1324">b1=int(input())</text:span><text:span text:style-name="T1325"><text:s/></text:span><text:span text:style-name="T1326">c=0</text:span></text:p>
      <text:p text:style-name="P954"><text:span text:style-name="T1326">for i in range (n1): for</text:span><text:span text:style-name="T1327"><text:s/></text:span><text:span text:style-name="T1328">j in range(i,n1):</text:span></text:p>
      <text:p text:style-name="P955"><text:span text:style-name="T1328">if(abs(l[i]-l[j])==b1):</text:span><text:span text:style-name="T1329"><text:s/></text:span><text:span text:style-name="T1330">c+=1</text:span></text:p>
      <text:p text:style-name="P956"><text:span text:style-name="T1330">break</text:span></text:p>
      <text:p text:style-name="P957"><text:span text:style-name="T1330">if(c&gt;0):</text:span></text:p>
      <text:p text:style-name="P958"><text:span text:style-name="T1330">print(1)</text:span><text:span text:style-name="T1331"><text:s/></text:span><text:span text:style-name="T1332">else:</text:span></text:p>
      <text:p text:style-name="P959"><text:span text:style-name="T1332">print(0)</text:span></text:p>
      <text:p text:style-name="P960"><text:span text:style-name="T1333"/></text:p>
      <text:p text:style-name="P961"><text:span text:style-name="T1333"/></text:p>
      <text:p text:style-name="P962"><text:span text:style-name="T1334"><text:s/></text:span></text:p>
      <text:p text:style-name="P962"><text:span text:style-name="T1335"/></text:p>
      <text:p text:style-name="P962"><text:span text:style-name="T1335"/></text:p>
      <text:p text:style-name="P963"><text:span text:style-name="T1336">Ex. No. <text:tab/>: <text:tab/>5.3 <text:tab/><text:tab/><text:tab/><text:tab/>Date:</text:span></text:p>
      <text:p text:style-name="P963"><text:span text:style-name="T1336">Register No.: <text:tab/><text:tab/><text:tab/><text:tab/><text:tab/>Name:</text:span></text:p>
      <text:p text:style-name="P963"><text:span text:style-name="T1337"/></text:p>
      <text:p text:style-name="P964"><text:span text:style-name="T1338">Count Elements</text:span></text:p>
      <text:p text:style-name="P965"><text:span text:style-name="T1339">Complete the program to count frequency of each element of an array. Frequency of a particular element will be printed once.</text:span></text:p>
      <text:p text:style-name="P966"><text:span text:style-name="T1339">Sample Test Cases</text:span></text:p>
      <text:p text:style-name="P966"><text:span text:style-name="T1339"> Test Case 1</text:span></text:p>
      <text:p text:style-name="P966"><text:span text:style-name="T1339"> Input</text:span></text:p>
      <text:p text:style-name="P966"><text:span text:style-name="T1339"> 7</text:span></text:p>
      <text:p text:style-name="P966"><text:span text:style-name="T1339">23</text:span></text:p>
      <text:p text:style-name="P966"><text:span text:style-name="T1339">45</text:span></text:p>
      <text:p text:style-name="P966"><text:span text:style-name="T1339">23</text:span></text:p>
      <text:p text:style-name="P966"><text:span text:style-name="T1339">56</text:span></text:p>
      <text:p text:style-name="P966"><text:span text:style-name="T1339">45</text:span></text:p>
      <text:p text:style-name="P966"><text:span text:style-name="T1339">23</text:span></text:p>
      <text:p text:style-name="P966"><text:span text:style-name="T1339">40</text:span></text:p>
      <text:p text:style-name="P966"><text:span text:style-name="T1339"> Output</text:span></text:p>
      <text:p text:style-name="P966"><text:span text:style-name="T1339"> 23 occurs 3 times</text:span></text:p>
      <text:p text:style-name="P966"><text:span text:style-name="T1339">45 occurs 2 times</text:span></text:p>
      <text:p text:style-name="P966"><text:span text:style-name="T1339">56 occurs 1 times</text:span></text:p>
      <text:p text:style-name="P967"><text:span text:style-name="T1340">40 occurs 1 times</text:span></text:p>
      <text:p text:style-name="P968"><text:span text:style-name="T1341"><text:s/></text:span></text:p>
      <text:p text:style-name="P968"><text:span text:style-name="T1342">n=int(input())</text:span><text:span text:style-name="T1343"><text:s/></text:span><text:span text:style-name="T1344">l=[]</text:span></text:p>
      <text:p text:style-name="P969"><text:span text:style-name="T1344">l1=[]</text:span></text:p>
      <text:p text:style-name="P970"><text:span text:style-name="T1344">for i in range (n):</text:span><text:span text:style-name="T1345"><text:s/></text:span><text:span text:style-name="T1346">b=int(input())</text:span><text:span text:style-name="T1347"><text:s/></text:span><text:span text:style-name="T1348">l.append(b)</text:span></text:p>
      <text:p text:style-name="P971"><text:span text:style-name="T1348">for i in l:</text:span><text:span text:style-name="T1349"><text:s/></text:span><text:span text:style-name="T1350">count=0</text:span><text:span text:style-name="T1351"><text:s/></text:span><text:span text:style-name="T1352">for j in l:</text:span></text:p>
      <text:p text:style-name="P972"><text:span text:style-name="T1352">if i==j:</text:span></text:p>
      <text:p text:style-name="P973"><text:span text:style-name="T1352">count+=1</text:span><text:span text:style-name="T1353"><text:s/></text:span><text:span text:style-name="T1354">if i not in l1:</text:span></text:p>
      <text:p text:style-name="P974"><text:span text:style-name="T1354">l1.append(i)</text:span></text:p>
      <text:p text:style-name="P975"><text:span text:style-name="T1354">print("%d occurs %d times"%(i,count))</text:span></text:p>
      <text:p text:style-name="P976"><text:span text:style-name="T1355"/></text:p>
      <text:p text:style-name="P976"><text:span text:style-name="T1355"/></text:p>
      <text:p text:style-name="P977"><text:span text:style-name="T1355"/></text:p>
      <text:p text:style-name="P978"><text:span text:style-name="T1355"/></text:p>
      <text:p text:style-name="P979"><text:span text:style-name="T1355"/></text:p>
      <text:p text:style-name="P980"><text:span text:style-name="T1356"><text:s/></text:span></text:p>
      <text:p text:style-name="P980"><text:span text:style-name="T1357"/></text:p>
      <text:p text:style-name="P981"><text:span text:style-name="T1358">Ex. No. <text:tab/>: <text:tab/>5.4 <text:tab/><text:tab/><text:tab/><text:tab/>Date:</text:span></text:p>
      <text:p text:style-name="P981"><text:span text:style-name="T1358">Register No.: <text:tab/><text:tab/><text:tab/><text:tab/><text:tab/>Name:</text:span></text:p>
      <text:p text:style-name="P981"><text:span text:style-name="T1359"/></text:p>
      <text:p text:style-name="P982"><text:span text:style-name="T1360">Distinct Elements in an Array</text:span></text:p>
      <text:p text:style-name="P983"><text:span text:style-name="T1361">Program to print all the distinct elements in an array. Distinct elements are nothing but the unique (non-duplicate) elements present in the given array.</text:span></text:p>
      <text:p text:style-name="P983"><text:span text:style-name="T1361">Input Format:</text:span></text:p>
      <text:p text:style-name="P983"><text:span text:style-name="T1361">First line take an Integer input from stdin which is array length n.</text:span></text:p>
      <text:p text:style-name="P983"><text:span text:style-name="T1361">Second line take n Integers which is inputs of array.</text:span></text:p>
      <text:p text:style-name="P983"><text:span text:style-name="T1361">Output Format:</text:span></text:p>
      <text:p text:style-name="P983"><text:span text:style-name="T1361">Print the Distinct Elements in Array in single line which is space Separated</text:span></text:p>
      <text:p text:style-name="P984"><text:span text:style-name="T1361">Example Input:</text:span></text:p>
      <text:p text:style-name="P984"><text:span text:style-name="T1361">5</text:span></text:p>
      <text:p text:style-name="P984"><text:span text:style-name="T1361">1 </text:span></text:p>
      <text:p text:style-name="P984"><text:span text:style-name="T1361">2 </text:span></text:p>
      <text:p text:style-name="P984"><text:span text:style-name="T1361">2 </text:span></text:p>
      <text:p text:style-name="P984"><text:span text:style-name="T1361">3 </text:span></text:p>
      <text:p text:style-name="P984"><text:span text:style-name="T1361">4</text:span></text:p>
      <text:p text:style-name="P984"><text:span text:style-name="T1361">Output:</text:span></text:p>
      <text:p text:style-name="P984"><text:span text:style-name="T1361">1 2 3 4</text:span></text:p>
      <text:p text:style-name="P984"><text:span text:style-name="T1361">Example Input:</text:span></text:p>
      <text:p text:style-name="P984"><text:span text:style-name="T1361">6</text:span></text:p>
      <text:p text:style-name="P984"><text:span text:style-name="T1361">1 </text:span></text:p>
      <text:p text:style-name="P984"><text:span text:style-name="T1361">1 </text:span></text:p>
      <text:p text:style-name="P984"><text:span text:style-name="T1361">2 </text:span></text:p>
      <text:p text:style-name="P984"><text:span text:style-name="T1361">2 </text:span></text:p>
      <text:p text:style-name="P984"><text:span text:style-name="T1361">3 </text:span></text:p>
      <text:p text:style-name="P984"><text:span text:style-name="T1361">3</text:span></text:p>
      <text:p text:style-name="P984"><text:span text:style-name="T1361">Output:</text:span></text:p>
      <text:p text:style-name="P984"><text:span text:style-name="T1361">1 2 3</text:span></text:p>
      <text:p text:style-name="P984"><text:span text:style-name="T1362"/></text:p>
      <text:p text:style-name="P984"><text:span text:style-name="T1363">For example:</text:span></text:p>
      <text:p text:style-name="P984"><text:span text:style-name="T1363">Input<text:tab/>Result</text:span></text:p>
      <text:p text:style-name="P984"><text:span text:style-name="T1363">5</text:span></text:p>
      <text:p text:style-name="P984"><text:span text:style-name="T1363">1 </text:span></text:p>
      <text:p text:style-name="P984"><text:span text:style-name="T1363">2 </text:span></text:p>
      <text:p text:style-name="P984"><text:span text:style-name="T1363">2 </text:span></text:p>
      <text:p text:style-name="P984"><text:span text:style-name="T1363">3</text:span></text:p>
      <text:p text:style-name="P984"><text:span text:style-name="T1363">4</text:span></text:p>
      <text:p text:style-name="P984"><text:span text:style-name="T1363">1 2 3 4 </text:span></text:p>
      <text:p text:style-name="P984"><text:span text:style-name="T1363">6</text:span></text:p>
      <text:p text:style-name="P984"><text:span text:style-name="T1363">1 </text:span></text:p>
      <text:p text:style-name="P984"><text:span text:style-name="T1363">1 </text:span></text:p>
      <text:p text:style-name="P984"><text:span text:style-name="T1363">2 </text:span></text:p>
      <text:p text:style-name="P984"><text:span text:style-name="T1363">2 </text:span></text:p>
      <text:p text:style-name="P984"><text:span text:style-name="T1363">3 </text:span></text:p>
      <text:p text:style-name="P984"><text:span text:style-name="T1363">3</text:span></text:p>
      <text:p text:style-name="P984"><text:span text:style-name="T1363">1 2 3</text:span></text:p>
      <text:p text:style-name="P985"><text:span text:style-name="T1364"><text:s/></text:span></text:p>
      <text:p text:style-name="P985"><text:span text:style-name="T1365"/></text:p>
      <text:p text:style-name="P986"><text:span text:style-name="T1366">n=int(input())</text:span><text:span text:style-name="T1367"><text:s/></text:span><text:span text:style-name="T1368">s=[]</text:span></text:p>
      <text:p text:style-name="P987"><text:span text:style-name="T1368">for i in range (n):</text:span><text:span text:style-name="T1369"><text:s/></text:span><text:span text:style-name="T1370">b=int(input())</text:span><text:span text:style-name="T1371"><text:s/></text:span><text:span text:style-name="T1372">if(b not in s):</text:span></text:p>
      <text:p text:style-name="P988"><text:span text:style-name="T1372">s.append(b)</text:span><text:span text:style-name="T1373"><text:s/></text:span><text:span text:style-name="T1374">print(b,end=" ")</text:span></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89"><text:span text:style-name="T1375"/></text:p>
      <text:p text:style-name="P990"><text:span text:style-name="T1376"><text:s/></text:span></text:p>
      <text:p text:style-name="P990"><text:span text:style-name="T1377"/></text:p>
      <text:p text:style-name="P990"><text:span text:style-name="T1378"><text:s/></text:span></text:p>
      <text:p text:style-name="P990"><text:span text:style-name="T1379"/></text:p>
      <text:p text:style-name="P991"><text:span text:style-name="T1380">Ex. No. <text:tab/>: <text:tab/>5.5 <text:tab/><text:tab/><text:tab/><text:tab/>Date:</text:span></text:p>
      <text:p text:style-name="P991"><text:span text:style-name="T1380">Register No.: <text:tab/><text:tab/><text:tab/><text:tab/><text:tab/>Name:</text:span></text:p>
      <text:p text:style-name="P991"><text:span text:style-name="T1381"/></text:p>
      <text:p text:style-name="P992"><text:span text:style-name="T1382">Element Insertion</text:span></text:p>
      <text:p text:style-name="P993"><text:span text:style-name="T1383">Consider a program to insert an element / item in the sorted array. Complete the logic by filling up required code in editable section. Consider an array of size 10. The eleventh item is the data is to be inserted.</text:span></text:p>
      <text:p text:style-name="P994"><text:span text:style-name="T1384"/></text:p>
      <text:p text:style-name="P994"><text:span text:style-name="T1385">Sample Test Cases</text:span></text:p>
      <text:p text:style-name="P994"><text:span text:style-name="T1385">Test Case 1</text:span></text:p>
      <text:p text:style-name="P994"><text:span text:style-name="T1385">Input</text:span></text:p>
      <text:p text:style-name="P994"><text:span text:style-name="T1385">1</text:span></text:p>
      <text:p text:style-name="P994"><text:span text:style-name="T1385">3</text:span></text:p>
      <text:p text:style-name="P994"><text:span text:style-name="T1385">4</text:span></text:p>
      <text:p text:style-name="P994"><text:span text:style-name="T1385">5</text:span></text:p>
      <text:p text:style-name="P994"><text:span text:style-name="T1385">6</text:span></text:p>
      <text:p text:style-name="P994"><text:span text:style-name="T1385">7</text:span></text:p>
      <text:p text:style-name="P994"><text:span text:style-name="T1385">8</text:span></text:p>
      <text:p text:style-name="P994"><text:span text:style-name="T1385">9</text:span></text:p>
      <text:p text:style-name="P994"><text:span text:style-name="T1385">10</text:span></text:p>
      <text:p text:style-name="P994"><text:span text:style-name="T1385">11</text:span></text:p>
      <text:p text:style-name="P994"><text:span text:style-name="T1385">2</text:span></text:p>
      <text:p text:style-name="P994"><text:span text:style-name="T1386"/></text:p>
      <text:p text:style-name="P994"><text:span text:style-name="T1387">Output</text:span></text:p>
      <text:p text:style-name="P994"><text:span text:style-name="T1387">ITEM to be inserted:2</text:span></text:p>
      <text:p text:style-name="P994"><text:span text:style-name="T1387">After insertion array is:</text:span></text:p>
      <text:p text:style-name="P994"><text:span text:style-name="T1387">1</text:span></text:p>
      <text:p text:style-name="P994"><text:span text:style-name="T1387">2</text:span></text:p>
      <text:p text:style-name="P994"><text:span text:style-name="T1387">3</text:span></text:p>
      <text:p text:style-name="P994"><text:span text:style-name="T1387">4</text:span></text:p>
      <text:p text:style-name="P994"><text:span text:style-name="T1387">5</text:span></text:p>
      <text:p text:style-name="P994"><text:span text:style-name="T1387">6</text:span></text:p>
      <text:p text:style-name="P994"><text:span text:style-name="T1387">7</text:span></text:p>
      <text:p text:style-name="P994"><text:span text:style-name="T1387">8</text:span></text:p>
      <text:p text:style-name="P994"><text:span text:style-name="T1387">9</text:span></text:p>
      <text:p text:style-name="P994"><text:span text:style-name="T1387">10</text:span></text:p>
      <text:p text:style-name="P994"><text:span text:style-name="T1387">11</text:span></text:p>
      <text:p text:style-name="P994"><text:span text:style-name="T1388"/></text:p>
      <text:p text:style-name="P994"><text:span text:style-name="T1389">Test Case 2</text:span></text:p>
      <text:p text:style-name="P994"><text:span text:style-name="T1389">Input</text:span></text:p>
      <text:p text:style-name="P994"><text:span text:style-name="T1389">11</text:span></text:p>
      <text:p text:style-name="P994"><text:span text:style-name="T1389">22</text:span></text:p>
      <text:p text:style-name="P994"><text:span text:style-name="T1389">33</text:span></text:p>
      <text:p text:style-name="P994"><text:span text:style-name="T1389">55</text:span></text:p>
      <text:p text:style-name="P994"><text:span text:style-name="T1389">66</text:span></text:p>
      <text:p text:style-name="P994"><text:span text:style-name="T1389">77</text:span></text:p>
      <text:p text:style-name="P994"><text:span text:style-name="T1389">88</text:span></text:p>
      <text:p text:style-name="P994"><text:span text:style-name="T1389">99</text:span></text:p>
      <text:p text:style-name="P994"><text:span text:style-name="T1389">110</text:span></text:p>
      <text:p text:style-name="P994"><text:span text:style-name="T1389">120</text:span></text:p>
      <text:p text:style-name="P994"><text:span text:style-name="T1389">44</text:span></text:p>
      <text:p text:style-name="P994"><text:span text:style-name="T1389"><text:s/></text:span></text:p>
      <text:p text:style-name="P994"><text:span text:style-name="T1389">Output</text:span></text:p>
      <text:p text:style-name="P994"><text:span text:style-name="T1389">ITEM to be inserted:44</text:span></text:p>
      <text:p text:style-name="P994"><text:span text:style-name="T1389">After insertion array is:</text:span></text:p>
      <text:p text:style-name="P994"><text:span text:style-name="T1389">11</text:span></text:p>
      <text:p text:style-name="P994"><text:span text:style-name="T1389">22</text:span></text:p>
      <text:p text:style-name="P994"><text:span text:style-name="T1389">33</text:span></text:p>
      <text:p text:style-name="P994"><text:span text:style-name="T1389">44</text:span></text:p>
      <text:p text:style-name="P994"><text:span text:style-name="T1389">55</text:span></text:p>
      <text:p text:style-name="P994"><text:span text:style-name="T1389">66</text:span></text:p>
      <text:p text:style-name="P994"><text:span text:style-name="T1389">77</text:span></text:p>
      <text:p text:style-name="P994"><text:span text:style-name="T1389">88</text:span></text:p>
      <text:p text:style-name="P994"><text:span text:style-name="T1389">99</text:span></text:p>
      <text:p text:style-name="P994"><text:span text:style-name="T1389">110</text:span></text:p>
      <text:p text:style-name="P994"><text:span text:style-name="T1389">120</text:span></text:p>
      <text:p text:style-name="P994"><text:span text:style-name="T1389"><text:s/></text:span></text:p>
      <text:p text:style-name="P994"><text:span text:style-name="T1390"/></text:p>
      <text:p text:style-name="P995"><text:span text:style-name="T1390"/></text:p>
      <text:p text:style-name="P996"><text:span text:style-name="T1391">l=[]</text:span></text:p>
      <text:p text:style-name="P997"><text:span text:style-name="T1391">for i in range(10):</text:span><text:span text:style-name="T1392"><text:s/></text:span><text:span text:style-name="T1393">b=int(input())</text:span><text:span text:style-name="T1394"><text:s/></text:span><text:span text:style-name="T1395">l.append(b)</text:span></text:p>
      <text:p text:style-name="P998"><text:span text:style-name="T1395">n1=int(input())</text:span></text:p>
      <text:p text:style-name="P999"><text:span text:style-name="T1395">print("ITEM to be inserted:%d"%(n1))</text:span></text:p>
      <text:p text:style-name="P1000"><text:span text:style-name="T1395">for i in range(10):</text:span></text:p>
      <text:p text:style-name="P1001"><text:span text:style-name="T1395">if(n1&lt;l[i]):</text:span><text:span text:style-name="T1396"><text:s/></text:span><text:span text:style-name="T1397">l.insert(i,n1)</text:span><text:span text:style-name="T1398"><text:s/></text:span><text:span text:style-name="T1399">break</text:span></text:p>
      <text:p text:style-name="P1002"><text:span text:style-name="T1399">print("After insertion array is:")</text:span><text:span text:style-name="T1400"><text:s/></text:span><text:span text:style-name="T1401">for i in range(11):</text:span></text:p>
      <text:p text:style-name="P1003"><text:span text:style-name="T1401">print(l[i])</text:span></text:p>
      <text:p text:style-name="P1004"><text:span text:style-name="T1402"><text:s/></text:span></text:p>
      <text:p text:style-name="P1004"><text:span text:style-name="T1403"/></text:p>
      <text:p text:style-name="P1004"><text:span text:style-name="T1404"><text:s/></text:span></text:p>
      <text:p text:style-name="P1004"><text:span text:style-name="T1405"/></text:p>
      <text:p text:style-name="P1005"><text:span text:style-name="T1406">Ex. No. <text:tab/>: <text:tab/>5.6 <text:tab/><text:tab/><text:tab/><text:tab/>Date:</text:span></text:p>
      <text:p text:style-name="P1005"><text:span text:style-name="T1406">Register No.: <text:tab/><text:tab/><text:tab/><text:tab/><text:tab/>Name:</text:span></text:p>
      <text:p text:style-name="P1005"><text:span text:style-name="T1407"/></text:p>
      <text:p text:style-name="P1006"><text:span text:style-name="T1408">Find the Factor</text:span></text:p>
      <text:p text:style-name="P1007"><text:span text:style-name="T1409">Determine the factors of a number (i.e., all positive integer values that evenly divide into a number) and then return the p</text:span><text:span text:style-name="T1410">th</text:span><text:span text:style-name="T1411"> element of the </text:span><text:a xlink:href="http://118.185.187.137/moodle/mod/resource/view.php?id=732"><text:span text:style-name="T1413">list</text:span></text:a><text:span text:style-name="T1414">, sorted ascending. If there is no p</text:span><text:span text:style-name="T1415">th</text:span><text:span text:style-name="T1416"> element, return 0.</text:span></text:p>
      <text:p text:style-name="P1007"><text:span text:style-name="T1417">Constraints</text:span></text:p>
      <text:p text:style-name="P1007"><text:span text:style-name="T1418">1<text:s/></text:span><text:span text:style-name="T1419">≤</text:span><text:span text:style-name="T1420"><text:s/>n<text:s/></text:span><text:span text:style-name="T1421">≤</text:span><text:span text:style-name="T1422"><text:s/>10</text:span><text:span text:style-name="T1423">15</text:span></text:p>
      <text:p text:style-name="P1007"><text:span text:style-name="T1424">1<text:s/></text:span><text:span text:style-name="T1425">≤</text:span><text:span text:style-name="T1426"><text:s/>p<text:s/></text:span><text:span text:style-name="T1427">≤</text:span><text:span text:style-name="T1428"><text:s/>10</text:span><text:span text:style-name="T1429">9</text:span></text:p>
      <text:p text:style-name="P1007"><text:span text:style-name="T1430">The first line contains an integer n, the number to factor.</text:span></text:p>
      <text:p text:style-name="P1007"><text:span text:style-name="T1430">The second line contains an integer p, the 1-based index of the factor to return.</text:span></text:p>
      <text:p text:style-name="P1008"><text:span text:style-name="T1431">Sample Case 0</text:span></text:p>
      <text:p text:style-name="P1008"><text:span text:style-name="T1431">Sample Input 0</text:span></text:p>
      <text:p text:style-name="P1008"><text:span text:style-name="T1432">10</text:span></text:p>
      <text:p text:style-name="P1008"><text:span text:style-name="T1432">3</text:span></text:p>
      <text:p text:style-name="P1008"><text:span text:style-name="T1433">Sample Output 0</text:span></text:p>
      <text:p text:style-name="P1008"><text:span text:style-name="T1434">5</text:span></text:p>
      <text:p text:style-name="P1008"><text:span text:style-name="T1435">Explanation 0</text:span></text:p>
      <text:p text:style-name="P1008"><text:span text:style-name="T1436">Factoring n = 10 results in {1, 2, 5, 10}. Return the p = 3</text:span><text:span text:style-name="T1437">rd</text:span><text:span text:style-name="T1438"> factor, 5, as the answer.</text:span></text:p>
      <text:p text:style-name="P1008"><text:span text:style-name="T1439">Sample Case 1</text:span></text:p>
      <text:p text:style-name="P1008"><text:span text:style-name="T1439">Sample Input 1</text:span></text:p>
      <text:p text:style-name="P1008"><text:span text:style-name="T1440">10</text:span></text:p>
      <text:p text:style-name="P1008"><text:span text:style-name="T1440">5</text:span></text:p>
      <text:p text:style-name="P1008"><text:span text:style-name="T1441">Sample Output 1</text:span></text:p>
      <text:p text:style-name="P1008"><text:span text:style-name="T1442">0</text:span></text:p>
      <text:p text:style-name="P1008"><text:span text:style-name="T1443">Explanation 1</text:span></text:p>
      <text:p text:style-name="P1008"><text:span text:style-name="T1444">Factoring n = 10 results in {1, 2, 5, 10}. There are only 4 factors and p = 5, therefore 0 is returned as the answer.</text:span></text:p>
      <text:p text:style-name="P1008"><text:span text:style-name="T1445">Sample Case 2</text:span></text:p>
      <text:p text:style-name="P1008"><text:span text:style-name="T1445">Sample Input 2</text:span></text:p>
      <text:p text:style-name="P1008"><text:span text:style-name="T1446">1</text:span></text:p>
      <text:p text:style-name="P1008"><text:span text:style-name="T1446">1</text:span></text:p>
      <text:p text:style-name="P1008"><text:span text:style-name="T1447">Sample Output 2</text:span></text:p>
      <text:p text:style-name="P1008"><text:span text:style-name="T1448">1</text:span></text:p>
      <text:p text:style-name="P1008"><text:span text:style-name="T1449">Explanation 2</text:span></text:p>
      <text:p text:style-name="P1008"><text:span text:style-name="T1450">Factoring n = 1 results in {1}. The p = 1st factor of 1 is returned as the answer.</text:span></text:p>
      <text:p text:style-name="P1008"><text:span text:style-name="T1450"><text:line-break/></text:span></text:p>
      <text:p text:style-name="P1008"><text:span text:style-name="T1451">For example:</text:span></text:p>
      <table:table table:style-name="Table28">
        <table:table-column table:style-name="TableColumn2800"/>
        <table:table-column table:style-name="TableColumn2801"/>
        <table:table-row table:style-name="TableRow2800">
          <table:table-cell table:style-name="TableCell280000">
            <text:p text:style-name="P1010"><text:span text:style-name="T1453">Input</text:span><text:span text:style-name="T1454"/></text:p>
          </table:table-cell>
          <table:table-cell table:style-name="TableCell280001">
            <text:p text:style-name="P1010"><text:span text:style-name="T1455">Result</text:span><text:span text:style-name="T1456"/></text:p>
          </table:table-cell>
        </table:table-row>
        <table:table-row table:style-name="TableRow2801">
          <table:table-cell table:style-name="TableCell280100">
            <text:p text:style-name="P1013"><text:span text:style-name="T1457">10</text:span></text:p>
            <text:p text:style-name="P1013"><text:span text:style-name="T1457">3</text:span><text:span text:style-name="T1458"/></text:p>
          </table:table-cell>
          <table:table-cell table:style-name="TableCell280101">
            <text:p text:style-name="P1013"><text:span text:style-name="T1459">5</text:span><text:span text:style-name="T1460"/></text:p>
          </table:table-cell>
        </table:table-row>
        <table:table-row table:style-name="TableRow2802">
          <table:table-cell table:style-name="TableCell280200">
            <text:p text:style-name="P1016"><text:span text:style-name="T1461">10</text:span></text:p>
            <text:p text:style-name="P1016"><text:span text:style-name="T1461">5</text:span><text:span text:style-name="T1462"/></text:p>
          </table:table-cell>
          <table:table-cell table:style-name="TableCell280201">
            <text:p text:style-name="P1016"><text:span text:style-name="T1463">0</text:span><text:span text:style-name="T1464"/></text:p>
          </table:table-cell>
        </table:table-row>
        <table:table-row table:style-name="TableRow2803">
          <table:table-cell table:style-name="TableCell280300">
            <text:p text:style-name="P1019"><text:span text:style-name="T1465">1</text:span></text:p>
            <text:p text:style-name="P1019"><text:span text:style-name="T1465">1</text:span><text:span text:style-name="T1466"/></text:p>
          </table:table-cell>
          <table:table-cell table:style-name="TableCell280301">
            <text:p text:style-name="P1019"><text:span text:style-name="T1467">1</text:span><text:span text:style-name="T1468"/></text:p>
          </table:table-cell>
        </table:table-row>
      </table:table>
      <text:p text:style-name="P1021"><text:span text:style-name="T1468"/></text:p>
      <text:p text:style-name="P1022"><text:span text:style-name="T1469"><text:s/></text:span></text:p>
      <text:p text:style-name="P1022"><text:span text:style-name="T1470">n1=int(input())</text:span><text:span text:style-name="T1471"><text:s/></text:span><text:span text:style-name="T1472">n2=int(input())</text:span><text:span text:style-name="T1473"><text:s/></text:span><text:span text:style-name="T1474">l=[]</text:span></text:p>
      <text:p text:style-name="P1023"><text:span text:style-name="T1474">for i in range(1,n1+1):</text:span><text:span text:style-name="T1475"><text:s/></text:span><text:span text:style-name="T1476">if(n1%i==0):</text:span></text:p>
      <text:p text:style-name="P1024"><text:span text:style-name="T1476">l.append(i)</text:span><text:span text:style-name="T1477"><text:s/></text:span><text:span text:style-name="T1478">if(n2&gt;len(l)):</text:span></text:p>
      <text:p text:style-name="P1025"><text:span text:style-name="T1478">print(0)</text:span><text:span text:style-name="T1479"><text:s/></text:span><text:span text:style-name="T1480">else:</text:span></text:p>
      <text:p text:style-name="P1026"><text:span text:style-name="T1480">print(l[n2-1])</text:span></text:p>
      <text:p text:style-name="P1027"><text:span text:style-name="T1481"/></text:p>
      <text:p text:style-name="P1027"><text:span text:style-name="T1481"/></text:p>
      <text:p text:style-name="P1028"><text:span text:style-name="T1481"/></text:p>
      <text:p text:style-name="P1028"><text:span text:style-name="T1482"><text:s/></text:span></text:p>
      <text:p text:style-name="P1028"><text:span text:style-name="T1483"/></text:p>
      <text:p text:style-name="P1029"><text:span text:style-name="T1484">Ex. No. <text:tab/>: <text:tab/>5.7 <text:tab/><text:tab/><text:tab/><text:tab/>Date:</text:span></text:p>
      <text:p text:style-name="P1029"><text:span text:style-name="T1484">Register No.: <text:tab/><text:tab/><text:tab/><text:tab/><text:tab/>Name:</text:span></text:p>
      <text:p text:style-name="P1029"><text:span text:style-name="T1485"/></text:p>
      <text:p text:style-name="P1030"><text:span text:style-name="T1486">Merge List</text:span></text:p>
      <text:p text:style-name="P1031"><text:span text:style-name="T1487">Write a Python program to Zip two given lists of lists.</text:span></text:p>
      <text:p text:style-name="P1031"><text:span text:style-name="T1488"/></text:p>
      <text:p text:style-name="P1032"><text:span text:style-name="T1489">Input:</text:span></text:p>
      <text:p text:style-name="P1032"><text:span text:style-name="T1489">m : row size</text:span></text:p>
      <text:p text:style-name="P1032"><text:span text:style-name="T1489">n: column size</text:span></text:p>
      <text:p text:style-name="P1032"><text:span text:style-name="T1489">list1 and list 2 :<text:s text:c="2"/>Two lists</text:span></text:p>
      <text:p text:style-name="P1032"><text:span text:style-name="T1489">Output</text:span></text:p>
      <text:p text:style-name="P1032"><text:span text:style-name="T1489">Zipped List : List which combined both list1 and list2</text:span></text:p>
      <text:p text:style-name="P1033"><text:span text:style-name="T1489">Sample test case</text:span></text:p>
      <text:p text:style-name="P1033"><text:span text:style-name="T1490"/></text:p>
      <text:p text:style-name="P1033"><text:span text:style-name="T1491">Sample input</text:span></text:p>
      <text:p text:style-name="P1033"><text:span text:style-name="T1491">2</text:span></text:p>
      <text:p text:style-name="P1033"><text:span text:style-name="T1491">2</text:span></text:p>
      <text:p text:style-name="P1033"><text:span text:style-name="T1491">1 </text:span></text:p>
      <text:p text:style-name="P1033"><text:span text:style-name="T1491">3</text:span></text:p>
      <text:p text:style-name="P1033"><text:span text:style-name="T1491">5</text:span></text:p>
      <text:p text:style-name="P1033"><text:span text:style-name="T1491">7</text:span></text:p>
      <text:p text:style-name="P1033"><text:span text:style-name="T1491">2</text:span></text:p>
      <text:p text:style-name="P1033"><text:span text:style-name="T1491">4</text:span></text:p>
      <text:p text:style-name="P1033"><text:span text:style-name="T1491">6</text:span></text:p>
      <text:p text:style-name="P1033"><text:span text:style-name="T1491">8</text:span></text:p>
      <text:p text:style-name="P1033"><text:span text:style-name="T1492"/></text:p>
      <text:p text:style-name="P1033"><text:span text:style-name="T1493">Sample Output</text:span></text:p>
      <text:p text:style-name="P1033"><text:span text:style-name="T1494"/></text:p>
      <text:p text:style-name="P1033"><text:span text:style-name="T1495">[[1, 3, 2, 4], [5, 7, 6, 8]]</text:span></text:p>
      <text:p text:style-name="P1034"><text:span text:style-name="T1496"/></text:p>
      <text:p text:style-name="P1035"><text:span text:style-name="T1497">m = int(input())</text:span></text:p>
      <text:p text:style-name="P1036"><text:span text:style-name="T1497">n = int(input())</text:span></text:p>
      <text:p text:style-name="P1037"><text:span text:style-name="T1498"/></text:p>
      <text:p text:style-name="P1038"><text:span text:style-name="T1498"/></text:p>
      <text:p text:style-name="P1039"><text:span text:style-name="T1499">list1 = []</text:span><text:span text:style-name="T1500"><text:s/></text:span><text:span text:style-name="T1501">list2 = []</text:span></text:p>
      <text:p text:style-name="P1040"><text:span text:style-name="T1502">.</text:span></text:p>
      <text:p text:style-name="P1041"><text:span text:style-name="T1503">75</text:span></text:p>
      <text:p text:style-name="P1042"><text:span text:style-name="T1504">Department of Computer Science and Engineering<text:s/></text:span><text:span text:style-name="T1505">|<text:s/></text:span><text:span text:style-name="T1506">Rajalakshmi Engineering College</text:span></text:p>
      <text:p text:style-name="P1043"><text:span text:style-name="T1507"/></text:p>
      <text:p text:style-name="P1043"><text:span text:style-name="T1507"/></text:p>
      <text:p text:style-name="P1043"><text:span text:style-name="T1507"/></text:p>
      <text:p text:style-name="P1044"><text:span text:style-name="T1508">for i in range(m):</text:span></text:p>
      <text:p text:style-name="P1045"><text:span text:style-name="T1508">sublist1 = []</text:span></text:p>
      <text:p text:style-name="P1046"><text:span text:style-name="T1508">for j in range(n):</text:span><text:span text:style-name="T1509"><text:s/></text:span><text:span text:style-name="T1510">value=int(input())</text:span><text:span text:style-name="T1511"><text:s/></text:span><text:span text:style-name="T1512">sublist1.append(value)</text:span></text:p>
      <text:p text:style-name="P1047"><text:span text:style-name="T1512">list1.append(sublist1)</text:span></text:p>
      <text:p text:style-name="P1048"><text:span text:style-name="T1513"/></text:p>
      <text:p text:style-name="P1049"><text:span text:style-name="T1513"/></text:p>
      <text:p text:style-name="P1050"><text:span text:style-name="T1514">for i in range(m):</text:span><text:span text:style-name="T1515"><text:s/></text:span><text:span text:style-name="T1516">sublist2 = []</text:span></text:p>
      <text:p text:style-name="P1051"><text:span text:style-name="T1516">for j in range(n):</text:span><text:span text:style-name="T1517"><text:s/></text:span><text:span text:style-name="T1518">value=int(input())</text:span><text:span text:style-name="T1519"><text:s/></text:span><text:span text:style-name="T1520">sublist2.append(value)</text:span></text:p>
      <text:p text:style-name="P1052"><text:span text:style-name="T1520">list2.append(sublist2)</text:span></text:p>
      <text:p text:style-name="P1053"><text:span text:style-name="T1521"/></text:p>
      <text:p text:style-name="P1054"><text:span text:style-name="T1522">zipped_list = []</text:span><text:span text:style-name="T1523"><text:s/></text:span><text:span text:style-name="T1524">for i in range(m):</text:span></text:p>
      <text:p text:style-name="P1055"><text:span text:style-name="T1524">zipped_list.append(list1[i] + list2[i])</text:span></text:p>
      <text:p text:style-name="P1056"><text:span text:style-name="T1525"/></text:p>
      <text:p text:style-name="P1057"><text:span text:style-name="T1525"/></text:p>
      <text:p text:style-name="P1058"><text:span text:style-name="T1526">print(zipped_list)</text:span></text:p>
      <text:p text:style-name="P1059"><text:span text:style-name="T1527"><text:s/></text:span></text:p>
      <text:p text:style-name="P1059"><text:span text:style-name="T1527"><text:s/></text:span></text:p>
      <text:p text:style-name="P1059"><text:span text:style-name="T1528"/></text:p>
      <text:p text:style-name="P1060"><text:span text:style-name="T1529">Ex. No. <text:tab/>: <text:tab/>5.8 <text:tab/><text:tab/><text:tab/><text:tab/>Date:</text:span></text:p>
      <text:p text:style-name="P1060"><text:span text:style-name="T1529">Register No.: <text:tab/><text:tab/><text:tab/><text:tab/><text:tab/>Name:</text:span></text:p>
      <text:p text:style-name="P1060"><text:span text:style-name="T1530"/></text:p>
      <text:p text:style-name="P1061"><text:span text:style-name="T1531">Merge Two Sorted Arrays Without Duplication</text:span></text:p>
      <text:p text:style-name="P1062"><text:span text:style-name="T1532">Output is a merged array without duplicates.</text:span></text:p>
      <text:p text:style-name="P1063"><text:span text:style-name="T1532">Input Format</text:span></text:p>
      <text:p text:style-name="P1063"><text:span text:style-name="T1532">N1 - no of elements in array 1</text:span></text:p>
      <text:p text:style-name="P1063"><text:span text:style-name="T1532">Array elements for array 1</text:span></text:p>
      <text:p text:style-name="P1063"><text:span text:style-name="T1532">N2 - no of elements in array 2</text:span></text:p>
      <text:p text:style-name="P1063"><text:span text:style-name="T1532">Array elements for array2</text:span></text:p>
      <text:p text:style-name="P1063"><text:span text:style-name="T1532">Output Format</text:span></text:p>
      <text:p text:style-name="P1063"><text:span text:style-name="T1532">Display the merged array</text:span></text:p>
      <text:p text:style-name="P1064"><text:span text:style-name="T1532">Sample Input 1</text:span></text:p>
      <text:p text:style-name="P1064"><text:span text:style-name="T1533"/></text:p>
      <text:p text:style-name="P1064"><text:span text:style-name="T1534">5</text:span></text:p>
      <text:p text:style-name="P1064"><text:span text:style-name="T1534">1 </text:span></text:p>
      <text:p text:style-name="P1064"><text:span text:style-name="T1534">2 </text:span></text:p>
      <text:p text:style-name="P1064"><text:span text:style-name="T1534">3 </text:span></text:p>
      <text:p text:style-name="P1064"><text:span text:style-name="T1534">6 </text:span></text:p>
      <text:p text:style-name="P1064"><text:span text:style-name="T1534">9</text:span></text:p>
      <text:p text:style-name="P1064"><text:span text:style-name="T1534">4</text:span></text:p>
      <text:p text:style-name="P1064"><text:span text:style-name="T1534">2 </text:span></text:p>
      <text:p text:style-name="P1064"><text:span text:style-name="T1534">4 </text:span></text:p>
      <text:p text:style-name="P1064"><text:span text:style-name="T1534">5 </text:span></text:p>
      <text:p text:style-name="P1064"><text:span text:style-name="T1534">10</text:span></text:p>
      <text:p text:style-name="P1064"><text:span text:style-name="T1535"/></text:p>
      <text:p text:style-name="P1064"><text:span text:style-name="T1536">Sample Output 1</text:span></text:p>
      <text:p text:style-name="P1064"><text:span text:style-name="T1537"/></text:p>
      <text:p text:style-name="P1065"><text:span text:style-name="T1538">1 2 3 4 5 6 9 10</text:span></text:p>
      <text:p text:style-name="P1066"><text:span text:style-name="T1539"/></text:p>
      <text:p text:style-name="P1067"><text:span text:style-name="T1540"><text:s/></text:span></text:p>
      <text:p text:style-name="P1067"><text:span text:style-name="T1541"/></text:p>
      <text:p text:style-name="P1068"><text:span text:style-name="T1542">Ex. No. <text:tab/>: <text:tab/>5.9 <text:tab/><text:tab/><text:tab/><text:tab/>Date:</text:span></text:p>
      <text:p text:style-name="P1068"><text:span text:style-name="T1542">Register No.: <text:tab/><text:tab/><text:tab/><text:tab/><text:tab/>Name:</text:span></text:p>
      <text:p text:style-name="P1068"><text:span text:style-name="T1543"/></text:p>
      <text:p text:style-name="P1069"><text:span text:style-name="T1544">Print Element Location</text:span></text:p>
      <text:p text:style-name="P1070"><text:span text:style-name="T1545">Write a program to print all the locations at which a particular element (taken as input) is found in a list and also print the total number of times it occurs in the list. The location starts from 1.</text:span></text:p>
      <text:p text:style-name="P1071"><text:span text:style-name="T1545">For example, if there are 4 elements in the array:</text:span></text:p>
      <text:p text:style-name="P1071"><text:span text:style-name="T1545">5</text:span></text:p>
      <text:p text:style-name="P1071"><text:span text:style-name="T1545">6</text:span></text:p>
      <text:p text:style-name="P1071"><text:span text:style-name="T1545">5</text:span></text:p>
      <text:p text:style-name="P1071"><text:span text:style-name="T1545">7</text:span></text:p>
      <text:p text:style-name="P1071"><text:span text:style-name="T1546"/></text:p>
      <text:p text:style-name="P1071"><text:span text:style-name="T1547">If the element to search is 5 then the output will be:</text:span></text:p>
      <text:p text:style-name="P1071"><text:span text:style-name="T1547">5 is present at location 1</text:span></text:p>
      <text:p text:style-name="P1071"><text:span text:style-name="T1547">5 is present at location 3</text:span></text:p>
      <text:p text:style-name="P1071"><text:span text:style-name="T1547">5 is present 2 times in the array.</text:span></text:p>
      <text:p text:style-name="P1071"><text:span text:style-name="T1547">Sample Test Cases</text:span></text:p>
      <text:p text:style-name="P1071"><text:span text:style-name="T1548"/></text:p>
      <text:p text:style-name="P1071"><text:span text:style-name="T1549">Test Case 1</text:span></text:p>
      <text:p text:style-name="P1071"><text:span text:style-name="T1549">Input</text:span></text:p>
      <text:p text:style-name="P1071"><text:span text:style-name="T1550"/></text:p>
      <text:p text:style-name="P1071"><text:span text:style-name="T1551">4</text:span></text:p>
      <text:p text:style-name="P1071"><text:span text:style-name="T1551">5</text:span></text:p>
      <text:p text:style-name="P1071"><text:span text:style-name="T1551">6</text:span></text:p>
      <text:p text:style-name="P1071"><text:span text:style-name="T1551">5</text:span></text:p>
      <text:p text:style-name="P1071"><text:span text:style-name="T1551">7</text:span></text:p>
      <text:p text:style-name="P1071"><text:span text:style-name="T1551">5</text:span></text:p>
      <text:p text:style-name="P1071"><text:span text:style-name="T1552"/></text:p>
      <text:p text:style-name="P1071"><text:span text:style-name="T1553">Output</text:span></text:p>
      <text:p text:style-name="P1071"><text:span text:style-name="T1554"/></text:p>
      <text:p text:style-name="P1071"><text:span text:style-name="T1555">5 is present at location 1.</text:span></text:p>
      <text:p text:style-name="P1071"><text:span text:style-name="T1555">5 is present at location 3.</text:span></text:p>
      <text:p text:style-name="P1071"><text:span text:style-name="T1555">5 is present 2 times in the array.</text:span></text:p>
      <text:p text:style-name="P1071"><text:span text:style-name="T1555"><text:s/></text:span></text:p>
      <text:p text:style-name="P1071"><text:span text:style-name="T1555">Test Case 2</text:span></text:p>
      <text:p text:style-name="P1071"><text:span text:style-name="T1555"><text:s/>Input</text:span></text:p>
      <text:p text:style-name="P1071"><text:span text:style-name="T1555">5</text:span></text:p>
      <text:p text:style-name="P1071"><text:span text:style-name="T1555">67</text:span></text:p>
      <text:p text:style-name="P1071"><text:span text:style-name="T1555">80</text:span></text:p>
      <text:p text:style-name="P1071"><text:span text:style-name="T1555">45</text:span></text:p>
      <text:p text:style-name="P1071"><text:span text:style-name="T1555">97</text:span></text:p>
      <text:p text:style-name="P1071"><text:span text:style-name="T1555">100</text:span></text:p>
      <text:p text:style-name="P1071"><text:span text:style-name="T1555">50</text:span></text:p>
      <text:p text:style-name="P1071"><text:span text:style-name="T1556"/></text:p>
      <text:p text:style-name="P1071"><text:span text:style-name="T1557">Output</text:span></text:p>
      <text:p text:style-name="P1072"><text:span text:style-name="T1557">50 is not present in the array.</text:span></text:p>
      <text:p text:style-name="P1073"><text:span text:style-name="T1558"><text:s/></text:span></text:p>
      <text:p text:style-name="P1073"><text:span text:style-name="T1559"/></text:p>
      <text:p text:style-name="P1074"><text:span text:style-name="T1560"><text:s/></text:span><text:span text:style-name="T1561">n=int(input())</text:span></text:p>
      <text:p text:style-name="P1075"><text:span text:style-name="T1561">l=[]</text:span></text:p>
      <text:p text:style-name="P1076"><text:span text:style-name="T1561">for i in range (n):</text:span><text:span text:style-name="T1562"><text:s/></text:span><text:span text:style-name="T1563">b=int(input())</text:span><text:span text:style-name="T1564"><text:s/></text:span><text:span text:style-name="T1565">l.append(b)</text:span></text:p>
      <text:p text:style-name="P1077"><text:span text:style-name="T1565">n1=int(input())</text:span><text:span text:style-name="T1566"><text:s/></text:span><text:span text:style-name="T1567">count=0</text:span></text:p>
      <text:p text:style-name="P1078"><text:span text:style-name="T1567">for i in range(n):</text:span></text:p>
      <text:p text:style-name="P1079"><text:span text:style-name="T1567">if (l[i]==n1):</text:span></text:p>
      <text:p text:style-name="P1080"><text:span text:style-name="T1567">print("%d is present at location %d."%(n1,i+1))</text:span><text:span text:style-name="T1568"><text:s/></text:span><text:span text:style-name="T1569">count+=1</text:span></text:p>
      <text:p text:style-name="P1081"><text:span text:style-name="T1569">if(count==0):</text:span></text:p>
      <text:p text:style-name="P1082"><text:span text:style-name="T1569">print("%d is not present in the array."%(n1))</text:span><text:span text:style-name="T1570"><text:s/></text:span><text:span text:style-name="T1571">else:</text:span></text:p>
      <text:p text:style-name="P1083"><text:span text:style-name="T1571">print("%d is present %d times in the</text:span><text:span text:style-name="T1572"><text:s/></text:span><text:span text:style-name="T1573">array."%(n1,count))</text:span></text:p>
      <text:p text:style-name="P1084"><text:span text:style-name="T1574"/></text:p>
      <text:p text:style-name="P1084"><text:span text:style-name="T1574"/></text:p>
      <text:p text:style-name="P1084"><text:span text:style-name="T1574"/></text:p>
      <text:p text:style-name="P1084"><text:span text:style-name="T1574"/></text:p>
      <text:p text:style-name="P1084"><text:span text:style-name="T1574"/></text:p>
      <text:p text:style-name="P1085"><text:span text:style-name="T1574"/></text:p>
      <text:p text:style-name="P1086"><text:span text:style-name="T1574"/></text:p>
      <text:p text:style-name="P1087"><text:span text:style-name="T1574"/></text:p>
      <text:p text:style-name="P1088"><text:span text:style-name="T1575"><text:s/></text:span></text:p>
      <text:p text:style-name="P1088"><text:span text:style-name="T1576"/></text:p>
      <text:p text:style-name="P1088"><text:span text:style-name="T1576"/></text:p>
      <text:p text:style-name="P1088"><text:span text:style-name="T1577"><text:s/></text:span></text:p>
      <text:p text:style-name="P1088"><text:span text:style-name="T1578"/></text:p>
      <text:p text:style-name="P1089"><text:span text:style-name="T1579">Ex. No. <text:tab/>: <text:tab/>5.10 <text:tab/><text:tab/><text:tab/><text:tab/>Date:</text:span></text:p>
      <text:p text:style-name="P1089"><text:span text:style-name="T1579">Register No.: <text:tab/><text:tab/><text:tab/><text:tab/><text:tab/>Name:</text:span></text:p>
      <text:p text:style-name="P1089"><text:span text:style-name="T1580"/></text:p>
      <text:p text:style-name="P1090"><text:span text:style-name="T1581">Strictly increasing</text:span></text:p>
      <text:p text:style-name="P1091"><text:span text:style-name="T1582">Write a Python program to check if a given list is strictly increasing or not. Moreover, If removing only one element from the list results in a strictly increasing list, we still consider the list true</text:span></text:p>
      <text:p text:style-name="P1092"><text:span text:style-name="T1582">Input:</text:span></text:p>
      <text:p text:style-name="P1092"><text:span text:style-name="T1582">n : Number of elements</text:span></text:p>
      <text:p text:style-name="P1092"><text:span text:style-name="T1582">List1: List of values</text:span></text:p>
      <text:p text:style-name="P1092"><text:span text:style-name="T1582">Output</text:span></text:p>
      <text:p text:style-name="P1092"><text:span text:style-name="T1582">Print "True" if list is strictly increasing or decreasing else print "False"</text:span></text:p>
      <text:p text:style-name="P1092"><text:span text:style-name="T1583"/></text:p>
      <text:p text:style-name="P1092"><text:span text:style-name="T1584">Sample Test Case</text:span></text:p>
      <text:p text:style-name="P1092"><text:span text:style-name="T1584">Input</text:span></text:p>
      <text:p text:style-name="P1092"><text:span text:style-name="T1585"/></text:p>
      <text:p text:style-name="P1092"><text:span text:style-name="T1586">7</text:span></text:p>
      <text:p text:style-name="P1092"><text:span text:style-name="T1587"/></text:p>
      <text:p text:style-name="P1092"><text:span text:style-name="T1588">1</text:span></text:p>
      <text:p text:style-name="P1092"><text:span text:style-name="T1589"/></text:p>
      <text:p text:style-name="P1092"><text:span text:style-name="T1590">2</text:span></text:p>
      <text:p text:style-name="P1092"><text:span text:style-name="T1591"/></text:p>
      <text:p text:style-name="P1092"><text:span text:style-name="T1592">3</text:span></text:p>
      <text:p text:style-name="P1092"><text:span text:style-name="T1593"/></text:p>
      <text:p text:style-name="P1092"><text:span text:style-name="T1594">0</text:span></text:p>
      <text:p text:style-name="P1092"><text:span text:style-name="T1595"/></text:p>
      <text:p text:style-name="P1092"><text:span text:style-name="T1596">4</text:span></text:p>
      <text:p text:style-name="P1092"><text:span text:style-name="T1597"/></text:p>
      <text:p text:style-name="P1092"><text:span text:style-name="T1598">5</text:span></text:p>
      <text:p text:style-name="P1092"><text:span text:style-name="T1599"/></text:p>
      <text:p text:style-name="P1092"><text:span text:style-name="T1600">6</text:span></text:p>
      <text:p text:style-name="P1092"><text:span text:style-name="T1601"/></text:p>
      <text:p text:style-name="P1092"><text:span text:style-name="T1602">Output </text:span></text:p>
      <text:p text:style-name="P1092"><text:span text:style-name="T1603"/></text:p>
      <text:p text:style-name="P1092"><text:span text:style-name="T1604">True</text:span></text:p>
      <text:p text:style-name="P1093"><text:span text:style-name="T1605"><text:s/></text:span></text:p>
      <text:p text:style-name="P1093"><text:span text:style-name="T1606"/></text:p>
      <text:p text:style-name="P1094"><text:span text:style-name="T1607">def is_strictly_increasing_or_decreasing(l):</text:span><text:span text:style-name="T1608"><text:s/></text:span><text:span text:style-name="T1609">n = len(l)</text:span></text:p>
      <text:p text:style-name="P1095"><text:span text:style-name="T1609">if n == 1:</text:span><text:span text:style-name="T1610"><text:s/></text:span><text:span text:style-name="T1611">return True</text:span></text:p>
      <text:p text:style-name="P1096"><text:span text:style-name="T1611">flag = True</text:span></text:p>
      <text:p text:style-name="P1097"><text:span text:style-name="T1611">for i in range(n-1):</text:span></text:p>
      <text:p text:style-name="P1098"><text:span text:style-name="T1611">if (l[i] &gt;= l[i+1]) == (i % 2 == 0):</text:span></text:p>
      <text:p text:style-name="P1099"><text:span text:style-name="T1611">flag = False</text:span></text:p>
      <text:p text:style-name="P1100"><text:span text:style-name="T1611">break</text:span></text:p>
      <text:p text:style-name="P1101"><text:span text:style-name="T1612"/></text:p>
      <text:p text:style-name="P1102"><text:span text:style-name="T1613">return flag</text:span></text:p>
      <text:p text:style-name="P1103"><text:span text:style-name="T1614"/></text:p>
      <text:p text:style-name="P1104"><text:span text:style-name="T1614"/></text:p>
      <text:p text:style-name="P1105"><text:span text:style-name="T1615">def is_strictly_increasing(l):</text:span><text:span text:style-name="T1616"><text:s/></text:span><text:span text:style-name="T1617">n = len(l)</text:span></text:p>
      <text:p text:style-name="P1106"><text:span text:style-name="T1617">if n == 1:</text:span><text:span text:style-name="T1618"><text:s/></text:span><text:span text:style-name="T1619">return True</text:span></text:p>
      <text:p text:style-name="P1107"><text:span text:style-name="T1619">for i in range(n-1):</text:span></text:p>
      <text:p text:style-name="P1108"><text:span text:style-name="T1619">if l[i] &gt;= l[i+1]:</text:span></text:p>
      <text:p text:style-name="P1109"><text:span text:style-name="T1619">return False</text:span><text:span text:style-name="T1620"><text:s/></text:span><text:span text:style-name="T1621">return True</text:span></text:p>
      <text:p text:style-name="P1110"><text:span text:style-name="T1622"/></text:p>
      <text:p text:style-name="P1111"><text:span text:style-name="T1623">def is_strictly_decreasing(l):</text:span><text:span text:style-name="T1624"><text:s/></text:span><text:span text:style-name="T1625">n = len(l)</text:span></text:p>
      <text:p text:style-name="P1112"><text:span text:style-name="T1625">if n == 1:</text:span></text:p>
      <text:p text:style-name="P1113"><text:span text:style-name="T1625">return True</text:span></text:p>
      <text:p text:style-name="P1114"><text:span text:style-name="T1626"/></text:p>
      <text:p text:style-name="P1115"><text:span text:style-name="T1627">for i in range(n-1):</text:span><text:span text:style-name="T1628"><text:s/></text:span><text:span text:style-name="T1629">if l[i] &lt;= l[i+1]:</text:span></text:p>
      <text:p text:style-name="P1116"><text:span text:style-name="T1629">return False</text:span><text:span text:style-name="T1630"><text:s/></text:span><text:span text:style-name="T1631">return True</text:span></text:p>
      <text:p text:style-name="P1117"><text:span text:style-name="T1632"/></text:p>
      <text:p text:style-name="P1118"><text:span text:style-name="T1632"/></text:p>
      <text:p text:style-name="P1119"><text:span text:style-name="T1633"><text:s/></text:span></text:p>
      <text:p text:style-name="P1119"><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0"><text:span text:style-name="T1634"/></text:p>
      <text:p text:style-name="P1121"><text:span text:style-name="T1635">06 - Strings in Python</text:span></text:p>
      <text:p text:style-name="P1122"><text:span text:style-name="T1636"><text:s/></text:span></text:p>
      <text:p text:style-name="P1122"><text:span text:style-name="T1637"/></text:p>
      <text:p text:style-name="P1123"><text:span text:style-name="T1637"/></text:p>
      <text:p text:style-name="P1124"><text:span text:style-name="T1638"><text:s/></text:span></text:p>
      <text:p text:style-name="P1124"><text:span text:style-name="T1639"/></text:p>
      <text:p text:style-name="P1125"><text:span text:style-name="T1640">Ex. No. <text:tab/>: <text:tab/>6.1 <text:tab/><text:tab/><text:tab/><text:tab/>Date:</text:span></text:p>
      <text:p text:style-name="P1125"><text:span text:style-name="T1640">Register No.: <text:tab/><text:tab/><text:tab/><text:tab/><text:tab/>Name:</text:span></text:p>
      <text:p text:style-name="P1125"><text:span text:style-name="T1641"/></text:p>
      <text:p text:style-name="P1126"><text:span text:style-name="T1642">Count Chars</text:span></text:p>
      <text:p text:style-name="P1127"><text:span text:style-name="T1643">Write a python program to count all letters, digits, and special symbols respectively from a given string</text:span></text:p>
      <text:p text:style-name="P1128"><text:span text:style-name="T1643">For example:</text:span></text:p>
      <text:p text:style-name="P1128"><text:span text:style-name="T1644"/></text:p>
      <text:p text:style-name="P1128"><text:span text:style-name="T1645">Input<text:tab/>Result</text:span></text:p>
      <text:p text:style-name="P1128"><text:span text:style-name="T1645">rec@123</text:span></text:p>
      <text:p text:style-name="P1128"><text:span text:style-name="T1645">3</text:span></text:p>
      <text:p text:style-name="P1128"><text:span text:style-name="T1645">3</text:span></text:p>
      <text:p text:style-name="P1128"><text:span text:style-name="T1645">1</text:span></text:p>
      <text:p text:style-name="P1128"><text:span text:style-name="T1646"/></text:p>
      <text:p text:style-name="P1129"><text:span text:style-name="T1647">k=input()</text:span><text:span text:style-name="T1648"><text:s/></text:span><text:span text:style-name="T1649">c1=0</text:span><text:span text:style-name="T1650"><text:s/></text:span><text:span text:style-name="T1651">c2=0</text:span><text:span text:style-name="T1652"><text:s/></text:span><text:span text:style-name="T1653">c3=0</text:span></text:p>
      <text:p text:style-name="P1130"><text:span text:style-name="T1653">for i in k:</text:span></text:p>
      <text:p text:style-name="P1131"><text:span text:style-name="T1653">if(i.isdigit()):</text:span><text:span text:style-name="T1654"><text:s/></text:span><text:span text:style-name="T1655">c1+=1</text:span></text:p>
      <text:p text:style-name="P1132"><text:span text:style-name="T1655">elif(i.isalpha()):</text:span></text:p>
      <text:p text:style-name="P1133"><text:span text:style-name="T1655">c2+=1</text:span></text:p>
      <text:p text:style-name="P1134"><text:span text:style-name="T1655">else:</text:span></text:p>
      <text:p text:style-name="P1135"><text:span text:style-name="T1655">c3+=1</text:span></text:p>
      <text:p text:style-name="P1136"><text:span text:style-name="T1655">print(c2)</text:span><text:span text:style-name="T1656"><text:s/></text:span><text:span text:style-name="T1657">print(c1)</text:span><text:span text:style-name="T1658"><text:s/></text:span><text:span text:style-name="T1659">print(c3)</text:span></text:p>
      <text:p text:style-name="P1137"><text:span text:style-name="T1660"/></text:p>
      <text:p text:style-name="P1138"><text:span text:style-name="T1660"/></text:p>
      <text:p text:style-name="P1138"><text:span text:style-name="T1660"/></text:p>
      <text:p text:style-name="P1139"><text:span text:style-name="T1661"><text:s/></text:span></text:p>
      <text:p text:style-name="P1139"><text:span text:style-name="T1662"/></text:p>
      <text:p text:style-name="P1140"><text:span text:style-name="T1662"/></text:p>
      <text:p text:style-name="P1141"><text:span text:style-name="T1663"><text:s/></text:span></text:p>
      <text:p text:style-name="P1141"><text:span text:style-name="T1664"/></text:p>
      <text:p text:style-name="P1142"><text:span text:style-name="T1665">Ex. No. <text:tab/>: <text:tab/>6.2 <text:tab/><text:tab/><text:tab/><text:tab/>Date:</text:span></text:p>
      <text:p text:style-name="P1142"><text:span text:style-name="T1665">Register No.: <text:tab/><text:tab/><text:tab/><text:tab/><text:tab/>Name:</text:span></text:p>
      <text:p text:style-name="P1142"><text:span text:style-name="T1666"/></text:p>
      <text:p text:style-name="P1143"><text:span text:style-name="T1667">Decompress the String</text:span></text:p>
      <text:p text:style-name="P1144"><text:span text:style-name="T1668">Assume that the given string has enough memory. Don't use any extra space(IN-PLACE)</text:span></text:p>
      <text:p text:style-name="P1145"><text:span text:style-name="T1668">Sample Input 1</text:span></text:p>
      <text:p text:style-name="P1145"><text:span text:style-name="T1668">a2b4c6</text:span></text:p>
      <text:p text:style-name="P1145"><text:span text:style-name="T1669"/></text:p>
      <text:p text:style-name="P1145"><text:span text:style-name="T1670">Sample Output 1</text:span></text:p>
      <text:p text:style-name="P1145"><text:span text:style-name="T1670">aabbbbcccccc</text:span></text:p>
      <text:p text:style-name="P1146"><text:span text:style-name="T1671"/></text:p>
      <text:p text:style-name="P1147"><text:span text:style-name="T1672">a=input()</text:span></text:p>
      <text:p text:style-name="P1147"><text:span text:style-name="T1672">operands=[]</text:span></text:p>
      <text:p text:style-name="P1147"><text:span text:style-name="T1672">counts=[]</text:span></text:p>
      <text:p text:style-name="P1147"><text:span text:style-name="T1672">counts2=[]</text:span></text:p>
      <text:p text:style-name="P1147"><text:span text:style-name="T1672">var=0</text:span></text:p>
      <text:p text:style-name="P1147"><text:span text:style-name="T1672">for i in range(len(a)):</text:span></text:p>
      <text:p text:style-name="P1147"><text:span text:style-name="T1672"><text:s text:c="4"/>if ord(a[i])-48 in range(0,10):</text:span></text:p>
      <text:p text:style-name="P1147"><text:span text:style-name="T1672"><text:s text:c="8"/>counts.append(a[i])</text:span></text:p>
      <text:p text:style-name="P1147"><text:span text:style-name="T1672"><text:s text:c="4"/>else:</text:span></text:p>
      <text:p text:style-name="P1147"><text:span text:style-name="T1672"><text:s text:c="8"/>if (len(counts)!=0):</text:span></text:p>
      <text:p text:style-name="P1147"><text:span text:style-name="T1672"><text:s text:c="12"/>counts.append(100)</text:span></text:p>
      <text:p text:style-name="P1147"><text:span text:style-name="T1672"><text:s text:c="8"/>operands.append(a[i])</text:span></text:p>
      <text:p text:style-name="P1147"><text:span text:style-name="T1672">for i in range(len(counts)):</text:span></text:p>
      <text:p text:style-name="P1147"><text:span text:style-name="T1672"><text:s text:c="4"/>if counts[i]!=100:</text:span></text:p>
      <text:p text:style-name="P1147"><text:span text:style-name="T1672"><text:s text:c="8"/>var=var*10+int(counts[i])</text:span></text:p>
      <text:p text:style-name="P1147"><text:span text:style-name="T1672"><text:s text:c="4"/>else:</text:span></text:p>
      <text:p text:style-name="P1147"><text:span text:style-name="T1672"><text:s text:c="8"/>counts2.append(var)</text:span></text:p>
      <text:p text:style-name="P1147"><text:span text:style-name="T1672"><text:s text:c="8"/>var=0</text:span></text:p>
      <text:p text:style-name="P1147"><text:span text:style-name="T1672"><text:s text:c="4"/>if (i==len(counts)-1):</text:span></text:p>
      <text:p text:style-name="P1147"><text:span text:style-name="T1672"><text:s text:c="8"/>counts2.append(var)</text:span></text:p>
      <text:p text:style-name="P1147"><text:span text:style-name="T1672"><text:s text:c="8"/>var=0</text:span></text:p>
      <text:p text:style-name="P1147"><text:span text:style-name="T1672">for i in range(len(counts2)):</text:span></text:p>
      <text:p text:style-name="P1147"><text:span text:style-name="T1672"><text:s text:c="4"/>print(operands[i]*counts2[i],end='') </text:span></text:p>
      <text:p text:style-name="P1147"><text:span text:style-name="T1673"/></text:p>
      <text:p text:style-name="P1148"><text:span text:style-name="T1674">Ex. No. <text:tab/>: <text:tab/>6.3 <text:tab/><text:tab/><text:tab/><text:tab/>Date:</text:span></text:p>
      <text:p text:style-name="P1148"><text:span text:style-name="T1674">Register No.: <text:tab/><text:tab/><text:tab/><text:tab/><text:tab/>Name:</text:span></text:p>
      <text:p text:style-name="P1148"><text:span text:style-name="T1675"/></text:p>
      <text:p text:style-name="P1149"><text:span text:style-name="T1676">First N Common Chars</text:span></text:p>
      <text:p text:style-name="P1150"><text:span text:style-name="T1677">Two string values S1, S2 are passed as the input. The program must print first N characters present in S1 which are also present in S2.</text:span></text:p>
      <text:p text:style-name="P1150"><text:span text:style-name="T1678"/></text:p>
      <text:p text:style-name="P1150"><text:span text:style-name="T1679">Input Format:</text:span></text:p>
      <text:p text:style-name="P1150"><text:span text:style-name="T1679">The first line contains S1.</text:span></text:p>
      <text:p text:style-name="P1150"><text:span text:style-name="T1679">The second line contains S2.</text:span></text:p>
      <text:p text:style-name="P1150"><text:span text:style-name="T1679">The third line contains N.</text:span></text:p>
      <text:p text:style-name="P1150"><text:span text:style-name="T1680"/></text:p>
      <text:p text:style-name="P1150"><text:span text:style-name="T1681">Output Format:</text:span></text:p>
      <text:p text:style-name="P1150"><text:span text:style-name="T1682"/></text:p>
      <text:p text:style-name="P1150"><text:span text:style-name="T1683">The first line contains the N characters present in S1 which are also present in S2.</text:span></text:p>
      <text:p text:style-name="P1150"><text:span text:style-name="T1684"/></text:p>
      <text:p text:style-name="P1150"><text:span text:style-name="T1685">Boundary Conditions:</text:span></text:p>
      <text:p text:style-name="P1150"><text:span text:style-name="T1686"/></text:p>
      <text:p text:style-name="P1150"><text:span text:style-name="T1687">2 &lt;= N &lt;= 10</text:span></text:p>
      <text:p text:style-name="P1151"><text:span text:style-name="T1687">2 &lt;= Length of S1, S2 &lt;= 1000</text:span></text:p>
      <text:p text:style-name="P1151"><text:span text:style-name="T1688"/></text:p>
      <text:p text:style-name="P1151"><text:span text:style-name="T1689">Example Input/Output 1:</text:span></text:p>
      <text:p text:style-name="P1151"><text:span text:style-name="T1690"/></text:p>
      <text:p text:style-name="P1151"><text:span text:style-name="T1691">Input:</text:span></text:p>
      <text:p text:style-name="P1151"><text:span text:style-name="T1692"/></text:p>
      <text:p text:style-name="P1151"><text:span text:style-name="T1693">abcbde</text:span></text:p>
      <text:p text:style-name="P1151"><text:span text:style-name="T1693">cdefghbb</text:span></text:p>
      <text:p text:style-name="P1151"><text:span text:style-name="T1693">3</text:span></text:p>
      <text:p text:style-name="P1151"><text:span text:style-name="T1694"/></text:p>
      <text:p text:style-name="P1151"><text:span text:style-name="T1695">Output:</text:span></text:p>
      <text:p text:style-name="P1151"><text:span text:style-name="T1696"/></text:p>
      <text:p text:style-name="P1151"><text:span text:style-name="T1697">bcd</text:span></text:p>
      <text:p text:style-name="P1151"><text:span text:style-name="T1698"/></text:p>
      <text:p text:style-name="P1151"><text:span text:style-name="T1699">Note:</text:span></text:p>
      <text:p text:style-name="P1152"><text:span text:style-name="T1700"/></text:p>
      <text:p text:style-name="P1153"><text:span text:style-name="T1701">b occurs twice in common but must be printed only once.</text:span></text:p>
      <text:p text:style-name="P1154"><text:span text:style-name="T1702"><text:s/></text:span></text:p>
      <text:p text:style-name="P1154"><text:span text:style-name="T1703"/></text:p>
      <text:p text:style-name="P1155"><text:span text:style-name="T1703"/></text:p>
      <text:p text:style-name="P1156"><text:span text:style-name="T1704"><text:s/></text:span></text:p>
      <text:p text:style-name="P1156"><text:span text:style-name="T1705"/></text:p>
      <text:p text:style-name="P1157"><text:span text:style-name="T1706">Ex. No. <text:tab/>: <text:tab/>6.4 <text:tab/><text:tab/><text:tab/><text:tab/>Date:</text:span></text:p>
      <text:p text:style-name="P1157"><text:span text:style-name="T1706">Register No.: <text:tab/><text:tab/><text:tab/><text:tab/><text:tab/>Name:</text:span></text:p>
      <text:p text:style-name="P1157"><text:span text:style-name="T1707"/></text:p>
      <text:p text:style-name="P1158"><text:span text:style-name="T1708">Remove Characters</text:span></text:p>
      <text:p text:style-name="P1159"><text:span text:style-name="T1709">Given two Strings s1 and s2, remove all the characters from s1 which is present in s2.</text:span></text:p>
      <text:p text:style-name="P1160"><text:span text:style-name="T1710"/></text:p>
      <text:p text:style-name="P1161"><text:span text:style-name="T1711">Constraints</text:span></text:p>
      <text:p text:style-name="P1161"><text:span text:style-name="T1711">1&lt;= string length &lt;= 200</text:span></text:p>
      <text:p text:style-name="P1162"><text:span text:style-name="T1712"/></text:p>
      <text:p text:style-name="P1163"><text:span text:style-name="T1713">Sample Input 1</text:span></text:p>
      <text:p text:style-name="P1163"><text:span text:style-name="T1713">experience</text:span></text:p>
      <text:p text:style-name="P1163"><text:span text:style-name="T1713">enc</text:span></text:p>
      <text:p text:style-name="P1163"><text:span text:style-name="T1714"/></text:p>
      <text:p text:style-name="P1163"><text:span text:style-name="T1715">Sample Output 1</text:span></text:p>
      <text:p text:style-name="P1163"><text:span text:style-name="T1715">xpri</text:span></text:p>
      <text:p text:style-name="P1164"><text:span text:style-name="T1716"/></text:p>
      <text:p text:style-name="P1164"><text:span text:style-name="T1716"/></text:p>
      <text:p text:style-name="P1165"><text:span text:style-name="T1716"/></text:p>
      <text:p text:style-name="P1166"><text:span text:style-name="T1717">a=str(input())</text:span></text:p>
      <text:p text:style-name="P1166"><text:span text:style-name="T1717">b=str(input())</text:span></text:p>
      <text:p text:style-name="P1166"><text:span text:style-name="T1717">c=[]</text:span></text:p>
      <text:p text:style-name="P1166"><text:span text:style-name="T1717">for i in range(0,len(a)):</text:span></text:p>
      <text:p text:style-name="P1166"><text:span text:style-name="T1717"><text:s text:c="4"/>c.append(0)</text:span></text:p>
      <text:p text:style-name="P1166"><text:span text:style-name="T1717">for i in range(0,len(b)):</text:span></text:p>
      <text:p text:style-name="P1166"><text:span text:style-name="T1717"><text:s text:c="4"/>for j in range(0,len(a)):</text:span></text:p>
      <text:p text:style-name="P1166"><text:span text:style-name="T1717"><text:s text:c="8"/>if b[i]==a[j]:</text:span></text:p>
      <text:p text:style-name="P1166"><text:span text:style-name="T1717"><text:s text:c="12"/>c[j]=1</text:span></text:p>
      <text:p text:style-name="P1166"><text:span text:style-name="T1717">for i in range(0,len(c)):</text:span></text:p>
      <text:p text:style-name="P1166"><text:span text:style-name="T1717"><text:s text:c="4"/>if c[i]==0:</text:span></text:p>
      <text:p text:style-name="P1166"><text:span text:style-name="T1717"><text:s text:c="8"/>print(a[i],end='')</text:span></text:p>
      <text:p text:style-name="P1166"><text:span text:style-name="T1717"><text:s/></text:span></text:p>
      <text:p text:style-name="P1166"><text:span text:style-name="T1718"/></text:p>
      <text:p text:style-name="P1167"><text:span text:style-name="T1718"/></text:p>
      <text:p text:style-name="P1167"><text:span text:style-name="T1718"/></text:p>
      <text:p text:style-name="P1167"><text:span text:style-name="T1718"/></text:p>
      <text:p text:style-name="P1167"><text:span text:style-name="T1718"/></text:p>
      <text:p text:style-name="P1167"><text:span text:style-name="T1719"><text:s/></text:span></text:p>
      <text:p text:style-name="P1167"><text:span text:style-name="T1720"/></text:p>
      <text:p text:style-name="P1168"><text:span text:style-name="T1721">Ex. No. <text:tab/>: <text:tab/>6.5 <text:tab/><text:tab/><text:tab/><text:tab/>Date:</text:span></text:p>
      <text:p text:style-name="P1168"><text:span text:style-name="T1721">Register No.: <text:tab/><text:tab/><text:tab/><text:tab/><text:tab/>Name:</text:span></text:p>
      <text:p text:style-name="P1168"><text:span text:style-name="T1722"/></text:p>
      <text:p text:style-name="P1169"><text:span text:style-name="T1723">Remove Palindrome Words</text:span></text:p>
      <text:p text:style-name="P1170"><text:span text:style-name="T1724">String should contain only the words are not palindrome.</text:span></text:p>
      <text:p text:style-name="P1170"><text:span text:style-name="T1725"/></text:p>
      <text:p text:style-name="P1170"><text:span text:style-name="T1726">Sample Input 1</text:span></text:p>
      <text:p text:style-name="P1170"><text:span text:style-name="T1726">Malayalam is my mother tongue</text:span></text:p>
      <text:p text:style-name="P1170"><text:span text:style-name="T1727"/></text:p>
      <text:p text:style-name="P1170"><text:span text:style-name="T1728">Sample Output 1</text:span></text:p>
      <text:p text:style-name="P1170"><text:span text:style-name="T1728">is my mother tongue</text:span></text:p>
      <text:p text:style-name="P1171"><text:span text:style-name="T1728">For example:</text:span></text:p>
      <text:p text:style-name="P1171"><text:span text:style-name="T1729"/></text:p>
      <text:p text:style-name="P1172"><draw:frame text:anchor-type="as-char" svg:width="118.11mm" svg:height="34.71mm" style:rel-width="scale" style:rel-height="scale"><draw:object-ole xlink:href="OleObj4"/><draw:image xlink:href="ObjectReplacements/OleObj4"/></draw:frame><text:span text:style-name="T1729"/></text:p>
      <text:p text:style-name="P1173"><text:span text:style-name="T1729"/></text:p>
      <text:p text:style-name="P1174"><text:span text:style-name="T1730">string = input()</text:span></text:p>
      <text:p text:style-name="P1174"><text:span text:style-name="T1730">string = string.lower()</text:span></text:p>
      <text:p text:style-name="P1174"><text:span text:style-name="T1730">strings = string.split()</text:span></text:p>
      <text:p text:style-name="P1174"><text:span text:style-name="T1731"/></text:p>
      <text:p text:style-name="P1174"><text:span text:style-name="T1732">for i in strings:</text:span></text:p>
      <text:p text:style-name="P1174"><text:span text:style-name="T1732"><text:s text:c="4"/>if(i[::-1]==i):</text:span></text:p>
      <text:p text:style-name="P1174"><text:span text:style-name="T1732"><text:s text:c="8"/>pass</text:span></text:p>
      <text:p text:style-name="P1174"><text:span text:style-name="T1732"><text:s text:c="4"/>else:</text:span></text:p>
      <text:p text:style-name="P1174"><text:span text:style-name="T1732"><text:s text:c="8"/>print(i,end=" ")</text:span></text:p>
      <text:p text:style-name="P1175"><text:span text:style-name="T1733"><text:s/></text:span></text:p>
      <text:p text:style-name="P1175"><text:span text:style-name="T1734"/></text:p>
      <text:p text:style-name="P1175"><text:span text:style-name="T1735"><text:s/></text:span></text:p>
      <text:p text:style-name="P1175"><text:span text:style-name="T1736"/></text:p>
      <text:p text:style-name="P1176"><text:span text:style-name="T1737">Ex. No. <text:tab/>: <text:tab/>6.6 <text:tab/><text:tab/><text:tab/><text:tab/>Date:</text:span></text:p>
      <text:p text:style-name="P1176"><text:span text:style-name="T1737">Register No.: <text:tab/><text:tab/><text:tab/><text:tab/><text:tab/>Name:</text:span></text:p>
      <text:p text:style-name="P1176"><text:span text:style-name="T1738"/></text:p>
      <text:p text:style-name="P1177"><text:span text:style-name="T1739">Return Second World in Uppercase</text:span></text:p>
      <text:p text:style-name="P1177"><text:span text:style-name="T1740"/></text:p>
      <text:p text:style-name="P1178"><text:span text:style-name="T1741">Write a program that takes as input a string (sentence), and returns its second word in uppercase.</text:span></text:p>
      <text:p text:style-name="P1178"><text:span text:style-name="T1742"/></text:p>
      <text:p text:style-name="P1178"><text:span text:style-name="T1743">For example:</text:span></text:p>
      <text:p text:style-name="P1178"><text:span text:style-name="T1744"/></text:p>
      <text:p text:style-name="P1178"><text:span text:style-name="T1745">If input is “Wipro Technologies Bangalore” the function should return “TECHNOLOGIES”</text:span></text:p>
      <text:p text:style-name="P1178"><text:span text:style-name="T1745">If input is “Hello World” the function should return “WORLD”</text:span></text:p>
      <text:p text:style-name="P1178"><text:span text:style-name="T1745">If input is “Hello” the program should return “LESS”</text:span></text:p>
      <text:p text:style-name="P1178"><text:span text:style-name="T1746"/></text:p>
      <text:p text:style-name="P1178"><text:span text:style-name="T1747">NOTE 1: If input is a sentence with less than 2 words, the program should return the word “LESS”.</text:span></text:p>
      <text:p text:style-name="P1178"><text:span text:style-name="T1747">NOTE 2: The result should have no leading or trailing spaces.</text:span></text:p>
      <text:p text:style-name="P1179"><text:span text:style-name="T1747">For example:</text:span></text:p>
      <text:p text:style-name="P1179"><text:span text:style-name="T1748"/></text:p>
      <text:p text:style-name="P1179"><text:span text:style-name="T1749">Input<text:tab/>Result</text:span></text:p>
      <text:p text:style-name="P1179"><text:span text:style-name="T1749">Wipro Technologies Bangalore</text:span></text:p>
      <text:p text:style-name="P1179"><text:span text:style-name="T1749">TECHNOLOGIES</text:span></text:p>
      <text:p text:style-name="P1179"><text:span text:style-name="T1749">Hello World</text:span></text:p>
      <text:p text:style-name="P1179"><text:span text:style-name="T1749">WORLD</text:span></text:p>
      <text:p text:style-name="P1179"><text:span text:style-name="T1749">Hello</text:span></text:p>
      <text:p text:style-name="P1179"><text:span text:style-name="T1749">LESS</text:span></text:p>
      <text:p text:style-name="P1179"><text:span text:style-name="T1750"/></text:p>
      <text:p text:style-name="P1180"><text:span text:style-name="T1750"/></text:p>
      <text:p text:style-name="P1181"><text:span text:style-name="T1751">a=str(input())</text:span></text:p>
      <text:p text:style-name="P1181"><text:span text:style-name="T1751">cnt=0</text:span></text:p>
      <text:p text:style-name="P1181"><text:span text:style-name="T1751">for i in range(0,len(a)):</text:span></text:p>
      <text:p text:style-name="P1181"><text:span text:style-name="T1751"><text:s text:c="4"/>if a[i]==' ':</text:span></text:p>
      <text:p text:style-name="P1181"><text:span text:style-name="T1751"><text:s text:c="8"/>cnt=cnt+1</text:span></text:p>
      <text:p text:style-name="P1181"><text:span text:style-name="T1751"><text:s text:c="4"/>if cnt==1 and a[i]!=' ':</text:span></text:p>
      <text:p text:style-name="P1181"><text:span text:style-name="T1751"><text:s text:c="8"/>print(a[i].upper(),end='')</text:span></text:p>
      <text:p text:style-name="P1181"><text:span text:style-name="T1751"><text:s text:c="4"/>if ' ' not in a:</text:span></text:p>
      <text:p text:style-name="P1181"><text:span text:style-name="T1751"><text:s text:c="8"/>print('LESS')</text:span></text:p>
      <text:p text:style-name="P1181"><text:span text:style-name="T1751"><text:s text:c="8"/>break</text:span></text:p>
      <text:p text:style-name="P1182"><text:span text:style-name="T1752"/></text:p>
      <text:p text:style-name="P1182"><text:span text:style-name="T1752"/></text:p>
      <text:p text:style-name="P1183"><text:span text:style-name="T1753"><text:s/></text:span></text:p>
      <text:p text:style-name="P1183"><text:span text:style-name="T1754"/></text:p>
      <text:p text:style-name="P1184"><text:span text:style-name="T1755">Ex. No. <text:tab/>: <text:tab/>6.7 <text:tab/><text:tab/><text:tab/><text:tab/>Date:</text:span></text:p>
      <text:p text:style-name="P1184"><text:span text:style-name="T1755">Register No.: <text:tab/><text:tab/><text:tab/><text:tab/><text:tab/>Name:</text:span></text:p>
      <text:p text:style-name="P1184"><text:span text:style-name="T1756"/></text:p>
      <text:p text:style-name="P1185"><text:span text:style-name="T1757">Revers String</text:span></text:p>
      <text:p text:style-name="P1186"><text:span text:style-name="T1758">Reverse a string without affecting special characters. Given a string S, containing special characters and all the alphabets, reverse the string without affecting the positions of the special characters.</text:span><text:span text:style-name="T1759"><text:s/></text:span></text:p>
      <text:p text:style-name="P1186"><text:span text:style-name="T1760">Input:</text:span></text:p>
      <text:p text:style-name="P1187"><text:span text:style-name="T1760">A&amp;B</text:span></text:p>
      <text:p text:style-name="P1187"><text:span text:style-name="T1760">Output:</text:span></text:p>
      <text:p text:style-name="P1187"><text:span text:style-name="T1760">B&amp;A</text:span></text:p>
      <text:p text:style-name="P1187"><text:span text:style-name="T1760">Explanation: As we ignore '&amp;' and</text:span></text:p>
      <text:p text:style-name="P1187"><text:span text:style-name="T1760">As we ignore '&amp;' and then reverse, so answer is "B&amp;A".</text:span></text:p>
      <text:p text:style-name="P1187"><text:span text:style-name="T1761"/></text:p>
      <text:p text:style-name="P1187"><text:span text:style-name="T1762">For example:</text:span></text:p>
      <text:p text:style-name="P1187"><text:span text:style-name="T1762">Input<text:tab/>Result</text:span></text:p>
      <text:p text:style-name="P1187"><text:span text:style-name="T1762">A&amp;x#</text:span></text:p>
      <text:p text:style-name="P1187"><text:span text:style-name="T1762">x&amp;A#</text:span></text:p>
      <text:p text:style-name="P1187"><text:span text:style-name="T1763"/></text:p>
      <text:p text:style-name="P1187"><text:span text:style-name="T1763"/></text:p>
      <text:p text:style-name="P1188"><text:span text:style-name="T1764">Chars=["$","%","*","#","^"]</text:span></text:p>
      <text:p text:style-name="P1188"><text:span text:style-name="T1764">nums=[]</text:span></text:p>
      <text:p text:style-name="P1188"><text:span text:style-name="T1764">s=input()</text:span></text:p>
      <text:p text:style-name="P1188"><text:span text:style-name="T1764">for i in range(len(s)):</text:span></text:p>
      <text:p text:style-name="P1188"><text:span text:style-name="T1764"><text:s text:c="4"/>if(s[i] not in Chars):</text:span></text:p>
      <text:p text:style-name="P1188"><text:span text:style-name="T1764"><text:s text:c="8"/>nums.append(s[i])</text:span></text:p>
      <text:p text:style-name="P1188"><text:span text:style-name="T1764">nums.reverse()</text:span></text:p>
      <text:p text:style-name="P1188"><text:span text:style-name="T1764">for spec in s:</text:span></text:p>
      <text:p text:style-name="P1188"><text:span text:style-name="T1764"><text:s text:c="4"/>if(spec in Chars):</text:span></text:p>
      <text:p text:style-name="P1188"><text:span text:style-name="T1764"><text:s text:c="8"/>pos=s.index(spec)</text:span></text:p>
      <text:p text:style-name="P1188"><text:span text:style-name="T1764"><text:s text:c="8"/>nums.insert(pos,spec)</text:span></text:p>
      <text:p text:style-name="P1188"><text:span text:style-name="T1764">reverse="".join(nums)</text:span></text:p>
      <text:p text:style-name="P1188"><text:span text:style-name="T1764">print(reverse) </text:span></text:p>
      <text:p text:style-name="P1188"><text:span text:style-name="T1765"/></text:p>
      <text:p text:style-name="P1189"><text:span text:style-name="T1766">Ex. No. <text:tab/>: <text:tab/>6.8 <text:tab/><text:tab/><text:tab/><text:tab/>Date:</text:span></text:p>
      <text:p text:style-name="P1189"><text:span text:style-name="T1766">Register No.: <text:tab/><text:tab/><text:tab/><text:tab/><text:tab/>Name:</text:span></text:p>
      <text:p text:style-name="P1189"><text:span text:style-name="T1767"/></text:p>
      <text:p text:style-name="P1190"><text:span text:style-name="T1768">String characters balance Test</text:span></text:p>
      <text:p text:style-name="P1190"><text:span text:style-name="T1769"/></text:p>
      <text:p text:style-name="P1191"><text:span text:style-name="T1770">Write a program to check if two strings are balanced. For example, strings s1 and s2 are balanced if all the characters in the s1 are present in s2. The character’s position doesn’t matter. If balanced display as "true" ,otherwise "false".</text:span></text:p>
      <text:p text:style-name="P1192"><text:span text:style-name="T1770">For example:</text:span></text:p>
      <text:p text:style-name="P1192"><text:span text:style-name="T1770">Input<text:tab/>Result</text:span></text:p>
      <text:p text:style-name="P1192"><text:span text:style-name="T1770">Yn</text:span></text:p>
      <text:p text:style-name="P1192"><text:span text:style-name="T1770">PYnative</text:span></text:p>
      <text:p text:style-name="P1192"><text:span text:style-name="T1770">True</text:span></text:p>
      <text:p text:style-name="P1193"><text:span text:style-name="T1771"/></text:p>
      <text:p text:style-name="P1194"><text:span text:style-name="T1772">a=input()</text:span><text:span text:style-name="T1773"><text:s/></text:span><text:span text:style-name="T1774">b=input()</text:span><text:span text:style-name="T1775"><text:s/></text:span><text:span text:style-name="T1776">count=0</text:span></text:p>
      <text:p text:style-name="P1195"><text:span text:style-name="T1776">for i in range (0,len(a)):</text:span><text:span text:style-name="T1777"><text:s/></text:span><text:span text:style-name="T1778">for j in range (0, len(b)):</text:span></text:p>
      <text:p text:style-name="P1196"><text:span text:style-name="T1778">if a[i]==b[j]:</text:span></text:p>
      <text:p text:style-name="P1197"><text:span text:style-name="T1778">count+=1</text:span></text:p>
      <text:p text:style-name="P1198"><text:span text:style-name="T1778">if count==len(a):</text:span><text:span text:style-name="T1779"><text:s/></text:span><text:span text:style-name="T1780">print("True")</text:span></text:p>
      <text:p text:style-name="P1199"><text:span text:style-name="T1780">else:</text:span></text:p>
      <text:p text:style-name="P1200"><text:span text:style-name="T1780">print("False")</text:span></text:p>
      <text:p text:style-name="P1201"><text:span text:style-name="T1781"/></text:p>
      <text:p text:style-name="P1202"><text:span text:style-name="T1781"/></text:p>
      <text:p text:style-name="P1203"><text:span text:style-name="T1781"/></text:p>
      <text:p text:style-name="P1204"><text:span text:style-name="T1782"><text:s/></text:span></text:p>
      <text:p text:style-name="P1204"><text:span text:style-name="T1783"/></text:p>
      <text:p text:style-name="P1205"><text:span text:style-name="T1784">Ex. No. <text:tab/>: <text:tab/>6.9 <text:tab/><text:tab/><text:tab/><text:tab/>Date:</text:span></text:p>
      <text:p text:style-name="P1205"><text:span text:style-name="T1784">Register No.: <text:tab/><text:tab/><text:tab/><text:tab/><text:tab/>Name:</text:span></text:p>
      <text:p text:style-name="P1205"><text:span text:style-name="T1785"/></text:p>
      <text:p text:style-name="P1206"><text:span text:style-name="T1786">Unique Names</text:span></text:p>
      <text:p text:style-name="P1206"><text:span text:style-name="T1787"/></text:p>
      <text:p text:style-name="P1207"><text:span text:style-name="T1788">In this exercise, you will create a program that reads words from the user until the user enters a blank line. After the user enters a blank line your program should display each word entered by the user exactly once. The words should be displayed in the same order that they were first entered. For example, if the user enters:</text:span></text:p>
      <text:p text:style-name="P1207"><text:span text:style-name="T1789"/></text:p>
      <text:p text:style-name="P1207"><text:span text:style-name="T1790">Input: </text:span></text:p>
      <text:p text:style-name="P1207"><text:span text:style-name="T1791">first</text:span></text:p>
      <text:p text:style-name="P1207"><text:span text:style-name="T1791">second</text:span></text:p>
      <text:p text:style-name="P1207"><text:span text:style-name="T1791">first</text:span></text:p>
      <text:p text:style-name="P1207"><text:span text:style-name="T1791">third</text:span></text:p>
      <text:p text:style-name="P1207"><text:span text:style-name="T1791">second</text:span></text:p>
      <text:p text:style-name="P1207"><text:span text:style-name="T1792"/></text:p>
      <text:p text:style-name="P1207"><text:span text:style-name="T1793">then your program should display:</text:span></text:p>
      <text:p text:style-name="P1207"><text:span text:style-name="T1794"/></text:p>
      <text:p text:style-name="P1207"><text:span text:style-name="T1795">Output:</text:span></text:p>
      <text:p text:style-name="P1207"><text:span text:style-name="T1796">first</text:span></text:p>
      <text:p text:style-name="P1207"><text:span text:style-name="T1796">second</text:span></text:p>
      <text:p text:style-name="P1207"><text:span text:style-name="T1796">third</text:span></text:p>
      <text:p text:style-name="P1208"><text:span text:style-name="T1797"/></text:p>
      <text:p text:style-name="P1209"><text:span text:style-name="T1797"/></text:p>
      <text:p text:style-name="P1210"><text:span text:style-name="T1798">a= []</text:span></text:p>
      <text:p text:style-name="P1211"><text:span text:style-name="T1798">while True:</text:span></text:p>
      <text:p text:style-name="P1212"><text:span text:style-name="T1798">b = input().strip()</text:span><text:span text:style-name="T1799"><text:s/></text:span><text:span text:style-name="T1800">if not b:</text:span></text:p>
      <text:p text:style-name="P1213"><text:span text:style-name="T1800">break</text:span></text:p>
      <text:p text:style-name="P1214"><text:span text:style-name="T1800">if b not in a:</text:span><text:span text:style-name="T1801"><text:s/></text:span><text:span text:style-name="T1802">a.append(b)</text:span></text:p>
      <text:p text:style-name="P1215"><text:span text:style-name="T1802">for b in a:</text:span></text:p>
      <text:p text:style-name="P1216"><text:span text:style-name="T1802">(print b)</text:span></text:p>
      <text:p text:style-name="P1217"><text:span text:style-name="T1803"/></text:p>
      <text:p text:style-name="P1218"><text:span text:style-name="T1804"><text:s/></text:span></text:p>
      <text:p text:style-name="P1218"><text:span text:style-name="T1805"/></text:p>
      <text:p text:style-name="P1219"><text:span text:style-name="T1805"/></text:p>
      <text:p text:style-name="P1220"><text:span text:style-name="T1805"/></text:p>
      <text:p text:style-name="P1220"><text:span text:style-name="T1806"><text:s/></text:span></text:p>
      <text:p text:style-name="P1220"><text:span text:style-name="T1807"/></text:p>
      <text:p text:style-name="P1221"><text:span text:style-name="T1808">Ex. No. <text:tab/>: <text:tab/>6.10 <text:tab/><text:tab/><text:tab/><text:tab/>Date:</text:span></text:p>
      <text:p text:style-name="P1221"><text:span text:style-name="T1808">Register No.: <text:tab/><text:tab/><text:tab/><text:tab/><text:tab/>Name:</text:span></text:p>
      <text:p text:style-name="P1221"><text:span text:style-name="T1809"/></text:p>
      <text:p text:style-name="P1222"><text:span text:style-name="T1810">Username Domain Extension</text:span></text:p>
      <text:p text:style-name="P1223"><text:span text:style-name="T1811">Given a string S which is of the format USERNAME@DOMAIN.EXTENSION, the program must print the EXTENSION, DOMAIN, USERNAME in the reverse order.</text:span></text:p>
      <text:p text:style-name="P1224"><text:span text:style-name="T1812"/></text:p>
      <text:p text:style-name="P1224"><text:span text:style-name="T1813">Input Format</text:span><text:span text:style-name="T1814">:</text:span></text:p>
      <text:p text:style-name="P1224"><text:span text:style-name="T1814">The first line contains S.</text:span></text:p>
      <text:p text:style-name="P1224"><text:span text:style-name="T1815"/></text:p>
      <text:p text:style-name="P1224"><text:span text:style-name="T1816">Output Format</text:span><text:span text:style-name="T1817">:</text:span></text:p>
      <text:p text:style-name="P1224"><text:span text:style-name="T1817">The first line contains EXTENSION.</text:span></text:p>
      <text:p text:style-name="P1224"><text:span text:style-name="T1817">The second line contains DOMAIN.</text:span></text:p>
      <text:p text:style-name="P1224"><text:span text:style-name="T1817">The third line contains USERNAME.</text:span></text:p>
      <text:p text:style-name="P1224"><text:span text:style-name="T1818"/></text:p>
      <text:p text:style-name="P1224"><text:span text:style-name="T1819">Boundary Condition:</text:span></text:p>
      <text:p text:style-name="P1224"><text:span text:style-name="T1820">1 &lt;= Length of S &lt;= 100</text:span></text:p>
      <text:p text:style-name="P1224"><text:span text:style-name="T1820">Example Input/Output 1:</text:span></text:p>
      <text:p text:style-name="P1224"><text:span text:style-name="T1821"/></text:p>
      <text:p text:style-name="P1224"><text:span text:style-name="T1822">Input</text:span><text:span text:style-name="T1823">:</text:span></text:p>
      <text:p text:style-name="P1224"><text:span text:style-name="T1824"/></text:p>
      <text:p text:style-name="P1224"><text:span text:style-name="T1825">vijayakumar.r@rajalakshmi.edu.in</text:span></text:p>
      <text:p text:style-name="P1224"><text:span text:style-name="T1826"/></text:p>
      <text:p text:style-name="P1224"><text:span text:style-name="T1827">Output</text:span><text:span text:style-name="T1828">:</text:span></text:p>
      <text:p text:style-name="P1224"><text:span text:style-name="T1829"/></text:p>
      <text:p text:style-name="P1224"><text:span text:style-name="T1830">edu.in</text:span></text:p>
      <text:p text:style-name="P1224"><text:span text:style-name="T1830">rajalakshmi</text:span></text:p>
      <text:p text:style-name="P1224"><text:span text:style-name="T1830">vijayakumar.r</text:span></text:p>
      <text:p text:style-name="P1225"><text:span text:style-name="T1831"/></text:p>
      <text:p text:style-name="P1226"><text:span text:style-name="T1832"><text:s/></text:span></text:p>
      <text:p text:style-name="P1226"><text:span text:style-name="T1833"/></text:p>
      <text:p text:style-name="P1226"><text:span text:style-name="T1834">a=str(input())</text:span></text:p>
      <text:p text:style-name="P1226"><text:span text:style-name="T1834">b=[]</text:span></text:p>
      <text:p text:style-name="P1226"><text:span text:style-name="T1834">c=[]</text:span></text:p>
      <text:p text:style-name="P1226"><text:span text:style-name="T1834">d=[]</text:span></text:p>
      <text:p text:style-name="P1226"><text:span text:style-name="T1834">j=0</text:span></text:p>
      <text:p text:style-name="P1226"><text:span text:style-name="T1834">for i in range(0,len(a)):</text:span></text:p>
      <text:p text:style-name="P1226"><text:span text:style-name="T1834"><text:s text:c="4"/>if a[i]=='@':</text:span></text:p>
      <text:p text:style-name="P1226"><text:span text:style-name="T1834"><text:s text:c="8"/>break</text:span></text:p>
      <text:p text:style-name="P1226"><text:span text:style-name="T1834"><text:s text:c="4"/>b.append(a[i])</text:span></text:p>
      <text:p text:style-name="P1226"><text:span text:style-name="T1834"><text:s text:c="4"/>j=j+1<text:s text:c="2"/></text:span></text:p>
      <text:p text:style-name="P1226"><text:span text:style-name="T1834">for i in range(j,len(a)):</text:span></text:p>
      <text:p text:style-name="P1226"><text:span text:style-name="T1834"><text:s text:c="4"/>if a[i]=='.':</text:span></text:p>
      <text:p text:style-name="P1226"><text:span text:style-name="T1834"><text:s text:c="8"/>break</text:span></text:p>
      <text:p text:style-name="P1226"><text:span text:style-name="T1834"><text:s text:c="4"/>if a[i]!='@':</text:span></text:p>
      <text:p text:style-name="P1226"><text:span text:style-name="T1834"><text:s text:c="8"/>c.append(a[i])</text:span></text:p>
      <text:p text:style-name="P1226"><text:span text:style-name="T1834"><text:s text:c="4"/>j=j+1</text:span></text:p>
      <text:p text:style-name="P1226"><text:span text:style-name="T1834">for i in range(j,len(a)):</text:span></text:p>
      <text:p text:style-name="P1226"><text:span text:style-name="T1834"><text:s text:c="4"/>if i==j:</text:span></text:p>
      <text:p text:style-name="P1226"><text:span text:style-name="T1834"><text:s text:c="8"/>pass</text:span></text:p>
      <text:p text:style-name="P1226"><text:span text:style-name="T1834"><text:s text:c="4"/>else:<text:s text:c="4"/></text:span></text:p>
      <text:p text:style-name="P1226"><text:span text:style-name="T1834"><text:s text:c="8"/>d.append(a[i])</text:span></text:p>
      <text:p text:style-name="P1226"><text:span text:style-name="T1834"><text:s text:c="7"/></text:span></text:p>
      <text:p text:style-name="P1226"><text:span text:style-name="T1834"><text:s text:c="7"/></text:span></text:p>
      <text:p text:style-name="P1226"><text:span text:style-name="T1834">for i in range(0,len(d)):</text:span></text:p>
      <text:p text:style-name="P1226"><text:span text:style-name="T1834"><text:s text:c="4"/>print(d[i],end='')</text:span></text:p>
      <text:p text:style-name="P1226"><text:span text:style-name="T1834"><text:s text:c="4"/>if i==len(d)-1:</text:span></text:p>
      <text:p text:style-name="P1226"><text:span text:style-name="T1834"><text:s text:c="8"/>print(end='\n')</text:span></text:p>
      <text:p text:style-name="P1226"><text:span text:style-name="T1834">for i in range(0,len(c)):</text:span></text:p>
      <text:p text:style-name="P1226"><text:span text:style-name="T1834"><text:s text:c="4"/>print(c[i],end='')</text:span></text:p>
      <text:p text:style-name="P1226"><text:span text:style-name="T1834"><text:s text:c="4"/>if i==len(c)-1:</text:span></text:p>
      <text:p text:style-name="P1226"><text:span text:style-name="T1834"><text:s text:c="8"/>print(end='\n')</text:span></text:p>
      <text:p text:style-name="P1226"><text:span text:style-name="T1834">for i in range(0,len(b)):</text:span></text:p>
      <text:p text:style-name="P1226"><text:span text:style-name="T1834"><text:s text:c="4"/>print(b[i],end='')</text:span></text:p>
      <text:p text:style-name="P1226"><text:span text:style-name="T1834"><text:s text:c="4"/>if i==len(b)-1:</text:span></text:p>
      <text:p text:style-name="P1226"><text:span text:style-name="T1834"><text:s text:c="8"/>print(end='\n') </text:span></text:p>
      <text:p text:style-name="P1226"><text:span text:style-name="T1835"/></text:p>
      <text:p text:style-name="P1226"><text:span text:style-name="T1836"><text:s/></text:span></text:p>
      <text:p text:style-name="P1226"><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7"><text:span text:style-name="T1837"/></text:p>
      <text:p text:style-name="P1228"><text:span text:style-name="T1838">07 - Functions</text:span></text:p>
      <text:p text:style-name="P1229"><text:span text:style-name="T1839"><text:s/></text:span></text:p>
      <text:p text:style-name="P1229"><text:span text:style-name="T1839"><text:s/></text:span></text:p>
      <text:p text:style-name="P1229"><text:span text:style-name="T1840"/></text:p>
      <text:p text:style-name="P1230"><text:span text:style-name="T1841">Ex. No. <text:tab/>: <text:tab/>7.1 <text:tab/><text:tab/><text:tab/><text:tab/>Date:</text:span></text:p>
      <text:p text:style-name="P1230"><text:span text:style-name="T1841">Register No.: <text:tab/><text:tab/><text:tab/><text:tab/><text:tab/>Name:</text:span></text:p>
      <text:p text:style-name="P1230"><text:span text:style-name="T1842"/></text:p>
      <text:p text:style-name="P1231"><text:span text:style-name="T1843">Abundant Number</text:span></text:p>
      <text:p text:style-name="P1232"><text:span text:style-name="T1844">An abundant number is a number for which the sum of its proper divisors is greater than the number itself. Proper divisors of the number are those that are strictly lesser than the number.</text:span></text:p>
      <text:p text:style-name="P1232"><text:span text:style-name="T1845"/></text:p>
      <text:p text:style-name="P1232"><text:span text:style-name="T1846">Input Format</text:span><text:span text:style-name="T1847">:</text:span></text:p>
      <text:p text:style-name="P1232"><text:span text:style-name="T1847">Take input an integer from stdin</text:span></text:p>
      <text:p text:style-name="P1232"><text:span text:style-name="T1848">Output Format:</text:span></text:p>
      <text:p text:style-name="P1232"><text:span text:style-name="T1849">Return Yes if given number is Abundant. Otherwise, print No</text:span></text:p>
      <text:p text:style-name="P1233"><text:span text:style-name="T1850"/></text:p>
      <text:p text:style-name="P1234"><text:span text:style-name="T1851">Example input:</text:span></text:p>
      <text:p text:style-name="P1234"><text:span text:style-name="T1852">12</text:span></text:p>
      <text:p text:style-name="P1234"><text:span text:style-name="T1853">Output</text:span><text:span text:style-name="T1854">:</text:span></text:p>
      <text:p text:style-name="P1234"><text:span text:style-name="T1854">Yes</text:span></text:p>
      <text:p text:style-name="P1234"><text:span text:style-name="T1854">Explanation</text:span></text:p>
      <text:p text:style-name="P1234"><text:span text:style-name="T1854">The proper divisors of 12 are: 1, 2, 3, 4, 6, whose sum is 1 + 2 + 3 + 4 + 6 = 16. Since sum of proper divisors is greater than the given number, 12 is an abundant number.</text:span></text:p>
      <text:p text:style-name="P1234"><text:span text:style-name="T1855">Example input:</text:span></text:p>
      <text:p text:style-name="P1234"><text:span text:style-name="T1856">13</text:span></text:p>
      <text:p text:style-name="P1234"><text:span text:style-name="T1857">Output</text:span><text:span text:style-name="T1858">:</text:span></text:p>
      <text:p text:style-name="P1234"><text:span text:style-name="T1858">No</text:span></text:p>
      <text:p text:style-name="P1234"><text:span text:style-name="T1859">Explanation</text:span></text:p>
      <text:p text:style-name="P1234"><text:span text:style-name="T1860">The proper divisors of 13 is: 1, whose sum is 1. Since sum of proper divisors is not greater than the given number, 13 is not an abundant number.</text:span></text:p>
      <text:p text:style-name="P1234"><text:span text:style-name="T1861"/></text:p>
      <text:p text:style-name="P1234"><text:span text:style-name="T1862">For example:</text:span></text:p>
      <text:p text:style-name="P1234"><text:span text:style-name="T1862">Test<text:tab/><text:tab/><text:tab/><text:tab/>Result</text:span></text:p>
      <text:p text:style-name="P1234"><text:span text:style-name="T1862">print(abundant(12))<text:tab/><text:tab/>Yes</text:span></text:p>
      <text:p text:style-name="P1234"><text:span text:style-name="T1862">print(abundant(13))<text:tab/><text:tab/>No</text:span></text:p>
      <text:p text:style-name="P1235"><text:span text:style-name="T1863"/></text:p>
      <text:p text:style-name="P1236"><text:span text:style-name="T1863"/></text:p>
      <text:p text:style-name="P1237"><text:span text:style-name="T1864">def abundant(n):</text:span></text:p>
      <text:p text:style-name="P1238"><text:span text:style-name="T1864">sum1=0</text:span></text:p>
      <text:p text:style-name="P1239"><text:span text:style-name="T1864">for i in range(1,(n//2)+1):</text:span><text:span text:style-name="T1865"><text:s/></text:span><text:span text:style-name="T1866">if(n%i==0):</text:span></text:p>
      <text:p text:style-name="P1240"><text:span text:style-name="T1866">sum1+=i</text:span></text:p>
      <text:p text:style-name="P1241"><text:span text:style-name="T1866">if(sum1&gt;n):</text:span></text:p>
      <text:p text:style-name="P1242"><text:span text:style-name="T1866">return "Yes"</text:span><text:span text:style-name="T1867"><text:s/></text:span><text:span text:style-name="T1868">else:</text:span></text:p>
      <text:p text:style-name="P1243"><text:span text:style-name="T1868">return "No"</text:span></text:p>
      <text:p text:style-name="P1244"><text:span text:style-name="T1869"/></text:p>
      <text:p text:style-name="P1245"><text:span text:style-name="T1869"/></text:p>
      <text:p text:style-name="P1246"><text:span text:style-name="T1870"><text:s/></text:span></text:p>
      <text:p text:style-name="P1246"><text:span text:style-name="T1871"/></text:p>
      <text:p text:style-name="P1247"><text:span text:style-name="T1872">Ex. No. <text:tab/>: <text:tab/>7.2 <text:tab/><text:tab/><text:tab/><text:tab/>Date:</text:span></text:p>
      <text:p text:style-name="P1247"><text:span text:style-name="T1872">Register No.: <text:tab/><text:tab/><text:tab/><text:tab/><text:tab/>Name:</text:span></text:p>
      <text:p text:style-name="P1247"><text:span text:style-name="T1873"/></text:p>
      <text:p text:style-name="P1248"><text:span text:style-name="T1874">Automorphic number or not</text:span></text:p>
      <text:p text:style-name="P1249"><text:span text:style-name="T1875">An automorphic number is a number whose square ends with the number itself. For example, 5 is an automorphic number because 5*5 =25. The last digit is 5 which same as the given number. </text:span></text:p>
      <text:p text:style-name="P1249"><text:span text:style-name="T1876"/></text:p>
      <text:p text:style-name="P1249"><text:span text:style-name="T1877">If the number is not valid, it should display “Invalid input”.</text:span></text:p>
      <text:p text:style-name="P1249"><text:span text:style-name="T1877">If it is an automorphic number display “Automorphic” else display “Not Automorphic”.</text:span></text:p>
      <text:p text:style-name="P1249"><text:span text:style-name="T1877">Input Format:</text:span></text:p>
      <text:p text:style-name="P1249"><text:span text:style-name="T1877">Take a Integer from Stdin </text:span></text:p>
      <text:p text:style-name="P1249"><text:span text:style-name="T1877">Output Format: </text:span></text:p>
      <text:p text:style-name="P1249"><text:span text:style-name="T1877">Print Automorphic if given number is Automorphic number, otherwise Not Automorphic </text:span></text:p>
      <text:p text:style-name="P1249"><text:span text:style-name="T1877">Example input: 5 Output: Automorphic Example input: 25 Output: Automorphic Example input: 7 Output: Not Automorphic</text:span></text:p>
      <text:p text:style-name="P1249"><text:span text:style-name="T1877">For example:</text:span></text:p>
      <text:p text:style-name="P1249"><text:span text:style-name="T1877">Test<text:tab/><text:tab/><text:tab/><text:tab/>Result</text:span></text:p>
      <text:p text:style-name="P1250"><text:span text:style-name="T1878">print(automorphic(5))<text:tab/>Automorphic</text:span><text:span text:style-name="T1879"><text:s/></text:span></text:p>
      <text:p text:style-name="P1250"><text:span text:style-name="T1880"/></text:p>
      <text:p text:style-name="P1251"><text:span text:style-name="T1880"/></text:p>
      <text:p text:style-name="P1252"><text:span text:style-name="T1880"/></text:p>
      <text:p text:style-name="P1253"><text:span text:style-name="T1881">def automorphic(n):</text:span><text:span text:style-name="T1882"><text:s/></text:span><text:span text:style-name="T1883">if n &lt;= 0:</text:span></text:p>
      <text:p text:style-name="P1254"><text:span text:style-name="T1883">return "Invalid input"</text:span><text:span text:style-name="T1884"><text:s/></text:span><text:span text:style-name="T1885">square = n * n</text:span></text:p>
      <text:p text:style-name="P1255"><text:span text:style-name="T1885">if str(square).endswith(str(n)):</text:span><text:span text:style-name="T1886"><text:s/></text:span><text:span text:style-name="T1887">return "Automorphic"</text:span></text:p>
      <text:p text:style-name="P1256"><text:span text:style-name="T1888"/></text:p>
      <text:p text:style-name="P1257"><text:span text:style-name="T1889">else:</text:span></text:p>
      <text:p text:style-name="P1258"><text:span text:style-name="T1890"><text:s/></text:span></text:p>
      <text:p text:style-name="P1258"><text:span text:style-name="T1891"/></text:p>
      <text:p text:style-name="P1259"><text:span text:style-name="T1892">return "Not Automorphic"</text:span></text:p>
      <text:p text:style-name="P1260"><text:span text:style-name="T1892"><text:s/></text:span></text:p>
      <text:p text:style-name="P1260"><text:span text:style-name="T1893"/></text:p>
      <text:p text:style-name="P1260"><text:span text:style-name="T1893"/></text:p>
      <text:p text:style-name="P1260"><text:span text:style-name="T1894"><text:s/></text:span></text:p>
      <text:p text:style-name="P1260"><text:span text:style-name="T1895"/></text:p>
      <text:p text:style-name="P1261"><text:span text:style-name="T1896">Ex. No. <text:tab/>: <text:tab/>7.3 <text:tab/><text:tab/><text:tab/><text:tab/>Date:</text:span></text:p>
      <text:p text:style-name="P1261"><text:span text:style-name="T1896">Register No.: <text:tab/><text:tab/><text:tab/><text:tab/><text:tab/>Name:</text:span></text:p>
      <text:p text:style-name="P1261"><text:span text:style-name="T1897"/></text:p>
      <text:p text:style-name="P1262"><text:span text:style-name="T1898">Check Product of Digits</text:span></text:p>
      <text:p text:style-name="P1263"><text:span text:style-name="T1899">Write a code to check whether product of digits at even places is divisible by sum of digits at odd place of a positive integer.</text:span></text:p>
      <text:p text:style-name="P1263"><text:span text:style-name="T1899">Input Format:</text:span></text:p>
      <text:p text:style-name="P1263"><text:span text:style-name="T1900"/></text:p>
      <text:p text:style-name="P1263"><text:span text:style-name="T1901">Take an input integer from stdin.</text:span></text:p>
      <text:p text:style-name="P1263"><text:span text:style-name="T1902"/></text:p>
      <text:p text:style-name="P1263"><text:span text:style-name="T1903">Output Format:</text:span></text:p>
      <text:p text:style-name="P1263"><text:span text:style-name="T1904"/></text:p>
      <text:p text:style-name="P1263"><text:span text:style-name="T1905">Print TRUE or FALSE.</text:span></text:p>
      <text:p text:style-name="P1263"><text:span text:style-name="T1906"/></text:p>
      <text:p text:style-name="P1263"><text:span text:style-name="T1907">Example Input:</text:span></text:p>
      <text:p text:style-name="P1263"><text:span text:style-name="T1908"/></text:p>
      <text:p text:style-name="P1263"><text:span text:style-name="T1909">1256</text:span></text:p>
      <text:p text:style-name="P1263"><text:span text:style-name="T1910"/></text:p>
      <text:p text:style-name="P1263"><text:span text:style-name="T1911">Output:</text:span></text:p>
      <text:p text:style-name="P1263"><text:span text:style-name="T1912"/></text:p>
      <text:p text:style-name="P1263"><text:span text:style-name="T1913">TRUE</text:span></text:p>
      <text:p text:style-name="P1263"><text:span text:style-name="T1914"/></text:p>
      <text:p text:style-name="P1263"><text:span text:style-name="T1915">Example Input:</text:span></text:p>
      <text:p text:style-name="P1263"><text:span text:style-name="T1916"/></text:p>
      <text:p text:style-name="P1263"><text:span text:style-name="T1917">1595</text:span></text:p>
      <text:p text:style-name="P1263"><text:span text:style-name="T1918"/></text:p>
      <text:p text:style-name="P1263"><text:span text:style-name="T1919">Output:</text:span></text:p>
      <text:p text:style-name="P1263"><text:span text:style-name="T1920"/></text:p>
      <text:p text:style-name="P1263"><text:span text:style-name="T1921">FALSE</text:span></text:p>
      <text:p text:style-name="P1263"><text:span text:style-name="T1922"/></text:p>
      <text:p text:style-name="P1263"><text:span text:style-name="T1923">For example:</text:span></text:p>
      <text:p text:style-name="P1263"><text:span text:style-name="T1924"/></text:p>
      <table:table table:style-name="Table29">
        <table:table-column table:style-name="TableColumn2900"/>
        <table:table-column table:style-name="TableColumn2901"/>
        <table:table-row table:style-name="TableRow2900">
          <table:table-cell table:style-name="TableCell290000">
            <text:p text:style-name="P1265"><text:span text:style-name="T1925">Test</text:span><text:span text:style-name="T1926"/></text:p>
          </table:table-cell>
          <table:table-cell table:style-name="TableCell290001">
            <text:p text:style-name="P1265"><text:span text:style-name="T1927">Result</text:span><text:span text:style-name="T1928"/></text:p>
          </table:table-cell>
        </table:table-row>
        <table:table-row table:style-name="TableRow2901">
          <table:table-cell table:style-name="TableCell290100">
            <text:p text:style-name="P1268"><text:span text:style-name="T1929">print(productDigits(1256))</text:span><text:span text:style-name="T1930"/></text:p>
          </table:table-cell>
          <table:table-cell table:style-name="TableCell290101">
            <text:p text:style-name="P1268"><text:span text:style-name="T1931">True</text:span><text:span text:style-name="T1932"/></text:p>
          </table:table-cell>
        </table:table-row>
        <table:table-row table:style-name="TableRow2902">
          <table:table-cell table:style-name="TableCell290200">
            <text:p text:style-name="P1271"><text:span text:style-name="T1933">print(productDigits(1595))</text:span><text:span text:style-name="T1934"/></text:p>
          </table:table-cell>
          <table:table-cell table:style-name="TableCell290201">
            <text:p text:style-name="P1271"><text:span text:style-name="T1935">False</text:span><text:span text:style-name="T1936"/></text:p>
          </table:table-cell>
        </table:table-row>
      </table:table>
      <text:p text:style-name="P1273"><text:span text:style-name="T1936"/></text:p>
      <text:p text:style-name="P1274"><text:span text:style-name="T1937">from math import log10</text:span></text:p>
      <text:p text:style-name="P1275"><text:span text:style-name="T1937">def productDigits(n):</text:span><text:span text:style-name="T1938"><text:s/></text:span><text:span text:style-name="T1939">digit_count=int(log10(n))+1</text:span><text:span text:style-name="T1940"><text:s/></text:span><text:span text:style-name="T1941">total=0</text:span></text:p>
      <text:p text:style-name="P1276"><text:span text:style-name="T1941">prod=1</text:span></text:p>
      <text:p text:style-name="P1277"><text:span text:style-name="T1941">while n&gt;0:</text:span></text:p>
      <text:p text:style-name="P1278"><text:span text:style-name="T1941">if digit_count%2==0:</text:span></text:p>
      <text:p text:style-name="P1279"><text:span text:style-name="T1941">prod*=n%10</text:span></text:p>
      <text:p text:style-name="P1280"><text:span text:style-name="T1941">else:</text:span></text:p>
      <text:p text:style-name="P1281"><text:span text:style-name="T1941">total+=n%10</text:span><text:span text:style-name="T1942"><text:s/></text:span><text:span text:style-name="T1943">n=n//10</text:span><text:span text:style-name="T1944"><text:s/></text:span><text:span text:style-name="T1945">digit_count-=1</text:span></text:p>
      <text:p text:style-name="P1282"><text:span text:style-name="T1945">if prod%total==0:</text:span><text:span text:style-name="T1946"><text:s/></text:span><text:span text:style-name="T1947">return True</text:span></text:p>
      <text:p text:style-name="P1283"><text:span text:style-name="T1947">return False</text:span><text:span text:style-name="T1948"><text:s/></text:span><text:span text:style-name="T1949">n=59361</text:span></text:p>
      <text:p text:style-name="P1284"><text:span text:style-name="T1950"/></text:p>
      <text:p text:style-name="P1284"><text:span text:style-name="T1950"/></text:p>
      <text:p text:style-name="P1285"><text:span text:style-name="T1951"><text:s/></text:span></text:p>
      <text:p text:style-name="P1285"><text:span text:style-name="T1952"><text:s/></text:span></text:p>
      <text:p text:style-name="P1285"><text:span text:style-name="T1953"/></text:p>
      <text:p text:style-name="P1286"><text:span text:style-name="T1954">Ex. No. <text:tab/>: <text:tab/>7.4 <text:tab/><text:tab/><text:tab/><text:tab/>Date:</text:span></text:p>
      <text:p text:style-name="P1286"><text:span text:style-name="T1954">Register No.: <text:tab/><text:tab/><text:tab/><text:tab/><text:tab/>Name:</text:span></text:p>
      <text:p text:style-name="P1286"><text:span text:style-name="T1955"/></text:p>
      <text:p text:style-name="P1287"><text:span text:style-name="T1956">Christmas Discount</text:span></text:p>
      <text:p text:style-name="P1288"><text:span text:style-name="T1957">An e-commerce company plans to give their customers a special discount for Christmas.</text:span></text:p>
      <text:p text:style-name="P1289"><text:span text:style-name="T1957">They are planning to offer a flat discount. The discount value is calculated as the sum of all the prime digits in the total bill amount.</text:span></text:p>
      <text:p text:style-name="P1289"><text:span text:style-name="T1957">Write an python code to find the discount value for the given total bill amount.</text:span></text:p>
      <text:p text:style-name="P1289"><text:span text:style-name="T1958">Constraints</text:span></text:p>
      <text:p text:style-name="P1289"><text:span text:style-name="T1959">1 &lt;= orderValue&lt; 10e</text:span><text:span text:style-name="T1960">100000</text:span></text:p>
      <text:p text:style-name="P1289"><text:span text:style-name="T1961">Input</text:span></text:p>
      <text:p text:style-name="P1289"><text:span text:style-name="T1961">The input consists of an integer orderValue, representing the total bill amount.</text:span></text:p>
      <text:p text:style-name="P1289"><text:span text:style-name="T1961">Output</text:span></text:p>
      <text:p text:style-name="P1289"><text:span text:style-name="T1961">Print an integer representing the discount value for the given total bill amount.</text:span></text:p>
      <text:p text:style-name="P1289"><text:span text:style-name="T1961">Example Input</text:span></text:p>
      <text:p text:style-name="P1289"><text:span text:style-name="T1961">578</text:span></text:p>
      <text:p text:style-name="P1289"><text:span text:style-name="T1961">Output</text:span></text:p>
      <text:p text:style-name="P1289"><text:span text:style-name="T1961">12</text:span></text:p>
      <text:p text:style-name="P1289"><text:span text:style-name="T1962">For example:</text:span></text:p>
      <table:table table:style-name="Table30">
        <table:table-column table:style-name="TableColumn3000"/>
        <table:table-column table:style-name="TableColumn3001"/>
        <table:table-row table:style-name="TableRow3000">
          <table:table-cell table:style-name="TableCell300000">
            <text:p text:style-name="P1291"><text:span text:style-name="T1964">Test</text:span><text:span text:style-name="T1965"/></text:p>
          </table:table-cell>
          <table:table-cell table:style-name="TableCell300001">
            <text:p text:style-name="P1291"><text:span text:style-name="T1966">Result</text:span><text:span text:style-name="T1967"/></text:p>
          </table:table-cell>
        </table:table-row>
        <table:table-row table:style-name="TableRow3001">
          <table:table-cell table:style-name="TableCell300100">
            <text:p text:style-name="P1294"><text:span text:style-name="T1968">print(christmasDiscount(578))</text:span><text:span text:style-name="T1969"/></text:p>
          </table:table-cell>
          <table:table-cell table:style-name="TableCell300101">
            <text:p text:style-name="P1294"><text:span text:style-name="T1970">12</text:span><text:span text:style-name="T1971"/></text:p>
          </table:table-cell>
        </table:table-row>
      </table:table>
      <text:p text:style-name="P1296"><text:span text:style-name="T1971"/></text:p>
      <text:p text:style-name="P1296"><text:span text:style-name="T1971"/></text:p>
      <text:p text:style-name="P1297"><text:span text:style-name="T1971">def christmasDiscount(n):</text:span></text:p>
      <text:p text:style-name="P1297"><text:span text:style-name="T1971"><text:s text:c="4"/>p=[1,2,3,5,7]</text:span></text:p>
      <text:p text:style-name="P1297"><text:span text:style-name="T1971"><text:s text:c="4"/>d=0</text:span></text:p>
      <text:p text:style-name="P1297"><text:span text:style-name="T1971"><text:s text:c="4"/>n=str(n)</text:span></text:p>
      <text:p text:style-name="P1297"><text:span text:style-name="T1971"><text:s text:c="4"/>for i in n:</text:span></text:p>
      <text:p text:style-name="P1297"><text:span text:style-name="T1971"><text:s text:c="8"/>if int(i) in p:</text:span></text:p>
      <text:p text:style-name="P1297"><text:span text:style-name="T1971"><text:s text:c="12"/>d+=int(i)</text:span></text:p>
      <text:p text:style-name="P1297"><text:span text:style-name="T1971"><text:s text:c="4"/>return d</text:span></text:p>
      <text:p text:style-name="P1297"><text:span text:style-name="T1971"/></text:p>
      <text:p text:style-name="P1297"><text:span text:style-name="T1972"><text:s/></text:span></text:p>
      <text:p text:style-name="P1297"><text:span text:style-name="T1973"/></text:p>
      <text:p text:style-name="P1298"><text:span text:style-name="T1974">Ex. No. <text:tab/>: <text:tab/>7.5 <text:tab/><text:tab/><text:tab/><text:tab/>Date:</text:span></text:p>
      <text:p text:style-name="P1298"><text:span text:style-name="T1974">Register No.: <text:tab/><text:tab/><text:tab/><text:tab/><text:tab/>Name:</text:span></text:p>
      <text:p text:style-name="P1298"><text:span text:style-name="T1975"/></text:p>
      <text:p text:style-name="P1299"><text:span text:style-name="T1976">Coin Change</text:span></text:p>
      <text:p text:style-name="P1300"><text:span text:style-name="T1977">complete function to implement coin change making problem i.e. finding the minimum</text:span></text:p>
      <text:p text:style-name="P1301"><text:span text:style-name="T1977">number of coins of certain denominations that add up to given amount of money.</text:span></text:p>
      <text:p text:style-name="P1301"><text:span text:style-name="T1977">The only available coins are of values 1, 2, 3, 4</text:span><text:span text:style-name="T1978"/></text:p>
      <text:p text:style-name="P1302"><text:span text:style-name="T1979">Input Format:</text:span></text:p>
      <text:p text:style-name="P1302"><text:span text:style-name="T1979">Integer input from stdin.</text:span></text:p>
      <text:p text:style-name="P1302"><text:span text:style-name="T1979">Output Format:</text:span></text:p>
      <text:p text:style-name="P1302"><text:span text:style-name="T1979">return the minimum number of coins required to meet the given target.</text:span></text:p>
      <text:p text:style-name="P1302"><text:span text:style-name="T1979">Example Input:</text:span></text:p>
      <text:p text:style-name="P1302"><text:span text:style-name="T1979">16</text:span></text:p>
      <text:p text:style-name="P1302"><text:span text:style-name="T1979">Output:</text:span></text:p>
      <text:p text:style-name="P1302"><text:span text:style-name="T1979">4</text:span></text:p>
      <text:p text:style-name="P1302"><text:span text:style-name="T1979">Explanation:</text:span></text:p>
      <text:p text:style-name="P1302"><text:span text:style-name="T1979">We need only 4 coins of value 4 each</text:span></text:p>
      <text:p text:style-name="P1302"><text:span text:style-name="T1979">Example Input:</text:span></text:p>
      <text:p text:style-name="P1302"><text:span text:style-name="T1979">25</text:span></text:p>
      <text:p text:style-name="P1302"><text:span text:style-name="T1979">Output:</text:span></text:p>
      <text:p text:style-name="P1302"><text:span text:style-name="T1979">7</text:span></text:p>
      <text:p text:style-name="P1302"><text:span text:style-name="T1979">Explanation:</text:span></text:p>
      <text:p text:style-name="P1303"><text:span text:style-name="T1979">We need 6 coins of 4 value, and 1 coin of 1 value</text:span><text:span text:style-name="T1980"><text:s/></text:span></text:p>
      <text:p text:style-name="P1303"><text:span text:style-name="T1980"/></text:p>
      <text:p text:style-name="P1304"><text:span text:style-name="T1981">def coinChange(n):</text:span></text:p>
      <text:p text:style-name="P1304"><text:span text:style-name="T1981"><text:s text:c="4"/>coins=[1,2,3,4]</text:span></text:p>
      <text:p text:style-name="P1304"><text:span text:style-name="T1981"><text:s text:c="4"/>dp=[float('inf')]*(n+1)</text:span></text:p>
      <text:p text:style-name="P1304"><text:span text:style-name="T1981"><text:s text:c="4"/>dp[0]=0</text:span></text:p>
      <text:p text:style-name="P1304"><text:span text:style-name="T1981"><text:s text:c="4"/>for i in range(1,n+1):</text:span></text:p>
      <text:p text:style-name="P1304"><text:span text:style-name="T1981"><text:s text:c="8"/>for coin in coins:</text:span></text:p>
      <text:p text:style-name="P1304"><text:span text:style-name="T1981"><text:s text:c="12"/>if i&gt;=coin:</text:span></text:p>
      <text:p text:style-name="P1304"><text:span text:style-name="T1981"><text:s text:c="16"/>dp[i]=min(dp[i],dp[i-coin]+1)</text:span></text:p>
      <text:p text:style-name="P1304"><text:span text:style-name="T1981"><text:s text:c="4"/>return dp[n]</text:span><text:span text:style-name="T1982"/></text:p>
      <text:p text:style-name="P1304"><text:span text:style-name="T1982"/></text:p>
      <text:p text:style-name="P1305"><text:span text:style-name="T1983"><text:s/></text:span></text:p>
      <text:p text:style-name="P1305"><text:span text:style-name="T1984"/></text:p>
      <text:p text:style-name="P1306"><text:span text:style-name="T1985">Ex. No. <text:tab/>: <text:tab/>7.6 <text:tab/><text:tab/><text:tab/><text:tab/>Date:</text:span></text:p>
      <text:p text:style-name="P1306"><text:span text:style-name="T1985">Register No.: <text:tab/><text:tab/><text:tab/><text:tab/><text:tab/>Name:</text:span></text:p>
      <text:p text:style-name="P1306"><text:span text:style-name="T1986"/></text:p>
      <text:p text:style-name="P1307"><text:span text:style-name="T1987">Difference Sum</text:span></text:p>
      <text:p text:style-name="P1308"><text:span text:style-name="T1988">Given a number with maximum of 100 digits as input, find the difference between the sum of odd and even position digits.</text:span></text:p>
      <text:p text:style-name="P1309"><text:span text:style-name="T1989"/></text:p>
      <text:p text:style-name="P1310"><text:span text:style-name="T1990">Input Format:</text:span></text:p>
      <text:p text:style-name="P1310"><text:span text:style-name="T1990">Take a number in the form of String from stdin.</text:span></text:p>
      <text:p text:style-name="P1310"><text:span text:style-name="T1990">Output Format:</text:span></text:p>
      <text:p text:style-name="P1310"><text:span text:style-name="T1990">Print the difference between sum of even and odd digits</text:span></text:p>
      <text:p text:style-name="P1310"><text:span text:style-name="T1990">Example input:</text:span></text:p>
      <text:p text:style-name="P1310"><text:span text:style-name="T1990">1453</text:span></text:p>
      <text:p text:style-name="P1310"><text:span text:style-name="T1990">Output:</text:span></text:p>
      <text:p text:style-name="P1310"><text:span text:style-name="T1990">1</text:span></text:p>
      <text:p text:style-name="P1310"><text:span text:style-name="T1990">Explanation:</text:span></text:p>
      <text:p text:style-name="P1310"><text:span text:style-name="T1990">Here, sum of even digits is 4 + 3 = 7</text:span></text:p>
      <text:p text:style-name="P1310"><text:span text:style-name="T1990">sum of odd digits is 1 + 5 = 6.</text:span></text:p>
      <text:p text:style-name="P1310"><text:span text:style-name="T1990">Difference is 1.</text:span></text:p>
      <text:p text:style-name="P1311"><text:span text:style-name="T1990">Note that we are always taking absolute difference</text:span><text:span text:style-name="T1991"><text:s/></text:span></text:p>
      <text:p text:style-name="P1312"><text:span text:style-name="T1992"/></text:p>
      <text:p text:style-name="P1312"><text:span text:style-name="T1993">def differenceSum(n):</text:span></text:p>
      <text:p text:style-name="P1312"><text:span text:style-name="T1993"><text:s text:c="4"/>esum=0</text:span></text:p>
      <text:p text:style-name="P1312"><text:span text:style-name="T1993"><text:s text:c="4"/>osum=0</text:span></text:p>
      <text:p text:style-name="P1312"><text:span text:style-name="T1993"><text:s text:c="4"/>a=str(n)</text:span></text:p>
      <text:p text:style-name="P1312"><text:span text:style-name="T1993"><text:s text:c="4"/>for i in range(len(str(n))):</text:span></text:p>
      <text:p text:style-name="P1312"><text:span text:style-name="T1993"><text:s text:c="8"/>if i%2==0:</text:span></text:p>
      <text:p text:style-name="P1312"><text:span text:style-name="T1993"><text:s text:c="12"/>esum=esum+int(a[i])</text:span></text:p>
      <text:p text:style-name="P1312"><text:span text:style-name="T1993"><text:s text:c="8"/>else:</text:span></text:p>
      <text:p text:style-name="P1312"><text:span text:style-name="T1993"><text:s text:c="12"/>osum=osum+int(a[i])</text:span></text:p>
      <text:p text:style-name="P1312"><text:span text:style-name="T1993"><text:s text:c="4"/>return (abs(esum-osum))</text:span></text:p>
      <text:p text:style-name="P1312"><text:span text:style-name="T1993"><text:s text:c="4"/></text:span><text:span text:style-name="T1994"/></text:p>
      <text:p text:style-name="P1313"><text:span text:style-name="T1995"><text:s/></text:span></text:p>
      <text:p text:style-name="P1313"><text:span text:style-name="T1996"><text:s/></text:span></text:p>
      <text:p text:style-name="P1313"><text:span text:style-name="T1997"/></text:p>
      <text:p text:style-name="P1314"><text:span text:style-name="T1998">Ex. No. <text:tab/>: <text:tab/>7.7 <text:tab/><text:tab/><text:tab/><text:tab/>Date:</text:span></text:p>
      <text:p text:style-name="P1314"><text:span text:style-name="T1998">Register No.: <text:tab/><text:tab/><text:tab/><text:tab/><text:tab/>Name:</text:span></text:p>
      <text:p text:style-name="P1315"><text:span text:style-name="T1999"/></text:p>
      <text:p text:style-name="P1316"><text:span text:style-name="T2000">Ugly number</text:span></text:p>
      <text:p text:style-name="P1316"><text:span text:style-name="T2001"/></text:p>
      <text:p text:style-name="P1317"><text:span text:style-name="T2002">A number is considered to be ugly if its only prime factors are 2, 3 or 5.</text:span></text:p>
      <text:p text:style-name="P1317"><text:span text:style-name="T2002">[1, 2, 3, 4, 5, 6, 8, 9, 10, 12, 15, …] is the sequence of ugly numbers.</text:span></text:p>
      <text:p text:style-name="P1317"><text:span text:style-name="T2002">Task:</text:span></text:p>
      <text:p text:style-name="P1317"><text:span text:style-name="T2002">complete the function which takes a number n as input and checks if it's an ugly number. return ugly if it is ugly, else return not ugly</text:span></text:p>
      <text:p text:style-name="P1317"><text:span text:style-name="T2002">Hint:</text:span></text:p>
      <text:p text:style-name="P1317"><text:span text:style-name="T2002">An ugly number U can be expressed as: U = 2^a * 3^b * 5^c, where a, b and c are nonnegative integers.</text:span><text:span text:style-name="T2003"/></text:p>
      <text:p text:style-name="P1318"><text:span text:style-name="T2004">For example:</text:span></text:p>
      <table:table table:style-name="Table31">
        <table:table-column table:style-name="TableColumn3100"/>
        <table:table-column table:style-name="TableColumn3101"/>
        <table:table-row table:style-name="TableRow3100">
          <table:table-cell table:style-name="TableCell310000">
            <text:p text:style-name="P1320"><text:span text:style-name="T2005">Test</text:span><text:span text:style-name="T2006"/></text:p>
          </table:table-cell>
          <table:table-cell table:style-name="TableCell310001">
            <text:p text:style-name="P1320"><text:span text:style-name="T2007">Result</text:span><text:span text:style-name="T2008"/></text:p>
          </table:table-cell>
        </table:table-row>
        <table:table-row table:style-name="TableRow3101">
          <table:table-cell table:style-name="TableCell310100">
            <text:p text:style-name="P1323"><text:span text:style-name="T2009">print(checkUgly(6))</text:span><text:span text:style-name="T2010"/></text:p>
          </table:table-cell>
          <table:table-cell table:style-name="TableCell310101">
            <text:p text:style-name="P1323"><text:span text:style-name="T2011">ugly<text:s/></text:span><text:span text:style-name="T2012"/></text:p>
          </table:table-cell>
        </table:table-row>
        <table:table-row table:style-name="TableRow3102">
          <table:table-cell table:style-name="TableCell310200">
            <text:p text:style-name="P1326"><text:span text:style-name="T2013">print(checkUgly(21))</text:span><text:span text:style-name="T2014"/></text:p>
          </table:table-cell>
          <table:table-cell table:style-name="TableCell310201">
            <text:p text:style-name="P1326"><text:span text:style-name="T2015">not ugly<text:s/></text:span><text:span text:style-name="T2016"/></text:p>
          </table:table-cell>
        </table:table-row>
      </table:table>
      <text:p text:style-name="P1328"><text:span text:style-name="T2016"/></text:p>
      <text:p text:style-name="P1329"><text:span text:style-name="T2017"><text:s/></text:span></text:p>
      <text:p text:style-name="P1329"><text:span text:style-name="T2018">def maxDivide(a,b):</text:span></text:p>
      <text:p text:style-name="P1329"><text:span text:style-name="T2018"><text:s text:c="4"/>while a%b==0:</text:span></text:p>
      <text:p text:style-name="P1329"><text:span text:style-name="T2018"><text:s text:c="8"/>a=a/b</text:span></text:p>
      <text:p text:style-name="P1329"><text:span text:style-name="T2018"><text:s text:c="4"/>return a</text:span></text:p>
      <text:p text:style-name="P1329"><text:span text:style-name="T2018"/></text:p>
      <text:p text:style-name="P1329"><text:span text:style-name="T2018">def checkUgly(no):</text:span></text:p>
      <text:p text:style-name="P1329"><text:span text:style-name="T2018"><text:s text:c="4"/>no=maxDivide(no,2)</text:span></text:p>
      <text:p text:style-name="P1329"><text:span text:style-name="T2018"><text:s text:c="4"/>no=maxDivide(no,3)</text:span></text:p>
      <text:p text:style-name="P1329"><text:span text:style-name="T2018"><text:s text:c="4"/>no=maxDivide(no,5)</text:span></text:p>
      <text:p text:style-name="P1329"><text:span text:style-name="T2018"><text:s text:c="4"/>return "ugly" if no==1 else "not ugly"</text:span></text:p>
      <text:p text:style-name="P1329"><text:span text:style-name="T2019"><text:s/></text:span></text:p>
      <text:p text:style-name="P1329"><text:span text:style-name="T2020"/></text:p>
      <text:p text:style-name="P1330"><text:span text:style-name="T2020"/></text:p>
      <text:p text:style-name="P1330"><text:span text:style-name="T2020"/></text:p>
      <text:p text:style-name="P1330"><text:span text:style-name="T2020"/></text:p>
      <text:p text:style-name="P1330"><text:span text:style-name="T2020"/></text:p>
      <text:p text:style-name="P1330"><text:span text:style-name="T2020"/></text:p>
      <text:p text:style-name="P1330"><text:span text:style-name="T2020"/></text:p>
      <text:p text:style-name="P1330"><text:span text:style-name="T2020"/></text:p>
      <text:p text:style-name="P1330"><text:span text:style-name="T2020"/></text:p>
      <text:p text:style-name="P1331"><text:span text:style-name="T2021">08<text:s/></text:span><text:span text:style-name="T2022">–</text:span><text:span text:style-name="T2023"><text:s/>Tuple/Set</text:span></text:p>
      <text:p text:style-name="P1332"><text:span text:style-name="T2024"><text:s/></text:span><text:span text:style-name="T2025"><text:s/></text:span></text:p>
      <text:p text:style-name="P1332"><text:span text:style-name="T2026"/></text:p>
      <text:p text:style-name="P1333"><text:span text:style-name="T2027">Ex. No. <text:tab/>: <text:tab/>8.1 <text:tab/><text:tab/><text:tab/><text:tab/>Date:</text:span></text:p>
      <text:p text:style-name="P1333"><text:span text:style-name="T2027">Register No.: <text:tab/><text:tab/><text:tab/><text:tab/><text:tab/>Name:</text:span></text:p>
      <text:p text:style-name="P1333"><text:span text:style-name="T2028"/></text:p>
      <text:p text:style-name="P1334"><text:span text:style-name="T2029">Binary String</text:span></text:p>
      <text:p text:style-name="P1335"><text:span text:style-name="T2030">Coders here is a simple task for you, Given string str. Your task is to check whether it is a binary string or not by using python </text:span><text:span text:style-name="T2031">set</text:span><text:span text:style-name="T2032">.</text:span><text:span text:style-name="T2033"/></text:p>
      <text:p text:style-name="P1336"><text:span text:style-name="T2034">Examples:  </text:span></text:p>
      <text:p text:style-name="P1336"><text:span text:style-name="T2034">Input: str = "01010101010"</text:span></text:p>
      <text:p text:style-name="P1336"><text:span text:style-name="T2034">Output: Yes</text:span><text:span text:style-name="T2035"/></text:p>
      <text:p text:style-name="P1336"><text:span text:style-name="T2036">Input: str = "REC101"</text:span></text:p>
      <text:p text:style-name="P1336"><text:span text:style-name="T2036">Output: No</text:span></text:p>
      <text:p text:style-name="P1336"><text:span text:style-name="T2037">For example:</text:span></text:p>
      <table:table table:style-name="Table32">
        <table:table-column table:style-name="TableColumn3200"/>
        <table:table-column table:style-name="TableColumn3201"/>
        <table:table-row table:style-name="TableRow3200">
          <table:table-cell table:style-name="TableCell320000">
            <text:p text:style-name="P1338"><text:span text:style-name="T2037">Input</text:span><text:span text:style-name="T2038"/></text:p>
          </table:table-cell>
          <table:table-cell table:style-name="TableCell320001">
            <text:p text:style-name="P1338"><text:span text:style-name="T2039">Result</text:span><text:span text:style-name="T2040"/></text:p>
          </table:table-cell>
        </table:table-row>
        <table:table-row table:style-name="TableRow3201">
          <table:table-cell table:style-name="TableCell320100">
            <text:p text:style-name="P1341"><text:span text:style-name="T2041">01010101010</text:span><text:span text:style-name="T2042"/></text:p>
          </table:table-cell>
          <table:table-cell table:style-name="TableCell320101">
            <text:p text:style-name="P1341"><text:span text:style-name="T2043">Yes</text:span><text:span text:style-name="T2044"/></text:p>
          </table:table-cell>
        </table:table-row>
        <table:table-row table:style-name="TableRow3202">
          <table:table-cell table:style-name="TableCell320200">
            <text:p text:style-name="P1344"><text:span text:style-name="T2045">010101 10101</text:span><text:span text:style-name="T2046"/></text:p>
          </table:table-cell>
          <table:table-cell table:style-name="TableCell320201">
            <text:p text:style-name="P1344"><text:span text:style-name="T2047">No</text:span><text:span text:style-name="T2048"/></text:p>
          </table:table-cell>
        </table:table-row>
      </table:table>
      <text:p text:style-name="P1346"><text:span text:style-name="T2049"/></text:p>
      <text:p text:style-name="P1347"><text:span text:style-name="T2050">a=input()</text:span></text:p>
      <text:p text:style-name="P1347"><text:span text:style-name="T2050">for i in range(len(a)):</text:span></text:p>
      <text:p text:style-name="P1347"><text:span text:style-name="T2050"><text:s text:c="4"/>if(a.isdigit()):</text:span></text:p>
      <text:p text:style-name="P1347"><text:span text:style-name="T2050"><text:s text:c="8"/>flag=1</text:span></text:p>
      <text:p text:style-name="P1347"><text:span text:style-name="T2050"><text:s text:c="4"/>else:</text:span></text:p>
      <text:p text:style-name="P1347"><text:span text:style-name="T2050"><text:s text:c="8"/>flag=0</text:span></text:p>
      <text:p text:style-name="P1347"><text:span text:style-name="T2050">if(flag==1):</text:span></text:p>
      <text:p text:style-name="P1347"><text:span text:style-name="T2050"><text:s text:c="4"/>print("Yes")</text:span></text:p>
      <text:p text:style-name="P1347"><text:span text:style-name="T2050">else:</text:span></text:p>
      <text:p text:style-name="P1347"><text:span text:style-name="T2050"><text:s text:c="4"/>print("No")</text:span><text:span text:style-name="T2051"><text:s/></text:span></text:p>
      <text:p text:style-name="P1348"><text:span text:style-name="T2052"/></text:p>
      <text:p text:style-name="P1348"><text:span text:style-name="T2053"><text:s/></text:span></text:p>
      <text:p text:style-name="P1348"><text:span text:style-name="T2054"/></text:p>
      <text:p text:style-name="P1349"><text:span text:style-name="T2055">Ex. No. <text:tab/>: <text:tab/>8.2 <text:tab/><text:tab/><text:tab/><text:tab/>Date:</text:span></text:p>
      <text:p text:style-name="P1349"><text:span text:style-name="T2055">Register No.: <text:tab/><text:tab/><text:tab/><text:tab/><text:tab/>Name:</text:span></text:p>
      <text:p text:style-name="P1349"><text:span text:style-name="T2056"/></text:p>
      <text:p text:style-name="P1350"><text:span text:style-name="T2057">Check Pair</text:span></text:p>
      <text:p text:style-name="P1351"><text:span text:style-name="T2058">Given a tuple and a positive integer k, the task is to find the count of distinct pairs in the tuple whose sum is equal to </text:span><text:span text:style-name="T2059">K</text:span><text:span text:style-name="T2060">.</text:span></text:p>
      <text:p text:style-name="P1352"><text:span text:style-name="T2060"><text:s/></text:span><text:span text:style-name="T2061">Examples:</text:span></text:p>
      <text:p text:style-name="P1353"><text:span text:style-name="T2062">Input</text:span><text:span text:style-name="T2063">: t = (5, 6, 5, 7, 7, 8 ), K = 13 <text:line-break/></text:span><text:span text:style-name="T2064">Output</text:span><text:span text:style-name="T2065">: 2 <text:line-break/>Explanation: <text:line-break/>Pairs with sum K( = 13) are  {(5, 8), (6, 7), (6, 7)}. <text:line-break/>Therefore, distinct pairs with sum K( = 13) are { (5, 8), (6, 7) }. <text:line-break/>Therefore, the required output is 2.</text:span></text:p>
      <text:p text:style-name="P1353"><text:span text:style-name="T2065">For example:</text:span></text:p>
      <table:table table:style-name="Table33">
        <table:table-column table:style-name="TableColumn3300"/>
        <table:table-column table:style-name="TableColumn3301"/>
        <table:table-row table:style-name="TableRow3300">
          <table:table-cell table:style-name="TableCell330000">
            <text:p text:style-name="P1355"><text:span text:style-name="T2065">Input</text:span><text:span text:style-name="T2066"/></text:p>
          </table:table-cell>
          <table:table-cell table:style-name="TableCell330001">
            <text:p text:style-name="P1355"><text:span text:style-name="T2067">Result</text:span><text:span text:style-name="T2068"/></text:p>
          </table:table-cell>
        </table:table-row>
        <table:table-row table:style-name="TableRow3301">
          <table:table-cell table:style-name="TableCell330100">
            <text:p text:style-name="P1358"><text:span text:style-name="T2069">1,2,1,2,5</text:span></text:p>
            <text:p text:style-name="P1358"><text:span text:style-name="T2069">3</text:span><text:span text:style-name="T2070"/></text:p>
          </table:table-cell>
          <table:table-cell table:style-name="TableCell330101">
            <text:p text:style-name="P1358"><text:span text:style-name="T2071">1</text:span><text:span text:style-name="T2072"/></text:p>
          </table:table-cell>
        </table:table-row>
        <table:table-row table:style-name="TableRow3302">
          <table:table-cell table:style-name="TableCell330200">
            <text:p text:style-name="P1361"><text:span text:style-name="T2073">1,2</text:span></text:p>
            <text:p text:style-name="P1361"><text:span text:style-name="T2073">0</text:span><text:span text:style-name="T2074"/></text:p>
          </table:table-cell>
          <table:table-cell table:style-name="TableCell330201">
            <text:p text:style-name="P1361"><text:span text:style-name="T2075">0</text:span><text:span text:style-name="T2076"/></text:p>
          </table:table-cell>
        </table:table-row>
      </table:table>
      <text:p text:style-name="P1363"><text:span text:style-name="T2077"/></text:p>
      <text:p text:style-name="P1363"><text:span text:style-name="T2078">arr=eval(input())</text:span></text:p>
      <text:p text:style-name="P1363"><text:span text:style-name="T2078">k=int(input())</text:span></text:p>
      <text:p text:style-name="P1363"><text:span text:style-name="T2078">s=set()</text:span></text:p>
      <text:p text:style-name="P1363"><text:span text:style-name="T2078">for i in range(len(arr)):</text:span></text:p>
      <text:p text:style-name="P1363"><text:span text:style-name="T2078"><text:s text:c="4"/>for j in range(len(arr)):</text:span></text:p>
      <text:p text:style-name="P1363"><text:span text:style-name="T2078"><text:s text:c="8"/>if(i==j):</text:span></text:p>
      <text:p text:style-name="P1363"><text:span text:style-name="T2078"><text:s text:c="12"/>continue</text:span></text:p>
      <text:p text:style-name="P1363"><text:span text:style-name="T2078"><text:s text:c="8"/>if(arr[i]+arr[j]==k):</text:span></text:p>
      <text:p text:style-name="P1363"><text:span text:style-name="T2078"><text:s text:c="12"/>if (arr[i],arr[j]) in s or (arr[j],arr[i]) in s:</text:span></text:p>
      <text:p text:style-name="P1363"><text:span text:style-name="T2078"><text:s text:c="16"/>continue</text:span></text:p>
      <text:p text:style-name="P1363"><text:span text:style-name="T2078"><text:s text:c="12"/>s.add((arr[i],arr[j]))</text:span></text:p>
      <text:p text:style-name="P1363"><text:span text:style-name="T2078">print(len(s))</text:span></text:p>
      <text:p text:style-name="P1364"><text:span text:style-name="T2079"/></text:p>
      <text:p text:style-name="P1365"><text:span text:style-name="T2080"><text:s/></text:span></text:p>
      <text:p text:style-name="P1365"><text:span text:style-name="T2081"/></text:p>
      <text:p text:style-name="P1366"><text:span text:style-name="T2082">Ex. No. <text:tab/>: <text:tab/>8.3 <text:tab/><text:tab/><text:tab/><text:tab/>Date:</text:span></text:p>
      <text:p text:style-name="P1366"><text:span text:style-name="T2082">Register No.: <text:tab/><text:tab/><text:tab/><text:tab/><text:tab/>Name:</text:span></text:p>
      <text:p text:style-name="P1366"><text:span text:style-name="T2083"/></text:p>
      <text:p text:style-name="P1367"><text:span text:style-name="T2084">DNA Sequence</text:span></text:p>
      <text:p text:style-name="P1368"><text:span text:style-name="T2085">The </text:span><text:span text:style-name="T2086">DNA sequence</text:span><text:span text:style-name="T2087"> is composed of a series of nucleotides abbreviated as </text:span><text:span text:style-name="T2088">'A'</text:span><text:span text:style-name="T2089">, </text:span><text:span text:style-name="T2090">'C'</text:span><text:span text:style-name="T2091">, </text:span><text:span text:style-name="T2092">'G'</text:span><text:span text:style-name="T2093">, and </text:span><text:span text:style-name="T2094">'T'</text:span><text:span text:style-name="T2095">.</text:span></text:p>
      <text:p text:style-name="P1369"><text:span text:style-name="T2095">For example, </text:span><text:span text:style-name="T2096">"ACGAATTCCG"</text:span><text:span text:style-name="T2097"> is a </text:span><text:span text:style-name="T2098">DNA sequence</text:span><text:span text:style-name="T2099">.</text:span></text:p>
      <text:p text:style-name="P1370"><text:span text:style-name="T2099">When studying </text:span><text:span text:style-name="T2100">DNA</text:span><text:span text:style-name="T2101">, it is useful to identify repeated sequences within the DNA.</text:span></text:p>
      <text:p text:style-name="P1371"><text:span text:style-name="T2101">Given a string </text:span><text:span text:style-name="T2102">s</text:span><text:span text:style-name="T2103"> that represents a </text:span><text:span text:style-name="T2104">DNA sequence</text:span><text:span text:style-name="T2105">, return all the </text:span><text:span text:style-name="T2106">10</text:span><text:span text:style-name="T2107">-letter-long</text:span><text:span text:style-name="T2108"> sequences (substrings) that occur more than once in a DNA molecule. You may return the answer in </text:span><text:span text:style-name="T2109">any order</text:span><text:span text:style-name="T2110">.</text:span></text:p>
      <text:p text:style-name="P1372"><text:span text:style-name="T2110"><text:s/></text:span><text:span text:style-name="T2111">Example 1:</text:span></text:p>
      <text:p text:style-name="P1373"><text:span text:style-name="T2112">Input:</text:span><text:span text:style-name="T2113"><text:s/>s = "AAAAACCCCCAAAAACCCCCCAAAAAGGGTTT"</text:span></text:p>
      <text:p text:style-name="P1373"><text:span text:style-name="T2114">Output:</text:span><text:span text:style-name="T2115"><text:s/>["AAAAACCCCC","CCCCCAAAAA"]</text:span></text:p>
      <text:p text:style-name="P1374"><text:span text:style-name="T2116">Example 2:</text:span></text:p>
      <text:p text:style-name="P1375"><text:span text:style-name="T2117">Input:</text:span><text:span text:style-name="T2118"><text:s/>s = "AAAAAAAAAAAAA"</text:span></text:p>
      <text:p text:style-name="P1375"><text:span text:style-name="T2119">Output:</text:span><text:span text:style-name="T2120"><text:s/>["AAAAAAAAAA"]</text:span><text:span text:style-name="T2121"><text:line-break/><text:line-break/></text:span></text:p>
      <text:p text:style-name="P1376"><text:span text:style-name="T2122">For example:</text:span></text:p>
      <table:table table:style-name="Table34">
        <table:table-column table:style-name="TableColumn3400"/>
        <table:table-column table:style-name="TableColumn3401"/>
        <table:table-row table:style-name="TableRow3400">
          <table:table-cell table:style-name="TableCell340000">
            <text:p text:style-name="P1378"><text:span text:style-name="T2123">Input</text:span><text:span text:style-name="T2124"/></text:p>
          </table:table-cell>
          <table:table-cell table:style-name="TableCell340001">
            <text:p text:style-name="P1378"><text:span text:style-name="T2125">Result</text:span><text:span text:style-name="T2126"/></text:p>
          </table:table-cell>
        </table:table-row>
        <table:table-row table:style-name="TableRow3401">
          <table:table-cell table:style-name="TableCell340100">
            <text:p text:style-name="P1381"><text:span text:style-name="T2127">AAAAACCCCCAAAAACCCCCCAAAAAGGGTTT</text:span><text:span text:style-name="T2128"/></text:p>
          </table:table-cell>
          <table:table-cell table:style-name="TableCell340101">
            <text:p text:style-name="P1381"><text:span text:style-name="T2129">AAAAACCCCC</text:span></text:p>
            <text:p text:style-name="P1381"><text:span text:style-name="T2129">CCCCCAAAAA</text:span><text:span text:style-name="T2130"/></text:p>
          </table:table-cell>
        </table:table-row>
      </table:table>
      <text:p text:style-name="P1383"><text:span text:style-name="T2130"/></text:p>
      <text:p text:style-name="P1384"><text:span text:style-name="T2131">s = input()</text:span></text:p>
      <text:p text:style-name="P1384"><text:span text:style-name="T2131">if len(s) &lt;= 10:</text:span></text:p>
      <text:p text:style-name="P1384"><text:span text:style-name="T2131"><text:s/>print()</text:span></text:p>
      <text:p text:style-name="P1384"><text:span text:style-name="T2131">else:</text:span></text:p>
      <text:p text:style-name="P1384"><text:span text:style-name="T2131"><text:s/>sequences = {}</text:span></text:p>
      <text:p text:style-name="P1384"><text:span text:style-name="T2131"><text:s/>result = []</text:span></text:p>
      <text:p text:style-name="P1384"><text:span text:style-name="T2131"><text:s/>for i in range(len(s) - 9):</text:span></text:p>
      <text:p text:style-name="P1384"><text:span text:style-name="T2131"><text:s text:c="2"/>sequence = s[i:i + 10]</text:span></text:p>
      <text:p text:style-name="P1384"><text:span text:style-name="T2131"><text:s text:c="2"/>if sequence in sequences and sequence not in result:</text:span></text:p>
      <text:p text:style-name="P1384"><text:span text:style-name="T2131"><text:s text:c="3"/>result.append(sequence)</text:span></text:p>
      <text:p text:style-name="P1384"><text:span text:style-name="T2131"><text:s text:c="2"/>else:</text:span></text:p>
      <text:p text:style-name="P1384"><text:span text:style-name="T2131"><text:s text:c="3"/>sequences[sequence] = True</text:span></text:p>
      <text:p text:style-name="P1384"><text:span text:style-name="T2131"><text:s/>for seq in result:</text:span></text:p>
      <text:p text:style-name="P1384"><text:span text:style-name="T2131"><text:s text:c="2"/>print(seq)</text:span><text:span text:style-name="T2132"/></text:p>
      <text:p text:style-name="P1384"><text:span text:style-name="T2133"/></text:p>
      <text:p text:style-name="P1385"><text:span text:style-name="T2133"/></text:p>
      <text:p text:style-name="P1386"><text:span text:style-name="T2134"> </text:span></text:p>
      <text:p text:style-name="P1387"><text:span text:style-name="T2135"/></text:p>
      <text:p text:style-name="P1388"><text:span text:style-name="T2136"><text:s/></text:span></text:p>
      <text:p text:style-name="P1388"><text:span text:style-name="T2137"/></text:p>
      <text:p text:style-name="P1389"><text:span text:style-name="T2138">Ex. No. <text:tab/>: <text:tab/>8.4 <text:tab/><text:tab/><text:tab/><text:tab/>Date:</text:span></text:p>
      <text:p text:style-name="P1389"><text:span text:style-name="T2138">Register No.: <text:tab/><text:tab/><text:tab/><text:tab/><text:tab/>Name:</text:span></text:p>
      <text:p text:style-name="P1389"><text:span text:style-name="T2139"/></text:p>
      <text:p text:style-name="P1390"><text:span text:style-name="T2140">Print repeated no</text:span></text:p>
      <text:p text:style-name="P1391"><text:span text:style-name="T2141">Given an array of integers </text:span><text:span text:style-name="T2142">nums</text:span><text:span text:style-name="T2143"> containing </text:span><text:span text:style-name="T2144">n + 1</text:span><text:span text:style-name="T2145"> integers where each integer is in the range </text:span><text:span text:style-name="T2146">[1, n]</text:span><text:span text:style-name="T2147"> inclusive.There is only </text:span><text:span text:style-name="T2148">one repeated number</text:span><text:span text:style-name="T2149"> in </text:span><text:span text:style-name="T2150">nums</text:span><text:span text:style-name="T2151">, return </text:span><text:span text:style-name="T2152">this repeated number</text:span><text:span text:style-name="T2153">. Solve the problem using </text:span><text:a xlink:href="http://118.185.187.137/moodle/mod/resource/view.php?id=734"><text:span text:style-name="T2155">set</text:span></text:a><text:span text:style-name="T2156">.</text:span></text:p>
      <text:p text:style-name="P1392"><text:span text:style-name="T2157"><text:s/></text:span><text:span text:style-name="T2158">Example 1:</text:span></text:p>
      <text:p text:style-name="P1393"><text:span text:style-name="T2159">Input:</text:span><text:span text:style-name="T2160"><text:s/>nums = [1,3,4,2,2]</text:span></text:p>
      <text:p text:style-name="P1393"><text:span text:style-name="T2161">Output:</text:span><text:span text:style-name="T2162"><text:s/>2</text:span></text:p>
      <text:p text:style-name="P1394"><text:span text:style-name="T2163"/></text:p>
      <text:p text:style-name="P1394"><text:span text:style-name="T2164">Example 2:</text:span></text:p>
      <text:p text:style-name="P1395"><text:span text:style-name="T2165">Input:</text:span><text:span text:style-name="T2166"><text:s/>nums = [3,1,3,4,2]</text:span></text:p>
      <text:p text:style-name="P1395"><text:span text:style-name="T2167">Output:</text:span><text:span text:style-name="T2168"><text:s/>3</text:span></text:p>
      <text:p text:style-name="P1396"><text:span text:style-name="T2169">For example:</text:span></text:p>
      <table:table table:style-name="Table35">
        <table:table-column table:style-name="TableColumn3500"/>
        <table:table-column table:style-name="TableColumn3501"/>
        <table:table-row table:style-name="TableRow3500">
          <table:table-cell table:style-name="TableCell350000">
            <text:p text:style-name="P1398"><text:span text:style-name="T2170">Input</text:span><text:span text:style-name="T2171"/></text:p>
          </table:table-cell>
          <table:table-cell table:style-name="TableCell350001">
            <text:p text:style-name="P1398"><text:span text:style-name="T2172">Result</text:span><text:span text:style-name="T2173"/></text:p>
          </table:table-cell>
        </table:table-row>
        <table:table-row table:style-name="TableRow3501">
          <table:table-cell table:style-name="TableCell350100">
            <text:p text:style-name="P1401"><text:span text:style-name="T2174">1 3 4 4 2</text:span><text:span text:style-name="T2175"/></text:p>
          </table:table-cell>
          <table:table-cell table:style-name="TableCell350101">
            <text:p text:style-name="P1401"><text:span text:style-name="T2176">4</text:span><text:span text:style-name="T2177"/></text:p>
          </table:table-cell>
        </table:table-row>
      </table:table>
      <text:p text:style-name="P1403"><text:span text:style-name="T2178"/></text:p>
      <text:p text:style-name="P1403"><text:span text:style-name="T2179"/></text:p>
      <text:p text:style-name="P1404"><text:span text:style-name="T2180">Ex. No. <text:tab/>: <text:tab/>8.5 <text:tab/><text:tab/><text:tab/><text:tab/>Date:</text:span></text:p>
      <text:p text:style-name="P1404"><text:span text:style-name="T2180">Register No.: <text:tab/><text:tab/><text:tab/><text:tab/><text:tab/>Name:</text:span></text:p>
      <text:p text:style-name="P1404"><text:span text:style-name="T2181"/></text:p>
      <text:p text:style-name="P1405"><text:span text:style-name="T2182">Remove repeated</text:span></text:p>
      <text:p text:style-name="P1406"><text:span text:style-name="T2183">Write a program to eliminate the common elements in the given 2 arrays and print only the non-repeating elements and the total number of such non-repeating elements.</text:span></text:p>
      <text:p text:style-name="P1406"><text:span text:style-name="T2183">Input Format:</text:span></text:p>
      <text:p text:style-name="P1406"><text:span text:style-name="T2183">The first line contains space-separated values, denoting the size of the two arrays in integer format respectively.</text:span></text:p>
      <text:p text:style-name="P1406"><text:span text:style-name="T2183">The next two lines contain the space-separated integer arrays to be compared.</text:span><text:span text:style-name="T2184"/></text:p>
      <text:p text:style-name="P1407"><text:a xlink:href="https://www.rajalakshmicolleges.net/moodle/mod/quiz/view.php?id=5127"><text:span text:style-name="T2186">Sample</text:span></text:a><text:span text:style-name="T2187"> Input:</text:span></text:p>
      <text:p text:style-name="P1407"><text:span text:style-name="T2187">5 4</text:span></text:p>
      <text:p text:style-name="P1407"><text:span text:style-name="T2187">1 2 8 6 5</text:span></text:p>
      <text:p text:style-name="P1407"><text:span text:style-name="T2187">2 6 8 10</text:span></text:p>
      <text:p text:style-name="P1407"><text:a xlink:href="https://www.rajalakshmicolleges.net/moodle/mod/quiz/view.php?id=5127"><text:span text:style-name="T2189">Sample</text:span></text:a><text:span text:style-name="T2190"> Output:</text:span></text:p>
      <text:p text:style-name="P1407"><text:span text:style-name="T2190">1 5 10</text:span></text:p>
      <text:p text:style-name="P1407"><text:span text:style-name="T2190">3</text:span></text:p>
      <text:p text:style-name="P1407"><text:a xlink:href="https://www.rajalakshmicolleges.net/moodle/mod/quiz/view.php?id=5127"><text:span text:style-name="T2192">Sample</text:span></text:a><text:span text:style-name="T2193">  Input: </text:span></text:p>
      <text:p text:style-name="P1407"><text:span text:style-name="T2193">5 5</text:span></text:p>
      <text:p text:style-name="P1407"><text:span text:style-name="T2193">1 2 3 4 5</text:span></text:p>
      <text:p text:style-name="P1407"><text:span text:style-name="T2193">1 2 3 4 5</text:span></text:p>
      <text:p text:style-name="P1407"><text:a xlink:href="https://www.rajalakshmicolleges.net/moodle/mod/quiz/view.php?id=5127"><text:span text:style-name="T2195">Sample</text:span></text:a><text:span text:style-name="T2196"> Output:</text:span></text:p>
      <text:p text:style-name="P1407"><text:span text:style-name="T2196">NO SUCH ELEMENTS<text:line-break/></text:span></text:p>
      <text:p text:style-name="P1407"><text:span text:style-name="T2197">For example:</text:span></text:p>
      <table:table table:style-name="Table36">
        <table:table-column table:style-name="TableColumn3600"/>
        <table:table-column table:style-name="TableColumn3601"/>
        <table:table-row table:style-name="TableRow3600">
          <table:table-cell table:style-name="TableCell360000">
            <text:p text:style-name="P1409"><text:span text:style-name="T2198">Input</text:span><text:span text:style-name="T2199"/></text:p>
          </table:table-cell>
          <table:table-cell table:style-name="TableCell360001">
            <text:p text:style-name="P1409"><text:span text:style-name="T2200">Result</text:span><text:span text:style-name="T2201"/></text:p>
          </table:table-cell>
        </table:table-row>
        <table:table-row table:style-name="TableRow3601">
          <table:table-cell table:style-name="TableCell360100">
            <text:p text:style-name="P1412"><text:span text:style-name="T2202">5 4</text:span></text:p>
            <text:p text:style-name="P1412"><text:span text:style-name="T2202">1 2 8 6 5</text:span></text:p>
            <text:p text:style-name="P1412"><text:span text:style-name="T2202">2 6 8 10</text:span><text:span text:style-name="T2203"/></text:p>
          </table:table-cell>
          <table:table-cell table:style-name="TableCell360101">
            <text:p text:style-name="P1412"><text:span text:style-name="T2204">1 5 10</text:span></text:p>
            <text:p text:style-name="P1412"><text:span text:style-name="T2204">3</text:span><text:span text:style-name="T2205"/></text:p>
          </table:table-cell>
        </table:table-row>
      </table:table>
      <text:p text:style-name="P1414"><text:span text:style-name="T2205"/></text:p>
      <text:p text:style-name="P1415"><text:span text:style-name="T2206"><text:s/></text:span><text:span text:style-name="T2207">l=input()</text:span></text:p>
      <text:p text:style-name="P1415"><text:span text:style-name="T2207">l1=set(input().split(' '))</text:span></text:p>
      <text:p text:style-name="P1415"><text:span text:style-name="T2207">l2=set(input().split(' '))</text:span></text:p>
      <text:p text:style-name="P1415"><text:span text:style-name="T2207">l=list(l1^l2)</text:span></text:p>
      <text:p text:style-name="P1415"><text:span text:style-name="T2207">r=[]</text:span></text:p>
      <text:p text:style-name="P1415"><text:span text:style-name="T2207">for i in l:</text:span></text:p>
      <text:p text:style-name="P1415"><text:span text:style-name="T2207"><text:s text:c="4"/>r.append(int(i))</text:span></text:p>
      <text:p text:style-name="P1415"><text:span text:style-name="T2207">for i in sorted(r):</text:span></text:p>
      <text:p text:style-name="P1415"><text:span text:style-name="T2207"><text:s text:c="4"/>print(i,end=" ")</text:span></text:p>
      <text:p text:style-name="P1415"><text:span text:style-name="T2207">print()</text:span></text:p>
      <text:p text:style-name="P1415"><text:span text:style-name="T2207">print(len(l))</text:span><text:span text:style-name="T2208"/></text:p>
      <text:p text:style-name="P1416"><text:span text:style-name="T2209"><text:s/></text:span></text:p>
      <text:p text:style-name="P1416"><text:span text:style-name="T2210"/></text:p>
      <text:p text:style-name="P1416"><text:span text:style-name="T2210"/></text:p>
      <text:p text:style-name="P1417"><text:span text:style-name="T2211">Example 1:</text:span></text:p>
      <text:p text:style-name="P1417"><text:span text:style-name="T2211">Input: text = "hello world", brokenLetters = "ad"</text:span></text:p>
      <text:p text:style-name="P1417"><text:span text:style-name="T2211">Output: </text:span></text:p>
      <text:p text:style-name="P1417"><text:span text:style-name="T2211">1</text:span></text:p>
      <text:p text:style-name="P1417"><text:span text:style-name="T2211">Explanation: We cannot type "world" because the 'd' key is broken.</text:span><text:span text:style-name="T2212"/></text:p>
      <text:p text:style-name="P1417"><text:span text:style-name="T2213">For example:</text:span></text:p>
      <table:table table:style-name="Table37">
        <table:table-column table:style-name="TableColumn3700"/>
        <table:table-column table:style-name="TableColumn3701"/>
        <table:table-row table:style-name="TableRow3700">
          <table:table-cell table:style-name="TableCell370000">
            <text:p text:style-name="P1419"><text:span text:style-name="T2215">Input</text:span><text:span text:style-name="T2216"/></text:p>
          </table:table-cell>
          <table:table-cell table:style-name="TableCell370001">
            <text:p text:style-name="P1419"><text:span text:style-name="T2217">Result</text:span><text:span text:style-name="T2218"/></text:p>
          </table:table-cell>
        </table:table-row>
        <table:table-row table:style-name="TableRow3701">
          <table:table-cell table:style-name="TableCell370100">
            <text:p text:style-name="P1422"><text:span text:style-name="T2219">hello world</text:span></text:p>
            <text:p text:style-name="P1422"><text:span text:style-name="T2219">ad</text:span><text:span text:style-name="T2220"/></text:p>
          </table:table-cell>
          <table:table-cell table:style-name="TableCell370101">
            <text:p text:style-name="P1422"><text:span text:style-name="T2221">1</text:span><text:span text:style-name="T2222"/></text:p>
          </table:table-cell>
        </table:table-row>
      </table:table>
      <text:p text:style-name="P1424"><text:span text:style-name="T2223"><text:s/></text:span><text:span text:style-name="T2224"/></text:p>
      <text:p text:style-name="P1425"><text:span text:style-name="T2225">Ex. No. <text:tab/>: <text:tab/>8.6 <text:tab/><text:tab/><text:tab/><text:tab/>Date:</text:span></text:p>
      <text:p text:style-name="P1425"><text:span text:style-name="T2225">Register No.: <text:tab/><text:tab/><text:tab/><text:tab/><text:tab/>Name:</text:span></text:p>
      <text:p text:style-name="P1425"><text:span text:style-name="T2226"/></text:p>
      <text:p text:style-name="P1426"><text:span text:style-name="T2227">Malfunctioning Keyboard</text:span></text:p>
      <text:p text:style-name="P1427"><text:span text:style-name="T2228">There is a malfunctioning keyboard where some letter keys do not work. All other keys on the keyboard work properly.</text:span></text:p>
      <text:p text:style-name="P1427"><text:span text:style-name="T2228">Given a string text of words separated by a single space (no leading or trailing spaces) and a string brokenLetters of all distinct letter keys that are broken, return the number of words in text you can fully type using this keyboard.</text:span></text:p>
      <text:p text:style-name="P1427"><text:span text:style-name="T2229"/></text:p>
      <text:p text:style-name="P1428"><text:span text:style-name="T2230">a=input().split()</text:span><text:span text:style-name="T2231"><text:s/></text:span><text:span text:style-name="T2232">b=input()</text:span><text:span text:style-name="T2233"/></text:p>
      <text:p text:style-name="P1429"><text:span text:style-name="T2234">s=0</text:span><text:span text:style-name="T2235"/></text:p>
      <text:p text:style-name="P1430"><text:span text:style-name="T2235">for</text:span><text:span text:style-name="T2236"><text:s/></text:span><text:span text:style-name="T2237">i</text:span><text:span text:style-name="T2238"><text:s/></text:span><text:span text:style-name="T2239">in</text:span><text:span text:style-name="T2240"><text:s/></text:span><text:span text:style-name="T2241">range(len(a)):</text:span><text:span text:style-name="T2242"><text:s/></text:span><text:span text:style-name="T2243">c=a[i]</text:span><text:span text:style-name="T2244"/></text:p>
      <text:p text:style-name="P1431"><text:span text:style-name="T2245">count=0</text:span><text:span text:style-name="T2246"/></text:p>
      <text:p text:style-name="P1432"><text:span text:style-name="T2246">for</text:span><text:span text:style-name="T2247"><text:s/></text:span><text:span text:style-name="T2248">j</text:span><text:span text:style-name="T2249"><text:s/></text:span><text:span text:style-name="T2250">in</text:span><text:span text:style-name="T2251"><text:s/></text:span><text:span text:style-name="T2252">range(len(c)):</text:span><text:span text:style-name="T2253"><text:s/></text:span><text:span text:style-name="T2254">if(c[j].lower()</text:span><text:span text:style-name="T2255"><text:s/></text:span><text:span text:style-name="T2256">in b):</text:span><text:span text:style-name="T2257"/></text:p>
      <text:p text:style-name="P1433"><text:span text:style-name="T2258">count+=1</text:span><text:span text:style-name="T2259"><text:s/></text:span><text:span text:style-name="T2260">if(count==0):</text:span><text:span text:style-name="T2261"/></text:p>
      <text:p text:style-name="P1434"><text:span text:style-name="T2262">s+=1</text:span><text:span text:style-name="T2263"/></text:p>
      <text:p text:style-name="P1435"><text:span text:style-name="T2264">print(s)</text:span><text:span text:style-name="T2265"/></text:p>
      <text:p text:style-name="P1436"><text:span text:style-name="T2266"/></text:p>
      <text:p text:style-name="P1436"><text:span text:style-name="T2266"/></text:p>
      <text:p text:style-name="P1436"><text:span text:style-name="T2266"/></text:p>
      <text:p text:style-name="P1436"><text:span text:style-name="T2266"/></text:p>
      <text:p text:style-name="P1436"><text:span text:style-name="T2266"/></text:p>
      <text:p text:style-name="P1436"><text:span text:style-name="T2266"/></text:p>
      <text:p text:style-name="P1437"><text:span text:style-name="T2267"/></text:p>
      <text:p text:style-name="P1437"><text:span text:style-name="T2267"/></text:p>
      <text:p text:style-name="P1437"><text:span text:style-name="T2267"/></text:p>
      <text:p text:style-name="P1438"><text:span text:style-name="T2268"><text:s/></text:span></text:p>
      <text:p text:style-name="P1438"><text:span text:style-name="T2269"/></text:p>
      <text:p text:style-name="P1439"><draw:frame text:anchor-type="as-char" svg:width="196.85mm" svg:height="65.62mm" style:rel-width="scale" style:rel-height="scale"><draw:object-ole xlink:href="OleObj5"/><draw:image xlink:href="ObjectReplacements/OleObj5"/></draw:frame><text:span text:style-name="T2269"/></text:p>
      <text:p text:style-name="P1440"><text:span text:style-name="T2270"> </text:span></text:p>
      <text:p text:style-name="P1440"><text:span text:style-name="T2271">Example 1:</text:span></text:p>
      <text:p text:style-name="P1441"><text:span text:style-name="T2272">Input:</text:span><text:span text:style-name="T2273"><text:s/>words = ["Hello","Alaska","Dad","Peace"]</text:span></text:p>
      <text:p text:style-name="P1441"><text:span text:style-name="T2274">Output:</text:span><text:span text:style-name="T2275"><text:s/>["Alaska","Dad"]</text:span></text:p>
      <text:p text:style-name="P1442"><text:span text:style-name="T2276">Example 2:</text:span></text:p>
      <text:p text:style-name="P1443"><text:span text:style-name="T2277">Input:</text:span><text:span text:style-name="T2278"><text:s/>words = ["omk"]</text:span></text:p>
      <text:p text:style-name="P1443"><text:span text:style-name="T2279">Output:</text:span><text:span text:style-name="T2280"><text:s/>[]</text:span></text:p>
      <text:p text:style-name="P1444"><text:span text:style-name="T2281">Example 3:</text:span></text:p>
      <text:p text:style-name="P1445"><text:span text:style-name="T2282">Input:</text:span><text:span text:style-name="T2283"><text:s/>words = ["adsdf","sfd"]</text:span></text:p>
      <text:p text:style-name="P1445"><text:span text:style-name="T2284">Output:</text:span><text:span text:style-name="T2285"><text:s/>["adsdf","sfd"]</text:span></text:p>
      <text:p text:style-name="P1446"><text:span text:style-name="T2286"><text:line-break/></text:span></text:p>
      <text:p text:style-name="P1447"><text:span text:style-name="T2287">For example:</text:span></text:p>
      <table:table table:style-name="Table38">
        <table:table-column table:style-name="TableColumn3800"/>
        <table:table-column table:style-name="TableColumn3801"/>
        <table:table-row table:style-name="TableRow3800">
          <table:table-cell table:style-name="TableCell380000">
            <text:p text:style-name="P1449"><text:span text:style-name="T2289">Input</text:span><text:span text:style-name="T2290"/></text:p>
          </table:table-cell>
          <table:table-cell table:style-name="TableCell380001">
            <text:p text:style-name="P1449"><text:span text:style-name="T2291">Result</text:span><text:span text:style-name="T2292"/></text:p>
          </table:table-cell>
        </table:table-row>
        <table:table-row table:style-name="TableRow3801">
          <table:table-cell table:style-name="TableCell380100">
            <text:p text:style-name="P1452"><text:span text:style-name="T2293">4</text:span></text:p>
            <text:p text:style-name="P1452"><text:span text:style-name="T2293">Hello</text:span></text:p>
            <text:p text:style-name="P1452"><text:span text:style-name="T2293">Alaska</text:span></text:p>
            <text:p text:style-name="P1452"><text:span text:style-name="T2293">Dad</text:span></text:p>
            <text:p text:style-name="P1452"><text:span text:style-name="T2293">Peace</text:span><text:span text:style-name="T2294"/></text:p>
          </table:table-cell>
          <table:table-cell table:style-name="TableCell380101">
            <text:p text:style-name="P1452"><text:span text:style-name="T2295">Alaska</text:span></text:p>
            <text:p text:style-name="P1452"><text:span text:style-name="T2295">Dad</text:span><text:span text:style-name="T2296"/></text:p>
          </table:table-cell>
        </table:table-row>
      </table:table>
      <text:p text:style-name="P1454"><text:span text:style-name="T2297"><text:s/></text:span><text:span text:style-name="T2298"/></text:p>
      <text:p text:style-name="P1455"><text:span text:style-name="T2299"><text:s/></text:span><text:span text:style-name="T2300">Ex. No. <text:tab/>: <text:tab/>8.7 <text:tab/><text:tab/><text:tab/><text:tab/>Date:</text:span></text:p>
      <text:p text:style-name="P1455"><text:span text:style-name="T2300">Register No.: <text:tab/><text:tab/><text:tab/><text:tab/><text:tab/>Name:</text:span></text:p>
      <text:p text:style-name="P1455"><text:span text:style-name="T2301"/></text:p>
      <text:p text:style-name="P1456"><text:span text:style-name="T2302">American keyboard</text:span></text:p>
      <text:p text:style-name="P1457"><text:span text:style-name="T2303">Given an array of strings </text:span><text:span text:style-name="T2304">words</text:span><text:span text:style-name="T2305">, return </text:span><text:span text:style-name="T2306">the words that can be typed using letters of the alphabet on only one row of American keyboard like the image below</text:span><text:span text:style-name="T2307">.</text:span></text:p>
      <text:p text:style-name="P1457"><text:span text:style-name="T2307">In the </text:span><text:span text:style-name="T2308">American keyboard</text:span><text:span text:style-name="T2309">:</text:span></text:p>
      <text:list text:style-name="L1458">
        <text:list-item>
          <text:p text:style-name="P1458"><text:span text:style-name="T2309">the first row consists of the characters </text:span><text:span text:style-name="T2310">"qwertyuiop"</text:span><text:span text:style-name="T2311">,</text:span></text:p>
        </text:list-item>
        <text:list-item>
          <text:p text:style-name="P1458"><text:span text:style-name="T2311">the second row consists of the characters </text:span><text:span text:style-name="T2312">"asdfghjkl"</text:span><text:span text:style-name="T2313">, and</text:span></text:p>
        </text:list-item>
        <text:list-item>
          <text:p text:style-name="P1458"><text:span text:style-name="T2313">the third row consists of the characters </text:span><text:span text:style-name="T2314">"zxcvbnm"</text:span><text:span text:style-name="T2315">.</text:span></text:p>
        </text:list-item>
      </text:list>
      <text:p text:style-name="P1459"><text:span text:style-name="T2316"/></text:p>
      <text:p text:style-name="P1460"><text:span text:style-name="T2317"><text:s/></text:span><text:span text:style-name="T2318"/></text:p>
      <text:p text:style-name="P1460"><text:span text:style-name="T2319">l=[]</text:span></text:p>
      <text:p text:style-name="P1460"><text:span text:style-name="T2319">t=[]</text:span></text:p>
      <text:p text:style-name="P1460"><text:span text:style-name="T2319">n=int(input())</text:span></text:p>
      <text:p text:style-name="P1460"><text:span text:style-name="T2319">for i in range(n):</text:span></text:p>
      <text:p text:style-name="P1460"><text:span text:style-name="T2319"><text:s text:c="4"/>l.append(input())</text:span></text:p>
      <text:p text:style-name="P1460"><text:span text:style-name="T2319">for i in l:</text:span></text:p>
      <text:p text:style-name="P1460"><text:span text:style-name="T2319"><text:s text:c="4"/>f=1</text:span></text:p>
      <text:p text:style-name="P1460"><text:span text:style-name="T2319"><text:s text:c="4"/>if i[0] in "qwertyuiopQWERTYUIOP":</text:span></text:p>
      <text:p text:style-name="P1460"><text:span text:style-name="T2319"><text:s text:c="8"/>for j in i:</text:span></text:p>
      <text:p text:style-name="P1460"><text:span text:style-name="T2319"><text:s text:c="12"/>if j not in "qwertyuiopQWERTYUIOP":</text:span></text:p>
      <text:p text:style-name="P1460"><text:span text:style-name="T2319"><text:s text:c="16"/>f=0</text:span></text:p>
      <text:p text:style-name="P1460"><text:span text:style-name="T2319"><text:s text:c="16"/>break</text:span></text:p>
      <text:p text:style-name="P1460"><text:span text:style-name="T2319"><text:s text:c="8"/>if f==1:</text:span></text:p>
      <text:p text:style-name="P1460"><text:span text:style-name="T2319"><text:s text:c="12"/>t.append(i)</text:span></text:p>
      <text:p text:style-name="P1460"><text:span text:style-name="T2319"><text:s text:c="4"/>elif i[0] in "asdfghjklASDFGHJKL" :</text:span></text:p>
      <text:p text:style-name="P1460"><text:span text:style-name="T2319"><text:s text:c="8"/>for j in i:</text:span></text:p>
      <text:p text:style-name="P1460"><text:span text:style-name="T2319"><text:s text:c="12"/>if j not in "asdfghjklASDFGHJKL":</text:span></text:p>
      <text:p text:style-name="P1460"><text:span text:style-name="T2319"><text:s text:c="16"/>f=0</text:span></text:p>
      <text:p text:style-name="P1460"><text:span text:style-name="T2319"><text:s text:c="23"/>break</text:span></text:p>
      <text:p text:style-name="P1460"><text:span text:style-name="T2319"><text:s text:c="8"/>if f==1:</text:span></text:p>
      <text:p text:style-name="P1460"><text:span text:style-name="T2319"><text:s text:c="12"/>t.append(i)</text:span></text:p>
      <text:p text:style-name="P1460"><text:span text:style-name="T2319"><text:s text:c="4"/>elif i[0] in"zxcvbnmZXCVBNM":</text:span></text:p>
      <text:p text:style-name="P1460"><text:span text:style-name="T2319"><text:s text:c="8"/>for j in i:</text:span></text:p>
      <text:p text:style-name="P1460"><text:span text:style-name="T2319"><text:s text:c="12"/>if j not in "zxcvbnmZXCVBNM":</text:span></text:p>
      <text:p text:style-name="P1460"><text:span text:style-name="T2319"><text:s text:c="16"/>f=0</text:span></text:p>
      <text:p text:style-name="P1460"><text:span text:style-name="T2319"><text:s text:c="16"/>break</text:span></text:p>
      <text:p text:style-name="P1460"><text:span text:style-name="T2319"><text:s text:c="8"/>if f==1:</text:span></text:p>
      <text:p text:style-name="P1460"><text:span text:style-name="T2319"><text:s text:c="12"/>t.append(i)</text:span></text:p>
      <text:p text:style-name="P1460"><text:span text:style-name="T2319">if len(t)==0:</text:span></text:p>
      <text:p text:style-name="P1460"><text:span text:style-name="T2319"><text:s text:c="4"/>print("No words")</text:span></text:p>
      <text:p text:style-name="P1460"><text:span text:style-name="T2319">else:</text:span></text:p>
      <text:p text:style-name="P1460"><text:span text:style-name="T2319"><text:s text:c="4"/>for i in t:</text:span></text:p>
      <text:p text:style-name="P1460"><text:span text:style-name="T2319"><text:s text:c="8"/>print(i)<text:s text:c="2"/></text:span></text:p>
      <text:p text:style-name="P1461"><text:span text:style-name="T2320"/></text:p>
      <text:p text:style-name="P1461"><text:span text:style-name="T2321"/></text:p>
      <text:p text:style-name="P1461"><text:span text:style-name="T2322"><text:s/></text:span></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1"><text:span text:style-name="T2323"/></text:p>
      <text:p text:style-name="P1462"><text:span text:style-name="T2324">09<text:s/></text:span><text:span text:style-name="T2325">–</text:span><text:span text:style-name="T2326"><text:s/>Dictionary </text:span></text:p>
      <text:p text:style-name="P1463"><text:span text:style-name="T2327"><text:s/></text:span></text:p>
      <text:p text:style-name="P1463"><text:span text:style-name="T2328"/></text:p>
      <text:p text:style-name="P1464"><text:span text:style-name="T2329">Example 1:</text:span></text:p>
      <text:p text:style-name="P1464"><text:span text:style-name="T2329">Input: s1 = "this apple is sweet", s2 = "this apple is sour"</text:span></text:p>
      <text:p text:style-name="P1464"><text:span text:style-name="T2329">Output: ["sweet","sour"]</text:span></text:p>
      <text:p text:style-name="P1464"><text:span text:style-name="T2329">Example 2:</text:span></text:p>
      <text:p text:style-name="P1464"><text:span text:style-name="T2330"/></text:p>
      <text:p text:style-name="P1464"><text:span text:style-name="T2331">Input: s1 = "apple apple", s2 = "banana"</text:span></text:p>
      <text:p text:style-name="P1464"><text:span text:style-name="T2331">Output: ["banana"]</text:span></text:p>
      <text:p text:style-name="P1464"><text:span text:style-name="T2331"> Constraints:</text:span></text:p>
      <text:p text:style-name="P1464"><text:span text:style-name="T2331">1 &lt;= s1.length, s2.length &lt;= 200</text:span></text:p>
      <text:p text:style-name="P1464"><text:span text:style-name="T2331">s1 and s2 consist of lowercase English letters and spaces.</text:span></text:p>
      <text:p text:style-name="P1464"><text:span text:style-name="T2331">s1 and s2 do not have leading or trailing spaces.</text:span></text:p>
      <text:p text:style-name="P1464"><text:span text:style-name="T2331">All the words in s1 and s2 are separated by a single space.</text:span></text:p>
      <text:p text:style-name="P1464"><text:span text:style-name="T2331">Note:</text:span></text:p>
      <text:p text:style-name="P1464"><text:span text:style-name="T2331">Use dictionary to solve the problem</text:span></text:p>
      <text:p text:style-name="P1464"><text:span text:style-name="T2332">For example:</text:span></text:p>
      <table:table table:style-name="Table39">
        <table:table-column table:style-name="TableColumn3900"/>
        <table:table-column table:style-name="TableColumn3901"/>
        <table:table-row table:style-name="TableRow3900">
          <table:table-cell table:style-name="TableCell390000">
            <text:p text:style-name="P1466"><text:span text:style-name="T2334">Input</text:span><text:span text:style-name="T2335"/></text:p>
          </table:table-cell>
          <table:table-cell table:style-name="TableCell390001">
            <text:p text:style-name="P1466"><text:span text:style-name="T2336">Result</text:span><text:span text:style-name="T2337"/></text:p>
          </table:table-cell>
        </table:table-row>
        <table:table-row table:style-name="TableRow3901">
          <table:table-cell table:style-name="TableCell390100">
            <text:p text:style-name="P1469"><text:span text:style-name="T2338">this apple is sweet</text:span></text:p>
            <text:p text:style-name="P1469"><text:span text:style-name="T2338">this apple is sour</text:span></text:p>
            <text:p text:style-name="P1469"><text:span text:style-name="T2339"/></text:p>
            <text:p text:style-name="P1470"><text:span text:style-name="T2339"/></text:p>
          </table:table-cell>
          <table:table-cell table:style-name="TableCell390101">
            <text:p text:style-name="P1471"><text:span text:style-name="T2340">sweet sour</text:span><text:span text:style-name="T2341"/></text:p>
          </table:table-cell>
        </table:table-row>
      </table:table>
      <text:p text:style-name="P1473"><text:span text:style-name="T2342"><text:s/></text:span></text:p>
      <text:p text:style-name="P1473"><text:span text:style-name="T2343"/></text:p>
      <text:p text:style-name="P1474"><text:span text:style-name="T2344">Ex. No. <text:tab/>: <text:tab/>9.1 <text:tab/><text:tab/><text:tab/><text:tab/>Date:</text:span></text:p>
      <text:p text:style-name="P1474"><text:span text:style-name="T2344">Register No.: <text:tab/><text:tab/><text:tab/><text:tab/><text:tab/>Name:</text:span></text:p>
      <text:p text:style-name="P1474"><text:span text:style-name="T2345"/></text:p>
      <text:p text:style-name="P1475"><text:span text:style-name="T2346">Uncommon words</text:span></text:p>
      <text:p text:style-name="P1476"><text:span text:style-name="T2347">A sentence is a string of single-space separated words where each word consists only of lowercase letters.A word is uncommon if it appears exactly once in one of the sentences, and does not appear in the other sentence.</text:span></text:p>
      <text:p text:style-name="P1476"><text:span text:style-name="T2347">Given two sentences s1 and s2, return a list of all the uncommon words. You may return the answer in any order.</text:span></text:p>
      <text:p text:style-name="P1477"><text:span text:style-name="T2348">s1=input().split()</text:span></text:p>
      <text:p text:style-name="P1477"><text:span text:style-name="T2348">s2=input().split()</text:span></text:p>
      <text:p text:style-name="P1477"><text:span text:style-name="T2348">cow={}</text:span></text:p>
      <text:p text:style-name="P1477"><text:span text:style-name="T2348">for i in s1:</text:span></text:p>
      <text:p text:style-name="P1477"><text:span text:style-name="T2348"><text:s text:c="4"/>if i in cow:</text:span></text:p>
      <text:p text:style-name="P1477"><text:span text:style-name="T2348"><text:s text:c="8"/>cow[i]+=1</text:span></text:p>
      <text:p text:style-name="P1477"><text:span text:style-name="T2348"><text:s text:c="4"/>else:</text:span></text:p>
      <text:p text:style-name="P1477"><text:span text:style-name="T2348"><text:s text:c="8"/>cow[i]=1</text:span></text:p>
      <text:p text:style-name="P1477"><text:span text:style-name="T2348">for i in s2:</text:span></text:p>
      <text:p text:style-name="P1477"><text:span text:style-name="T2348"><text:s text:c="4"/>if i in cow:</text:span></text:p>
      <text:p text:style-name="P1477"><text:span text:style-name="T2348"><text:s text:c="8"/>cow[i]+=1</text:span></text:p>
      <text:p text:style-name="P1477"><text:span text:style-name="T2348"><text:s text:c="4"/>else:</text:span></text:p>
      <text:p text:style-name="P1477"><text:span text:style-name="T2348"><text:s text:c="8"/>cow[i]=1</text:span></text:p>
      <text:p text:style-name="P1477"><text:span text:style-name="T2348">result=[j for j in cow if cow[j]==1]</text:span></text:p>
      <text:p text:style-name="P1477"><text:span text:style-name="T2348">for x in result:</text:span></text:p>
      <text:p text:style-name="P1477"><text:span text:style-name="T2348"><text:s text:c="4"/>print(x,end=' ')</text:span><text:span text:style-name="T2349"/></text:p>
      <text:p text:style-name="P1478"><text:span text:style-name="T2350"><text:s/></text:span></text:p>
      <text:p text:style-name="P1478"><text:span text:style-name="T2350"/></text:p>
      <text:p text:style-name="P1478"><text:span text:style-name="T2350"/></text:p>
      <text:p text:style-name="P1478"><text:span text:style-name="T2351"/></text:p>
      <text:p text:style-name="P1479"><text:span text:style-name="T2352">Input</text:span><text:span text:style-name="T2353"> : test_dict = {‘Gfg’ : [6, 7, 4], ‘best’ : [7, 6, 5]}</text:span></text:p>
      <text:p text:style-name="P1479"><text:span text:style-name="T2354">Output</text:span><text:span text:style-name="T2355"> : {‘Gfg’: 17, ‘best’: 18}</text:span></text:p>
      <text:p text:style-name="P1479"><text:span text:style-name="T2356">Explanation</text:span><text:span text:style-name="T2357"> : Sorted by sum, and replaced.</text:span></text:p>
      <text:p text:style-name="P1479"><text:span text:style-name="T2357"> </text:span><text:span text:style-name="T2358">Input</text:span><text:span text:style-name="T2359"> : test_dict = {‘Gfg’ : [8,8], ‘best’ : [5,5]}</text:span></text:p>
      <text:p text:style-name="P1479"><text:span text:style-name="T2360">Output</text:span><text:span text:style-name="T2361"> : {‘best’: 10, ‘Gfg’: 16}</text:span></text:p>
      <text:p text:style-name="P1479"><text:span text:style-name="T2362">Explanation</text:span><text:span text:style-name="T2363"> : Sorted by sum, and replaced.</text:span></text:p>
      <text:p text:style-name="P1479"><text:span text:style-name="T2363"> Sample Input:</text:span></text:p>
      <text:p text:style-name="P1479"><text:span text:style-name="T2363">2</text:span></text:p>
      <text:p text:style-name="P1479"><text:span text:style-name="T2363">Gfg 6 7 4</text:span></text:p>
      <text:p text:style-name="P1479"><text:span text:style-name="T2363">Best 7 6 5</text:span></text:p>
      <text:p text:style-name="P1479"><text:span text:style-name="T2363">Sample Output</text:span></text:p>
      <text:p text:style-name="P1479"><text:span text:style-name="T2363">Gfg 17</text:span></text:p>
      <text:p text:style-name="P1479"><text:span text:style-name="T2363">Best 18</text:span></text:p>
      <text:p text:style-name="P1480"><text:span text:style-name="T2363"><text:line-break/></text:span></text:p>
      <text:p text:style-name="P1481"><text:span text:style-name="T2364">For example:</text:span></text:p>
      <table:table table:style-name="Table40">
        <table:table-column table:style-name="TableColumn4000"/>
        <table:table-column table:style-name="TableColumn4001"/>
        <table:table-row table:style-name="TableRow4000">
          <table:table-cell table:style-name="TableCell400000">
            <text:p text:style-name="P1483"><text:span text:style-name="T2366">Input</text:span><text:span text:style-name="T2367"/></text:p>
          </table:table-cell>
          <table:table-cell table:style-name="TableCell400001">
            <text:p text:style-name="P1483"><text:span text:style-name="T2368">Result</text:span><text:span text:style-name="T2369"/></text:p>
          </table:table-cell>
        </table:table-row>
        <table:table-row table:style-name="TableRow4001">
          <table:table-cell table:style-name="TableCell400100">
            <text:p text:style-name="P1486"><text:span text:style-name="T2370">2</text:span></text:p>
            <text:p text:style-name="P1486"><text:span text:style-name="T2370">Gfg 6 7 4</text:span></text:p>
            <text:p text:style-name="P1486"><text:span text:style-name="T2370">Best 7 6 5</text:span><text:span text:style-name="T2371"/></text:p>
          </table:table-cell>
          <table:table-cell table:style-name="TableCell400101">
            <text:p text:style-name="P1486"><text:span text:style-name="T2372">Gfg 17</text:span></text:p>
            <text:p text:style-name="P1486"><text:span text:style-name="T2372">Best 18</text:span><text:span text:style-name="T2373"/></text:p>
          </table:table-cell>
        </table:table-row>
      </table:table>
      <text:p text:style-name="P1488"><text:span text:style-name="T2374"><text:s/></text:span></text:p>
      <text:p text:style-name="P1488"><text:span text:style-name="T2375"/></text:p>
      <text:p text:style-name="P1489"><text:span text:style-name="T2376">Ex. No. <text:tab/>: <text:tab/>9.2 <text:tab/><text:tab/><text:tab/><text:tab/>Date:</text:span></text:p>
      <text:p text:style-name="P1489"><text:span text:style-name="T2376">Register No.: <text:tab/><text:tab/><text:tab/><text:tab/><text:tab/>Name:</text:span></text:p>
      <text:p text:style-name="P1489"><text:span text:style-name="T2377"/></text:p>
      <text:p text:style-name="P1490"><text:span text:style-name="T2378">Sort Dictionary by Values Summation</text:span></text:p>
      <text:p text:style-name="P1491"><text:span text:style-name="T2379">Give a dictionary with value lists, sort the keys by summation of values in value list.</text:span></text:p>
      <text:p text:style-name="P1491"><text:span text:style-name="T2380"> </text:span><text:span text:style-name="T2381">n=int(input())</text:span></text:p>
      <text:p text:style-name="P1491"><text:span text:style-name="T2381">d={}</text:span></text:p>
      <text:p text:style-name="P1491"><text:span text:style-name="T2381">for _ in range(n):</text:span></text:p>
      <text:p text:style-name="P1491"><text:span text:style-name="T2381"><text:s text:c="4"/>data=input().split()</text:span></text:p>
      <text:p text:style-name="P1491"><text:span text:style-name="T2381"><text:s text:c="4"/>key=data[0]</text:span></text:p>
      <text:p text:style-name="P1491"><text:span text:style-name="T2381"><text:s text:c="4"/>values=list(map(int,data[1:]))</text:span></text:p>
      <text:p text:style-name="P1491"><text:span text:style-name="T2381"><text:s text:c="4"/>d[key]=values</text:span></text:p>
      <text:p text:style-name="P1491"><text:span text:style-name="T2381">sum_d={}</text:span></text:p>
      <text:p text:style-name="P1491"><text:span text:style-name="T2381">for key,values in d.items():</text:span></text:p>
      <text:p text:style-name="P1491"><text:span text:style-name="T2381"><text:s text:c="4"/>sum_d[key]=sum(values)</text:span></text:p>
      <text:p text:style-name="P1491"><text:span text:style-name="T2381">sort=dict(sorted(sum_d.items(),key=lambda item:item[1]))</text:span></text:p>
      <text:p text:style-name="P1491"><text:span text:style-name="T2381">for key,total in sort.items():</text:span></text:p>
      <text:p text:style-name="P1491"><text:span text:style-name="T2381"><text:s text:c="4"/>print(f"{key} {total}")</text:span><text:span text:style-name="T2382"/></text:p>
      <text:p text:style-name="P1492"><text:span text:style-name="T2383"><text:s/></text:span></text:p>
      <text:p text:style-name="P1492"><text:span text:style-name="T2383"/></text:p>
      <text:p text:style-name="P1492"><text:span text:style-name="T2383"/></text:p>
      <text:p text:style-name="P1492"><text:span text:style-name="T2384"/></text:p>
      <text:p text:style-name="P1493"><text:span text:style-name="T2385">Examples: </text:span></text:p>
      <text:p text:style-name="P1493"><text:span text:style-name="T2386">Input :  votes[] = {"john", "johnny", "jackie",</text:span></text:p>
      <text:p text:style-name="P1493"><text:span text:style-name="T2386">                    "johnny", "john", "jackie",</text:span></text:p>
      <text:p text:style-name="P1493"><text:span text:style-name="T2386">                    "jamie", "jamie", "john",</text:span></text:p>
      <text:p text:style-name="P1493"><text:span text:style-name="T2386">                    "johnny", "jamie", "johnny",</text:span></text:p>
      <text:p text:style-name="P1493"><text:span text:style-name="T2386">                    "john"};</text:span></text:p>
      <text:p text:style-name="P1493"><text:span text:style-name="T2386">Output : John</text:span></text:p>
      <text:p text:style-name="P1494"><text:span text:style-name="T2386">We have four Candidates with name as 'John', 'Johnny', 'jamie', 'jackie'. The candidates John and Johny get maximum votes. Since John is alphabetically smaller, we print it. Use dictionary to solve the above problem</text:span></text:p>
      <text:p text:style-name="P1495"><text:span text:style-name="T2386"> </text:span></text:p>
      <text:p text:style-name="P1495"><text:span text:style-name="T2387">Sample Input:</text:span></text:p>
      <text:p text:style-name="P1495"><text:span text:style-name="T2388">10</text:span></text:p>
      <text:p text:style-name="P1495"><text:span text:style-name="T2388">John</text:span></text:p>
      <text:p text:style-name="P1495"><text:span text:style-name="T2388">John</text:span></text:p>
      <text:p text:style-name="P1495"><text:span text:style-name="T2388">Johny</text:span></text:p>
      <text:p text:style-name="P1495"><text:span text:style-name="T2388">Jamie</text:span></text:p>
      <text:p text:style-name="P1495"><text:span text:style-name="T2388">Jamie</text:span></text:p>
      <text:p text:style-name="P1495"><text:span text:style-name="T2388">Johny</text:span></text:p>
      <text:p text:style-name="P1495"><text:span text:style-name="T2388">Jack</text:span></text:p>
      <text:p text:style-name="P1495"><text:span text:style-name="T2388">Johny</text:span></text:p>
      <text:p text:style-name="P1495"><text:span text:style-name="T2388">Johny</text:span></text:p>
      <text:p text:style-name="P1495"><text:span text:style-name="T2388">Jackie</text:span></text:p>
      <text:p text:style-name="P1495"><text:span text:style-name="T2389"> </text:span></text:p>
      <text:p text:style-name="P1495"><text:span text:style-name="T2389">Sample Output:</text:span></text:p>
      <text:p text:style-name="P1495"><text:span text:style-name="T2390">Johny</text:span></text:p>
      <text:p text:style-name="P1495"><text:span text:style-name="T2390"> <text:line-break/></text:span></text:p>
      <text:p text:style-name="P1495"><text:span text:style-name="T2391">For example:</text:span></text:p>
      <table:table table:style-name="Table41">
        <table:table-column table:style-name="TableColumn4100"/>
        <table:table-column table:style-name="TableColumn4101"/>
        <table:table-row table:style-name="TableRow4100">
          <table:table-cell table:style-name="TableCell410000">
            <text:p text:style-name="P1497"><text:span text:style-name="T2393">Input</text:span><text:span text:style-name="T2394"/></text:p>
          </table:table-cell>
          <table:table-cell table:style-name="TableCell410001">
            <text:p text:style-name="P1497"><text:span text:style-name="T2395">Result</text:span><text:span text:style-name="T2396"/></text:p>
          </table:table-cell>
        </table:table-row>
        <table:table-row table:style-name="TableRow4101">
          <table:table-cell table:style-name="TableCell410100">
            <text:p text:style-name="P1500"><text:span text:style-name="T2397">10</text:span></text:p>
            <text:p text:style-name="P1500"><text:span text:style-name="T2397">John</text:span></text:p>
            <text:p text:style-name="P1500"><text:span text:style-name="T2397">John</text:span></text:p>
            <text:p text:style-name="P1500"><text:span text:style-name="T2397">Johny</text:span></text:p>
            <text:p text:style-name="P1500"><text:span text:style-name="T2397">Jamie</text:span></text:p>
            <text:p text:style-name="P1500"><text:span text:style-name="T2397">Jamie</text:span></text:p>
            <text:p text:style-name="P1500"><text:span text:style-name="T2397">Johny</text:span></text:p>
            <text:p text:style-name="P1500"><text:span text:style-name="T2397">Jack</text:span></text:p>
            <text:p text:style-name="P1500"><text:span text:style-name="T2397">Johny</text:span></text:p>
            <text:p text:style-name="P1500"><text:span text:style-name="T2397">Johny</text:span></text:p>
            <text:p text:style-name="P1500"><text:span text:style-name="T2397">Jackie</text:span><text:span text:style-name="T2398"/></text:p>
          </table:table-cell>
          <table:table-cell table:style-name="TableCell410101">
            <text:p text:style-name="P1500"><text:span text:style-name="T2399">Johny</text:span><text:span text:style-name="T2400"/></text:p>
          </table:table-cell>
        </table:table-row>
      </table:table>
      <text:p text:style-name="P1502"><text:span text:style-name="T2401"><text:s/></text:span></text:p>
      <text:p text:style-name="P1502"><text:span text:style-name="T2402"/></text:p>
      <text:p text:style-name="P1503"><text:span text:style-name="T2403">Ex. No. <text:tab/>: <text:tab/>9.3 <text:tab/><text:tab/><text:tab/><text:tab/>Date:</text:span></text:p>
      <text:p text:style-name="P1503"><text:span text:style-name="T2403">Register No.: <text:tab/><text:tab/><text:tab/><text:tab/><text:tab/>Name:</text:span></text:p>
      <text:p text:style-name="P1503"><text:span text:style-name="T2404"/></text:p>
      <text:p text:style-name="P1504"><text:span text:style-name="T2405">Winner of Election</text:span></text:p>
      <text:p text:style-name="P1505"><text:span text:style-name="T2406">Given an array of names of candidates in an election. A candidate name in the array represents a vote cast to the candidate. Print the name of candidates received Max vote. If there is tie, print a lexicographically smaller name.</text:span></text:p>
      <text:p text:style-name="P1506"><text:span text:style-name="T2407">n=int(input())</text:span></text:p>
      <text:p text:style-name="P1506"><text:span text:style-name="T2407">votes={}</text:span></text:p>
      <text:p text:style-name="P1506"><text:span text:style-name="T2407">for i in range(n):</text:span></text:p>
      <text:p text:style-name="P1506"><text:span text:style-name="T2407"><text:s text:c="4"/>c=input().strip()</text:span></text:p>
      <text:p text:style-name="P1506"><text:span text:style-name="T2407"><text:s text:c="4"/>if c in votes:</text:span></text:p>
      <text:p text:style-name="P1506"><text:span text:style-name="T2407"><text:s text:c="8"/>votes[c]+=1</text:span></text:p>
      <text:p text:style-name="P1506"><text:span text:style-name="T2407"><text:s text:c="4"/>else:</text:span></text:p>
      <text:p text:style-name="P1506"><text:span text:style-name="T2407"><text:s text:c="8"/>votes[c]=1</text:span></text:p>
      <text:p text:style-name="P1506"><text:span text:style-name="T2407">max_v=-1</text:span></text:p>
      <text:p text:style-name="P1506"><text:span text:style-name="T2407">winner=""</text:span></text:p>
      <text:p text:style-name="P1506"><text:span text:style-name="T2407">for c,j in votes.items():</text:span></text:p>
      <text:p text:style-name="P1506"><text:span text:style-name="T2407"><text:s text:c="4"/>if j&gt;max_v:</text:span></text:p>
      <text:p text:style-name="P1506"><text:span text:style-name="T2407"><text:s text:c="8"/>max_v=j</text:span></text:p>
      <text:p text:style-name="P1506"><text:span text:style-name="T2407"><text:s text:c="8"/>winner=c</text:span></text:p>
      <text:p text:style-name="P1506"><text:span text:style-name="T2407"><text:s text:c="4"/>elif j==max_v and c&lt;winner:</text:span></text:p>
      <text:p text:style-name="P1506"><text:span text:style-name="T2407"><text:s text:c="8"/>winner=c</text:span></text:p>
      <text:p text:style-name="P1506"><text:span text:style-name="T2407">print(winner)</text:span><text:span text:style-name="T2408"/></text:p>
      <text:p text:style-name="P1507"><text:span text:style-name="T2409"><text:s/></text:span></text:p>
      <text:p text:style-name="P1507"><text:span text:style-name="T2409"/></text:p>
      <text:p text:style-name="P1507"><text:span text:style-name="T2409"/></text:p>
      <text:p text:style-name="P1507"><text:span text:style-name="T2410"/></text:p>
      <text:p text:style-name="P1508"><text:span text:style-name="T2411">Sample input:</text:span></text:p>
      <text:p text:style-name="P1508"><text:span text:style-name="T2411">4</text:span></text:p>
      <text:p text:style-name="P1508"><text:span text:style-name="T2411">James 67 89 56</text:span></text:p>
      <text:p text:style-name="P1508"><text:span text:style-name="T2411">Lalith 89 45 45</text:span></text:p>
      <text:p text:style-name="P1508"><text:span text:style-name="T2411">Ram 89 89 89</text:span></text:p>
      <text:p text:style-name="P1508"><text:span text:style-name="T2411">Sita 70 70 70</text:span></text:p>
      <text:p text:style-name="P1508"><text:span text:style-name="T2411">Sample Output:</text:span></text:p>
      <text:p text:style-name="P1508"><text:span text:style-name="T2411">Ram</text:span></text:p>
      <text:p text:style-name="P1508"><text:span text:style-name="T2411">James Ram</text:span></text:p>
      <text:p text:style-name="P1508"><text:span text:style-name="T2411">Lalith</text:span></text:p>
      <text:p text:style-name="P1508"><text:span text:style-name="T2411">Lalith</text:span></text:p>
      <text:p text:style-name="P1509"><text:span text:style-name="T2412"><text:s/></text:span><text:span text:style-name="T2413"/></text:p>
      <text:p text:style-name="P1510"><text:span text:style-name="T2414">Ex. No. <text:tab/>: <text:tab/>9.4 <text:tab/><text:tab/><text:tab/><text:tab/>Date:</text:span></text:p>
      <text:p text:style-name="P1510"><text:span text:style-name="T2414">Register No.: <text:tab/><text:tab/><text:tab/><text:tab/><text:tab/>Name:</text:span></text:p>
      <text:p text:style-name="P1511"><text:span text:style-name="T2415"/></text:p>
      <text:p text:style-name="P1512"><text:span text:style-name="T2416">Student Record</text:span></text:p>
      <text:p text:style-name="P1512"><text:span text:style-name="T2417"/></text:p>
      <text:p text:style-name="P1513"><text:span text:style-name="T2418">Create a student dictionary  for n students with the student name as key and their test mark assignment mark and lab mark as values. Do the following computations and display the result.</text:span></text:p>
      <text:p text:style-name="P1513"><text:span text:style-name="T2418">1.Identify the student with the  highest </text:span><text:a xlink:href="https://www.rajalakshmicolleges.net/moodle/mod/quiz/view.php?id=5717"><text:span text:style-name="T2420">average</text:span></text:a><text:span text:style-name="T2421"> score</text:span></text:p>
      <text:p text:style-name="P1513"><text:span text:style-name="T2421">2.Identify the student who as the highest Assignment marks</text:span></text:p>
      <text:p text:style-name="P1513"><text:span text:style-name="T2421">3.Identify the student with the Lowest lab marks</text:span></text:p>
      <text:p text:style-name="P1513"><text:span text:style-name="T2421">4.Identify the student with the lowest </text:span><text:a xlink:href="https://www.rajalakshmicolleges.net/moodle/mod/quiz/view.php?id=5717"><text:span text:style-name="T2423">average</text:span></text:a><text:span text:style-name="T2424"> score</text:span></text:p>
      <text:p text:style-name="P1513"><text:span text:style-name="T2424">Note:</text:span></text:p>
      <text:p text:style-name="P1514"><text:span text:style-name="T2424">If more than one student has the same score display all the student names</text:span></text:p>
      <text:p text:style-name="P1514"><text:span text:style-name="T2424"/></text:p>
      <text:p text:style-name="P1514"><text:span text:style-name="T2424">n = int(input())</text:span></text:p>
      <text:p text:style-name="P1514"><text:span text:style-name="T2424">highest_avg_score = -1</text:span></text:p>
      <text:p text:style-name="P1514"><text:span text:style-name="T2424">highest_avg_students = []</text:span></text:p>
      <text:p text:style-name="P1514"><text:span text:style-name="T2424">highest_assignment_score = -1</text:span></text:p>
      <text:p text:style-name="P1514"><text:span text:style-name="T2424">highest_assignment_students = []</text:span></text:p>
      <text:p text:style-name="P1514"><text:span text:style-name="T2424">lowest_lab_score = float('inf')</text:span></text:p>
      <text:p text:style-name="P1514"><text:span text:style-name="T2424">lowest_lab_students = []</text:span></text:p>
      <text:p text:style-name="P1514"><text:span text:style-name="T2424">lowest_avg_score = float('inf')</text:span></text:p>
      <text:p text:style-name="P1514"><text:span text:style-name="T2424">lowest_avg_students = []</text:span></text:p>
      <text:p text:style-name="P1514"><text:span text:style-name="T2424">for _ in range(n):</text:span></text:p>
      <text:p text:style-name="P1514"><text:span text:style-name="T2424"><text:s text:c="4"/>name, test_mark, assignment_mark, lab_mark = input().split()</text:span></text:p>
      <text:p text:style-name="P1514"><text:span text:style-name="T2424"><text:s text:c="4"/>test_mark = int(test_mark)</text:span></text:p>
      <text:p text:style-name="P1514"><text:span text:style-name="T2424"><text:s text:c="4"/>assignment_mark = int(assignment_mark)</text:span></text:p>
      <text:p text:style-name="P1514"><text:span text:style-name="T2424"><text:s text:c="4"/>lab_mark = int(lab_mark)</text:span></text:p>
      <text:p text:style-name="P1514"><text:span text:style-name="T2424"><text:s text:c="4"/>avg_score = (test_mark + assignment_mark + lab_mark) / 3</text:span></text:p>
      <text:p text:style-name="P1514"><text:span text:style-name="T2424"><text:s text:c="4"/>if avg_score &gt; highest_avg_score:</text:span></text:p>
      <text:p text:style-name="P1514"><text:span text:style-name="T2424"><text:s text:c="8"/>highest_avg_score = avg_score</text:span></text:p>
      <text:p text:style-name="P1514"><text:span text:style-name="T2424"><text:s text:c="8"/>highest_avg_students = [name]</text:span></text:p>
      <text:p text:style-name="P1514"><text:span text:style-name="T2424"><text:s text:c="4"/>elif avg_score == highest_avg_score:</text:span></text:p>
      <text:p text:style-name="P1514"><text:span text:style-name="T2424"><text:s text:c="8"/>highest_avg_students.append(name)</text:span></text:p>
      <text:p text:style-name="P1514"><text:span text:style-name="T2424"><text:s text:c="4"/>if assignment_mark &gt; highest_assignment_score:</text:span></text:p>
      <text:p text:style-name="P1514"><text:span text:style-name="T2424"><text:s text:c="8"/>highest_assignment_score = assignment_mark</text:span></text:p>
      <text:p text:style-name="P1514"><text:span text:style-name="T2424"><text:s text:c="8"/>highest_assignment_students = [name]</text:span></text:p>
      <text:p text:style-name="P1514"><text:span text:style-name="T2424"><text:s text:c="4"/>elif assignment_mark == highest_assignment_score:</text:span></text:p>
      <text:p text:style-name="P1514"><text:span text:style-name="T2424"><text:s text:c="8"/>highest_assignment_students.append(name)</text:span></text:p>
      <text:p text:style-name="P1514"><text:span text:style-name="T2424"><text:s text:c="4"/>if lab_mark &lt; lowest_lab_score:</text:span></text:p>
      <text:p text:style-name="P1514"><text:span text:style-name="T2424"><text:s text:c="8"/>lowest_lab_score = lab_mark</text:span></text:p>
      <text:p text:style-name="P1514"><text:span text:style-name="T2424"><text:s text:c="8"/>lowest_lab_students = [name]</text:span></text:p>
      <text:p text:style-name="P1514"><text:span text:style-name="T2424"><text:s text:c="4"/>elif lab_mark == lowest_lab_score:</text:span></text:p>
      <text:p text:style-name="P1514"><text:span text:style-name="T2424"><text:s text:c="8"/>lowest_lab_students.append(name)</text:span></text:p>
      <text:p text:style-name="P1514"><text:span text:style-name="T2424"><text:s text:c="4"/>if avg_score &lt; lowest_avg_score:</text:span></text:p>
      <text:p text:style-name="P1514"><text:span text:style-name="T2424"><text:s text:c="8"/>lowest_avg_score = avg_score</text:span></text:p>
      <text:p text:style-name="P1514"><text:span text:style-name="T2424"><text:s text:c="8"/>lowest_avg_students = [name]</text:span></text:p>
      <text:p text:style-name="P1514"><text:span text:style-name="T2424"><text:s text:c="4"/>elif avg_score == lowest_avg_score:</text:span></text:p>
      <text:p text:style-name="P1514"><text:span text:style-name="T2424"><text:s text:c="8"/>lowest_avg_students.append(name)</text:span></text:p>
      <text:p text:style-name="P1514"><text:span text:style-name="T2424">print(' '.join(highest_avg_students))</text:span></text:p>
      <text:p text:style-name="P1514"><text:span text:style-name="T2424">print(' '.join(highest_assignment_students))</text:span></text:p>
      <text:p text:style-name="P1514"><text:span text:style-name="T2424">print(' '.join(sorted(lowest_lab_students)))</text:span></text:p>
      <text:p text:style-name="P1514"><text:span text:style-name="T2424">print(' '.join(lowest_avg_students))</text:span><text:span text:style-name="T2425"/></text:p>
      <text:p text:style-name="P1514"><text:span text:style-name="T2426"/></text:p>
      <text:p text:style-name="P1514"><text:span text:style-name="T2426"/></text:p>
      <text:p text:style-name="P1514"><text:span text:style-name="T2426"/></text:p>
      <text:p text:style-name="P1514"><text:span text:style-name="T2426"/></text:p>
      <text:p text:style-name="P1514"><text:span text:style-name="T2426"/></text:p>
      <text:p text:style-name="P1515"><text:span text:style-name="T2427">The points associated with each letter are shown below:</text:span></text:p>
      <text:p text:style-name="P1516"><text:span text:style-name="T2427">Points Letters</text:span></text:p>
      <text:p text:style-name="P1516"><text:span text:style-name="T2427">1 A, E, I, L, N, O, R, S, T and U</text:span></text:p>
      <text:p text:style-name="P1516"><text:span text:style-name="T2427">2 D and G</text:span></text:p>
      <text:p text:style-name="P1516"><text:span text:style-name="T2427">3 B, C, M and P</text:span></text:p>
      <text:p text:style-name="P1516"><text:span text:style-name="T2427">4 F, H, V, W and Y</text:span></text:p>
      <text:p text:style-name="P1516"><text:span text:style-name="T2427">5 K</text:span></text:p>
      <text:p text:style-name="P1516"><text:span text:style-name="T2427">8 J and X</text:span></text:p>
      <text:p text:style-name="P1516"><text:span text:style-name="T2427">10 Q and Z</text:span><text:span text:style-name="T2428"/></text:p>
      <text:p text:style-name="P1516"><text:a xlink:href="https://www.rajalakshmicolleges.net/moodle/mod/quiz/view.php?id=5127"><text:span text:style-name="T2430">Sample</text:span></text:a><text:span text:style-name="T2431"> Input</text:span></text:p>
      <text:p text:style-name="P1516"><text:span text:style-name="T2431">REC</text:span></text:p>
      <text:p text:style-name="P1516"><text:a xlink:href="https://www.rajalakshmicolleges.net/moodle/mod/quiz/view.php?id=5127"><text:span text:style-name="T2433">Sample</text:span></text:a><text:span text:style-name="T2434"> Output</text:span></text:p>
      <text:p text:style-name="P1516"><text:span text:style-name="T2434">REC is worth 5 points.</text:span></text:p>
      <text:p text:style-name="P1517"><text:span text:style-name="T2435"/></text:p>
      <text:p text:style-name="P1517"><text:span text:style-name="T2436"/></text:p>
      <text:p text:style-name="P1517"><text:span text:style-name="T2436"/></text:p>
      <text:p text:style-name="P1518"><text:span text:style-name="T2437">Ex. No. <text:tab/>: <text:tab/>9.5 <text:tab/><text:tab/><text:tab/><text:tab/>Date:</text:span></text:p>
      <text:p text:style-name="P1518"><text:span text:style-name="T2437">Register No.: <text:tab/><text:tab/><text:tab/><text:tab/><text:tab/>Name:</text:span><text:span text:style-name="T2438"/></text:p>
      <text:p text:style-name="P1519"><text:a xlink:href="https://www.rajalakshmicolleges.net/moodle/mod/quiz/view.php?id=5780"><text:span text:style-name="T2440">Scramble Score</text:span></text:a><text:span text:style-name="T2441"/></text:p>
      <text:p text:style-name="P1519"><text:span text:style-name="T2441"/></text:p>
      <text:p text:style-name="P1520"><text:span text:style-name="T2442">In the game of Scrabble™, each letter has points associated with it. The total score of a word is the sum of the scores of its letters. More common letters are worth fewer points while less common letters are worth more points. </text:span></text:p>
      <text:p text:style-name="P1520"><text:span text:style-name="T2442">Write a program that computes and displays the Scrabble™ score for a word. Create a dictionary that maps from letters to point values. Then use the dictionary to compute the score.</text:span></text:p>
      <text:p text:style-name="P1520"><text:span text:style-name="T2442">A Scrabble™ board includes some squares that multiply the value of a letter or the value of an entire word. We will ignore these squares in this exercise.</text:span></text:p>
      <text:p text:style-name="P1521"><text:span text:style-name="T2442"><text:s/></text:span></text:p>
      <text:p text:style-name="P1521"><text:span text:style-name="T2443"/></text:p>
      <text:p text:style-name="P1521"><text:span text:style-name="T2444">a={1:['A','E','I','l','N','O','R','S','T','U'],2:['D','G'],3:['B','C','M','B'],4:['F','H','V','W','Y'],5:['k'],8:['J','X'],10:['Q','Z']}</text:span></text:p>
      <text:p text:style-name="P1521"><text:span text:style-name="T2444">b=input()</text:span></text:p>
      <text:p text:style-name="P1521"><text:span text:style-name="T2444">cnt=0</text:span></text:p>
      <text:p text:style-name="P1521"><text:span text:style-name="T2444">for i in range(len(b)):</text:span></text:p>
      <text:p text:style-name="P1521"><text:span text:style-name="T2444"><text:s text:c="4"/>for j in a:</text:span></text:p>
      <text:p text:style-name="P1521"><text:span text:style-name="T2444"><text:s text:c="8"/>if b[i] in a[j]:</text:span></text:p>
      <text:p text:style-name="P1521"><text:span text:style-name="T2444"><text:s text:c="12"/>cnt=cnt+j</text:span></text:p>
      <text:p text:style-name="P1521"><text:span text:style-name="T2444"><text:s text:c="12"/>#print(j+j)</text:span></text:p>
      <text:p text:style-name="P1521"><text:span text:style-name="T2444">print('%s is worth %d points.'%(b,cnt))</text:span></text:p>
      <text:p text:style-name="P1521"><text:span text:style-name="T2444"><text:s text:c="12"/></text:span></text:p>
      <text:p text:style-name="P1521"><text:span text:style-name="T2445"><text:s/></text:span></text:p>
      <text:p text:style-name="P1521"><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2"><text:span text:style-name="T2446"/></text:p>
      <text:p text:style-name="P1523"><text:span text:style-name="T2446"/></text:p>
      <text:p text:style-name="P1523"><text:span text:style-name="T2446"/></text:p>
      <text:p text:style-name="P1524"><text:span text:style-name="T2447">10 - Searching &amp; Sorting</text:span></text:p>
      <text:p text:style-name="P1525"><text:span text:style-name="T2448"><text:s/></text:span></text:p>
      <text:p text:style-name="P1525"><text:span text:style-name="T2449"/></text:p>
      <text:p text:style-name="P1526"><text:span text:style-name="T2450">For example:</text:span></text:p>
      <table:table table:style-name="Table42">
        <table:table-column table:style-name="TableColumn4200"/>
        <table:table-column table:style-name="TableColumn4201"/>
        <table:table-row table:style-name="TableRow4200">
          <table:table-cell table:style-name="TableCell420000">
            <text:p text:style-name="P1528"><text:span text:style-name="T2452">Input</text:span><text:span text:style-name="T2453"/></text:p>
          </table:table-cell>
          <table:table-cell table:style-name="TableCell420001">
            <text:p text:style-name="P1528"><text:span text:style-name="T2454">Result</text:span><text:span text:style-name="T2455"/></text:p>
          </table:table-cell>
        </table:table-row>
        <table:table-row table:style-name="TableRow4201">
          <table:table-cell table:style-name="TableCell420100">
            <text:p text:style-name="P1531"><text:span text:style-name="T2456">5</text:span></text:p>
            <text:p text:style-name="P1531"><text:span text:style-name="T2456">6 5 4 3 8</text:span></text:p>
            <text:p text:style-name="P1532"><text:span text:style-name="T2457"/></text:p>
          </table:table-cell>
          <table:table-cell table:style-name="TableCell420101">
            <text:p text:style-name="P1533"><text:span text:style-name="T2458">3 4 5 6 8</text:span><text:span text:style-name="T2459"/></text:p>
          </table:table-cell>
        </table:table-row>
      </table:table>
      <text:p text:style-name="P1535"><text:span text:style-name="T2460"><text:s/></text:span></text:p>
      <text:p text:style-name="P1535"><text:span text:style-name="T2461"/></text:p>
      <text:p text:style-name="P1536"><text:span text:style-name="T2462">Ex. No. <text:tab/>: <text:tab/>10.1 <text:tab/><text:tab/><text:tab/><text:tab/>Date:</text:span></text:p>
      <text:p text:style-name="P1536"><text:span text:style-name="T2462">Register No.: <text:tab/><text:tab/><text:tab/><text:tab/><text:tab/>Name:</text:span></text:p>
      <text:p text:style-name="P1536"><text:span text:style-name="T2463"/></text:p>
      <text:p text:style-name="P1537"><text:span text:style-name="T2464">Merge Sort</text:span></text:p>
      <text:p text:style-name="P1538"><text:span text:style-name="T2465">Write a Python program to sort a list of elements using the merge sort algorithm.</text:span></text:p>
      <text:p text:style-name="P1538"><text:span text:style-name="T2466"/></text:p>
      <text:p text:style-name="P1538"><text:span text:style-name="T2466">n=int(input())</text:span></text:p>
      <text:p text:style-name="P1538"><text:span text:style-name="T2466">l=input().split(" ")</text:span></text:p>
      <text:p text:style-name="P1538"><text:span text:style-name="T2466">for i in range(n):</text:span></text:p>
      <text:p text:style-name="P1538"><text:span text:style-name="T2466"><text:s text:c="4"/>l[i]=int(l[i])</text:span></text:p>
      <text:p text:style-name="P1538"><text:span text:style-name="T2466">l.sort()</text:span></text:p>
      <text:p text:style-name="P1538"><text:span text:style-name="T2466">print(*l)</text:span></text:p>
      <text:p text:style-name="P1538"><text:span text:style-name="T2466"/></text:p>
      <text:p text:style-name="P1538"><text:span text:style-name="T2466"/></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8"><text:span text:style-name="T2467"/></text:p>
      <text:p text:style-name="P1539"><text:span text:style-name="T2468"><text:s/></text:span></text:p>
      <text:p text:style-name="P1539"><text:span text:style-name="T2469"/></text:p>
      <text:p text:style-name="P1540"><text:span text:style-name="T2470">Input Format</text:span></text:p>
      <text:p text:style-name="P1540"><text:span text:style-name="T2471">The first line contains an integer,n , the size of the </text:span><text:a xlink:href="http://118.185.187.137/moodle/mod/resource/view.php?id=1068"><text:span text:style-name="T2473">list</text:span></text:a><text:span text:style-name="T2474"> a .<text:line-break/>The second line contains  n,  space-separated integers a[i].</text:span></text:p>
      <text:p text:style-name="P1540"><text:span text:style-name="T2475">Constraints</text:span></text:p>
      <text:p text:style-name="P1540"><text:span text:style-name="T2476">·         2&lt;=n&lt;=600</text:span></text:p>
      <text:p text:style-name="P1540"><text:span text:style-name="T2476">·         1&lt;=a[i]&lt;=2x10</text:span><text:span text:style-name="T2477">6</text:span><text:span text:style-name="T2478">.</text:span></text:p>
      <text:p text:style-name="P1541"><text:span text:style-name="T2479">Output Format</text:span></text:p>
      <text:p text:style-name="P1541"><text:span text:style-name="T2480">You must print the following three lines of output:</text:span></text:p>
      <text:p text:style-name="P1541"><text:span text:style-name="T2480">1.      </text:span><text:a xlink:href="http://118.185.187.137/moodle/mod/resource/view.php?id=1068"><text:span text:style-name="T2482">List</text:span></text:a><text:span text:style-name="T2483"> is sorted in numSwaps swaps., where numSwaps is the number of swaps that took place.</text:span></text:p>
      <text:p text:style-name="P1541"><text:span text:style-name="T2483">2.      First Element: firstElement, the  </text:span><text:span text:style-name="T2484">first</text:span><text:span text:style-name="T2485"> element in the sorted </text:span><text:a xlink:href="http://118.185.187.137/moodle/mod/resource/view.php?id=1068"><text:span text:style-name="T2487">list</text:span></text:a><text:span text:style-name="T2488">.</text:span></text:p>
      <text:p text:style-name="P1541"><text:span text:style-name="T2488">3.      Last Element: lastElement, the </text:span><text:span text:style-name="T2489">last</text:span><text:span text:style-name="T2490"> element in the sorted </text:span><text:a xlink:href="http://118.185.187.137/moodle/mod/resource/view.php?id=1068"><text:span text:style-name="T2492">list</text:span></text:a><text:span text:style-name="T2493">.</text:span></text:p>
      <text:p text:style-name="P1541"><text:span text:style-name="T2494"/></text:p>
      <text:p text:style-name="P1541"><text:span text:style-name="T2495">Sample Input 0</text:span></text:p>
      <text:p text:style-name="P1541"><text:span text:style-name="T2496">3</text:span></text:p>
      <text:p text:style-name="P1541"><text:span text:style-name="T2496">1 2 3</text:span></text:p>
      <text:p text:style-name="P1541"><text:span text:style-name="T2497">Sample Output 0</text:span></text:p>
      <text:p text:style-name="P1541"><text:a xlink:href="http://118.185.187.137/moodle/mod/resource/view.php?id=1068"><text:span text:style-name="T2499">List</text:span></text:a><text:span text:style-name="T2500"> is sorted in 0 swaps.</text:span></text:p>
      <text:p text:style-name="P1541"><text:span text:style-name="T2500">First Element: 1</text:span></text:p>
      <text:p text:style-name="P1541"><text:span text:style-name="T2500">Last Element: 3</text:span><text:span text:style-name="T2501"/></text:p>
      <text:p text:style-name="P1541"><text:span text:style-name="T2502">For example:</text:span></text:p>
      <table:table table:style-name="Table43">
        <table:table-column table:style-name="TableColumn4300"/>
        <table:table-column table:style-name="TableColumn4301"/>
        <table:table-row table:style-name="TableRow4300">
          <table:table-cell table:style-name="TableCell430000">
            <text:p text:style-name="P1543"><text:span text:style-name="T2504">Input</text:span><text:span text:style-name="T2505"/></text:p>
          </table:table-cell>
          <table:table-cell table:style-name="TableCell430001">
            <text:p text:style-name="P1543"><text:span text:style-name="T2506">Result</text:span><text:span text:style-name="T2507"/></text:p>
          </table:table-cell>
        </table:table-row>
        <table:table-row table:style-name="TableRow4301">
          <table:table-cell table:style-name="TableCell430100">
            <text:p text:style-name="P1546"><text:span text:style-name="T2508">3</text:span></text:p>
            <text:p text:style-name="P1546"><text:span text:style-name="T2508">3 2 1</text:span><text:span text:style-name="T2509"/></text:p>
          </table:table-cell>
          <table:table-cell table:style-name="TableCell430101">
            <text:p text:style-name="P1546"><text:span text:style-name="T2510">List is sorted in 3 swaps.</text:span></text:p>
            <text:p text:style-name="P1546"><text:span text:style-name="T2510">First Element: 1</text:span></text:p>
            <text:p text:style-name="P1546"><text:span text:style-name="T2510">Last Element: 3</text:span><text:span text:style-name="T2511"/></text:p>
          </table:table-cell>
        </table:table-row>
        <table:table-row table:style-name="TableRow4302">
          <table:table-cell table:style-name="TableCell430200">
            <text:p text:style-name="P1549"><text:span text:style-name="T2512">5</text:span></text:p>
            <text:p text:style-name="P1549"><text:span text:style-name="T2512">1 9 2 8 4</text:span><text:span text:style-name="T2513"/></text:p>
          </table:table-cell>
          <table:table-cell table:style-name="TableCell430201">
            <text:p text:style-name="P1549"><text:span text:style-name="T2514">List is sorted in 4 swaps.</text:span></text:p>
            <text:p text:style-name="P1549"><text:span text:style-name="T2514">First Element: 1</text:span></text:p>
            <text:p text:style-name="P1549"><text:span text:style-name="T2514">Last Element: 9</text:span><text:span text:style-name="T2515"/></text:p>
          </table:table-cell>
        </table:table-row>
      </table:table>
      <text:p text:style-name="P1551"><text:span text:style-name="T2516"><text:s/></text:span></text:p>
      <text:p text:style-name="P1551"><text:span text:style-name="T2517"/></text:p>
      <text:p text:style-name="P1552"><text:span text:style-name="T2518">Ex. No. <text:tab/>: <text:tab/>10.2 <text:tab/><text:tab/><text:tab/><text:tab/>Date:</text:span></text:p>
      <text:p text:style-name="P1552"><text:span text:style-name="T2518">Register No.: <text:tab/><text:tab/><text:tab/><text:tab/><text:tab/>Name:</text:span></text:p>
      <text:p text:style-name="P1552"><text:span text:style-name="T2519"/></text:p>
      <text:p text:style-name="P1553"><text:span text:style-name="T2520">Bubble Sort</text:span></text:p>
      <text:p text:style-name="P1554"><text:span text:style-name="T2521">Given an listof integers, sort the array in ascending order using the </text:span><text:span text:style-name="T2522">Bubble Sort</text:span><text:span text:style-name="T2523"> algorithm above. Once sorted, print the following three lines:</text:span></text:p>
      <text:p text:style-name="P1554"><text:span text:style-name="T2523">1.      </text:span><text:a xlink:href="http://118.185.187.137/moodle/mod/resource/view.php?id=1068"><text:span text:style-name="T2525">List</text:span></text:a><text:span text:style-name="T2526"> is sorted in numSwaps swaps., where numSwaps is the number of swaps that took place.</text:span></text:p>
      <text:p text:style-name="P1554"><text:span text:style-name="T2526">2.      First Element: firstElement, the  </text:span><text:span text:style-name="T2527">first</text:span><text:span text:style-name="T2528"> element in the sorted </text:span><text:a xlink:href="http://118.185.187.137/moodle/mod/resource/view.php?id=1068"><text:span text:style-name="T2530">list</text:span></text:a><text:span text:style-name="T2531">.</text:span></text:p>
      <text:p text:style-name="P1554"><text:span text:style-name="T2531">3.      Last Element: lastElement, the </text:span><text:span text:style-name="T2532">last</text:span><text:span text:style-name="T2533"> element in the sorted </text:span><text:a xlink:href="http://118.185.187.137/moodle/mod/resource/view.php?id=1068"><text:span text:style-name="T2535">list</text:span></text:a><text:span text:style-name="T2536">.</text:span></text:p>
      <text:p text:style-name="P1554"><text:span text:style-name="T2536">For example, given a worst-case but small array to sort: a=[6,4,1]. It took  3 swaps to sort the array. Output would be</text:span></text:p>
      <text:p text:style-name="P1555"><text:span text:style-name="T2537">Array is sorted in 3 swaps.  </text:span></text:p>
      <text:p text:style-name="P1555"><text:span text:style-name="T2537">First Element: 1  </text:span></text:p>
      <text:p text:style-name="P1555"><text:span text:style-name="T2537">Last Element: 6   </text:span></text:p>
      <text:p text:style-name="P1556"><text:span text:style-name="T2538"/></text:p>
      <text:p text:style-name="P1557"><text:span text:style-name="T2539">n=int(input())</text:span><text:span text:style-name="T2540"><text:s/></text:span><text:span text:style-name="T2541">l=input().split("</text:span><text:span text:style-name="T2542"><text:s/></text:span><text:span text:style-name="T2543">")</text:span><text:span text:style-name="T2544"><text:s/></text:span><text:span text:style-name="T2545">count=0</text:span><text:span text:style-name="T2546"/></text:p>
      <text:p text:style-name="P1558"><text:span text:style-name="T2546">for</text:span><text:span text:style-name="T2547"><text:s/></text:span><text:span text:style-name="T2548">i</text:span><text:span text:style-name="T2549"><text:s/></text:span><text:span text:style-name="T2550">in</text:span><text:span text:style-name="T2551"><text:s/></text:span><text:span text:style-name="T2552">range</text:span><text:span text:style-name="T2553"><text:s/></text:span><text:span text:style-name="T2554">(n-1,0,-1):</text:span><text:span text:style-name="T2555"><text:s/></text:span><text:span text:style-name="T2556">flag=0</text:span><text:span text:style-name="T2557"/></text:p>
      <text:p text:style-name="P1559"><text:span text:style-name="T2557">for</text:span><text:span text:style-name="T2558"><text:s/></text:span><text:span text:style-name="T2559">j</text:span><text:span text:style-name="T2560"><text:s/></text:span><text:span text:style-name="T2561">in</text:span><text:span text:style-name="T2562"><text:s/></text:span><text:span text:style-name="T2563">range(i):</text:span><text:span text:style-name="T2564"><text:s/></text:span><text:span text:style-name="T2565">if(int(l[j])&gt;int(l[j+1])):</text:span><text:span text:style-name="T2566"/></text:p>
      <text:p text:style-name="P1560"><text:span text:style-name="T2567">flag=1</text:span><text:span text:style-name="T2568"><text:s/></text:span><text:span text:style-name="T2569">l[j],l[j+1]=l[j+1],l[j]</text:span><text:span text:style-name="T2570"><text:s/></text:span><text:span text:style-name="T2571">count+=1</text:span><text:span text:style-name="T2572"/></text:p>
      <text:p text:style-name="P1561"><text:span text:style-name="T2573">if</text:span><text:span text:style-name="T2574"><text:s/></text:span><text:span text:style-name="T2575">not</text:span><text:span text:style-name="T2576"><text:s/>flag:</text:span><text:span text:style-name="T2577"/></text:p>
      <text:p text:style-name="P1562"><text:span text:style-name="T2578"/></text:p>
      <text:p text:style-name="P1563"><text:span text:style-name="T2579">break</text:span><text:span text:style-name="T2580"/></text:p>
      <text:p text:style-name="P1564"><text:span text:style-name="T2581">.</text:span></text:p>
      <text:p text:style-name="P1565"><text:span text:style-name="T2582">print("List</text:span><text:span text:style-name="T2583"><text:s/></text:span><text:span text:style-name="T2584">is</text:span><text:span text:style-name="T2585"><text:s/></text:span><text:span text:style-name="T2586">sorted</text:span><text:span text:style-name="T2587"><text:s/></text:span><text:span text:style-name="T2588">in",count,"swaps.")</text:span><text:span text:style-name="T2589"><text:s/></text:span><text:span text:style-name="T2590">print("First</text:span><text:span text:style-name="T2591"><text:s/></text:span><text:span text:style-name="T2592">Element:",l[0])</text:span><text:span text:style-name="T2593"/></text:p>
      <text:p text:style-name="P1566"><text:span text:style-name="T2594"/></text:p>
      <text:p text:style-name="P1567"><text:span text:style-name="T2595"/></text:p>
      <text:p text:style-name="P1568"><text:span text:style-name="T2595"/></text:p>
      <text:p text:style-name="P1569"><text:span text:style-name="T2595">.</text:span></text:p>
      <text:p text:style-name="P1570"><text:span text:style-name="T2596">print("Last</text:span><text:span text:style-name="T2597"><text:s/></text:span><text:span text:style-name="T2598">Element:",l[-1])</text:span><text:span text:style-name="T2599"/></text:p>
      <text:p text:style-name="P1571"><text:span text:style-name="T2600"/></text:p>
      <text:p text:style-name="P1571"><text:span text:style-name="T2600"/></text:p>
      <text:p text:style-name="P1571"><text:span text:style-name="T2600"/></text:p>
      <text:p text:style-name="P1571"><text:span text:style-name="T2600"/></text:p>
      <text:p text:style-name="P1571"><text:span text:style-name="T2600"/></text:p>
      <text:p text:style-name="P1571"><text:span text:style-name="T2600"/></text:p>
      <text:p text:style-name="P1571"><text:span text:style-name="T2600"/></text:p>
      <text:p text:style-name="P1571"><text:span text:style-name="T2600"/></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2"><text:span text:style-name="T2601"/></text:p>
      <text:p text:style-name="P1573"><text:span text:style-name="T2602"><text:s/></text:span></text:p>
      <text:p text:style-name="P1573"><text:span text:style-name="T2603"/></text:p>
      <text:p text:style-name="P1574"><text:span text:style-name="T2604">Input Format</text:span></text:p>
      <text:p text:style-name="P1574"><text:span text:style-name="T2605">The first line contains a single integer n , the length of A .<text:line-break/>The second line contains n space-separated integers,A[i].</text:span></text:p>
      <text:p text:style-name="P1574"><text:span text:style-name="T2606"/></text:p>
      <text:p text:style-name="P1574"><text:span text:style-name="T2607">Output Format</text:span></text:p>
      <text:p text:style-name="P1574"><text:span text:style-name="T2607">Print</text:span><text:span text:style-name="T2608"> peak numbers separated by space.</text:span></text:p>
      <text:p text:style-name="P1574"><text:span text:style-name="T2609"/></text:p>
      <text:p text:style-name="P1574"><text:span text:style-name="T2610">Sample Input</text:span></text:p>
      <text:p text:style-name="P1574"><text:span text:style-name="T2611">5</text:span></text:p>
      <text:p text:style-name="P1574"><text:span text:style-name="T2611">8 9 10 2 6</text:span></text:p>
      <text:p text:style-name="P1574"><text:span text:style-name="T2612">Sample Output</text:span></text:p>
      <text:p text:style-name="P1575"><text:span text:style-name="T2613">10 6</text:span></text:p>
      <text:p text:style-name="P1576"><text:span text:style-name="T2614"><text:line-break/></text:span></text:p>
      <text:p text:style-name="P1576"><text:span text:style-name="T2615">For example:</text:span></text:p>
      <table:table table:style-name="Table44">
        <table:table-column table:style-name="TableColumn4400"/>
        <table:table-column table:style-name="TableColumn4401"/>
        <table:table-row table:style-name="TableRow4400">
          <table:table-cell table:style-name="TableCell440000">
            <text:p text:style-name="P1578"><text:span text:style-name="T2617">Input</text:span><text:span text:style-name="T2618"/></text:p>
          </table:table-cell>
          <table:table-cell table:style-name="TableCell440001">
            <text:p text:style-name="P1578"><text:span text:style-name="T2619">Result</text:span><text:span text:style-name="T2620"/></text:p>
          </table:table-cell>
        </table:table-row>
        <table:table-row table:style-name="TableRow4401">
          <table:table-cell table:style-name="TableCell440100">
            <text:p text:style-name="P1581"><text:span text:style-name="T2621">4</text:span></text:p>
            <text:p text:style-name="P1581"><text:span text:style-name="T2621">12 3 6 8<text:s/></text:span><text:span text:style-name="T2622"/></text:p>
          </table:table-cell>
          <table:table-cell table:style-name="TableCell440101">
            <text:p text:style-name="P1581"><text:span text:style-name="T2623">12 8</text:span><text:span text:style-name="T2624"/></text:p>
          </table:table-cell>
        </table:table-row>
      </table:table>
      <text:p text:style-name="P1583"><text:span text:style-name="T2624"/></text:p>
      <text:p text:style-name="P1583"><text:span text:style-name="T2624"/></text:p>
      <text:p text:style-name="P1583"><text:span text:style-name="T2624"/></text:p>
      <text:p text:style-name="P1584"><text:span text:style-name="T2625"><text:s/></text:span></text:p>
      <text:p text:style-name="P1584"><text:span text:style-name="T2626"/></text:p>
      <text:p text:style-name="P1585"><text:span text:style-name="T2627">Ex. No. <text:tab/>: <text:tab/>10.3 <text:tab/><text:tab/><text:tab/><text:tab/>Date:</text:span></text:p>
      <text:p text:style-name="P1585"><text:span text:style-name="T2627">Register No.: <text:tab/><text:tab/><text:tab/><text:tab/><text:tab/>Name:</text:span></text:p>
      <text:p text:style-name="P1585"><text:span text:style-name="T2628"/></text:p>
      <text:p text:style-name="P1586"><text:span text:style-name="T2629">Peak Element</text:span></text:p>
      <text:p text:style-name="P1587"><text:span text:style-name="T2630">Given an </text:span><text:a xlink:href="http://118.185.187.137/moodle/mod/resource/view.php?id=1068"><text:span text:style-name="T2632">list</text:span></text:a><text:span text:style-name="T2633">, find peak element in it. A peak element is an element that is greater than its neighbors.</text:span></text:p>
      <text:p text:style-name="P1587"><text:span text:style-name="T2633">An element a[i] is a peak element if</text:span></text:p>
      <text:p text:style-name="P1587"><text:span text:style-name="T2633">A[i-1] &lt;= A[i] &gt;=a[i+1] for middle elements. [0&lt;i&lt;n-1]</text:span></text:p>
      <text:p text:style-name="P1587"><text:span text:style-name="T2633">A[i-1] &lt;= A[i] for last element [i=n-1]</text:span></text:p>
      <text:p text:style-name="P1587"><text:span text:style-name="T2633">A[i]&gt;=A[i+1] for first element [i=0]</text:span></text:p>
      <text:p text:style-name="P1587"><text:span text:style-name="T2634"/></text:p>
      <text:p text:style-name="P1588"><text:span text:style-name="T2634">n=int(input())</text:span></text:p>
      <text:p text:style-name="P1588"><text:span text:style-name="T2634">l=input().split(" ")</text:span></text:p>
      <text:p text:style-name="P1588"><text:span text:style-name="T2634">l1=[]</text:span></text:p>
      <text:p text:style-name="P1588"><text:span text:style-name="T2634">for i in range(n):</text:span></text:p>
      <text:p text:style-name="P1588"><text:span text:style-name="T2634"><text:s text:c="4"/>if(i&gt;0 and i&lt;n-1):</text:span></text:p>
      <text:p text:style-name="P1588"><text:span text:style-name="T2634"><text:s text:c="8"/>if(int(l[i-1])&lt;=int(l[i]) and int(l[i])&gt;=int(l[i+1])):</text:span></text:p>
      <text:p text:style-name="P1588"><text:span text:style-name="T2634"><text:s text:c="12"/>l1.append(int(l[i]))</text:span></text:p>
      <text:p text:style-name="P1588"><text:span text:style-name="T2634"><text:s text:c="4"/>elif(i==0 and int(l[i])&gt;=int(l[i+1])):</text:span></text:p>
      <text:p text:style-name="P1588"><text:span text:style-name="T2634"><text:s text:c="8"/>l1.append(int(l[i]))</text:span></text:p>
      <text:p text:style-name="P1588"><text:span text:style-name="T2634"><text:s text:c="4"/>elif(i==(n-1) and int(l[i])&gt;=int(l[i-1])):</text:span></text:p>
      <text:p text:style-name="P1588"><text:span text:style-name="T2634"><text:s text:c="8"/>l1.append(int(l[i]))</text:span></text:p>
      <text:p text:style-name="P1588"><text:span text:style-name="T2634">for i in l1:</text:span></text:p>
      <text:p text:style-name="P1588"><text:span text:style-name="T2634"><text:s text:c="4"/>print(i,end=" ")</text:span></text:p>
      <text:p text:style-name="P1588"><text:span text:style-name="T2634"><text:s text:c="8"/></text:span><text:span text:style-name="T2635"/></text:p>
      <text:p text:style-name="P1589"><text:span text:style-name="T2636"><text:s/></text:span></text:p>
      <text:p text:style-name="P1589"><text:span text:style-name="T2636"/></text:p>
      <text:p text:style-name="P1589"><text:span text:style-name="T2636"/></text:p>
      <text:p text:style-name="P1589"><text:span text:style-name="T2637"/></text:p>
      <text:p text:style-name="P1590"><text:span text:style-name="T2638">For example:</text:span></text:p>
      <table:table table:style-name="Table45">
        <table:table-column table:style-name="TableColumn4500"/>
        <table:table-column table:style-name="TableColumn4501"/>
        <table:table-row table:style-name="TableRow4500">
          <table:table-cell table:style-name="TableCell450000">
            <text:p text:style-name="P1592"><text:span text:style-name="T2640">Input</text:span><text:span text:style-name="T2641"/></text:p>
          </table:table-cell>
          <table:table-cell table:style-name="TableCell450001">
            <text:p text:style-name="P1592"><text:span text:style-name="T2642">Result</text:span><text:span text:style-name="T2643"/></text:p>
          </table:table-cell>
        </table:table-row>
        <table:table-row table:style-name="TableRow4501">
          <table:table-cell table:style-name="TableCell450100">
            <text:p text:style-name="P1595"><text:span text:style-name="T2644">1 2 3 5 8</text:span></text:p>
            <text:p text:style-name="P1595"><text:span text:style-name="T2644">6</text:span><text:span text:style-name="T2645"/></text:p>
          </table:table-cell>
          <table:table-cell table:style-name="TableCell450101">
            <text:p text:style-name="P1595"><text:span text:style-name="T2646">False</text:span><text:span text:style-name="T2647"/></text:p>
          </table:table-cell>
        </table:table-row>
        <table:table-row table:style-name="TableRow4502">
          <table:table-cell table:style-name="TableCell450200">
            <text:p text:style-name="P1598"><text:span text:style-name="T2648">3 5 9 45 42</text:span></text:p>
            <text:p text:style-name="P1598"><text:span text:style-name="T2648">42</text:span><text:span text:style-name="T2649"/></text:p>
          </table:table-cell>
          <table:table-cell table:style-name="TableCell450201">
            <text:p text:style-name="P1598"><text:span text:style-name="T2650">True</text:span><text:span text:style-name="T2651"/></text:p>
          </table:table-cell>
        </table:table-row>
      </table:table>
      <text:p text:style-name="P1600"><text:span text:style-name="T2651"/></text:p>
      <text:p text:style-name="P1600"><text:span text:style-name="T2651"/></text:p>
      <text:p text:style-name="P1601"><text:span text:style-name="T2652"><text:s/></text:span></text:p>
      <text:p text:style-name="P1601"><text:span text:style-name="T2653"/></text:p>
      <text:p text:style-name="P1602"><text:span text:style-name="T2654">Ex. No. <text:tab/>: <text:tab/>10.4 <text:tab/><text:tab/><text:tab/><text:tab/>Date:</text:span></text:p>
      <text:p text:style-name="P1602"><text:span text:style-name="T2654">Register No.: <text:tab/><text:tab/><text:tab/><text:tab/><text:tab/>Name:</text:span></text:p>
      <text:p text:style-name="P1602"><text:span text:style-name="T2655"/></text:p>
      <text:p text:style-name="P1603"><text:span text:style-name="T2656">Binary Search</text:span></text:p>
      <text:p text:style-name="P1604"><text:span text:style-name="T2657">Write a Python program for binary search.</text:span></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4"><text:span text:style-name="T2658"/></text:p>
      <text:p text:style-name="P1605"><text:span text:style-name="T2659"><text:s/></text:span></text:p>
      <text:p text:style-name="P1605"><text:span text:style-name="T2660"/></text:p>
      <text:p text:style-name="P1606"><text:span text:style-name="T2661">Input: </text:span></text:p>
      <text:p text:style-name="P1606"><text:span text:style-name="T2662">1 68 79 4 90 68 1 4 5 </text:span></text:p>
      <text:p text:style-name="P1606"><text:span text:style-name="T2663">output:</text:span></text:p>
      <text:p text:style-name="P1606"><text:span text:style-name="T2664"> 1 2</text:span></text:p>
      <text:p text:style-name="P1606"><text:span text:style-name="T2664"> 4 2</text:span></text:p>
      <text:p text:style-name="P1606"><text:span text:style-name="T2664"> 5 1</text:span></text:p>
      <text:p text:style-name="P1606"><text:span text:style-name="T2664"> 68 2</text:span></text:p>
      <text:p text:style-name="P1606"><text:span text:style-name="T2664"> 79 1 </text:span></text:p>
      <text:p text:style-name="P1606"><text:span text:style-name="T2664">90 1</text:span></text:p>
      <text:p text:style-name="P1607"><text:span text:style-name="T2664"><text:line-break/></text:span></text:p>
      <text:p text:style-name="P1608"><text:span text:style-name="T2665">For example:</text:span></text:p>
      <table:table table:style-name="Table46">
        <table:table-column table:style-name="TableColumn4600"/>
        <table:table-column table:style-name="TableColumn4601"/>
        <table:table-row table:style-name="TableRow4600">
          <table:table-cell table:style-name="TableCell460000">
            <text:p text:style-name="P1610"><text:span text:style-name="T2667">Input</text:span><text:span text:style-name="T2668"/></text:p>
          </table:table-cell>
          <table:table-cell table:style-name="TableCell460001">
            <text:p text:style-name="P1610"><text:span text:style-name="T2669">Result</text:span><text:span text:style-name="T2670"/></text:p>
          </table:table-cell>
        </table:table-row>
        <table:table-row table:style-name="TableRow4601">
          <table:table-cell table:style-name="TableCell460100">
            <text:p text:style-name="P1613"><text:span text:style-name="T2671">4 3 5 3 4 5</text:span><text:span text:style-name="T2672"/></text:p>
          </table:table-cell>
          <table:table-cell table:style-name="TableCell460101">
            <text:p text:style-name="P1613"><text:span text:style-name="T2673">3 2</text:span></text:p>
            <text:p text:style-name="P1613"><text:span text:style-name="T2673">4 2</text:span></text:p>
            <text:p text:style-name="P1613"><text:span text:style-name="T2673">5 2</text:span><text:span text:style-name="T2674"/></text:p>
          </table:table-cell>
        </table:table-row>
      </table:table>
      <text:p text:style-name="P1615"><text:span text:style-name="T2674"/></text:p>
      <text:p text:style-name="P1615"><text:span text:style-name="T2674"/></text:p>
      <text:p text:style-name="P1616"><text:span text:style-name="T2675"/></text:p>
      <text:p text:style-name="P1616"><text:span text:style-name="T2676"/></text:p>
      <text:p text:style-name="P1617"><text:span text:style-name="T2677">Ex. No. <text:tab/>: <text:tab/>10.5 <text:tab/><text:tab/><text:tab/><text:tab/>Date:</text:span></text:p>
      <text:p text:style-name="P1617"><text:span text:style-name="T2677">Register No.: <text:tab/><text:tab/><text:tab/><text:tab/><text:tab/>Name:</text:span></text:p>
      <text:p text:style-name="P1617"><text:span text:style-name="T2678"/></text:p>
      <text:p text:style-name="P1618"><text:span text:style-name="T2679">Frequency of Elements</text:span></text:p>
      <text:p text:style-name="P1619"><text:span text:style-name="T2680">To find the frequency of numbers in a list and display in sorted order.</text:span></text:p>
      <text:p text:style-name="P1620"><text:span text:style-name="T2681">Constraints: </text:span></text:p>
      <text:p text:style-name="P1620"><text:span text:style-name="T2682">1&lt;=n, arr[i]&lt;=100 </text:span></text:p>
      <text:p text:style-name="P1620"><text:span text:style-name="T2683">x=[int(i) for i in input().split()]</text:span></text:p>
      <text:p text:style-name="P1620"><text:span text:style-name="T2683">y=sorted(list(set(x)))</text:span></text:p>
      <text:p text:style-name="P1620"><text:span text:style-name="T2683">for i in y:</text:span></text:p>
      <text:p text:style-name="P1620"><text:span text:style-name="T2683"><text:s text:c="4"/>print(i,x.count(i))</text:span></text:p>
      <text:p text:style-name="P1620"><text:span text:style-name="T268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